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ans-serif"/>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style:style style:name="P61" style:family="paragraph" style:parent-style-name="Text_20_body" style:list-style-name="L61"/>
    <style:style style:name="P62" style:family="paragraph" style:parent-style-name="Text_20_body" style:list-style-name="L62"/>
    <style:style style:name="P63" style:family="paragraph" style:parent-style-name="Text_20_body" style:list-style-name="L63"/>
    <style:style style:name="P64" style:family="paragraph" style:parent-style-name="Text_20_body" style:list-style-name="L64"/>
    <style:style style:name="P65" style:family="paragraph" style:parent-style-name="Text_20_body" style:list-style-name="L65"/>
    <style:style style:name="P66" style:family="paragraph" style:parent-style-name="Text_20_body" style:list-style-name="L66"/>
    <style:style style:name="P67" style:family="paragraph" style:parent-style-name="Text_20_body" style:list-style-name="L67"/>
    <style:style style:name="P68" style:family="paragraph" style:parent-style-name="Text_20_body" style:list-style-name="L68"/>
    <style:style style:name="P69" style:family="paragraph" style:parent-style-name="Text_20_body">
      <style:paragraph-properties fo:margin-top="0in" fo:margin-bottom="0in"/>
    </style:style>
    <style:style style:name="P70" style:family="paragraph" style:parent-style-name="Text_20_body" style:list-style-name="L1">
      <style:paragraph-properties fo:margin-top="0in" fo:margin-bottom="0in"/>
    </style:style>
    <style:style style:name="P71" style:family="paragraph" style:parent-style-name="Text_20_body" style:list-style-name="L2">
      <style:paragraph-properties fo:margin-top="0in" fo:margin-bottom="0in"/>
    </style:style>
    <style:style style:name="P72" style:family="paragraph" style:parent-style-name="Text_20_body" style:list-style-name="L3">
      <style:paragraph-properties fo:margin-top="0in" fo:margin-bottom="0in"/>
    </style:style>
    <style:style style:name="P73" style:family="paragraph" style:parent-style-name="Text_20_body" style:list-style-name="L4">
      <style:paragraph-properties fo:margin-top="0in" fo:margin-bottom="0in"/>
    </style:style>
    <style:style style:name="P74" style:family="paragraph" style:parent-style-name="Text_20_body" style:list-style-name="L5">
      <style:paragraph-properties fo:margin-top="0in" fo:margin-bottom="0in"/>
    </style:style>
    <style:style style:name="P75" style:family="paragraph" style:parent-style-name="Text_20_body" style:list-style-name="L6">
      <style:paragraph-properties fo:margin-top="0in" fo:margin-bottom="0in"/>
    </style:style>
    <style:style style:name="P76" style:family="paragraph" style:parent-style-name="Text_20_body" style:list-style-name="L7">
      <style:paragraph-properties fo:margin-top="0in" fo:margin-bottom="0in"/>
    </style:style>
    <style:style style:name="P77" style:family="paragraph" style:parent-style-name="Text_20_body" style:list-style-name="L8">
      <style:paragraph-properties fo:margin-top="0in" fo:margin-bottom="0in"/>
    </style:style>
    <style:style style:name="P78" style:family="paragraph" style:parent-style-name="Text_20_body" style:list-style-name="L9">
      <style:paragraph-properties fo:margin-top="0in" fo:margin-bottom="0in"/>
    </style:style>
    <style:style style:name="P79" style:family="paragraph" style:parent-style-name="Text_20_body" style:list-style-name="L10">
      <style:paragraph-properties fo:margin-top="0in" fo:margin-bottom="0in"/>
    </style:style>
    <style:style style:name="P80" style:family="paragraph" style:parent-style-name="Text_20_body" style:list-style-name="L11">
      <style:paragraph-properties fo:margin-top="0in" fo:margin-bottom="0in"/>
    </style:style>
    <style:style style:name="P81" style:family="paragraph" style:parent-style-name="Text_20_body" style:list-style-name="L12">
      <style:paragraph-properties fo:margin-top="0in" fo:margin-bottom="0in"/>
    </style:style>
    <style:style style:name="P82" style:family="paragraph" style:parent-style-name="Text_20_body" style:list-style-name="L13">
      <style:paragraph-properties fo:margin-top="0in" fo:margin-bottom="0in"/>
    </style:style>
    <style:style style:name="P83" style:family="paragraph" style:parent-style-name="Text_20_body" style:list-style-name="L14">
      <style:paragraph-properties fo:margin-top="0in" fo:margin-bottom="0in"/>
    </style:style>
    <style:style style:name="P84" style:family="paragraph" style:parent-style-name="Text_20_body" style:list-style-name="L15">
      <style:paragraph-properties fo:margin-top="0in" fo:margin-bottom="0in"/>
    </style:style>
    <style:style style:name="P85" style:family="paragraph" style:parent-style-name="Text_20_body" style:list-style-name="L16">
      <style:paragraph-properties fo:margin-top="0in" fo:margin-bottom="0in"/>
    </style:style>
    <style:style style:name="P86" style:family="paragraph" style:parent-style-name="Text_20_body" style:list-style-name="L17">
      <style:paragraph-properties fo:margin-top="0in" fo:margin-bottom="0in"/>
    </style:style>
    <style:style style:name="P87" style:family="paragraph" style:parent-style-name="Text_20_body" style:list-style-name="L18">
      <style:paragraph-properties fo:margin-top="0in" fo:margin-bottom="0in"/>
    </style:style>
    <style:style style:name="P88" style:family="paragraph" style:parent-style-name="Text_20_body" style:list-style-name="L19">
      <style:paragraph-properties fo:margin-top="0in" fo:margin-bottom="0in"/>
    </style:style>
    <style:style style:name="P89" style:family="paragraph" style:parent-style-name="Text_20_body" style:list-style-name="L20">
      <style:paragraph-properties fo:margin-top="0in" fo:margin-bottom="0in"/>
    </style:style>
    <style:style style:name="P90" style:family="paragraph" style:parent-style-name="Text_20_body" style:list-style-name="L21">
      <style:paragraph-properties fo:margin-top="0in" fo:margin-bottom="0in"/>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style:style style:name="P95" style:family="paragraph" style:parent-style-name="Text_20_body" style:list-style-name="L26">
      <style:paragraph-properties fo:margin-top="0in" fo:margin-bottom="0in"/>
    </style:style>
    <style:style style:name="P96" style:family="paragraph" style:parent-style-name="Text_20_body" style:list-style-name="L27">
      <style:paragraph-properties fo:margin-top="0in" fo:margin-bottom="0in"/>
    </style:style>
    <style:style style:name="P97" style:family="paragraph" style:parent-style-name="Text_20_body" style:list-style-name="L28">
      <style:paragraph-properties fo:margin-top="0in" fo:margin-bottom="0in"/>
    </style:style>
    <style:style style:name="P98" style:family="paragraph" style:parent-style-name="Text_20_body" style:list-style-name="L29">
      <style:paragraph-properties fo:margin-top="0in" fo:margin-bottom="0in"/>
    </style:style>
    <style:style style:name="P99" style:family="paragraph" style:parent-style-name="Text_20_body" style:list-style-name="L30">
      <style:paragraph-properties fo:margin-top="0in" fo:margin-bottom="0in"/>
    </style:style>
    <style:style style:name="P100" style:family="paragraph" style:parent-style-name="Text_20_body" style:list-style-name="L31">
      <style:paragraph-properties fo:margin-top="0in" fo:margin-bottom="0in"/>
    </style:style>
    <style:style style:name="P101" style:family="paragraph" style:parent-style-name="Text_20_body" style:list-style-name="L32">
      <style:paragraph-properties fo:margin-top="0in" fo:margin-bottom="0in"/>
    </style:style>
    <style:style style:name="P102" style:family="paragraph" style:parent-style-name="Text_20_body" style:list-style-name="L33">
      <style:paragraph-properties fo:margin-top="0in" fo:margin-bottom="0in"/>
    </style:style>
    <style:style style:name="P103" style:family="paragraph" style:parent-style-name="Text_20_body" style:list-style-name="L34">
      <style:paragraph-properties fo:margin-top="0in" fo:margin-bottom="0in"/>
    </style:style>
    <style:style style:name="P104" style:family="paragraph" style:parent-style-name="Text_20_body" style:list-style-name="L35">
      <style:paragraph-properties fo:margin-top="0in" fo:margin-bottom="0in"/>
    </style:style>
    <style:style style:name="P105" style:family="paragraph" style:parent-style-name="Text_20_body" style:list-style-name="L36">
      <style:paragraph-properties fo:margin-top="0in" fo:margin-bottom="0in"/>
    </style:style>
    <style:style style:name="P106" style:family="paragraph" style:parent-style-name="Text_20_body" style:list-style-name="L37">
      <style:paragraph-properties fo:margin-top="0in" fo:margin-bottom="0in"/>
    </style:style>
    <style:style style:name="P107" style:family="paragraph" style:parent-style-name="Text_20_body" style:list-style-name="L38">
      <style:paragraph-properties fo:margin-top="0in" fo:margin-bottom="0in"/>
    </style:style>
    <style:style style:name="P108" style:family="paragraph" style:parent-style-name="Text_20_body" style:list-style-name="L39">
      <style:paragraph-properties fo:margin-top="0in" fo:margin-bottom="0in"/>
    </style:style>
    <style:style style:name="P109" style:family="paragraph" style:parent-style-name="Text_20_body" style:list-style-name="L40">
      <style:paragraph-properties fo:margin-top="0in" fo:margin-bottom="0in"/>
    </style:style>
    <style:style style:name="P110" style:family="paragraph" style:parent-style-name="Text_20_body" style:list-style-name="L41">
      <style:paragraph-properties fo:margin-top="0in" fo:margin-bottom="0in"/>
    </style:style>
    <style:style style:name="P111" style:family="paragraph" style:parent-style-name="Text_20_body" style:list-style-name="L42">
      <style:paragraph-properties fo:margin-top="0in" fo:margin-bottom="0in"/>
    </style:style>
    <style:style style:name="P112" style:family="paragraph" style:parent-style-name="Text_20_body" style:list-style-name="L43">
      <style:paragraph-properties fo:margin-top="0in" fo:margin-bottom="0in"/>
    </style:style>
    <style:style style:name="P113" style:family="paragraph" style:parent-style-name="Text_20_body" style:list-style-name="L44">
      <style:paragraph-properties fo:margin-top="0in" fo:margin-bottom="0in"/>
    </style:style>
    <style:style style:name="P114" style:family="paragraph" style:parent-style-name="Text_20_body" style:list-style-name="L45">
      <style:paragraph-properties fo:margin-top="0in" fo:margin-bottom="0in"/>
    </style:style>
    <style:style style:name="P115" style:family="paragraph" style:parent-style-name="Text_20_body" style:list-style-name="L46">
      <style:paragraph-properties fo:margin-top="0in" fo:margin-bottom="0in"/>
    </style:style>
    <style:style style:name="P116" style:family="paragraph" style:parent-style-name="Text_20_body" style:list-style-name="L47">
      <style:paragraph-properties fo:margin-top="0in" fo:margin-bottom="0in"/>
    </style:style>
    <style:style style:name="P117" style:family="paragraph" style:parent-style-name="Text_20_body" style:list-style-name="L48">
      <style:paragraph-properties fo:margin-top="0in" fo:margin-bottom="0in"/>
    </style:style>
    <style:style style:name="P118" style:family="paragraph" style:parent-style-name="Text_20_body" style:list-style-name="L49">
      <style:paragraph-properties fo:margin-top="0in" fo:margin-bottom="0in"/>
    </style:style>
    <style:style style:name="P119" style:family="paragraph" style:parent-style-name="Text_20_body" style:list-style-name="L50">
      <style:paragraph-properties fo:margin-top="0in" fo:margin-bottom="0in"/>
    </style:style>
    <style:style style:name="P120" style:family="paragraph" style:parent-style-name="Text_20_body" style:list-style-name="L51">
      <style:paragraph-properties fo:margin-top="0in" fo:margin-bottom="0in"/>
    </style:style>
    <style:style style:name="P121" style:family="paragraph" style:parent-style-name="Text_20_body" style:list-style-name="L52">
      <style:paragraph-properties fo:margin-top="0in" fo:margin-bottom="0in"/>
    </style:style>
    <style:style style:name="P122" style:family="paragraph" style:parent-style-name="Text_20_body" style:list-style-name="L53">
      <style:paragraph-properties fo:margin-top="0in" fo:margin-bottom="0in"/>
    </style:style>
    <style:style style:name="P123" style:family="paragraph" style:parent-style-name="Text_20_body" style:list-style-name="L54">
      <style:paragraph-properties fo:margin-top="0in" fo:margin-bottom="0in"/>
    </style:style>
    <style:style style:name="P124" style:family="paragraph" style:parent-style-name="Text_20_body" style:list-style-name="L55">
      <style:paragraph-properties fo:margin-top="0in" fo:margin-bottom="0in"/>
    </style:style>
    <style:style style:name="P125" style:family="paragraph" style:parent-style-name="Text_20_body" style:list-style-name="L56">
      <style:paragraph-properties fo:margin-top="0in" fo:margin-bottom="0in"/>
    </style:style>
    <style:style style:name="P126" style:family="paragraph" style:parent-style-name="Text_20_body" style:list-style-name="L57">
      <style:paragraph-properties fo:margin-top="0in" fo:margin-bottom="0in"/>
    </style:style>
    <style:style style:name="P127" style:family="paragraph" style:parent-style-name="Text_20_body" style:list-style-name="L58">
      <style:paragraph-properties fo:margin-top="0in" fo:margin-bottom="0in"/>
    </style:style>
    <style:style style:name="P128" style:family="paragraph" style:parent-style-name="Text_20_body" style:list-style-name="L59">
      <style:paragraph-properties fo:margin-top="0in" fo:margin-bottom="0in"/>
    </style:style>
    <style:style style:name="P129" style:family="paragraph" style:parent-style-name="Text_20_body" style:list-style-name="L60">
      <style:paragraph-properties fo:margin-top="0in" fo:margin-bottom="0in"/>
    </style:style>
    <style:style style:name="P130" style:family="paragraph" style:parent-style-name="Text_20_body" style:list-style-name="L61">
      <style:paragraph-properties fo:margin-top="0in" fo:margin-bottom="0in"/>
    </style:style>
    <style:style style:name="P131" style:family="paragraph" style:parent-style-name="Text_20_body" style:list-style-name="L62">
      <style:paragraph-properties fo:margin-top="0in" fo:margin-bottom="0in"/>
    </style:style>
    <style:style style:name="P132" style:family="paragraph" style:parent-style-name="Text_20_body" style:list-style-name="L63">
      <style:paragraph-properties fo:margin-top="0in" fo:margin-bottom="0in"/>
    </style:style>
    <style:style style:name="P133" style:family="paragraph" style:parent-style-name="Text_20_body" style:list-style-name="L64">
      <style:paragraph-properties fo:margin-top="0in" fo:margin-bottom="0in"/>
    </style:style>
    <style:style style:name="P134" style:family="paragraph" style:parent-style-name="Text_20_body" style:list-style-name="L65">
      <style:paragraph-properties fo:margin-top="0in" fo:margin-bottom="0in"/>
    </style:style>
    <style:style style:name="P135" style:family="paragraph" style:parent-style-name="Text_20_body" style:list-style-name="L66">
      <style:paragraph-properties fo:margin-top="0in" fo:margin-bottom="0in"/>
    </style:style>
    <style:style style:name="P136" style:family="paragraph" style:parent-style-name="Text_20_body" style:list-style-name="L67">
      <style:paragraph-properties fo:margin-top="0in" fo:margin-bottom="0in"/>
    </style:style>
    <style:style style:name="P137" style:family="paragraph" style:parent-style-name="Text_20_body" style:list-style-name="L68">
      <style:paragraph-properties fo:margin-top="0in" fo:margin-bottom="0in"/>
    </style:style>
    <style:style style:name="P138" style:family="paragraph" style:parent-style-name="Text_20_body">
      <style:paragraph-properties fo:margin-top="0in" fo:margin-bottom="0in" fo:background-color="#ffffff">
        <style:background-image/>
      </style:paragraph-properties>
    </style:style>
    <style:style style:name="P139" style:family="paragraph" style:parent-style-name="Text_20_body">
      <style:paragraph-properties fo:margin-top="0in" fo:margin-bottom="0in" fo:background-color="#ffffff">
        <style:background-image/>
      </style:paragraph-properties>
      <style:text-properties fo:color="#008000" style:font-name="Consolas" fo:font-size="10pt" fo:font-style="italic" style:font-size-asian="10pt" style:font-size-complex="10pt"/>
    </style:style>
    <style:style style:name="P140" style:family="paragraph" style:parent-style-name="Text_20_body">
      <style:paragraph-properties fo:margin-top="0in" fo:margin-bottom="0in" fo:background-color="#ffffff">
        <style:background-image/>
      </style:paragraph-properties>
      <style:text-properties fo:color="#212529" style:font-name="Consolas" fo:font-size="10pt" style:font-size-asian="10pt" style:font-size-complex="10pt"/>
    </style:style>
    <style:style style:name="P141" style:family="paragraph" style:parent-style-name="Text_20_body">
      <style:paragraph-properties fo:margin-top="0in" fo:margin-bottom="0in" fo:background-color="#ffffff">
        <style:background-image/>
      </style:paragraph-properties>
      <style:text-properties style:font-name="Consolas" fo:font-size="10pt" style:font-size-asian="10pt" style:font-size-complex="10pt"/>
    </style:style>
    <style:style style:name="P142" style:family="paragraph" style:parent-style-name="Text_20_body">
      <style:paragraph-properties fo:margin-top="0in" fo:margin-bottom="0in" fo:background-color="#f8f8f8">
        <style:background-image/>
      </style:paragraph-properties>
      <style:text-properties fo:color="#008000" style:font-name="Consolas" fo:font-size="10pt" fo:font-style="italic" style:font-size-asian="10pt" style:font-size-complex="10pt"/>
    </style:style>
    <style:style style:name="P143" style:family="paragraph" style:parent-style-name="Text_20_body">
      <style:paragraph-properties fo:margin-top="0in" fo:margin-bottom="0in" fo:background-color="#f8f8f8">
        <style:background-image/>
      </style:paragraph-properties>
      <style:text-properties fo:color="#212529" style:font-name="Consolas" fo:font-size="10pt" style:font-size-asian="10pt" style:font-size-complex="10pt"/>
    </style:style>
    <style:style style:name="P144" style:family="paragraph" style:parent-style-name="Text_20_body">
      <style:paragraph-properties fo:margin-top="0in" fo:margin-bottom="0in" fo:background-color="#f8f8f8">
        <style:background-image/>
      </style:paragraph-properties>
      <style:text-properties style:font-name="Consolas" fo:font-size="10pt" style:font-size-asian="10pt" style:font-size-complex="10pt"/>
    </style:style>
    <style:style style:name="P145" style:family="paragraph" style:parent-style-name="Text_20_body">
      <style:paragraph-properties style:writing-mode="lr-tb"/>
    </style:style>
    <style:style style:name="P146" style:family="paragraph" style:parent-style-name="Standard">
      <style:paragraph-properties fo:margin-top="0in" fo:margin-bottom="0.1965in"/>
    </style:style>
    <style:style style:name="P147" style:family="paragraph" style:parent-style-name="Preformatted_20_Text">
      <style:paragraph-properties fo:margin-top="0in" fo:margin-bottom="0.1965in"/>
    </style:style>
    <style:style style:name="T1" style:family="text">
      <style:text-properties fo:color="#212529"/>
    </style:style>
    <style:style style:name="T2" style:family="text">
      <style:text-properties fo:color="#212529" style:font-name="Segoe UI" fo:font-size="12pt"/>
    </style:style>
    <style:style style:name="T3" style:family="text">
      <style:text-properties fo:color="#212529" fo:font-size="12pt"/>
    </style:style>
    <style:style style:name="T4" style:family="text">
      <style:text-properties fo:color="#008000" style:font-name="Segoe UI" fo:font-size="12pt" fo:font-style="italic"/>
    </style:style>
    <style:style style:name="T5" style:family="text">
      <style:text-properties fo:color="#008000" fo:font-size="12pt" fo:font-style="italic"/>
    </style:style>
    <style:style style:name="T6" style:family="text">
      <style:text-properties fo:color="#008000" style:font-name="Consolas" fo:font-size="12pt" fo:font-style="italic"/>
    </style:style>
    <style:style style:name="T7" style:family="text">
      <style:text-properties fo:color="#008000" style:font-name="Consolas" fo:font-style="italic"/>
    </style:style>
    <style:style style:name="T8" style:family="text">
      <style:text-properties fo:color="#008000" style:font-name="Consolas" fo:font-size="10pt" fo:font-style="italic" style:font-size-asian="10pt" style:font-size-complex="10pt"/>
    </style:style>
    <style:style style:name="T9" style:family="text">
      <style:text-properties fo:color="#0000ff"/>
    </style:style>
    <style:style style:name="T10" style:family="text">
      <style:text-properties fo:color="#0000ff" style:font-name="Segoe UI" fo:font-size="12pt"/>
    </style:style>
    <style:style style:name="T11" style:family="text">
      <style:text-properties fo:color="#0000ff" fo:font-size="12pt"/>
    </style:style>
    <style:style style:name="T12" style:family="text">
      <style:text-properties fo:color="#a31515"/>
    </style:style>
    <style:style style:name="T13" style:family="text">
      <style:text-properties fo:color="#a31515" style:font-name="Segoe UI" fo:font-size="12pt"/>
    </style:style>
    <style:style style:name="T14" style:family="text">
      <style:text-properties fo:color="#a31515" fo:font-size="12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3"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style:style style:name="fr4"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5"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text:start-value="9">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text:start-value="25">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Frame9" text:anchor-type="page" text:anchor-page-number="1" svg:x="0in" svg:y="0in" svg:width="0.0161in" draw:z-index="194">
        <draw:text-box fo:min-height="0.0161in">
          <text:p text:style-name="Text_20_body"/>
        </draw:text-box>
      </draw:frame>
      <draw:frame draw:style-name="fr4" draw:name="Frame21" text:anchor-type="page" text:anchor-page-number="1" svg:x="0in" svg:y="0in" svg:width="0.0161in" draw:z-index="195">
        <draw:text-box fo:min-height="0.0161in">
          <text:p text:style-name="Text_20_body"/>
        </draw:text-box>
      </draw:frame>
      <draw:frame draw:style-name="fr4" draw:name="Frame33" text:anchor-type="page" text:anchor-page-number="1" svg:x="0in" svg:y="0in" svg:width="0.0161in" draw:z-index="199">
        <draw:text-box fo:min-height="0.0161in">
          <text:p text:style-name="Text_20_body"/>
        </draw:text-box>
      </draw:frame>
      <draw:frame draw:style-name="fr4" draw:name="Frame45" text:anchor-type="page" text:anchor-page-number="1" svg:x="0in" svg:y="0in" svg:width="0.0161in" draw:z-index="200">
        <draw:text-box fo:min-height="0.0161in">
          <text:p text:style-name="Text_20_body"/>
        </draw:text-box>
      </draw:frame>
      <draw:frame draw:style-name="fr4" draw:name="Frame57" text:anchor-type="page" text:anchor-page-number="1" svg:x="0in" svg:y="0in" svg:width="0.0161in" draw:z-index="201">
        <draw:text-box fo:min-height="0.0161in">
          <text:p text:style-name="Text_20_body"/>
        </draw:text-box>
      </draw:frame>
      <draw:frame draw:style-name="fr4" draw:name="Frame69" text:anchor-type="page" text:anchor-page-number="1" svg:x="0in" svg:y="0in" svg:width="0.0161in" draw:z-index="202">
        <draw:text-box fo:min-height="0.0161in">
          <text:p text:style-name="Text_20_body"/>
        </draw:text-box>
      </draw:frame>
      <draw:frame draw:style-name="fr4" draw:name="Frame81" text:anchor-type="page" text:anchor-page-number="1" svg:x="0in" svg:y="0in" svg:width="0.0161in" draw:z-index="206">
        <draw:text-box fo:min-height="0.0161in">
          <text:p text:style-name="Text_20_body"/>
        </draw:text-box>
      </draw:frame>
      <draw:frame draw:style-name="fr4" draw:name="Frame93" text:anchor-type="page" text:anchor-page-number="1" svg:x="0in" svg:y="0in" svg:width="0.0161in" draw:z-index="207">
        <draw:text-box fo:min-height="0.0161in">
          <text:p text:style-name="Text_20_body"/>
        </draw:text-box>
      </draw:frame>
      <draw:frame draw:style-name="fr4" draw:name="Frame105" text:anchor-type="page" text:anchor-page-number="1" svg:x="0in" svg:y="0in" svg:width="0.0161in" draw:z-index="208">
        <draw:text-box fo:min-height="0.0161in">
          <text:p text:style-name="Text_20_body"/>
        </draw:text-box>
      </draw:frame>
      <draw:frame draw:style-name="fr4" draw:name="Frame117" text:anchor-type="page" text:anchor-page-number="1" svg:x="0in" svg:y="0in" svg:width="0.0161in" draw:z-index="209">
        <draw:text-box fo:min-height="0.0161in">
          <text:p text:style-name="Text_20_body"/>
        </draw:text-box>
      </draw:frame>
      <draw:frame draw:style-name="fr4" draw:name="Frame129" text:anchor-type="page" text:anchor-page-number="1" svg:x="0in" svg:y="0in" svg:width="0.0161in" draw:z-index="210">
        <draw:text-box fo:min-height="0.0161in">
          <text:p text:style-name="Text_20_body"/>
        </draw:text-box>
      </draw:frame>
      <draw:frame draw:style-name="fr4" draw:name="Frame141" text:anchor-type="page" text:anchor-page-number="1" svg:x="0in" svg:y="0in" svg:width="0.0161in" draw:z-index="211">
        <draw:text-box fo:min-height="0.0161in">
          <text:p text:style-name="Text_20_body"/>
        </draw:text-box>
      </draw:frame>
      <draw:frame draw:style-name="fr4" draw:name="Frame153" text:anchor-type="page" text:anchor-page-number="1" svg:x="0in" svg:y="0in" svg:width="0.0161in" draw:z-index="212">
        <draw:text-box fo:min-height="0.0161in">
          <text:p text:style-name="Text_20_body"/>
        </draw:text-box>
      </draw:frame>
      <draw:frame draw:style-name="fr4" draw:name="Frame165" text:anchor-type="page" text:anchor-page-number="1" svg:x="0in" svg:y="0in" svg:width="0.0161in" draw:z-index="213">
        <draw:text-box fo:min-height="0.0161in">
          <text:p text:style-name="Text_20_body"/>
        </draw:text-box>
      </draw:frame>
      <draw:frame draw:style-name="fr4" draw:name="Frame177" text:anchor-type="page" text:anchor-page-number="1" svg:x="0in" svg:y="0in" svg:width="0.0161in" draw:z-index="214">
        <draw:text-box fo:min-height="0.0161in">
          <text:p text:style-name="Text_20_body"/>
        </draw:text-box>
      </draw:frame>
      <draw:frame draw:style-name="fr4" draw:name="Frame189" text:anchor-type="page" text:anchor-page-number="1" svg:x="0in" svg:y="0in" svg:width="0.0161in" draw:z-index="215">
        <draw:text-box fo:min-height="0.0161in">
          <text:p text:style-name="Text_20_body"/>
        </draw:text-box>
      </draw:frame>
      <draw:frame draw:style-name="fr4" draw:name="Frame201" text:anchor-type="page" text:anchor-page-number="1" svg:x="0in" svg:y="0in" svg:width="0.0161in" draw:z-index="216">
        <draw:text-box fo:min-height="0.0161in">
          <text:p text:style-name="Text_20_body"/>
        </draw:text-box>
      </draw:frame>
      <draw:frame draw:style-name="fr4" draw:name="Frame213" text:anchor-type="page" text:anchor-page-number="1" svg:x="0in" svg:y="0in" svg:width="0.0161in" draw:z-index="217">
        <draw:text-box fo:min-height="0.0161in">
          <text:p text:style-name="Text_20_body"/>
        </draw:text-box>
      </draw:frame>
      <text:p text:style-name="P146">Percakapan baru</text:p>
      <text:h text:style-name="Heading_20_1" text:outline-level="1">Terbaru </text:h>
      <text:section text:style-name="Sect1" text:name="conversations-list-0">
        <text:p text:style-name="P69">[+1] APPNOW - Buku Tutorial Chatbot WhatsApp </text:p>
        <text:p text:style-name="P69">IDE Satire Ebook </text:p>
        <text:p text:style-name="P69">[+9] FUTR-Autonomous Evolution: When AI Starts Designing and Building Its Own Successors </text:p>
        <text:p text:style-name="P69">[+10] FUTR-The Universal Translator: AI-Powered Communication with Extraterrestrial Intelligence </text:p>
        <text:p text:style-name="P69">[@1] AIAP - SmartFarm Monitor </text:p>
        <text:p text:style-name="P69">Lebih sedikit</text:p>
        <text:p text:style-name="P69">#@] FUTR-The Symbiotic Singularity: Merging Human and Artificial Intelligence into a Unified Consciousness </text:p>
        <text:p text:style-name="P69">Ide Judul Buku Satire Alkohol </text:p>
        <text:p text:style-name="P69">[+] FUTR - AI Tanpa Pusing: Panduan Pemula Memahami Mesin Cerdas Kemarin, Kini &amp; Nanti </text:p>
        <text:p text:style-name="P69">#[@] FUTR-AI as God: The Rise of the Machine Messiah and the Future of Faith </text:p>
        <text:p text:style-name="P69">#[@] FUTR-Digital Nirvana: Uploading Human Minds into the AI Cloud </text:p>
        <text:p text:style-name="P69">Tren Kriminalitas Terkini di Indonesia </text:p>
        <text:p text:style-name="P69">Ide Judul Buku Satire </text:p>
        <text:p text:style-name="P69">Tren Isu Bidang Kemanusiaan </text:p>
        <text:p text:style-name="P69">Tren Topik Bidang Kriminal </text:p>
        <text:p text:style-name="P69">RMTA - Buku Sakti Anti Gabut </text:p>
        <text:p text:style-name="P69">Muat lainnya</text:p>
      </text:section>
      <text:h text:style-name="Heading_20_1" text:outline-level="1">Gem</text:h>
      <text:p text:style-name="P69">Pencari ide</text:p>
      <text:p text:style-name="P69">Konsultan karier</text:p>
      <text:p text:style-name="P69">Partner coding</text:p>
      <text:p text:style-name="P69">Lainnya</text:p>
      <text:p text:style-name="P69">Pengelola Gem</text:p>
      <text:p text:style-name="P69">Bantuan</text:p>
      <text:p text:style-name="P69">Aktivitas</text:p>
      <text:p text:style-name="P69">Setelan</text:p>
      <text:p text:style-name="Text_20_body">Aceh, Indonesia <text:line-break/>Dari alamat IP Anda • Perbarui lokasi</text:p>
      <text:h text:style-name="Heading_20_1" text:outline-level="1">Percakapan dengan Gemini</text:h>
      <text:section text:style-name="Sect1" text:name="chat-history">
        <text:p text:style-name="Text_20_body"/>
        <text:section text:style-name="Sect1" text:name="5e2f554026140a06">
          <text:p text:style-name="Text_20_body"/>
          <text:section text:style-name="Sect1" text:name="user-query-content-0">
            <text:p text:style-name="P145">Gemini Anda Telah dilatih sehingga menjadi ahli dalam merancang dan mendesain aplikasi AI Client Server. </text:p>
            <text:p text:style-name="P145">Gemini yang Kreatif, Saya mempunyai ide Aplikasi : </text:p>
            <text:p text:style-name="P145">Nama : 'SmartFarm Monitor'. </text:p>
            <text:p text:style-name="P145">Manfaat :'- Memantau kondisi tanaman (suhu, kelembapan, nutrisi) secara real-time. - Memberikan rekomendasi perawatan tanaman (pemupukan, penyiraman). - Prediksi hasil panen.' </text:p>
            <text:p text:style-name="P145"><text:soft-page-break/>Teknologi Server :- Python (Flask/Django) + framework ML (TensorFlow/PyTorch), - Database (PostgreSQL/MySQL) + ekstensi time-series (TimescaleDB), - Cloud platform (AWS/GCP/Azure) </text:p>
            <text:p text:style-name="P145">Teknologi Client :- Web (React/Angular/Vue.js) + library visualisasi data (Chart.js/D3.js), - Mobile (Android/iOS native, Flutter/React Native). </text:p>
            <text:p text:style-name="P145">Target <text:s/>: Developer Pemula dan Menengah. </text:p>
            <text:p text:style-name="P145">Catatan : Anda memilih Salah satu teknologi client/server yang akan digunakan dalam lokal deployment. </text:p>
            <text:p text:style-name="P145">Tunggu Pertanyaan dari Saya, Jawab Siap jika Anda sudah Siap. </text:p>
          </text:section>
          <text:p text:style-name="P69">Tampilkan alur berpikir</text:p>
          <text:section text:style-name="Sect2" text:name="model-response-message-contentr_5e2f554026140a06">
            <text:p text:style-name="Text_20_body">Siap.</text:p>
          </text:section>
          <text:section text:style-name="Sect1" text:name="feedback-form-0">
            <text:p text:style-name="P69"/>
          </text:section>
        </text:section>
        <text:section text:style-name="Sect1" text:name="f6027178477110c3">
          <text:p text:style-name="Text_20_body"/>
          <text:section text:style-name="Sect1" text:name="user-query-content-1">
            <text:p text:style-name="P145">Tugas 1 : <text:s/>Menyusun Artikel yang berisi Konsep Dasar aplikasi ini dan manfaatnya </text:p>
          </text:section>
          <text:p text:style-name="P69">Tampilkan alur berpikir</text:p>
          <text:section text:style-name="Sect2" text:name="model-response-message-contentr_f6027178477110c3">
            <text:p text:style-name="Text_20_body">Baik, berikut adalah draf artikel mengenai konsep dasar dan manfaat aplikasi 'SmartFarm Monitor':</text:p>
            <text:p text:style-name="Horizontal_20_Line"/>
            <text:p text:style-name="Text_20_body"><text:span text:style-name="Strong_20_Emphasis">Judul: SmartFarm Monitor: Membawa Pertanian Presisi ke Ujung Jari Anda dengan AI</text:span></text:p>
            <text:p text:style-name="Text_20_body">Di era digital ini, teknologi terus merambah ke berbagai sektor, tak terkecuali pertanian. Metode pertanian tradisional yang seringkali mengandalkan intuisi dan pemantauan manual kini mulai bertransformasi dengan hadirnya solusi cerdas. Salah satu inovasi yang menjanjikan adalah <text:span text:style-name="Strong_20_Emphasis">SmartFarm Monitor</text:span>, sebuah aplikasi berbasis AI (Artificial Intelligence) dan IoT (Internet of Things) yang dirancang untuk membantu petani dan pengembang memantau serta mengelola lahan pertanian secara lebih efisien dan efektif. Artikel ini ditujukan bagi para developer pemula hingga menengah yang tertarik memahami konsep dasar dan potensi aplikasi seperti SmartFarm Monitor.</text:p>
            <text:p text:style-name="Text_20_body"><text:span text:style-name="Strong_20_Emphasis">Konsep Dasar SmartFarm Monitor</text:span></text:p>
            <text:p text:style-name="Text_20_body">Inti dari SmartFarm Monitor adalah sistem pemantauan dan analisis kondisi lahan pertanian secara <text:span text:style-name="Emphasis">real-time</text:span>. Bagaimana cara kerjanya?</text:p>
            <text:list xml:id="list4587871609681656542" text:style-name="L1">
              <text:list-item>
                <text:p text:style-name="P70"><text:span text:style-name="Strong_20_Emphasis">Pengumpulan Data:</text:span> Berbagai sensor dipasang di lahan pertanian. Sensor-sensor ini bertugas mengukur parameter penting seperti: </text:p>
                <text:list>
                  <text:list-item>
                    <text:p text:style-name="P70">Suhu udara dan tanah </text:p>
                  </text:list-item>
                  <text:list-item>
                    <text:p text:style-name="P70">Kelembapan udara dan tanah </text:p>
                  </text:list-item>
                  <text:list-item>
                    <text:p text:style-name="P70">Intensitas cahaya </text:p>
                  </text:list-item>
                  <text:list-item>
                    <text:p text:style-name="P70">Tingkat pH tanah/air </text:p>
                  </text:list-item>
                  <text:list-item>
                    <text:p text:style-name="P70">Kandungan nutrisi (misalnya N, P, K) dalam tanah atau larutan hidroponik. </text:p>
                  </text:list-item>
                </text:list>
              </text:list-item>
              <text:list-item>
                <text:p text:style-name="P70"><text:span text:style-name="Strong_20_Emphasis">Transmisi Data:</text:span> Data yang dikumpulkan oleh sensor secara berkala dikirimkan melalui jaringan (seperti WiFi, LoRaWAN, atau jaringan seluler) ke server pusat. </text:p>
              </text:list-item>
              <text:list-item>
                <text:p text:style-name="P70"><text:span text:style-name="Strong_20_Emphasis">Pemrosesan &amp; Analisis Sisi Server:</text:span> Di sinilah "kecerdasan" aplikasi berperan. Server menerima aliran data mentah, membersihkannya, menyimpannya (misalnya dalam database seperti PostgreSQL), dan yang terpenting, menganalisisnya menggunakan algoritma AI dan Machine Learning (ML). Model ML dilatih untuk mengenali pola, mendeteksi anomali, dan membuat prediksi berdasarkan data historis dan data saat ini. </text:p>
              </text:list-item>
              <text:list-item>
                <text:p text:style-name="P1"><text:span text:style-name="Strong_20_Emphasis">Penyajian Informasi Sisi Klien:</text:span> Hasil analisis dan data <text:span text:style-name="Emphasis">real-time</text:span> kemudian disajikan kepada pengguna melalui antarmuka yang mudah dipahami. Ini bisa berupa dasbor web (diakses melalui browser) atau aplikasi mobile (Android/iOS). Visualisasi data menggunakan grafik (misalnya dengan Chart.js) membantu pengguna memahami kondisi lahan dengan cepat. </text:p>
              </text:list-item>
            </text:list>
            <text:p text:style-name="Text_20_body"><text:soft-page-break/><text:span text:style-name="Strong_20_Emphasis">Manfaat Utama Aplikasi SmartFarm Monitor</text:span></text:p>
            <text:p text:style-name="Text_20_body">Implementasi SmartFarm Monitor menawarkan berbagai keuntungan signifikan dibandingkan metode pertanian konvensional:</text:p>
            <text:list xml:id="list6643910742690545027" text:style-name="L2">
              <text:list-item>
                <text:p text:style-name="P71"><text:span text:style-name="Strong_20_Emphasis">Pemantauan Kondisi Tanaman Secara Real-time:</text:span> Petani tidak perlu lagi menebak-nebak kondisi lahan. Data suhu, kelembapan, nutrisi, dan parameter lainnya tersedia secara instan melalui aplikasi. Ini memungkinkan deteksi dini terhadap kondisi stres pada tanaman (misalnya kekurangan air atau serangan hama awal) sehingga tindakan pencegahan dapat segera diambil. </text:p>
              </text:list-item>
              <text:list-item>
                <text:p text:style-name="P71"><text:span text:style-name="Strong_20_Emphasis">Rekomendasi Perawatan Tanaman yang Presisi:</text:span> Berdasarkan analisis data yang akurat, sistem dapat memberikan rekomendasi tindakan yang spesifik dan terukur. Misalnya: </text:p>
                <text:list>
                  <text:list-item>
                    <text:p text:style-name="P71"><text:span text:style-name="Strong_20_Emphasis">Penyiraman:</text:span> Kapan waktu terbaik untuk menyiram dan berapa volume air yang dibutuhkan, menghindari pemborosan air atau kondisi tanah yang terlalu basah/kering. </text:p>
                  </text:list-item>
                  <text:list-item>
                    <text:p text:style-name="P71"><text:span text:style-name="Strong_20_Emphasis">Pemupukan:</text:span> Jenis pupuk apa yang perlu ditambahkan, berapa dosisnya, dan kapan waktu aplikasi terbaik berdasarkan data kekurangan nutrisi spesifik. Ini mengoptimalkan penggunaan pupuk dan meningkatkan kesehatan tanaman. </text:p>
                  </text:list-item>
                </text:list>
              </text:list-item>
              <text:list-item>
                <text:p text:style-name="P71"><text:span text:style-name="Strong_20_Emphasis">Prediksi Hasil Panen:</text:span> Dengan menganalisis data pertumbuhan tanaman dari waktu ke waktu serta kondisi lingkungan, model Machine Learning dapat memprediksi perkiraan jumlah hasil panen dan waktu panen yang optimal. Informasi ini sangat berharga untuk perencanaan logistik, penjualan, dan manajemen risiko. </text:p>
              </text:list-item>
              <text:list-item>
                <text:p text:style-name="P71"><text:span text:style-name="Strong_20_Emphasis">Peningkatan Efisiensi Sumber Daya:</text:span> Rekomendasi yang presisi membantu mengurangi pemborosan air, pupuk, dan pestisida, yang tidak hanya menghemat biaya tetapi juga lebih ramah lingkungan. </text:p>
              </text:list-item>
              <text:list-item>
                <text:p text:style-name="P71"><text:span text:style-name="Strong_20_Emphasis">Pengambilan Keputusan Berbasis Data:</text:span> Petani dapat membuat keputusan yang lebih tepat dan terinformasi berdasarkan data faktual, bukan hanya perkiraan atau kebiasaan. </text:p>
              </text:list-item>
              <text:list-item>
                <text:p text:style-name="P2"><text:span text:style-name="Strong_20_Emphasis">Akses dan Kontrol Jarak Jauh:</text:span> Memantau kondisi lahan dan bahkan mengontrol beberapa aktuator (seperti sistem irigasi otomatis) dapat dilakukan dari mana saja dan kapan saja melalui aplikasi web atau mobile. </text:p>
              </text:list-item>
            </text:list>
            <text:p text:style-name="Text_20_body"><text:span text:style-name="Strong_20_Emphasis">Kesimpulan</text:span></text:p>
            <text:p text:style-name="Text_20_body">SmartFarm Monitor merepresentasikan langkah maju dalam modernisasi pertanian. Dengan menggabungkan kekuatan IoT untuk pengumpulan data dan AI untuk analisis cerdas, aplikasi ini memberikan wawasan mendalam dan rekomendasi actionable bagi penggunanya. Bagi para developer, membangun aplikasi seperti ini merupakan kesempatan menarik untuk mengaplikasikan keterampilan teknologi pada sektor vital sekaligus berkontribusi pada solusi pertanian yang lebih berkelanjutan dan produktif.</text:p>
            <text:p text:style-name="Horizontal_20_Line"/>
            <text:p text:style-name="Text_20_body">Artikel ini memberikan gambaran konseptual dan manfaat dari aplikasi 'SmartFarm Monitor'. Siap untuk pertanyaan berikutnya!</text:p>
          </text:section>
          <text:section text:style-name="Sect1" text:name="feedback-form-1">
            <text:p text:style-name="P69"/>
          </text:section>
        </text:section>
        <text:section text:style-name="Sect1" text:name="b1cbc23dbd6c140d">
          <text:p text:style-name="Text_20_body"/>
          <text:section text:style-name="Sect1" text:name="user-query-content-2">
            <text:p text:style-name="P145">Tugas 2 : <text:s/>Menyusun Konsep Rancangan Aplikasi Server </text:p>
          </text:section>
          <text:p text:style-name="P69">Tampilkan alur berpikir</text:p>
          <text:section text:style-name="Sect2" text:name="model-response-message-contentr_b1cbc23dbd6c140d">
            <text:p text:style-name="Text_20_body">Tentu, mari kita susun konsep rancangan untuk sisi server aplikasi 'SmartFarm Monitor'. Mengingat target audiens adalah developer pemula dan menengah serta fokus pada <text:span text:style-name="Emphasis">local deployment</text:span> awal, kita akan memilih teknologi yang relatif mudah diatur namun tetap <text:span text:style-name="Emphasis">powerful</text:span>.</text:p>
            <text:p text:style-name="Text_20_body"><text:span text:style-name="Strong_20_Emphasis">Pilihan Teknologi Server (untuk Local Deployment):</text:span></text:p>
            <text:list xml:id="list2045779082961550648" text:style-name="L3">
              <text:list-item>
                <text:p text:style-name="P72"><text:span text:style-name="Strong_20_Emphasis">Bahasa &amp; Framework:</text:span> Python dengan Flask </text:p>
              </text:list-item>
              <text:list-item>
                <text:p text:style-name="P72"><text:soft-page-break/><text:span text:style-name="Strong_20_Emphasis">Database:</text:span> PostgreSQL </text:p>
              </text:list-item>
              <text:list-item>
                <text:p text:style-name="P3"><text:span text:style-name="Strong_20_Emphasis">AI/ML Library:</text:span> TensorFlow (menggunakan Keras API untuk kemudahan) </text:p>
              </text:list-item>
            </text:list>
            <text:p text:style-name="Horizontal_20_Line"/>
            <text:p text:style-name="Text_20_body"><text:span text:style-name="Strong_20_Emphasis">Konsep Rancangan Aplikasi Server: SmartFarm Monitor</text:span></text:p>
            <text:p text:style-name="Text_20_body">Server adalah otak di balik aplikasi SmartFarm Monitor. Tugas utamanya adalah menerima data dari sensor, menyimpannya, menganalisisnya menggunakan kecerdasan buatan (AI) dan <text:span text:style-name="Emphasis">machine learning</text:span> (ML), serta menyediakan informasi dan rekomendasi tersebut ke aplikasi klien (web/mobile) melalui API (<text:span text:style-name="Emphasis">Application Programming Interface</text:span>).</text:p>
            <text:p text:style-name="Text_20_body"><text:span text:style-name="Strong_20_Emphasis">1. Arsitektur Umum Server (Pendekatan Monolitik dengan Flask)</text:span></text:p>
            <text:p text:style-name="Text_20_body">Untuk kemudahan pengembangan dan <text:span text:style-name="Emphasis">deployment</text:span> lokal awal, kita akan menggunakan arsitektur monolitik sederhana berbasis Flask. Artinya, semua fungsionalitas server berada dalam satu basis kode utama.</text:p>
            <text:p text:style-name="Text_20_body">Komponen utamanya meliputi:</text:p>
            <text:list xml:id="list7691964184595478747" text:style-name="L4">
              <text:list-item>
                <text:p text:style-name="P73"><text:span text:style-name="Strong_20_Emphasis">API Endpoints (Routes):</text:span> Titik masuk permintaan dari klien atau sensor. Didefinisikan menggunakan decorator <text:span text:style-name="Source_20_Text">@app.route()</text:span> di Flask. </text:p>
              </text:list-item>
              <text:list-item>
                <text:p text:style-name="P73"><text:span text:style-name="Strong_20_Emphasis">Business Logic Layer:</text:span> Inti pemrosesan; mengelola validasi data, perhitungan, interaksi antar komponen, dan penerapan aturan bisnis atau logika AI. </text:p>
              </text:list-item>
              <text:list-item>
                <text:p text:style-name="P73"><text:span text:style-name="Strong_20_Emphasis">Data Access Layer (DAL):</text:span> Bertanggung jawab untuk semua interaksi dengan database PostgreSQL (menyimpan dan mengambil data). </text:p>
              </text:list-item>
              <text:list-item>
                <text:p text:style-name="P4"><text:span text:style-name="Strong_20_Emphasis">AI/ML Module:</text:span> Berisi model TensorFlow/Keras yang sudah dilatih untuk melakukan prediksi atau memberikan rekomendasi cerdas. </text:p>
              </text:list-item>
            </text:list>
            <text:p text:style-name="Text_20_body"><text:span text:style-name="Emphasis">Alur Konseptual Sederhana:</text:span> <text:span text:style-name="Source_20_Text">Sensor -&gt; Server API (/data_ingest) -&gt; Business Logic -&gt; DAL -&gt; Database</text:span> <text:span text:style-name="Source_20_Text">Client -&gt; Server API (/status, /recommendations, etc.) -&gt; Business Logic -&gt; DAL/AI Module -&gt; Response -&gt; Client</text:span></text:p>
            <text:p text:style-name="Text_20_body"><text:span text:style-name="Strong_20_Emphasis">2. Rincian Komponen Utama Server</text:span></text:p>
            <text:list xml:id="list5910602138082016696" text:style-name="L5">
              <text:list-item>
                <text:p text:style-name="P5"><text:span text:style-name="Strong_20_Emphasis">a. API Endpoints (Contoh Utama):</text:span></text:p>
                <text:list>
                  <text:list-item>
                    <text:p text:style-name="P74"><text:span text:style-name="Source_20_Text">POST /api/v1/ingest</text:span>: Menerima data sensor (misal dalam format JSON: <text:span text:style-name="Source_20_Text">{"sensor_id": "T001", "value": 28.5, "timestamp": "2025-04-06T09:30:00Z"}</text:span>). Melakukan validasi dasar dan meneruskan ke <text:span text:style-name="Emphasis">Business Logic</text:span>. </text:p>
                  </text:list-item>
                  <text:list-item>
                    <text:p text:style-name="P74"><text:span text:style-name="Source_20_Text">GET /api/v1/areas/{area_id}/status</text:span>: Mengambil data sensor terbaru untuk area lahan tertentu. </text:p>
                  </text:list-item>
                  <text:list-item>
                    <text:p text:style-name="P74"><text:span text:style-name="Source_20_Text">GET /api/v1/areas/{area_id}/history?period=24h</text:span>: Mengambil riwayat data sensor (misal: suhu, kelembapan) untuk periode waktu tertentu (contoh: 24 jam terakhir). </text:p>
                  </text:list-item>
                  <text:list-item>
                    <text:p text:style-name="P74"><text:span text:style-name="Source_20_Text">GET /api/v1/areas/{area_id}/recommendations</text:span>: Mendapatkan rekomendasi perawatan terkini (penyiraman, pemupukan) hasil analisis AI/logika. </text:p>
                  </text:list-item>
                  <text:list-item>
                    <text:p text:style-name="P74"><text:span text:style-name="Source_20_Text">GET /api/v1/areas/{area_id}/predictions</text:span>: Mendapatkan prediksi hasil panen. </text:p>
                  </text:list-item>
                  <text:list-item>
                    <text:p text:style-name="P74"><text:span text:style-name="Source_20_Text">GET /api/v1/areas</text:span>: (Opsional) Mendapatkan daftar semua area lahan yang terdaftar. </text:p>
                  </text:list-item>
                  <text:list-item>
                    <text:p text:style-name="P74"><text:span text:style-name="Source_20_Text">POST /api/v1/areas</text:span>: (Opsional) Mendaftarkan area lahan baru. </text:p>
                  </text:list-item>
                </text:list>
              </text:list-item>
              <text:list-item>
                <text:p text:style-name="P5"><text:span text:style-name="Strong_20_Emphasis">b. Business Logic Layer:</text:span></text:p>
                <text:list>
                  <text:list-item>
                    <text:p text:style-name="P74">Implementasi dalam fungsi-fungsi Python terpisah yang dipanggil oleh <text:span text:style-name="Emphasis">route </text:span><text:soft-page-break/><text:span text:style-name="Emphasis">handlers</text:span>. </text:p>
                  </text:list-item>
                  <text:list-item>
                    <text:p text:style-name="P74">Validasi data lebih lanjut (misal: rentang nilai sensor yang wajar). </text:p>
                  </text:list-item>
                  <text:list-item>
                    <text:p text:style-name="P74">Transformasi data jika diperlukan. </text:p>
                  </text:list-item>
                  <text:list-item>
                    <text:p text:style-name="P74">Mengkoordinasikan pengambilan data dari DAL dan pemanggilan fungsi prediksi/rekomendasi dari <text:span text:style-name="Emphasis">AI/ML Module</text:span>. </text:p>
                  </text:list-item>
                  <text:list-item>
                    <text:p text:style-name="P74">Menerapkan aturan sederhana (misal: jika kelembapan &lt; X%, rekomendasikan penyiraman) atau meneruskan data ke model ML untuk rekomendasi yang lebih kompleks. </text:p>
                  </text:list-item>
                </text:list>
              </text:list-item>
              <text:list-item>
                <text:p text:style-name="P5"><text:span text:style-name="Strong_20_Emphasis">c. Data Access Layer (DAL):</text:span></text:p>
                <text:list>
                  <text:list-item>
                    <text:p text:style-name="P74">Menggunakan library seperti <text:span text:style-name="Source_20_Text">SQLAlchemy</text:span> (ORM populer untuk Flask) atau <text:span text:style-name="Source_20_Text">psycopg2</text:span> (driver PostgreSQL langsung) untuk berinteraksi dengan database. </text:p>
                  </text:list-item>
                  <text:list-item>
                    <text:p text:style-name="P74">Fungsi spesifik: <text:span text:style-name="Source_20_Text">save_sensor_reading()</text:span>, <text:span text:style-name="Source_20_Text">get_latest_readings(area_id)</text:span>, <text:span text:style-name="Source_20_Text">get_historical_readings(area_id, start_time, end_time)</text:span>, <text:span text:style-name="Source_20_Text">save_recommendation()</text:span>, dll. </text:p>
                  </text:list-item>
                  <text:list-item>
                    <text:p text:style-name="P74">Mengabstraksi detail query SQL dari <text:span text:style-name="Emphasis">Business Logic Layer</text:span>. </text:p>
                  </text:list-item>
                </text:list>
              </text:list-item>
              <text:list-item>
                <text:p text:style-name="P5"><text:span text:style-name="Strong_20_Emphasis">d. AI/ML Module:</text:span></text:p>
                <text:list>
                  <text:list-item>
                    <text:p text:style-name="P74">Menggunakan TensorFlow dengan Keras API. </text:p>
                  </text:list-item>
                  <text:list-item>
                    <text:p text:style-name="P74"><text:span text:style-name="Strong_20_Emphasis">Model yang Diperlukan (Awal):</text:span> </text:p>
                    <text:list>
                      <text:list-item>
                        <text:p text:style-name="P74"><text:span text:style-name="Emphasis">Model Rekomendasi (Rule-based atau ML):</text:span> Awalnya bisa berupa logika <text:span text:style-name="Source_20_Text">if-else</text:span> berdasarkan ambang batas sensor. Nantinya bisa dikembangkan menjadi model ML yang lebih canggih (misal: Klasifikasi atau Regresi) yang dilatih dengan data historis kondisi optimal. </text:p>
                      </text:list-item>
                      <text:list-item>
                        <text:p text:style-name="P74"><text:span text:style-name="Emphasis">Model Prediksi Panen (Regresi):</text:span> Model ML (misal: <text:span text:style-name="Emphasis">Linear Regression</text:span>, <text:span text:style-name="Emphasis">Random Forest</text:span>, atau <text:span text:style-name="Emphasis">LSTM</text:span> jika data cukup banyak) yang dilatih menggunakan data historis pertumbuhan, kondisi lingkungan, dan hasil panen aktual. </text:p>
                      </text:list-item>
                    </text:list>
                  </text:list-item>
                  <text:list-item>
                    <text:p text:style-name="P74"><text:span text:style-name="Strong_20_Emphasis">Fungsi:</text:span> <text:span text:style-name="Source_20_Text">load_model(model_path)</text:span>, <text:span text:style-name="Source_20_Text">preprocess_input(data)</text:span>, <text:span text:style-name="Source_20_Text">predict_harvest(input_data)</text:span>, <text:span text:style-name="Source_20_Text">generate_recommendation(input_data)</text:span>. </text:p>
                  </text:list-item>
                  <text:list-item>
                    <text:p text:style-name="P5">Untuk <text:span text:style-name="Emphasis">deployment</text:span> lokal, model perlu dilatih terlebih dahulu (bisa secara terpisah) dan file modelnya (misal: format <text:span text:style-name="Source_20_Text">.h5</text:span> atau <text:span text:style-name="Source_20_Text">SavedModel</text:span>) disertakan dalam proyek server untuk dimuat saat dibutuhkan. </text:p>
                  </text:list-item>
                </text:list>
              </text:list-item>
            </text:list>
            <text:p text:style-name="Text_20_body"><text:span text:style-name="Strong_20_Emphasis">3. Struktur Database (PostgreSQL)</text:span></text:p>
            <text:p text:style-name="Text_20_body">Desain tabel awal yang disarankan:</text:p>
            <text:list xml:id="list2655819676768773574" text:style-name="L6">
              <text:list-item>
                <text:p text:style-name="P75"><text:span text:style-name="Strong_20_Emphasis"><text:span text:style-name="Source_20_Text">areas</text:span></text:span>: Menyimpan informasi tentang area tanam. </text:p>
                <text:list>
                  <text:list-item>
                    <text:p text:style-name="P75"><text:span text:style-name="Source_20_Text">area_id</text:span> (SERIAL PRIMARY KEY) </text:p>
                  </text:list-item>
                  <text:list-item>
                    <text:p text:style-name="P75"><text:span text:style-name="Source_20_Text">name</text:span> (VARCHAR(100), NOT NULL) </text:p>
                  </text:list-item>
                  <text:list-item>
                    <text:p text:style-name="P75"><text:span text:style-name="Source_20_Text">plant_type</text:span> (VARCHAR(50)) </text:p>
                  </text:list-item>
                  <text:list-item>
                    <text:p text:style-name="P75"><text:span text:style-name="Source_20_Text">location_description</text:span> (TEXT) </text:p>
                  </text:list-item>
                  <text:list-item>
                    <text:p text:style-name="P75"><text:span text:style-name="Source_20_Text">created_at</text:span> (TIMESTAMPZ DEFAULT CURRENT_TIMESTAMP) </text:p>
                  </text:list-item>
                </text:list>
              </text:list-item>
              <text:list-item>
                <text:p text:style-name="P75"><text:span text:style-name="Strong_20_Emphasis"><text:span text:style-name="Source_20_Text">sensors</text:span></text:span>: Menyimpan informasi tentang sensor yang terpasang. </text:p>
                <text:list>
                  <text:list-item>
                    <text:p text:style-name="P75"><text:span text:style-name="Source_20_Text">sensor_id</text:span> (VARCHAR(50) PRIMARY KEY) -- ID unik dari fisik sensor </text:p>
                  </text:list-item>
                  <text:list-item>
                    <text:p text:style-name="P75"><text:span text:style-name="Source_20_Text">area_id</text:span> (INTEGER, REFERENCES areas(area_id)) </text:p>
                  </text:list-item>
                  <text:list-item>
                    <text:p text:style-name="P75"><text:span text:style-name="Source_20_Text">sensor_type</text:span> (VARCHAR(50), NOT NULL) -- 'temperature', 'humidity_soil', 'humidity_air', 'ph', 'nutrient_ppm', dll. </text:p>
                  </text:list-item>
                  <text:list-item>
                    <text:p text:style-name="P75"><text:soft-page-break/><text:span text:style-name="Source_20_Text">unit</text:span> (VARCHAR(20)) -- '°C', '%', 'ppm', dll. </text:p>
                  </text:list-item>
                  <text:list-item>
                    <text:p text:style-name="P75"><text:span text:style-name="Source_20_Text">installed_at</text:span> (TIMESTAMPZ DEFAULT CURRENT_TIMESTAMP) </text:p>
                  </text:list-item>
                </text:list>
              </text:list-item>
              <text:list-item>
                <text:p text:style-name="P75"><text:span text:style-name="Strong_20_Emphasis"><text:span text:style-name="Source_20_Text">sensor_readings</text:span></text:span>: Tabel utama untuk menyimpan data time-series dari sensor. <text:span text:style-name="Strong_20_Emphasis">Ini tabel yang akan sangat besar.</text:span> </text:p>
                <text:list>
                  <text:list-item>
                    <text:p text:style-name="P75"><text:span text:style-name="Source_20_Text">reading_id</text:span> (BIGSERIAL PRIMARY KEY) </text:p>
                  </text:list-item>
                  <text:list-item>
                    <text:p text:style-name="P75"><text:span text:style-name="Source_20_Text">sensor_id</text:span> (VARCHAR(50), REFERENCES sensors(sensor_id), NOT NULL) </text:p>
                  </text:list-item>
                  <text:list-item>
                    <text:p text:style-name="P75"><text:span text:style-name="Source_20_Text">value</text:span> (NUMERIC(10, 2), NOT NULL) -- Presisi bisa disesuaikan </text:p>
                  </text:list-item>
                  <text:list-item>
                    <text:p text:style-name="P75"><text:span text:style-name="Source_20_Text">timestamp</text:span> (TIMESTAMPZ, NOT NULL, <text:span text:style-name="Strong_20_Emphasis">INDEXED</text:span>) -- <text:span text:style-name="Strong_20_Emphasis">Penting untuk query performa!</text:span> </text:p>
                  </text:list-item>
                </text:list>
              </text:list-item>
              <text:list-item>
                <text:p text:style-name="P75"><text:span text:style-name="Strong_20_Emphasis"><text:span text:style-name="Source_20_Text">recommendations_log</text:span></text:span>: (Opsional) Mencatat rekomendasi yang diberikan. </text:p>
                <text:list>
                  <text:list-item>
                    <text:p text:style-name="P75"><text:span text:style-name="Source_20_Text">log_id</text:span> (SERIAL PRIMARY KEY) </text:p>
                  </text:list-item>
                  <text:list-item>
                    <text:p text:style-name="P75"><text:span text:style-name="Source_20_Text">area_id</text:span> (INTEGER, REFERENCES areas(area_id)) </text:p>
                  </text:list-item>
                  <text:list-item>
                    <text:p text:style-name="P75"><text:span text:style-name="Source_20_Text">recommendation_type</text:span> (VARCHAR(50)) -- 'watering', 'fertilizing' </text:p>
                  </text:list-item>
                  <text:list-item>
                    <text:p text:style-name="P75"><text:span text:style-name="Source_20_Text">details</text:span> (TEXT) </text:p>
                  </text:list-item>
                  <text:list-item>
                    <text:p text:style-name="P75"><text:span text:style-name="Source_20_Text">generated_at</text:span> (TIMESTAMPZ DEFAULT CURRENT_TIMESTAMP) </text:p>
                  </text:list-item>
                </text:list>
              </text:list-item>
              <text:list-item>
                <text:p text:style-name="P75"><text:span text:style-name="Strong_20_Emphasis"><text:span text:style-name="Source_20_Text">predictions_log</text:span></text:span>: (Opsional) Mencatat hasil prediksi. </text:p>
                <text:list>
                  <text:list-item>
                    <text:p text:style-name="P75"><text:span text:style-name="Source_20_Text">log_id</text:span> (SERIAL PRIMARY KEY) </text:p>
                  </text:list-item>
                  <text:list-item>
                    <text:p text:style-name="P75"><text:span text:style-name="Source_20_Text">area_id</text:span> (INTEGER, REFERENCES areas(area_id)) </text:p>
                  </text:list-item>
                  <text:list-item>
                    <text:p text:style-name="P75"><text:span text:style-name="Source_20_Text">predicted_yield</text:span> (NUMERIC(10, 2)) </text:p>
                  </text:list-item>
                  <text:list-item>
                    <text:p text:style-name="P75"><text:span text:style-name="Source_20_Text">predicted_harvest_date</text:span> (DATE) </text:p>
                  </text:list-item>
                  <text:list-item>
                    <text:p text:style-name="P6"><text:span text:style-name="Source_20_Text">generated_at</text:span> (TIMESTAMPZ DEFAULT CURRENT_TIMESTAMP) </text:p>
                  </text:list-item>
                </text:list>
              </text:list-item>
            </text:list>
            <text:p text:style-name="Text_20_body"><text:span text:style-name="Emphasis">Catatan:</text:span> Penggunaan ekstensi seperti TimescaleDB pada <text:span text:style-name="Source_20_Text">sensor_readings</text:span> sangat direkomendasikan untuk performa <text:span text:style-name="Emphasis">query</text:span> data <text:span text:style-name="Emphasis">time-series</text:span> skala besar, namun untuk <text:span text:style-name="Emphasis">deployment</text:span> lokal awal dengan data terbatas, PostgreSQL standar sudah memadai. Indeks pada kolom <text:span text:style-name="Source_20_Text">timestamp</text:span> di <text:span text:style-name="Source_20_Text">sensor_readings</text:span> adalah <text:span text:style-name="Strong_20_Emphasis">wajib</text:span>.</text:p>
            <text:p text:style-name="Text_20_body"><text:span text:style-name="Strong_20_Emphasis">4. Deployment Lokal</text:span></text:p>
            <text:list xml:id="list880292525488207693" text:style-name="L7">
              <text:list-item>
                <text:p text:style-name="P76">Menjalankan server Flask menggunakan perintah <text:span text:style-name="Source_20_Text">flask run</text:span> (untuk development). </text:p>
              </text:list-item>
              <text:list-item>
                <text:p text:style-name="P76">Memastikan PostgreSQL server berjalan di mesin lokal (instalasi langsung atau via Docker). </text:p>
              </text:list-item>
              <text:list-item>
                <text:p text:style-name="P76">Mengelola dependensi Python menggunakan <text:span text:style-name="Source_20_Text">pip</text:span> dan file <text:span text:style-name="Source_20_Text">requirements.txt</text:span>. </text:p>
              </text:list-item>
              <text:list-item>
                <text:p text:style-name="P7">Membuat skrip sederhana (atau menggunakan tools seperti Postman) untuk mensimulasikan pengiriman data sensor ke endpoint <text:span text:style-name="Source_20_Text">/api/v1/ingest</text:span> guna mengisi database dan menguji fungsionalitas lain. </text:p>
              </text:list-item>
            </text:list>
            <text:p text:style-name="Text_20_body"><text:span text:style-name="Strong_20_Emphasis">5. Pertimbangan Masa Depan</text:span></text:p>
            <text:p text:style-name="Text_20_body">Meskipun dimulai sederhana, penting untuk memikirkan skalabilitas:</text:p>
            <text:list xml:id="list8976143615854122563" text:style-name="L8">
              <text:list-item>
                <text:p text:style-name="P77"><text:span text:style-name="Strong_20_Emphasis">Server Produksi:</text:span> Menggunakan WSGI server (Gunicorn/uWSGI) di belakang reverse proxy (Nginx). </text:p>
              </text:list-item>
              <text:list-item>
                <text:p text:style-name="P77"><text:span text:style-name="Strong_20_Emphasis">Database:</text:span> Migrasi ke TimescaleDB jika volume data <text:span text:style-name="Emphasis">time-series</text:span> menjadi besar. Optimasi query dan indexing. </text:p>
              </text:list-item>
              <text:list-item>
                <text:p text:style-name="P77"><text:span text:style-name="Strong_20_Emphasis">Containerization:</text:span> Mengemas aplikasi server, database, dan dependensinya menggunakan Docker untuk konsistensi dan kemudahan deployment. </text:p>
              </text:list-item>
              <text:list-item>
                <text:p text:style-name="P77"><text:span text:style-name="Strong_20_Emphasis">Pemisahan Model Training:</text:span> Proses training model ML sebaiknya dilakukan secara offline atau sebagai <text:span text:style-name="Emphasis">background task</text:span> terpisah, tidak membebani server API utama. </text:p>
              </text:list-item>
              <text:list-item>
                <text:p text:style-name="P8"><text:span text:style-name="Strong_20_Emphasis">Cloud:</text:span> Mempersiapkan migrasi ke platform cloud (AWS/GCP/Azure) untuk skalabilitas, keandalan, dan fitur terkelola (Managed Database, Auto Scaling, dll.). </text:p>
              </text:list-item>
            </text:list>
            <text:p text:style-name="Horizontal_20_Line"/>
            <text:p text:style-name="Text_20_body"><text:soft-page-break/>Konsep ini memberikan fondasi yang solid untuk membangun server SmartFarm Monitor, dimulai dari lingkup lokal yang mudah dikelola oleh developer pemula/menengah, namun tetap mempertimbangkan jalur pengembangan ke depannya. Siap untuk pertanyaan selanjutnya!</text:p>
          </text:section>
          <text:section text:style-name="Sect1" text:name="feedback-form-2">
            <text:p text:style-name="P69"/>
          </text:section>
        </text:section>
        <text:section text:style-name="Sect1" text:name="0879fcfa08eb1310">
          <text:p text:style-name="Text_20_body"/>
          <text:section text:style-name="Sect1" text:name="user-query-content-3">
            <text:p text:style-name="P145">Tugas 3 : Membuat Struktur Proyek Aplikasi Server </text:p>
          </text:section>
          <text:p text:style-name="P69">Tampilkan alur berpikir</text:p>
          <text:section text:style-name="Sect2" text:name="model-response-message-contentr_0879fcfa08eb1310">
            <text:p text:style-name="Text_20_body">Oke, mari kita buat struktur direktori (proyek) yang logis untuk aplikasi server 'SmartFarm Monitor' menggunakan Flask. Struktur ini bertujuan untuk memisahkan komponen-komponen aplikasi agar mudah dikelola, dipahami, dan dikembangkan lebih lanjut, sesuai untuk developer pemula hingga menengah.</text:p>
            <text:p text:style-name="Preformatted_20_Text"><text:span text:style-name="Source_20_Text">smartfarm_server/ <text:s text:c="17"/>&lt;-- Direktori root proyek server</text:span></text:p>
            <text:p text:style-name="Preformatted_20_Text"><text:span text:style-name="Source_20_Text">│</text:span></text:p>
            <text:p text:style-name="Preformatted_20_Text"><text:span text:style-name="Source_20_Text">├── app/ <text:s text:c="26"/>&lt;-- Paket utama aplikasi Flask</text:span></text:p>
            <text:p text:style-name="Preformatted_20_Text"><text:span text:style-name="Source_20_Text">│ <text:s text:c="2"/>│</text:span></text:p>
            <text:p text:style-name="Preformatted_20_Text"><text:span text:style-name="Source_20_Text">│ <text:s text:c="2"/>├── __init__.py <text:s text:c="15"/># Inisialisasi aplikasi Flask (Application Factory)</text:span></text:p>
            <text:p text:style-name="Preformatted_20_Text"><text:span text:style-name="Source_20_Text">│ <text:s text:c="2"/>│</text:span></text:p>
            <text:p text:style-name="Preformatted_20_Text"><text:span text:style-name="Source_20_Text">│ <text:s text:c="2"/>├── api/ <text:s text:c="22"/># Modul untuk API endpoints (Blueprints)</text:span></text:p>
            <text:p text:style-name="Preformatted_20_Text"><text:span text:style-name="Source_20_Text">│ <text:s text:c="2"/>│ <text:s text:c="2"/>├── __init__.py</text:span></text:p>
            <text:p text:style-name="Preformatted_20_Text"><text:span text:style-name="Source_20_Text">│ <text:s text:c="2"/>│ <text:s text:c="2"/>├── routes.py <text:s text:c="13"/># Definisi semua rute API (misal: /ingest, /areas/...)</text:span></text:p>
            <text:p text:style-name="Preformatted_20_Text"><text:span text:style-name="Source_20_Text">│ <text:s text:c="2"/>│ <text:s text:c="2"/>└── schemas.py <text:s text:c="12"/># (Opsional) Skema validasi input/output (jika menggunakan Marshmallow/Pydantic)</text:span></text:p>
            <text:p text:style-name="Preformatted_20_Text"><text:span text:style-name="Source_20_Text">│ <text:s text:c="2"/>│</text:span></text:p>
            <text:p text:style-name="Preformatted_20_Text"><text:span text:style-name="Source_20_Text">│ <text:s text:c="2"/>├── core/ <text:s text:c="21"/># Logika bisnis inti (Services)</text:span></text:p>
            <text:p text:style-name="Preformatted_20_Text"><text:span text:style-name="Source_20_Text">│ <text:s text:c="2"/>│ <text:s text:c="2"/>├── __init__.py</text:span></text:p>
            <text:p text:style-name="Preformatted_20_Text"><text:span text:style-name="Source_20_Text">│ <text:s text:c="2"/>│ <text:s text:c="2"/>├── farm_service.py <text:s text:c="7"/># Logika terkait manajemen area, sensor</text:span></text:p>
            <text:p text:style-name="Preformatted_20_Text"><text:span text:style-name="Source_20_Text">│ <text:s text:c="2"/>│ <text:s text:c="2"/>├── data_service.py <text:s text:c="7"/># Logika pemrosesan data sensor, penyimpanan</text:span></text:p>
            <text:p text:style-name="Preformatted_20_Text"><text:span text:style-name="Source_20_Text">│ <text:s text:c="2"/>│ <text:s text:c="2"/>└── analysis_service.py <text:s text:c="3"/># Logika untuk analisis, rekomendasi, prediksi</text:span></text:p>
            <text:p text:style-name="Preformatted_20_Text"><text:span text:style-name="Source_20_Text">│ <text:s text:c="2"/>│</text:span></text:p>
            <text:p text:style-name="Preformatted_20_Text"><text:span text:style-name="Source_20_Text">│ <text:s text:c="2"/>├── models/ <text:s text:c="19"/># Modul untuk interaksi database (DAL &amp; ORM)</text:span></text:p>
            <text:p text:style-name="Preformatted_20_Text"><text:span text:style-name="Source_20_Text">│ <text:s text:c="2"/>│ <text:s text:c="2"/>├── __init__.py</text:span></text:p>
            <text:p text:style-name="Preformatted_20_Text"><text:span text:style-name="Source_20_Text">│ <text:s text:c="2"/>│ <text:s text:c="2"/>├── database.py <text:s text:c="11"/># Setup koneksi database (SQLAlchemy instance)</text:span></text:p>
            <text:p text:style-name="Preformatted_20_Text"><text:span text:style-name="Source_20_Text">│ <text:s text:c="2"/>│ <text:s text:c="2"/>└── models.py <text:s text:c="13"/># Definisi tabel database (Kelas ORM: Area, Sensor, SensorReading, dll.)</text:span></text:p>
            <text:p text:style-name="Preformatted_20_Text"><text:span text:style-name="Source_20_Text">│ <text:s text:c="2"/>│ <text:s text:c="2"/># Bisa ditambahkan dao.py jika ingin memisahkan query logic</text:span></text:p>
            <text:p text:style-name="Preformatted_20_Text"><text:span text:style-name="Source_20_Text">│ <text:s text:c="2"/>│</text:span></text:p>
            <text:p text:style-name="Preformatted_20_Text"><text:span text:style-name="Source_20_Text">│ <text:s text:c="2"/>├── ml/ <text:s text:c="23"/># Modul untuk fungsionalitas AI/Machine Learning</text:span></text:p>
            <text:p text:style-name="Preformatted_20_Text"><text:span text:style-name="Source_20_Text">│ <text:s text:c="2"/>│ <text:s text:c="2"/>├── __init__.py</text:span></text:p>
            <text:p text:style-name="Preformatted_20_Text"><text:span text:style-name="Source_20_Text">│ <text:s text:c="2"/>│ <text:s text:c="2"/>├── models_store/ <text:s text:c="9"/># Direktori penyimpanan file model terlatih (.h5, .pb, dll)</text:span></text:p>
            <text:p text:style-name="Preformatted_20_Text"><text:span text:style-name="Source_20_Text">│ <text:s text:c="2"/>│ <text:s text:c="2"/>│ <text:s text:c="2"/>└── .gitkeep <text:s text:c="10"/># Agar direktori kosong ter-commit</text:span></text:p>
            <text:p text:style-name="Preformatted_20_Text"><text:span text:style-name="Source_20_Text">│ <text:s text:c="2"/>│ <text:s text:c="2"/>├── prediction.py <text:s text:c="9"/># Fungsi terkait prediksi (misal: panen)</text:span></text:p>
            <text:p text:style-name="Preformatted_20_Text"><text:span text:style-name="Source_20_Text">│ <text:s text:c="2"/>│ <text:s text:c="2"/>├── recommendation.py <text:s text:c="5"/># Fungsi terkait rekomendasi (perawatan)</text:span></text:p>
            <text:p text:style-name="Preformatted_20_Text"><text:span text:style-name="Source_20_Text">│ <text:s text:c="2"/>│ <text:s text:c="2"/>└── utils.py <text:s text:c="14"/># Fungsi utilitas ML (load model, preprocess)</text:span></text:p>
            <text:p text:style-name="Preformatted_20_Text"><text:span text:style-name="Source_20_Text">│ <text:s text:c="2"/>│</text:span></text:p>
            <text:p text:style-name="Preformatted_20_Text"><text:span text:style-name="Source_20_Text">│ <text:s text:c="2"/>└── utils/ <text:s text:c="20"/># Utilitas umum (helpers, validators, etc)</text:span></text:p>
            <text:p text:style-name="Preformatted_20_Text"><text:span text:style-name="Source_20_Text">│ <text:s text:c="6"/>├── __init__.py</text:span></text:p>
            <text:p text:style-name="Preformatted_20_Text"><text:span text:style-name="Source_20_Text">│ <text:s text:c="6"/>├── helpers.py</text:span></text:p>
            <text:p text:style-name="Preformatted_20_Text"><text:span text:style-name="Source_20_Text">│ <text:s text:c="6"/>└── exceptions.py <text:s text:c="9"/># Definisi custom exceptions (jika perlu)</text:span></text:p>
            <text:p text:style-name="Preformatted_20_Text"><text:span text:style-name="Source_20_Text">│</text:span></text:p>
            <text:p text:style-name="Preformatted_20_Text"><text:span text:style-name="Source_20_Text">├── migrations/ <text:s text:c="19"/># (Jika menggunakan Alembic/Flask-Migrate) Direktori untuk skrip migrasi database</text:span></text:p>
            <text:p text:style-name="Preformatted_20_Text"><text:span text:style-name="Source_20_Text">│ <text:s text:c="2"/>└── ...</text:span></text:p>
            <text:p text:style-name="Preformatted_20_Text"><text:span text:style-name="Source_20_Text">│</text:span></text:p>
            <text:p text:style-name="Preformatted_20_Text"><text:soft-page-break/><text:span text:style-name="Source_20_Text">├── tests/ <text:s text:c="24"/># Direktori untuk unit tests &amp; integration tests</text:span></text:p>
            <text:p text:style-name="Preformatted_20_Text"><text:span text:style-name="Source_20_Text">│ <text:s text:c="2"/>├── __init__.py</text:span></text:p>
            <text:p text:style-name="Preformatted_20_Text"><text:span text:style-name="Source_20_Text">│ <text:s text:c="2"/>├── test_api.py <text:s text:c="15"/># Tes untuk endpoints API</text:span></text:p>
            <text:p text:style-name="Preformatted_20_Text"><text:span text:style-name="Source_20_Text">│ <text:s text:c="2"/>├── test_services.py <text:s text:c="10"/># Tes untuk business logic</text:span></text:p>
            <text:p text:style-name="Preformatted_20_Text"><text:span text:style-name="Source_20_Text">│ <text:s text:c="2"/>└── test_models.py <text:s text:c="12"/># Tes untuk interaksi model/database</text:span></text:p>
            <text:p text:style-name="Preformatted_20_Text"><text:span text:style-name="Source_20_Text">│ <text:s text:c="2"/># ... etc</text:span></text:p>
            <text:p text:style-name="Preformatted_20_Text"><text:span text:style-name="Source_20_Text">│</text:span></text:p>
            <text:p text:style-name="Preformatted_20_Text"><text:span text:style-name="Source_20_Text">├── venv/ <text:s text:c="25"/># Direktori virtual environment (biasanya diabaikan oleh Git)</text:span></text:p>
            <text:p text:style-name="Preformatted_20_Text"><text:span text:style-name="Source_20_Text">│</text:span></text:p>
            <text:p text:style-name="Preformatted_20_Text"><text:span text:style-name="Source_20_Text">├── config.py <text:s text:c="21"/># File konfigurasi (Database URI, Secret Key, dll.)</text:span></text:p>
            <text:p text:style-name="Preformatted_20_Text"><text:span text:style-name="Source_20_Text">├── wsgi.py <text:s text:c="23"/># Entry point untuk WSGI server (Gunicorn/uWSGI)</text:span></text:p>
            <text:p text:style-name="Preformatted_20_Text"><text:span text:style-name="Source_20_Text">├── run.py <text:s text:c="24"/># Skrip sederhana untuk menjalankan Flask development server</text:span></text:p>
            <text:p text:style-name="Preformatted_20_Text"><text:span text:style-name="Source_20_Text">├── requirements.txt <text:s text:c="14"/># Daftar dependensi Python (Flask, SQLAlchemy, TensorFlow, Psycopg2, dll.)</text:span></text:p>
            <text:p text:style-name="Preformatted_20_Text"><text:span text:style-name="Source_20_Text">├── .env_example <text:s text:c="18"/># Contoh file environment variables (jangan commit .env asli)</text:span></text:p>
            <text:p text:style-name="Preformatted_20_Text"><text:span text:style-name="Source_20_Text">├── .gitignore <text:s text:c="20"/># File untuk mengabaikan file/direktori tertentu dari Git (venv, __pycache__, .env)</text:span></text:p>
            <text:p text:style-name="P147"><text:span text:style-name="Source_20_Text">└── README.md <text:s text:c="21"/># Dokumentasi proyek: deskripsi, cara setup, cara menjalankan</text:span></text:p>
            <text:p text:style-name="Text_20_body"><text:span text:style-name="Strong_20_Emphasis">Penjelasan Singkat Komponen:</text:span></text:p>
            <text:list xml:id="list7153394314941007782" text:style-name="L9">
              <text:list-item>
                <text:p text:style-name="P78"><text:span text:style-name="Strong_20_Emphasis"><text:span text:style-name="Source_20_Text">app/</text:span></text:span>: Folder utama berisi kode aplikasi. </text:p>
                <text:list>
                  <text:list-item>
                    <text:p text:style-name="P78"><text:span text:style-name="Source_20_Text">__init__.py</text:span>: Menggunakan pola <text:span text:style-name="Emphasis">Application Factory</text:span> (<text:span text:style-name="Source_20_Text">create_app</text:span>) untuk membuat instance Flask. Ini tempat mendaftarkan <text:span text:style-name="Emphasis">Blueprints</text:span>, ekstensi (seperti SQLAlchemy), dan konfigurasi dasar. </text:p>
                  </text:list-item>
                  <text:list-item>
                    <text:p text:style-name="P78"><text:span text:style-name="Source_20_Text">api/</text:span>: Menggunakan Flask Blueprints untuk mengelompokkan <text:span text:style-name="Emphasis">routes</text:span> (endpoint). <text:span text:style-name="Source_20_Text">routes.py</text:span> berisi definisi URL dan fungsi <text:span text:style-name="Emphasis">handler</text:span>-nya. <text:span text:style-name="Source_20_Text">schemas.py</text:span> (opsional) bisa digunakan dengan library seperti Marshmallow untuk validasi data request/response. </text:p>
                  </text:list-item>
                  <text:list-item>
                    <text:p text:style-name="P78"><text:span text:style-name="Source_20_Text">core/</text:span>: Lapisan <text:span text:style-name="Emphasis">service</text:span> yang berisi logika bisnis utama. Memisahkan logika dari <text:span text:style-name="Emphasis">route handlers</text:span> membuatnya lebih bersih dan mudah diuji. </text:p>
                  </text:list-item>
                  <text:list-item>
                    <text:p text:style-name="P78"><text:span text:style-name="Source_20_Text">models/</text:span>: Berisi <text:span text:style-name="Source_20_Text">database.py</text:span> untuk inisialisasi koneksi (misal, <text:span text:style-name="Source_20_Text">db = SQLAlchemy()</text:span>) dan <text:span text:style-name="Source_20_Text">models.py</text:span> untuk definisi kelas ORM yang merepresentasikan tabel database. </text:p>
                  </text:list-item>
                  <text:list-item>
                    <text:p text:style-name="P78"><text:span text:style-name="Source_20_Text">ml/</text:span>: Semua kode terkait AI/ML. <text:span text:style-name="Source_20_Text">models_store/</text:span> untuk menyimpan file model fisik. <text:span text:style-name="Source_20_Text">prediction.py</text:span> dan <text:span text:style-name="Source_20_Text">recommendation.py</text:span> berisi fungsi untuk memuat model dan melakukan inferensi. </text:p>
                  </text:list-item>
                  <text:list-item>
                    <text:p text:style-name="P78"><text:span text:style-name="Source_20_Text">utils/</text:span>: Fungsi bantuan yang bisa digunakan di banyak tempat. </text:p>
                  </text:list-item>
                </text:list>
              </text:list-item>
              <text:list-item>
                <text:p text:style-name="P78"><text:span text:style-name="Strong_20_Emphasis"><text:span text:style-name="Source_20_Text">migrations/</text:span></text:span>: Jika menggunakan Alembic atau Flask-Migrate untuk mengelola perubahan skema database, direktori ini akan dibuat secara otomatis. </text:p>
              </text:list-item>
              <text:list-item>
                <text:p text:style-name="P78"><text:span text:style-name="Strong_20_Emphasis"><text:span text:style-name="Source_20_Text">tests/</text:span></text:span>: Sangat penting untuk menyimpan kode pengujian (unit/integrasi). Struktur di dalamnya bisa mencerminkan struktur <text:span text:style-name="Source_20_Text">app/</text:span>. </text:p>
              </text:list-item>
              <text:list-item>
                <text:p text:style-name="P78"><text:span text:style-name="Strong_20_Emphasis"><text:span text:style-name="Source_20_Text">venv/</text:span></text:span>: Direktori <text:span text:style-name="Emphasis">virtual environment</text:span> Python untuk isolasi dependensi. </text:p>
              </text:list-item>
              <text:list-item>
                <text:p text:style-name="P78"><text:span text:style-name="Strong_20_Emphasis"><text:span text:style-name="Source_20_Text">config.py</text:span></text:span>: Menyimpan konfigurasi aplikasi. Bisa memuat variabel dari <text:span text:style-name="Emphasis">environment variables</text:span> (via file <text:span text:style-name="Source_20_Text">.env</text:span>). </text:p>
              </text:list-item>
              <text:list-item>
                <text:p text:style-name="P78"><text:span text:style-name="Strong_20_Emphasis"><text:span text:style-name="Source_20_Text">wsgi.py</text:span></text:span>: Digunakan oleh server WSGI seperti Gunicorn untuk menjalankan aplikasi di lingkungan produksi. Biasanya mengimpor <text:span text:style-name="Emphasis">application factory</text:span> dari <text:span text:style-name="Source_20_Text">app</text:span>. </text:p>
              </text:list-item>
              <text:list-item>
                <text:p text:style-name="P78"><text:span text:style-name="Strong_20_Emphasis"><text:span text:style-name="Source_20_Text">run.py</text:span></text:span>: Skrip sederhana untuk menjalankan server pengembangan bawaan Flask (<text:span text:style-name="Source_20_Text">flask </text:span><text:soft-page-break/><text:span text:style-name="Source_20_Text">run</text:span>). </text:p>
              </text:list-item>
              <text:list-item>
                <text:p text:style-name="P78"><text:span text:style-name="Strong_20_Emphasis"><text:span text:style-name="Source_20_Text">requirements.txt</text:span></text:span>: File standar untuk mendefinisikan dependensi proyek (<text:span text:style-name="Source_20_Text">pip freeze &gt; requirements.txt</text:span>). </text:p>
              </text:list-item>
              <text:list-item>
                <text:p text:style-name="P78"><text:span text:style-name="Strong_20_Emphasis"><text:span text:style-name="Source_20_Text">.env_example</text:span></text:span>: Contoh format file <text:span text:style-name="Source_20_Text">.env</text:span> yang berisi variabel lingkungan (seperti <text:span text:style-name="Source_20_Text">DATABASE_URL</text:span>, <text:span text:style-name="Source_20_Text">SECRET_KEY</text:span>). File <text:span text:style-name="Source_20_Text">.env</text:span> yang sebenarnya berisi <text:span text:style-name="Emphasis">credential</text:span> sensitif dan tidak boleh dimasukkan ke <text:span text:style-name="Emphasis">version control</text:span>. </text:p>
              </text:list-item>
              <text:list-item>
                <text:p text:style-name="P78"><text:span text:style-name="Strong_20_Emphasis"><text:span text:style-name="Source_20_Text">.gitignore</text:span></text:span>: Menginstruksikan Git file/folder mana yang harus diabaikan (contoh: <text:span text:style-name="Source_20_Text">venv/</text:span>, <text:span text:style-name="Source_20_Text">__pycache__/</text:span>, <text:span text:style-name="Source_20_Text">*.pyc</text:span>, <text:span text:style-name="Source_20_Text">.env</text:span>). </text:p>
              </text:list-item>
              <text:list-item>
                <text:p text:style-name="P9"><text:span text:style-name="Strong_20_Emphasis"><text:span text:style-name="Source_20_Text">README.md</text:span></text:span>: File dokumentasi utama. Harus berisi penjelasan proyek, cara menginstal dependensi (<text:span text:style-name="Source_20_Text">pip install -r requirements.txt</text:span>), cara menyiapkan database, dan cara menjalankan server (development dan/atau production). </text:p>
              </text:list-item>
            </text:list>
            <text:p text:style-name="Text_20_body">Struktur ini memberikan dasar yang terorganisir untuk memulai pengembangan server SmartFarm Monitor. Siap untuk tugas berikutnya!</text:p>
          </text:section>
          <text:section text:style-name="Sect1" text:name="feedback-form-3">
            <text:p text:style-name="P69"/>
          </text:section>
        </text:section>
        <text:section text:style-name="Sect1" text:name="d0cedd6a60280bdc">
          <text:p text:style-name="Text_20_body"/>
          <text:section text:style-name="Sect1" text:name="user-query-content-4">
            <text:p text:style-name="P145">Tugas 4 : <text:s/>Menulis Kode Program untuk masing-masing File pada Struktur Proyek, Tulis satu persatu secara bertahap dan jangn pindah file sebelum saya meminta “YOI” </text:p>
          </text:section>
          <text:p text:style-name="P69">Tampilkan alur berpikir</text:p>
          <text:section text:style-name="Sect2" text:name="model-response-message-contentr_d0cedd6a60280bdc">
            <text:p text:style-name="Text_20_body">Oke, saya siap. Mari kita mulai dengan file pertama.</text:p>
            <text:p text:style-name="Horizontal_20_Line"/>
            <text:p text:style-name="Text_20_body"><text:span text:style-name="Strong_20_Emphasis">File 1: </text:span><text:span text:style-name="Strong_20_Emphasis"><text:span text:style-name="Source_20_Text">smartfarm_server/config.py</text:span></text:span></text:p>
            <text:p text:style-name="Text_20_body">File ini akan berisi kelas konfigurasi untuk aplikasi Flask Anda. Ini memungkinkan Anda mengatur variabel seperti kunci rahasia (secret key), URI database, dan pengaturan lainnya. Menggunakan kelas memudahkan pengelolaan konfigurasi untuk lingkungan yang berbeda (misalnya, Development, Testing, Production).</text:p>
            <text:p text:style-name="Text_20_body">Python</text:p>
            <text:p text:style-name="Preformatted_20_Text"><text:span text:style-name="Source_20_Text"># smartfarm_server/config.py</text:span></text:p>
            <text:p text:style-name="Preformatted_20_Text"/>
            <text:p text:style-name="Preformatted_20_Text"><text:span text:style-name="Source_20_Text">import os</text:span></text:p>
            <text:p text:style-name="Preformatted_20_Text"><text:span text:style-name="Source_20_Text">from dotenv import load_dotenv</text:span></text:p>
            <text:p text:style-name="Preformatted_20_Text"/>
            <text:p text:style-name="Preformatted_20_Text"><text:span text:style-name="Source_20_Text"># Muat environment variables dari file .env (jika ada)</text:span></text:p>
            <text:p text:style-name="Preformatted_20_Text"><text:span text:style-name="Source_20_Text"># Berguna untuk menyimpan kredensial sensitif seperti URI database di luar kode</text:span></text:p>
            <text:p text:style-name="Preformatted_20_Text"><text:span text:style-name="Source_20_Text">basedir = os.path.abspath(os.path.dirname(__file__))</text:span></text:p>
            <text:p text:style-name="Preformatted_20_Text"><text:span text:style-name="Source_20_Text">load_dotenv(os.path.join(basedir, '.env'))</text:span></text:p>
            <text:p text:style-name="Preformatted_20_Text"/>
            <text:p text:style-name="Preformatted_20_Text"><text:span text:style-name="Source_20_Text">class Config:</text:span></text:p>
            <text:p text:style-name="Preformatted_20_Text"><text:span text:style-name="Source_20_Text"><text:s text:c="4"/>"""Konfigurasi dasar aplikasi."""</text:span></text:p>
            <text:p text:style-name="Preformatted_20_Text"><text:span text:style-name="Source_20_Text"><text:s text:c="4"/>SECRET_KEY = os.environ.get('SECRET_KEY') or 'you-will-never-guess-this-secret-key' # Ganti dengan kunci yang aman!</text:span></text:p>
            <text:p text:style-name="Preformatted_20_Text"/>
            <text:p text:style-name="Preformatted_20_Text"><text:span text:style-name="Source_20_Text"><text:s text:c="4"/># Konfigurasi Database (PostgreSQL)</text:span></text:p>
            <text:p text:style-name="Preformatted_20_Text"><text:span text:style-name="Source_20_Text"><text:s text:c="4"/># Ambil dari environment variable DATABASE_URL jika ada, jika tidak gunakan default lokal</text:span></text:p>
            <text:p text:style-name="Preformatted_20_Text"><text:span text:style-name="Source_20_Text"><text:s text:c="4"/># Format: postgresql://user:password@host:port/database_name</text:span></text:p>
            <text:p text:style-name="Preformatted_20_Text"><text:span text:style-name="Source_20_Text"><text:s text:c="4"/>SQLALCHEMY_DATABASE_URI = os.environ.get('DATABASE_URL') or \</text:span></text:p>
            <text:p text:style-name="Preformatted_20_Text"><text:span text:style-name="Source_20_Text"><text:s text:c="8"/>'postgresql://postgres:your_local_password@localhost:5432/smartfarm_db' # Ganti sesuai setup lokal Anda!</text:span></text:p>
            <text:p text:style-name="Preformatted_20_Text"/>
            <text:p text:style-name="Preformatted_20_Text"><text:span text:style-name="Source_20_Text"><text:s text:c="4"/># Nonaktifkan fitur modifikasi track SQLAlchemy karena tidak dibutuhkan dan memakan memori</text:span></text:p>
            <text:p text:style-name="Preformatted_20_Text"><text:span text:style-name="Source_20_Text"><text:s text:c="4"/>SQLALCHEMY_TRACK_MODIFICATIONS = False</text:span></text:p>
            <text:p text:style-name="Preformatted_20_Text"><text:soft-page-break/></text:p>
            <text:p text:style-name="Preformatted_20_Text"><text:span text:style-name="Source_20_Text"><text:s text:c="4"/># Opsi lain bisa ditambahkan di sini, contoh:</text:span></text:p>
            <text:p text:style-name="Preformatted_20_Text"><text:span text:style-name="Source_20_Text"><text:s text:c="4"/># MAIL_SERVER = os.environ.get('MAIL_SERVER')</text:span></text:p>
            <text:p text:style-name="Preformatted_20_Text"><text:span text:style-name="Source_20_Text"><text:s text:c="4"/># MAIL_PORT = int(os.environ.get('MAIL_PORT') or 25)</text:span></text:p>
            <text:p text:style-name="Preformatted_20_Text"><text:span text:style-name="Source_20_Text"><text:s text:c="4"/># ... dll</text:span></text:p>
            <text:p text:style-name="Preformatted_20_Text"/>
            <text:p text:style-name="Preformatted_20_Text"><text:span text:style-name="Source_20_Text">class DevelopmentConfig(Config):</text:span></text:p>
            <text:p text:style-name="Preformatted_20_Text"><text:span text:style-name="Source_20_Text"><text:s text:c="4"/>"""Konfigurasi untuk lingkungan Development."""</text:span></text:p>
            <text:p text:style-name="Preformatted_20_Text"><text:span text:style-name="Source_20_Text"><text:s text:c="4"/>DEBUG = True</text:span></text:p>
            <text:p text:style-name="Preformatted_20_Text"><text:span text:style-name="Source_20_Text"><text:s text:c="4"/># Mungkin ada pengaturan spesifik development lainnya</text:span></text:p>
            <text:p text:style-name="Preformatted_20_Text"/>
            <text:p text:style-name="Preformatted_20_Text"><text:span text:style-name="Source_20_Text">class TestingConfig(Config):</text:span></text:p>
            <text:p text:style-name="Preformatted_20_Text"><text:span text:style-name="Source_20_Text"><text:s text:c="4"/>"""Konfigurasi untuk lingkungan Testing."""</text:span></text:p>
            <text:p text:style-name="Preformatted_20_Text"><text:span text:style-name="Source_20_Text"><text:s text:c="4"/>TESTING = True</text:span></text:p>
            <text:p text:style-name="Preformatted_20_Text"><text:span text:style-name="Source_20_Text"><text:s text:c="4"/># Gunakan database terpisah untuk testing jika perlu</text:span></text:p>
            <text:p text:style-name="Preformatted_20_Text"><text:span text:style-name="Source_20_Text"><text:s text:c="4"/>SQLALCHEMY_DATABASE_URI = os.environ.get('TEST_DATABASE_URL') or \</text:span></text:p>
            <text:p text:style-name="Preformatted_20_Text"><text:span text:style-name="Source_20_Text"><text:s text:c="8"/>'postgresql://postgres:your_local_password@localhost:5432/smartfarm_test_db' # Database test</text:span></text:p>
            <text:p text:style-name="Preformatted_20_Text"><text:span text:style-name="Source_20_Text"><text:s text:c="4"/>WTF_CSRF_ENABLED = False # Nonaktifkan CSRF protection di form testing (jika pakai Flask-WTF)</text:span></text:p>
            <text:p text:style-name="Preformatted_20_Text"/>
            <text:p text:style-name="Preformatted_20_Text"/>
            <text:p text:style-name="Preformatted_20_Text"><text:span text:style-name="Source_20_Text">class ProductionConfig(Config):</text:span></text:p>
            <text:p text:style-name="Preformatted_20_Text"><text:span text:style-name="Source_20_Text"><text:s text:c="4"/>"""Konfigurasi untuk lingkungan Production."""</text:span></text:p>
            <text:p text:style-name="Preformatted_20_Text"><text:span text:style-name="Source_20_Text"><text:s text:c="4"/>DEBUG = False</text:span></text:p>
            <text:p text:style-name="Preformatted_20_Text"><text:span text:style-name="Source_20_Text"><text:s text:c="4"/>TESTING = False</text:span></text:p>
            <text:p text:style-name="Preformatted_20_Text"><text:span text:style-name="Source_20_Text"><text:s text:c="4"/># Pastikan SECRET_KEY dan DATABASE_URL diatur melalui environment variables di production!</text:span></text:p>
            <text:p text:style-name="Preformatted_20_Text"><text:span text:style-name="Source_20_Text"><text:s text:c="4"/># Tambahkan konfigurasi spesifik production lainnya (logging, security headers, dll.)</text:span></text:p>
            <text:p text:style-name="Preformatted_20_Text"/>
            <text:p text:style-name="Preformatted_20_Text"/>
            <text:p text:style-name="Preformatted_20_Text"><text:span text:style-name="Source_20_Text"># Dictionary untuk memetakan nama konfigurasi ke kelasnya</text:span></text:p>
            <text:p text:style-name="Preformatted_20_Text"><text:span text:style-name="Source_20_Text">config_by_name = {</text:span></text:p>
            <text:p text:style-name="Preformatted_20_Text"><text:span text:style-name="Source_20_Text"><text:s text:c="4"/>'development': DevelopmentConfig,</text:span></text:p>
            <text:p text:style-name="Preformatted_20_Text"><text:span text:style-name="Source_20_Text"><text:s text:c="4"/>'testing': TestingConfig,</text:span></text:p>
            <text:p text:style-name="Preformatted_20_Text"><text:span text:style-name="Source_20_Text"><text:s text:c="4"/>'production': ProductionConfig,</text:span></text:p>
            <text:p text:style-name="Preformatted_20_Text"><text:span text:style-name="Source_20_Text"><text:s text:c="4"/>'default': DevelopmentConfig # Default jika tidak dispesifikasikan</text:span></text:p>
            <text:p text:style-name="Preformatted_20_Text"><text:span text:style-name="Source_20_Text">}</text:span></text:p>
            <text:p text:style-name="Preformatted_20_Text"/>
            <text:p text:style-name="Preformatted_20_Text"><text:span text:style-name="Source_20_Text"># Fungsi helper untuk mendapatkan kunci rahasia</text:span></text:p>
            <text:p text:style-name="Preformatted_20_Text"><text:span text:style-name="Source_20_Text">def get_secret_key():</text:span></text:p>
            <text:p text:style-name="Preformatted_20_Text"><text:span text:style-name="Source_20_Text"><text:s text:c="4"/>config_name = os.getenv('FLASK_CONFIG') or 'default'</text:span></text:p>
            <text:p text:style-name="P147"><text:span text:style-name="Source_20_Text"><text:s text:c="4"/>return config_by_name[config_name]().SECRET_KEY</text:span></text:p>
            <text:p text:style-name="Text_20_body"><draw:frame draw:style-name="fr2" draw:name="Frame10" text:anchor-type="char" svg:x="0in" svg:width="0.0161in" draw:z-index="8"><draw:text-box fo:min-height="0.052in"><text:p text:style-name="Text_20_body"><draw:frame draw:style-name="fr1" draw:name="Frame11" text:anchor-type="char" svg:width="0.0161in" draw:z-index="9"><draw:text-box fo:min-height="0.0161in"><text:p text:style-name="Text_20_body"><draw:frame draw:style-name="fr1" draw:name="Frame12" text:anchor-type="char" svg:width="0.0161in" draw:z-index="10"><draw:text-box fo:min-height="0.0161in"><text:p text:style-name="Text_20_body"/></draw:text-box></draw:frame></text:p></draw:text-box></draw:frame></text:p></draw:text-box></draw:frame><draw:frame draw:style-name="fr2" draw:name="Frame2" text:anchor-type="char" svg:x="0in" svg:width="0.052in" draw:z-index="1"><draw:text-box fo:min-height="0.052in"><draw:frame draw:style-name="fr3" draw:name="Frame3" text:anchor-type="frame" svg:x="0in" svg:y="0in" svg:width="0.0161in" draw:z-index="5"><draw:text-box fo:min-height="0.0161in"><text:p text:style-name="Text_20_body"><draw:frame draw:style-name="fr1" draw:name="Frame4" text:anchor-type="char" svg:width="0.5in" draw:z-index="7"><draw:text-box fo:min-height="0.0161in"><text:p text:style-name="Text_20_body"/></draw:text-box></draw:frame><draw:frame draw:style-name="fr1" draw:name="Frame5" text:anchor-type="char" svg:width="0.5in" draw:z-index="6"><draw:text-box fo:min-height="0.3126in"><text:p text:style-name="Text_20_body"/></draw:text-box></draw:frame></text:p></draw:text-box></draw:frame><draw:frame draw:style-name="fr3" draw:name="Frame8" text:anchor-type="frame" svg:x="0in" svg:y="0in" svg:width="0.1457in" draw:z-index="4"><draw:text-box fo:min-height="0.2083in"><text:p text:style-name="Text_20_body"/></draw:text-box></draw:frame><text:p text:style-name="Text_20_body"><draw:frame draw:style-name="fr2" draw:name="Frame6" text:anchor-type="char" svg:x="0in" svg:width="0.0161in" draw:z-index="2"><draw:text-box fo:min-height="0.1252in"><draw:frame draw:style-name="fr3" draw:name="Frame7" text:anchor-type="frame" svg:x="0in" svg:y="0in" svg:width="0.2083in" draw:z-index="3"><draw:text-box fo:min-height="0.1252in"><text:p text:style-name="Text_20_body"/></draw:text-box></draw:frame><text:p text:style-name="Text_20_body"/></draw:text-box></draw:frame></text:p></draw:text-box></draw:frame><draw:frame draw:style-name="fr1" draw:name="Frame1" text:anchor-type="char" svg:width="0.0161in" draw:z-index="0"><draw:text-box fo:min-height="0.3126in"><text:p text:style-name="Text_20_body"/></draw:text-box></draw:frame><text:span text:style-name="Strong_20_Emphasis">Penjelasan:</text:span></text:p>
            <text:list xml:id="list1843207879149152183" text:style-name="L10">
              <text:list-item>
                <text:p text:style-name="P79"><text:span text:style-name="Strong_20_Emphasis">Import Modul:</text:span> Mengimpor <text:span text:style-name="Source_20_Text">os</text:span> untuk interaksi dengan sistem operasi (mendapatkan path) dan <text:span text:style-name="Source_20_Text">load_dotenv</text:span> dari <text:span text:style-name="Source_20_Text">python-dotenv</text:span> untuk memuat variabel dari file <text:span text:style-name="Source_20_Text">.env</text:span>. </text:p>
              </text:list-item>
              <text:list-item>
                <text:p text:style-name="P79"><text:span text:style-name="Strong_20_Emphasis"><text:span text:style-name="Source_20_Text">load_dotenv()</text:span></text:span><text:span text:style-name="Strong_20_Emphasis">:</text:span> Mencari file <text:span text:style-name="Source_20_Text">.env</text:span> di direktori yang sama dan memuat variabel di dalamnya ke environment variables sistem. Ini cara yang baik untuk menjaga kredensial (seperti password database) agar tidak tertulis langsung di kode. </text:p>
              </text:list-item>
              <text:list-item>
                <text:p text:style-name="P79"><text:span text:style-name="Strong_20_Emphasis"><text:span text:style-name="Source_20_Text">Config</text:span></text:span><text:span text:style-name="Strong_20_Emphasis"> Class:</text:span> Kelas dasar yang berisi konfigurasi umum. </text:p>
                <text:list>
                  <text:list-item>
                    <text:p text:style-name="P79"><text:span text:style-name="Source_20_Text">SECRET_KEY</text:span>: Kunci rahasia yang digunakan Flask untuk keamanan sesi, signing, dll. Sangat penting untuk production! Di sini diambil dari environment variable <text:span text:style-name="Source_20_Text">SECRET_KEY</text:span> atau menggunakan nilai default (yang <text:span text:style-name="Strong_20_Emphasis">harus</text:span> diganti untuk production). </text:p>
                  </text:list-item>
                  <text:list-item>
                    <text:p text:style-name="P79"><text:span text:style-name="Source_20_Text">SQLALCHEMY_DATABASE_URI</text:span>: String koneksi ke database PostgreSQL. Diambil dari environment variable <text:span text:style-name="Source_20_Text">DATABASE_URL</text:span> atau menggunakan default lokal (yang <text:soft-page-break/>perlu Anda sesuaikan dengan setup PostgreSQL Anda). </text:p>
                  </text:list-item>
                  <text:list-item>
                    <text:p text:style-name="P79"><text:span text:style-name="Source_20_Text">SQLALCHEMY_TRACK_MODIFICATIONS</text:span>: Dinonaktifkan untuk efisiensi. </text:p>
                  </text:list-item>
                </text:list>
              </text:list-item>
              <text:list-item>
                <text:p text:style-name="P79"><text:span text:style-name="Strong_20_Emphasis">Kelas Spesifik Lingkungan:</text:span> <text:span text:style-name="Source_20_Text">DevelopmentConfig</text:span>, <text:span text:style-name="Source_20_Text">TestingConfig</text:span>, <text:span text:style-name="Source_20_Text">ProductionConfig</text:span> mewarisi dari <text:span text:style-name="Source_20_Text">Config</text:span> dan menimpa atau menambahkan pengaturan sesuai kebutuhan lingkungan masing-masing. </text:p>
              </text:list-item>
              <text:list-item>
                <text:p text:style-name="P79"><text:span text:style-name="Strong_20_Emphasis"><text:span text:style-name="Source_20_Text">config_by_name</text:span></text:span><text:span text:style-name="Strong_20_Emphasis"> Dictionary:</text:span> Memudahkan pemilihan konfigurasi berdasarkan nama (misalnya, dari environment variable <text:span text:style-name="Source_20_Text">FLASK_CONFIG</text:span>). </text:p>
              </text:list-item>
              <text:list-item>
                <text:p text:style-name="P10"><text:span text:style-name="Strong_20_Emphasis"><text:span text:style-name="Source_20_Text">get_secret_key</text:span></text:span><text:span text:style-name="Strong_20_Emphasis"> Function:</text:span> Contoh fungsi helper jika Anda perlu mengakses konfigurasi spesifik dari luar konteks aplikasi Flask. </text:p>
              </text:list-item>
            </text:list>
            <text:p text:style-name="Horizontal_20_Line"/>
            <text:p text:style-name="Text_20_body">Silakan tinjau kode di atas. Jika sudah sesuai, katakan "YOI" untuk lanjut ke file berikutnya.</text:p>
          </text:section>
          <text:section text:style-name="Sect1" text:name="feedback-form-4">
            <text:p text:style-name="P69"/>
          </text:section>
        </text:section>
        <text:section text:style-name="Sect1" text:name="a45b40842039a267">
          <text:p text:style-name="Text_20_body"/>
          <text:section text:style-name="Sect1" text:name="user-query-content-5">
            <text:p text:style-name="P145">YOI </text:p>
          </text:section>
          <text:p text:style-name="P69">Tampilkan alur berpikir</text:p>
          <text:section text:style-name="Sect2" text:name="model-response-message-contentr_a45b40842039a267">
            <text:p text:style-name="Text_20_body">Oke, kita lanjut ke file berikutnya.</text:p>
            <text:p text:style-name="Horizontal_20_Line"/>
            <text:p text:style-name="Text_20_body"><text:span text:style-name="Strong_20_Emphasis">File 2: </text:span><text:span text:style-name="Strong_20_Emphasis"><text:span text:style-name="Source_20_Text">smartfarm_server/requirements.txt</text:span></text:span></text:p>
            <text:p text:style-name="Text_20_body">File ini berisi daftar semua pustaka (library) Python pihak ketiga yang dibutuhkan oleh proyek Anda, beserta versinya (opsional tapi direkomendasikan untuk konsistensi). Perintah <text:span text:style-name="Source_20_Text">pip install -r requirements.txt</text:span> akan menginstal semua dependensi ini.</text:p>
            <text:p text:style-name="Text_20_body">Plaintext</text:p>
            <text:p text:style-name="Preformatted_20_Text"><text:span text:style-name="Source_20_Text"># smartfarm_server/requirements.txt</text:span></text:p>
            <text:p text:style-name="Preformatted_20_Text"/>
            <text:p text:style-name="Preformatted_20_Text"><text:span text:style-name="Source_20_Text"># Core Framework</text:span></text:p>
            <text:p text:style-name="Preformatted_20_Text"><text:span text:style-name="Source_20_Text">Flask&gt;=2.0 # Atau versi spesifik lainnya jika perlu</text:span></text:p>
            <text:p text:style-name="Preformatted_20_Text"><text:span text:style-name="Source_20_Text">Flask-SQLAlchemy&gt;=2.5</text:span></text:p>
            <text:p text:style-name="Preformatted_20_Text"><text:span text:style-name="Source_20_Text">psycopg2-binary&gt;=2.9 # Driver PostgreSQL (versi binary lebih mudah diinstall di banyak OS)</text:span></text:p>
            <text:p text:style-name="Preformatted_20_Text"/>
            <text:p text:style-name="Preformatted_20_Text"><text:span text:style-name="Source_20_Text"># Configuration Helper</text:span></text:p>
            <text:p text:style-name="Preformatted_20_Text"><text:span text:style-name="Source_20_Text">python-dotenv&gt;=0.19</text:span></text:p>
            <text:p text:style-name="Preformatted_20_Text"/>
            <text:p text:style-name="Preformatted_20_Text"><text:span text:style-name="Source_20_Text"># ML/AI (Tambahkan nanti jika sudah siap)</text:span></text:p>
            <text:p text:style-name="Preformatted_20_Text"><text:span text:style-name="Source_20_Text"># tensorflow&gt;=2.8</text:span></text:p>
            <text:p text:style-name="Preformatted_20_Text"><text:span text:style-name="Source_20_Text"># numpy</text:span></text:p>
            <text:p text:style-name="Preformatted_20_Text"><text:span text:style-name="Source_20_Text"># pandas</text:span></text:p>
            <text:p text:style-name="Preformatted_20_Text"/>
            <text:p text:style-name="Preformatted_20_Text"><text:span text:style-name="Source_20_Text"># WSGI Server (Untuk Production, opsional untuk development awal)</text:span></text:p>
            <text:p text:style-name="Preformatted_20_Text"><text:span text:style-name="Source_20_Text"># gunicorn</text:span></text:p>
            <text:p text:style-name="Preformatted_20_Text"/>
            <text:p text:style-name="Preformatted_20_Text"><text:span text:style-name="Source_20_Text"># Lainnya (jika dibutuhkan)</text:span></text:p>
            <text:p text:style-name="Preformatted_20_Text"><text:span text:style-name="Source_20_Text"># Flask-Migrate (untuk migrasi database)</text:span></text:p>
            <text:p text:style-name="Preformatted_20_Text"><text:span text:style-name="Source_20_Text"># requests (jika perlu memanggil API eksternal)</text:span></text:p>
            <text:p text:style-name="P147"><text:span text:style-name="Source_20_Text"># marshmallow (untuk validasi/serialisasi data API)</text:span></text:p>
            <text:p text:style-name="Text_20_body"><text:span text:style-name="Strong_20_Emphasis">Penjelasan:</text:span></text:p>
            <text:list xml:id="list3799833852896767065" text:style-name="L11">
              <text:list-item>
                <text:p text:style-name="P80"><text:span text:style-name="Strong_20_Emphasis">Komentar (</text:span><text:span text:style-name="Strong_20_Emphasis"><text:span text:style-name="Source_20_Text">#</text:span></text:span><text:span text:style-name="Strong_20_Emphasis">):</text:span> Digunakan untuk memberikan penjelasan atau mengelompokkan dependensi. </text:p>
              </text:list-item>
              <text:list-item>
                <text:p text:style-name="P80"><text:span text:style-name="Strong_20_Emphasis"><text:span text:style-name="Source_20_Text">Flask&gt;=2.0</text:span></text:span><text:span text:style-name="Strong_20_Emphasis">:</text:span> Menginstal Flask versi 2.0 atau yang lebih baru. Anda bisa menggantinya <text:soft-page-break/>dengan versi spesifik (misal <text:span text:style-name="Source_20_Text">Flask==2.2.2</text:span>) jika ingin mengunci versi. </text:p>
              </text:list-item>
              <text:list-item>
                <text:p text:style-name="P80"><text:span text:style-name="Strong_20_Emphasis"><text:span text:style-name="Source_20_Text">Flask-SQLAlchemy&gt;=2.5</text:span></text:span><text:span text:style-name="Strong_20_Emphasis">:</text:span> Ekstensi Flask untuk memudahkan penggunaan SQLAlchemy (ORM untuk database). </text:p>
              </text:list-item>
              <text:list-item>
                <text:p text:style-name="P80"><text:span text:style-name="Strong_20_Emphasis"><text:span text:style-name="Source_20_Text">psycopg2-binary&gt;=2.9</text:span></text:span><text:span text:style-name="Strong_20_Emphasis">:</text:span> Driver yang dibutuhkan oleh SQLAlchemy untuk berkomunikasi dengan database PostgreSQL. Versi <text:span text:style-name="Source_20_Text">-binary</text:span> menyertakan library C yang sudah dikompilasi, membuatnya lebih mudah diinstal di Windows, macOS, dan Linux tanpa perlu compiler C terpisah. </text:p>
              </text:list-item>
              <text:list-item>
                <text:p text:style-name="P80"><text:span text:style-name="Strong_20_Emphasis"><text:span text:style-name="Source_20_Text">python-dotenv&gt;=0.19</text:span></text:span><text:span text:style-name="Strong_20_Emphasis">:</text:span> Library yang kita gunakan di <text:span text:style-name="Source_20_Text">config.py</text:span> untuk memuat environment variables dari file <text:span text:style-name="Source_20_Text">.env</text:span>. </text:p>
              </text:list-item>
              <text:list-item>
                <text:p text:style-name="P11"><text:span text:style-name="Strong_20_Emphasis">Dependensi yang Dikomentari:</text:span> Dependensi untuk Machine Learning (TensorFlow, dll.), WSGI Server (Gunicorn), dan library opsional lainnya sengaja dikomentari untuk saat ini agar fokus pada setup dasar. Kita bisa menambahkannya nanti saat dibutuhkan. </text:p>
              </text:list-item>
            </text:list>
            <text:p text:style-name="Text_20_body"><text:span text:style-name="Strong_20_Emphasis">Cara Menggunakan:</text:span> Setelah file ini dibuat, Anda bisa membuat <text:span text:style-name="Emphasis">virtual environment</text:span> dan menginstal dependensi dengan perintah berikut di terminal (dari dalam direktori <text:span text:style-name="Source_20_Text">smartfarm_server</text:span>):</text:p>
            <text:p text:style-name="Text_20_body">Bash</text:p>
            <text:p text:style-name="Preformatted_20_Text"><text:span text:style-name="Source_20_Text">python -m venv venv <text:s text:c="9"/># Membuat virtual environment (hanya sekali)</text:span></text:p>
            <text:p text:style-name="Preformatted_20_Text"><text:span text:style-name="Source_20_Text">source venv/bin/activate <text:s text:c="3"/># Aktivasi di Linux/macOS</text:span></text:p>
            <text:p text:style-name="Preformatted_20_Text"><text:span text:style-name="Source_20_Text"># atau: venv\Scripts\activate <text:s/># Aktivasi di Windows</text:span></text:p>
            <text:p text:style-name="P147"><text:span text:style-name="Source_20_Text">pip install -r requirements.txt # Instal semua dependensi</text:span></text:p>
            <text:p text:style-name="Horizontal_20_Line"/>
            <text:p text:style-name="Text_20_body">Silakan tinjau daftar dependensi ini. Jika sudah oke, katakan "YOI" untuk file berikutnya.</text:p>
          </text:section>
          <text:section text:style-name="Sect1" text:name="feedback-form-5">
            <text:p text:style-name="P69"/>
          </text:section>
        </text:section>
        <text:section text:style-name="Sect1" text:name="20edc1c383a3c5c3">
          <text:p text:style-name="Text_20_body"/>
          <text:section text:style-name="Sect1" text:name="user-query-content-6">
            <text:p text:style-name="P145">YOI </text:p>
          </text:section>
          <text:p text:style-name="P69">Tampilkan alur berpikir</text:p>
          <text:section text:style-name="Sect2" text:name="model-response-message-contentr_20edc1c383a3c5c3">
            <text:p text:style-name="Text_20_body">Siap, lanjut ke file berikutnya.</text:p>
            <text:p text:style-name="Horizontal_20_Line"/>
            <text:p text:style-name="Text_20_body"><text:span text:style-name="Strong_20_Emphasis">File 3: </text:span><text:span text:style-name="Strong_20_Emphasis"><text:span text:style-name="Source_20_Text">smartfarm_server/run.py</text:span></text:span></text:p>
            <text:p text:style-name="Text_20_body">File ini adalah <text:span text:style-name="Emphasis">entry point</text:span> sederhana untuk menjalankan server pengembangan Flask. Ia akan mengimpor <text:span text:style-name="Emphasis">application factory</text:span> (yang akan kita buat di <text:span text:style-name="Source_20_Text">app/__init__.py</text:span>) dan menjalankannya.</text:p>
            <text:p text:style-name="Text_20_body">Python</text:p>
            <text:p text:style-name="Preformatted_20_Text"><text:span text:style-name="Source_20_Text"># smartfarm_server/run.py</text:span></text:p>
            <text:p text:style-name="Preformatted_20_Text"/>
            <text:p text:style-name="Preformatted_20_Text"><text:span text:style-name="Source_20_Text">import os</text:span></text:p>
            <text:p text:style-name="Preformatted_20_Text"><text:span text:style-name="Source_20_Text">from app import create_app # Impor application factory dari paket 'app'</text:span></text:p>
            <text:p text:style-name="Preformatted_20_Text"><text:span text:style-name="Source_20_Text">from config import config_by_name # Impor dictionary konfigurasi</text:span></text:p>
            <text:p text:style-name="Preformatted_20_Text"/>
            <text:p text:style-name="Preformatted_20_Text"><text:span text:style-name="Source_20_Text"># Tentukan nama konfigurasi yang akan digunakan</text:span></text:p>
            <text:p text:style-name="Preformatted_20_Text"><text:span text:style-name="Source_20_Text"># Coba ambil dari environment variable 'FLASK_CONFIG', jika tidak ada gunakan 'default' (yaitu 'development')</text:span></text:p>
            <text:p text:style-name="Preformatted_20_Text"><text:span text:style-name="Source_20_Text">config_name = os.getenv('FLASK_CONFIG') or 'default'</text:span></text:p>
            <text:p text:style-name="Preformatted_20_Text"/>
            <text:p text:style-name="Preformatted_20_Text"><text:span text:style-name="Source_20_Text"># Buat instance aplikasi Flask menggunakan factory dan konfigurasi yang dipilih</text:span></text:p>
            <text:p text:style-name="Preformatted_20_Text"><text:span text:style-name="Source_20_Text">app = create_app(config_name)</text:span></text:p>
            <text:p text:style-name="Preformatted_20_Text"/>
            <text:p text:style-name="Preformatted_20_Text"><text:span text:style-name="Source_20_Text">if __name__ == '__main__':</text:span></text:p>
            <text:p text:style-name="Preformatted_20_Text"><text:span text:style-name="Source_20_Text"><text:s text:c="4"/># Dapatkan objek konfigurasi aktual untuk memeriksa mode DEBUG</text:span></text:p>
            <text:p text:style-name="Preformatted_20_Text"><text:soft-page-break/><text:span text:style-name="Source_20_Text"><text:s text:c="4"/>config_object = config_by_name[config_name]</text:span></text:p>
            <text:p text:style-name="Preformatted_20_Text"/>
            <text:p text:style-name="Preformatted_20_Text"><text:span text:style-name="Source_20_Text"><text:s text:c="4"/># Jalankan server development Flask</text:span></text:p>
            <text:p text:style-name="Preformatted_20_Text"><text:span text:style-name="Source_20_Text"><text:s text:c="4"/># host='0.0.0.0' membuat server bisa diakses dari luar container/mesin lokal (hati-hati di jaringan terbuka)</text:span></text:p>
            <text:p text:style-name="Preformatted_20_Text"><text:span text:style-name="Source_20_Text"><text:s text:c="4"/># Gunakan debug=True hanya untuk development</text:span></text:p>
            <text:p text:style-name="P147"><text:span text:style-name="Source_20_Text"><text:s text:c="4"/>app.run(host='0.0.0.0', port=5000, debug=config_object.DEBUG)</text:span></text:p>
            <text:p text:style-name="Text_20_body"><draw:frame draw:style-name="fr2" draw:name="Frame22" text:anchor-type="char" svg:x="0in" svg:width="0.0161in" draw:z-index="19"><draw:text-box fo:min-height="0.052in"><text:p text:style-name="Text_20_body"><draw:frame draw:style-name="fr1" draw:name="Frame23" text:anchor-type="char" svg:width="0.0161in" draw:z-index="20"><draw:text-box fo:min-height="0.0161in"><text:p text:style-name="Text_20_body"><draw:frame draw:style-name="fr1" draw:name="Frame24" text:anchor-type="char" svg:width="0.0161in" draw:z-index="21"><draw:text-box fo:min-height="0.0161in"><text:p text:style-name="Text_20_body"/></draw:text-box></draw:frame></text:p></draw:text-box></draw:frame></text:p></draw:text-box></draw:frame><draw:frame draw:style-name="fr2" draw:name="Frame14" text:anchor-type="char" svg:x="0in" svg:width="0.052in" draw:z-index="12"><draw:text-box fo:min-height="0.052in"><draw:frame draw:style-name="fr3" draw:name="Frame15" text:anchor-type="frame" svg:x="0in" svg:y="0in" svg:width="0.0161in" draw:z-index="16"><draw:text-box fo:min-height="0.0161in"><text:p text:style-name="Text_20_body"><draw:frame draw:style-name="fr1" draw:name="Frame16" text:anchor-type="char" svg:width="0.5in" draw:z-index="18"><draw:text-box fo:min-height="0.0161in"><text:p text:style-name="Text_20_body"/></draw:text-box></draw:frame><draw:frame draw:style-name="fr1" draw:name="Frame17" text:anchor-type="char" svg:width="0.5in" draw:z-index="17"><draw:text-box fo:min-height="0.3126in"><text:p text:style-name="Text_20_body"/></draw:text-box></draw:frame></text:p></draw:text-box></draw:frame><draw:frame draw:style-name="fr3" draw:name="Frame20" text:anchor-type="frame" svg:x="0in" svg:y="0in" svg:width="0.1457in" draw:z-index="15"><draw:text-box fo:min-height="0.2083in"><text:p text:style-name="Text_20_body"/></draw:text-box></draw:frame><text:p text:style-name="Text_20_body"><draw:frame draw:style-name="fr2" draw:name="Frame18" text:anchor-type="char" svg:x="0in" svg:width="0.0161in" draw:z-index="13"><draw:text-box fo:min-height="0.1252in"><draw:frame draw:style-name="fr3" draw:name="Frame19" text:anchor-type="frame" svg:x="0in" svg:y="0in" svg:width="0.2083in" draw:z-index="14"><draw:text-box fo:min-height="0.1252in"><text:p text:style-name="Text_20_body"/></draw:text-box></draw:frame><text:p text:style-name="Text_20_body"/></draw:text-box></draw:frame></text:p></draw:text-box></draw:frame><draw:frame draw:style-name="fr1" draw:name="Frame13" text:anchor-type="char" svg:width="0.0161in" draw:z-index="11"><draw:text-box fo:min-height="0.3126in"><text:p text:style-name="Text_20_body"/></draw:text-box></draw:frame><text:span text:style-name="Strong_20_Emphasis">Penjelasan:</text:span></text:p>
            <text:list xml:id="list6565626025714308337" text:style-name="L12">
              <text:list-item>
                <text:p text:style-name="P81"><text:span text:style-name="Strong_20_Emphasis">Import:</text:span> Mengimpor <text:span text:style-name="Source_20_Text">os</text:span> untuk mengakses environment variables, <text:span text:style-name="Source_20_Text">create_app</text:span> (yang <text:span text:style-name="Emphasis">akan</text:span> kita definisikan di <text:span text:style-name="Source_20_Text">app/__init__.py</text:span>), dan <text:span text:style-name="Source_20_Text">config_by_name</text:span> dari <text:span text:style-name="Source_20_Text">config.py</text:span>. </text:p>
              </text:list-item>
              <text:list-item>
                <text:p text:style-name="P81"><text:span text:style-name="Strong_20_Emphasis"><text:span text:style-name="Source_20_Text">config_name = os.getenv('FLASK_CONFIG') or 'default'</text:span></text:span><text:span text:style-name="Strong_20_Emphasis">:</text:span> Menentukan konfigurasi mana yang akan dimuat. Ini memungkinkan Anda mengontrol konfigurasi saat menjalankan aplikasi (misalnya, <text:span text:style-name="Source_20_Text">FLASK_CONFIG=production python run.py</text:span>). Jika variabel <text:span text:style-name="Source_20_Text">FLASK_CONFIG</text:span> tidak diatur, ia akan menggunakan 'default', yang kita set sebagai <text:span text:style-name="Source_20_Text">DevelopmentConfig</text:span> di <text:span text:style-name="Source_20_Text">config.py</text:span>. </text:p>
              </text:list-item>
              <text:list-item>
                <text:p text:style-name="P81"><text:span text:style-name="Strong_20_Emphasis"><text:span text:style-name="Source_20_Text">app = create_app(config_name)</text:span></text:span><text:span text:style-name="Strong_20_Emphasis">:</text:span> Memanggil <text:span text:style-name="Emphasis">application factory</text:span> <text:span text:style-name="Source_20_Text">create_app</text:span> dengan nama konfigurasi yang dipilih untuk membuat dan mengonfigurasi instance aplikasi Flask. </text:p>
              </text:list-item>
              <text:list-item>
                <text:p text:style-name="P81"><text:span text:style-name="Strong_20_Emphasis"><text:span text:style-name="Source_20_Text">if __name__ == '__main__':</text:span></text:span><text:span text:style-name="Strong_20_Emphasis">:</text:span> Blok standar Python yang memastikan kode di dalamnya hanya berjalan ketika skrip dieksekusi secara langsung (bukan saat diimpor sebagai modul). </text:p>
              </text:list-item>
              <text:list-item>
                <text:p text:style-name="P81"><text:span text:style-name="Strong_20_Emphasis"><text:span text:style-name="Source_20_Text">config_object = config_by_name[config_name]</text:span></text:span><text:span text:style-name="Strong_20_Emphasis">:</text:span> Mengambil objek konfigurasi yang sesuai untuk mendapatkan nilai <text:span text:style-name="Source_20_Text">DEBUG</text:span>. </text:p>
              </text:list-item>
              <text:list-item>
                <text:p text:style-name="P81"><text:span text:style-name="Strong_20_Emphasis"><text:span text:style-name="Source_20_Text">app.run(...)</text:span></text:span><text:span text:style-name="Strong_20_Emphasis">:</text:span> Memulai server pengembangan bawaan Flask. </text:p>
                <text:list>
                  <text:list-item>
                    <text:p text:style-name="P81"><text:span text:style-name="Source_20_Text">host='0.0.0.0'</text:span>: Membuat server mendengarkan di semua interface jaringan yang tersedia. Ini penting jika Anda menjalankan Flask di dalam Docker container atau VM dan ingin mengaksesnya dari <text:span text:style-name="Emphasis">host machine</text:span> Anda. Jika Anda hanya ingin akses dari mesin lokal saja, Anda bisa menggunakan <text:span text:style-name="Source_20_Text">host='127.0.0.1'</text:span>. </text:p>
                  </text:list-item>
                  <text:list-item>
                    <text:p text:style-name="P81"><text:span text:style-name="Source_20_Text">port=5000</text:span>: Menentukan port tempat server akan berjalan (port default Flask). </text:p>
                  </text:list-item>
                  <text:list-item>
                    <text:p text:style-name="P12"><text:span text:style-name="Source_20_Text">debug=config_object.DEBUG</text:span>: Mengaktifkan atau menonaktifkan mode debug Flask berdasarkan nilai <text:span text:style-name="Source_20_Text">DEBUG</text:span> dari objek konfigurasi yang dipilih. Mode debug menyediakan <text:span text:style-name="Emphasis">reloader</text:span> otomatis saat kode berubah dan <text:span text:style-name="Emphasis">debugger</text:span> interaktif di browser jika terjadi error (jangan gunakan di production!). </text:p>
                  </text:list-item>
                </text:list>
              </text:list-item>
            </text:list>
            <text:p text:style-name="Horizontal_20_Line"/>
            <text:p text:style-name="Text_20_body">Setelah file ini dibuat, Anda (nantinya) dapat menjalankan server development dengan perintah <text:span text:style-name="Source_20_Text">python run.py</text:span> di terminal Anda (pastikan <text:span text:style-name="Emphasis">virtual environment</text:span> aktif dan dependensi terinstal).</text:p>
            <text:p text:style-name="Text_20_body">Sudah siap? Katakan "YOI" untuk file <text:span text:style-name="Source_20_Text">.env_example</text:span>.</text:p>
          </text:section>
          <text:section text:style-name="Sect1" text:name="feedback-form-6">
            <text:p text:style-name="P69"/>
          </text:section>
        </text:section>
        <text:section text:style-name="Sect1" text:name="0b2a8c4750a963c8">
          <text:p text:style-name="Text_20_body"/>
          <text:section text:style-name="Sect1" text:name="user-query-content-7">
            <text:p text:style-name="P145">YOI </text:p>
          </text:section>
          <text:p text:style-name="P69">Tampilkan alur berpikir</text:p>
          <text:section text:style-name="Sect2" text:name="model-response-message-contentr_0b2a8c4750a963c8">
            <text:p text:style-name="Text_20_body">Baik, kita lanjutkan ke file contoh environment variables.</text:p>
            <text:p text:style-name="Horizontal_20_Line"/>
            <text:p text:style-name="Text_20_body"><text:span text:style-name="Strong_20_Emphasis">File 4: </text:span><text:span text:style-name="Strong_20_Emphasis"><text:span text:style-name="Source_20_Text">smartfarm_server/.env_example</text:span></text:span></text:p>
            <text:p text:style-name="Text_20_body">File ini bukan kode Python, melainkan sebuah contoh atau <text:span text:style-name="Emphasis">template</text:span> untuk file <text:span text:style-name="Source_20_Text">.env</text:span> Anda. File <text:soft-page-break/><text:span text:style-name="Source_20_Text">.env</text:span> yang sebenarnya (yang tidak akan dimasukkan ke Git) akan berisi nilai-nilai konfigurasi sensitif atau spesifik lingkungan. File ini membantu pengguna lain (atau Anda di masa depan) mengetahui variabel lingkungan apa saja yang perlu diatur.</text:p>
            <text:p text:style-name="Text_20_body">Cuplikan kode</text:p>
            <text:p text:style-name="Preformatted_20_Text"><text:span text:style-name="Source_20_Text"># smartfarm_server/.env_example</text:span></text:p>
            <text:p text:style-name="Preformatted_20_Text"/>
            <text:p text:style-name="Preformatted_20_Text"><text:span text:style-name="Source_20_Text"># Konfigurasi Flask</text:span></text:p>
            <text:p text:style-name="Preformatted_20_Text"><text:span text:style-name="Source_20_Text"># Ganti ini dengan string acak yang sangat kuat untuk production!</text:span></text:p>
            <text:p text:style-name="Preformatted_20_Text"><text:span text:style-name="Source_20_Text"># Anda bisa generate dengan: python -c 'import secrets; print(secrets.token_hex(16))'</text:span></text:p>
            <text:p text:style-name="Preformatted_20_Text"><text:span text:style-name="Source_20_Text">SECRET_KEY=contoh-kunci-rahasia-yang-tidak-aman</text:span></text:p>
            <text:p text:style-name="Preformatted_20_Text"/>
            <text:p text:style-name="Preformatted_20_Text"><text:span text:style-name="Source_20_Text"># Konfigurasi Database PostgreSQL Lokal (Sesuaikan dengan setup Anda)</text:span></text:p>
            <text:p text:style-name="Preformatted_20_Text"><text:span text:style-name="Source_20_Text"># Format: postgresql://&lt;user&gt;:&lt;password&gt;@&lt;host&gt;:&lt;port&gt;/&lt;database_name&gt;</text:span></text:p>
            <text:p text:style-name="Preformatted_20_Text"><text:span text:style-name="Source_20_Text">DATABASE_URL=postgresql://postgres:password_lokal_anda@localhost:5432/smartfarm_db</text:span></text:p>
            <text:p text:style-name="Preformatted_20_Text"/>
            <text:p text:style-name="Preformatted_20_Text"><text:span text:style-name="Source_20_Text"># Konfigurasi Database PostgreSQL untuk Testing (jika diperlukan)</text:span></text:p>
            <text:p text:style-name="Preformatted_20_Text"><text:span text:style-name="Source_20_Text"># TEST_DATABASE_URL=postgresql://postgres:password_lokal_anda@localhost:5432/smartfarm_test_db</text:span></text:p>
            <text:p text:style-name="Preformatted_20_Text"/>
            <text:p text:style-name="Preformatted_20_Text"><text:span text:style-name="Source_20_Text"># (Opsional) Tentukan konfigurasi Flask yang akan dijalankan (development, testing, production)</text:span></text:p>
            <text:p text:style-name="Preformatted_20_Text"><text:span text:style-name="Source_20_Text"># Jika tidak diatur, 'default' (development) akan digunakan oleh run.py</text:span></text:p>
            <text:p text:style-name="Preformatted_20_Text"><text:span text:style-name="Source_20_Text"># FLASK_CONFIG=development</text:span></text:p>
            <text:p text:style-name="Preformatted_20_Text"/>
            <text:p text:style-name="Preformatted_20_Text"><text:span text:style-name="Source_20_Text"># Tambahkan variabel environment lainnya di sini jika diperlukan</text:span></text:p>
            <text:p text:style-name="Preformatted_20_Text"><text:span text:style-name="Source_20_Text"># Contoh:</text:span></text:p>
            <text:p text:style-name="Preformatted_20_Text"><text:span text:style-name="Source_20_Text"># MAIL_SERVER=smtp.example.com</text:span></text:p>
            <text:p text:style-name="Preformatted_20_Text"><text:span text:style-name="Source_20_Text"># MAIL_USERNAME=user@example.com</text:span></text:p>
            <text:p text:style-name="P147"><text:span text:style-name="Source_20_Text"># MAIL_PASSWORD=passwordemailanda</text:span></text:p>
            <text:p text:style-name="Text_20_body"><text:span text:style-name="Strong_20_Emphasis">Penjelasan:</text:span></text:p>
            <text:list xml:id="list7437927721756879589" text:style-name="L13">
              <text:list-item>
                <text:p text:style-name="P82"><text:span text:style-name="Strong_20_Emphasis">Tujuan:</text:span> File ini adalah <text:span text:style-name="Emphasis">template</text:span>. Anda harus menyalin file ini, mengganti namanya menjadi <text:span text:style-name="Source_20_Text">.env</text:span> (hanya titik dan 'env'), lalu mengisi nilai-nilai yang sebenarnya di file <text:span text:style-name="Source_20_Text">.env</text:span> tersebut. </text:p>
              </text:list-item>
              <text:list-item>
                <text:p text:style-name="P82"><text:span text:style-name="Strong_20_Emphasis"><text:span text:style-name="Source_20_Text">SECRET_KEY</text:span></text:span><text:span text:style-name="Strong_20_Emphasis">:</text:span> Contoh kunci yang tidak aman diberikan. Pengguna harus menggantinya dengan kunci yang kuat dan unik untuk aplikasi mereka, terutama di lingkungan produksi. Komentar memberikan saran cara membuatnya. </text:p>
              </text:list-item>
              <text:list-item>
                <text:p text:style-name="P82"><text:span text:style-name="Strong_20_Emphasis"><text:span text:style-name="Source_20_Text">DATABASE_URL</text:span></text:span><text:span text:style-name="Strong_20_Emphasis">:</text:span> Contoh URI koneksi ke database PostgreSQL lokal. Pengguna <text:span text:style-name="Strong_20_Emphasis">harus</text:span> mengganti <text:span text:style-name="Source_20_Text">password_lokal_anda</text:span> dan mungkin <text:span text:style-name="Source_20_Text">postgres</text:span> (user), <text:span text:style-name="Source_20_Text">localhost</text:span> (host), <text:span text:style-name="Source_20_Text">5432</text:span> (port), atau <text:span text:style-name="Source_20_Text">smartfarm_db</text:span> (nama database) sesuai dengan pengaturan PostgreSQL di mesin mereka. </text:p>
              </text:list-item>
              <text:list-item>
                <text:p text:style-name="P82"><text:span text:style-name="Strong_20_Emphasis"><text:span text:style-name="Source_20_Text">TEST_DATABASE_URL</text:span></text:span><text:span text:style-name="Strong_20_Emphasis">:</text:span> Dikomentari secara default, tetapi menunjukkan bagaimana cara menentukan database terpisah untuk pengujian jika <text:span text:style-name="Source_20_Text">TestingConfig</text:span> di <text:span text:style-name="Source_20_Text">config.py</text:span> digunakan. </text:p>
              </text:list-item>
              <text:list-item>
                <text:p text:style-name="P82"><text:span text:style-name="Strong_20_Emphasis"><text:span text:style-name="Source_20_Text">FLASK_CONFIG</text:span></text:span><text:span text:style-name="Strong_20_Emphasis">:</text:span> Dikomentari secara default. Jika tidak diatur, <text:span text:style-name="Source_20_Text">run.py</text:span> akan menggunakan 'development'. Anda bisa menghapus tanda <text:span text:style-name="Source_20_Text">#</text:span> dan mengaturnya ke <text:span text:style-name="Source_20_Text">development</text:span>, <text:span text:style-name="Source_20_Text">testing</text:span>, atau <text:span text:style-name="Source_20_Text">production</text:span> di file <text:span text:style-name="Source_20_Text">.env</text:span> Anda untuk memaksa penggunaan konfigurasi tertentu. </text:p>
              </text:list-item>
              <text:list-item>
                <text:p text:style-name="P13"><text:span text:style-name="Strong_20_Emphasis">Penting:</text:span> File <text:span text:style-name="Source_20_Text">.env</text:span> yang sebenarnya berisi informasi sensitif (seperti password database, secret key production) dan <text:span text:style-name="Strong_20_Emphasis">tidak boleh</text:span> ditambahkan ke sistem kontrol versi seperti Git. Pastikan nama file <text:span text:style-name="Source_20_Text">.env</text:span> ada di dalam file <text:span text:style-name="Source_20_Text">.gitignore</text:span> Anda (yang akan kita buat selanjutnya). </text:p>
              </text:list-item>
            </text:list>
            <text:p text:style-name="Horizontal_20_Line"/>
            <text:p text:style-name="Text_20_body"><text:soft-page-break/>File ini berfungsi sebagai panduan untuk menyiapkan environment aplikasi. Sudah jelas? Katakan "YOI" untuk file <text:span text:style-name="Source_20_Text">.gitignore</text:span>.</text:p>
          </text:section>
          <text:section text:style-name="Sect1" text:name="feedback-form-7">
            <text:p text:style-name="P69"/>
          </text:section>
        </text:section>
        <text:section text:style-name="Sect1" text:name="574bb23b95c0369f">
          <text:p text:style-name="Text_20_body"/>
          <text:section text:style-name="Sect1" text:name="user-query-content-8">
            <text:p text:style-name="P145">YOI </text:p>
          </text:section>
          <text:p text:style-name="P69">Tampilkan alur berpikir</text:p>
          <text:section text:style-name="Sect2" text:name="model-response-message-contentr_574bb23b95c0369f">
            <text:p text:style-name="Text_20_body">Oke, sekarang kita buat file <text:span text:style-name="Source_20_Text">.gitignore</text:span>.</text:p>
            <text:p text:style-name="Horizontal_20_Line"/>
            <text:p text:style-name="Text_20_body"><text:span text:style-name="Strong_20_Emphasis">File 5: </text:span><text:span text:style-name="Strong_20_Emphasis"><text:span text:style-name="Source_20_Text">smartfarm_server/.gitignore</text:span></text:span></text:p>
            <text:p text:style-name="Text_20_body">File ini memberitahu Git file dan direktori mana yang harus diabaikan. Ini penting untuk mencegah penambahan file yang tidak perlu atau sensitif (seperti <text:span text:style-name="Source_20_Text">venv</text:span>, file konfigurasi lokal <text:span text:style-name="Source_20_Text">.env</text:span>, atau file <text:span text:style-name="Emphasis">bytecode</text:span> Python) ke <text:span text:style-name="Emphasis">repository</text:span> Git Anda.</text:p>
            <text:p text:style-name="Text_20_body">Cuplikan kode</text:p>
            <text:p text:style-name="Preformatted_20_Text"><text:span text:style-name="Source_20_Text"># smartfarm_server/.gitignore</text:span></text:p>
            <text:p text:style-name="Preformatted_20_Text"/>
            <text:p text:style-name="Preformatted_20_Text"><text:span text:style-name="Source_20_Text"># Byte-compiled / optimized / DLL files</text:span></text:p>
            <text:p text:style-name="Preformatted_20_Text"><text:span text:style-name="Source_20_Text">__pycache__/</text:span></text:p>
            <text:p text:style-name="Preformatted_20_Text"><text:span text:style-name="Source_20_Text">*.py[cod]</text:span></text:p>
            <text:p text:style-name="Preformatted_20_Text"><text:span text:style-name="Source_20_Text">*$py.class</text:span></text:p>
            <text:p text:style-name="Preformatted_20_Text"/>
            <text:p text:style-name="Preformatted_20_Text"><text:span text:style-name="Source_20_Text"># C extensions</text:span></text:p>
            <text:p text:style-name="Preformatted_20_Text"><text:span text:style-name="Source_20_Text">*.so</text:span></text:p>
            <text:p text:style-name="Preformatted_20_Text"/>
            <text:p text:style-name="Preformatted_20_Text"><text:span text:style-name="Source_20_Text"># Distribution / packaging</text:span></text:p>
            <text:p text:style-name="Preformatted_20_Text"><text:span text:style-name="Source_20_Text">.Python</text:span></text:p>
            <text:p text:style-name="Preformatted_20_Text"><text:span text:style-name="Source_20_Text">build/</text:span></text:p>
            <text:p text:style-name="Preformatted_20_Text"><text:span text:style-name="Source_20_Text">develop-eggs/</text:span></text:p>
            <text:p text:style-name="Preformatted_20_Text"><text:span text:style-name="Source_20_Text">dist/</text:span></text:p>
            <text:p text:style-name="Preformatted_20_Text"><text:span text:style-name="Source_20_Text">downloads/</text:span></text:p>
            <text:p text:style-name="Preformatted_20_Text"><text:span text:style-name="Source_20_Text">eggs/</text:span></text:p>
            <text:p text:style-name="Preformatted_20_Text"><text:span text:style-name="Source_20_Text">.eggs/</text:span></text:p>
            <text:p text:style-name="Preformatted_20_Text"><text:span text:style-name="Source_20_Text">lib/</text:span></text:p>
            <text:p text:style-name="Preformatted_20_Text"><text:span text:style-name="Source_20_Text">lib64/</text:span></text:p>
            <text:p text:style-name="Preformatted_20_Text"><text:span text:style-name="Source_20_Text">parts/</text:span></text:p>
            <text:p text:style-name="Preformatted_20_Text"><text:span text:style-name="Source_20_Text">sdist/</text:span></text:p>
            <text:p text:style-name="Preformatted_20_Text"><text:span text:style-name="Source_20_Text">var/</text:span></text:p>
            <text:p text:style-name="Preformatted_20_Text"><text:span text:style-name="Source_20_Text">wheels/</text:span></text:p>
            <text:p text:style-name="Preformatted_20_Text"><text:span text:style-name="Source_20_Text">pip-wheel-metadata/</text:span></text:p>
            <text:p text:style-name="Preformatted_20_Text"><text:span text:style-name="Source_20_Text">share/python-wheels/</text:span></text:p>
            <text:p text:style-name="Preformatted_20_Text"><text:span text:style-name="Source_20_Text">*.egg-info/</text:span></text:p>
            <text:p text:style-name="Preformatted_20_Text"><text:span text:style-name="Source_20_Text">.installed.cfg</text:span></text:p>
            <text:p text:style-name="Preformatted_20_Text"><text:span text:style-name="Source_20_Text">*.egg</text:span></text:p>
            <text:p text:style-name="Preformatted_20_Text"><text:span text:style-name="Source_20_Text">MANIFEST</text:span></text:p>
            <text:p text:style-name="Preformatted_20_Text"/>
            <text:p text:style-name="Preformatted_20_Text"><text:span text:style-name="Source_20_Text"># PyInstaller</text:span></text:p>
            <text:p text:style-name="Preformatted_20_Text"><text:span text:style-name="Source_20_Text"># Usually these files are written by a python script from a template</text:span></text:p>
            <text:p text:style-name="Preformatted_20_Text"><text:span text:style-name="Source_20_Text"># before PyInstaller builds the exe, so as to inject date/other infos into it.</text:span></text:p>
            <text:p text:style-name="Preformatted_20_Text"><text:span text:style-name="Source_20_Text">*.manifest</text:span></text:p>
            <text:p text:style-name="Preformatted_20_Text"><text:span text:style-name="Source_20_Text">*.spec</text:span></text:p>
            <text:p text:style-name="Preformatted_20_Text"/>
            <text:p text:style-name="Preformatted_20_Text"><text:span text:style-name="Source_20_Text"># Installer logs</text:span></text:p>
            <text:p text:style-name="Preformatted_20_Text"><text:span text:style-name="Source_20_Text">pip-log.txt</text:span></text:p>
            <text:p text:style-name="Preformatted_20_Text"><text:span text:style-name="Source_20_Text">pip-delete-this-directory.txt</text:span></text:p>
            <text:p text:style-name="Preformatted_20_Text"/>
            <text:p text:style-name="Preformatted_20_Text"><text:span text:style-name="Source_20_Text"># Unit test / coverage reports</text:span></text:p>
            <text:p text:style-name="Preformatted_20_Text"><text:span text:style-name="Source_20_Text">htmlcov/</text:span></text:p>
            <text:p text:style-name="Preformatted_20_Text"><text:soft-page-break/><text:span text:style-name="Source_20_Text">.tox/</text:span></text:p>
            <text:p text:style-name="Preformatted_20_Text"><text:span text:style-name="Source_20_Text">.nox/</text:span></text:p>
            <text:p text:style-name="Preformatted_20_Text"><text:span text:style-name="Source_20_Text">.coverage</text:span></text:p>
            <text:p text:style-name="Preformatted_20_Text"><text:span text:style-name="Source_20_Text">.coverage.*</text:span></text:p>
            <text:p text:style-name="Preformatted_20_Text"><text:span text:style-name="Source_20_Text">.cache</text:span></text:p>
            <text:p text:style-name="Preformatted_20_Text"><text:span text:style-name="Source_20_Text">nosetests.xml</text:span></text:p>
            <text:p text:style-name="Preformatted_20_Text"><text:span text:style-name="Source_20_Text">coverage.xml</text:span></text:p>
            <text:p text:style-name="Preformatted_20_Text"><text:span text:style-name="Source_20_Text">*.cover</text:span></text:p>
            <text:p text:style-name="Preformatted_20_Text"><text:span text:style-name="Source_20_Text">*.py,cover</text:span></text:p>
            <text:p text:style-name="Preformatted_20_Text"><text:span text:style-name="Source_20_Text">.hypothesis/</text:span></text:p>
            <text:p text:style-name="Preformatted_20_Text"><text:span text:style-name="Source_20_Text">.pytest_cache/</text:span></text:p>
            <text:p text:style-name="Preformatted_20_Text"><text:span text:style-name="Source_20_Text">cover/</text:span></text:p>
            <text:p text:style-name="Preformatted_20_Text"/>
            <text:p text:style-name="Preformatted_20_Text"><text:span text:style-name="Source_20_Text"># Translations</text:span></text:p>
            <text:p text:style-name="Preformatted_20_Text"><text:span text:style-name="Source_20_Text">*.mo</text:span></text:p>
            <text:p text:style-name="Preformatted_20_Text"><text:span text:style-name="Source_20_Text">*.pot</text:span></text:p>
            <text:p text:style-name="Preformatted_20_Text"/>
            <text:p text:style-name="Preformatted_20_Text"><text:span text:style-name="Source_20_Text"># Django stuff:</text:span></text:p>
            <text:p text:style-name="Preformatted_20_Text"><text:span text:style-name="Source_20_Text">*.log</text:span></text:p>
            <text:p text:style-name="Preformatted_20_Text"><text:span text:style-name="Source_20_Text">local_settings.py</text:span></text:p>
            <text:p text:style-name="Preformatted_20_Text"><text:span text:style-name="Source_20_Text">db.sqlite3</text:span></text:p>
            <text:p text:style-name="Preformatted_20_Text"><text:span text:style-name="Source_20_Text">db.sqlite3-journal</text:span></text:p>
            <text:p text:style-name="Preformatted_20_Text"/>
            <text:p text:style-name="Preformatted_20_Text"><text:span text:style-name="Source_20_Text"># Flask stuff:</text:span></text:p>
            <text:p text:style-name="Preformatted_20_Text"><text:span text:style-name="Source_20_Text">instance/</text:span></text:p>
            <text:p text:style-name="Preformatted_20_Text"><text:span text:style-name="Source_20_Text">.webassets-cache</text:span></text:p>
            <text:p text:style-name="Preformatted_20_Text"/>
            <text:p text:style-name="Preformatted_20_Text"><text:span text:style-name="Source_20_Text"># Scrapy stuff:</text:span></text:p>
            <text:p text:style-name="Preformatted_20_Text"><text:span text:style-name="Source_20_Text">.scrapy</text:span></text:p>
            <text:p text:style-name="Preformatted_20_Text"/>
            <text:p text:style-name="Preformatted_20_Text"><text:span text:style-name="Source_20_Text"># Sphinx documentation</text:span></text:p>
            <text:p text:style-name="Preformatted_20_Text"><text:span text:style-name="Source_20_Text">docs/_build/</text:span></text:p>
            <text:p text:style-name="Preformatted_20_Text"/>
            <text:p text:style-name="Preformatted_20_Text"><text:span text:style-name="Source_20_Text"># PyBuilder</text:span></text:p>
            <text:p text:style-name="Preformatted_20_Text"><text:span text:style-name="Source_20_Text">target/</text:span></text:p>
            <text:p text:style-name="Preformatted_20_Text"/>
            <text:p text:style-name="Preformatted_20_Text"><text:span text:style-name="Source_20_Text"># Jupyter Notebook</text:span></text:p>
            <text:p text:style-name="Preformatted_20_Text"><text:span text:style-name="Source_20_Text">.ipynb_checkpoints</text:span></text:p>
            <text:p text:style-name="Preformatted_20_Text"/>
            <text:p text:style-name="Preformatted_20_Text"><text:span text:style-name="Source_20_Text"># IPython</text:span></text:p>
            <text:p text:style-name="Preformatted_20_Text"><text:span text:style-name="Source_20_Text">profile_default/</text:span></text:p>
            <text:p text:style-name="Preformatted_20_Text"><text:span text:style-name="Source_20_Text">ipython_config.py</text:span></text:p>
            <text:p text:style-name="Preformatted_20_Text"/>
            <text:p text:style-name="Preformatted_20_Text"><text:span text:style-name="Source_20_Text"># pyenv</text:span></text:p>
            <text:p text:style-name="Preformatted_20_Text"><text:span text:style-name="Source_20_Text">.python-version</text:span></text:p>
            <text:p text:style-name="Preformatted_20_Text"/>
            <text:p text:style-name="Preformatted_20_Text"><text:span text:style-name="Source_20_Text"># pipenv</text:span></text:p>
            <text:p text:style-name="Preformatted_20_Text"><text:span text:style-name="Source_20_Text"># Pipfile.lock</text:span></text:p>
            <text:p text:style-name="Preformatted_20_Text"/>
            <text:p text:style-name="Preformatted_20_Text"><text:span text:style-name="Source_20_Text"># poetry</text:span></text:p>
            <text:p text:style-name="Preformatted_20_Text"><text:span text:style-name="Source_20_Text"># poetry.lock</text:span></text:p>
            <text:p text:style-name="Preformatted_20_Text"/>
            <text:p text:style-name="Preformatted_20_Text"><text:span text:style-name="Source_20_Text"># PEP 582; used by PDM.</text:span></text:p>
            <text:p text:style-name="Preformatted_20_Text"><text:span text:style-name="Source_20_Text">__pypackages__/</text:span></text:p>
            <text:p text:style-name="Preformatted_20_Text"/>
            <text:p text:style-name="Preformatted_20_Text"><text:span text:style-name="Source_20_Text"># Celery stuff</text:span></text:p>
            <text:p text:style-name="Preformatted_20_Text"><text:span text:style-name="Source_20_Text">celerybeat-schedule</text:span></text:p>
            <text:p text:style-name="Preformatted_20_Text"><text:span text:style-name="Source_20_Text">celerybeat.pid</text:span></text:p>
            <text:p text:style-name="Preformatted_20_Text"/>
            <text:p text:style-name="Preformatted_20_Text"><text:span text:style-name="Source_20_Text"># SageMath parsed files</text:span></text:p>
            <text:p text:style-name="Preformatted_20_Text"><text:span text:style-name="Source_20_Text">*.sage.py</text:span></text:p>
            <text:p text:style-name="Preformatted_20_Text"/>
            <text:p text:style-name="Preformatted_20_Text"><text:span text:style-name="Source_20_Text"># Environments</text:span></text:p>
            <text:p text:style-name="Preformatted_20_Text"><text:span text:style-name="Source_20_Text">.env</text:span></text:p>
            <text:p text:style-name="Preformatted_20_Text"><text:soft-page-break/><text:span text:style-name="Source_20_Text">.venv</text:span></text:p>
            <text:p text:style-name="Preformatted_20_Text"><text:span text:style-name="Source_20_Text">env/</text:span></text:p>
            <text:p text:style-name="Preformatted_20_Text"><text:span text:style-name="Source_20_Text">venv/</text:span></text:p>
            <text:p text:style-name="Preformatted_20_Text"><text:span text:style-name="Source_20_Text">ENV/</text:span></text:p>
            <text:p text:style-name="Preformatted_20_Text"><text:span text:style-name="Source_20_Text">env.bak/</text:span></text:p>
            <text:p text:style-name="Preformatted_20_Text"><text:span text:style-name="Source_20_Text">venv.bak/</text:span></text:p>
            <text:p text:style-name="Preformatted_20_Text"/>
            <text:p text:style-name="Preformatted_20_Text"><text:span text:style-name="Source_20_Text"># Spyder project settings</text:span></text:p>
            <text:p text:style-name="Preformatted_20_Text"><text:span text:style-name="Source_20_Text">.spyderproject</text:span></text:p>
            <text:p text:style-name="Preformatted_20_Text"><text:span text:style-name="Source_20_Text">.spyproject</text:span></text:p>
            <text:p text:style-name="Preformatted_20_Text"/>
            <text:p text:style-name="Preformatted_20_Text"><text:span text:style-name="Source_20_Text"># Rope project settings</text:span></text:p>
            <text:p text:style-name="Preformatted_20_Text"><text:span text:style-name="Source_20_Text">.ropeproject</text:span></text:p>
            <text:p text:style-name="Preformatted_20_Text"/>
            <text:p text:style-name="Preformatted_20_Text"><text:span text:style-name="Source_20_Text"># mkdocs documentation</text:span></text:p>
            <text:p text:style-name="Preformatted_20_Text"><text:span text:style-name="Source_20_Text">/site</text:span></text:p>
            <text:p text:style-name="Preformatted_20_Text"/>
            <text:p text:style-name="Preformatted_20_Text"><text:span text:style-name="Source_20_Text"># mypy</text:span></text:p>
            <text:p text:style-name="Preformatted_20_Text"><text:span text:style-name="Source_20_Text">.mypy_cache/</text:span></text:p>
            <text:p text:style-name="Preformatted_20_Text"><text:span text:style-name="Source_20_Text">.dmypy.json</text:span></text:p>
            <text:p text:style-name="Preformatted_20_Text"><text:span text:style-name="Source_20_Text">dmypy.json</text:span></text:p>
            <text:p text:style-name="Preformatted_20_Text"/>
            <text:p text:style-name="Preformatted_20_Text"><text:span text:style-name="Source_20_Text"># Pyre type checker</text:span></text:p>
            <text:p text:style-name="Preformatted_20_Text"><text:span text:style-name="Source_20_Text">.pyre/</text:span></text:p>
            <text:p text:style-name="Preformatted_20_Text"/>
            <text:p text:style-name="Preformatted_20_Text"><text:span text:style-name="Source_20_Text"># pytype static analysis results</text:span></text:p>
            <text:p text:style-name="Preformatted_20_Text"><text:span text:style-name="Source_20_Text">.pytype/</text:span></text:p>
            <text:p text:style-name="Preformatted_20_Text"/>
            <text:p text:style-name="Preformatted_20_Text"><text:span text:style-name="Source_20_Text"># IDE / Editor specific files</text:span></text:p>
            <text:p text:style-name="Preformatted_20_Text"><text:span text:style-name="Source_20_Text">.idea/</text:span></text:p>
            <text:p text:style-name="Preformatted_20_Text"><text:span text:style-name="Source_20_Text">.vscode/</text:span></text:p>
            <text:p text:style-name="Preformatted_20_Text"><text:span text:style-name="Source_20_Text">*.swp</text:span></text:p>
            <text:p text:style-name="Preformatted_20_Text"><text:span text:style-name="Source_20_Text">*~</text:span></text:p>
            <text:p text:style-name="Preformatted_20_Text"><text:span text:style-name="Source_20_Text">.DS_Store # macOS</text:span></text:p>
            <text:p text:style-name="Preformatted_20_Text"><text:span text:style-name="Source_20_Text">Thumbs.db # Windows</text:span></text:p>
            <text:p text:style-name="Preformatted_20_Text"/>
            <text:p text:style-name="Preformatted_20_Text"><text:span text:style-name="Source_20_Text"># SmartFarm Monitor Specific</text:span></text:p>
            <text:p text:style-name="Preformatted_20_Text"><text:span text:style-name="Source_20_Text"># Jangan commit file environment lokal yang berisi secret</text:span></text:p>
            <text:p text:style-name="Preformatted_20_Text"><text:span text:style-name="Source_20_Text">.env</text:span></text:p>
            <text:p text:style-name="Preformatted_20_Text"/>
            <text:p text:style-name="Preformatted_20_Text"><text:span text:style-name="Source_20_Text"># Jangan commit model ML jika ukurannya besar atau dikelola terpisah</text:span></text:p>
            <text:p text:style-name="Preformatted_20_Text"><text:span text:style-name="Source_20_Text"># Cukup commit direktori kosongnya atau file placeholder jika perlu</text:span></text:p>
            <text:p text:style-name="Preformatted_20_Text"><text:span text:style-name="Source_20_Text">app/ml/models_store/*</text:span></text:p>
            <text:p text:style-name="Preformatted_20_Text"><text:span text:style-name="Source_20_Text">!app/ml/models_store/.gitkeep # Kecualikan .gitkeep agar direktori tetap ada</text:span></text:p>
            <text:p text:style-name="Preformatted_20_Text"/>
            <text:p text:style-name="Preformatted_20_Text"><text:span text:style-name="Source_20_Text"># Log files</text:span></text:p>
            <text:p text:style-name="Preformatted_20_Text"><text:span text:style-name="Source_20_Text">*.log</text:span></text:p>
            <text:p text:style-name="Preformatted_20_Text"><text:span text:style-name="Source_20_Text">logs/</text:span></text:p>
            <text:p text:style-name="P147"/>
            <text:p text:style-name="Text_20_body"><text:span text:style-name="Strong_20_Emphasis">Penjelasan:</text:span></text:p>
            <text:list xml:id="list483848982257556189" text:style-name="L14">
              <text:list-item>
                <text:p text:style-name="P83"><text:span text:style-name="Strong_20_Emphasis">Format:</text:span> Setiap baris mencantumkan pola file atau direktori yang akan diabaikan oleh Git. Tanda <text:span text:style-name="Source_20_Text">#</text:span> digunakan untuk komentar. </text:p>
              </text:list-item>
              <text:list-item>
                <text:p text:style-name="P83"><text:span text:style-name="Strong_20_Emphasis">Bagian Umum Python:</text:span> Sebagian besar isi file ini adalah <text:span text:style-name="Emphasis">template</text:span> standar <text:span text:style-name="Source_20_Text">.gitignore</text:span> untuk proyek Python, mencakup file <text:span text:style-name="Emphasis">bytecode</text:span> (<text:span text:style-name="Source_20_Text">__pycache__</text:span>, <text:span text:style-name="Source_20_Text">*.pyc</text:span>), direktori distribusi (<text:span text:style-name="Source_20_Text">build/</text:span>, <text:span text:style-name="Source_20_Text">dist/</text:span>), hasil <text:span text:style-name="Emphasis">testing/coverage</text:span> (<text:span text:style-name="Source_20_Text">htmlcov/</text:span>, <text:span text:style-name="Source_20_Text">.coverage</text:span>), dan lain-lain. </text:p>
              </text:list-item>
              <text:list-item>
                <text:p text:style-name="P83"><text:span text:style-name="Strong_20_Emphasis">Environments (</text:span><text:span text:style-name="Strong_20_Emphasis"><text:span text:style-name="Source_20_Text">.env</text:span></text:span><text:span text:style-name="Strong_20_Emphasis">, </text:span><text:span text:style-name="Strong_20_Emphasis"><text:span text:style-name="Source_20_Text">venv/</text:span></text:span><text:span text:style-name="Strong_20_Emphasis">, dll.):</text:span> Baris-baris ini <text:span text:style-name="Strong_20_Emphasis">sangat penting</text:span>. Mereka memastikan direktori <text:span text:style-name="Emphasis">virtual environment</text:span> (<text:span text:style-name="Source_20_Text">venv/</text:span>) dan file konfigurasi lokal Anda yang mungkin berisi <text:span text:style-name="Emphasis">secrets</text:span> (<text:span text:style-name="Source_20_Text">.env</text:span>) tidak ter-commit ke repository. </text:p>
              </text:list-item>
              <text:list-item>
                <text:p text:style-name="P83"><text:soft-page-break/><text:span text:style-name="Strong_20_Emphasis">IDE/Editor:</text:span> Mengabaikan file konfigurasi spesifik editor atau IDE (<text:span text:style-name="Source_20_Text">.idea/</text:span> untuk PyCharm, <text:span text:style-name="Source_20_Text">.vscode/</text:span> untuk VS Code, <text:span text:style-name="Source_20_Text">.DS_Store</text:span> untuk macOS). </text:p>
              </text:list-item>
              <text:list-item>
                <text:p text:style-name="P83"><text:span text:style-name="Strong_20_Emphasis">Spesifik SmartFarm Monitor:</text:span> </text:p>
                <text:list>
                  <text:list-item>
                    <text:p text:style-name="P83"><text:span text:style-name="Source_20_Text">.env</text:span>: Secara eksplisit ditambahkan lagi untuk penekanan. </text:p>
                  </text:list-item>
                  <text:list-item>
                    <text:p text:style-name="P83"><text:span text:style-name="Source_20_Text">app/ml/models_store/*</text:span>: Mengabaikan semua file <text:span text:style-name="Emphasis">di dalam</text:span> direktori <text:span text:style-name="Source_20_Text">models_store</text:span>. Ini berguna jika file model Anda besar atau Anda ingin mengelolanya secara terpisah (misalnya, di penyimpanan cloud). </text:p>
                  </text:list-item>
                  <text:list-item>
                    <text:p text:style-name="P83"><text:span text:style-name="Source_20_Text">!app/ml/models_store/.gitkeep</text:span>: Tanda <text:span text:style-name="Source_20_Text">!</text:span> adalah negasi. Baris ini memastikan file bernama <text:span text:style-name="Source_20_Text">.gitkeep</text:span> (yang biasanya kosong dan sengaja dibuat) <text:span text:style-name="Emphasis">tidak</text:span> diabaikan. Tujuannya adalah agar direktori <text:span text:style-name="Source_20_Text">app/ml/models_store/</text:span> tetap ada di repository Git meskipun isinya diabaikan (Git tidak melacak direktori kosong). </text:p>
                  </text:list-item>
                  <text:list-item>
                    <text:p text:style-name="P14"><text:span text:style-name="Source_20_Text">*.log</text:span>, <text:span text:style-name="Source_20_Text">logs/</text:span>: Mengabaikan file log aplikasi. </text:p>
                  </text:list-item>
                </text:list>
              </text:list-item>
            </text:list>
            <text:p text:style-name="Horizontal_20_Line"/>
            <text:p text:style-name="Text_20_body">File <text:span text:style-name="Source_20_Text">.gitignore</text:span> ini akan membantu menjaga repository Anda tetap bersih. Siap melanjutkan ke inti aplikasi di direktori <text:span text:style-name="Source_20_Text">app/</text:span>? Katakan "YOI".</text:p>
          </text:section>
          <text:section text:style-name="Sect1" text:name="feedback-form-8">
            <text:p text:style-name="P69"/>
          </text:section>
        </text:section>
        <text:section text:style-name="Sect1" text:name="15a626e32afef273">
          <text:p text:style-name="Text_20_body"/>
          <text:section text:style-name="Sect1" text:name="user-query-content-9">
            <text:p text:style-name="P145">YOI </text:p>
          </text:section>
          <text:p text:style-name="P69">Tampilkan alur berpikir</text:p>
          <text:section text:style-name="Sect2" text:name="model-response-message-contentr_15a626e32afef273">
            <text:p text:style-name="Text_20_body">Sip! Sekarang kita masuk ke dalam direktori <text:span text:style-name="Source_20_Text">app</text:span> dan mulai dengan "pabrik" aplikasi kita.</text:p>
            <text:p text:style-name="Horizontal_20_Line"/>
            <text:p text:style-name="Text_20_body"><text:span text:style-name="Strong_20_Emphasis">File 6: </text:span><text:span text:style-name="Strong_20_Emphasis"><text:span text:style-name="Source_20_Text">smartfarm_server/app/__init__.py</text:span></text:span></text:p>
            <text:p text:style-name="Text_20_body">File ini adalah inti dari paket <text:span text:style-name="Source_20_Text">app</text:span>. Kita akan mendefinisikan <text:span text:style-name="Emphasis">Application Factory</text:span> di sini, yaitu sebuah fungsi (<text:span text:style-name="Source_20_Text">create_app</text:span>) yang bertanggung jawab untuk membuat dan mengonfigurasi instance aplikasi Flask. Pola ini sangat dianjurkan karena membuat aplikasi lebih modular dan memudahkan testing.</text:p>
            <text:p text:style-name="Text_20_body">Python</text:p>
            <text:p text:style-name="Preformatted_20_Text"><text:span text:style-name="Source_20_Text"># smartfarm_server/app/__init__.py</text:span></text:p>
            <text:p text:style-name="Preformatted_20_Text"/>
            <text:p text:style-name="Preformatted_20_Text"><text:span text:style-name="Source_20_Text">from flask import Flask</text:span></text:p>
            <text:p text:style-name="Preformatted_20_Text"><text:span text:style-name="Source_20_Text">from config import config_by_name</text:span></text:p>
            <text:p text:style-name="Preformatted_20_Text"><text:span text:style-name="Source_20_Text">from .models.database import db # Impor instance SQLAlchemy</text:span></text:p>
            <text:p text:style-name="Preformatted_20_Text"><text:span text:style-name="Source_20_Text"># Import ekstensi lain jika ada (misal: Migrate, Marshmallow, dll.)</text:span></text:p>
            <text:p text:style-name="Preformatted_20_Text"><text:span text:style-name="Source_20_Text"># from flask_migrate import Migrate</text:span></text:p>
            <text:p text:style-name="Preformatted_20_Text"><text:span text:style-name="Source_20_Text"># from flask_marshmallow import Marshmallow</text:span></text:p>
            <text:p text:style-name="Preformatted_20_Text"/>
            <text:p text:style-name="Preformatted_20_Text"><text:span text:style-name="Source_20_Text"># Inisialisasi ekstensi di luar factory agar bisa diimpor di modul lain</text:span></text:p>
            <text:p text:style-name="Preformatted_20_Text"><text:span text:style-name="Source_20_Text"># db = SQLAlchemy() # Pindahkan inisialisasi ke models/database.py</text:span></text:p>
            <text:p text:style-name="Preformatted_20_Text"><text:span text:style-name="Source_20_Text"># migrate = Migrate()</text:span></text:p>
            <text:p text:style-name="Preformatted_20_Text"><text:span text:style-name="Source_20_Text"># ma = Marshmallow()</text:span></text:p>
            <text:p text:style-name="Preformatted_20_Text"/>
            <text:p text:style-name="Preformatted_20_Text"><text:span text:style-name="Source_20_Text">def create_app(config_name: str) -&gt; Flask:</text:span></text:p>
            <text:p text:style-name="Preformatted_20_Text"><text:span text:style-name="Source_20_Text"><text:s text:c="4"/>"""</text:span></text:p>
            <text:p text:style-name="Preformatted_20_Text"><text:span text:style-name="Source_20_Text"><text:s text:c="4"/>Application Factory: Membuat dan mengonfigurasi instance aplikasi Flask.</text:span></text:p>
            <text:p text:style-name="Preformatted_20_Text"/>
            <text:p text:style-name="Preformatted_20_Text"><text:span text:style-name="Source_20_Text"><text:s text:c="4"/>Args:</text:span></text:p>
            <text:p text:style-name="Preformatted_20_Text"><text:span text:style-name="Source_20_Text"><text:s text:c="8"/>config_name (str): Nama konfigurasi (misal: 'development', 'production').</text:span></text:p>
            <text:p text:style-name="Preformatted_20_Text"/>
            <text:p text:style-name="Preformatted_20_Text"><text:soft-page-break/><text:span text:style-name="Source_20_Text"><text:s text:c="4"/>Returns:</text:span></text:p>
            <text:p text:style-name="Preformatted_20_Text"><text:span text:style-name="Source_20_Text"><text:s text:c="8"/>Flask: Instance aplikasi Flask yang telah dikonfigurasi.</text:span></text:p>
            <text:p text:style-name="Preformatted_20_Text"><text:span text:style-name="Source_20_Text"><text:s text:c="4"/>"""</text:span></text:p>
            <text:p text:style-name="Preformatted_20_Text"><text:span text:style-name="Source_20_Text"><text:s text:c="4"/>app = Flask(__name__)</text:span></text:p>
            <text:p text:style-name="Preformatted_20_Text"/>
            <text:p text:style-name="Preformatted_20_Text"><text:span text:style-name="Source_20_Text"><text:s text:c="4"/># Muat konfigurasi dari objek berdasarkan nama</text:span></text:p>
            <text:p text:style-name="Preformatted_20_Text"><text:span text:style-name="Source_20_Text"><text:s text:c="4"/>try:</text:span></text:p>
            <text:p text:style-name="Preformatted_20_Text"><text:span text:style-name="Source_20_Text"><text:s text:c="8"/>app.config.from_object(config_by_name[config_name])</text:span></text:p>
            <text:p text:style-name="Preformatted_20_Text"><text:span text:style-name="Source_20_Text"><text:s text:c="8"/>print(f" * Loading configuration: {config_name}") # Info log sederhana</text:span></text:p>
            <text:p text:style-name="Preformatted_20_Text"><text:span text:style-name="Source_20_Text"><text:s text:c="4"/>except KeyError:</text:span></text:p>
            <text:p text:style-name="Preformatted_20_Text"><text:span text:style-name="Source_20_Text"><text:s text:c="8"/>print(f" * ERROR: Invalid configuration name: {config_name}")</text:span></text:p>
            <text:p text:style-name="Preformatted_20_Text"><text:span text:style-name="Source_20_Text"><text:s text:c="8"/>print(f" * Using default configuration: default (development)")</text:span></text:p>
            <text:p text:style-name="Preformatted_20_Text"><text:span text:style-name="Source_20_Text"><text:s text:c="8"/>app.config.from_object(config_by_name['default'])</text:span></text:p>
            <text:p text:style-name="Preformatted_20_Text"/>
            <text:p text:style-name="Preformatted_20_Text"><text:span text:style-name="Source_20_Text"><text:s text:c="4"/># Inisialisasi ekstensi Flask dengan aplikasi</text:span></text:p>
            <text:p text:style-name="Preformatted_20_Text"><text:span text:style-name="Source_20_Text"><text:s text:c="4"/>db.init_app(app)</text:span></text:p>
            <text:p text:style-name="Preformatted_20_Text"><text:span text:style-name="Source_20_Text"><text:s text:c="4"/># migrate.init_app(app, db) # Jika menggunakan Flask-Migrate</text:span></text:p>
            <text:p text:style-name="Preformatted_20_Text"><text:span text:style-name="Source_20_Text"><text:s text:c="4"/># ma.init_app(app) # Jika menggunakan Flask-Marshmallow</text:span></text:p>
            <text:p text:style-name="Preformatted_20_Text"/>
            <text:p text:style-name="Preformatted_20_Text"><text:span text:style-name="Source_20_Text"><text:s text:c="4"/># Daftarkan Blueprint (grup rute API)</text:span></text:p>
            <text:p text:style-name="Preformatted_20_Text"><text:span text:style-name="Source_20_Text"><text:s text:c="4"/>from .api.routes import api_bp # Impor Blueprint dari modul rute</text:span></text:p>
            <text:p text:style-name="Preformatted_20_Text"><text:span text:style-name="Source_20_Text"><text:s text:c="4"/>app.register_blueprint(api_bp, url_prefix='/api/v1') # Daftarkan dengan prefix URL</text:span></text:p>
            <text:p text:style-name="Preformatted_20_Text"/>
            <text:p text:style-name="Preformatted_20_Text"><text:span text:style-name="Source_20_Text"><text:s text:c="4"/># Tambahkan route sederhana untuk pengujian awal (opsional)</text:span></text:p>
            <text:p text:style-name="Preformatted_20_Text"><text:span text:style-name="Source_20_Text"><text:s text:c="4"/>@app.route('/health')</text:span></text:p>
            <text:p text:style-name="Preformatted_20_Text"><text:span text:style-name="Source_20_Text"><text:s text:c="4"/>def health_check():</text:span></text:p>
            <text:p text:style-name="Preformatted_20_Text"><text:span text:style-name="Source_20_Text"><text:s text:c="8"/>"""Endpoint sederhana untuk memeriksa apakah server berjalan."""</text:span></text:p>
            <text:p text:style-name="Preformatted_20_Text"><text:span text:style-name="Source_20_Text"><text:s text:c="8"/>return "OK", 200</text:span></text:p>
            <text:p text:style-name="Preformatted_20_Text"/>
            <text:p text:style-name="Preformatted_20_Text"><text:span text:style-name="Source_20_Text"><text:s text:c="4"/># Pastikan konteks aplikasi dibuat sebelum mengakses db (jika diperlukan di sini)</text:span></text:p>
            <text:p text:style-name="Preformatted_20_Text"><text:span text:style-name="Source_20_Text"><text:s text:c="4"/># dengan app.app_context():</text:span></text:p>
            <text:p text:style-name="Preformatted_20_Text"><text:span text:style-name="Source_20_Text"><text:s text:c="8"/># Perintah yang butuh konteks aplikasi</text:span></text:p>
            <text:p text:style-name="Preformatted_20_Text"><text:span text:style-name="Source_20_Text"><text:s text:c="8"/># db.create_all() # Hati-hati, jangan jalankan create_all() di production secara otomatis</text:span></text:p>
            <text:p text:style-name="Preformatted_20_Text"/>
            <text:p text:style-name="Preformatted_20_Text"><text:span text:style-name="Source_20_Text"><text:s text:c="4"/>print(f" * Database URI: {app.config.get('SQLALCHEMY_DATABASE_URI')}") # Info log</text:span></text:p>
            <text:p text:style-name="Preformatted_20_Text"/>
            <text:p text:style-name="Preformatted_20_Text"><text:span text:style-name="Source_20_Text"><text:s text:c="4"/>return app</text:span></text:p>
            <text:p text:style-name="P147"/>
            <text:p text:style-name="Text_20_body"><draw:frame draw:style-name="fr2" draw:name="Frame34" text:anchor-type="char" svg:x="0in" svg:width="0.0161in" draw:z-index="30"><draw:text-box fo:min-height="0.052in"><text:p text:style-name="Text_20_body"><draw:frame draw:style-name="fr1" draw:name="Frame35" text:anchor-type="char" svg:width="0.0161in" draw:z-index="31"><draw:text-box fo:min-height="0.0161in"><text:p text:style-name="Text_20_body"><draw:frame draw:style-name="fr1" draw:name="Frame36" text:anchor-type="char" svg:width="0.0161in" draw:z-index="32"><draw:text-box fo:min-height="0.0161in"><text:p text:style-name="Text_20_body"/></draw:text-box></draw:frame></text:p></draw:text-box></draw:frame></text:p></draw:text-box></draw:frame><draw:frame draw:style-name="fr2" draw:name="Frame26" text:anchor-type="char" svg:x="0in" svg:width="0.052in" draw:z-index="23"><draw:text-box fo:min-height="0.052in"><draw:frame draw:style-name="fr3" draw:name="Frame27" text:anchor-type="frame" svg:x="0in" svg:y="0in" svg:width="0.0161in" draw:z-index="27"><draw:text-box fo:min-height="0.0161in"><text:p text:style-name="Text_20_body"><draw:frame draw:style-name="fr1" draw:name="Frame28" text:anchor-type="char" svg:width="0.5in" draw:z-index="29"><draw:text-box fo:min-height="0.0161in"><text:p text:style-name="Text_20_body"/></draw:text-box></draw:frame><draw:frame draw:style-name="fr1" draw:name="Frame29" text:anchor-type="char" svg:width="0.5in" draw:z-index="28"><draw:text-box fo:min-height="0.3126in"><text:p text:style-name="Text_20_body"/></draw:text-box></draw:frame></text:p></draw:text-box></draw:frame><draw:frame draw:style-name="fr3" draw:name="Frame32" text:anchor-type="frame" svg:x="0in" svg:y="0in" svg:width="0.1457in" draw:z-index="26"><draw:text-box fo:min-height="0.2083in"><text:p text:style-name="Text_20_body"/></draw:text-box></draw:frame><text:p text:style-name="Text_20_body"><draw:frame draw:style-name="fr2" draw:name="Frame30" text:anchor-type="char" svg:x="0in" svg:width="0.0161in" draw:z-index="24"><draw:text-box fo:min-height="0.1252in"><draw:frame draw:style-name="fr3" draw:name="Frame31" text:anchor-type="frame" svg:x="0in" svg:y="0in" svg:width="0.2083in" draw:z-index="25"><draw:text-box fo:min-height="0.1252in"><text:p text:style-name="Text_20_body"/></draw:text-box></draw:frame><text:p text:style-name="Text_20_body"/></draw:text-box></draw:frame></text:p></draw:text-box></draw:frame><draw:frame draw:style-name="fr1" draw:name="Frame25" text:anchor-type="char" svg:width="0.0161in" draw:z-index="22"><draw:text-box fo:min-height="0.3126in"><text:p text:style-name="Text_20_body"/></draw:text-box></draw:frame><text:span text:style-name="Strong_20_Emphasis">Penjelasan:</text:span></text:p>
            <text:list xml:id="list2498167042556000627" text:style-name="L15">
              <text:list-item>
                <text:p text:style-name="P84"><text:span text:style-name="Strong_20_Emphasis">Import:</text:span> Mengimpor <text:span text:style-name="Source_20_Text">Flask</text:span>, <text:span text:style-name="Source_20_Text">config_by_name</text:span> dari <text:span text:style-name="Source_20_Text">config.py</text:span>, dan <text:span text:style-name="Source_20_Text">db</text:span> dari <text:span text:style-name="Source_20_Text">app.models.database</text:span> (yang akan kita buat selanjutnya). Komentar menunjukkan tempat mengimpor ekstensi lain jika digunakan. </text:p>
              </text:list-item>
              <text:list-item>
                <text:p text:style-name="P84"><text:span text:style-name="Strong_20_Emphasis"><text:span text:style-name="Source_20_Text">create_app(config_name)</text:span></text:span><text:span text:style-name="Strong_20_Emphasis"> Function:</text:span> Ini adalah <text:span text:style-name="Emphasis">factory</text:span>. </text:p>
                <text:list>
                  <text:list-item>
                    <text:p text:style-name="P84">Menerima <text:span text:style-name="Source_20_Text">config_name</text:span> sebagai argumen. </text:p>
                  </text:list-item>
                  <text:list-item>
                    <text:p text:style-name="P84"><text:span text:style-name="Source_20_Text">app = Flask(__name__)</text:span>: Membuat instance Flask. <text:span text:style-name="Source_20_Text">__name__</text:span> membantu Flask menentukan root path aplikasi. </text:p>
                  </text:list-item>
                  <text:list-item>
                    <text:p text:style-name="P84"><text:span text:style-name="Source_20_Text">app.config.from_object(config_by_name[config_name])</text:span>: Memuat konfigurasi (seperti <text:span text:style-name="Source_20_Text">SECRET_KEY</text:span>, <text:span text:style-name="Source_20_Text">SQLALCHEMY_DATABASE_URI</text:span>) dari objek konfigurasi yang sesuai (misalnya <text:span text:style-name="Source_20_Text">DevelopmentConfig</text:span>) yang ada di <text:span text:style-name="Source_20_Text">config.py</text:span>, berdasarkan <text:span text:style-name="Source_20_Text">config_name</text:span> yang diberikan. Disertai <text:span text:style-name="Emphasis">error handling</text:span> sederhana jika nama konfigurasi tidak valid. </text:p>
                  </text:list-item>
                  <text:list-item>
                    <text:p text:style-name="P84"><text:span text:style-name="Source_20_Text">db.init_app(app)</text:span>: Menginisialisasi ekstensi SQLAlchemy dengan instance aplikasi Flask. Ini menghubungkan <text:span text:style-name="Source_20_Text">db</text:span> dengan konfigurasi aplikasi (terutama <text:soft-page-break/><text:span text:style-name="Source_20_Text">SQLALCHEMY_DATABASE_URI</text:span>). Inisialisasi ekstensi lain (seperti Migrate, Marshmallow) akan dilakukan dengan cara serupa. </text:p>
                  </text:list-item>
                  <text:list-item>
                    <text:p text:style-name="P84"><text:span text:style-name="Source_20_Text">from .api.routes import api_bp</text:span>: Melakukan impor <text:span text:style-name="Emphasis">Blueprint</text:span> API di dalam fungsi. Ini penting untuk menghindari <text:span text:style-name="Emphasis">circular imports</text:span>. <text:span text:style-name="Source_20_Text">api_bp</text:span> akan kita definisikan di <text:span text:style-name="Source_20_Text">app/api/routes.py</text:span>. </text:p>
                  </text:list-item>
                  <text:list-item>
                    <text:p text:style-name="P84"><text:span text:style-name="Source_20_Text">app.register_blueprint(api_bp, url_prefix='/api/v1')</text:span>: Mendaftarkan <text:span text:style-name="Emphasis">Blueprint</text:span> ke aplikasi. Semua rute yang didefinisikan dalam <text:span text:style-name="Source_20_Text">api_bp</text:span> akan otomatis memiliki awalan <text:span text:style-name="Source_20_Text">/api/v1</text:span> (misalnya, rute <text:span text:style-name="Source_20_Text">/ingest</text:span> di Blueprint akan menjadi <text:span text:style-name="Source_20_Text">/api/v1/ingest</text:span>). </text:p>
                  </text:list-item>
                  <text:list-item>
                    <text:p text:style-name="P84"><text:span text:style-name="Source_20_Text">@app.route('/health')</text:span>: Menambahkan rute sederhana <text:span text:style-name="Source_20_Text">/health</text:span> yang bisa diakses untuk memastikan server berjalan dan merespons. </text:p>
                  </text:list-item>
                  <text:list-item>
                    <text:p text:style-name="P84"><text:span text:style-name="Source_20_Text">print(...)</text:span>: Menambahkan beberapa output <text:span text:style-name="Source_20_Text">print</text:span> sederhana untuk membantu <text:span text:style-name="Emphasis">debugging</text:span> saat server dimulai, menunjukkan konfigurasi mana yang dimuat dan URI database yang digunakan. </text:p>
                  </text:list-item>
                  <text:list-item>
                    <text:p text:style-name="P15"><text:span text:style-name="Source_20_Text">return app</text:span>: Mengembalikan instance aplikasi Flask yang sudah siap pakai. </text:p>
                  </text:list-item>
                </text:list>
              </text:list-item>
            </text:list>
            <text:p text:style-name="Horizontal_20_Line"/>
            <text:p text:style-name="Text_20_body">File <text:span text:style-name="Source_20_Text">__init__.py</text:span> ini mengatur fondasi aplikasi kita. Apakah struktur dan logikanya sudah jelas? Jika ya, katakan "YOI" untuk lanjut ke <text:span text:style-name="Source_20_Text">app/models/database.py</text:span>.</text:p>
          </text:section>
          <text:section text:style-name="Sect1" text:name="feedback-form-9">
            <text:p text:style-name="P69"/>
          </text:section>
        </text:section>
        <text:section text:style-name="Sect1" text:name="f2aab6060075f7cf">
          <text:p text:style-name="Text_20_body"/>
          <text:section text:style-name="Sect1" text:name="user-query-content-10">
            <text:p text:style-name="P145">YOI </text:p>
          </text:section>
          <text:p text:style-name="P69">Tampilkan alur berpikir</text:p>
          <text:section text:style-name="Sect2" text:name="model-response-message-contentr_f2aab6060075f7cf">
            <text:p text:style-name="Text_20_body">Oke, mari kita definisikan instance SQLAlchemy yang akan digunakan di seluruh aplikasi.</text:p>
            <text:p text:style-name="Horizontal_20_Line"/>
            <text:p text:style-name="Text_20_body"><text:span text:style-name="Strong_20_Emphasis">File 7: </text:span><text:span text:style-name="Strong_20_Emphasis"><text:span text:style-name="Source_20_Text">smartfarm_server/app/models/database.py</text:span></text:span></text:p>
            <text:p text:style-name="Text_20_body">File ini sangat sederhana. Tujuannya hanya untuk membuat instance dari <text:span text:style-name="Source_20_Text">SQLAlchemy</text:span>. Instance ini kemudian akan diimpor dan diinisialisasi dalam <text:span text:style-name="Emphasis">application factory</text:span> (<text:span text:style-name="Source_20_Text">create_app</text:span> di <text:span text:style-name="Source_20_Text">app/__init__.py</text:span>) dan digunakan dalam file <text:span text:style-name="Source_20_Text">models.py</text:span> untuk mendefinisikan model tabel database.</text:p>
            <text:p text:style-name="Text_20_body">Python</text:p>
            <text:p text:style-name="Preformatted_20_Text"><text:span text:style-name="Source_20_Text"># smartfarm_server/app/models/database.py</text:span></text:p>
            <text:p text:style-name="Preformatted_20_Text"/>
            <text:p text:style-name="Preformatted_20_Text"><text:span text:style-name="Source_20_Text">from flask_sqlalchemy import SQLAlchemy</text:span></text:p>
            <text:p text:style-name="Preformatted_20_Text"/>
            <text:p text:style-name="Preformatted_20_Text"><text:span text:style-name="Source_20_Text"># Buat instance SQLAlchemy.</text:span></text:p>
            <text:p text:style-name="Preformatted_20_Text"><text:span text:style-name="Source_20_Text"># Instance ini belum terikat ke aplikasi Flask tertentu saat ini.</text:span></text:p>
            <text:p text:style-name="Preformatted_20_Text"><text:span text:style-name="Source_20_Text"># Pengikatan (inisialisasi) akan dilakukan di dalam application factory (create_app)</text:span></text:p>
            <text:p text:style-name="Preformatted_20_Text"><text:span text:style-name="Source_20_Text"># menggunakan db.init_app(app).</text:span></text:p>
            <text:p text:style-name="Preformatted_20_Text"><text:span text:style-name="Source_20_Text">db = SQLAlchemy()</text:span></text:p>
            <text:p text:style-name="Preformatted_20_Text"/>
            <text:p text:style-name="Preformatted_20_Text"><text:span text:style-name="Source_20_Text"># Anda bisa menambahkan fungsi helper terkait database di sini jika perlu,</text:span></text:p>
            <text:p text:style-name="P147"><text:span text:style-name="Source_20_Text"># tetapi untuk saat ini cukup instance db saja.</text:span></text:p>
            <text:p text:style-name="Text_20_body"><draw:frame draw:style-name="fr2" draw:name="Frame46" text:anchor-type="char" svg:x="0in" svg:width="0.0161in" draw:z-index="41"><draw:text-box fo:min-height="0.052in"><text:p text:style-name="Text_20_body"><draw:frame draw:style-name="fr1" draw:name="Frame47" text:anchor-type="char" svg:width="0.0161in" draw:z-index="42"><draw:text-box fo:min-height="0.0161in"><text:p text:style-name="Text_20_body"><draw:frame draw:style-name="fr1" draw:name="Frame48" text:anchor-type="char" svg:width="0.0161in" draw:z-index="43"><draw:text-box fo:min-height="0.0161in"><text:p text:style-name="Text_20_body"/></draw:text-box></draw:frame></text:p></draw:text-box></draw:frame></text:p></draw:text-box></draw:frame><draw:frame draw:style-name="fr2" draw:name="Frame38" text:anchor-type="char" svg:x="0in" svg:width="0.052in" draw:z-index="34"><draw:text-box fo:min-height="0.052in"><draw:frame draw:style-name="fr3" draw:name="Frame39" text:anchor-type="frame" svg:x="0in" svg:y="0in" svg:width="0.0161in" draw:z-index="38"><draw:text-box fo:min-height="0.0161in"><text:p text:style-name="Text_20_body"><draw:frame draw:style-name="fr1" draw:name="Frame40" text:anchor-type="char" svg:width="0.5in" draw:z-index="40"><draw:text-box fo:min-height="0.0161in"><text:p text:style-name="Text_20_body"/></draw:text-box></draw:frame><draw:frame draw:style-name="fr1" draw:name="Frame41" text:anchor-type="char" svg:width="0.5in" draw:z-index="39"><draw:text-box fo:min-height="0.3126in"><text:p text:style-name="Text_20_body"/></draw:text-box></draw:frame></text:p></draw:text-box></draw:frame><draw:frame draw:style-name="fr3" draw:name="Frame44" text:anchor-type="frame" svg:x="0in" svg:y="0in" svg:width="0.1457in" draw:z-index="37"><draw:text-box fo:min-height="0.2083in"><text:p text:style-name="Text_20_body"/></draw:text-box></draw:frame><text:p text:style-name="Text_20_body"><draw:frame draw:style-name="fr2" draw:name="Frame42" text:anchor-type="char" svg:x="0in" svg:width="0.0161in" draw:z-index="35"><draw:text-box fo:min-height="0.1252in"><draw:frame draw:style-name="fr3" draw:name="Frame43" text:anchor-type="frame" svg:x="0in" svg:y="0in" svg:width="0.2083in" draw:z-index="36"><draw:text-box fo:min-height="0.1252in"><text:p text:style-name="Text_20_body"/></draw:text-box></draw:frame><text:p text:style-name="Text_20_body"/></draw:text-box></draw:frame></text:p></draw:text-box></draw:frame><draw:frame draw:style-name="fr1" draw:name="Frame37" text:anchor-type="char" svg:width="0.0161in" draw:z-index="33"><draw:text-box fo:min-height="0.3126in"><text:p text:style-name="Text_20_body"/></draw:text-box></draw:frame><text:span text:style-name="Strong_20_Emphasis">Penjelasan:</text:span></text:p>
            <text:list xml:id="list6347854175140348005" text:style-name="L16">
              <text:list-item>
                <text:p text:style-name="P85"><text:span text:style-name="Strong_20_Emphasis"><text:span text:style-name="Source_20_Text">from flask_sqlalchemy import SQLAlchemy</text:span></text:span><text:span text:style-name="Strong_20_Emphasis">:</text:span> Mengimpor kelas <text:span text:style-name="Source_20_Text">SQLAlchemy</text:span> dari ekstensi Flask-SQLAlchemy. </text:p>
              </text:list-item>
              <text:list-item>
                <text:p text:style-name="P16"><text:span text:style-name="Strong_20_Emphasis"><text:span text:style-name="Source_20_Text">db = SQLAlchemy()</text:span></text:span><text:span text:style-name="Strong_20_Emphasis">:</text:span> Membuat sebuah objek/instance dari kelas <text:span text:style-name="Source_20_Text">SQLAlchemy</text:span>. Objek <text:soft-page-break/><text:span text:style-name="Source_20_Text">db</text:span> inilah yang akan menyediakan akses ke semua fungsi SQLAlchemy yang terintegrasi dengan Flask, seperti definisi model (<text:span text:style-name="Source_20_Text">db.Model</text:span>), sesi database (<text:span text:style-name="Source_20_Text">db.session</text:span>), dll. Penting untuk dicatat bahwa pada titik ini, <text:span text:style-name="Source_20_Text">db</text:span> belum terhubung ke aplikasi Flask atau database spesifik; koneksi itu baru akan terjadi ketika <text:span text:style-name="Source_20_Text">db.init_app(app)</text:span> dipanggil di dalam <text:span text:style-name="Source_20_Text">create_app</text:span>. </text:p>
              </text:list-item>
            </text:list>
            <text:p text:style-name="Text_20_body">Memisahkan pembuatan instance <text:span text:style-name="Source_20_Text">db</text:span> ke dalam file tersendiri seperti ini membantu menghindari masalah <text:span text:style-name="Emphasis">circular import</text:span> yang bisa terjadi jika model dan instance <text:span text:style-name="Source_20_Text">db</text:span> didefinisikan dalam file yang sama dan perlu diimpor di tempat lain (seperti di <text:span text:style-name="Source_20_Text">app/__init__.py</text:span>).</text:p>
            <text:p text:style-name="Horizontal_20_Line"/>
            <text:p text:style-name="Text_20_body">Ini file yang singkat tapi penting. Sudah siap untuk mendefinisikan model tabel databasenya? Katakan "YOI" untuk lanjut ke <text:span text:style-name="Source_20_Text">app/models/models.py</text:span>.</text:p>
          </text:section>
          <text:section text:style-name="Sect1" text:name="feedback-form-10">
            <text:p text:style-name="P69"/>
          </text:section>
        </text:section>
        <text:section text:style-name="Sect1" text:name="415670daefa9bc80">
          <text:p text:style-name="Text_20_body"/>
          <text:section text:style-name="Sect1" text:name="user-query-content-11">
            <text:p text:style-name="P145">YOI </text:p>
          </text:section>
          <text:p text:style-name="P69">Tampilkan alur berpikir</text:p>
          <text:section text:style-name="Sect2" text:name="model-response-message-contentr_415670daefa9bc80">
            <text:p text:style-name="Text_20_body">Oke, saatnya mendefinisikan struktur tabel database kita menggunakan kelas Python dengan SQLAlchemy ORM.</text:p>
            <text:p text:style-name="Horizontal_20_Line"/>
            <text:p text:style-name="Text_20_body"><text:span text:style-name="Strong_20_Emphasis">File 8: </text:span><text:span text:style-name="Strong_20_Emphasis"><text:span text:style-name="Source_20_Text">smartfarm_server/app/models/models.py</text:span></text:span></text:p>
            <text:p text:style-name="Text_20_body">File ini berisi definisi kelas-kelas Python yang masing-masing merepresentasikan sebuah tabel dalam database PostgreSQL Anda. SQLAlchemy akan menggunakan definisi ini untuk membuat tabel (jika belum ada, dengan bantuan <text:span text:style-name="Source_20_Text">db.create_all()</text:span> atau Migrations) dan untuk memetakan data dari/ke database sebagai objek Python.</text:p>
            <text:p text:style-name="Text_20_body">Python</text:p>
            <text:p text:style-name="Preformatted_20_Text"><text:span text:style-name="Source_20_Text"># smartfarm_server/app/models/models.py</text:span></text:p>
            <text:p text:style-name="Preformatted_20_Text"/>
            <text:p text:style-name="Preformatted_20_Text"><text:span text:style-name="Source_20_Text">from .database import db</text:span></text:p>
            <text:p text:style-name="Preformatted_20_Text"><text:span text:style-name="Source_20_Text">from sqlalchemy import Integer, String, Float, DateTime, ForeignKey, Text, Numeric, Date, Index</text:span></text:p>
            <text:p text:style-name="Preformatted_20_Text"><text:span text:style-name="Source_20_Text">from sqlalchemy.sql import func # Untuk fungsi SQL seperti NOW()</text:span></text:p>
            <text:p text:style-name="Preformatted_20_Text"><text:span text:style-name="Source_20_Text">from sqlalchemy.orm import relationship</text:span></text:p>
            <text:p text:style-name="Preformatted_20_Text"><text:span text:style-name="Source_20_Text">import datetime</text:span></text:p>
            <text:p text:style-name="Preformatted_20_Text"/>
            <text:p text:style-name="Preformatted_20_Text"><text:span text:style-name="Source_20_Text">class Area(db.Model):</text:span></text:p>
            <text:p text:style-name="Preformatted_20_Text"><text:span text:style-name="Source_20_Text"><text:s text:c="4"/>"""Model untuk tabel 'areas'."""</text:span></text:p>
            <text:p text:style-name="Preformatted_20_Text"><text:span text:style-name="Source_20_Text"><text:s text:c="4"/>__tablename__ = 'areas'</text:span></text:p>
            <text:p text:style-name="Preformatted_20_Text"/>
            <text:p text:style-name="Preformatted_20_Text"><text:span text:style-name="Source_20_Text"><text:s text:c="4"/>area_id = db.Column(Integer, primary_key=True) # Auto-increment default</text:span></text:p>
            <text:p text:style-name="Preformatted_20_Text"><text:span text:style-name="Source_20_Text"><text:s text:c="4"/>name = db.Column(String(100), nullable=False, unique=True)</text:span></text:p>
            <text:p text:style-name="Preformatted_20_Text"><text:span text:style-name="Source_20_Text"><text:s text:c="4"/>plant_type = db.Column(String(50), nullable=True)</text:span></text:p>
            <text:p text:style-name="Preformatted_20_Text"><text:span text:style-name="Source_20_Text"><text:s text:c="4"/>location_description = db.Column(Text, nullable=True)</text:span></text:p>
            <text:p text:style-name="Preformatted_20_Text"><text:span text:style-name="Source_20_Text"><text:s text:c="4"/>created_at = db.Column(DateTime(timezone=True), server_default=func.now())</text:span></text:p>
            <text:p text:style-name="Preformatted_20_Text"/>
            <text:p text:style-name="Preformatted_20_Text"><text:span text:style-name="Source_20_Text"><text:s text:c="4"/># Relationship: Satu Area bisa memiliki banyak Sensor</text:span></text:p>
            <text:p text:style-name="Preformatted_20_Text"><text:span text:style-name="Source_20_Text"><text:s text:c="4"/>sensors = relationship('Sensor', back_populates='area', cascade="all, delete-orphan")</text:span></text:p>
            <text:p text:style-name="Preformatted_20_Text"><text:span text:style-name="Source_20_Text"><text:s text:c="4"/># Relationship: Satu Area bisa memiliki banyak Log Rekomendasi</text:span></text:p>
            <text:p text:style-name="Preformatted_20_Text"><text:span text:style-name="Source_20_Text"><text:s text:c="4"/>recommendation_logs = relationship('RecommendationLog', back_populates='area', lazy='dynamic')</text:span></text:p>
            <text:p text:style-name="Preformatted_20_Text"><text:span text:style-name="Source_20_Text"><text:s text:c="5"/># Relationship: Satu Area bisa memiliki banyak Log Prediksi</text:span></text:p>
            <text:p text:style-name="Preformatted_20_Text"><text:span text:style-name="Source_20_Text"><text:s text:c="4"/>prediction_logs = relationship('PredictionLog', back_populates='area', </text:span><text:soft-page-break/><text:span text:style-name="Source_20_Text">lazy='dynamic')</text:span></text:p>
            <text:p text:style-name="Preformatted_20_Text"/>
            <text:p text:style-name="Preformatted_20_Text"><text:span text:style-name="Source_20_Text"><text:s text:c="4"/>def __repr__(self):</text:span></text:p>
            <text:p text:style-name="Preformatted_20_Text"><text:span text:style-name="Source_20_Text"><text:s text:c="8"/>return f'&lt;Area {self.area_id}: {self.name}&gt;'</text:span></text:p>
            <text:p text:style-name="Preformatted_20_Text"/>
            <text:p text:style-name="Preformatted_20_Text"><text:span text:style-name="Source_20_Text">class Sensor(db.Model):</text:span></text:p>
            <text:p text:style-name="Preformatted_20_Text"><text:span text:style-name="Source_20_Text"><text:s text:c="4"/>"""Model untuk tabel 'sensors'."""</text:span></text:p>
            <text:p text:style-name="Preformatted_20_Text"><text:span text:style-name="Source_20_Text"><text:s text:c="4"/>__tablename__ = 'sensors'</text:span></text:p>
            <text:p text:style-name="Preformatted_20_Text"/>
            <text:p text:style-name="Preformatted_20_Text"><text:span text:style-name="Source_20_Text"><text:s text:c="4"/>sensor_id = db.Column(String(50), primary_key=True) # ID unik dari perangkat fisik</text:span></text:p>
            <text:p text:style-name="Preformatted_20_Text"><text:span text:style-name="Source_20_Text"><text:s text:c="4"/>area_id = db.Column(Integer, ForeignKey('areas.area_id', ondelete='CASCADE'), nullable=False, index=True)</text:span></text:p>
            <text:p text:style-name="Preformatted_20_Text"><text:span text:style-name="Source_20_Text"><text:s text:c="4"/>sensor_type = db.Column(String(50), nullable=False, index=True) # Misal: 'temperature', 'humidity_soil'</text:span></text:p>
            <text:p text:style-name="Preformatted_20_Text"><text:span text:style-name="Source_20_Text"><text:s text:c="4"/>unit = db.Column(String(20), nullable=True) # Misal: '°C', '%'</text:span></text:p>
            <text:p text:style-name="Preformatted_20_Text"><text:span text:style-name="Source_20_Text"><text:s text:c="4"/>installed_at = db.Column(DateTime(timezone=True), server_default=func.now())</text:span></text:p>
            <text:p text:style-name="Preformatted_20_Text"><text:span text:style-name="Source_20_Text"><text:s text:c="4"/>last_updated = db.Column(DateTime(timezone=True), onupdate=func.now()) # Catat waktu update terakhir</text:span></text:p>
            <text:p text:style-name="Preformatted_20_Text"/>
            <text:p text:style-name="Preformatted_20_Text"><text:span text:style-name="Source_20_Text"><text:s text:c="4"/># Relationship: Sensor ini milik satu Area</text:span></text:p>
            <text:p text:style-name="Preformatted_20_Text"><text:span text:style-name="Source_20_Text"><text:s text:c="4"/>area = relationship('Area', back_populates='sensors')</text:span></text:p>
            <text:p text:style-name="Preformatted_20_Text"><text:span text:style-name="Source_20_Text"><text:s text:c="4"/># Relationship: Satu Sensor bisa menghasilkan banyak Reading</text:span></text:p>
            <text:p text:style-name="Preformatted_20_Text"><text:span text:style-name="Source_20_Text"><text:s text:c="4"/>readings = relationship('SensorReading', back_populates='sensor', cascade="all, delete-orphan", lazy='dynamic')</text:span></text:p>
            <text:p text:style-name="Preformatted_20_Text"/>
            <text:p text:style-name="Preformatted_20_Text"><text:span text:style-name="Source_20_Text"><text:s text:c="4"/>def __repr__(self):</text:span></text:p>
            <text:p text:style-name="Preformatted_20_Text"><text:span text:style-name="Source_20_Text"><text:s text:c="8"/>return f'&lt;Sensor {self.sensor_id} ({self.sensor_type}) in Area {self.area_id}&gt;'</text:span></text:p>
            <text:p text:style-name="Preformatted_20_Text"/>
            <text:p text:style-name="Preformatted_20_Text"><text:span text:style-name="Source_20_Text">class SensorReading(db.Model):</text:span></text:p>
            <text:p text:style-name="Preformatted_20_Text"><text:span text:style-name="Source_20_Text"><text:s text:c="4"/>"""Model untuk tabel 'sensor_readings' (Time-series data)."""</text:span></text:p>
            <text:p text:style-name="Preformatted_20_Text"><text:span text:style-name="Source_20_Text"><text:s text:c="4"/>__tablename__ = 'sensor_readings'</text:span></text:p>
            <text:p text:style-name="Preformatted_20_Text"/>
            <text:p text:style-name="Preformatted_20_Text"><text:span text:style-name="Source_20_Text"><text:s text:c="4"/>reading_id = db.Column(Integer, primary_key=True) # Auto-increment</text:span></text:p>
            <text:p text:style-name="Preformatted_20_Text"><text:span text:style-name="Source_20_Text"><text:s text:c="4"/>sensor_id = db.Column(String(50), ForeignKey('sensors.sensor_id', ondelete='CASCADE'), nullable=False, index=True)</text:span></text:p>
            <text:p text:style-name="Preformatted_20_Text"><text:span text:style-name="Source_20_Text"><text:s text:c="4"/># Menggunakan Numeric untuk presisi yang lebih baik daripada Float</text:span></text:p>
            <text:p text:style-name="Preformatted_20_Text"><text:span text:style-name="Source_20_Text"><text:s text:c="4"/>value = db.Column(Numeric(10, 2), nullable=False)</text:span></text:p>
            <text:p text:style-name="Preformatted_20_Text"><text:span text:style-name="Source_20_Text"><text:s text:c="4"/>timestamp = db.Column(DateTime(timezone=True), nullable=False, index=True, server_default=func.now())</text:span></text:p>
            <text:p text:style-name="Preformatted_20_Text"/>
            <text:p text:style-name="Preformatted_20_Text"><text:span text:style-name="Source_20_Text"><text:s text:c="4"/># Relationship: Reading ini berasal dari satu Sensor</text:span></text:p>
            <text:p text:style-name="Preformatted_20_Text"><text:span text:style-name="Source_20_Text"><text:s text:c="4"/>sensor = relationship('Sensor', back_populates='readings')</text:span></text:p>
            <text:p text:style-name="Preformatted_20_Text"/>
            <text:p text:style-name="Preformatted_20_Text"><text:span text:style-name="Source_20_Text"><text:s text:c="4"/># Membuat composite index untuk query yang sering melibatkan sensor_id dan timestamp</text:span></text:p>
            <text:p text:style-name="Preformatted_20_Text"><text:span text:style-name="Source_20_Text"><text:s text:c="4"/>__table_args__ = (</text:span></text:p>
            <text:p text:style-name="Preformatted_20_Text"><text:span text:style-name="Source_20_Text"><text:s text:c="8"/>Index('ix_sensor_readings_sensor_id_timestamp', "sensor_id", "timestamp"),</text:span></text:p>
            <text:p text:style-name="Preformatted_20_Text"><text:span text:style-name="Source_20_Text"><text:s text:c="4"/>)</text:span></text:p>
            <text:p text:style-name="Preformatted_20_Text"/>
            <text:p text:style-name="Preformatted_20_Text"><text:span text:style-name="Source_20_Text"><text:s text:c="4"/>def __repr__(self):</text:span></text:p>
            <text:p text:style-name="Preformatted_20_Text"><text:span text:style-name="Source_20_Text"><text:s text:c="8"/>return f'&lt;Reading {self.reading_id} from {self.sensor_id} at {self.timestamp}: {self.value}&gt;'</text:span></text:p>
            <text:p text:style-name="Preformatted_20_Text"/>
            <text:p text:style-name="Preformatted_20_Text"/>
            <text:p text:style-name="Preformatted_20_Text"><text:span text:style-name="Source_20_Text"># --- Model Opsional untuk Logging ---</text:span></text:p>
            <text:p text:style-name="Preformatted_20_Text"/>
            <text:p text:style-name="Preformatted_20_Text"><text:span text:style-name="Source_20_Text">class RecommendationLog(db.Model):</text:span></text:p>
            <text:p text:style-name="Preformatted_20_Text"><text:span text:style-name="Source_20_Text"><text:s text:c="4"/>"""Model untuk tabel 'recommendations_log'."""</text:span></text:p>
            <text:p text:style-name="Preformatted_20_Text"><text:span text:style-name="Source_20_Text"><text:s text:c="4"/>__tablename__ = 'recommendations_log'</text:span></text:p>
            <text:p text:style-name="Preformatted_20_Text"/>
            <text:p text:style-name="Preformatted_20_Text"><text:span text:style-name="Source_20_Text"><text:s text:c="4"/>log_id = db.Column(Integer, primary_key=True)</text:span></text:p>
            <text:p text:style-name="Preformatted_20_Text"><text:soft-page-break/><text:span text:style-name="Source_20_Text"><text:s text:c="4"/>area_id = db.Column(Integer, ForeignKey('areas.area_id'), nullable=False, index=True)</text:span></text:p>
            <text:p text:style-name="Preformatted_20_Text"><text:span text:style-name="Source_20_Text"><text:s text:c="4"/>recommendation_type = db.Column(String(50), nullable=False) # Misal: 'watering', 'fertilizing', 'pest_control'</text:span></text:p>
            <text:p text:style-name="Preformatted_20_Text"><text:span text:style-name="Source_20_Text"><text:s text:c="4"/>details = db.Column(Text, nullable=True) # Deskripsi/parameter rekomendasi</text:span></text:p>
            <text:p text:style-name="Preformatted_20_Text"><text:span text:style-name="Source_20_Text"><text:s text:c="4"/>generated_at = db.Column(DateTime(timezone=True), server_default=func.now(), index=True)</text:span></text:p>
            <text:p text:style-name="Preformatted_20_Text"/>
            <text:p text:style-name="Preformatted_20_Text"><text:span text:style-name="Source_20_Text"><text:s text:c="4"/># Relationship: Log ini milik satu Area</text:span></text:p>
            <text:p text:style-name="Preformatted_20_Text"><text:span text:style-name="Source_20_Text"><text:s text:c="4"/>area = relationship('Area', back_populates='recommendation_logs')</text:span></text:p>
            <text:p text:style-name="Preformatted_20_Text"/>
            <text:p text:style-name="Preformatted_20_Text"><text:span text:style-name="Source_20_Text"><text:s text:c="4"/>def __repr__(self):</text:span></text:p>
            <text:p text:style-name="Preformatted_20_Text"><text:span text:style-name="Source_20_Text"><text:s text:c="8"/>return f'&lt;RecommendationLog {self.log_id} for Area {self.area_id} at {self.generated_at}&gt;'</text:span></text:p>
            <text:p text:style-name="Preformatted_20_Text"/>
            <text:p text:style-name="Preformatted_20_Text"><text:span text:style-name="Source_20_Text">class PredictionLog(db.Model):</text:span></text:p>
            <text:p text:style-name="Preformatted_20_Text"><text:span text:style-name="Source_20_Text"><text:s text:c="4"/>"""Model untuk tabel 'predictions_log'."""</text:span></text:p>
            <text:p text:style-name="Preformatted_20_Text"><text:span text:style-name="Source_20_Text"><text:s text:c="4"/>__tablename__ = 'predictions_log'</text:span></text:p>
            <text:p text:style-name="Preformatted_20_Text"/>
            <text:p text:style-name="Preformatted_20_Text"><text:span text:style-name="Source_20_Text"><text:s text:c="4"/>log_id = db.Column(Integer, primary_key=True)</text:span></text:p>
            <text:p text:style-name="Preformatted_20_Text"><text:span text:style-name="Source_20_Text"><text:s text:c="4"/>area_id = db.Column(Integer, ForeignKey('areas.area_id'), nullable=False, index=True)</text:span></text:p>
            <text:p text:style-name="Preformatted_20_Text"><text:span text:style-name="Source_20_Text"><text:s text:c="4"/>predicted_yield = db.Column(Numeric(10, 2), nullable=True) # Hasil panen dalam satuan tertentu</text:span></text:p>
            <text:p text:style-name="Preformatted_20_Text"><text:span text:style-name="Source_20_Text"><text:s text:c="4"/>yield_unit = db.Column(String(20), nullable=True) # Misal: 'kg', 'ton'</text:span></text:p>
            <text:p text:style-name="Preformatted_20_Text"><text:span text:style-name="Source_20_Text"><text:s text:c="4"/>predicted_harvest_date = db.Column(Date, nullable=True)</text:span></text:p>
            <text:p text:style-name="Preformatted_20_Text"><text:span text:style-name="Source_20_Text"><text:s text:c="4"/>generated_at = db.Column(DateTime(timezone=True), server_default=func.now(), index=True)</text:span></text:p>
            <text:p text:style-name="Preformatted_20_Text"/>
            <text:p text:style-name="Preformatted_20_Text"><text:span text:style-name="Source_20_Text"><text:s text:c="4"/># Relationship: Log ini milik satu Area</text:span></text:p>
            <text:p text:style-name="Preformatted_20_Text"><text:span text:style-name="Source_20_Text"><text:s text:c="4"/>area = relationship('Area', back_populates='prediction_logs')</text:span></text:p>
            <text:p text:style-name="Preformatted_20_Text"/>
            <text:p text:style-name="Preformatted_20_Text"><text:span text:style-name="Source_20_Text"><text:s text:c="4"/>def __repr__(self):</text:span></text:p>
            <text:p text:style-name="Preformatted_20_Text"><text:span text:style-name="Source_20_Text"><text:s text:c="8"/>return f'&lt;PredictionLog {self.log_id} for Area {self.area_id} at {self.generated_at}&gt;'</text:span></text:p>
            <text:p text:style-name="P147"/>
            <text:p text:style-name="Text_20_body"><draw:frame draw:style-name="fr2" draw:name="Frame58" text:anchor-type="char" svg:x="0in" svg:width="0.0161in" draw:z-index="52"><draw:text-box fo:min-height="0.052in"><text:p text:style-name="Text_20_body"><draw:frame draw:style-name="fr1" draw:name="Frame59" text:anchor-type="char" svg:width="0.0161in" draw:z-index="53"><draw:text-box fo:min-height="0.0161in"><text:p text:style-name="Text_20_body"><draw:frame draw:style-name="fr1" draw:name="Frame60" text:anchor-type="char" svg:width="0.0161in" draw:z-index="54"><draw:text-box fo:min-height="0.0161in"><text:p text:style-name="Text_20_body"/></draw:text-box></draw:frame></text:p></draw:text-box></draw:frame></text:p></draw:text-box></draw:frame><draw:frame draw:style-name="fr2" draw:name="Frame50" text:anchor-type="char" svg:x="0in" svg:width="0.052in" draw:z-index="45"><draw:text-box fo:min-height="0.052in"><draw:frame draw:style-name="fr3" draw:name="Frame51" text:anchor-type="frame" svg:x="0in" svg:y="0in" svg:width="0.0161in" draw:z-index="49"><draw:text-box fo:min-height="0.0161in"><text:p text:style-name="Text_20_body"><draw:frame draw:style-name="fr1" draw:name="Frame52" text:anchor-type="char" svg:width="0.5in" draw:z-index="51"><draw:text-box fo:min-height="0.0161in"><text:p text:style-name="Text_20_body"/></draw:text-box></draw:frame><draw:frame draw:style-name="fr1" draw:name="Frame53" text:anchor-type="char" svg:width="0.5in" draw:z-index="50"><draw:text-box fo:min-height="0.3126in"><text:p text:style-name="Text_20_body"/></draw:text-box></draw:frame></text:p></draw:text-box></draw:frame><draw:frame draw:style-name="fr3" draw:name="Frame56" text:anchor-type="frame" svg:x="0in" svg:y="0in" svg:width="0.1457in" draw:z-index="48"><draw:text-box fo:min-height="0.2083in"><text:p text:style-name="Text_20_body"/></draw:text-box></draw:frame><text:p text:style-name="Text_20_body"><draw:frame draw:style-name="fr2" draw:name="Frame54" text:anchor-type="char" svg:x="0in" svg:width="0.0161in" draw:z-index="46"><draw:text-box fo:min-height="0.1252in"><draw:frame draw:style-name="fr3" draw:name="Frame55" text:anchor-type="frame" svg:x="0in" svg:y="0in" svg:width="0.2083in" draw:z-index="47"><draw:text-box fo:min-height="0.1252in"><text:p text:style-name="Text_20_body"/></draw:text-box></draw:frame><text:p text:style-name="Text_20_body"/></draw:text-box></draw:frame></text:p></draw:text-box></draw:frame><draw:frame draw:style-name="fr1" draw:name="Frame49" text:anchor-type="char" svg:width="0.0161in" draw:z-index="44"><draw:text-box fo:min-height="0.3126in"><text:p text:style-name="Text_20_body"/></draw:text-box></draw:frame><text:span text:style-name="Strong_20_Emphasis">Penjelasan:</text:span></text:p>
            <text:list xml:id="list4355060743382829740" text:style-name="L17">
              <text:list-item>
                <text:p text:style-name="P86"><text:span text:style-name="Strong_20_Emphasis">Import:</text:span> Mengimpor <text:span text:style-name="Source_20_Text">db</text:span> dari file <text:span text:style-name="Source_20_Text">database.py</text:span> sebelumnya, serta tipe data (<text:span text:style-name="Source_20_Text">Integer</text:span>, <text:span text:style-name="Source_20_Text">String</text:span>, <text:span text:style-name="Source_20_Text">DateTime</text:span>, <text:span text:style-name="Source_20_Text">Numeric</text:span>, dll.), <text:span text:style-name="Source_20_Text">ForeignKey</text:span>, <text:span text:style-name="Source_20_Text">Index</text:span>, <text:span text:style-name="Source_20_Text">func</text:span> (untuk <text:span text:style-name="Source_20_Text">func.now()</text:span>), dan <text:span text:style-name="Source_20_Text">relationship</text:span> dari <text:span text:style-name="Source_20_Text">sqlalchemy</text:span>. </text:p>
              </text:list-item>
              <text:list-item>
                <text:p text:style-name="P86"><text:span text:style-name="Strong_20_Emphasis">Kelas Model (</text:span><text:span text:style-name="Strong_20_Emphasis"><text:span text:style-name="Source_20_Text">Area</text:span></text:span><text:span text:style-name="Strong_20_Emphasis">, </text:span><text:span text:style-name="Strong_20_Emphasis"><text:span text:style-name="Source_20_Text">Sensor</text:span></text:span><text:span text:style-name="Strong_20_Emphasis">, </text:span><text:span text:style-name="Strong_20_Emphasis"><text:span text:style-name="Source_20_Text">SensorReading</text:span></text:span><text:span text:style-name="Strong_20_Emphasis">, dll.):</text:span> Setiap kelas mewarisi <text:span text:style-name="Source_20_Text">db.Model</text:span>. SQLAlchemy menggunakan ini sebagai dasar untuk pemetaan ORM. </text:p>
              </text:list-item>
              <text:list-item>
                <text:p text:style-name="P86"><text:span text:style-name="Strong_20_Emphasis"><text:span text:style-name="Source_20_Text">__tablename__ = 'nama_tabel'</text:span></text:span><text:span text:style-name="Strong_20_Emphasis">:</text:span> Mendefinisikan nama tabel di database yang akan dipetakan ke kelas ini. </text:p>
              </text:list-item>
              <text:list-item>
                <text:p text:style-name="P86"><text:span text:style-name="Strong_20_Emphasis">Kolom (</text:span><text:span text:style-name="Strong_20_Emphasis"><text:span text:style-name="Source_20_Text">db.Column(...)</text:span></text:span><text:span text:style-name="Strong_20_Emphasis">):</text:span> </text:p>
                <text:list>
                  <text:list-item>
                    <text:p text:style-name="P86">Argumen pertama adalah tipe data kolom (misal <text:span text:style-name="Source_20_Text">Integer</text:span>, <text:span text:style-name="Source_20_Text">String(100)</text:span> untuk varchar(100), <text:span text:style-name="Source_20_Text">DateTime(timezone=True)</text:span> untuk <text:span text:style-name="Source_20_Text">TIMESTAMP WITH TIME ZONE</text:span> di PostgreSQL, <text:span text:style-name="Source_20_Text">Numeric(10, 2)</text:span> untuk angka desimal dengan presisi). </text:p>
                  </text:list-item>
                  <text:list-item>
                    <text:p text:style-name="P86"><text:span text:style-name="Source_20_Text">primary_key=True</text:span>: Menandakan kolom sebagai kunci utama. Untuk <text:span text:style-name="Source_20_Text">Integer</text:span>, ini biasanya otomatis menjadi auto-increment. </text:p>
                  </text:list-item>
                  <text:list-item>
                    <text:p text:style-name="P86"><text:span text:style-name="Source_20_Text">ForeignKey('nama_tabel.nama_kolom')</text:span>: Mendefinisikan foreign key constraint. <text:span text:style-name="Source_20_Text">ondelete='CASCADE'</text:span> berarti jika Area dihapus, semua Sensor terkait juga akan dihapus (hati-hati menggunakannya). </text:p>
                  </text:list-item>
                  <text:list-item>
                    <text:p text:style-name="P86"><text:span text:style-name="Source_20_Text">nullable=False</text:span>: Kolom tidak boleh kosong (memiliki <text:span text:style-name="Source_20_Text">NOT NULL</text:span> constraint di DB). </text:p>
                  </text:list-item>
                  <text:list-item>
                    <text:p text:style-name="P86"><text:span text:style-name="Source_20_Text">unique=True</text:span>: Nilai dalam kolom harus unik. </text:p>
                  </text:list-item>
                  <text:list-item>
                    <text:p text:style-name="P86"><text:soft-page-break/><text:span text:style-name="Source_20_Text">index=True</text:span>: Membuat indeks pada kolom ini untuk mempercepat query. </text:p>
                  </text:list-item>
                  <text:list-item>
                    <text:p text:style-name="P86"><text:span text:style-name="Source_20_Text">server_default=func.now()</text:span>: Menggunakan fungsi <text:span text:style-name="Source_20_Text">NOW()</text:span> dari database untuk mengisi nilai default saat baris dibuat (timestamp otomatis). <text:span text:style-name="Source_20_Text">onupdate=func.now()</text:span> akan memperbarui timestamp setiap kali baris diubah. </text:p>
                  </text:list-item>
                </text:list>
              </text:list-item>
              <text:list-item>
                <text:p text:style-name="P86"><text:span text:style-name="Strong_20_Emphasis">Relationships (</text:span><text:span text:style-name="Strong_20_Emphasis"><text:span text:style-name="Source_20_Text">relationship(...)</text:span></text:span><text:span text:style-name="Strong_20_Emphasis">):</text:span> Mendefinisikan hubungan antar tabel/model. </text:p>
                <text:list>
                  <text:list-item>
                    <text:p text:style-name="P86"><text:span text:style-name="Source_20_Text">'Sensor'</text:span>: Nama kelas model lain yang berelasi. </text:p>
                  </text:list-item>
                  <text:list-item>
                    <text:p text:style-name="P86"><text:span text:style-name="Source_20_Text">back_populates='area'</text:span>: Menghubungkan relasi ini dengan relasi bernama <text:span text:style-name="Source_20_Text">area</text:span> di model <text:span text:style-name="Source_20_Text">Sensor</text:span>, menciptakan hubungan dua arah. Ini lebih disukai daripada <text:span text:style-name="Source_20_Text">backref</text:span>. </text:p>
                  </text:list-item>
                  <text:list-item>
                    <text:p text:style-name="P86"><text:span text:style-name="Source_20_Text">cascade="all, delete-orphan"</text:span>: Jika sebuah <text:span text:style-name="Source_20_Text">Area</text:span> dihapus, semua <text:span text:style-name="Source_20_Text">Sensor</text:span> yang terkait dengannya juga akan dihapus. <text:span text:style-name="Source_20_Text">delete-orphan</text:span> berarti jika sebuah <text:span text:style-name="Source_20_Text">Sensor</text:span> dihapus dari koleksi <text:span text:style-name="Source_20_Text">area.sensors</text:span>, <text:span text:style-name="Source_20_Text">Sensor</text:span> tersebut akan dihapus dari database. </text:p>
                  </text:list-item>
                  <text:list-item>
                    <text:p text:style-name="P86"><text:span text:style-name="Source_20_Text">lazy='dynamic'</text:span>: Untuk relasi one-to-many atau many-to-many, ini mengembalikan <text:span text:style-name="Emphasis">query object</text:span> daripada langsung memuat semua objek terkait. Ini berguna jika Anda ingin menerapkan filter lebih lanjut pada objek terkait (misal <text:span text:style-name="Source_20_Text">area.readings.filter(...).all()</text:span>). </text:p>
                  </text:list-item>
                </text:list>
              </text:list-item>
              <text:list-item>
                <text:p text:style-name="P86"><text:span text:style-name="Strong_20_Emphasis"><text:span text:style-name="Source_20_Text">__repr__(self)</text:span></text:span><text:span text:style-name="Strong_20_Emphasis">:</text:span> Metode standar Python yang mengembalikan representasi string dari objek, sangat berguna saat debugging untuk melihat objek di console. </text:p>
              </text:list-item>
              <text:list-item>
                <text:p text:style-name="P17"><text:span text:style-name="Strong_20_Emphasis">Index:</text:span> <text:span text:style-name="Source_20_Text">Index('ix_sensor_readings_sensor_id_timestamp', "sensor_id", "timestamp")</text:span> dalam <text:span text:style-name="Source_20_Text">__table_args__</text:span> membuat <text:span text:style-name="Emphasis">composite index</text:span> pada dua kolom, yang sangat penting untuk performa query data <text:span text:style-name="Emphasis">time-series</text:span> yang biasanya difilter berdasarkan sensor dan rentang waktu. </text:p>
              </text:list-item>
            </text:list>
            <text:p text:style-name="Horizontal_20_Line"/>
            <text:p text:style-name="Text_20_body">Model-model ini mendefinisikan struktur data aplikasi kita di database. Apakah definisi kolom, tipe data, dan relasinya sudah cukup jelas? Jika ya, katakan "YOI" untuk mulai membuat kerangka API di <text:span text:style-name="Source_20_Text">app/api/</text:span>.</text:p>
          </text:section>
          <text:section text:style-name="Sect1" text:name="feedback-form-11">
            <text:p text:style-name="P69"/>
          </text:section>
        </text:section>
        <text:section text:style-name="Sect1" text:name="82b451d64ac77737">
          <text:p text:style-name="Text_20_body"/>
          <text:section text:style-name="Sect1" text:name="user-query-content-12">
            <text:p text:style-name="P145">YOI </text:p>
          </text:section>
          <text:p text:style-name="P69">Tampilkan alur berpikir</text:p>
          <text:section text:style-name="Sect2" text:name="model-response-message-contentr_82b451d64ac77737">
            <text:p text:style-name="Text_20_body">Oke, sekarang kita siapkan "cetak biru" (Blueprint) untuk API kita.</text:p>
            <text:p text:style-name="Horizontal_20_Line"/>
            <text:p text:style-name="Text_20_body"><text:span text:style-name="Strong_20_Emphasis">File 9: </text:span><text:span text:style-name="Strong_20_Emphasis"><text:span text:style-name="Source_20_Text">smartfarm_server/app/api/__init__.py</text:span></text:span></text:p>
            <text:p text:style-name="Text_20_body">File ini menginisialisasi <text:span text:style-name="Emphasis">Blueprint</text:span> Flask untuk bagian API dari aplikasi kita. Blueprint memungkinkan kita mengorganisir rute-rute (endpoints) ke dalam modul-modul terpisah, membuat aplikasi lebih terstruktur.</text:p>
            <text:p text:style-name="Text_20_body">Python</text:p>
            <text:p text:style-name="Preformatted_20_Text"><text:span text:style-name="Source_20_Text"># smartfarm_server/app/api/__init__.py</text:span></text:p>
            <text:p text:style-name="Preformatted_20_Text"/>
            <text:p text:style-name="Preformatted_20_Text"><text:span text:style-name="Source_20_Text">from flask import Blueprint</text:span></text:p>
            <text:p text:style-name="Preformatted_20_Text"/>
            <text:p text:style-name="Preformatted_20_Text"><text:span text:style-name="Source_20_Text"># Membuat instance Blueprint.</text:span></text:p>
            <text:p text:style-name="Preformatted_20_Text"><text:span text:style-name="Source_20_Text"># Argumen pertama 'api' adalah nama Blueprint ini.</text:span></text:p>
            <text:p text:style-name="Preformatted_20_Text"><text:span text:style-name="Source_20_Text"># Argumen kedua __name__ membantu Flask menemukan lokasi Blueprint.</text:span></text:p>
            <text:p text:style-name="Preformatted_20_Text"><text:span text:style-name="Source_20_Text"># url_prefix akan diatur saat Blueprint didaftarkan di create_app (app/__init__.py)</text:span></text:p>
            <text:p text:style-name="Preformatted_20_Text"><text:span text:style-name="Source_20_Text">api_bp = Blueprint('api', __name__)</text:span></text:p>
            <text:p text:style-name="Preformatted_20_Text"><text:soft-page-break/></text:p>
            <text:p text:style-name="Preformatted_20_Text"><text:span text:style-name="Source_20_Text"># Impor modul yang berisi definisi rute-rute di dalam Blueprint ini.</text:span></text:p>
            <text:p text:style-name="Preformatted_20_Text"><text:span text:style-name="Source_20_Text"># Penting untuk mengimpor SETELAH instance Blueprint dibuat untuk menghindari circular import.</text:span></text:p>
            <text:p text:style-name="Preformatted_20_Text"><text:span text:style-name="Source_20_Text">from . import routes # noqa: F401 E402</text:span></text:p>
            <text:p text:style-name="Preformatted_20_Text"/>
            <text:p text:style-name="Preformatted_20_Text"><text:span text:style-name="Source_20_Text"># Anda bisa menambahkan error handlers spesifik untuk Blueprint ini di sini jika perlu</text:span></text:p>
            <text:p text:style-name="Preformatted_20_Text"><text:span text:style-name="Source_20_Text"># @api_bp.app_errorhandler(404)</text:span></text:p>
            <text:p text:style-name="Preformatted_20_Text"><text:span text:style-name="Source_20_Text"># def handle_404_error(error):</text:span></text:p>
            <text:p text:style-name="P147"><text:span text:style-name="Source_20_Text"># <text:s text:c="4"/>return jsonify(message="Resource not found"), 404</text:span></text:p>
            <text:p text:style-name="Text_20_body"><draw:frame draw:style-name="fr2" draw:name="Frame70" text:anchor-type="char" svg:x="0in" svg:width="0.0161in" draw:z-index="63"><draw:text-box fo:min-height="0.052in"><text:p text:style-name="Text_20_body"><draw:frame draw:style-name="fr1" draw:name="Frame71" text:anchor-type="char" svg:width="0.0161in" draw:z-index="64"><draw:text-box fo:min-height="0.0161in"><text:p text:style-name="Text_20_body"><draw:frame draw:style-name="fr1" draw:name="Frame72" text:anchor-type="char" svg:width="0.0161in" draw:z-index="65"><draw:text-box fo:min-height="0.0161in"><text:p text:style-name="Text_20_body"/></draw:text-box></draw:frame></text:p></draw:text-box></draw:frame></text:p></draw:text-box></draw:frame><draw:frame draw:style-name="fr2" draw:name="Frame62" text:anchor-type="char" svg:x="0in" svg:width="0.052in" draw:z-index="56"><draw:text-box fo:min-height="0.052in"><draw:frame draw:style-name="fr3" draw:name="Frame63" text:anchor-type="frame" svg:x="0in" svg:y="0in" svg:width="0.0161in" draw:z-index="60"><draw:text-box fo:min-height="0.0161in"><text:p text:style-name="Text_20_body"><draw:frame draw:style-name="fr1" draw:name="Frame64" text:anchor-type="char" svg:width="0.5in" draw:z-index="62"><draw:text-box fo:min-height="0.0161in"><text:p text:style-name="Text_20_body"/></draw:text-box></draw:frame><draw:frame draw:style-name="fr1" draw:name="Frame65" text:anchor-type="char" svg:width="0.5in" draw:z-index="61"><draw:text-box fo:min-height="0.3126in"><text:p text:style-name="Text_20_body"/></draw:text-box></draw:frame></text:p></draw:text-box></draw:frame><draw:frame draw:style-name="fr3" draw:name="Frame68" text:anchor-type="frame" svg:x="0in" svg:y="0in" svg:width="0.1457in" draw:z-index="59"><draw:text-box fo:min-height="0.2083in"><text:p text:style-name="Text_20_body"/></draw:text-box></draw:frame><text:p text:style-name="Text_20_body"><draw:frame draw:style-name="fr2" draw:name="Frame66" text:anchor-type="char" svg:x="0in" svg:width="0.0161in" draw:z-index="57"><draw:text-box fo:min-height="0.1252in"><draw:frame draw:style-name="fr3" draw:name="Frame67" text:anchor-type="frame" svg:x="0in" svg:y="0in" svg:width="0.2083in" draw:z-index="58"><draw:text-box fo:min-height="0.1252in"><text:p text:style-name="Text_20_body"/></draw:text-box></draw:frame><text:p text:style-name="Text_20_body"/></draw:text-box></draw:frame></text:p></draw:text-box></draw:frame><draw:frame draw:style-name="fr1" draw:name="Frame61" text:anchor-type="char" svg:width="0.0161in" draw:z-index="55"><draw:text-box fo:min-height="0.3126in"><text:p text:style-name="Text_20_body"/></draw:text-box></draw:frame><text:span text:style-name="Strong_20_Emphasis">Penjelasan:</text:span></text:p>
            <text:list xml:id="list664253562649347390" text:style-name="L18">
              <text:list-item>
                <text:p text:style-name="P87"><text:span text:style-name="Strong_20_Emphasis"><text:span text:style-name="Source_20_Text">from flask import Blueprint</text:span></text:span><text:span text:style-name="Strong_20_Emphasis">:</text:span> Mengimpor kelas <text:span text:style-name="Source_20_Text">Blueprint</text:span> dari Flask. </text:p>
              </text:list-item>
              <text:list-item>
                <text:p text:style-name="P87"><text:span text:style-name="Strong_20_Emphasis"><text:span text:style-name="Source_20_Text">api_bp = Blueprint('api', __name__)</text:span></text:span><text:span text:style-name="Strong_20_Emphasis">:</text:span> Membuat instance dari <text:span text:style-name="Source_20_Text">Blueprint</text:span>. </text:p>
                <text:list>
                  <text:list-item>
                    <text:p text:style-name="P87"><text:span text:style-name="Source_20_Text">'api'</text:span>: Ini adalah nama internal untuk Blueprint ini. Berguna untuk referensi, misalnya saat menggunakan <text:span text:style-name="Source_20_Text">url_for</text:span>. </text:p>
                  </text:list-item>
                  <text:list-item>
                    <text:p text:style-name="P87"><text:span text:style-name="Source_20_Text">__name__</text:span>: Seperti saat membuat instance <text:span text:style-name="Source_20_Text">Flask</text:span>, ini membantu menentukan <text:span text:style-name="Emphasis">root path</text:span> untuk Blueprint (berguna untuk mencari <text:span text:style-name="Emphasis">template</text:span> atau file statis jika Blueprint memilikinya, meskipun untuk API biasanya tidak). </text:p>
                  </text:list-item>
                </text:list>
              </text:list-item>
              <text:list-item>
                <text:p text:style-name="P87"><text:span text:style-name="Strong_20_Emphasis"><text:span text:style-name="Source_20_Text">from . import routes</text:span></text:span><text:span text:style-name="Strong_20_Emphasis">:</text:span> Mengimpor file <text:span text:style-name="Source_20_Text">routes.py</text:span> (yang akan kita buat selanjutnya) dari direktori yang sama (<text:span text:style-name="Source_20_Text">.</text:span>). File <text:span text:style-name="Source_20_Text">routes.py</text:span> inilah yang akan berisi dekorator <text:span text:style-name="Source_20_Text">@api_bp.route(...)</text:span> untuk mendefinisikan endpoint API kita. Impor ini dilakukan <text:span text:style-name="Emphasis">setelah</text:span> <text:span text:style-name="Source_20_Text">api_bp</text:span> dibuat untuk memastikan <text:span text:style-name="Source_20_Text">api_bp</text:span> sudah ada saat <text:span text:style-name="Source_20_Text">routes.py</text:span> mencoba menggunakannya. <text:span text:style-name="Source_20_Text"># noqa: F401 E402</text:span> adalah komentar untuk memberitahu <text:span text:style-name="Emphasis">linter</text:span> (seperti Flake8) agar mengabaikan error "module imported but unused" (F401) dan "module level import not at top of file" (E402), karena impor ini memang diperlukan untuk efek sampingnya (mendaftarkan rute) meskipun tidak secara eksplisit digunakan di <text:span text:style-name="Source_20_Text">__init__.py</text:span> ini. </text:p>
              </text:list-item>
              <text:list-item>
                <text:p text:style-name="P18"><text:span text:style-name="Strong_20_Emphasis">Error Handlers (Dikomentari):</text:span> Komentar menunjukkan di mana Anda bisa mendefinisikan <text:span text:style-name="Emphasis">error handlers</text:span> yang spesifik untuk semua rute di dalam Blueprint ini, jika diperlukan. </text:p>
              </text:list-item>
            </text:list>
            <text:p text:style-name="Horizontal_20_Line"/>
            <text:p text:style-name="Text_20_body">Blueprint <text:span text:style-name="Source_20_Text">api_bp</text:span> kini siap digunakan untuk mendefinisikan rute-rute API kita. Siap untuk membuat file <text:span text:style-name="Source_20_Text">routes.py</text:span>-nya? Katakan "YOI".</text:p>
          </text:section>
          <text:section text:style-name="Sect1" text:name="feedback-form-12">
            <text:p text:style-name="P69"/>
          </text:section>
        </text:section>
        <text:section text:style-name="Sect1" text:name="970876776dc8918e">
          <text:p text:style-name="Text_20_body"/>
          <text:section text:style-name="Sect1" text:name="user-query-content-13">
            <text:p text:style-name="P145">YOI </text:p>
          </text:section>
          <text:p text:style-name="P69">Tampilkan alur berpikir</text:p>
          <text:section text:style-name="Sect2" text:name="model-response-message-contentr_970876776dc8918e">
            <text:p text:style-name="Text_20_body">Oke, mari kita definisikan rute-rute (endpoints) untuk API kita di dalam Blueprint <text:span text:style-name="Source_20_Text">api_bp</text:span>.</text:p>
            <text:p text:style-name="Horizontal_20_Line"/>
            <text:p text:style-name="Text_20_body"><text:span text:style-name="Strong_20_Emphasis">File 10: </text:span><text:span text:style-name="Strong_20_Emphasis"><text:span text:style-name="Source_20_Text">smartfarm_server/app/api/routes.py</text:span></text:span></text:p>
            <text:p text:style-name="Text_20_body">File ini berisi implementasi dari semua <text:span text:style-name="Emphasis">endpoint</text:span> API yang akan disediakan oleh server. Setiap fungsi di sini diikat ke sebuah URL dan metode HTTP (GET, POST, dll.) menggunakan dekorator <text:span text:style-name="Source_20_Text">@api_bp.route()</text:span>. Fungsi-fungsi ini akan menangani permintaan masuk, berinteraksi dengan <text:span text:style-name="Emphasis">services</text:span> atau <text:span text:style-name="Emphasis">models</text:span> jika perlu, dan mengembalikan respons dalam format JSON.</text:p>
            <text:p text:style-name="Text_20_body">Python</text:p>
            <text:p text:style-name="Preformatted_20_Text"><text:span text:style-name="Source_20_Text"># smartfarm_server/app/api/routes.py</text:span></text:p>
            <text:p text:style-name="Preformatted_20_Text"><text:soft-page-break/></text:p>
            <text:p text:style-name="Preformatted_20_Text"><text:span text:style-name="Source_20_Text">from flask import request, jsonify, abort</text:span></text:p>
            <text:p text:style-name="Preformatted_20_Text"><text:span text:style-name="Source_20_Text">from . import api_bp # Impor Blueprint dari __init__.py di direktori yang sama</text:span></text:p>
            <text:p text:style-name="Preformatted_20_Text"><text:span text:style-name="Source_20_Text">from app.models.database import db</text:span></text:p>
            <text:p text:style-name="Preformatted_20_Text"><text:span text:style-name="Source_20_Text">from app.models.models import Area, Sensor, SensorReading # Impor model database</text:span></text:p>
            <text:p text:style-name="Preformatted_20_Text"><text:span text:style-name="Source_20_Text">from app.core import data_service, analysis_service, farm_service # Impor modul service (akan dibuat nanti)</text:span></text:p>
            <text:p text:style-name="Preformatted_20_Text"><text:span text:style-name="Source_20_Text">from datetime import datetime</text:span></text:p>
            <text:p text:style-name="Preformatted_20_Text"/>
            <text:p text:style-name="Preformatted_20_Text"><text:span text:style-name="Source_20_Text"># === Endpoint untuk Area Pertanian ===</text:span></text:p>
            <text:p text:style-name="Preformatted_20_Text"/>
            <text:p text:style-name="Preformatted_20_Text"><text:span text:style-name="Source_20_Text">@api_bp.route('/areas', methods=['POST'])</text:span></text:p>
            <text:p text:style-name="Preformatted_20_Text"><text:span text:style-name="Source_20_Text">def create_area():</text:span></text:p>
            <text:p text:style-name="Preformatted_20_Text"><text:span text:style-name="Source_20_Text"><text:s text:c="4"/>"""Endpoint untuk membuat Area baru."""</text:span></text:p>
            <text:p text:style-name="Preformatted_20_Text"><text:span text:style-name="Source_20_Text"><text:s text:c="4"/>data = request.get_json()</text:span></text:p>
            <text:p text:style-name="Preformatted_20_Text"><text:span text:style-name="Source_20_Text"><text:s text:c="4"/>if not data or not 'name' in data:</text:span></text:p>
            <text:p text:style-name="Preformatted_20_Text"><text:span text:style-name="Source_20_Text"><text:s text:c="8"/>abort(400, description="Payload JSON tidak valid atau 'name' tidak ditemukan.") # Bad Request</text:span></text:p>
            <text:p text:style-name="Preformatted_20_Text"/>
            <text:p text:style-name="Preformatted_20_Text"><text:span text:style-name="Source_20_Text"><text:s text:c="4"/># Panggil service untuk membuat area (lebih baik daripada logic langsung di sini)</text:span></text:p>
            <text:p text:style-name="Preformatted_20_Text"><text:span text:style-name="Source_20_Text"><text:s text:c="4"/>try:</text:span></text:p>
            <text:p text:style-name="Preformatted_20_Text"><text:span text:style-name="Source_20_Text"><text:s text:c="8"/>new_area = farm_service.create_new_area(</text:span></text:p>
            <text:p text:style-name="Preformatted_20_Text"><text:span text:style-name="Source_20_Text"><text:s text:c="12"/>name=data['name'],</text:span></text:p>
            <text:p text:style-name="Preformatted_20_Text"><text:span text:style-name="Source_20_Text"><text:s text:c="12"/>plant_type=data.get('plant_type'), # .get() aman jika key tidak ada</text:span></text:p>
            <text:p text:style-name="Preformatted_20_Text"><text:span text:style-name="Source_20_Text"><text:s text:c="12"/>location_description=data.get('location_description')</text:span></text:p>
            <text:p text:style-name="Preformatted_20_Text"><text:span text:style-name="Source_20_Text"><text:s text:c="8"/>)</text:span></text:p>
            <text:p text:style-name="Preformatted_20_Text"><text:span text:style-name="Source_20_Text"><text:s text:c="8"/>return jsonify(new_area.to_dict()), 201 # 201 Created</text:span></text:p>
            <text:p text:style-name="Preformatted_20_Text"><text:span text:style-name="Source_20_Text"><text:s text:c="4"/>except Exception as e:</text:span></text:p>
            <text:p text:style-name="Preformatted_20_Text"><text:span text:style-name="Source_20_Text"><text:s text:c="8"/># Log error e</text:span></text:p>
            <text:p text:style-name="Preformatted_20_Text"><text:span text:style-name="Source_20_Text"><text:s text:c="8"/>abort(500, description="Gagal membuat area.") # Internal Server Error</text:span></text:p>
            <text:p text:style-name="Preformatted_20_Text"/>
            <text:p text:style-name="Preformatted_20_Text"><text:span text:style-name="Source_20_Text">@api_bp.route('/areas', methods=['GET'])</text:span></text:p>
            <text:p text:style-name="Preformatted_20_Text"><text:span text:style-name="Source_20_Text">def get_areas():</text:span></text:p>
            <text:p text:style-name="Preformatted_20_Text"><text:span text:style-name="Source_20_Text"><text:s text:c="4"/>"""Endpoint untuk mendapatkan daftar semua Area."""</text:span></text:p>
            <text:p text:style-name="Preformatted_20_Text"><text:span text:style-name="Source_20_Text"><text:s text:c="4"/>try:</text:span></text:p>
            <text:p text:style-name="Preformatted_20_Text"><text:span text:style-name="Source_20_Text"><text:s text:c="8"/>areas = farm_service.get_all_areas()</text:span></text:p>
            <text:p text:style-name="Preformatted_20_Text"><text:span text:style-name="Source_20_Text"><text:s text:c="8"/>return jsonify([area.to_dict() for area in areas]), 200</text:span></text:p>
            <text:p text:style-name="Preformatted_20_Text"><text:span text:style-name="Source_20_Text"><text:s text:c="4"/>except Exception as e:</text:span></text:p>
            <text:p text:style-name="Preformatted_20_Text"><text:span text:style-name="Source_20_Text"><text:s text:c="8"/># Log error e</text:span></text:p>
            <text:p text:style-name="Preformatted_20_Text"><text:span text:style-name="Source_20_Text"><text:s text:c="8"/>abort(500, description="Gagal mengambil daftar area.")</text:span></text:p>
            <text:p text:style-name="Preformatted_20_Text"/>
            <text:p text:style-name="Preformatted_20_Text"><text:span text:style-name="Source_20_Text">@api_bp.route('/areas/&lt;int:area_id&gt;', methods=['GET'])</text:span></text:p>
            <text:p text:style-name="Preformatted_20_Text"><text:span text:style-name="Source_20_Text">def get_area_detail(area_id):</text:span></text:p>
            <text:p text:style-name="Preformatted_20_Text"><text:span text:style-name="Source_20_Text"><text:s text:c="4"/>"""Endpoint untuk mendapatkan detail satu Area."""</text:span></text:p>
            <text:p text:style-name="Preformatted_20_Text"><text:span text:style-name="Source_20_Text"><text:s text:c="4"/>try:</text:span></text:p>
            <text:p text:style-name="Preformatted_20_Text"><text:span text:style-name="Source_20_Text"><text:s text:c="8"/>area = farm_service.get_area_by_id(area_id)</text:span></text:p>
            <text:p text:style-name="Preformatted_20_Text"><text:span text:style-name="Source_20_Text"><text:s text:c="8"/>if area:</text:span></text:p>
            <text:p text:style-name="Preformatted_20_Text"><text:span text:style-name="Source_20_Text"><text:s text:c="12"/>return jsonify(area.to_dict()), 200</text:span></text:p>
            <text:p text:style-name="Preformatted_20_Text"><text:span text:style-name="Source_20_Text"><text:s text:c="8"/>else:</text:span></text:p>
            <text:p text:style-name="Preformatted_20_Text"><text:span text:style-name="Source_20_Text"><text:s text:c="12"/>abort(404, description=f"Area dengan ID {area_id} tidak ditemukan.") # Not Found</text:span></text:p>
            <text:p text:style-name="Preformatted_20_Text"><text:span text:style-name="Source_20_Text"><text:s text:c="4"/>except Exception as e:</text:span></text:p>
            <text:p text:style-name="Preformatted_20_Text"><text:span text:style-name="Source_20_Text"><text:s text:c="8"/># Log error e</text:span></text:p>
            <text:p text:style-name="Preformatted_20_Text"><text:span text:style-name="Source_20_Text"><text:s text:c="8"/>abort(500, description="Gagal mengambil detail area.")</text:span></text:p>
            <text:p text:style-name="Preformatted_20_Text"/>
            <text:p text:style-name="Preformatted_20_Text"/>
            <text:p text:style-name="Preformatted_20_Text"><text:span text:style-name="Source_20_Text"># === Endpoint untuk Data Sensor ===</text:span></text:p>
            <text:p text:style-name="Preformatted_20_Text"/>
            <text:p text:style-name="Preformatted_20_Text"><text:span text:style-name="Source_20_Text">@api_bp.route('/ingest', methods=['POST'])</text:span></text:p>
            <text:p text:style-name="Preformatted_20_Text"><text:span text:style-name="Source_20_Text">def ingest_data():</text:span></text:p>
            <text:p text:style-name="Preformatted_20_Text"><text:span text:style-name="Source_20_Text"><text:s text:c="4"/>"""Endpoint untuk menerima data dari sensor."""</text:span></text:p>
            <text:p text:style-name="Preformatted_20_Text"><text:span text:style-name="Source_20_Text"><text:s text:c="4"/>data = request.get_json()</text:span></text:p>
            <text:p text:style-name="Preformatted_20_Text"><text:span text:style-name="Source_20_Text"><text:s text:c="4"/>if not data or not all(k in data for k in ('sensor_id', 'value')):</text:span></text:p>
            <text:p text:style-name="Preformatted_20_Text"><text:soft-page-break/><text:span text:style-name="Source_20_Text"><text:s text:c="8"/>abort(400, description="Payload JSON tidak valid. Membutuhkan 'sensor_id' dan 'value'.")</text:span></text:p>
            <text:p text:style-name="Preformatted_20_Text"/>
            <text:p text:style-name="Preformatted_20_Text"><text:span text:style-name="Source_20_Text"><text:s text:c="4"/>sensor_id = data['sensor_id']</text:span></text:p>
            <text:p text:style-name="Preformatted_20_Text"><text:span text:style-name="Source_20_Text"><text:s text:c="4"/>value = data['value']</text:span></text:p>
            <text:p text:style-name="Preformatted_20_Text"><text:span text:style-name="Source_20_Text"><text:s text:c="4"/># Timestamp bisa dari payload atau server time</text:span></text:p>
            <text:p text:style-name="Preformatted_20_Text"><text:span text:style-name="Source_20_Text"><text:s text:c="4"/>timestamp_str = data.get('timestamp') # ISO 8601 format string (e.g., "2025-04-06T11:50:00Z")</text:span></text:p>
            <text:p text:style-name="Preformatted_20_Text"><text:span text:style-name="Source_20_Text"><text:s text:c="4"/>timestamp = None</text:span></text:p>
            <text:p text:style-name="Preformatted_20_Text"><text:span text:style-name="Source_20_Text"><text:s text:c="4"/>if timestamp_str:</text:span></text:p>
            <text:p text:style-name="Preformatted_20_Text"><text:span text:style-name="Source_20_Text"><text:s text:c="8"/>try:</text:span></text:p>
            <text:p text:style-name="Preformatted_20_Text"><text:span text:style-name="Source_20_Text"><text:s text:c="12"/># Coba parse timestamp dari string (pastikan formatnya konsisten)</text:span></text:p>
            <text:p text:style-name="Preformatted_20_Text"><text:span text:style-name="Source_20_Text"><text:s text:c="12"/># Untuk Z (Zulu/UTC), Python &lt; 3.11 perlu replace manual</text:span></text:p>
            <text:p text:style-name="Preformatted_20_Text"><text:span text:style-name="Source_20_Text"><text:s text:c="12"/>if timestamp_str.endswith('Z'):</text:span></text:p>
            <text:p text:style-name="Preformatted_20_Text"><text:span text:style-name="Source_20_Text"><text:s text:c="16"/>timestamp_str = timestamp_str[:-1] + '+00:00'</text:span></text:p>
            <text:p text:style-name="Preformatted_20_Text"><text:span text:style-name="Source_20_Text"><text:s text:c="12"/>timestamp = datetime.fromisoformat(timestamp_str)</text:span></text:p>
            <text:p text:style-name="Preformatted_20_Text"><text:span text:style-name="Source_20_Text"><text:s text:c="8"/>except ValueError:</text:span></text:p>
            <text:p text:style-name="Preformatted_20_Text"><text:span text:style-name="Source_20_Text"><text:s text:c="12"/>abort(400, description="Format timestamp tidak valid. Gunakan format ISO 8601 (YYYY-MM-DDTHH:MM:SSZ atau YYYY-MM-DDTHH:MM:SS+HH:MM).")</text:span></text:p>
            <text:p text:style-name="Preformatted_20_Text"><text:span text:style-name="Source_20_Text"><text:s text:c="4"/>else:</text:span></text:p>
            <text:p text:style-name="Preformatted_20_Text"><text:span text:style-name="Source_20_Text"><text:s text:c="8"/># Jika tidak ada timestamp dari sensor, gunakan waktu server (UTC)</text:span></text:p>
            <text:p text:style-name="Preformatted_20_Text"><text:span text:style-name="Source_20_Text"><text:s text:c="8"/>timestamp = datetime.now(datetime.timezone.utc)</text:span></text:p>
            <text:p text:style-name="Preformatted_20_Text"/>
            <text:p text:style-name="Preformatted_20_Text"><text:span text:style-name="Source_20_Text"><text:s text:c="4"/># Panggil service untuk menyimpan data</text:span></text:p>
            <text:p text:style-name="Preformatted_20_Text"><text:span text:style-name="Source_20_Text"><text:s text:c="4"/>try:</text:span></text:p>
            <text:p text:style-name="Preformatted_20_Text"><text:span text:style-name="Source_20_Text"><text:s text:c="8"/>reading = data_service.save_sensor_reading(sensor_id, value, timestamp)</text:span></text:p>
            <text:p text:style-name="Preformatted_20_Text"><text:span text:style-name="Source_20_Text"><text:s text:c="8"/># Respon bisa sederhana atau mengembalikan data yang disimpan</text:span></text:p>
            <text:p text:style-name="Preformatted_20_Text"><text:span text:style-name="Source_20_Text"><text:s text:c="8"/>return jsonify({"message": "Data received successfully", "reading_id": reading.reading_id}), 201</text:span></text:p>
            <text:p text:style-name="Preformatted_20_Text"><text:span text:style-name="Source_20_Text"><text:s text:c="4"/>except ValueError as ve: # Tangkap error spesifik dari service (misal sensor_id tidak ditemukan)</text:span></text:p>
            <text:p text:style-name="Preformatted_20_Text"><text:span text:style-name="Source_20_Text"><text:s text:c="8"/>abort(404, description=str(ve))</text:span></text:p>
            <text:p text:style-name="Preformatted_20_Text"><text:span text:style-name="Source_20_Text"><text:s text:c="4"/>except Exception as e:</text:span></text:p>
            <text:p text:style-name="Preformatted_20_Text"><text:span text:style-name="Source_20_Text"><text:s text:c="8"/># Log error e</text:span></text:p>
            <text:p text:style-name="Preformatted_20_Text"><text:span text:style-name="Source_20_Text"><text:s text:c="8"/>print(f"Error ingesting data: {e}") # Sementara print, idealnya pakai logging</text:span></text:p>
            <text:p text:style-name="Preformatted_20_Text"><text:span text:style-name="Source_20_Text"><text:s text:c="8"/>abort(500, description="Gagal menyimpan data sensor.")</text:span></text:p>
            <text:p text:style-name="Preformatted_20_Text"/>
            <text:p text:style-name="Preformatted_20_Text"/>
            <text:p text:style-name="Preformatted_20_Text"><text:span text:style-name="Source_20_Text">@api_bp.route('/areas/&lt;int:area_id&gt;/status', methods=['GET'])</text:span></text:p>
            <text:p text:style-name="Preformatted_20_Text"><text:span text:style-name="Source_20_Text">def get_area_status(area_id):</text:span></text:p>
            <text:p text:style-name="Preformatted_20_Text"><text:span text:style-name="Source_20_Text"><text:s text:c="4"/>"""Endpoint untuk mendapatkan status sensor terakhir dari suatu Area."""</text:span></text:p>
            <text:p text:style-name="Preformatted_20_Text"><text:span text:style-name="Source_20_Text"><text:s text:c="4"/>try:</text:span></text:p>
            <text:p text:style-name="Preformatted_20_Text"><text:span text:style-name="Source_20_Text"><text:s text:c="8"/>latest_readings = data_service.get_latest_readings_for_area(area_id)</text:span></text:p>
            <text:p text:style-name="Preformatted_20_Text"><text:span text:style-name="Source_20_Text"><text:s text:c="8"/>if not latest_readings: # Cek jika area valid tapi tidak ada data</text:span></text:p>
            <text:p text:style-name="Preformatted_20_Text"><text:span text:style-name="Source_20_Text"><text:s text:c="13"/>area = farm_service.get_area_by_id(area_id)</text:span></text:p>
            <text:p text:style-name="Preformatted_20_Text"><text:span text:style-name="Source_20_Text"><text:s text:c="13"/>if not area:</text:span></text:p>
            <text:p text:style-name="Preformatted_20_Text"><text:span text:style-name="Source_20_Text"><text:s text:c="17"/>abort(404, description=f"Area dengan ID {area_id} tidak ditemukan.")</text:span></text:p>
            <text:p text:style-name="Preformatted_20_Text"><text:span text:style-name="Source_20_Text"><text:s text:c="13"/># Jika area ada tapi belum ada data, kembalikan array kosong atau pesan</text:span></text:p>
            <text:p text:style-name="Preformatted_20_Text"><text:span text:style-name="Source_20_Text"><text:s text:c="13"/>return jsonify({"message": "Belum ada data sensor untuk area ini.", "readings": []}), 200</text:span></text:p>
            <text:p text:style-name="Preformatted_20_Text"/>
            <text:p text:style-name="Preformatted_20_Text"><text:span text:style-name="Source_20_Text"><text:s text:c="8"/>return jsonify(latest_readings), 200 # Format return dari service sebaiknya sudah dict/JSON-serializable</text:span></text:p>
            <text:p text:style-name="Preformatted_20_Text"><text:span text:style-name="Source_20_Text"><text:s text:c="4"/>except Exception as e:</text:span></text:p>
            <text:p text:style-name="Preformatted_20_Text"><text:span text:style-name="Source_20_Text"><text:s text:c="8"/># Log error e</text:span></text:p>
            <text:p text:style-name="Preformatted_20_Text"><text:span text:style-name="Source_20_Text"><text:s text:c="8"/>abort(500, description="Gagal mengambil status area.")</text:span></text:p>
            <text:p text:style-name="Preformatted_20_Text"/>
            <text:p text:style-name="Preformatted_20_Text"><text:span text:style-name="Source_20_Text">@api_bp.route('/areas/&lt;int:area_id&gt;/history', methods=['GET'])</text:span></text:p>
            <text:p text:style-name="Preformatted_20_Text"><text:span text:style-name="Source_20_Text">def get_area_history(area_id):</text:span></text:p>
            <text:p text:style-name="Preformatted_20_Text"><text:span text:style-name="Source_20_Text"><text:s text:c="4"/>"""Endpoint untuk mendapatkan riwayat data sensor dari suatu Area."""</text:span></text:p>
            <text:p text:style-name="Preformatted_20_Text"><text:span text:style-name="Source_20_Text"><text:s text:c="4"/># Ambil parameter query ?sensor_type=... &amp;start=... &amp;end=...</text:span></text:p>
            <text:p text:style-name="Preformatted_20_Text"><text:soft-page-break/><text:span text:style-name="Source_20_Text"><text:s text:c="4"/>sensor_type = request.args.get('sensor_type')</text:span></text:p>
            <text:p text:style-name="Preformatted_20_Text"><text:span text:style-name="Source_20_Text"><text:s text:c="4"/>start_time_str = request.args.get('start')</text:span></text:p>
            <text:p text:style-name="Preformatted_20_Text"><text:span text:style-name="Source_20_Text"><text:s text:c="4"/>end_time_str = request.args.get('end') # Biasanya end eksklusif</text:span></text:p>
            <text:p text:style-name="Preformatted_20_Text"/>
            <text:p text:style-name="Preformatted_20_Text"><text:span text:style-name="Source_20_Text"><text:s text:c="4"/># TODO: Validasi dan parse start_time dan end_time (string ISO 8601 ke datetime)</text:span></text:p>
            <text:p text:style-name="Preformatted_20_Text"><text:span text:style-name="Source_20_Text"><text:s text:c="4"/># Contoh sederhana (perlu penanganan error format yang lebih baik)</text:span></text:p>
            <text:p text:style-name="Preformatted_20_Text"><text:span text:style-name="Source_20_Text"><text:s text:c="4"/>try:</text:span></text:p>
            <text:p text:style-name="Preformatted_20_Text"><text:span text:style-name="Source_20_Text"><text:s text:c="8"/>start_time = datetime.fromisoformat(start_time_str) if start_time_str else None</text:span></text:p>
            <text:p text:style-name="Preformatted_20_Text"><text:span text:style-name="Source_20_Text"><text:s text:c="8"/>end_time = datetime.fromisoformat(end_time_str) if end_time_str else None</text:span></text:p>
            <text:p text:style-name="Preformatted_20_Text"><text:span text:style-name="Source_20_Text"><text:s text:c="4"/>except ValueError:</text:span></text:p>
            <text:p text:style-name="Preformatted_20_Text"><text:span text:style-name="Source_20_Text"><text:s text:c="9"/>abort(400, description="Format start/end time tidak valid. Gunakan ISO 8601.")</text:span></text:p>
            <text:p text:style-name="Preformatted_20_Text"/>
            <text:p text:style-name="Preformatted_20_Text"><text:span text:style-name="Source_20_Text"><text:s text:c="4"/>try:</text:span></text:p>
            <text:p text:style-name="Preformatted_20_Text"><text:span text:style-name="Source_20_Text"><text:s text:c="8"/># Panggil service untuk mengambil data historis</text:span></text:p>
            <text:p text:style-name="Preformatted_20_Text"><text:span text:style-name="Source_20_Text"><text:s text:c="8"/>historical_data = data_service.get_historical_readings(area_id, sensor_type, start_time, end_time)</text:span></text:p>
            <text:p text:style-name="Preformatted_20_Text"><text:span text:style-name="Source_20_Text"><text:s text:c="8"/># Pastikan service mengembalikan format yang sesuai (misalnya list of dicts)</text:span></text:p>
            <text:p text:style-name="Preformatted_20_Text"><text:span text:style-name="Source_20_Text"><text:s text:c="8"/>return jsonify(historical_data), 200</text:span></text:p>
            <text:p text:style-name="Preformatted_20_Text"><text:span text:style-name="Source_20_Text"><text:s text:c="4"/>except ValueError as ve: # Area tidak ditemukan?</text:span></text:p>
            <text:p text:style-name="Preformatted_20_Text"><text:span text:style-name="Source_20_Text"><text:s text:c="8"/>abort(404, description=str(ve))</text:span></text:p>
            <text:p text:style-name="Preformatted_20_Text"><text:span text:style-name="Source_20_Text"><text:s text:c="4"/>except Exception as e:</text:span></text:p>
            <text:p text:style-name="Preformatted_20_Text"><text:span text:style-name="Source_20_Text"><text:s text:c="8"/># Log error e</text:span></text:p>
            <text:p text:style-name="Preformatted_20_Text"><text:span text:style-name="Source_20_Text"><text:s text:c="8"/>abort(500, description="Gagal mengambil riwayat data.")</text:span></text:p>
            <text:p text:style-name="Preformatted_20_Text"/>
            <text:p text:style-name="Preformatted_20_Text"/>
            <text:p text:style-name="Preformatted_20_Text"><text:span text:style-name="Source_20_Text"># === Endpoint untuk Analisis &amp; Rekomendasi ===</text:span></text:p>
            <text:p text:style-name="Preformatted_20_Text"/>
            <text:p text:style-name="Preformatted_20_Text"><text:span text:style-name="Source_20_Text">@api_bp.route('/areas/&lt;int:area_id&gt;/recommendations', methods=['GET'])</text:span></text:p>
            <text:p text:style-name="Preformatted_20_Text"><text:span text:style-name="Source_20_Text">def get_recommendations(area_id):</text:span></text:p>
            <text:p text:style-name="Preformatted_20_Text"><text:span text:style-name="Source_20_Text"><text:s text:c="4"/>"""Endpoint untuk mendapatkan rekomendasi perawatan."""</text:span></text:p>
            <text:p text:style-name="Preformatted_20_Text"><text:span text:style-name="Source_20_Text"><text:s text:c="4"/>try:</text:span></text:p>
            <text:p text:style-name="Preformatted_20_Text"><text:span text:style-name="Source_20_Text"><text:s text:c="8"/># Panggil service analisis</text:span></text:p>
            <text:p text:style-name="Preformatted_20_Text"><text:span text:style-name="Source_20_Text"><text:s text:c="8"/>recommendations = analysis_service.generate_recommendations_for_area(area_id)</text:span></text:p>
            <text:p text:style-name="Preformatted_20_Text"><text:span text:style-name="Source_20_Text"><text:s text:c="8"/>return jsonify(recommendations), 200</text:span></text:p>
            <text:p text:style-name="Preformatted_20_Text"><text:span text:style-name="Source_20_Text"><text:s text:c="4"/>except ValueError as ve: # Area tidak ditemukan?</text:span></text:p>
            <text:p text:style-name="Preformatted_20_Text"><text:span text:style-name="Source_20_Text"><text:s text:c="8"/>abort(404, description=str(ve))</text:span></text:p>
            <text:p text:style-name="Preformatted_20_Text"><text:span text:style-name="Source_20_Text"><text:s text:c="4"/>except Exception as e:</text:span></text:p>
            <text:p text:style-name="Preformatted_20_Text"><text:span text:style-name="Source_20_Text"><text:s text:c="8"/># Log error e</text:span></text:p>
            <text:p text:style-name="Preformatted_20_Text"><text:span text:style-name="Source_20_Text"><text:s text:c="8"/>abort(500, description="Gagal menghasilkan rekomendasi.")</text:span></text:p>
            <text:p text:style-name="Preformatted_20_Text"/>
            <text:p text:style-name="Preformatted_20_Text"/>
            <text:p text:style-name="Preformatted_20_Text"><text:span text:style-name="Source_20_Text">@api_bp.route('/areas/&lt;int:area_id&gt;/predictions', methods=['GET'])</text:span></text:p>
            <text:p text:style-name="Preformatted_20_Text"><text:span text:style-name="Source_20_Text">def get_predictions(area_id):</text:span></text:p>
            <text:p text:style-name="Preformatted_20_Text"><text:span text:style-name="Source_20_Text"><text:s text:c="4"/>"""Endpoint untuk mendapatkan prediksi hasil panen."""</text:span></text:p>
            <text:p text:style-name="Preformatted_20_Text"><text:span text:style-name="Source_20_Text"><text:s text:c="4"/>try:</text:span></text:p>
            <text:p text:style-name="Preformatted_20_Text"><text:span text:style-name="Source_20_Text"><text:s text:c="8"/># Panggil service analisis</text:span></text:p>
            <text:p text:style-name="Preformatted_20_Text"><text:span text:style-name="Source_20_Text"><text:s text:c="8"/>predictions = analysis_service.generate_predictions_for_area(area_id)</text:span></text:p>
            <text:p text:style-name="Preformatted_20_Text"><text:span text:style-name="Source_20_Text"><text:s text:c="8"/>return jsonify(predictions), 200</text:span></text:p>
            <text:p text:style-name="Preformatted_20_Text"><text:span text:style-name="Source_20_Text"><text:s text:c="4"/>except ValueError as ve: # Area tidak ditemukan?</text:span></text:p>
            <text:p text:style-name="Preformatted_20_Text"><text:span text:style-name="Source_20_Text"><text:s text:c="8"/>abort(404, description=str(ve))</text:span></text:p>
            <text:p text:style-name="Preformatted_20_Text"><text:span text:style-name="Source_20_Text"><text:s text:c="4"/>except Exception as e:</text:span></text:p>
            <text:p text:style-name="Preformatted_20_Text"><text:span text:style-name="Source_20_Text"><text:s text:c="8"/># Log error e</text:span></text:p>
            <text:p text:style-name="Preformatted_20_Text"><text:span text:style-name="Source_20_Text"><text:s text:c="8"/>abort(500, description="Gagal menghasilkan prediksi.")</text:span></text:p>
            <text:p text:style-name="Preformatted_20_Text"/>
            <text:p text:style-name="Preformatted_20_Text"><text:span text:style-name="Source_20_Text"># Helper untuk mengubah objek model ke dictionary (bisa dipindah ke model atau utility)</text:span></text:p>
            <text:p text:style-name="Preformatted_20_Text"><text:span text:style-name="Source_20_Text"># Atau gunakan library seperti Flask-Marshmallow</text:span></text:p>
            <text:p text:style-name="Preformatted_20_Text"><text:span text:style-name="Source_20_Text">def model_to_dict(model_instance):</text:span></text:p>
            <text:p text:style-name="Preformatted_20_Text"><text:soft-page-break/><text:span text:style-name="Source_20_Text"><text:s text:c="4"/>"""Helper sederhana untuk konversi model SQLAlchemy ke dict."""</text:span></text:p>
            <text:p text:style-name="Preformatted_20_Text"><text:span text:style-name="Source_20_Text"><text:s text:c="4"/>if model_instance is None:</text:span></text:p>
            <text:p text:style-name="Preformatted_20_Text"><text:span text:style-name="Source_20_Text"><text:s text:c="8"/>return None</text:span></text:p>
            <text:p text:style-name="Preformatted_20_Text"><text:span text:style-name="Source_20_Text"><text:s text:c="4"/>data = {}</text:span></text:p>
            <text:p text:style-name="Preformatted_20_Text"><text:span text:style-name="Source_20_Text"><text:s text:c="4"/>for column in model_instance.__table__.columns:</text:span></text:p>
            <text:p text:style-name="Preformatted_20_Text"><text:span text:style-name="Source_20_Text"><text:s text:c="8"/>value = getattr(model_instance, column.name)</text:span></text:p>
            <text:p text:style-name="Preformatted_20_Text"><text:span text:style-name="Source_20_Text"><text:s text:c="8"/>if isinstance(value, (datetime, datetime.date)):</text:span></text:p>
            <text:p text:style-name="Preformatted_20_Text"><text:span text:style-name="Source_20_Text"><text:s text:c="12"/>data[column.name] = value.isoformat() # Konversi datetime ke string ISO</text:span></text:p>
            <text:p text:style-name="Preformatted_20_Text"><text:span text:style-name="Source_20_Text"><text:s text:c="8"/>else:</text:span></text:p>
            <text:p text:style-name="Preformatted_20_Text"><text:span text:style-name="Source_20_Text"><text:s text:c="12"/>data[column.name] = value</text:span></text:p>
            <text:p text:style-name="Preformatted_20_Text"><text:span text:style-name="Source_20_Text"><text:s text:c="4"/>return data</text:span></text:p>
            <text:p text:style-name="Preformatted_20_Text"/>
            <text:p text:style-name="Preformatted_20_Text"><text:span text:style-name="Source_20_Text"># Tambahkan method to_dict ke model agar lebih rapi</text:span></text:p>
            <text:p text:style-name="Preformatted_20_Text"><text:span text:style-name="Source_20_Text">Area.to_dict = model_to_dict</text:span></text:p>
            <text:p text:style-name="Preformatted_20_Text"><text:span text:style-name="Source_20_Text">Sensor.to_dict = model_to_dict</text:span></text:p>
            <text:p text:style-name="Preformatted_20_Text"><text:span text:style-name="Source_20_Text">SensorReading.to_dict = model_to_dict</text:span></text:p>
            <text:p text:style-name="Preformatted_20_Text"><text:span text:style-name="Source_20_Text"># ...tambahkan ke model lain jika perlu</text:span></text:p>
            <text:p text:style-name="P147"/>
            <text:p text:style-name="Text_20_body"><draw:frame draw:style-name="fr2" draw:name="Frame82" text:anchor-type="char" svg:x="0in" svg:width="0.0161in" draw:z-index="74"><draw:text-box fo:min-height="0.052in"><text:p text:style-name="Text_20_body"><draw:frame draw:style-name="fr1" draw:name="Frame83" text:anchor-type="char" svg:width="0.0161in" draw:z-index="75"><draw:text-box fo:min-height="0.0161in"><text:p text:style-name="Text_20_body"><draw:frame draw:style-name="fr1" draw:name="Frame84" text:anchor-type="char" svg:width="0.0161in" draw:z-index="76"><draw:text-box fo:min-height="0.0161in"><text:p text:style-name="Text_20_body"/></draw:text-box></draw:frame></text:p></draw:text-box></draw:frame></text:p></draw:text-box></draw:frame><draw:frame draw:style-name="fr2" draw:name="Frame74" text:anchor-type="char" svg:x="0in" svg:width="0.052in" draw:z-index="67"><draw:text-box fo:min-height="0.052in"><draw:frame draw:style-name="fr3" draw:name="Frame75" text:anchor-type="frame" svg:x="0in" svg:y="0in" svg:width="0.0161in" draw:z-index="71"><draw:text-box fo:min-height="0.0161in"><text:p text:style-name="Text_20_body"><draw:frame draw:style-name="fr1" draw:name="Frame76" text:anchor-type="char" svg:width="0.5in" draw:z-index="73"><draw:text-box fo:min-height="0.0161in"><text:p text:style-name="Text_20_body"/></draw:text-box></draw:frame><draw:frame draw:style-name="fr1" draw:name="Frame77" text:anchor-type="char" svg:width="0.5in" draw:z-index="72"><draw:text-box fo:min-height="0.3126in"><text:p text:style-name="Text_20_body"/></draw:text-box></draw:frame></text:p></draw:text-box></draw:frame><draw:frame draw:style-name="fr3" draw:name="Frame80" text:anchor-type="frame" svg:x="0in" svg:y="0in" svg:width="0.1457in" draw:z-index="70"><draw:text-box fo:min-height="0.2083in"><text:p text:style-name="Text_20_body"/></draw:text-box></draw:frame><text:p text:style-name="Text_20_body"><draw:frame draw:style-name="fr2" draw:name="Frame78" text:anchor-type="char" svg:x="0in" svg:width="0.0161in" draw:z-index="68"><draw:text-box fo:min-height="0.1252in"><draw:frame draw:style-name="fr3" draw:name="Frame79" text:anchor-type="frame" svg:x="0in" svg:y="0in" svg:width="0.2083in" draw:z-index="69"><draw:text-box fo:min-height="0.1252in"><text:p text:style-name="Text_20_body"/></draw:text-box></draw:frame><text:p text:style-name="Text_20_body"/></draw:text-box></draw:frame></text:p></draw:text-box></draw:frame><draw:frame draw:style-name="fr1" draw:name="Frame73" text:anchor-type="char" svg:width="0.0161in" draw:z-index="66"><draw:text-box fo:min-height="0.3126in"><text:p text:style-name="Text_20_body"/></draw:text-box></draw:frame><text:span text:style-name="Strong_20_Emphasis">Penjelasan:</text:span></text:p>
            <text:list xml:id="list793111705008751231" text:style-name="L19">
              <text:list-item>
                <text:p text:style-name="P88"><text:span text:style-name="Strong_20_Emphasis">Import:</text:span> Mengimpor <text:span text:style-name="Source_20_Text">request</text:span> (untuk akses data request), <text:span text:style-name="Source_20_Text">jsonify</text:span> (untuk membuat response JSON), <text:span text:style-name="Source_20_Text">abort</text:span> (untuk menghentikan request dengan kode error), Blueprint <text:span text:style-name="Source_20_Text">api_bp</text:span>, objek <text:span text:style-name="Source_20_Text">db</text:span>, model-model (<text:span text:style-name="Source_20_Text">Area</text:span>, <text:span text:style-name="Source_20_Text">Sensor</text:span>, dll.), dan placeholder untuk modul <text:span text:style-name="Emphasis">service</text:span> (<text:span text:style-name="Source_20_Text">data_service</text:span>, <text:span text:style-name="Source_20_Text">analysis_service</text:span>, <text:span text:style-name="Source_20_Text">farm_service</text:span>). <text:span text:style-name="Source_20_Text">datetime</text:span> juga diimpor untuk menangani timestamp. </text:p>
              </text:list-item>
              <text:list-item>
                <text:p text:style-name="P88"><text:span text:style-name="Strong_20_Emphasis">Dekorator </text:span><text:span text:style-name="Strong_20_Emphasis"><text:span text:style-name="Source_20_Text">@api_bp.route(...)</text:span></text:span><text:span text:style-name="Strong_20_Emphasis">:</text:span> Setiap fungsi didekorasi dengan ini untuk mengikatnya ke URL path tertentu (relatif terhadap <text:span text:style-name="Source_20_Text">url_prefix</text:span> Blueprint, yaitu <text:span text:style-name="Source_20_Text">/api/v1</text:span>) dan metode HTTP (<text:span text:style-name="Source_20_Text">methods=['POST']</text:span>, <text:span text:style-name="Source_20_Text">methods=['GET']</text:span>). </text:p>
              </text:list-item>
              <text:list-item>
                <text:p text:style-name="P88"><text:span text:style-name="Strong_20_Emphasis">Penanganan Request:</text:span> </text:p>
                <text:list>
                  <text:list-item>
                    <text:p text:style-name="P88"><text:span text:style-name="Source_20_Text">request.get_json()</text:span>: Mengambil data dari body request yang berformat JSON (biasanya untuk POST/PUT). </text:p>
                  </text:list-item>
                  <text:list-item>
                    <text:p text:style-name="P88"><text:span text:style-name="Source_20_Text">request.args.get('param')</text:span>: Mengambil parameter dari query string URL (misal <text:span text:style-name="Source_20_Text">?sensor_type=temperature</text:span>). </text:p>
                  </text:list-item>
                  <text:list-item>
                    <text:p text:style-name="P88"><text:span text:style-name="Source_20_Text">area_id</text:span> dalam <text:span text:style-name="Source_20_Text">@api_bp.route('/areas/&lt;int:area_id&gt;')</text:span>: Mengambil bagian dinamis dari URL path sebagai argumen fungsi (<text:span text:style-name="Source_20_Text">area_id</text:span> akan bertipe integer). </text:p>
                  </text:list-item>
                </text:list>
              </text:list-item>
              <text:list-item>
                <text:p text:style-name="P88"><text:span text:style-name="Strong_20_Emphasis">Interaksi Service (Placeholder):</text:span> Idealnya, logika bisnis kompleks tidak ditulis langsung di <text:span text:style-name="Emphasis">route handler</text:span>. Kita memanggil fungsi-fungsi dari modul <text:span text:style-name="Emphasis">service</text:span> (seperti <text:span text:style-name="Source_20_Text">farm_service.create_new_area</text:span>, <text:span text:style-name="Source_20_Text">data_service.save_sensor_reading</text:span>). Untuk saat ini, kita asumsikan fungsi-fungsi ini ada (kita akan membuatnya nanti). </text:p>
              </text:list-item>
              <text:list-item>
                <text:p text:style-name="P88"><text:span text:style-name="Strong_20_Emphasis">Interaksi Database Langsung (Contoh):</text:span> Beberapa contoh masih menunjukkan interaksi DB langsung (<text:span text:style-name="Source_20_Text">Area.query.get_or_404</text:span>, <text:span text:style-name="Source_20_Text">db.session.add</text:span>, <text:span text:style-name="Source_20_Text">db.session.commit</text:span>) untuk ilustrasi, namun ini sebaiknya dipindahkan ke <text:span text:style-name="Emphasis">service</text:span> atau <text:span text:style-name="Emphasis">Data Access Object (DAO)</text:span>. <text:span text:style-name="Source_20_Text">get_or_404(id)</text:span> adalah shortcut Flask-SQLAlchemy yang berguna untuk mengambil objek berdasarkan ID atau otomatis <text:span text:style-name="Source_20_Text">abort(404)</text:span> jika tidak ditemukan. </text:p>
              </text:list-item>
              <text:list-item>
                <text:p text:style-name="P88"><text:span text:style-name="Strong_20_Emphasis">Penanganan Error:</text:span> </text:p>
                <text:list>
                  <text:list-item>
                    <text:p text:style-name="P88"><text:span text:style-name="Source_20_Text">abort(400, ...)</text:span>: Mengembalikan respons Bad Request jika input tidak valid. </text:p>
                  </text:list-item>
                  <text:list-item>
                    <text:p text:style-name="P88"><text:span text:style-name="Source_20_Text">abort(404, ...)</text:span>: Mengembalikan respons Not Found jika resource (misalnya Area) tidak ditemukan. </text:p>
                  </text:list-item>
                  <text:list-item>
                    <text:p text:style-name="P88"><text:span text:style-name="Source_20_Text">abort(500, ...)</text:span>: Mengembalikan Internal Server Error jika terjadi kesalahan tak terduga di server. Idealnya, error ini harus di-log untuk analisis. </text:p>
                  </text:list-item>
                  <text:list-item>
                    <text:p text:style-name="P88"><text:soft-page-break/>Blok <text:span text:style-name="Source_20_Text">try...except</text:span>: Menangkap potensi error selama pemrosesan. </text:p>
                  </text:list-item>
                </text:list>
              </text:list-item>
              <text:list-item>
                <text:p text:style-name="P88"><text:span text:style-name="Strong_20_Emphasis">Respons JSON:</text:span> <text:span text:style-name="Source_20_Text">jsonify(...)</text:span> digunakan untuk mengubah dictionary atau list Python menjadi respons HTTP dengan <text:span text:style-name="Source_20_Text">Content-Type: application/json</text:span>. Kode status HTTP (200 OK, 201 Created, 400, 404, 500) dikembalikan sebagai argumen kedua <text:span text:style-name="Source_20_Text">jsonify</text:span> atau melalui <text:span text:style-name="Source_20_Text">abort</text:span>. </text:p>
              </text:list-item>
              <text:list-item>
                <text:p text:style-name="P88"><text:span text:style-name="Strong_20_Emphasis">Konversi Model ke Dict:</text:span> Fungsi <text:span text:style-name="Source_20_Text">model_to_dict</text:span> ditambahkan sebagai contoh helper sederhana untuk mengubah objek SQLAlchemy menjadi dictionary agar bisa di-JSON-kan. Cara yang lebih baik dan fleksibel adalah menggunakan library seperti Flask-Marshmallow untuk serialisasi/deserialisasi dan validasi skema. Untuk sementara, kita "monkey-patch" method <text:span text:style-name="Source_20_Text">to_dict</text:span> ke kelas model. </text:p>
              </text:list-item>
              <text:list-item>
                <text:p text:style-name="P19"><text:span text:style-name="Strong_20_Emphasis">Timestamp:</text:span> Contoh penanganan timestamp dari request JSON, termasuk parsing dari format ISO 8601 dan fallback ke waktu server UTC jika tidak disediakan. </text:p>
              </text:list-item>
            </text:list>
            <text:p text:style-name="Horizontal_20_Line"/>
            <text:p text:style-name="Text_20_body">Ini adalah kerangka kerja untuk API kita. Sebagian besar logika detailnya akan berada di dalam <text:span text:style-name="Emphasis">service functions</text:span> yang dipanggil dari sini. Apakah struktur rute dan penanganan request/response ini masuk akal? Jika ya, katakan "YOI" untuk mulai membuat kerangka <text:span text:style-name="Emphasis">service</text:span>.</text:p>
          </text:section>
          <text:section text:style-name="Sect1" text:name="feedback-form-13">
            <text:p text:style-name="P69"/>
          </text:section>
        </text:section>
        <text:section text:style-name="Sect1" text:name="3c09fff89756fa56">
          <text:p text:style-name="Text_20_body"/>
          <text:section text:style-name="Sect1" text:name="user-query-content-14">
            <text:p text:style-name="P145">yoi </text:p>
          </text:section>
          <text:p text:style-name="P69">Tampilkan alur berpikir</text:p>
          <text:section text:style-name="Sect2" text:name="model-response-message-contentr_3c09fff89756fa56">
            <text:p text:style-name="Text_20_body">Sip, kita masuk ke lapisan <text:span text:style-name="Emphasis">service</text:span> (logika bisnis) di <text:span text:style-name="Source_20_Text">app/core/</text:span>.</text:p>
            <text:p text:style-name="Horizontal_20_Line"/>
            <text:p text:style-name="Text_20_body"><text:span text:style-name="Strong_20_Emphasis">File 11: </text:span><text:span text:style-name="Strong_20_Emphasis"><text:span text:style-name="Source_20_Text">smartfarm_server/app/core/__init__.py</text:span></text:span></text:p>
            <text:p text:style-name="Text_20_body">File ini biasanya kosong. Keberadaannya menjadikan direktori <text:span text:style-name="Source_20_Text">core</text:span> sebagai sebuah paket Python, sehingga Anda dapat mengimpor modul-modul di dalamnya (seperti <text:span text:style-name="Source_20_Text">farm_service</text:span>, <text:span text:style-name="Source_20_Text">data_service</text:span>) dari bagian lain aplikasi Anda (misalnya dari <text:span text:style-name="Source_20_Text">app.api.routes</text:span>).</text:p>
            <text:p text:style-name="Text_20_body">Python</text:p>
            <text:p text:style-name="Preformatted_20_Text"><text:span text:style-name="Source_20_Text"># smartfarm_server/app/core/__init__.py</text:span></text:p>
            <text:p text:style-name="Preformatted_20_Text"/>
            <text:p text:style-name="Preformatted_20_Text"><text:span text:style-name="Source_20_Text"># File ini bisa kosong.</text:span></text:p>
            <text:p text:style-name="P147"><text:span text:style-name="Source_20_Text"># Keberadaannya menandakan bahwa direktori 'core' adalah sebuah paket Python.</text:span></text:p>
            <text:p text:style-name="Text_20_body"><draw:frame draw:style-name="fr2" draw:name="Frame94" text:anchor-type="char" svg:x="0in" svg:width="0.0161in" draw:z-index="77"><draw:text-box fo:min-height="0.052in"><text:p text:style-name="Text_20_body"><draw:frame draw:style-name="fr1" draw:name="Frame95" text:anchor-type="char" svg:width="0.0161in" draw:z-index="78"><draw:text-box fo:min-height="0.0161in"><text:p text:style-name="Text_20_body"><draw:frame draw:style-name="fr1" draw:name="Frame96" text:anchor-type="char" svg:width="0.0161in" draw:z-index="79"><draw:text-box fo:min-height="0.0161in"><text:p text:style-name="Text_20_body"/></draw:text-box></draw:frame></text:p></draw:text-box></draw:frame></text:p></draw:text-box></draw:frame><draw:frame draw:style-name="fr2" draw:name="Frame86" text:anchor-type="char" svg:x="0in" svg:width="0.052in" draw:z-index="80"><draw:text-box fo:min-height="0.052in"><draw:frame draw:style-name="fr3" draw:name="Frame87" text:anchor-type="frame" svg:x="0in" svg:y="0in" svg:width="0.0161in" draw:z-index="81"><draw:text-box fo:min-height="0.0161in"><text:p text:style-name="Text_20_body"><draw:frame draw:style-name="fr1" draw:name="Frame88" text:anchor-type="char" svg:width="0.5in" draw:z-index="82"><draw:text-box fo:min-height="0.0161in"><text:p text:style-name="Text_20_body"/></draw:text-box></draw:frame><draw:frame draw:style-name="fr1" draw:name="Frame89" text:anchor-type="char" svg:width="0.5in" draw:z-index="83"><draw:text-box fo:min-height="0.3126in"><text:p text:style-name="Text_20_body"/></draw:text-box></draw:frame></text:p></draw:text-box></draw:frame><draw:frame draw:style-name="fr3" draw:name="Frame92" text:anchor-type="frame" svg:x="0in" svg:y="0in" svg:width="0.1457in" draw:z-index="84"><draw:text-box fo:min-height="0.2083in"><text:p text:style-name="Text_20_body"/></draw:text-box></draw:frame><text:p text:style-name="Text_20_body"><draw:frame draw:style-name="fr2" draw:name="Frame90" text:anchor-type="char" svg:x="0in" svg:width="0.0161in" draw:z-index="85"><draw:text-box fo:min-height="0.1252in"><draw:frame draw:style-name="fr3" draw:name="Frame91" text:anchor-type="frame" svg:x="0in" svg:y="0in" svg:width="0.2083in" draw:z-index="86"><draw:text-box fo:min-height="0.1252in"><text:p text:style-name="Text_20_body"/></draw:text-box></draw:frame><text:p text:style-name="Text_20_body"/></draw:text-box></draw:frame></text:p></draw:text-box></draw:frame><draw:frame draw:style-name="fr1" draw:name="Frame85" text:anchor-type="char" svg:width="0.0161in" draw:z-index="87"><draw:text-box fo:min-height="0.3126in"><text:p text:style-name="Text_20_body"/></draw:text-box></draw:frame><text:span text:style-name="Strong_20_Emphasis">Penjelasan:</text:span></text:p>
            <text:p text:style-name="Text_20_body">Tidak banyak yang perlu dijelaskan di sini. File <text:span text:style-name="Source_20_Text">__init__.py</text:span> yang kosong sudah cukup untuk membuat direktori <text:span text:style-name="Source_20_Text">core</text:span> dikenali sebagai paket.</text:p>
            <text:p text:style-name="Horizontal_20_Line"/>
            <text:p text:style-name="Text_20_body">Sangat singkat kali ini. Katakan "YOI" untuk membuat file service pertama, <text:span text:style-name="Source_20_Text">farm_service.py</text:span>.</text:p>
          </text:section>
          <text:section text:style-name="Sect1" text:name="feedback-form-14">
            <text:p text:style-name="P69"/>
          </text:section>
        </text:section>
        <text:section text:style-name="Sect1" text:name="61e7c1936c652514">
          <text:p text:style-name="Text_20_body"/>
          <text:section text:style-name="Sect1" text:name="user-query-content-15">
            <text:p text:style-name="P145">YOI </text:p>
          </text:section>
          <text:p text:style-name="P69">Tampilkan alur berpikir</text:p>
          <text:section text:style-name="Sect2" text:name="model-response-message-contentr_61e7c1936c652514">
            <text:p text:style-name="Text_20_body">Oke, kita buat file service pertama yang akan menangani logika terkait pengelolaan area pertanian.</text:p>
            <text:p text:style-name="Horizontal_20_Line"/>
            <text:p text:style-name="Text_20_body"><text:soft-page-break/><text:span text:style-name="Strong_20_Emphasis">File 12: </text:span><text:span text:style-name="Strong_20_Emphasis"><text:span text:style-name="Source_20_Text">smartfarm_server/app/core/farm_service.py</text:span></text:span></text:p>
            <text:p text:style-name="Text_20_body">Modul ini berisi fungsi-fungsi yang mengimplementasikan logika bisnis terkait entitas 'Area' (dan mungkin 'Sensor' nantinya). Fungsi-fungsi ini dipanggil oleh <text:span text:style-name="Emphasis">route handlers</text:span> di <text:span text:style-name="Source_20_Text">app/api/routes.py</text:span>. Memisahkan logika ke dalam <text:span text:style-name="Emphasis">service layer</text:span> membuat <text:span text:style-name="Emphasis">route handlers</text:span> tetap bersih dan fokus pada penanganan HTTP request/response, sementara logika inti aplikasi terkapsulasi di sini.</text:p>
            <text:p text:style-name="Text_20_body">Python</text:p>
            <text:p text:style-name="Preformatted_20_Text"><text:span text:style-name="Source_20_Text"># smartfarm_server/app/core/farm_service.py</text:span></text:p>
            <text:p text:style-name="Preformatted_20_Text"/>
            <text:p text:style-name="Preformatted_20_Text"><text:span text:style-name="Source_20_Text">from app.models.database import db</text:span></text:p>
            <text:p text:style-name="Preformatted_20_Text"><text:span text:style-name="Source_20_Text">from app.models.models import Area</text:span></text:p>
            <text:p text:style-name="Preformatted_20_Text"><text:span text:style-name="Source_20_Text">from sqlalchemy.exc import IntegrityError # Untuk menangani error database (misal: unique constraint)</text:span></text:p>
            <text:p text:style-name="Preformatted_20_Text"><text:span text:style-name="Source_20_Text"># Impor model lain seperti Sensor jika dibutuhkan di sini</text:span></text:p>
            <text:p text:style-name="Preformatted_20_Text"/>
            <text:p text:style-name="Preformatted_20_Text"><text:span text:style-name="Source_20_Text">def create_new_area(name: str, plant_type: str = None, location_description: str = None) -&gt; Area:</text:span></text:p>
            <text:p text:style-name="Preformatted_20_Text"><text:span text:style-name="Source_20_Text"><text:s text:c="4"/>"""</text:span></text:p>
            <text:p text:style-name="Preformatted_20_Text"><text:span text:style-name="Source_20_Text"><text:s text:c="4"/>Membuat entri Area baru di database.</text:span></text:p>
            <text:p text:style-name="Preformatted_20_Text"/>
            <text:p text:style-name="Preformatted_20_Text"><text:span text:style-name="Source_20_Text"><text:s text:c="4"/>Args:</text:span></text:p>
            <text:p text:style-name="Preformatted_20_Text"><text:span text:style-name="Source_20_Text"><text:s text:c="8"/>name (str): Nama unik untuk area.</text:span></text:p>
            <text:p text:style-name="Preformatted_20_Text"><text:span text:style-name="Source_20_Text"><text:s text:c="8"/>plant_type (str, optional): Jenis tanaman di area tersebut. Defaults to None.</text:span></text:p>
            <text:p text:style-name="Preformatted_20_Text"><text:span text:style-name="Source_20_Text"><text:s text:c="8"/>location_description (str, optional): Deskripsi lokasi. Defaults to None.</text:span></text:p>
            <text:p text:style-name="Preformatted_20_Text"/>
            <text:p text:style-name="Preformatted_20_Text"><text:span text:style-name="Source_20_Text"><text:s text:c="4"/>Raises:</text:span></text:p>
            <text:p text:style-name="Preformatted_20_Text"><text:span text:style-name="Source_20_Text"><text:s text:c="8"/>ValueError: Jika terjadi error saat menyimpan (misal: nama sudah ada).</text:span></text:p>
            <text:p text:style-name="Preformatted_20_Text"><text:span text:style-name="Source_20_Text"><text:s text:c="8"/>Exception: Untuk error database lainnya.</text:span></text:p>
            <text:p text:style-name="Preformatted_20_Text"/>
            <text:p text:style-name="Preformatted_20_Text"><text:span text:style-name="Source_20_Text"><text:s text:c="4"/>Returns:</text:span></text:p>
            <text:p text:style-name="Preformatted_20_Text"><text:span text:style-name="Source_20_Text"><text:s text:c="8"/>Area: Objek Area yang baru dibuat dan disimpan.</text:span></text:p>
            <text:p text:style-name="Preformatted_20_Text"><text:span text:style-name="Source_20_Text"><text:s text:c="4"/>"""</text:span></text:p>
            <text:p text:style-name="Preformatted_20_Text"><text:span text:style-name="Source_20_Text"><text:s text:c="4"/>if not name:</text:span></text:p>
            <text:p text:style-name="Preformatted_20_Text"><text:span text:style-name="Source_20_Text"><text:s text:c="8"/>raise ValueError("Nama area tidak boleh kosong.")</text:span></text:p>
            <text:p text:style-name="Preformatted_20_Text"/>
            <text:p text:style-name="Preformatted_20_Text"><text:span text:style-name="Source_20_Text"><text:s text:c="4"/>new_area = Area(</text:span></text:p>
            <text:p text:style-name="Preformatted_20_Text"><text:span text:style-name="Source_20_Text"><text:s text:c="8"/>name=name,</text:span></text:p>
            <text:p text:style-name="Preformatted_20_Text"><text:span text:style-name="Source_20_Text"><text:s text:c="8"/>plant_type=plant_type,</text:span></text:p>
            <text:p text:style-name="Preformatted_20_Text"><text:span text:style-name="Source_20_Text"><text:s text:c="8"/>location_description=location_description</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b.session.add(new_area)</text:span></text:p>
            <text:p text:style-name="Preformatted_20_Text"><text:span text:style-name="Source_20_Text"><text:s text:c="8"/>db.session.commit()</text:span></text:p>
            <text:p text:style-name="Preformatted_20_Text"><text:span text:style-name="Source_20_Text"><text:s text:c="8"/>print(f"Area '{name}' berhasil dibuat dengan ID: {new_area.area_id}") # Logging sementara</text:span></text:p>
            <text:p text:style-name="Preformatted_20_Text"><text:span text:style-name="Source_20_Text"><text:s text:c="8"/>return new_area</text:span></text:p>
            <text:p text:style-name="Preformatted_20_Text"><text:span text:style-name="Source_20_Text"><text:s text:c="4"/>except IntegrityError as e:</text:span></text:p>
            <text:p text:style-name="Preformatted_20_Text"><text:span text:style-name="Source_20_Text"><text:s text:c="8"/>db.session.rollback() # Batalkan transaksi jika terjadi error</text:span></text:p>
            <text:p text:style-name="Preformatted_20_Text"><text:span text:style-name="Source_20_Text"><text:s text:c="8"/># Periksa apakah error disebabkan oleh unique constraint pada nama</text:span></text:p>
            <text:p text:style-name="Preformatted_20_Text"><text:span text:style-name="Source_20_Text"><text:s text:c="8"/>if 'unique constraint' in str(e).lower() and 'areas_name_key' in str(e).lower():</text:span></text:p>
            <text:p text:style-name="Preformatted_20_Text"><text:span text:style-name="Source_20_Text"><text:s text:c="13"/>print(f"Error: Nama area '{name}' sudah ada.")</text:span></text:p>
            <text:p text:style-name="Preformatted_20_Text"><text:span text:style-name="Source_20_Text"><text:s text:c="13"/>raise ValueError(f"Nama area '{name}' sudah ada.")</text:span></text:p>
            <text:p text:style-name="Preformatted_20_Text"><text:span text:style-name="Source_20_Text"><text:s text:c="8"/>else:</text:span></text:p>
            <text:p text:style-name="Preformatted_20_Text"><text:span text:style-name="Source_20_Text"><text:s text:c="13"/>print(f"Database Integrity Error: {e}")</text:span></text:p>
            <text:p text:style-name="Preformatted_20_Text"><text:span text:style-name="Source_20_Text"><text:s text:c="13"/>raise Exception(f"Gagal menyimpan area karena masalah integritas database.") # Error lebih generik</text:span></text:p>
            <text:p text:style-name="Preformatted_20_Text"><text:span text:style-name="Source_20_Text"><text:s text:c="4"/>except Exception as e:</text:span></text:p>
            <text:p text:style-name="Preformatted_20_Text"><text:soft-page-break/><text:span text:style-name="Source_20_Text"><text:s text:c="8"/>db.session.rollback()</text:span></text:p>
            <text:p text:style-name="Preformatted_20_Text"><text:span text:style-name="Source_20_Text"><text:s text:c="8"/>print(f"Error saat membuat area: {e}") # Logging sementara</text:span></text:p>
            <text:p text:style-name="Preformatted_20_Text"><text:span text:style-name="Source_20_Text"><text:s text:c="8"/># Re-raise error atau raise custom exception</text:span></text:p>
            <text:p text:style-name="Preformatted_20_Text"><text:span text:style-name="Source_20_Text"><text:s text:c="8"/>raise Exception(f"Terjadi kesalahan saat membuat area.")</text:span></text:p>
            <text:p text:style-name="Preformatted_20_Text"/>
            <text:p text:style-name="Preformatted_20_Text"/>
            <text:p text:style-name="Preformatted_20_Text"><text:span text:style-name="Source_20_Text">def get_all_areas() -&gt; list[Area]:</text:span></text:p>
            <text:p text:style-name="Preformatted_20_Text"><text:span text:style-name="Source_20_Text"><text:s text:c="4"/>"""</text:span></text:p>
            <text:p text:style-name="Preformatted_20_Text"><text:span text:style-name="Source_20_Text"><text:s text:c="4"/>Mengambil semua entri Area dari database.</text:span></text:p>
            <text:p text:style-name="Preformatted_20_Text"/>
            <text:p text:style-name="Preformatted_20_Text"><text:span text:style-name="Source_20_Text"><text:s text:c="4"/>Returns:</text:span></text:p>
            <text:p text:style-name="Preformatted_20_Text"><text:span text:style-name="Source_20_Text"><text:s text:c="8"/>list[Area]: Daftar semua objek Area. Mengembalikan list kosong jika tidak ada.</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order_by(Area.name) bisa ditambahkan jika ingin diurutkan</text:span></text:p>
            <text:p text:style-name="Preformatted_20_Text"><text:span text:style-name="Source_20_Text"><text:s text:c="8"/>return db.session.query(Area).all()</text:span></text:p>
            <text:p text:style-name="Preformatted_20_Text"><text:span text:style-name="Source_20_Text"><text:s text:c="4"/>except Exception as e:</text:span></text:p>
            <text:p text:style-name="Preformatted_20_Text"><text:span text:style-name="Source_20_Text"><text:s text:c="8"/>print(f"Error saat mengambil semua area: {e}")</text:span></text:p>
            <text:p text:style-name="Preformatted_20_Text"><text:span text:style-name="Source_20_Text"><text:s text:c="8"/># Sebaiknya tidak mengembalikan None, tapi list kosong atau raise exception</text:span></text:p>
            <text:p text:style-name="Preformatted_20_Text"><text:span text:style-name="Source_20_Text"><text:s text:c="8"/>raise Exception("Gagal mengambil daftar area.")</text:span></text:p>
            <text:p text:style-name="Preformatted_20_Text"/>
            <text:p text:style-name="Preformatted_20_Text"/>
            <text:p text:style-name="Preformatted_20_Text"><text:span text:style-name="Source_20_Text">def get_area_by_id(area_id: int) -&gt; Area | None:</text:span></text:p>
            <text:p text:style-name="Preformatted_20_Text"><text:span text:style-name="Source_20_Text"><text:s text:c="4"/>"""</text:span></text:p>
            <text:p text:style-name="Preformatted_20_Text"><text:span text:style-name="Source_20_Text"><text:s text:c="4"/>Mengambil satu Area berdasarkan ID-nya.</text:span></text:p>
            <text:p text:style-name="Preformatted_20_Text"/>
            <text:p text:style-name="Preformatted_20_Text"><text:span text:style-name="Source_20_Text"><text:s text:c="4"/>Args:</text:span></text:p>
            <text:p text:style-name="Preformatted_20_Text"><text:span text:style-name="Source_20_Text"><text:s text:c="8"/>area_id (int): ID dari area yang dicari.</text:span></text:p>
            <text:p text:style-name="Preformatted_20_Text"/>
            <text:p text:style-name="Preformatted_20_Text"><text:span text:style-name="Source_20_Text"><text:s text:c="4"/>Returns:</text:span></text:p>
            <text:p text:style-name="Preformatted_20_Text"><text:span text:style-name="Source_20_Text"><text:s text:c="8"/>Area | None: Objek Area jika ditemukan, None jika tidak ditemukan.</text:span></text:p>
            <text:p text:style-name="Preformatted_20_Text"><text:span text:style-name="Source_20_Text"><text:s text:c="4"/>"""</text:span></text:p>
            <text:p text:style-name="Preformatted_20_Text"><text:span text:style-name="Source_20_Text"><text:s text:c="4"/>if not isinstance(area_id, int) or area_id &lt;= 0:</text:span></text:p>
            <text:p text:style-name="Preformatted_20_Text"><text:span text:style-name="Source_20_Text"><text:s text:c="8"/>print(f"Error: area_id tidak valid: {area_id}")</text:span></text:p>
            <text:p text:style-name="Preformatted_20_Text"><text:span text:style-name="Source_20_Text"><text:s text:c="8"/>return None # Atau raise ValueError</text:span></text:p>
            <text:p text:style-name="Preformatted_20_Text"/>
            <text:p text:style-name="Preformatted_20_Text"><text:span text:style-name="Source_20_Text"><text:s text:c="4"/>try:</text:span></text:p>
            <text:p text:style-name="Preformatted_20_Text"><text:span text:style-name="Source_20_Text"><text:s text:c="8"/># Gunakan db.session.get() untuk query by primary key (lebih efisien)</text:span></text:p>
            <text:p text:style-name="Preformatted_20_Text"><text:span text:style-name="Source_20_Text"><text:s text:c="8"/># Ini gaya SQLAlchemy 1.4+/2.0</text:span></text:p>
            <text:p text:style-name="Preformatted_20_Text"><text:span text:style-name="Source_20_Text"><text:s text:c="8"/>area = db.session.get(Area, area_id)</text:span></text:p>
            <text:p text:style-name="Preformatted_20_Text"><text:span text:style-name="Source_20_Text"><text:s text:c="8"/># Alternatif gaya lama: area = Area.query.get(area_id)</text:span></text:p>
            <text:p text:style-name="Preformatted_20_Text"><text:span text:style-name="Source_20_Text"><text:s text:c="8"/>return area</text:span></text:p>
            <text:p text:style-name="Preformatted_20_Text"><text:span text:style-name="Source_20_Text"><text:s text:c="4"/>except Exception as e:</text:span></text:p>
            <text:p text:style-name="Preformatted_20_Text"><text:span text:style-name="Source_20_Text"><text:s text:c="8"/>print(f"Error saat mengambil area by ID {area_id}: {e}")</text:span></text:p>
            <text:p text:style-name="Preformatted_20_Text"><text:span text:style-name="Source_20_Text"><text:s text:c="8"/>raise Exception(f"Gagal mengambil area dengan ID {area_id}.")</text:span></text:p>
            <text:p text:style-name="Preformatted_20_Text"/>
            <text:p text:style-name="Preformatted_20_Text"><text:span text:style-name="Source_20_Text"># --- Fungsi lain terkait Farm bisa ditambahkan di sini ---</text:span></text:p>
            <text:p text:style-name="Preformatted_20_Text"><text:span text:style-name="Source_20_Text"># Contoh:</text:span></text:p>
            <text:p text:style-name="Preformatted_20_Text"><text:span text:style-name="Source_20_Text"># def add_sensor_to_area(area_id: int, sensor_id: str, sensor_type: str, unit: str = None):</text:span></text:p>
            <text:p text:style-name="Preformatted_20_Text"><text:span text:style-name="Source_20_Text"># <text:s text:c="4"/>"""Menambahkan sensor baru ke area yang ada."""</text:span></text:p>
            <text:p text:style-name="Preformatted_20_Text"><text:span text:style-name="Source_20_Text"># <text:s text:c="4"/>area = get_area_by_id(area_id)</text:span></text:p>
            <text:p text:style-name="Preformatted_20_Text"><text:span text:style-name="Source_20_Text"># <text:s text:c="4"/>if not area:</text:span></text:p>
            <text:p text:style-name="Preformatted_20_Text"><text:span text:style-name="Source_20_Text"># <text:s text:c="8"/>raise ValueError(f"Area dengan ID {area_id} tidak ditemukan.")</text:span></text:p>
            <text:p text:style-name="Preformatted_20_Text"><text:span text:style-name="Source_20_Text"># <text:s text:c="4"/># Cek apakah sensor_id sudah ada? (tergantung aturan bisnis)</text:span></text:p>
            <text:p text:style-name="Preformatted_20_Text"><text:span text:style-name="Source_20_Text"># <text:s text:c="4"/># ... (logika penambahan sensor)</text:span></text:p>
            <text:p text:style-name="Preformatted_20_Text"><text:span text:style-name="Source_20_Text"># <text:s text:c="4"/>pass</text:span></text:p>
            <text:p text:style-name="P147"/>
            <text:p text:style-name="Text_20_body"><draw:frame draw:style-name="fr2" draw:name="Frame106" text:anchor-type="char" svg:x="0in" svg:width="0.0161in" draw:z-index="96"><draw:text-box fo:min-height="0.052in"><text:p text:style-name="Text_20_body"><draw:frame draw:style-name="fr1" draw:name="Frame107" text:anchor-type="char" svg:width="0.0161in" draw:z-index="97"><draw:text-box fo:min-height="0.0161in"><text:p text:style-name="Text_20_body"><draw:frame draw:style-name="fr1" draw:name="Frame108" text:anchor-type="char" svg:width="0.0161in" draw:z-index="98"><draw:text-box fo:min-height="0.0161in"><text:p text:style-name="Text_20_body"/></draw:text-box></draw:frame></text:p></draw:text-box></draw:frame></text:p></draw:text-box></draw:frame><draw:frame draw:style-name="fr2" draw:name="Frame98" text:anchor-type="char" svg:x="0in" svg:width="0.052in" draw:z-index="89"><draw:text-box fo:min-height="0.052in"><draw:frame draw:style-name="fr3" draw:name="Frame99" text:anchor-type="frame" svg:x="0in" svg:y="0in" svg:width="0.0161in" draw:z-index="93"><draw:text-box fo:min-height="0.0161in"><text:p text:style-name="Text_20_body"><draw:frame draw:style-name="fr1" draw:name="Frame100" text:anchor-type="char" svg:width="0.5in" draw:z-index="95"><draw:text-box fo:min-height="0.0161in"><text:p text:style-name="Text_20_body"/></draw:text-box></draw:frame><draw:frame draw:style-name="fr1" draw:name="Frame101" text:anchor-type="char" svg:width="0.5in" draw:z-index="94"><draw:text-box fo:min-height="0.3126in"><text:p text:style-name="Text_20_body"/></draw:text-box></draw:frame></text:p></draw:text-box></draw:frame><draw:frame draw:style-name="fr3" draw:name="Frame104" text:anchor-type="frame" svg:x="0in" svg:y="0in" svg:width="0.1457in" draw:z-index="92"><draw:text-box fo:min-height="0.2083in"><text:p text:style-name="Text_20_body"/></draw:text-box></draw:frame><text:p text:style-name="Text_20_body"><draw:frame draw:style-name="fr2" draw:name="Frame102" text:anchor-type="char" svg:x="0in" svg:width="0.0161in" draw:z-index="90"><draw:text-box fo:min-height="0.1252in"><draw:frame draw:style-name="fr3" draw:name="Frame103" text:anchor-type="frame" svg:x="0in" svg:y="0in" svg:width="0.2083in" draw:z-index="91"><draw:text-box fo:min-height="0.1252in"><text:p text:style-name="Text_20_body"/></draw:text-box></draw:frame><text:p text:style-name="Text_20_body"/></draw:text-box></draw:frame></text:p></draw:text-box></draw:frame><draw:frame draw:style-name="fr1" draw:name="Frame97" text:anchor-type="char" svg:width="0.0161in" draw:z-index="88"><draw:text-box fo:min-height="0.3126in"><text:p text:style-name="Text_20_body"/></draw:text-box></draw:frame><text:span text:style-name="Strong_20_Emphasis">Penjelasan:</text:span></text:p>
            <text:list xml:id="list8962419477132678670" text:style-name="L20">
              <text:list-item>
                <text:p text:style-name="P89"><text:soft-page-break/><text:span text:style-name="Strong_20_Emphasis">Import:</text:span> Mengimpor <text:span text:style-name="Source_20_Text">db</text:span> dan model <text:span text:style-name="Source_20_Text">Area</text:span>. <text:span text:style-name="Source_20_Text">IntegrityError</text:span> dari <text:span text:style-name="Source_20_Text">sqlalchemy.exc</text:span> diimpor untuk menangani error spesifik database seperti pelanggaran <text:span text:style-name="Emphasis">unique constraint</text:span>. </text:p>
              </text:list-item>
              <text:list-item>
                <text:p text:style-name="P89"><text:span text:style-name="Strong_20_Emphasis"><text:span text:style-name="Source_20_Text">create_new_area(...)</text:span></text:span><text:span text:style-name="Strong_20_Emphasis">:</text:span> </text:p>
                <text:list>
                  <text:list-item>
                    <text:p text:style-name="P89">Menerima detail area sebagai argumen. </text:p>
                  </text:list-item>
                  <text:list-item>
                    <text:p text:style-name="P89">Membuat instance dari model <text:span text:style-name="Source_20_Text">Area</text:span>. </text:p>
                  </text:list-item>
                  <text:list-item>
                    <text:p text:style-name="P89"><text:span text:style-name="Source_20_Text">db.session.add(new_area)</text:span>: Menambahkan objek baru ke sesi SQLAlchemy (belum disimpan permanen ke DB). </text:p>
                  </text:list-item>
                  <text:list-item>
                    <text:p text:style-name="P89"><text:span text:style-name="Source_20_Text">db.session.commit()</text:span>: Menyimpan semua perubahan dalam sesi (termasuk objek baru) ke database secara permanen. </text:p>
                  </text:list-item>
                  <text:list-item>
                    <text:p text:style-name="P89"><text:span text:style-name="Source_20_Text">try...except IntegrityError</text:span>: Menangkap error jika, misalnya, mencoba memasukkan nama area yang sudah ada (karena kita definisikan <text:span text:style-name="Source_20_Text">unique=True</text:span> pada kolom <text:span text:style-name="Source_20_Text">name</text:span> di model). Jika terjadi error, <text:span text:style-name="Source_20_Text">db.session.rollback()</text:span> dipanggil untuk membatalkan transaksi. Kita coba deteksi apakah errornya spesifik karena duplikat nama dan memberikan pesan error yang lebih jelas (<text:span text:style-name="Source_20_Text">ValueError</text:span>). Error lain akan di-<text:span text:style-name="Source_20_Text">raise</text:span> sebagai <text:span text:style-name="Source_20_Text">Exception</text:span>. </text:p>
                  </text:list-item>
                  <text:list-item>
                    <text:p text:style-name="P89"><text:span text:style-name="Source_20_Text">except Exception</text:span>: Menangkap error umum lainnya yang mungkin terjadi. </text:p>
                  </text:list-item>
                  <text:list-item>
                    <text:p text:style-name="P89">Mengembalikan objek <text:span text:style-name="Source_20_Text">Area</text:span> yang berhasil dibuat. </text:p>
                  </text:list-item>
                </text:list>
              </text:list-item>
              <text:list-item>
                <text:p text:style-name="P89"><text:span text:style-name="Strong_20_Emphasis"><text:span text:style-name="Source_20_Text">get_all_areas()</text:span></text:span><text:span text:style-name="Strong_20_Emphasis">:</text:span> </text:p>
                <text:list>
                  <text:list-item>
                    <text:p text:style-name="P89"><text:span text:style-name="Source_20_Text">db.session.query(Area).all()</text:span>: Menggunakan sesi SQLAlchemy untuk membuat query yang mengambil semua baris dari tabel <text:span text:style-name="Source_20_Text">areas</text:span> dan mengembalikannya sebagai list objek <text:span text:style-name="Source_20_Text">Area</text:span>. </text:p>
                  </text:list-item>
                  <text:list-item>
                    <text:p text:style-name="P89">Error handling dasar ditambahkan. </text:p>
                  </text:list-item>
                </text:list>
              </text:list-item>
              <text:list-item>
                <text:p text:style-name="P89"><text:span text:style-name="Strong_20_Emphasis"><text:span text:style-name="Source_20_Text">get_area_by_id(...)</text:span></text:span><text:span text:style-name="Strong_20_Emphasis">:</text:span> </text:p>
                <text:list>
                  <text:list-item>
                    <text:p text:style-name="P89"><text:span text:style-name="Source_20_Text">db.session.get(Area, area_id)</text:span>: Cara efisien untuk mengambil objek berdasarkan kunci utamanya menggunakan sesi SQLAlchemy (diperkenalkan di SQLAlchemy 1.4 dan menjadi standar di 2.0). Jika ID tidak ditemukan, ia mengembalikan <text:span text:style-name="Source_20_Text">None</text:span>. </text:p>
                  </text:list-item>
                  <text:list-item>
                    <text:p text:style-name="P89">Validasi dasar untuk <text:span text:style-name="Source_20_Text">area_id</text:span> ditambahkan. </text:p>
                  </text:list-item>
                </text:list>
              </text:list-item>
              <text:list-item>
                <text:p text:style-name="P20"><text:span text:style-name="Strong_20_Emphasis">Komentar Fungsi Tambahan:</text:span> Menunjukkan di mana Anda bisa menambahkan fungsi service lain terkait manajemen farm (misalnya, menambahkan sensor ke area). </text:p>
              </text:list-item>
            </text:list>
            <text:p text:style-name="Horizontal_20_Line"/>
            <text:p text:style-name="Text_20_body">File ini berisi logika dasar untuk CRUD (Create, Read, Update, Delete - meskipun baru Create dan Read di sini) pada entitas Area. Apakah peran dan implementasi service ini sudah jelas? Katakan "YOI" untuk lanjut ke <text:span text:style-name="Source_20_Text">data_service.py</text:span>.</text:p>
          </text:section>
          <text:section text:style-name="Sect1" text:name="feedback-form-15">
            <text:p text:style-name="P69"/>
          </text:section>
        </text:section>
        <text:section text:style-name="Sect1" text:name="8355403806534964">
          <text:p text:style-name="Text_20_body"/>
          <text:section text:style-name="Sect1" text:name="user-query-content-16">
            <text:p text:style-name="P145">YOI </text:p>
          </text:section>
          <text:p text:style-name="P69">Tampilkan alur berpikir</text:p>
          <text:section text:style-name="Sect2" text:name="model-response-message-contentr_8355403806534964">
            <text:p text:style-name="Text_20_body">Oke, selanjutnya kita buat service untuk menangani logika terkait data pembacaan sensor.</text:p>
            <text:p text:style-name="Horizontal_20_Line"/>
            <text:p text:style-name="Text_20_body"><text:span text:style-name="Strong_20_Emphasis">File 13: </text:span><text:span text:style-name="Strong_20_Emphasis"><text:span text:style-name="Source_20_Text">smartfarm_server/app/core/data_service.py</text:span></text:span></text:p>
            <text:p text:style-name="Text_20_body">Modul ini bertanggung jawab atas logika bisnis yang berkaitan dengan penyimpanan dan pengambilan data <text:span text:style-name="Source_20_Text">SensorReading</text:span>. Ini termasuk validasi data, interaksi dengan database untuk menyimpan pembacaan baru, dan query untuk mendapatkan status terbaru atau riwayat data.</text:p>
            <text:p text:style-name="Text_20_body">Python</text:p>
            <text:p text:style-name="Preformatted_20_Text"><text:soft-page-break/><text:span text:style-name="Source_20_Text"># smartfarm_server/app/core/data_service.py</text:span></text:p>
            <text:p text:style-name="Preformatted_20_Text"/>
            <text:p text:style-name="Preformatted_20_Text"><text:span text:style-name="Source_20_Text">from app.models.database import db</text:span></text:p>
            <text:p text:style-name="Preformatted_20_Text"><text:span text:style-name="Source_20_Text">from app.models.models import Area, Sensor, SensorReading</text:span></text:p>
            <text:p text:style-name="Preformatted_20_Text"><text:span text:style-name="Source_20_Text">from sqlalchemy.sql import func</text:span></text:p>
            <text:p text:style-name="Preformatted_20_Text"><text:span text:style-name="Source_20_Text">from sqlalchemy import desc, and_ # Import 'and_' untuk kondisi query gabungan</text:span></text:p>
            <text:p text:style-name="Preformatted_20_Text"><text:span text:style-name="Source_20_Text">from datetime import datetime, timezone # Pastikan timezone diimpor</text:span></text:p>
            <text:p text:style-name="Preformatted_20_Text"><text:span text:style-name="Source_20_Text">from typing import List, Dict, Any, Optional # Untuk type hinting</text:span></text:p>
            <text:p text:style-name="Preformatted_20_Text"/>
            <text:p text:style-name="Preformatted_20_Text"><text:span text:style-name="Source_20_Text">def save_sensor_reading(sensor_id: str, value: Any, timestamp: datetime) -&gt; SensorReading:</text:span></text:p>
            <text:p text:style-name="Preformatted_20_Text"><text:span text:style-name="Source_20_Text"><text:s text:c="4"/>"""</text:span></text:p>
            <text:p text:style-name="Preformatted_20_Text"><text:span text:style-name="Source_20_Text"><text:s text:c="4"/>Menyimpan pembacaan sensor baru ke database setelah validasi.</text:span></text:p>
            <text:p text:style-name="Preformatted_20_Text"/>
            <text:p text:style-name="Preformatted_20_Text"><text:span text:style-name="Source_20_Text"><text:s text:c="4"/>Args:</text:span></text:p>
            <text:p text:style-name="Preformatted_20_Text"><text:span text:style-name="Source_20_Text"><text:s text:c="8"/>sensor_id (str): ID unik sensor yang mengirim data.</text:span></text:p>
            <text:p text:style-name="Preformatted_20_Text"><text:span text:style-name="Source_20_Text"><text:s text:c="8"/>value (Any): Nilai yang dibaca oleh sensor (akan dikonversi ke Numeric).</text:span></text:p>
            <text:p text:style-name="Preformatted_20_Text"><text:span text:style-name="Source_20_Text"><text:s text:c="8"/>timestamp (datetime): Waktu pembacaan data (sebaiknya timezone-aware).</text:span></text:p>
            <text:p text:style-name="Preformatted_20_Text"/>
            <text:p text:style-name="Preformatted_20_Text"><text:span text:style-name="Source_20_Text"><text:s text:c="4"/>Raises:</text:span></text:p>
            <text:p text:style-name="Preformatted_20_Text"><text:span text:style-name="Source_20_Text"><text:s text:c="8"/>ValueError: Jika sensor_id tidak ditemukan di database.</text:span></text:p>
            <text:p text:style-name="Preformatted_20_Text"><text:span text:style-name="Source_20_Text"><text:s text:c="8"/>TypeError: Jika tipe data value tidak sesuai.</text:span></text:p>
            <text:p text:style-name="Preformatted_20_Text"><text:span text:style-name="Source_20_Text"><text:s text:c="8"/>Exception: Untuk error database lainnya.</text:span></text:p>
            <text:p text:style-name="Preformatted_20_Text"/>
            <text:p text:style-name="Preformatted_20_Text"><text:span text:style-name="Source_20_Text"><text:s text:c="4"/>Returns:</text:span></text:p>
            <text:p text:style-name="Preformatted_20_Text"><text:span text:style-name="Source_20_Text"><text:s text:c="8"/>SensorReading: Objek SensorReading yang baru disimpan.</text:span></text:p>
            <text:p text:style-name="Preformatted_20_Text"><text:span text:style-name="Source_20_Text"><text:s text:c="4"/>"""</text:span></text:p>
            <text:p text:style-name="Preformatted_20_Text"><text:span text:style-name="Source_20_Text"><text:s text:c="4"/># 1. Validasi Sensor ID</text:span></text:p>
            <text:p text:style-name="Preformatted_20_Text"><text:span text:style-name="Source_20_Text"><text:s text:c="4"/>sensor = db.session.get(Sensor, sensor_id)</text:span></text:p>
            <text:p text:style-name="Preformatted_20_Text"><text:span text:style-name="Source_20_Text"><text:s text:c="4"/>if not sensor:</text:span></text:p>
            <text:p text:style-name="Preformatted_20_Text"><text:span text:style-name="Source_20_Text"><text:s text:c="8"/>raise ValueError(f"Sensor dengan ID '{sensor_id}' tidak ditemukan.")</text:span></text:p>
            <text:p text:style-name="Preformatted_20_Text"/>
            <text:p text:style-name="Preformatted_20_Text"><text:span text:style-name="Source_20_Text"><text:s text:c="4"/># 2. Validasi &amp; Konversi Value (contoh sederhana)</text:span></text:p>
            <text:p text:style-name="Preformatted_20_Text"><text:span text:style-name="Source_20_Text"><text:s text:c="4"/>try:</text:span></text:p>
            <text:p text:style-name="Preformatted_20_Text"><text:span text:style-name="Source_20_Text"><text:s text:c="8"/># Model kita menggunakan Numeric(10, 2), coba konversi</text:span></text:p>
            <text:p text:style-name="Preformatted_20_Text"><text:span text:style-name="Source_20_Text"><text:s text:c="8"/>numeric_value = float(value) # Coba konversi ke float dulu</text:span></text:p>
            <text:p text:style-name="Preformatted_20_Text"><text:span text:style-name="Source_20_Text"><text:s text:c="4"/>except (ValueError, TypeError):</text:span></text:p>
            <text:p text:style-name="Preformatted_20_Text"><text:span text:style-name="Source_20_Text"><text:s text:c="8"/>raise TypeError(f"Nilai '{value}' tidak dapat dikonversi menjadi angka.")</text:span></text:p>
            <text:p text:style-name="Preformatted_20_Text"/>
            <text:p text:style-name="Preformatted_20_Text"><text:span text:style-name="Source_20_Text"><text:s text:c="4"/># 3. Pastikan timestamp adalah timezone-aware (idealnya UTC)</text:span></text:p>
            <text:p text:style-name="Preformatted_20_Text"><text:span text:style-name="Source_20_Text"><text:s text:c="4"/>if timestamp.tzinfo is None:</text:span></text:p>
            <text:p text:style-name="Preformatted_20_Text"><text:span text:style-name="Source_20_Text"><text:s text:c="8"/># Jika tidak ada timezone, anggap UTC (atau timezone default server Anda)</text:span></text:p>
            <text:p text:style-name="Preformatted_20_Text"><text:span text:style-name="Source_20_Text"><text:s text:c="8"/># Ini asumsi, lebih baik jika data masuk sudah TZ-aware</text:span></text:p>
            <text:p text:style-name="Preformatted_20_Text"><text:span text:style-name="Source_20_Text"><text:s text:c="8"/>print(f"Warning: Timestamp untuk sensor {sensor_id} tidak memiliki timezone, diasumsikan UTC.")</text:span></text:p>
            <text:p text:style-name="Preformatted_20_Text"><text:span text:style-name="Source_20_Text"><text:s text:c="8"/>timestamp = timestamp.replace(tzinfo=timezone.utc)</text:span></text:p>
            <text:p text:style-name="Preformatted_20_Text"/>
            <text:p text:style-name="Preformatted_20_Text"><text:span text:style-name="Source_20_Text"><text:s text:c="4"/># 4. Buat objek SensorReading</text:span></text:p>
            <text:p text:style-name="Preformatted_20_Text"><text:span text:style-name="Source_20_Text"><text:s text:c="4"/>new_reading = SensorReading(</text:span></text:p>
            <text:p text:style-name="Preformatted_20_Text"><text:span text:style-name="Source_20_Text"><text:s text:c="8"/>sensor_id=sensor_id,</text:span></text:p>
            <text:p text:style-name="Preformatted_20_Text"><text:span text:style-name="Source_20_Text"><text:s text:c="8"/>value=numeric_value, # Simpan sebagai Numeric (SQLAlchemy handle konversi)</text:span></text:p>
            <text:p text:style-name="Preformatted_20_Text"><text:span text:style-name="Source_20_Text"><text:s text:c="8"/>timestamp=timestamp</text:span></text:p>
            <text:p text:style-name="Preformatted_20_Text"><text:span text:style-name="Source_20_Text"><text:s text:c="4"/>)</text:span></text:p>
            <text:p text:style-name="Preformatted_20_Text"/>
            <text:p text:style-name="Preformatted_20_Text"><text:span text:style-name="Source_20_Text"><text:s text:c="4"/># 5. Simpan ke Database</text:span></text:p>
            <text:p text:style-name="Preformatted_20_Text"><text:span text:style-name="Source_20_Text"><text:s text:c="4"/>try:</text:span></text:p>
            <text:p text:style-name="Preformatted_20_Text"><text:span text:style-name="Source_20_Text"><text:s text:c="8"/>db.session.add(new_reading)</text:span></text:p>
            <text:p text:style-name="Preformatted_20_Text"><text:span text:style-name="Source_20_Text"><text:s text:c="8"/>db.session.commit()</text:span></text:p>
            <text:p text:style-name="Preformatted_20_Text"><text:span text:style-name="Source_20_Text"><text:s text:c="8"/>print(f"Data disimpan: Sensor {sensor_id}, Value {numeric_value}, Time {timestamp}") # Logging sementara</text:span></text:p>
            <text:p text:style-name="Preformatted_20_Text"><text:span text:style-name="Source_20_Text"><text:s text:c="8"/>return new_reading</text:span></text:p>
            <text:p text:style-name="Preformatted_20_Text"><text:soft-page-break/><text:span text:style-name="Source_20_Text"><text:s text:c="4"/>except Exception as e:</text:span></text:p>
            <text:p text:style-name="Preformatted_20_Text"><text:span text:style-name="Source_20_Text"><text:s text:c="8"/>db.session.rollback()</text:span></text:p>
            <text:p text:style-name="Preformatted_20_Text"><text:span text:style-name="Source_20_Text"><text:s text:c="8"/>print(f"Error saat menyimpan reading untuk sensor {sensor_id}: {e}")</text:span></text:p>
            <text:p text:style-name="Preformatted_20_Text"><text:span text:style-name="Source_20_Text"><text:s text:c="8"/>raise Exception("Gagal menyimpan data sensor.")</text:span></text:p>
            <text:p text:style-name="Preformatted_20_Text"/>
            <text:p text:style-name="Preformatted_20_Text"/>
            <text:p text:style-name="Preformatted_20_Text"><text:span text:style-name="Source_20_Text">def get_latest_readings_for_area(area_id: int) -&gt; Dict[str, Dict[str, Any]]:</text:span></text:p>
            <text:p text:style-name="Preformatted_20_Text"><text:span text:style-name="Source_20_Text"><text:s text:c="4"/>"""</text:span></text:p>
            <text:p text:style-name="Preformatted_20_Text"><text:span text:style-name="Source_20_Text"><text:s text:c="4"/>Mengambil pembacaan sensor TERAKHIR untuk setiap sensor dalam suatu area.</text:span></text:p>
            <text:p text:style-name="Preformatted_20_Text"/>
            <text:p text:style-name="Preformatted_20_Text"><text:span text:style-name="Source_20_Text"><text:s text:c="4"/>Args:</text:span></text:p>
            <text:p text:style-name="Preformatted_20_Text"><text:span text:style-name="Source_20_Text"><text:s text:c="8"/>area_id (int): ID area yang ingin diperiksa statusnya.</text:span></text:p>
            <text:p text:style-name="Preformatted_20_Text"/>
            <text:p text:style-name="Preformatted_20_Text"><text:span text:style-name="Source_20_Text"><text:s text:c="4"/>Raises:</text:span></text:p>
            <text:p text:style-name="Preformatted_20_Text"><text:span text:style-name="Source_20_Text"><text:s text:c="8"/>ValueError: Jika area_id tidak ditemukan.</text:span></text:p>
            <text:p text:style-name="Preformatted_20_Text"><text:span text:style-name="Source_20_Text"><text:s text:c="8"/>Exception: Untuk error database lainnya.</text:span></text:p>
            <text:p text:style-name="Preformatted_20_Text"/>
            <text:p text:style-name="Preformatted_20_Text"><text:span text:style-name="Source_20_Text"><text:s text:c="4"/>Returns:</text:span></text:p>
            <text:p text:style-name="Preformatted_20_Text"><text:span text:style-name="Source_20_Text"><text:s text:c="8"/>Dict[str, Dict[str, Any]]: Dictionary di mana key adalah sensor_id dan</text:span></text:p>
            <text:p text:style-name="Preformatted_20_Text"><text:span text:style-name="Source_20_Text"><text:s text:c="36"/>value adalah dictionary berisi 'value' dan 'timestamp'</text:span></text:p>
            <text:p text:style-name="Preformatted_20_Text"><text:span text:style-name="Source_20_Text"><text:s text:c="36"/>pembacaan terakhir. Contoh:</text:span></text:p>
            <text:p text:style-name="Preformatted_20_Text"><text:span text:style-name="Source_20_Text"><text:s text:c="36"/>{</text:span></text:p>
            <text:p text:style-name="Preformatted_20_Text"><text:span text:style-name="Source_20_Text"><text:s text:c="40"/>'T001': {'value': 25.5, 'timestamp': '2025-04-06T11:50:00Z'},</text:span></text:p>
            <text:p text:style-name="Preformatted_20_Text"><text:span text:style-name="Source_20_Text"><text:s text:c="40"/>'H001': {'value': 60.1, 'timestamp': '2025-04-06T11:49:55Z'}</text:span></text:p>
            <text:p text:style-name="Preformatted_20_Text"><text:span text:style-name="Source_20_Text"><text:s text:c="36"/>}</text:span></text:p>
            <text:p text:style-name="Preformatted_20_Text"><text:span text:style-name="Source_20_Text"><text:s text:c="36"/>Mengembalikan dict kosong jika area tidak punya sensor/reading.</text:span></text:p>
            <text:p text:style-name="Preformatted_20_Text"><text:span text:style-name="Source_20_Text"><text:s text:c="4"/>"""</text:span></text:p>
            <text:p text:style-name="Preformatted_20_Text"><text:span text:style-name="Source_20_Text"><text:s text:c="4"/>area = db.session.get(Area, area_id)</text:span></text:p>
            <text:p text:style-name="Preformatted_20_Text"><text:span text:style-name="Source_20_Text"><text:s text:c="4"/>if not area:</text:span></text:p>
            <text:p text:style-name="Preformatted_20_Text"><text:span text:style-name="Source_20_Text"><text:s text:c="8"/>raise ValueError(f"Area dengan ID {area_id} tidak ditemukan.")</text:span></text:p>
            <text:p text:style-name="Preformatted_20_Text"/>
            <text:p text:style-name="Preformatted_20_Text"><text:span text:style-name="Source_20_Text"><text:s text:c="4"/>latest_readings_map = {}</text:span></text:p>
            <text:p text:style-name="Preformatted_20_Text"><text:span text:style-name="Source_20_Text"><text:s text:c="4"/>try:</text:span></text:p>
            <text:p text:style-name="Preformatted_20_Text"><text:span text:style-name="Source_20_Text"><text:s text:c="8"/># Ambil semua sensor yang terkait dengan area ini</text:span></text:p>
            <text:p text:style-name="Preformatted_20_Text"><text:span text:style-name="Source_20_Text"><text:s text:c="8"/># Kita bisa pakai area.sensors jika relasi didefinisikan dengan benar</text:span></text:p>
            <text:p text:style-name="Preformatted_20_Text"><text:span text:style-name="Source_20_Text"><text:s text:c="8"/># Tapi query eksplisit kadang lebih jelas</text:span></text:p>
            <text:p text:style-name="Preformatted_20_Text"><text:span text:style-name="Source_20_Text"><text:s text:c="8"/>sensors_in_area = db.session.query(Sensor).filter(Sensor.area_id == area_id).all()</text:span></text:p>
            <text:p text:style-name="Preformatted_20_Text"/>
            <text:p text:style-name="Preformatted_20_Text"><text:span text:style-name="Source_20_Text"><text:s text:c="8"/>if not sensors_in_area:</text:span></text:p>
            <text:p text:style-name="Preformatted_20_Text"><text:span text:style-name="Source_20_Text"><text:s text:c="12"/>return {} # Area valid tapi tidak punya sensor</text:span></text:p>
            <text:p text:style-name="Preformatted_20_Text"/>
            <text:p text:style-name="Preformatted_20_Text"><text:span text:style-name="Source_20_Text"><text:s text:c="8"/># Untuk setiap sensor, cari reading terakhirnya</text:span></text:p>
            <text:p text:style-name="Preformatted_20_Text"><text:span text:style-name="Source_20_Text"><text:s text:c="8"/># PERHATIAN: Ini bisa jadi tidak efisien (N+1 query) jika sensor sangat banyak.</text:span></text:p>
            <text:p text:style-name="Preformatted_20_Text"><text:span text:style-name="Source_20_Text"><text:s text:c="8"/># Pertimbangkan optimasi dengan window function atau subquery jika perlu.</text:span></text:p>
            <text:p text:style-name="Preformatted_20_Text"><text:span text:style-name="Source_20_Text"><text:s text:c="8"/>for sensor in sensors_in_area:</text:span></text:p>
            <text:p text:style-name="Preformatted_20_Text"><text:span text:style-name="Source_20_Text"><text:s text:c="12"/>latest_reading = db.session.query(SensorReading)\</text:span></text:p>
            <text:p text:style-name="Preformatted_20_Text"><text:span text:style-name="Source_20_Text"><text:s text:c="16"/>.filter(SensorReading.sensor_id == sensor.sensor_id)\</text:span></text:p>
            <text:p text:style-name="Preformatted_20_Text"><text:span text:style-name="Source_20_Text"><text:s text:c="16"/>.order_by(SensorReading.timestamp.desc())\</text:span></text:p>
            <text:p text:style-name="Preformatted_20_Text"><text:span text:style-name="Source_20_Text"><text:s text:c="16"/>.first()</text:span></text:p>
            <text:p text:style-name="Preformatted_20_Text"/>
            <text:p text:style-name="Preformatted_20_Text"><text:span text:style-name="Source_20_Text"><text:s text:c="12"/>if latest_reading:</text:span></text:p>
            <text:p text:style-name="Preformatted_20_Text"><text:span text:style-name="Source_20_Text"><text:s text:c="16"/>latest_readings_map[sensor.sensor_id] = {</text:span></text:p>
            <text:p text:style-name="Preformatted_20_Text"><text:span text:style-name="Source_20_Text"><text:s text:c="20"/>'sensor_type': sensor.sensor_type, # Tambahkan tipe sensor</text:span></text:p>
            <text:p text:style-name="Preformatted_20_Text"><text:span text:style-name="Source_20_Text"><text:s text:c="20"/>'unit': sensor.unit, <text:s text:c="12"/># Tambahkan unit</text:span></text:p>
            <text:p text:style-name="Preformatted_20_Text"><text:span text:style-name="Source_20_Text"><text:s text:c="20"/>'value': float(latest_reading.value), # Konversi Numeric ke float untuk JSON</text:span></text:p>
            <text:p text:style-name="Preformatted_20_Text"><text:span text:style-name="Source_20_Text"><text:s text:c="20"/>'timestamp': latest_reading.timestamp.isoformat() # Format </text:span><text:soft-page-break/><text:span text:style-name="Source_20_Text">ISO string</text:span></text:p>
            <text:p text:style-name="Preformatted_20_Text"><text:span text:style-name="Source_20_Text"><text:s text:c="16"/>}</text:span></text:p>
            <text:p text:style-name="Preformatted_20_Text"/>
            <text:p text:style-name="Preformatted_20_Text"><text:span text:style-name="Source_20_Text"><text:s text:c="8"/>return latest_readings_map</text:span></text:p>
            <text:p text:style-name="Preformatted_20_Text"/>
            <text:p text:style-name="Preformatted_20_Text"><text:span text:style-name="Source_20_Text"><text:s text:c="4"/>except Exception as e:</text:span></text:p>
            <text:p text:style-name="Preformatted_20_Text"><text:span text:style-name="Source_20_Text"><text:s text:c="8"/>print(f"Error saat mengambil status terakhir area {area_id}: {e}")</text:span></text:p>
            <text:p text:style-name="Preformatted_20_Text"><text:span text:style-name="Source_20_Text"><text:s text:c="8"/>raise Exception("Gagal mengambil status area.")</text:span></text:p>
            <text:p text:style-name="Preformatted_20_Text"/>
            <text:p text:style-name="Preformatted_20_Text"/>
            <text:p text:style-name="Preformatted_20_Text"><text:span text:style-name="Source_20_Text">def get_historical_readings(area_id: int, sensor_type: Optional[str] = None,</text:span></text:p>
            <text:p text:style-name="Preformatted_20_Text"><text:span text:style-name="Source_20_Text"><text:s text:c="28"/>start_time: Optional[datetime] = None,</text:span></text:p>
            <text:p text:style-name="Preformatted_20_Text"><text:span text:style-name="Source_20_Text"><text:s text:c="28"/>end_time: Optional[datetime] = None) -&gt; List[Dict[str, Any]]:</text:span></text:p>
            <text:p text:style-name="Preformatted_20_Text"><text:span text:style-name="Source_20_Text"><text:s text:c="4"/>"""</text:span></text:p>
            <text:p text:style-name="Preformatted_20_Text"><text:span text:style-name="Source_20_Text"><text:s text:c="4"/>Mengambil riwayat pembacaan sensor untuk suatu area dalam rentang waktu tertentu,</text:span></text:p>
            <text:p text:style-name="Preformatted_20_Text"><text:span text:style-name="Source_20_Text"><text:s text:c="4"/>dengan filter opsional berdasarkan tipe sensor.</text:span></text:p>
            <text:p text:style-name="Preformatted_20_Text"/>
            <text:p text:style-name="Preformatted_20_Text"><text:span text:style-name="Source_20_Text"><text:s text:c="4"/>Args:</text:span></text:p>
            <text:p text:style-name="Preformatted_20_Text"><text:span text:style-name="Source_20_Text"><text:s text:c="8"/>area_id (int): ID area yang ingin diperiksa riwayatnya.</text:span></text:p>
            <text:p text:style-name="Preformatted_20_Text"><text:span text:style-name="Source_20_Text"><text:s text:c="8"/>sensor_type (Optional[str], optional): Filter berdasarkan tipe sensor. Defaults to None.</text:span></text:p>
            <text:p text:style-name="Preformatted_20_Text"><text:span text:style-name="Source_20_Text"><text:s text:c="8"/>start_time (Optional[datetime], optional): Waktu mulai (inklusif). Defaults to None (tidak dibatasi awal).</text:span></text:p>
            <text:p text:style-name="Preformatted_20_Text"><text:span text:style-name="Source_20_Text"><text:s text:c="8"/>end_time (Optional[datetime], optional): Waktu akhir (eksklusif). Defaults to None (tidak dibatasi akhir).</text:span></text:p>
            <text:p text:style-name="Preformatted_20_Text"/>
            <text:p text:style-name="Preformatted_20_Text"><text:span text:style-name="Source_20_Text"><text:s text:c="4"/>Raises:</text:span></text:p>
            <text:p text:style-name="Preformatted_20_Text"><text:span text:style-name="Source_20_Text"><text:s text:c="8"/>ValueError: Jika area_id tidak ditemukan.</text:span></text:p>
            <text:p text:style-name="Preformatted_20_Text"><text:span text:style-name="Source_20_Text"><text:s text:c="8"/>Exception: Untuk error database lainnya.</text:span></text:p>
            <text:p text:style-name="Preformatted_20_Text"/>
            <text:p text:style-name="Preformatted_20_Text"><text:span text:style-name="Source_20_Text"><text:s text:c="4"/>Returns:</text:span></text:p>
            <text:p text:style-name="Preformatted_20_Text"><text:span text:style-name="Source_20_Text"><text:s text:c="8"/>List[Dict[str, Any]]: Daftar pembacaan sensor, di mana setiap item adalah dictionary</text:span></text:p>
            <text:p text:style-name="Preformatted_20_Text"><text:span text:style-name="Source_20_Text"><text:s text:c="31"/>berisi 'sensor_id', 'sensor_type', 'value', 'unit', 'timestamp'.</text:span></text:p>
            <text:p text:style-name="Preformatted_20_Text"><text:span text:style-name="Source_20_Text"><text:s text:c="31"/>Daftar diurutkan berdasarkan timestamp ascending.</text:span></text:p>
            <text:p text:style-name="Preformatted_20_Text"><text:span text:style-name="Source_20_Text"><text:s text:c="4"/>"""</text:span></text:p>
            <text:p text:style-name="Preformatted_20_Text"><text:span text:style-name="Source_20_Text"><text:s text:c="4"/>area = db.session.get(Area, area_id)</text:span></text:p>
            <text:p text:style-name="Preformatted_20_Text"><text:span text:style-name="Source_20_Text"><text:s text:c="4"/>if not area:</text:span></text:p>
            <text:p text:style-name="Preformatted_20_Text"><text:span text:style-name="Source_20_Text"><text:s text:c="8"/>raise ValueError(f"Area dengan ID {area_id} tidak ditemukan.")</text:span></text:p>
            <text:p text:style-name="Preformatted_20_Text"/>
            <text:p text:style-name="Preformatted_20_Text"><text:span text:style-name="Source_20_Text"><text:s text:c="4"/>try:</text:span></text:p>
            <text:p text:style-name="Preformatted_20_Text"><text:span text:style-name="Source_20_Text"><text:s text:c="8"/>query = db.session.query(</text:span></text:p>
            <text:p text:style-name="Preformatted_20_Text"><text:span text:style-name="Source_20_Text"><text:s text:c="20"/>SensorReading.sensor_id,</text:span></text:p>
            <text:p text:style-name="Preformatted_20_Text"><text:span text:style-name="Source_20_Text"><text:s text:c="20"/>Sensor.sensor_type, # Ambil tipe dari tabel Sensor</text:span></text:p>
            <text:p text:style-name="Preformatted_20_Text"><text:span text:style-name="Source_20_Text"><text:s text:c="20"/>Sensor.unit, <text:s text:c="6"/># Ambil unit dari tabel Sensor</text:span></text:p>
            <text:p text:style-name="Preformatted_20_Text"><text:span text:style-name="Source_20_Text"><text:s text:c="20"/>SensorReading.value,</text:span></text:p>
            <text:p text:style-name="Preformatted_20_Text"><text:span text:style-name="Source_20_Text"><text:s text:c="20"/>SensorReading.timestamp</text:span></text:p>
            <text:p text:style-name="Preformatted_20_Text"><text:span text:style-name="Source_20_Text"><text:s text:c="16"/>)\</text:span></text:p>
            <text:p text:style-name="Preformatted_20_Text"><text:span text:style-name="Source_20_Text"><text:s text:c="16"/>.join(Sensor, SensorReading.sensor_id == Sensor.sensor_id)\</text:span></text:p>
            <text:p text:style-name="Preformatted_20_Text"><text:span text:style-name="Source_20_Text"><text:s text:c="16"/>.filter(Sensor.area_id == area_id) # Filter berdasarkan area_id</text:span></text:p>
            <text:p text:style-name="Preformatted_20_Text"/>
            <text:p text:style-name="Preformatted_20_Text"><text:span text:style-name="Source_20_Text"><text:s text:c="8"/># Tambahkan filter berdasarkan tipe sensor jika ada</text:span></text:p>
            <text:p text:style-name="Preformatted_20_Text"><text:span text:style-name="Source_20_Text"><text:s text:c="8"/>if sensor_type:</text:span></text:p>
            <text:p text:style-name="Preformatted_20_Text"><text:span text:style-name="Source_20_Text"><text:s text:c="12"/>query = query.filter(Sensor.sensor_type == sensor_type)</text:span></text:p>
            <text:p text:style-name="Preformatted_20_Text"/>
            <text:p text:style-name="Preformatted_20_Text"><text:span text:style-name="Source_20_Text"><text:s text:c="8"/># Tambahkan filter berdasarkan rentang waktu</text:span></text:p>
            <text:p text:style-name="Preformatted_20_Text"><text:span text:style-name="Source_20_Text"><text:s text:c="8"/>time_filters = []</text:span></text:p>
            <text:p text:style-name="Preformatted_20_Text"><text:span text:style-name="Source_20_Text"><text:s text:c="8"/>if start_time:</text:span></text:p>
            <text:p text:style-name="Preformatted_20_Text"><text:span text:style-name="Source_20_Text"><text:s text:c="12"/>if start_time.tzinfo is None: # Pastikan TZ-aware</text:span></text:p>
            <text:p text:style-name="Preformatted_20_Text"><text:span text:style-name="Source_20_Text"><text:s text:c="16"/>start_time = start_time.replace(tzinfo=timezone.utc)</text:span></text:p>
            <text:p text:style-name="Preformatted_20_Text"><text:span text:style-name="Source_20_Text"><text:s text:c="12"/>time_filters.append(SensorReading.timestamp &gt;= start_time)</text:span></text:p>
            <text:p text:style-name="Preformatted_20_Text"><text:soft-page-break/><text:span text:style-name="Source_20_Text"><text:s text:c="8"/>if end_time:</text:span></text:p>
            <text:p text:style-name="Preformatted_20_Text"><text:span text:style-name="Source_20_Text"><text:s text:c="13"/>if end_time.tzinfo is None: # Pastikan TZ-aware</text:span></text:p>
            <text:p text:style-name="Preformatted_20_Text"><text:span text:style-name="Source_20_Text"><text:s text:c="16"/>end_time = end_time.replace(tzinfo=timezone.utc)</text:span></text:p>
            <text:p text:style-name="Preformatted_20_Text"><text:span text:style-name="Source_20_Text"><text:s text:c="13"/>time_filters.append(SensorReading.timestamp &lt; end_time)</text:span></text:p>
            <text:p text:style-name="Preformatted_20_Text"/>
            <text:p text:style-name="Preformatted_20_Text"><text:span text:style-name="Source_20_Text"><text:s text:c="8"/>if time_filters:</text:span></text:p>
            <text:p text:style-name="Preformatted_20_Text"><text:span text:style-name="Source_20_Text"><text:s text:c="12"/>query = query.filter(and_(*time_filters)) # Gunakan and_() untuk menggabungkan filter</text:span></text:p>
            <text:p text:style-name="Preformatted_20_Text"/>
            <text:p text:style-name="Preformatted_20_Text"><text:span text:style-name="Source_20_Text"><text:s text:c="8"/># Urutkan berdasarkan waktu</text:span></text:p>
            <text:p text:style-name="Preformatted_20_Text"><text:span text:style-name="Source_20_Text"><text:s text:c="8"/>query = query.order_by(SensorReading.timestamp.asc())</text:span></text:p>
            <text:p text:style-name="Preformatted_20_Text"/>
            <text:p text:style-name="Preformatted_20_Text"><text:span text:style-name="Source_20_Text"><text:s text:c="8"/># Eksekusi query</text:span></text:p>
            <text:p text:style-name="Preformatted_20_Text"><text:span text:style-name="Source_20_Text"><text:s text:c="8"/>results = query.all()</text:span></text:p>
            <text:p text:style-name="Preformatted_20_Text"/>
            <text:p text:style-name="Preformatted_20_Text"><text:span text:style-name="Source_20_Text"><text:s text:c="8"/># Konversi hasil (list of tuples/Row objects) ke list of dictionaries</text:span></text:p>
            <text:p text:style-name="Preformatted_20_Text"><text:span text:style-name="Source_20_Text"><text:s text:c="8"/>historical_data = [</text:span></text:p>
            <text:p text:style-name="Preformatted_20_Text"><text:span text:style-name="Source_20_Text"><text:s text:c="12"/>{</text:span></text:p>
            <text:p text:style-name="Preformatted_20_Text"><text:span text:style-name="Source_20_Text"><text:s text:c="16"/>'sensor_id': r.sensor_id,</text:span></text:p>
            <text:p text:style-name="Preformatted_20_Text"><text:span text:style-name="Source_20_Text"><text:s text:c="16"/>'sensor_type': r.sensor_type,</text:span></text:p>
            <text:p text:style-name="Preformatted_20_Text"><text:span text:style-name="Source_20_Text"><text:s text:c="16"/>'unit': r.unit,</text:span></text:p>
            <text:p text:style-name="Preformatted_20_Text"><text:span text:style-name="Source_20_Text"><text:s text:c="16"/>'value': float(r.value), # Konversi Numeric ke float</text:span></text:p>
            <text:p text:style-name="Preformatted_20_Text"><text:span text:style-name="Source_20_Text"><text:s text:c="16"/>'timestamp': r.timestamp.isoformat() # Konversi datetime ke string ISO</text:span></text:p>
            <text:p text:style-name="Preformatted_20_Text"><text:span text:style-name="Source_20_Text"><text:s text:c="12"/>} for r in results</text:span></text:p>
            <text:p text:style-name="Preformatted_20_Text"><text:span text:style-name="Source_20_Text"><text:s text:c="8"/>]</text:span></text:p>
            <text:p text:style-name="Preformatted_20_Text"/>
            <text:p text:style-name="Preformatted_20_Text"><text:span text:style-name="Source_20_Text"><text:s text:c="8"/>return historical_data</text:span></text:p>
            <text:p text:style-name="Preformatted_20_Text"/>
            <text:p text:style-name="Preformatted_20_Text"><text:span text:style-name="Source_20_Text"><text:s text:c="4"/>except Exception as e:</text:span></text:p>
            <text:p text:style-name="Preformatted_20_Text"><text:span text:style-name="Source_20_Text"><text:s text:c="8"/>print(f"Error saat mengambil riwayat area {area_id}: {e}")</text:span></text:p>
            <text:p text:style-name="Preformatted_20_Text"><text:span text:style-name="Source_20_Text"><text:s text:c="8"/>raise Exception("Gagal mengambil riwayat data sensor.")</text:span></text:p>
            <text:p text:style-name="P147"/>
            <text:p text:style-name="Text_20_body"><draw:frame draw:style-name="fr2" draw:name="Frame118" text:anchor-type="char" svg:x="0in" svg:width="0.0161in" draw:z-index="107"><draw:text-box fo:min-height="0.052in"><text:p text:style-name="Text_20_body"><draw:frame draw:style-name="fr1" draw:name="Frame119" text:anchor-type="char" svg:width="0.0161in" draw:z-index="108"><draw:text-box fo:min-height="0.0161in"><text:p text:style-name="Text_20_body"><draw:frame draw:style-name="fr1" draw:name="Frame120" text:anchor-type="char" svg:width="0.0161in" draw:z-index="109"><draw:text-box fo:min-height="0.0161in"><text:p text:style-name="Text_20_body"/></draw:text-box></draw:frame></text:p></draw:text-box></draw:frame></text:p></draw:text-box></draw:frame><draw:frame draw:style-name="fr2" draw:name="Frame110" text:anchor-type="char" svg:x="0in" svg:width="0.052in" draw:z-index="100"><draw:text-box fo:min-height="0.052in"><draw:frame draw:style-name="fr3" draw:name="Frame111" text:anchor-type="frame" svg:x="0in" svg:y="0in" svg:width="0.0161in" draw:z-index="104"><draw:text-box fo:min-height="0.0161in"><text:p text:style-name="Text_20_body"><draw:frame draw:style-name="fr1" draw:name="Frame112" text:anchor-type="char" svg:width="0.5in" draw:z-index="106"><draw:text-box fo:min-height="0.0161in"><text:p text:style-name="Text_20_body"/></draw:text-box></draw:frame><draw:frame draw:style-name="fr1" draw:name="Frame113" text:anchor-type="char" svg:width="0.5in" draw:z-index="105"><draw:text-box fo:min-height="0.3126in"><text:p text:style-name="Text_20_body"/></draw:text-box></draw:frame></text:p></draw:text-box></draw:frame><draw:frame draw:style-name="fr3" draw:name="Frame116" text:anchor-type="frame" svg:x="0in" svg:y="0in" svg:width="0.1457in" draw:z-index="103"><draw:text-box fo:min-height="0.2083in"><text:p text:style-name="Text_20_body"/></draw:text-box></draw:frame><text:p text:style-name="Text_20_body"><draw:frame draw:style-name="fr2" draw:name="Frame114" text:anchor-type="char" svg:x="0in" svg:width="0.0161in" draw:z-index="101"><draw:text-box fo:min-height="0.1252in"><draw:frame draw:style-name="fr3" draw:name="Frame115" text:anchor-type="frame" svg:x="0in" svg:y="0in" svg:width="0.2083in" draw:z-index="102"><draw:text-box fo:min-height="0.1252in"><text:p text:style-name="Text_20_body"/></draw:text-box></draw:frame><text:p text:style-name="Text_20_body"/></draw:text-box></draw:frame></text:p></draw:text-box></draw:frame><draw:frame draw:style-name="fr1" draw:name="Frame109" text:anchor-type="char" svg:width="0.0161in" draw:z-index="99"><draw:text-box fo:min-height="0.3126in"><text:p text:style-name="Text_20_body"/></draw:text-box></draw:frame><text:span text:style-name="Strong_20_Emphasis">Penjelasan:</text:span></text:p>
            <text:list xml:id="list6423472229407992607" text:style-name="L21">
              <text:list-item>
                <text:p text:style-name="P90"><text:span text:style-name="Strong_20_Emphasis">Import:</text:span> Mengimpor <text:span text:style-name="Source_20_Text">db</text:span>, models (<text:span text:style-name="Source_20_Text">Area</text:span>, <text:span text:style-name="Source_20_Text">Sensor</text:span>, <text:span text:style-name="Source_20_Text">SensorReading</text:span>), <text:span text:style-name="Source_20_Text">func</text:span> (jika perlu), <text:span text:style-name="Source_20_Text">desc</text:span> (untuk pengurutan descending), <text:span text:style-name="Source_20_Text">and_</text:span> (untuk filter gabungan), <text:span text:style-name="Source_20_Text">datetime</text:span>, <text:span text:style-name="Source_20_Text">timezone</text:span>, dan <text:span text:style-name="Emphasis">type hints</text:span>. </text:p>
              </text:list-item>
              <text:list-item>
                <text:p text:style-name="P90"><text:span text:style-name="Strong_20_Emphasis"><text:span text:style-name="Source_20_Text">save_sensor_reading(...)</text:span></text:span><text:span text:style-name="Strong_20_Emphasis">:</text:span> </text:p>
                <text:list>
                  <text:list-item>
                    <text:p text:style-name="P90">Melakukan validasi: memeriksa apakah <text:span text:style-name="Source_20_Text">sensor_id</text:span> ada di tabel <text:span text:style-name="Source_20_Text">Sensor</text:span>. </text:p>
                  </text:list-item>
                  <text:list-item>
                    <text:p text:style-name="P90">Melakukan validasi &amp; konversi tipe data <text:span text:style-name="Source_20_Text">value</text:span>. </text:p>
                  </text:list-item>
                  <text:list-item>
                    <text:p text:style-name="P90">Memastikan <text:span text:style-name="Source_20_Text">timestamp</text:span> memiliki informasi <text:span text:style-name="Emphasis">timezone</text:span> (diasumsikan UTC jika tidak ada). </text:p>
                  </text:list-item>
                  <text:list-item>
                    <text:p text:style-name="P90">Membuat objek <text:span text:style-name="Source_20_Text">SensorReading</text:span>. </text:p>
                  </text:list-item>
                  <text:list-item>
                    <text:p text:style-name="P90">Menyimpan ke DB menggunakan <text:span text:style-name="Source_20_Text">db.session.add()</text:span> dan <text:span text:style-name="Source_20_Text">db.session.commit()</text:span>. </text:p>
                  </text:list-item>
                  <text:list-item>
                    <text:p text:style-name="P90">Mengembalikan objek yang disimpan. </text:p>
                  </text:list-item>
                </text:list>
              </text:list-item>
              <text:list-item>
                <text:p text:style-name="P90"><text:span text:style-name="Strong_20_Emphasis"><text:span text:style-name="Source_20_Text">get_latest_readings_for_area(...)</text:span></text:span><text:span text:style-name="Strong_20_Emphasis">:</text:span> </text:p>
                <text:list>
                  <text:list-item>
                    <text:p text:style-name="P90">Memvalidasi <text:span text:style-name="Source_20_Text">area_id</text:span>. </text:p>
                  </text:list-item>
                  <text:list-item>
                    <text:p text:style-name="P90">Mengambil semua <text:span text:style-name="Source_20_Text">Sensor</text:span> yang terkait dengan <text:span text:style-name="Source_20_Text">area_id</text:span>. </text:p>
                  </text:list-item>
                  <text:list-item>
                    <text:p text:style-name="P90">Untuk setiap <text:span text:style-name="Source_20_Text">Sensor</text:span>, melakukan query terpisah untuk mendapatkan <text:span text:style-name="Source_20_Text">SensorReading</text:span> terakhir (<text:span text:style-name="Source_20_Text">order_by(timestamp.desc()).first()</text:span>). <text:span text:style-name="Emphasis">Ini adalah bagian yang berpotensi tidak efisien untuk banyak sensor</text:span>. </text:p>
                  </text:list-item>
                  <text:list-item>
                    <text:p text:style-name="P90">Mengumpulkan hasilnya dalam sebuah dictionary, mengonversi nilai <text:span text:style-name="Source_20_Text">Numeric</text:span> ke <text:span text:style-name="Source_20_Text">float</text:span> dan <text:span text:style-name="Source_20_Text">datetime</text:span> ke string ISO agar siap di-JSON-kan. </text:p>
                  </text:list-item>
                  <text:list-item>
                    <text:p text:style-name="P90">Mengembalikan dictionary hasil atau dictionary kosong. </text:p>
                  </text:list-item>
                </text:list>
              </text:list-item>
              <text:list-item>
                <text:p text:style-name="P90"><text:soft-page-break/><text:span text:style-name="Strong_20_Emphasis"><text:span text:style-name="Source_20_Text">get_historical_readings(...)</text:span></text:span><text:span text:style-name="Strong_20_Emphasis">:</text:span> </text:p>
                <text:list>
                  <text:list-item>
                    <text:p text:style-name="P90">Memvalidasi <text:span text:style-name="Source_20_Text">area_id</text:span>. </text:p>
                  </text:list-item>
                  <text:list-item>
                    <text:p text:style-name="P90">Membangun query SQLAlchemy secara bertahap: </text:p>
                    <text:list>
                      <text:list-item>
                        <text:p text:style-name="P90">Memilih kolom yang diinginkan dari <text:span text:style-name="Source_20_Text">SensorReading</text:span> dan <text:span text:style-name="Source_20_Text">Sensor</text:span>. </text:p>
                      </text:list-item>
                      <text:list-item>
                        <text:p text:style-name="P90">Melakukan <text:span text:style-name="Source_20_Text">join</text:span> antara <text:span text:style-name="Source_20_Text">SensorReading</text:span> dan <text:span text:style-name="Source_20_Text">Sensor</text:span> berdasarkan <text:span text:style-name="Source_20_Text">sensor_id</text:span>. </text:p>
                      </text:list-item>
                      <text:list-item>
                        <text:p text:style-name="P90"><text:span text:style-name="Source_20_Text">filter(Sensor.area_id == area_id)</text:span>: Filter utama berdasarkan area. </text:p>
                      </text:list-item>
                      <text:list-item>
                        <text:p text:style-name="P90">Menambahkan filter opsional untuk <text:span text:style-name="Source_20_Text">sensor_type</text:span> jika diberikan. </text:p>
                      </text:list-item>
                      <text:list-item>
                        <text:p text:style-name="P90">Menambahkan filter opsional untuk <text:span text:style-name="Source_20_Text">start_time</text:span> dan <text:span text:style-name="Source_20_Text">end_time</text:span>, memastikan perbandingan <text:span text:style-name="Emphasis">timezone-aware</text:span> (menggunakan <text:span text:style-name="Source_20_Text">and_</text:span> jika kedua filter waktu ada). </text:p>
                      </text:list-item>
                      <text:list-item>
                        <text:p text:style-name="P90"><text:span text:style-name="Source_20_Text">order_by(SensorReading.timestamp.asc())</text:span>: Mengurutkan hasil berdasarkan waktu. </text:p>
                      </text:list-item>
                    </text:list>
                  </text:list-item>
                  <text:list-item>
                    <text:p text:style-name="P90"><text:span text:style-name="Source_20_Text">query.all()</text:span>: Mengeksekusi query dan mendapatkan hasilnya (berupa list of Row objects atau tuples). </text:p>
                  </text:list-item>
                  <text:list-item>
                    <text:p text:style-name="P21">Melakukan iterasi pada hasil query dan mengubahnya menjadi format <text:span text:style-name="Source_20_Text">List[Dict[str, Any]]</text:span> yang siap dikembalikan sebagai JSON, dengan konversi tipe data yang sesuai. </text:p>
                  </text:list-item>
                </text:list>
              </text:list-item>
            </text:list>
            <text:p text:style-name="Horizontal_20_Line"/>
            <text:p text:style-name="Text_20_body">Service ini menangani interaksi data sensor yang cukup krusial. Apakah logika penyimpanan dan pengambilan datanya, termasuk query untuk status terakhir dan riwayat, sudah bisa dipahami? Jika ya, katakan "YOI" untuk lanjut ke service terakhir, <text:span text:style-name="Source_20_Text">analysis_service.py</text:span>.</text:p>
          </text:section>
          <text:section text:style-name="Sect1" text:name="feedback-form-16">
            <text:p text:style-name="P69"/>
          </text:section>
        </text:section>
        <text:section text:style-name="Sect1" text:name="7930775e148f86ee">
          <text:p text:style-name="Text_20_body"/>
          <text:section text:style-name="Sect1" text:name="user-query-content-17">
            <text:p text:style-name="P145">YOI </text:p>
          </text:section>
          <text:p text:style-name="P69">Tampilkan alur berpikir</text:p>
          <text:section text:style-name="Sect2" text:name="model-response-message-contentr_7930775e148f86ee">
            <text:p text:style-name="Text_20_body">Oke, mari kita buat kerangka untuk service analisis, tempat logika untuk rekomendasi dan prediksi akan berada. Untuk saat ini, kita akan isi dengan logika placeholder atau aturan sederhana.</text:p>
            <text:p text:style-name="Horizontal_20_Line"/>
            <text:p text:style-name="Text_20_body"><text:span text:style-name="Strong_20_Emphasis">File 14: </text:span><text:span text:style-name="Strong_20_Emphasis"><text:span text:style-name="Source_20_Text">smartfarm_server/app/core/analysis_service.py</text:span></text:span></text:p>
            <text:p text:style-name="Text_20_body">Modul ini dirancang untuk menampung logika analisis data yang lebih kompleks, termasuk menghasilkan rekomendasi perawatan tanaman dan prediksi hasil panen. Di sinilah interaksi dengan model Machine Learning (dari <text:span text:style-name="Source_20_Text">app/ml/</text:span>) akan terjadi di kemudian hari.</text:p>
            <text:p text:style-name="Text_20_body">Python</text:p>
            <text:p text:style-name="Preformatted_20_Text"><text:span text:style-name="Source_20_Text"># smartfarm_server/app/core/analysis_service.py</text:span></text:p>
            <text:p text:style-name="Preformatted_20_Text"/>
            <text:p text:style-name="Preformatted_20_Text"><text:span text:style-name="Source_20_Text">from app.models.database import db</text:span></text:p>
            <text:p text:style-name="Preformatted_20_Text"><text:span text:style-name="Source_20_Text">from app.models.models import Area, RecommendationLog, PredictionLog # Impor model log jika ingin menyimpan hasil</text:span></text:p>
            <text:p text:style-name="Preformatted_20_Text"><text:span text:style-name="Source_20_Text">from . import data_service # Impor service lain untuk mendapatkan data</text:span></text:p>
            <text:p text:style-name="Preformatted_20_Text"><text:span text:style-name="Source_20_Text">from . import farm_service</text:span></text:p>
            <text:p text:style-name="Preformatted_20_Text"><text:span text:style-name="Source_20_Text"># Impor fungsi ML (nanti jika sudah ada)</text:span></text:p>
            <text:p text:style-name="Preformatted_20_Text"><text:span text:style-name="Source_20_Text"># from app.ml import recommendation as ml_recommendation</text:span></text:p>
            <text:p text:style-name="Preformatted_20_Text"><text:span text:style-name="Source_20_Text"># from app.ml import prediction as ml_prediction</text:span></text:p>
            <text:p text:style-name="Preformatted_20_Text"><text:span text:style-name="Source_20_Text">from typing import Dict, List, Any</text:span></text:p>
            <text:p text:style-name="Preformatted_20_Text"><text:span text:style-name="Source_20_Text">from datetime import datetime, date, timedelta</text:span></text:p>
            <text:p text:style-name="Preformatted_20_Text"/>
            <text:p text:style-name="Preformatted_20_Text"><text:soft-page-break/><text:span text:style-name="Source_20_Text"># === Rekomendasi Perawatan ===</text:span></text:p>
            <text:p text:style-name="Preformatted_20_Text"/>
            <text:p text:style-name="Preformatted_20_Text"><text:span text:style-name="Source_20_Text">def generate_recommendations_for_area(area_id: int) -&gt; List[Dict[str, Any]]:</text:span></text:p>
            <text:p text:style-name="Preformatted_20_Text"><text:span text:style-name="Source_20_Text"><text:s text:c="4"/>"""</text:span></text:p>
            <text:p text:style-name="Preformatted_20_Text"><text:span text:style-name="Source_20_Text"><text:s text:c="4"/>Menghasilkan rekomendasi perawatan (misal: penyiraman, pemupukan)</text:span></text:p>
            <text:p text:style-name="Preformatted_20_Text"><text:span text:style-name="Source_20_Text"><text:s text:c="4"/>berdasarkan data sensor terakhir di suatu area.</text:span></text:p>
            <text:p text:style-name="Preformatted_20_Text"/>
            <text:p text:style-name="Preformatted_20_Text"><text:span text:style-name="Source_20_Text"><text:s text:c="4"/>(Implementasi Awal: Rule-based sederhana)</text:span></text:p>
            <text:p text:style-name="Preformatted_20_Text"/>
            <text:p text:style-name="Preformatted_20_Text"><text:span text:style-name="Source_20_Text"><text:s text:c="4"/>Args:</text:span></text:p>
            <text:p text:style-name="Preformatted_20_Text"><text:span text:style-name="Source_20_Text"><text:s text:c="8"/>area_id (int): ID area yang ingin dianalisis.</text:span></text:p>
            <text:p text:style-name="Preformatted_20_Text"/>
            <text:p text:style-name="Preformatted_20_Text"><text:span text:style-name="Source_20_Text"><text:s text:c="4"/>Raises:</text:span></text:p>
            <text:p text:style-name="Preformatted_20_Text"><text:span text:style-name="Source_20_Text"><text:s text:c="8"/>ValueError: Jika area_id tidak ditemukan.</text:span></text:p>
            <text:p text:style-name="Preformatted_20_Text"><text:span text:style-name="Source_20_Text"><text:s text:c="8"/>Exception: Untuk error lainnya saat pemrosesan.</text:span></text:p>
            <text:p text:style-name="Preformatted_20_Text"/>
            <text:p text:style-name="Preformatted_20_Text"><text:span text:style-name="Source_20_Text"><text:s text:c="4"/>Returns:</text:span></text:p>
            <text:p text:style-name="Preformatted_20_Text"><text:span text:style-name="Source_20_Text"><text:s text:c="8"/>List[Dict[str, Any]]: Daftar rekomendasi, contoh:</text:span></text:p>
            <text:p text:style-name="Preformatted_20_Text"><text:span text:style-name="Source_20_Text"><text:s text:c="12"/>[</text:span></text:p>
            <text:p text:style-name="Preformatted_20_Text"><text:span text:style-name="Source_20_Text"><text:s text:c="16"/>{'type': 'watering', 'message': 'Kelembapan tanah rendah (35%), siram segera.', 'priority': 'high'},</text:span></text:p>
            <text:p text:style-name="Preformatted_20_Text"><text:span text:style-name="Source_20_Text"><text:s text:c="16"/>{'type': 'fertilizing', 'message': 'Nutrisi NPK di bawah ambang batas.', 'priority': 'medium'}</text:span></text:p>
            <text:p text:style-name="Preformatted_20_Text"><text:span text:style-name="Source_20_Text"><text:s text:c="12"/>]</text:span></text:p>
            <text:p text:style-name="Preformatted_20_Text"><text:span text:style-name="Source_20_Text"><text:s text:c="12"/>Mengembalikan list kosong jika tidak ada rekomendasi.</text:span></text:p>
            <text:p text:style-name="Preformatted_20_Text"><text:span text:style-name="Source_20_Text"><text:s text:c="4"/>"""</text:span></text:p>
            <text:p text:style-name="Preformatted_20_Text"><text:span text:style-name="Source_20_Text"><text:s text:c="4"/>print(f"Generating recommendations for Area ID: {area_id}") # Logging sementara</text:span></text:p>
            <text:p text:style-name="Preformatted_20_Text"/>
            <text:p text:style-name="Preformatted_20_Text"><text:span text:style-name="Source_20_Text"><text:s text:c="4"/># 1. Dapatkan status sensor terakhir</text:span></text:p>
            <text:p text:style-name="Preformatted_20_Text"><text:span text:style-name="Source_20_Text"><text:s text:c="4"/>try:</text:span></text:p>
            <text:p text:style-name="Preformatted_20_Text"><text:span text:style-name="Source_20_Text"><text:s text:c="8"/>latest_status = data_service.get_latest_readings_for_area(area_id)</text:span></text:p>
            <text:p text:style-name="Preformatted_20_Text"><text:span text:style-name="Source_20_Text"><text:s text:c="8"/># get_latest_readings_for_area sudah raise ValueError jika area tidak ditemukan</text:span></text:p>
            <text:p text:style-name="Preformatted_20_Text"><text:span text:style-name="Source_20_Text"><text:s text:c="4"/>except ValueError as ve:</text:span></text:p>
            <text:p text:style-name="Preformatted_20_Text"><text:span text:style-name="Source_20_Text"><text:s text:c="8"/>raise ve # Re-raise error area tidak ditemukan</text:span></text:p>
            <text:p text:style-name="Preformatted_20_Text"><text:span text:style-name="Source_20_Text"><text:s text:c="4"/>except Exception as e:</text:span></text:p>
            <text:p text:style-name="Preformatted_20_Text"><text:span text:style-name="Source_20_Text"><text:s text:c="8"/>print(f"Error getting latest status for recommendations: {e}")</text:span></text:p>
            <text:p text:style-name="Preformatted_20_Text"><text:span text:style-name="Source_20_Text"><text:s text:c="8"/>raise Exception("Gagal mendapatkan data sensor terbaru untuk rekomendasi.")</text:span></text:p>
            <text:p text:style-name="Preformatted_20_Text"/>
            <text:p text:style-name="Preformatted_20_Text"><text:span text:style-name="Source_20_Text"><text:s text:c="4"/>if not latest_status:</text:span></text:p>
            <text:p text:style-name="Preformatted_20_Text"><text:span text:style-name="Source_20_Text"><text:s text:c="8"/>print(f"Tidak ada data sensor untuk area {area_id}, tidak ada rekomendasi.")</text:span></text:p>
            <text:p text:style-name="Preformatted_20_Text"><text:span text:style-name="Source_20_Text"><text:s text:c="8"/>return [] # Tidak bisa membuat rekomendasi tanpa data</text:span></text:p>
            <text:p text:style-name="Preformatted_20_Text"/>
            <text:p text:style-name="Preformatted_20_Text"><text:span text:style-name="Source_20_Text"><text:s text:c="4"/>recommendations = []</text:span></text:p>
            <text:p text:style-name="Preformatted_20_Text"/>
            <text:p text:style-name="Preformatted_20_Text"><text:span text:style-name="Source_20_Text"><text:s text:c="4"/># 2. Terapkan Aturan Sederhana (Contoh Placeholder)</text:span></text:p>
            <text:p text:style-name="Preformatted_20_Text"><text:span text:style-name="Source_20_Text"><text:s text:c="4"/># Aturan ini sangat bergantung pada jenis tanaman, sensor yang tersedia, dll.</text:span></text:p>
            <text:p text:style-name="Preformatted_20_Text"><text:span text:style-name="Source_20_Text"><text:s text:c="4"/># Anda perlu menyesuaikan ambang batas ini.</text:span></text:p>
            <text:p text:style-name="Preformatted_20_Text"/>
            <text:p text:style-name="Preformatted_20_Text"><text:span text:style-name="Source_20_Text"><text:s text:c="4"/># Cari data kelembapan tanah</text:span></text:p>
            <text:p text:style-name="Preformatted_20_Text"><text:span text:style-name="Source_20_Text"><text:s text:c="4"/>soil_humidity_reading = None</text:span></text:p>
            <text:p text:style-name="Preformatted_20_Text"><text:span text:style-name="Source_20_Text"><text:s text:c="4"/>for sensor_id, reading_data in latest_status.items():</text:span></text:p>
            <text:p text:style-name="Preformatted_20_Text"><text:span text:style-name="Source_20_Text"><text:s text:c="8"/>if reading_data.get('sensor_type') == 'humidity_soil':</text:span></text:p>
            <text:p text:style-name="Preformatted_20_Text"><text:span text:style-name="Source_20_Text"><text:s text:c="12"/>soil_humidity_reading = reading_data</text:span></text:p>
            <text:p text:style-name="Preformatted_20_Text"><text:span text:style-name="Source_20_Text"><text:s text:c="12"/>break # Asumsi hanya ada satu sensor kelembapan tanah per area</text:span></text:p>
            <text:p text:style-name="Preformatted_20_Text"/>
            <text:p text:style-name="Preformatted_20_Text"><text:span text:style-name="Source_20_Text"><text:s text:c="4"/>if soil_humidity_reading:</text:span></text:p>
            <text:p text:style-name="Preformatted_20_Text"><text:span text:style-name="Source_20_Text"><text:s text:c="8"/>current_humidity = soil_humidity_reading['value']</text:span></text:p>
            <text:p text:style-name="Preformatted_20_Text"><text:span text:style-name="Source_20_Text"><text:s text:c="8"/>humidity_threshold_low = 40.0 # Contoh ambang batas (%)</text:span></text:p>
            <text:p text:style-name="Preformatted_20_Text"><text:span text:style-name="Source_20_Text"><text:s text:c="8"/>humidity_threshold_high = 85.0 # Contoh ambang batas (%)</text:span></text:p>
            <text:p text:style-name="Preformatted_20_Text"><text:soft-page-break/></text:p>
            <text:p text:style-name="Preformatted_20_Text"><text:span text:style-name="Source_20_Text"><text:s text:c="8"/>if current_humidity &lt; humidity_threshold_low:</text:span></text:p>
            <text:p text:style-name="Preformatted_20_Text"><text:span text:style-name="Source_20_Text"><text:s text:c="12"/>recommendations.append({</text:span></text:p>
            <text:p text:style-name="Preformatted_20_Text"><text:span text:style-name="Source_20_Text"><text:s text:c="16"/>'type': 'watering',</text:span></text:p>
            <text:p text:style-name="Preformatted_20_Text"><text:span text:style-name="Source_20_Text"><text:s text:c="16"/>'message': f"Kelembapan tanah rendah ({current_humidity}%), pertimbangkan penyiraman.",</text:span></text:p>
            <text:p text:style-name="Preformatted_20_Text"><text:span text:style-name="Source_20_Text"><text:s text:c="16"/>'priority': 'high',</text:span></text:p>
            <text:p text:style-name="Preformatted_20_Text"><text:span text:style-name="Source_20_Text"><text:s text:c="16"/>'timestamp': soil_humidity_reading['timestamp'] # Waktu data yg jadi acuan</text:span></text:p>
            <text:p text:style-name="Preformatted_20_Text"><text:span text:style-name="Source_20_Text"><text:s text:c="12"/>})</text:span></text:p>
            <text:p text:style-name="Preformatted_20_Text"><text:span text:style-name="Source_20_Text"><text:s text:c="8"/>elif current_humidity &gt; humidity_threshold_high:</text:span></text:p>
            <text:p text:style-name="Preformatted_20_Text"><text:span text:style-name="Source_20_Text"><text:s text:c="13"/>recommendations.append({</text:span></text:p>
            <text:p text:style-name="Preformatted_20_Text"><text:span text:style-name="Source_20_Text"><text:s text:c="16"/>'type': 'drainage_check', # Rekomendasi lain</text:span></text:p>
            <text:p text:style-name="Preformatted_20_Text"><text:span text:style-name="Source_20_Text"><text:s text:c="16"/>'message': f"Kelembapan tanah sangat tinggi ({current_humidity}%), periksa drainase.",</text:span></text:p>
            <text:p text:style-name="Preformatted_20_Text"><text:span text:style-name="Source_20_Text"><text:s text:c="16"/>'priority': 'medium',</text:span></text:p>
            <text:p text:style-name="Preformatted_20_Text"><text:span text:style-name="Source_20_Text"><text:s text:c="16"/>'timestamp': soil_humidity_reading['timestamp']</text:span></text:p>
            <text:p text:style-name="Preformatted_20_Text"><text:span text:style-name="Source_20_Text"><text:s text:c="12"/>})</text:span></text:p>
            <text:p text:style-name="Preformatted_20_Text"/>
            <text:p text:style-name="Preformatted_20_Text"/>
            <text:p text:style-name="Preformatted_20_Text"><text:span text:style-name="Source_20_Text"><text:s text:c="4"/># Cari data suhu udara (contoh lain)</text:span></text:p>
            <text:p text:style-name="Preformatted_20_Text"><text:span text:style-name="Source_20_Text"><text:s text:c="4"/>air_temp_reading = None</text:span></text:p>
            <text:p text:style-name="Preformatted_20_Text"><text:span text:style-name="Source_20_Text"><text:s text:c="4"/>for sensor_id, reading_data in latest_status.items():</text:span></text:p>
            <text:p text:style-name="Preformatted_20_Text"><text:span text:style-name="Source_20_Text"><text:s text:c="9"/>if reading_data.get('sensor_type') == 'temperature_air':</text:span></text:p>
            <text:p text:style-name="Preformatted_20_Text"><text:span text:style-name="Source_20_Text"><text:s text:c="13"/>air_temp_reading = reading_data</text:span></text:p>
            <text:p text:style-name="Preformatted_20_Text"><text:span text:style-name="Source_20_Text"><text:s text:c="13"/>break</text:span></text:p>
            <text:p text:style-name="Preformatted_20_Text"/>
            <text:p text:style-name="Preformatted_20_Text"><text:span text:style-name="Source_20_Text"><text:s text:c="4"/>if air_temp_reading:</text:span></text:p>
            <text:p text:style-name="Preformatted_20_Text"><text:span text:style-name="Source_20_Text"><text:s text:c="8"/>current_temp = air_temp_reading['value']</text:span></text:p>
            <text:p text:style-name="Preformatted_20_Text"><text:span text:style-name="Source_20_Text"><text:s text:c="8"/>temp_threshold_high = 35.0 # Contoh Celcius</text:span></text:p>
            <text:p text:style-name="Preformatted_20_Text"><text:span text:style-name="Source_20_Text"><text:s text:c="8"/>temp_threshold_low = 10.0 <text:s/># Contoh Celcius</text:span></text:p>
            <text:p text:style-name="Preformatted_20_Text"/>
            <text:p text:style-name="Preformatted_20_Text"><text:span text:style-name="Source_20_Text"><text:s text:c="8"/>if current_temp &gt; temp_threshold_high:</text:span></text:p>
            <text:p text:style-name="Preformatted_20_Text"><text:span text:style-name="Source_20_Text"><text:s text:c="13"/>recommendations.append({</text:span></text:p>
            <text:p text:style-name="Preformatted_20_Text"><text:span text:style-name="Source_20_Text"><text:s text:c="16"/>'type': 'cooling_shading',</text:span></text:p>
            <text:p text:style-name="Preformatted_20_Text"><text:span text:style-name="Source_20_Text"><text:s text:c="16"/>'message': f"Suhu udara tinggi ({current_temp}°C), pertimbangkan peneduh/pendinginan.",</text:span></text:p>
            <text:p text:style-name="Preformatted_20_Text"><text:span text:style-name="Source_20_Text"><text:s text:c="16"/>'priority': 'medium',</text:span></text:p>
            <text:p text:style-name="Preformatted_20_Text"><text:span text:style-name="Source_20_Text"><text:s text:c="16"/>'timestamp': air_temp_reading['timestamp']</text:span></text:p>
            <text:p text:style-name="Preformatted_20_Text"><text:span text:style-name="Source_20_Text"><text:s text:c="12"/>})</text:span></text:p>
            <text:p text:style-name="Preformatted_20_Text"><text:span text:style-name="Source_20_Text"><text:s text:c="8"/>elif current_temp &lt; temp_threshold_low:</text:span></text:p>
            <text:p text:style-name="Preformatted_20_Text"><text:span text:style-name="Source_20_Text"><text:s text:c="13"/>recommendations.append({</text:span></text:p>
            <text:p text:style-name="Preformatted_20_Text"><text:span text:style-name="Source_20_Text"><text:s text:c="16"/>'type': 'heating_protection',</text:span></text:p>
            <text:p text:style-name="Preformatted_20_Text"><text:span text:style-name="Source_20_Text"><text:s text:c="16"/>'message': f"Suhu udara rendah ({current_temp}°C), pertimbangkan perlindungan/pemanasan.",</text:span></text:p>
            <text:p text:style-name="Preformatted_20_Text"><text:span text:style-name="Source_20_Text"><text:s text:c="16"/>'priority': 'high',</text:span></text:p>
            <text:p text:style-name="Preformatted_20_Text"><text:span text:style-name="Source_20_Text"><text:s text:c="16"/>'timestamp': air_temp_reading['timestamp']</text:span></text:p>
            <text:p text:style-name="Preformatted_20_Text"><text:span text:style-name="Source_20_Text"><text:s text:c="12"/>})</text:span></text:p>
            <text:p text:style-name="Preformatted_20_Text"/>
            <text:p text:style-name="Preformatted_20_Text"/>
            <text:p text:style-name="Preformatted_20_Text"><text:span text:style-name="Source_20_Text"><text:s text:c="4"/># --- Placeholder untuk Integrasi ML ---</text:span></text:p>
            <text:p text:style-name="Preformatted_20_Text"><text:span text:style-name="Source_20_Text"><text:s text:c="4"/># try:</text:span></text:p>
            <text:p text:style-name="Preformatted_20_Text"><text:span text:style-name="Source_20_Text"><text:s text:c="4"/># <text:s text:c="4"/>ml_recs = ml_recommendation.get_ml_recommendation(latest_status)</text:span></text:p>
            <text:p text:style-name="Preformatted_20_Text"><text:span text:style-name="Source_20_Text"><text:s text:c="4"/># <text:s text:c="4"/>recommendations.extend(ml_recs) # Gabungkan hasil ML</text:span></text:p>
            <text:p text:style-name="Preformatted_20_Text"><text:span text:style-name="Source_20_Text"><text:s text:c="4"/># except Exception as e:</text:span></text:p>
            <text:p text:style-name="Preformatted_20_Text"><text:span text:style-name="Source_20_Text"><text:s text:c="4"/># <text:s text:c="4"/>print(f"Error getting ML recommendations: {e}")</text:span></text:p>
            <text:p text:style-name="Preformatted_20_Text"><text:span text:style-name="Source_20_Text"><text:s text:c="4"/># --- Akhir Placeholder ML ---</text:span></text:p>
            <text:p text:style-name="Preformatted_20_Text"/>
            <text:p text:style-name="Preformatted_20_Text"><text:span text:style-name="Source_20_Text"><text:s text:c="4"/># 3. (Opsional) Simpan rekomendasi ke log</text:span></text:p>
            <text:p text:style-name="Preformatted_20_Text"><text:span text:style-name="Source_20_Text"><text:s text:c="4"/># if recommendations:</text:span></text:p>
            <text:p text:style-name="Preformatted_20_Text"><text:span text:style-name="Source_20_Text"><text:s text:c="4"/># <text:s text:c="4"/>try:</text:span></text:p>
            <text:p text:style-name="Preformatted_20_Text"><text:span text:style-name="Source_20_Text"><text:s text:c="4"/># <text:s text:c="8"/>for rec in recommendations:</text:span></text:p>
            <text:p text:style-name="Preformatted_20_Text"><text:span text:style-name="Source_20_Text"><text:s text:c="4"/># <text:s text:c="12"/>log_entry = RecommendationLog(</text:span></text:p>
            <text:p text:style-name="Preformatted_20_Text"><text:span text:style-name="Source_20_Text"><text:s text:c="4"/># <text:s text:c="16"/>area_id=area_id,</text:span></text:p>
            <text:p text:style-name="Preformatted_20_Text"><text:soft-page-break/><text:span text:style-name="Source_20_Text"><text:s text:c="4"/># <text:s text:c="16"/>recommendation_type=rec['type'],</text:span></text:p>
            <text:p text:style-name="Preformatted_20_Text"><text:span text:style-name="Source_20_Text"><text:s text:c="4"/># <text:s text:c="16"/>details=rec['message'],</text:span></text:p>
            <text:p text:style-name="Preformatted_20_Text"><text:span text:style-name="Source_20_Text"><text:s text:c="4"/># <text:s text:c="16"/># Tambahkan field lain jika perlu</text:span></text:p>
            <text:p text:style-name="Preformatted_20_Text"><text:span text:style-name="Source_20_Text"><text:s text:c="4"/># <text:s text:c="12"/>)</text:span></text:p>
            <text:p text:style-name="Preformatted_20_Text"><text:span text:style-name="Source_20_Text"><text:s text:c="4"/># <text:s text:c="12"/>db.session.add(log_entry)</text:span></text:p>
            <text:p text:style-name="Preformatted_20_Text"><text:span text:style-name="Source_20_Text"><text:s text:c="4"/># <text:s text:c="8"/>db.session.commit()</text:span></text:p>
            <text:p text:style-name="Preformatted_20_Text"><text:span text:style-name="Source_20_Text"><text:s text:c="4"/># <text:s text:c="4"/>except Exception as e:</text:span></text:p>
            <text:p text:style-name="Preformatted_20_Text"><text:span text:style-name="Source_20_Text"><text:s text:c="4"/># <text:s text:c="8"/>db.session.rollback()</text:span></text:p>
            <text:p text:style-name="Preformatted_20_Text"><text:span text:style-name="Source_20_Text"><text:s text:c="4"/># <text:s text:c="8"/>print(f"Error saving recommendation log for area {area_id}: {e}")</text:span></text:p>
            <text:p text:style-name="Preformatted_20_Text"><text:span text:style-name="Source_20_Text"><text:s text:c="12"/># Jangan gagalkan proses hanya karena gagal logging (mungkin)</text:span></text:p>
            <text:p text:style-name="Preformatted_20_Text"/>
            <text:p text:style-name="Preformatted_20_Text"><text:span text:style-name="Source_20_Text"><text:s text:c="4"/>print(f"Generated {len(recommendations)} recommendations for Area ID: {area_id}")</text:span></text:p>
            <text:p text:style-name="Preformatted_20_Text"><text:span text:style-name="Source_20_Text"><text:s text:c="4"/>return recommendations</text:span></text:p>
            <text:p text:style-name="Preformatted_20_Text"/>
            <text:p text:style-name="Preformatted_20_Text"/>
            <text:p text:style-name="Preformatted_20_Text"><text:span text:style-name="Source_20_Text"># === Prediksi Hasil Panen ===</text:span></text:p>
            <text:p text:style-name="Preformatted_20_Text"/>
            <text:p text:style-name="Preformatted_20_Text"><text:span text:style-name="Source_20_Text">def generate_predictions_for_area(area_id: int) -&gt; Dict[str, Any]:</text:span></text:p>
            <text:p text:style-name="Preformatted_20_Text"><text:span text:style-name="Source_20_Text"><text:s text:c="4"/>"""</text:span></text:p>
            <text:p text:style-name="Preformatted_20_Text"><text:span text:style-name="Source_20_Text"><text:s text:c="4"/>Menghasilkan prediksi hasil panen untuk suatu area.</text:span></text:p>
            <text:p text:style-name="Preformatted_20_Text"/>
            <text:p text:style-name="Preformatted_20_Text"><text:span text:style-name="Source_20_Text"><text:s text:c="4"/>(Implementasi Awal: Placeholder/Dummy)</text:span></text:p>
            <text:p text:style-name="Preformatted_20_Text"/>
            <text:p text:style-name="Preformatted_20_Text"><text:span text:style-name="Source_20_Text"><text:s text:c="4"/>Args:</text:span></text:p>
            <text:p text:style-name="Preformatted_20_Text"><text:span text:style-name="Source_20_Text"><text:s text:c="8"/>area_id (int): ID area yang ingin diprediksi.</text:span></text:p>
            <text:p text:style-name="Preformatted_20_Text"/>
            <text:p text:style-name="Preformatted_20_Text"><text:span text:style-name="Source_20_Text"><text:s text:c="4"/>Raises:</text:span></text:p>
            <text:p text:style-name="Preformatted_20_Text"><text:span text:style-name="Source_20_Text"><text:s text:c="8"/>ValueError: Jika area_id tidak ditemukan.</text:span></text:p>
            <text:p text:style-name="Preformatted_20_Text"><text:span text:style-name="Source_20_Text"><text:s text:c="8"/>Exception: Untuk error lainnya saat pemrosesan.</text:span></text:p>
            <text:p text:style-name="Preformatted_20_Text"/>
            <text:p text:style-name="Preformatted_20_Text"><text:span text:style-name="Source_20_Text"><text:s text:c="4"/>Returns:</text:span></text:p>
            <text:p text:style-name="Preformatted_20_Text"><text:span text:style-name="Source_20_Text"><text:s text:c="8"/>Dict[str, Any]: Dictionary berisi detail prediksi, contoh:</text:span></text:p>
            <text:p text:style-name="Preformatted_20_Text"><text:span text:style-name="Source_20_Text"><text:s text:c="12"/>{</text:span></text:p>
            <text:p text:style-name="Preformatted_20_Text"><text:span text:style-name="Source_20_Text"><text:s text:c="16"/>'predicted_yield': 120.5,</text:span></text:p>
            <text:p text:style-name="Preformatted_20_Text"><text:span text:style-name="Source_20_Text"><text:s text:c="16"/>'yield_unit': 'kg',</text:span></text:p>
            <text:p text:style-name="Preformatted_20_Text"><text:span text:style-name="Source_20_Text"><text:s text:c="16"/>'predicted_harvest_date': '2025-08-20',</text:span></text:p>
            <text:p text:style-name="Preformatted_20_Text"><text:span text:style-name="Source_20_Text"><text:s text:c="16"/>'confidence': 'medium',</text:span></text:p>
            <text:p text:style-name="Preformatted_20_Text"><text:span text:style-name="Source_20_Text"><text:s text:c="16"/>'generated_at': '2025-04-06T12:00:00Z'</text:span></text:p>
            <text:p text:style-name="Preformatted_20_Text"><text:span text:style-name="Source_20_Text"><text:s text:c="12"/>}</text:span></text:p>
            <text:p text:style-name="Preformatted_20_Text"><text:span text:style-name="Source_20_Text"><text:s text:c="4"/>"""</text:span></text:p>
            <text:p text:style-name="Preformatted_20_Text"><text:span text:style-name="Source_20_Text"><text:s text:c="4"/>print(f"Generating predictions for Area ID: {area_id}") # Logging sementara</text:span></text:p>
            <text:p text:style-name="Preformatted_20_Text"/>
            <text:p text:style-name="Preformatted_20_Text"><text:span text:style-name="Source_20_Text"><text:s text:c="4"/># 1. Validasi Area</text:span></text:p>
            <text:p text:style-name="Preformatted_20_Text"><text:span text:style-name="Source_20_Text"><text:s text:c="4"/>area = farm_service.get_area_by_id(area_id)</text:span></text:p>
            <text:p text:style-name="Preformatted_20_Text"><text:span text:style-name="Source_20_Text"><text:s text:c="4"/>if not area:</text:span></text:p>
            <text:p text:style-name="Preformatted_20_Text"><text:span text:style-name="Source_20_Text"><text:s text:c="8"/>raise ValueError(f"Area dengan ID {area_id} tidak ditemukan.")</text:span></text:p>
            <text:p text:style-name="Preformatted_20_Text"/>
            <text:p text:style-name="Preformatted_20_Text"><text:span text:style-name="Source_20_Text"><text:s text:c="4"/># 2. Dapatkan data yang relevan (jika diperlukan oleh model/logika)</text:span></text:p>
            <text:p text:style-name="Preformatted_20_Text"><text:span text:style-name="Source_20_Text"><text:s text:c="4"/># Contoh: data historis, tanggal tanam, jenis tanaman</text:span></text:p>
            <text:p text:style-name="Preformatted_20_Text"><text:span text:style-name="Source_20_Text"><text:s text:c="4"/># historical_data = data_service.get_historical_readings(area_id, ...)</text:span></text:p>
            <text:p text:style-name="Preformatted_20_Text"><text:span text:style-name="Source_20_Text"><text:s text:c="4"/># planting_date = area.created_at # Atau field spesifik 'planting_date' jika ada</text:span></text:p>
            <text:p text:style-name="Preformatted_20_Text"><text:span text:style-name="Source_20_Text"><text:s text:c="4"/># plant_type = area.plant_type</text:span></text:p>
            <text:p text:style-name="Preformatted_20_Text"/>
            <text:p text:style-name="Preformatted_20_Text"><text:span text:style-name="Source_20_Text"><text:s text:c="4"/># 3. Logika Prediksi (Placeholder/Dummy)</text:span></text:p>
            <text:p text:style-name="Preformatted_20_Text"><text:span text:style-name="Source_20_Text"><text:s text:c="4"/># Gantikan ini dengan logika nyata atau pemanggilan model ML</text:span></text:p>
            <text:p text:style-name="Preformatted_20_Text"><text:span text:style-name="Source_20_Text"><text:s text:c="4"/>predicted_yield = 100 + (area_id * 5) # Contoh dummy yield</text:span></text:p>
            <text:p text:style-name="Preformatted_20_Text"><text:span text:style-name="Source_20_Text"><text:s text:c="4"/>yield_unit = 'kg'</text:span></text:p>
            <text:p text:style-name="Preformatted_20_Text"><text:span text:style-name="Source_20_Text"><text:s text:c="4"/># Contoh dummy tanggal panen (misal 4 bulan dari sekarang)</text:span></text:p>
            <text:p text:style-name="Preformatted_20_Text"><text:span text:style-name="Source_20_Text"><text:s text:c="4"/>predicted_harvest_date = (datetime.now(timezone.utc) + timedelta(days=120)).date()</text:span></text:p>
            <text:p text:style-name="Preformatted_20_Text"><text:span text:style-name="Source_20_Text"><text:s text:c="4"/>confidence = 'low' # Karena ini dummy</text:span></text:p>
            <text:p text:style-name="Preformatted_20_Text"><text:span text:style-name="Source_20_Text"><text:s text:c="4"/>generated_at = datetime.now(timezone.utc)</text:span></text:p>
            <text:p text:style-name="Preformatted_20_Text"><text:soft-page-break/></text:p>
            <text:p text:style-name="Preformatted_20_Text"><text:span text:style-name="Source_20_Text"><text:s text:c="4"/>prediction_result = {</text:span></text:p>
            <text:p text:style-name="Preformatted_20_Text"><text:span text:style-name="Source_20_Text"><text:s text:c="8"/>'predicted_yield': predicted_yield,</text:span></text:p>
            <text:p text:style-name="Preformatted_20_Text"><text:span text:style-name="Source_20_Text"><text:s text:c="8"/>'yield_unit': yield_unit,</text:span></text:p>
            <text:p text:style-name="Preformatted_20_Text"><text:span text:style-name="Source_20_Text"><text:s text:c="8"/>'predicted_harvest_date': predicted_harvest_date.isoformat(),</text:span></text:p>
            <text:p text:style-name="Preformatted_20_Text"><text:span text:style-name="Source_20_Text"><text:s text:c="8"/>'confidence': confidence,</text:span></text:p>
            <text:p text:style-name="Preformatted_20_Text"><text:span text:style-name="Source_20_Text"><text:s text:c="8"/>'generated_at': generated_at.isoformat()</text:span></text:p>
            <text:p text:style-name="Preformatted_20_Text"><text:span text:style-name="Source_20_Text"><text:s text:c="4"/>}</text:span></text:p>
            <text:p text:style-name="Preformatted_20_Text"/>
            <text:p text:style-name="Preformatted_20_Text"><text:span text:style-name="Source_20_Text"><text:s text:c="4"/># --- Placeholder untuk Integrasi ML ---</text:span></text:p>
            <text:p text:style-name="Preformatted_20_Text"><text:span text:style-name="Source_20_Text"><text:s text:c="4"/># try:</text:span></text:p>
            <text:p text:style-name="Preformatted_20_Text"><text:span text:style-name="Source_20_Text"><text:s text:c="4"/># <text:s text:c="4"/># Siapkan input untuk model ML</text:span></text:p>
            <text:p text:style-name="Preformatted_20_Text"><text:span text:style-name="Source_20_Text"><text:s text:c="4"/># <text:s text:c="4"/>model_input = prepare_data_for_prediction(historical_data, area)</text:span></text:p>
            <text:p text:style-name="Preformatted_20_Text"><text:span text:style-name="Source_20_Text"><text:s text:c="4"/># <text:s text:c="4"/>ml_pred = ml_prediction.predict_yield(model_input)</text:span></text:p>
            <text:p text:style-name="Preformatted_20_Text"><text:span text:style-name="Source_20_Text"><text:s text:c="4"/># <text:s text:c="4"/>prediction_result.update(ml_pred) # Update dict dengan hasil ML</text:span></text:p>
            <text:p text:style-name="Preformatted_20_Text"><text:span text:style-name="Source_20_Text"><text:s text:c="4"/># except Exception as e:</text:span></text:p>
            <text:p text:style-name="Preformatted_20_Text"><text:span text:style-name="Source_20_Text"><text:s text:c="4"/># <text:s text:c="4"/>print(f"Error getting ML predictions: {e}")</text:span></text:p>
            <text:p text:style-name="Preformatted_20_Text"><text:span text:style-name="Source_20_Text"><text:s text:c="4"/># --- Akhir Placeholder ML ---</text:span></text:p>
            <text:p text:style-name="Preformatted_20_Text"/>
            <text:p text:style-name="Preformatted_20_Text"/>
            <text:p text:style-name="Preformatted_20_Text"><text:span text:style-name="Source_20_Text"><text:s text:c="4"/># 4. (Opsional) Simpan prediksi ke log</text:span></text:p>
            <text:p text:style-name="Preformatted_20_Text"><text:span text:style-name="Source_20_Text"><text:s text:c="4"/># try:</text:span></text:p>
            <text:p text:style-name="Preformatted_20_Text"><text:span text:style-name="Source_20_Text"><text:s text:c="4"/># <text:s text:c="4"/>log_entry = PredictionLog(</text:span></text:p>
            <text:p text:style-name="Preformatted_20_Text"><text:span text:style-name="Source_20_Text"><text:s text:c="4"/># <text:s text:c="8"/>area_id=area_id,</text:span></text:p>
            <text:p text:style-name="Preformatted_20_Text"><text:span text:style-name="Source_20_Text"><text:s text:c="4"/># <text:s text:c="8"/>predicted_yield=prediction_result['predicted_yield'],</text:span></text:p>
            <text:p text:style-name="Preformatted_20_Text"><text:span text:style-name="Source_20_Text"><text:s text:c="4"/># <text:s text:c="8"/>yield_unit=prediction_result['yield_unit'],</text:span></text:p>
            <text:p text:style-name="Preformatted_20_Text"><text:span text:style-name="Source_20_Text"><text:s text:c="4"/># <text:s text:c="8"/>predicted_harvest_date=date.fromisoformat(prediction_result['predicted_harvest_date']),</text:span></text:p>
            <text:p text:style-name="Preformatted_20_Text"><text:span text:style-name="Source_20_Text"><text:s text:c="4"/># <text:s text:c="8"/># Tambahkan field lain jika perlu (misal confidence)</text:span></text:p>
            <text:p text:style-name="Preformatted_20_Text"><text:span text:style-name="Source_20_Text"><text:s text:c="4"/># <text:s text:c="8"/>generated_at=generated_at</text:span></text:p>
            <text:p text:style-name="Preformatted_20_Text"><text:span text:style-name="Source_20_Text"><text:s text:c="4"/># <text:s text:c="4"/>)</text:span></text:p>
            <text:p text:style-name="Preformatted_20_Text"><text:span text:style-name="Source_20_Text"><text:s text:c="4"/># <text:s text:c="4"/>db.session.add(log_entry)</text:span></text:p>
            <text:p text:style-name="Preformatted_20_Text"><text:span text:style-name="Source_20_Text"><text:s text:c="4"/># <text:s text:c="4"/>db.session.commit()</text:span></text:p>
            <text:p text:style-name="Preformatted_20_Text"><text:span text:style-name="Source_20_Text"><text:s text:c="4"/># except Exception as e:</text:span></text:p>
            <text:p text:style-name="Preformatted_20_Text"><text:span text:style-name="Source_20_Text"><text:s text:c="4"/># <text:s text:c="4"/>db.session.rollback()</text:span></text:p>
            <text:p text:style-name="Preformatted_20_Text"><text:span text:style-name="Source_20_Text"><text:s text:c="4"/># <text:s text:c="4"/>print(f"Error saving prediction log for area {area_id}: {e}")</text:span></text:p>
            <text:p text:style-name="Preformatted_20_Text"/>
            <text:p text:style-name="Preformatted_20_Text"><text:span text:style-name="Source_20_Text"><text:s text:c="4"/>print(f"Generated prediction for Area ID: {area_id}")</text:span></text:p>
            <text:p text:style-name="Preformatted_20_Text"><text:span text:style-name="Source_20_Text"><text:s text:c="4"/>return prediction_result</text:span></text:p>
            <text:p text:style-name="P147"/>
            <text:p text:style-name="Text_20_body"><draw:frame draw:style-name="fr2" draw:name="Frame130" text:anchor-type="char" svg:x="0in" svg:width="0.0161in" draw:z-index="118"><draw:text-box fo:min-height="0.052in"><text:p text:style-name="Text_20_body"><draw:frame draw:style-name="fr1" draw:name="Frame131" text:anchor-type="char" svg:width="0.0161in" draw:z-index="119"><draw:text-box fo:min-height="0.0161in"><text:p text:style-name="Text_20_body"><draw:frame draw:style-name="fr1" draw:name="Frame132" text:anchor-type="char" svg:width="0.0161in" draw:z-index="120"><draw:text-box fo:min-height="0.0161in"><text:p text:style-name="Text_20_body"/></draw:text-box></draw:frame></text:p></draw:text-box></draw:frame></text:p></draw:text-box></draw:frame><draw:frame draw:style-name="fr2" draw:name="Frame122" text:anchor-type="char" svg:x="0in" svg:width="0.052in" draw:z-index="111"><draw:text-box fo:min-height="0.052in"><draw:frame draw:style-name="fr3" draw:name="Frame123" text:anchor-type="frame" svg:x="0in" svg:y="0in" svg:width="0.0161in" draw:z-index="115"><draw:text-box fo:min-height="0.0161in"><text:p text:style-name="Text_20_body"><draw:frame draw:style-name="fr1" draw:name="Frame124" text:anchor-type="char" svg:width="0.5in" draw:z-index="117"><draw:text-box fo:min-height="0.0161in"><text:p text:style-name="Text_20_body"/></draw:text-box></draw:frame><draw:frame draw:style-name="fr1" draw:name="Frame125" text:anchor-type="char" svg:width="0.5in" draw:z-index="116"><draw:text-box fo:min-height="0.3126in"><text:p text:style-name="Text_20_body"/></draw:text-box></draw:frame></text:p></draw:text-box></draw:frame><draw:frame draw:style-name="fr3" draw:name="Frame128" text:anchor-type="frame" svg:x="0in" svg:y="0in" svg:width="0.1457in" draw:z-index="114"><draw:text-box fo:min-height="0.2083in"><text:p text:style-name="Text_20_body"/></draw:text-box></draw:frame><text:p text:style-name="Text_20_body"><draw:frame draw:style-name="fr2" draw:name="Frame126" text:anchor-type="char" svg:x="0in" svg:width="0.0161in" draw:z-index="112"><draw:text-box fo:min-height="0.1252in"><draw:frame draw:style-name="fr3" draw:name="Frame127" text:anchor-type="frame" svg:x="0in" svg:y="0in" svg:width="0.2083in" draw:z-index="113"><draw:text-box fo:min-height="0.1252in"><text:p text:style-name="Text_20_body"/></draw:text-box></draw:frame><text:p text:style-name="Text_20_body"/></draw:text-box></draw:frame></text:p></draw:text-box></draw:frame><draw:frame draw:style-name="fr1" draw:name="Frame121" text:anchor-type="char" svg:width="0.0161in" draw:z-index="110"><draw:text-box fo:min-height="0.3126in"><text:p text:style-name="Text_20_body"/></draw:text-box></draw:frame><text:span text:style-name="Strong_20_Emphasis">Penjelasan:</text:span></text:p>
            <text:list xml:id="list7577288820452094454" text:style-name="L22">
              <text:list-item>
                <text:p text:style-name="P91"><text:span text:style-name="Strong_20_Emphasis">Import:</text:span> Mengimpor <text:span text:style-name="Source_20_Text">db</text:span>, models (<text:span text:style-name="Source_20_Text">Area</text:span>, log models), service lain (<text:span text:style-name="Source_20_Text">data_service</text:span>, <text:span text:style-name="Source_20_Text">farm_service</text:span>), dan <text:span text:style-name="Source_20_Text">datetime</text:span> utilities. Komentar menunjukkan tempat mengimpor modul ML nantinya. </text:p>
              </text:list-item>
              <text:list-item>
                <text:p text:style-name="P91"><text:span text:style-name="Strong_20_Emphasis"><text:span text:style-name="Source_20_Text">generate_recommendations_for_area(...)</text:span></text:span><text:span text:style-name="Strong_20_Emphasis">:</text:span> </text:p>
                <text:list>
                  <text:list-item>
                    <text:p text:style-name="P91">Mendapatkan status sensor terbaru dari <text:span text:style-name="Source_20_Text">data_service</text:span>. </text:p>
                  </text:list-item>
                  <text:list-item>
                    <text:p text:style-name="P91"><text:span text:style-name="Strong_20_Emphasis">Logika Rule-Based (Placeholder):</text:span> Menerapkan aturan <text:span text:style-name="Source_20_Text">if-else</text:span> sederhana berdasarkan nilai sensor terakhir (contoh: kelembapan tanah, suhu udara). Ambang batas (<text:span text:style-name="Source_20_Text">threshold</text:span>) dalam contoh ini <text:span text:style-name="Strong_20_Emphasis">harus disesuaikan</text:span> dengan kebutuhan spesifik tanaman dan sensor Anda. </text:p>
                  </text:list-item>
                  <text:list-item>
                    <text:p text:style-name="P91"><text:span text:style-name="Strong_20_Emphasis">Integrasi ML (Komentar):</text:span> Komentar <text:span text:style-name="Source_20_Text"># --- Placeholder untuk Integrasi ML ---</text:span> menunjukkan di mana Anda akan memanggil fungsi dari modul <text:span text:style-name="Source_20_Text">app.ml.recommendation</text:span> untuk mendapatkan rekomendasi berbasis AI/ML, menggantikan atau melengkapi aturan sederhana. </text:p>
                  </text:list-item>
                  <text:list-item>
                    <text:p text:style-name="P91"><text:span text:style-name="Strong_20_Emphasis">Logging (Komentar):</text:span> Komentar menunjukkan bagaimana Anda bisa menyimpan rekomendasi yang dihasilkan ke dalam tabel <text:span text:style-name="Source_20_Text">RecommendationLog</text:span> jika <text:soft-page-break/>diperlukan. </text:p>
                  </text:list-item>
                  <text:list-item>
                    <text:p text:style-name="P91">Mengembalikan daftar rekomendasi dalam format <text:span text:style-name="Source_20_Text">List[Dict]</text:span>. </text:p>
                  </text:list-item>
                </text:list>
              </text:list-item>
              <text:list-item>
                <text:p text:style-name="P91"><text:span text:style-name="Strong_20_Emphasis"><text:span text:style-name="Source_20_Text">generate_predictions_for_area(...)</text:span></text:span><text:span text:style-name="Strong_20_Emphasis">:</text:span> </text:p>
                <text:list>
                  <text:list-item>
                    <text:p text:style-name="P91">Memvalidasi <text:span text:style-name="Source_20_Text">area_id</text:span>. </text:p>
                  </text:list-item>
                  <text:list-item>
                    <text:p text:style-name="P91"><text:span text:style-name="Strong_20_Emphasis">Logika Prediksi (Placeholder/Dummy):</text:span> Saat ini hanya mengembalikan nilai statis atau nilai yang dihitung secara sederhana (tidak berdasarkan data nyata) untuk <text:span text:style-name="Source_20_Text">predicted_yield</text:span> dan <text:span text:style-name="Source_20_Text">predicted_harvest_date</text:span>. </text:p>
                  </text:list-item>
                  <text:list-item>
                    <text:p text:style-name="P91"><text:span text:style-name="Strong_20_Emphasis">Integrasi ML (Komentar):</text:span> Komentar menunjukkan tempat memanggil fungsi dari <text:span text:style-name="Source_20_Text">app.ml.prediction</text:span> yang akan menerima data historis atau fitur lainnya dan mengembalikan prediksi dari model ML. </text:p>
                  </text:list-item>
                  <text:list-item>
                    <text:p text:style-name="P91"><text:span text:style-name="Strong_20_Emphasis">Logging (Komentar):</text:span> Menunjukkan cara menyimpan hasil prediksi ke <text:span text:style-name="Source_20_Text">PredictionLog</text:span>. </text:p>
                  </text:list-item>
                  <text:list-item>
                    <text:p text:style-name="P22">Mengembalikan hasil prediksi dalam format <text:span text:style-name="Source_20_Text">Dict</text:span>. </text:p>
                  </text:list-item>
                </text:list>
              </text:list-item>
            </text:list>
            <text:p text:style-name="Horizontal_20_Line"/>
            <text:p text:style-name="Text_20_body">Service ini melengkapi lapisan logika bisnis kita, meskipun bagian analisisnya masih berupa kerangka. Apakah Anda memahami bagaimana rekomendasi dan prediksi (saat ini masih placeholder) dihasilkan dan di mana model ML akan masuk nantinya? Jika ya, katakan "YOI" untuk lanjut ke kerangka modul ML di <text:span text:style-name="Source_20_Text">app/ml/</text:span>.</text:p>
          </text:section>
          <text:section text:style-name="Sect1" text:name="feedback-form-17">
            <text:p text:style-name="P69"/>
          </text:section>
        </text:section>
        <text:section text:style-name="Sect1" text:name="c05b48b80ac23b4a">
          <text:p text:style-name="Text_20_body"/>
          <text:section text:style-name="Sect1" text:name="user-query-content-18">
            <text:p text:style-name="P145">yoi </text:p>
          </text:section>
          <text:p text:style-name="P69">Tampilkan alur berpikir</text:p>
          <text:section text:style-name="Sect2" text:name="model-response-message-contentr_c05b48b80ac23b4a">
            <text:p text:style-name="Text_20_body">Sip! Mari kita siapkan kerangka untuk modul Machine Learning (ML).</text:p>
            <text:p text:style-name="Horizontal_20_Line"/>
            <text:p text:style-name="Text_20_body"><text:span text:style-name="Strong_20_Emphasis">File 15: </text:span><text:span text:style-name="Strong_20_Emphasis"><text:span text:style-name="Source_20_Text">smartfarm_server/app/ml/__init__.py</text:span></text:span></text:p>
            <text:p text:style-name="Text_20_body">Sama seperti <text:span text:style-name="Source_20_Text">app/core/__init__.py</text:span>, file ini cukup kosong. Tujuannya adalah untuk menjadikan direktori <text:span text:style-name="Source_20_Text">ml</text:span> sebagai paket Python, sehingga kita bisa mengimpor modul-modul di dalamnya (seperti <text:span text:style-name="Source_20_Text">utils</text:span>, <text:span text:style-name="Source_20_Text">recommendation</text:span>, <text:span text:style-name="Source_20_Text">prediction</text:span>) dari bagian lain aplikasi, terutama dari <text:span text:style-name="Source_20_Text">analysis_service</text:span>.</text:p>
            <text:p text:style-name="Text_20_body">Python</text:p>
            <text:p text:style-name="Preformatted_20_Text"><text:span text:style-name="Source_20_Text"># smartfarm_server/app/ml/__init__.py</text:span></text:p>
            <text:p text:style-name="Preformatted_20_Text"/>
            <text:p text:style-name="Preformatted_20_Text"><text:span text:style-name="Source_20_Text"># File ini bisa kosong.</text:span></text:p>
            <text:p text:style-name="Preformatted_20_Text"><text:span text:style-name="Source_20_Text"># Menandakan direktori 'ml' sebagai paket Python.</text:span></text:p>
            <text:p text:style-name="Preformatted_20_Text"><text:span text:style-name="Source_20_Text"># Di sini bisa juga ditambahkan inisialisasi level paket jika diperlukan,</text:span></text:p>
            <text:p text:style-name="P147"><text:span text:style-name="Source_20_Text"># misalnya logging khusus untuk modul ML.</text:span></text:p>
            <text:p text:style-name="Text_20_body"><draw:frame draw:style-name="fr2" draw:name="Frame142" text:anchor-type="char" svg:x="0in" svg:width="0.0161in" draw:z-index="141"><draw:text-box fo:min-height="0.052in"><text:p text:style-name="Text_20_body"><draw:frame draw:style-name="fr1" draw:name="Frame143" text:anchor-type="char" svg:width="0.0161in" draw:z-index="142"><draw:text-box fo:min-height="0.0161in"><text:p text:style-name="Text_20_body"><draw:frame draw:style-name="fr1" draw:name="Frame144" text:anchor-type="char" svg:width="0.0161in" draw:z-index="143"><draw:text-box fo:min-height="0.0161in"><text:p text:style-name="Text_20_body"/></draw:text-box></draw:frame></text:p></draw:text-box></draw:frame></text:p></draw:text-box></draw:frame><draw:frame draw:style-name="fr2" draw:name="Frame134" text:anchor-type="char" svg:x="0in" svg:width="0.052in" draw:z-index="124"><draw:text-box fo:min-height="0.052in"><draw:frame draw:style-name="fr3" draw:name="Frame135" text:anchor-type="frame" svg:x="0in" svg:y="0in" svg:width="0.0161in" draw:z-index="133"><draw:text-box fo:min-height="0.0161in"><text:p text:style-name="Text_20_body"><draw:frame draw:style-name="fr1" draw:name="Frame136" text:anchor-type="char" svg:width="0.5in" draw:z-index="136"><draw:text-box fo:min-height="0.0161in"><text:p text:style-name="Text_20_body"/></draw:text-box></draw:frame><draw:frame draw:style-name="fr1" draw:name="Frame137" text:anchor-type="char" svg:width="0.5in" draw:z-index="134"><draw:text-box fo:min-height="0.3126in"><text:p text:style-name="Text_20_body"/></draw:text-box></draw:frame></text:p></draw:text-box></draw:frame><draw:frame draw:style-name="fr3" draw:name="Frame140" text:anchor-type="frame" svg:x="0in" svg:y="0in" svg:width="0.1457in" draw:z-index="129"><draw:text-box fo:min-height="0.2083in"><text:p text:style-name="Text_20_body"/></draw:text-box></draw:frame><text:p text:style-name="Text_20_body"><draw:frame draw:style-name="fr2" draw:name="Frame138" text:anchor-type="char" svg:x="0in" svg:width="0.0161in" draw:z-index="125"><draw:text-box fo:min-height="0.1252in"><draw:frame draw:style-name="fr3" draw:name="Frame139" text:anchor-type="frame" svg:x="0in" svg:y="0in" svg:width="0.2083in" draw:z-index="126"><draw:text-box fo:min-height="0.1252in"><text:p text:style-name="Text_20_body"/></draw:text-box></draw:frame><text:p text:style-name="Text_20_body"/></draw:text-box></draw:frame></text:p></draw:text-box></draw:frame><draw:frame draw:style-name="fr1" draw:name="Frame133" text:anchor-type="char" svg:width="0.0161in" draw:z-index="121"><draw:text-box fo:min-height="0.3126in"><text:p text:style-name="Text_20_body"/></draw:text-box></draw:frame><text:span text:style-name="Strong_20_Emphasis">Penjelasan:</text:span></text:p>
            <text:p text:style-name="Text_20_body">File ini memastikan Python mengenali <text:span text:style-name="Source_20_Text">ml</text:span> sebagai sebuah paket.</text:p>
            <text:p text:style-name="Horizontal_20_Line"/>
            <text:p text:style-name="Text_20_body">Lagi-lagi file yang singkat. Katakan "YOI" untuk membuat file utilitas ML, <text:span text:style-name="Source_20_Text">utils.py</text:span>.</text:p>
          </text:section>
          <text:section text:style-name="Sect1" text:name="feedback-form-18">
            <text:p text:style-name="P69"/>
          </text:section>
        </text:section>
        <text:section text:style-name="Sect1" text:name="eaf7c7c07173fcb4">
          <text:p text:style-name="Text_20_body"/>
          <text:section text:style-name="Sect1" text:name="user-query-content-19">
            <text:p text:style-name="P145">yoi </text:p>
          </text:section>
          <text:p text:style-name="P69"><text:soft-page-break/>Tampilkan alur berpikir</text:p>
          <text:section text:style-name="Sect2" text:name="model-response-message-contentr_eaf7c7c07173fcb4">
            <text:p text:style-name="Text_20_body">Oke, mari kita buat file untuk fungsi-fungsi utilitas yang mungkin berguna di dalam modul ML.</text:p>
            <text:p text:style-name="Horizontal_20_Line"/>
            <text:p text:style-name="Text_20_body"><text:span text:style-name="Strong_20_Emphasis">File 16: </text:span><text:span text:style-name="Strong_20_Emphasis"><text:span text:style-name="Source_20_Text">smartfarm_server/app/ml/utils.py</text:span></text:span></text:p>
            <text:p text:style-name="Text_20_body">File ini akan berisi fungsi-fungsi pembantu yang dapat digunakan kembali di berbagai bagian modul ML, seperti memuat model yang sudah dilatih, atau melakukan pra-pemrosesan (preprocessing) data sebelum dimasukkan ke dalam model.</text:p>
            <text:p text:style-name="Text_20_body">Python</text:p>
            <text:p text:style-name="Preformatted_20_Text"><text:span text:style-name="Source_20_Text"># smartfarm_server/app/ml/utils.py</text:span></text:p>
            <text:p text:style-name="Preformatted_20_Text"/>
            <text:p text:style-name="Preformatted_20_Text"><text:span text:style-name="Source_20_Text">import os</text:span></text:p>
            <text:p text:style-name="Preformatted_20_Text"><text:span text:style-name="Source_20_Text">import numpy as np</text:span></text:p>
            <text:p text:style-name="Preformatted_20_Text"><text:span text:style-name="Source_20_Text"># Import library ML utama (misal: TensorFlow/Keras) saat benar-benar dibutuhkan</text:span></text:p>
            <text:p text:style-name="Preformatted_20_Text"><text:span text:style-name="Source_20_Text"># import tensorflow as tf</text:span></text:p>
            <text:p text:style-name="Preformatted_20_Text"><text:span text:style-name="Source_20_Text">from typing import Dict, List, Any</text:span></text:p>
            <text:p text:style-name="Preformatted_20_Text"/>
            <text:p text:style-name="Preformatted_20_Text"><text:span text:style-name="Source_20_Text"># Tentukan path ke direktori tempat model disimpan</text:span></text:p>
            <text:p text:style-name="Preformatted_20_Text"><text:span text:style-name="Source_20_Text"># Menggunakan path absolut relatif terhadap file ini lebih aman</text:span></text:p>
            <text:p text:style-name="Preformatted_20_Text"><text:span text:style-name="Source_20_Text">BASE_DIR = os.path.dirname(os.path.abspath(__file__))</text:span></text:p>
            <text:p text:style-name="Preformatted_20_Text"><text:span text:style-name="Source_20_Text">MODEL_STORE_DIR = os.path.join(BASE_DIR, 'models_store')</text:span></text:p>
            <text:p text:style-name="Preformatted_20_Text"/>
            <text:p text:style-name="Preformatted_20_Text"><text:span text:style-name="Source_20_Text"># Cache sederhana untuk model yang sudah dimuat (opsional, untuk performa)</text:span></text:p>
            <text:p text:style-name="Preformatted_20_Text"><text:span text:style-name="Source_20_Text">loaded_models = {}</text:span></text:p>
            <text:p text:style-name="Preformatted_20_Text"/>
            <text:p text:style-name="Preformatted_20_Text"><text:span text:style-name="Source_20_Text">def load_model(model_name: str) -&gt; Any:</text:span></text:p>
            <text:p text:style-name="Preformatted_20_Text"><text:span text:style-name="Source_20_Text"><text:s text:c="4"/>"""</text:span></text:p>
            <text:p text:style-name="Preformatted_20_Text"><text:span text:style-name="Source_20_Text"><text:s text:c="4"/>Memuat model ML yang sudah dilatih dari direktori models_store.</text:span></text:p>
            <text:p text:style-name="Preformatted_20_Text"><text:span text:style-name="Source_20_Text"><text:s text:c="4"/>Mendukung format .h5 (Keras) atau SavedModel (TensorFlow).</text:span></text:p>
            <text:p text:style-name="Preformatted_20_Text"><text:span text:style-name="Source_20_Text"><text:s text:c="4"/>Menggunakan cache sederhana untuk menghindari load ulang.</text:span></text:p>
            <text:p text:style-name="Preformatted_20_Text"/>
            <text:p text:style-name="Preformatted_20_Text"><text:span text:style-name="Source_20_Text"><text:s text:c="4"/>Args:</text:span></text:p>
            <text:p text:style-name="Preformatted_20_Text"><text:span text:style-name="Source_20_Text"><text:s text:c="8"/>model_name (str): Nama file model (misal: 'recommendation_model.h5')</text:span></text:p>
            <text:p text:style-name="Preformatted_20_Text"><text:span text:style-name="Source_20_Text"><text:s text:c="26"/>atau nama direktori (untuk SavedModel).</text:span></text:p>
            <text:p text:style-name="Preformatted_20_Text"/>
            <text:p text:style-name="Preformatted_20_Text"><text:span text:style-name="Source_20_Text"><text:s text:c="4"/>Returns:</text:span></text:p>
            <text:p text:style-name="Preformatted_20_Text"><text:span text:style-name="Source_20_Text"><text:s text:c="8"/>Any: Objek model yang sudah dimuat (tipe tergantung library ML).</text:span></text:p>
            <text:p text:style-name="Preformatted_20_Text"/>
            <text:p text:style-name="Preformatted_20_Text"><text:span text:style-name="Source_20_Text"><text:s text:c="4"/>Raises:</text:span></text:p>
            <text:p text:style-name="Preformatted_20_Text"><text:span text:style-name="Source_20_Text"><text:s text:c="8"/>FileNotFoundError: Jika file atau direktori model tidak ditemukan.</text:span></text:p>
            <text:p text:style-name="Preformatted_20_Text"><text:span text:style-name="Source_20_Text"><text:s text:c="8"/>Exception: Untuk error saat proses loading model.</text:span></text:p>
            <text:p text:style-name="Preformatted_20_Text"><text:span text:style-name="Source_20_Text"><text:s text:c="4"/>"""</text:span></text:p>
            <text:p text:style-name="Preformatted_20_Text"><text:span text:style-name="Source_20_Text"><text:s text:c="4"/># Cek cache dulu</text:span></text:p>
            <text:p text:style-name="Preformatted_20_Text"><text:span text:style-name="Source_20_Text"><text:s text:c="4"/>if model_name in loaded_models:</text:span></text:p>
            <text:p text:style-name="Preformatted_20_Text"><text:span text:style-name="Source_20_Text"><text:s text:c="8"/>print(f"Using cached model: {model_name}")</text:span></text:p>
            <text:p text:style-name="Preformatted_20_Text"><text:span text:style-name="Source_20_Text"><text:s text:c="8"/>return loaded_models[model_name]</text:span></text:p>
            <text:p text:style-name="Preformatted_20_Text"/>
            <text:p text:style-name="Preformatted_20_Text"><text:span text:style-name="Source_20_Text"><text:s text:c="4"/>model_path = os.path.join(MODEL_STORE_DIR, model_name)</text:span></text:p>
            <text:p text:style-name="Preformatted_20_Text"><text:span text:style-name="Source_20_Text"><text:s text:c="4"/>print(f"Attempting to load model from: {model_path}") # Logging sementara</text:span></text:p>
            <text:p text:style-name="Preformatted_20_Text"/>
            <text:p text:style-name="Preformatted_20_Text"><text:span text:style-name="Source_20_Text"><text:s text:c="4"/>if not os.path.exists(model_path):</text:span></text:p>
            <text:p text:style-name="Preformatted_20_Text"><text:span text:style-name="Source_20_Text"><text:s text:c="8"/>raise FileNotFoundError(f"Model file or directory not found: {model_path}")</text:span></text:p>
            <text:p text:style-name="Preformatted_20_Text"/>
            <text:p text:style-name="Preformatted_20_Text"><text:span text:style-name="Source_20_Text"><text:s text:c="4"/>try:</text:span></text:p>
            <text:p text:style-name="Preformatted_20_Text"><text:span text:style-name="Source_20_Text"><text:s text:c="8"/># --- Contoh Placeholder untuk TensorFlow/Keras ---</text:span></text:p>
            <text:p text:style-name="Preformatted_20_Text"><text:span text:style-name="Source_20_Text"><text:s text:c="8"/># (Ganti dengan implementasi sesuai library ML Anda)</text:span></text:p>
            <text:p text:style-name="Preformatted_20_Text"><text:span text:style-name="Source_20_Text"><text:s text:c="8"/>print("Placeholder: Simulating TensorFlow/Keras model loading...")</text:span></text:p>
            <text:p text:style-name="Preformatted_20_Text"><text:span text:style-name="Source_20_Text"><text:s text:c="8"/># Cek apakah itu direktori (SavedModel) atau file .h5</text:span></text:p>
            <text:p text:style-name="Preformatted_20_Text"><text:span text:style-name="Source_20_Text"><text:s text:c="8"/>if os.path.isdir(model_path):</text:span></text:p>
            <text:p text:style-name="Preformatted_20_Text"><text:soft-page-break/><text:span text:style-name="Source_20_Text"><text:s text:c="12"/># model = tf.keras.models.load_model(model_path) # Untuk SavedModel</text:span></text:p>
            <text:p text:style-name="Preformatted_20_Text"><text:span text:style-name="Source_20_Text"><text:s text:c="12"/>print(f"Simulating load SavedModel: {model_name}")</text:span></text:p>
            <text:p text:style-name="Preformatted_20_Text"><text:span text:style-name="Source_20_Text"><text:s text:c="12"/>model = f"loaded_{model_name}_savedmodel" # Placeholder object</text:span></text:p>
            <text:p text:style-name="Preformatted_20_Text"><text:span text:style-name="Source_20_Text"><text:s text:c="8"/>elif model_name.endswith('.h5'):</text:span></text:p>
            <text:p text:style-name="Preformatted_20_Text"><text:span text:style-name="Source_20_Text"><text:s text:c="12"/># model = tf.keras.models.load_model(model_path) # Untuk HDF5</text:span></text:p>
            <text:p text:style-name="Preformatted_20_Text"><text:span text:style-name="Source_20_Text"><text:s text:c="12"/>print(f"Simulating load H5 model: {model_name}")</text:span></text:p>
            <text:p text:style-name="Preformatted_20_Text"><text:span text:style-name="Source_20_Text"><text:s text:c="12"/>model = f"loaded_{model_name}_h5" # Placeholder object</text:span></text:p>
            <text:p text:style-name="Preformatted_20_Text"><text:span text:style-name="Source_20_Text"><text:s text:c="8"/>else:</text:span></text:p>
            <text:p text:style-name="Preformatted_20_Text"><text:span text:style-name="Source_20_Text"><text:s text:c="13"/>raise ValueError(f"Format model tidak dikenali untuk: {model_name}. Harap gunakan direktori SavedModel atau file .h5.")</text:span></text:p>
            <text:p text:style-name="Preformatted_20_Text"/>
            <text:p text:style-name="Preformatted_20_Text"><text:span text:style-name="Source_20_Text"><text:s text:c="8"/>print(f"Model '{model_name}' loaded successfully (simulation).")</text:span></text:p>
            <text:p text:style-name="Preformatted_20_Text"><text:span text:style-name="Source_20_Text"><text:s text:c="8"/>loaded_models[model_name] = model # Simpan ke cache</text:span></text:p>
            <text:p text:style-name="Preformatted_20_Text"><text:span text:style-name="Source_20_Text"><text:s text:c="8"/>return model</text:span></text:p>
            <text:p text:style-name="Preformatted_20_Text"><text:span text:style-name="Source_20_Text"><text:s text:c="8"/># --- Akhir Placeholder ---</text:span></text:p>
            <text:p text:style-name="Preformatted_20_Text"/>
            <text:p text:style-name="Preformatted_20_Text"><text:span text:style-name="Source_20_Text"><text:s text:c="4"/>except Exception as e:</text:span></text:p>
            <text:p text:style-name="Preformatted_20_Text"><text:span text:style-name="Source_20_Text"><text:s text:c="8"/>print(f"Error loading model '{model_name}': {e}")</text:span></text:p>
            <text:p text:style-name="Preformatted_20_Text"><text:span text:style-name="Source_20_Text"><text:s text:c="8"/># Sebaiknya log error detailnya</text:span></text:p>
            <text:p text:style-name="Preformatted_20_Text"><text:span text:style-name="Source_20_Text"><text:s text:c="8"/>raise Exception(f"Gagal memuat model: {model_name}")</text:span></text:p>
            <text:p text:style-name="Preformatted_20_Text"/>
            <text:p text:style-name="Preformatted_20_Text"/>
            <text:p text:style-name="Preformatted_20_Text"><text:span text:style-name="Source_20_Text">def preprocess_input_for_recommendation(latest_readings: Dict[str, Dict[str, Any]]) -&gt; Any:</text:span></text:p>
            <text:p text:style-name="Preformatted_20_Text"><text:span text:style-name="Source_20_Text"><text:s text:c="4"/>"""</text:span></text:p>
            <text:p text:style-name="Preformatted_20_Text"><text:span text:style-name="Source_20_Text"><text:s text:c="4"/>Melakukan pra-pemrosesan data sensor terakhir ke dalam format</text:span></text:p>
            <text:p text:style-name="Preformatted_20_Text"><text:span text:style-name="Source_20_Text"><text:s text:c="4"/>yang diharapkan oleh model rekomendasi ML.</text:span></text:p>
            <text:p text:style-name="Preformatted_20_Text"/>
            <text:p text:style-name="Preformatted_20_Text"><text:span text:style-name="Source_20_Text"><text:s text:c="4"/>(Implementasi Placeholder)</text:span></text:p>
            <text:p text:style-name="Preformatted_20_Text"/>
            <text:p text:style-name="Preformatted_20_Text"><text:span text:style-name="Source_20_Text"><text:s text:c="4"/>Args:</text:span></text:p>
            <text:p text:style-name="Preformatted_20_Text"><text:span text:style-name="Source_20_Text"><text:s text:c="8"/>latest_readings (Dict): Data sensor terakhir dari data_service.</text:span></text:p>
            <text:p text:style-name="Preformatted_20_Text"/>
            <text:p text:style-name="Preformatted_20_Text"><text:span text:style-name="Source_20_Text"><text:s text:c="4"/>Returns:</text:span></text:p>
            <text:p text:style-name="Preformatted_20_Text"><text:span text:style-name="Source_20_Text"><text:s text:c="8"/>Any: Data yang sudah diproses (misal: NumPy array, Pandas DataFrame)</text:span></text:p>
            <text:p text:style-name="Preformatted_20_Text"><text:span text:style-name="Source_20_Text"><text:s text:c="13"/>sesuai kebutuhan input model ML.</text:span></text:p>
            <text:p text:style-name="Preformatted_20_Text"><text:span text:style-name="Source_20_Text"><text:s text:c="4"/>"""</text:span></text:p>
            <text:p text:style-name="Preformatted_20_Text"><text:span text:style-name="Source_20_Text"><text:s text:c="4"/>print("Preprocessing data for recommendation model (placeholder)...")</text:span></text:p>
            <text:p text:style-name="Preformatted_20_Text"><text:span text:style-name="Source_20_Text"><text:s text:c="4"/># Contoh: Ubah dict ke array NumPy dengan urutan fitur yang benar</text:span></text:p>
            <text:p text:style-name="Preformatted_20_Text"><text:span text:style-name="Source_20_Text"><text:s text:c="4"/># Urutan fitur harus konsisten dengan saat model dilatih!</text:span></text:p>
            <text:p text:style-name="Preformatted_20_Text"><text:span text:style-name="Source_20_Text"><text:s text:c="4"/># feature_order = ['temperature_air', 'humidity_air', 'humidity_soil', ...]</text:span></text:p>
            <text:p text:style-name="Preformatted_20_Text"><text:span text:style-name="Source_20_Text"><text:s text:c="4"/># input_array = []</text:span></text:p>
            <text:p text:style-name="Preformatted_20_Text"><text:span text:style-name="Source_20_Text"><text:s text:c="4"/># for feature_name in feature_order:</text:span></text:p>
            <text:p text:style-name="Preformatted_20_Text"><text:span text:style-name="Source_20_Text"><text:s text:c="4"/># <text:s text:c="4"/>found = False</text:span></text:p>
            <text:p text:style-name="Preformatted_20_Text"><text:span text:style-name="Source_20_Text"><text:s text:c="4"/># <text:s text:c="4"/>for sensor_id, reading in latest_readings.items():</text:span></text:p>
            <text:p text:style-name="Preformatted_20_Text"><text:span text:style-name="Source_20_Text"><text:s text:c="4"/># <text:s text:c="8"/>if reading.get('sensor_type') == feature_name:</text:span></text:p>
            <text:p text:style-name="Preformatted_20_Text"><text:span text:style-name="Source_20_Text"><text:s text:c="4"/># <text:s text:c="12"/>input_array.append(reading['value'])</text:span></text:p>
            <text:p text:style-name="Preformatted_20_Text"><text:span text:style-name="Source_20_Text"><text:s text:c="4"/># <text:s text:c="12"/>found = True</text:span></text:p>
            <text:p text:style-name="Preformatted_20_Text"><text:span text:style-name="Source_20_Text"><text:s text:c="4"/># <text:s text:c="12"/>break</text:span></text:p>
            <text:p text:style-name="Preformatted_20_Text"><text:span text:style-name="Source_20_Text"><text:s text:c="4"/># <text:s text:c="4"/>if not found:</text:span></text:p>
            <text:p text:style-name="Preformatted_20_Text"><text:span text:style-name="Source_20_Text"><text:s text:c="4"/># <text:s text:c="8"/>input_array.append(np.nan) # Atau nilai default/imputasi lain</text:span></text:p>
            <text:p text:style-name="Preformatted_20_Text"/>
            <text:p text:style-name="Preformatted_20_Text"><text:span text:style-name="Source_20_Text"><text:s text:c="4"/># return np.array([input_array]) # Model biasanya expect batch dimension</text:span></text:p>
            <text:p text:style-name="Preformatted_20_Text"/>
            <text:p text:style-name="Preformatted_20_Text"><text:span text:style-name="Source_20_Text"><text:s text:c="4"/># Placeholder sederhana: kembalikan data asli</text:span></text:p>
            <text:p text:style-name="Preformatted_20_Text"><text:span text:style-name="Source_20_Text"><text:s text:c="4"/>processed_data = latest_readings</text:span></text:p>
            <text:p text:style-name="Preformatted_20_Text"><text:span text:style-name="Source_20_Text"><text:s text:c="4"/>print("Preprocessing complete (placeholder).")</text:span></text:p>
            <text:p text:style-name="Preformatted_20_Text"><text:span text:style-name="Source_20_Text"><text:s text:c="4"/>return processed_data</text:span></text:p>
            <text:p text:style-name="Preformatted_20_Text"/>
            <text:p text:style-name="Preformatted_20_Text"/>
            <text:p text:style-name="Preformatted_20_Text"><text:span text:style-name="Source_20_Text">def preprocess_input_for_prediction(historical_data: List[Dict[str, Any]], area_info: Any) -&gt; Any:</text:span></text:p>
            <text:p text:style-name="Preformatted_20_Text"><text:span text:style-name="Source_20_Text"><text:s text:c="4"/>"""</text:span></text:p>
            <text:p text:style-name="Preformatted_20_Text"><text:span text:style-name="Source_20_Text"><text:s text:c="4"/>Melakukan pra-pemrosesan data historis dan info area ke dalam format</text:span></text:p>
            <text:p text:style-name="Preformatted_20_Text"><text:soft-page-break/><text:span text:style-name="Source_20_Text"><text:s text:c="4"/>yang diharapkan oleh model prediksi hasil panen ML.</text:span></text:p>
            <text:p text:style-name="Preformatted_20_Text"/>
            <text:p text:style-name="Preformatted_20_Text"><text:span text:style-name="Source_20_Text"><text:s text:c="4"/>(Implementasi Placeholder)</text:span></text:p>
            <text:p text:style-name="Preformatted_20_Text"/>
            <text:p text:style-name="Preformatted_20_Text"><text:span text:style-name="Source_20_Text"><text:s text:c="4"/>Args:</text:span></text:p>
            <text:p text:style-name="Preformatted_20_Text"><text:span text:style-name="Source_20_Text"><text:s text:c="8"/>historical_data (List): Riwayat data sensor dari data_service.</text:span></text:p>
            <text:p text:style-name="Preformatted_20_Text"><text:span text:style-name="Source_20_Text"><text:s text:c="8"/>area_info (Any): Objek Area atau informasi relevan lainnya.</text:span></text:p>
            <text:p text:style-name="Preformatted_20_Text"/>
            <text:p text:style-name="Preformatted_20_Text"><text:span text:style-name="Source_20_Text"><text:s text:c="4"/>Returns:</text:span></text:p>
            <text:p text:style-name="Preformatted_20_Text"><text:span text:style-name="Source_20_Text"><text:s text:c="8"/>Any: Data yang sudah diproses sesuai kebutuhan input model ML.</text:span></text:p>
            <text:p text:style-name="Preformatted_20_Text"><text:span text:style-name="Source_20_Text"><text:s text:c="4"/>"""</text:span></text:p>
            <text:p text:style-name="Preformatted_20_Text"><text:span text:style-name="Source_20_Text"><text:s text:c="4"/>print("Preprocessing data for prediction model (placeholder)...")</text:span></text:p>
            <text:p text:style-name="Preformatted_20_Text"><text:span text:style-name="Source_20_Text"><text:s text:c="4"/># Contoh:</text:span></text:p>
            <text:p text:style-name="Preformatted_20_Text"><text:span text:style-name="Source_20_Text"><text:s text:c="4"/># - Ubah list of dicts ke Pandas DataFrame</text:span></text:p>
            <text:p text:style-name="Preformatted_20_Text"><text:span text:style-name="Source_20_Text"><text:s text:c="4"/># - Lakukan feature engineering (misal: rolling averages, time-based features)</text:span></text:p>
            <text:p text:style-name="Preformatted_20_Text"><text:span text:style-name="Source_20_Text"><text:s text:c="4"/># - Gabungkan dengan info area (jenis tanaman, tanggal tanam)</text:span></text:p>
            <text:p text:style-name="Preformatted_20_Text"><text:span text:style-name="Source_20_Text"><text:s text:c="4"/># - Normalisasi/Scaling fitur</text:span></text:p>
            <text:p text:style-name="Preformatted_20_Text"><text:span text:style-name="Source_20_Text"><text:s text:c="4"/># - Jika model RNN/LSTM, bentuk data menjadi sequence</text:span></text:p>
            <text:p text:style-name="Preformatted_20_Text"/>
            <text:p text:style-name="Preformatted_20_Text"><text:span text:style-name="Source_20_Text"><text:s text:c="4"/># Placeholder sederhana: kembalikan data asli</text:span></text:p>
            <text:p text:style-name="Preformatted_20_Text"><text:span text:style-name="Source_20_Text"><text:s text:c="4"/>processed_data = {'history': historical_data, 'area': area_info}</text:span></text:p>
            <text:p text:style-name="Preformatted_20_Text"><text:span text:style-name="Source_20_Text"><text:s text:c="4"/>print("Preprocessing complete (placeholder).")</text:span></text:p>
            <text:p text:style-name="Preformatted_20_Text"><text:span text:style-name="Source_20_Text"><text:s text:c="4"/>return processed_data</text:span></text:p>
            <text:p text:style-name="P147"/>
            <text:p text:style-name="Text_20_body"><draw:frame draw:style-name="fr2" draw:name="Frame154" text:anchor-type="char" svg:x="0in" svg:width="0.0161in" draw:z-index="138"><draw:text-box fo:min-height="0.052in"><text:p text:style-name="Text_20_body"><draw:frame draw:style-name="fr1" draw:name="Frame155" text:anchor-type="char" svg:width="0.0161in" draw:z-index="145"><draw:text-box fo:min-height="0.0161in"><text:p text:style-name="Text_20_body"><draw:frame draw:style-name="fr1" draw:name="Frame156" text:anchor-type="char" svg:width="0.0161in" draw:z-index="146"><draw:text-box fo:min-height="0.0161in"><text:p text:style-name="Text_20_body"/></draw:text-box></draw:frame></text:p></draw:text-box></draw:frame></text:p></draw:text-box></draw:frame><draw:frame draw:style-name="fr2" draw:name="Frame146" text:anchor-type="char" svg:x="0in" svg:width="0.052in" draw:z-index="123"><draw:text-box fo:min-height="0.052in"><draw:frame draw:style-name="fr3" draw:name="Frame147" text:anchor-type="frame" svg:x="0in" svg:y="0in" svg:width="0.0161in" draw:z-index="132"><draw:text-box fo:min-height="0.0161in"><text:p text:style-name="Text_20_body"><draw:frame draw:style-name="fr1" draw:name="Frame148" text:anchor-type="char" svg:width="0.5in" draw:z-index="137"><draw:text-box fo:min-height="0.0161in"><text:p text:style-name="Text_20_body"/></draw:text-box></draw:frame><draw:frame draw:style-name="fr1" draw:name="Frame149" text:anchor-type="char" svg:width="0.5in" draw:z-index="135"><draw:text-box fo:min-height="0.3126in"><text:p text:style-name="Text_20_body"/></draw:text-box></draw:frame></text:p></draw:text-box></draw:frame><draw:frame draw:style-name="fr3" draw:name="Frame152" text:anchor-type="frame" svg:x="0in" svg:y="0in" svg:width="0.1457in" draw:z-index="130"><draw:text-box fo:min-height="0.2083in"><text:p text:style-name="Text_20_body"/></draw:text-box></draw:frame><text:p text:style-name="Text_20_body"><draw:frame draw:style-name="fr2" draw:name="Frame150" text:anchor-type="char" svg:x="0in" svg:width="0.0161in" draw:z-index="127"><draw:text-box fo:min-height="0.1252in"><draw:frame draw:style-name="fr3" draw:name="Frame151" text:anchor-type="frame" svg:x="0in" svg:y="0in" svg:width="0.2083in" draw:z-index="128"><draw:text-box fo:min-height="0.1252in"><text:p text:style-name="Text_20_body"/></draw:text-box></draw:frame><text:p text:style-name="Text_20_body"/></draw:text-box></draw:frame></text:p></draw:text-box></draw:frame><draw:frame draw:style-name="fr1" draw:name="Frame145" text:anchor-type="char" svg:width="0.0161in" draw:z-index="122"><draw:text-box fo:min-height="0.3126in"><text:p text:style-name="Text_20_body"/></draw:text-box></draw:frame><text:span text:style-name="Strong_20_Emphasis">Penjelasan:</text:span></text:p>
            <text:list xml:id="list5580828492564610111" text:style-name="L23">
              <text:list-item>
                <text:p text:style-name="P92"><text:span text:style-name="Strong_20_Emphasis">Import:</text:span> Mengimpor <text:span text:style-name="Source_20_Text">os</text:span> (untuk path), <text:span text:style-name="Source_20_Text">numpy</text:span> (umum digunakan dalam ML), dan <text:span text:style-name="Emphasis">type hints</text:span>. Komentar menunjukkan tempat import library ML utama. </text:p>
              </text:list-item>
              <text:list-item>
                <text:p text:style-name="P92"><text:span text:style-name="Strong_20_Emphasis"><text:span text:style-name="Source_20_Text">MODEL_STORE_DIR</text:span></text:span><text:span text:style-name="Strong_20_Emphasis">:</text:span> Mendefinisikan path ke direktori <text:span text:style-name="Source_20_Text">models_store</text:span> tempat file model (misalnya <text:span text:style-name="Source_20_Text">.h5</text:span> atau direktori SavedModel) akan disimpan. </text:p>
              </text:list-item>
              <text:list-item>
                <text:p text:style-name="P92"><text:span text:style-name="Strong_20_Emphasis"><text:span text:style-name="Source_20_Text">loaded_models</text:span></text:span><text:span text:style-name="Strong_20_Emphasis"> Cache:</text:span> Dictionary sederhana untuk menyimpan model yang sudah dimuat ke memori. Ini mencegah pemuatan ulang model dari disk setiap kali ada request, yang bisa memakan waktu. </text:p>
              </text:list-item>
              <text:list-item>
                <text:p text:style-name="P92"><text:span text:style-name="Strong_20_Emphasis"><text:span text:style-name="Source_20_Text">load_model(model_name)</text:span></text:span><text:span text:style-name="Strong_20_Emphasis">:</text:span> </text:p>
                <text:list>
                  <text:list-item>
                    <text:p text:style-name="P92">Mengecek <text:span text:style-name="Emphasis">cache</text:span> terlebih dahulu. </text:p>
                  </text:list-item>
                  <text:list-item>
                    <text:p text:style-name="P92">Menentukan path lengkap ke file/direktori model. </text:p>
                  </text:list-item>
                  <text:list-item>
                    <text:p text:style-name="P92"><text:span text:style-name="Strong_20_Emphasis">Placeholder Loading:</text:span> Bagian <text:span text:style-name="Source_20_Text">try...except</text:span> berisi komentar dan <text:span text:style-name="Source_20_Text">print</text:span> yang mensimulasikan pemuatan model TensorFlow/Keras. Implementasi sebenarnya akan menggunakan fungsi seperti <text:span text:style-name="Source_20_Text">tf.keras.models.load_model()</text:span>. Kode ini membedakan antara direktori (untuk format SavedModel) dan file <text:span text:style-name="Source_20_Text">.h5</text:span>. </text:p>
                  </text:list-item>
                  <text:list-item>
                    <text:p text:style-name="P92">Menyimpan model yang berhasil dimuat ke <text:span text:style-name="Emphasis">cache</text:span>. </text:p>
                  </text:list-item>
                  <text:list-item>
                    <text:p text:style-name="P92">Mengembalikan objek model (saat ini hanya string placeholder). </text:p>
                  </text:list-item>
                </text:list>
              </text:list-item>
              <text:list-item>
                <text:p text:style-name="P92"><text:span text:style-name="Strong_20_Emphasis"><text:span text:style-name="Source_20_Text">preprocess_input_for_recommendation(...)</text:span></text:span><text:span text:style-name="Strong_20_Emphasis">:</text:span> </text:p>
                <text:list>
                  <text:list-item>
                    <text:p text:style-name="P92">Fungsi placeholder untuk mengubah data sensor terakhir (dari <text:span text:style-name="Source_20_Text">data_service</text:span>) menjadi format input yang sesuai untuk model rekomendasi ML. </text:p>
                  </text:list-item>
                  <text:list-item>
                    <text:p text:style-name="P92">Komentar menunjukkan contoh logika (mengubah ke NumPy array dengan urutan fitur yang benar). Implementasi sebenarnya sangat bergantung pada bagaimana model ML dilatih. </text:p>
                  </text:list-item>
                </text:list>
              </text:list-item>
              <text:list-item>
                <text:p text:style-name="P92"><text:span text:style-name="Strong_20_Emphasis"><text:span text:style-name="Source_20_Text">preprocess_input_for_prediction(...)</text:span></text:span><text:span text:style-name="Strong_20_Emphasis">:</text:span> </text:p>
                <text:list>
                  <text:list-item>
                    <text:p text:style-name="P92">Fungsi placeholder untuk mengubah data historis dan info area menjadi format input yang sesuai untuk model prediksi panen. </text:p>
                  </text:list-item>
                  <text:list-item>
                    <text:p text:style-name="P23">Komentar menyebutkan beberapa langkah pra-pemrosesan umum (DataFrame, feature engineering, scaling, sequence shaping untuk RNN). </text:p>
                  </text:list-item>
                </text:list>
              </text:list-item>
            </text:list>
            <text:p text:style-name="Horizontal_20_Line"/>
            <text:p text:style-name="Text_20_body"><text:soft-page-break/>File ini menyediakan tempat untuk fungsi-fungsi pendukung dalam alur kerja ML. Apakah peran fungsi-fungsi utilitas ini (meskipun masih placeholder) sudah jelas? Jika ya, katakan "YOI" untuk lanjut ke <text:span text:style-name="Source_20_Text">app/ml/recommendation.py</text:span>.</text:p>
          </text:section>
          <text:section text:style-name="Sect1" text:name="feedback-form-19">
            <text:p text:style-name="P69"/>
          </text:section>
        </text:section>
        <text:section text:style-name="Sect1" text:name="f799a1a4c37415ff">
          <text:p text:style-name="Text_20_body"/>
          <text:section text:style-name="Sect1" text:name="user-query-content-20">
            <text:p text:style-name="P145">YOI </text:p>
          </text:section>
          <text:p text:style-name="P69">Tampilkan alur berpikir</text:p>
          <text:section text:style-name="Sect2" text:name="model-response-message-contentr_f799a1a4c37415ff">
            <text:p text:style-name="Text_20_body">Oke, mari kita buat kerangka untuk modul yang akan menangani logika rekomendasi berbasis Machine Learning.</text:p>
            <text:p text:style-name="Horizontal_20_Line"/>
            <text:p text:style-name="Text_20_body"><text:span text:style-name="Strong_20_Emphasis">File 17: </text:span><text:span text:style-name="Strong_20_Emphasis"><text:span text:style-name="Source_20_Text">smartfarm_server/app/ml/recommendation.py</text:span></text:span></text:p>
            <text:p text:style-name="Text_20_body">Modul ini berisi fungsi yang akan menggunakan model ML rekomendasi yang sudah dilatih untuk menghasilkan saran perawatan tanaman berdasarkan data sensor terbaru. Ia akan memanfaatkan fungsi utilitas dari <text:span text:style-name="Source_20_Text">app/ml/utils.py</text:span> untuk memuat model dan memproses input.</text:p>
            <text:p text:style-name="Text_20_body">Python</text:p>
            <text:p text:style-name="Preformatted_20_Text"><text:span text:style-name="Source_20_Text"># smartfarm_server/app/ml/recommendation.py</text:span></text:p>
            <text:p text:style-name="Preformatted_20_Text"/>
            <text:p text:style-name="Preformatted_20_Text"><text:span text:style-name="Source_20_Text">from .utils import load_model, preprocess_input_for_recommendation</text:span></text:p>
            <text:p text:style-name="Preformatted_20_Text"><text:span text:style-name="Source_20_Text"># import numpy as np # Jika diperlukan untuk manipulasi output model</text:span></text:p>
            <text:p text:style-name="Preformatted_20_Text"><text:span text:style-name="Source_20_Text">from typing import Dict, List, Any</text:span></text:p>
            <text:p text:style-name="Preformatted_20_Text"/>
            <text:p text:style-name="Preformatted_20_Text"><text:span text:style-name="Source_20_Text"># Nama file/direktori model rekomendasi yang disimpan di 'models_store'</text:span></text:p>
            <text:p text:style-name="Preformatted_20_Text"><text:span text:style-name="Source_20_Text"># Sesuaikan dengan nama model Anda yang sebenarnya</text:span></text:p>
            <text:p text:style-name="Preformatted_20_Text"><text:span text:style-name="Source_20_Text">RECOMMENDATION_MODEL_NAME = 'recommendation_model_example.h5' # atau nama direktori SavedModel</text:span></text:p>
            <text:p text:style-name="Preformatted_20_Text"/>
            <text:p text:style-name="Preformatted_20_Text"><text:span text:style-name="Source_20_Text">def get_ml_recommendation(latest_readings: Dict[str, Dict[str, Any]]) -&gt; List[Dict[str, Any]]:</text:span></text:p>
            <text:p text:style-name="Preformatted_20_Text"><text:span text:style-name="Source_20_Text"><text:s text:c="4"/>"""</text:span></text:p>
            <text:p text:style-name="Preformatted_20_Text"><text:span text:style-name="Source_20_Text"><text:s text:c="4"/>Menghasilkan rekomendasi perawatan menggunakan model ML.</text:span></text:p>
            <text:p text:style-name="Preformatted_20_Text"/>
            <text:p text:style-name="Preformatted_20_Text"><text:span text:style-name="Source_20_Text"><text:s text:c="4"/>(Implementasi Placeholder)</text:span></text:p>
            <text:p text:style-name="Preformatted_20_Text"/>
            <text:p text:style-name="Preformatted_20_Text"><text:span text:style-name="Source_20_Text"><text:s text:c="4"/>Args:</text:span></text:p>
            <text:p text:style-name="Preformatted_20_Text"><text:span text:style-name="Source_20_Text"><text:s text:c="8"/>latest_readings (Dict): Data sensor terakhir dari data_service.</text:span></text:p>
            <text:p text:style-name="Preformatted_20_Text"/>
            <text:p text:style-name="Preformatted_20_Text"><text:span text:style-name="Source_20_Text"><text:s text:c="4"/>Returns:</text:span></text:p>
            <text:p text:style-name="Preformatted_20_Text"><text:span text:style-name="Source_20_Text"><text:s text:c="8"/>List[Dict[str, Any]]: Daftar rekomendasi dari model ML,</text:span></text:p>
            <text:p text:style-name="Preformatted_20_Text"><text:span text:style-name="Source_20_Text"><text:s text:c="32"/>format mirip dengan output analysis_service.</text:span></text:p>
            <text:p text:style-name="Preformatted_20_Text"><text:span text:style-name="Source_20_Text"><text:s text:c="32"/>Mengembalikan list kosong jika model gagal atau tidak menghasilkan rekomendasi.</text:span></text:p>
            <text:p text:style-name="Preformatted_20_Text"><text:span text:style-name="Source_20_Text"><text:s text:c="4"/>"""</text:span></text:p>
            <text:p text:style-name="Preformatted_20_Text"><text:span text:style-name="Source_20_Text"><text:s text:c="4"/>print(f"Attempting to get ML recommendations using model: {RECOMMENDATION_MODEL_NAME}") # Log</text:span></text:p>
            <text:p text:style-name="Preformatted_20_Text"/>
            <text:p text:style-name="Preformatted_20_Text"><text:span text:style-name="Source_20_Text"><text:s text:c="4"/>try:</text:span></text:p>
            <text:p text:style-name="Preformatted_20_Text"><text:span text:style-name="Source_20_Text"><text:s text:c="8"/># 1. Muat model rekomendasi (menggunakan cache dari utils)</text:span></text:p>
            <text:p text:style-name="Preformatted_20_Text"><text:span text:style-name="Source_20_Text"><text:s text:c="8"/>model = load_model(RECOMMENDATION_MODEL_NAME)</text:span></text:p>
            <text:p text:style-name="Preformatted_20_Text"><text:span text:style-name="Source_20_Text"><text:s text:c="8"/># Jika model gagal dimuat, load_model akan raise Exception</text:span></text:p>
            <text:p text:style-name="Preformatted_20_Text"/>
            <text:p text:style-name="Preformatted_20_Text"><text:span text:style-name="Source_20_Text"><text:s text:c="8"/># 2. Pra-pemrosesan input data</text:span></text:p>
            <text:p text:style-name="Preformatted_20_Text"><text:span text:style-name="Source_20_Text"><text:s text:c="8"/>processed_input = preprocess_input_for_recommendation(latest_readings)</text:span></text:p>
            <text:p text:style-name="Preformatted_20_Text"><text:span text:style-name="Source_20_Text"><text:s text:c="8"/># Jika preprocessing gagal, fungsi tersebut sebaiknya raise Exception</text:span></text:p>
            <text:p text:style-name="Preformatted_20_Text"/>
            <text:p text:style-name="Preformatted_20_Text"><text:span text:style-name="Source_20_Text"><text:s text:c="8"/># 3. Lakukan inferensi (prediksi) dengan model</text:span></text:p>
            <text:p text:style-name="Preformatted_20_Text"><text:span text:style-name="Source_20_Text"><text:s text:c="8"/>print("Running model prediction (placeholder)...")</text:span></text:p>
            <text:p text:style-name="Preformatted_20_Text"><text:soft-page-break/><text:span text:style-name="Source_20_Text"><text:s text:c="8"/># --- Placeholder untuk Inferensi Model ---</text:span></text:p>
            <text:p text:style-name="Preformatted_20_Text"><text:span text:style-name="Source_20_Text"><text:s text:c="8"/># Ganti dengan pemanggilan method 'predict' sesuai library ML Anda</text:span></text:p>
            <text:p text:style-name="Preformatted_20_Text"><text:span text:style-name="Source_20_Text"><text:s text:c="8"/># Contoh: raw_output = model.predict(processed_input)</text:span></text:p>
            <text:p text:style-name="Preformatted_20_Text"><text:span text:style-name="Source_20_Text"><text:s text:c="8"/># Tipe dan struktur 'raw_output' akan bergantung pada model Anda</text:span></text:p>
            <text:p text:style-name="Preformatted_20_Text"><text:span text:style-name="Source_20_Text"><text:s text:c="8"/># (Misal: array probabilitas untuk setiap kelas rekomendasi)</text:span></text:p>
            <text:p text:style-name="Preformatted_20_Text"><text:span text:style-name="Source_20_Text"><text:s text:c="8"/>raw_output = "simulated_ml_output_recommendation" # Placeholder</text:span></text:p>
            <text:p text:style-name="Preformatted_20_Text"><text:span text:style-name="Source_20_Text"><text:s text:c="8"/>print(f"Raw model output (simulation): {raw_output}")</text:span></text:p>
            <text:p text:style-name="Preformatted_20_Text"><text:span text:style-name="Source_20_Text"><text:s text:c="8"/># --- Akhir Placeholder ---</text:span></text:p>
            <text:p text:style-name="Preformatted_20_Text"/>
            <text:p text:style-name="Preformatted_20_Text"><text:span text:style-name="Source_20_Text"><text:s text:c="8"/># 4. Pasca-pemrosesan output model</text:span></text:p>
            <text:p text:style-name="Preformatted_20_Text"><text:span text:style-name="Source_20_Text"><text:s text:c="8"/># Ubah 'raw_output' menjadi format rekomendasi yang diinginkan</text:span></text:p>
            <text:p text:style-name="Preformatted_20_Text"><text:span text:style-name="Source_20_Text"><text:s text:c="8"/>recommendations = postprocess_recommendation_output(raw_output, latest_readings)</text:span></text:p>
            <text:p text:style-name="Preformatted_20_Text"/>
            <text:p text:style-name="Preformatted_20_Text"><text:span text:style-name="Source_20_Text"><text:s text:c="8"/>print(f"Generated {len(recommendations)} ML recommendations.")</text:span></text:p>
            <text:p text:style-name="Preformatted_20_Text"><text:span text:style-name="Source_20_Text"><text:s text:c="8"/>return recommendations</text:span></text:p>
            <text:p text:style-name="Preformatted_20_Text"/>
            <text:p text:style-name="Preformatted_20_Text"><text:span text:style-name="Source_20_Text"><text:s text:c="4"/>except FileNotFoundError:</text:span></text:p>
            <text:p text:style-name="Preformatted_20_Text"><text:span text:style-name="Source_20_Text"><text:s text:c="8"/>print(f"Error: Model rekomendasi '{RECOMMENDATION_MODEL_NAME}' tidak ditemukan.")</text:span></text:p>
            <text:p text:style-name="Preformatted_20_Text"><text:span text:style-name="Source_20_Text"><text:s text:c="8"/>return [] # Kembalikan list kosong jika model tidak ada</text:span></text:p>
            <text:p text:style-name="Preformatted_20_Text"><text:span text:style-name="Source_20_Text"><text:s text:c="4"/>except Exception as e:</text:span></text:p>
            <text:p text:style-name="Preformatted_20_Text"><text:span text:style-name="Source_20_Text"><text:s text:c="8"/>print(f"Error during ML recommendation generation: {e}")</text:span></text:p>
            <text:p text:style-name="Preformatted_20_Text"><text:span text:style-name="Source_20_Text"><text:s text:c="8"/># Pertimbangkan untuk log error secara detail</text:span></text:p>
            <text:p text:style-name="Preformatted_20_Text"><text:span text:style-name="Source_20_Text"><text:s text:c="8"/>return [] # Kembalikan list kosong jika terjadi error lain</text:span></text:p>
            <text:p text:style-name="Preformatted_20_Text"/>
            <text:p text:style-name="Preformatted_20_Text"/>
            <text:p text:style-name="Preformatted_20_Text"><text:span text:style-name="Source_20_Text">def postprocess_recommendation_output(raw_output: Any, original_input: Dict) -&gt; List[Dict[str, Any]]:</text:span></text:p>
            <text:p text:style-name="Preformatted_20_Text"><text:span text:style-name="Source_20_Text"><text:s text:c="4"/>"""</text:span></text:p>
            <text:p text:style-name="Preformatted_20_Text"><text:span text:style-name="Source_20_Text"><text:s text:c="4"/>Mengubah output mentah dari model ML rekomendasi menjadi format</text:span></text:p>
            <text:p text:style-name="Preformatted_20_Text"><text:span text:style-name="Source_20_Text"><text:s text:c="4"/>list of dictionaries yang standar.</text:span></text:p>
            <text:p text:style-name="Preformatted_20_Text"/>
            <text:p text:style-name="Preformatted_20_Text"><text:span text:style-name="Source_20_Text"><text:s text:c="4"/>(Implementasi Placeholder)</text:span></text:p>
            <text:p text:style-name="Preformatted_20_Text"/>
            <text:p text:style-name="Preformatted_20_Text"><text:span text:style-name="Source_20_Text"><text:s text:c="4"/>Args:</text:span></text:p>
            <text:p text:style-name="Preformatted_20_Text"><text:span text:style-name="Source_20_Text"><text:s text:c="8"/>raw_output (Any): Output langsung dari method `predict` model ML.</text:span></text:p>
            <text:p text:style-name="Preformatted_20_Text"><text:span text:style-name="Source_20_Text"><text:s text:c="8"/>original_input (Dict): Input asli (mungkin berguna untuk konteks pesan).</text:span></text:p>
            <text:p text:style-name="Preformatted_20_Text"/>
            <text:p text:style-name="Preformatted_20_Text"><text:span text:style-name="Source_20_Text"><text:s text:c="4"/>Returns:</text:span></text:p>
            <text:p text:style-name="Preformatted_20_Text"><text:span text:style-name="Source_20_Text"><text:s text:c="8"/>List[Dict[str, Any]]: Daftar rekomendasi terformat.</text:span></text:p>
            <text:p text:style-name="Preformatted_20_Text"><text:span text:style-name="Source_20_Text"><text:s text:c="4"/>"""</text:span></text:p>
            <text:p text:style-name="Preformatted_20_Text"><text:span text:style-name="Source_20_Text"><text:s text:c="4"/>print(f"Postprocessing recommendation output: {raw_output} (placeholder)...")</text:span></text:p>
            <text:p text:style-name="Preformatted_20_Text"><text:span text:style-name="Source_20_Text"><text:s text:c="4"/>processed_recommendations = []</text:span></text:p>
            <text:p text:style-name="Preformatted_20_Text"/>
            <text:p text:style-name="Preformatted_20_Text"><text:span text:style-name="Source_20_Text"><text:s text:c="4"/># Logika placeholder: Anggap output adalah string atau kode tertentu</text:span></text:p>
            <text:p text:style-name="Preformatted_20_Text"><text:span text:style-name="Source_20_Text"><text:s text:c="4"/>if raw_output == "simulated_ml_output_recommendation":</text:span></text:p>
            <text:p text:style-name="Preformatted_20_Text"><text:span text:style-name="Source_20_Text"><text:s text:c="8"/># Contoh: Jika model menghasilkan kode 'NEEDS_WATER' dan 'CHECK_PESTS'</text:span></text:p>
            <text:p text:style-name="Preformatted_20_Text"><text:span text:style-name="Source_20_Text"><text:s text:c="8"/>possible_recs = ['NEEDS_WATER', 'CHECK_PESTS'] # Dummy output</text:span></text:p>
            <text:p text:style-name="Preformatted_20_Text"/>
            <text:p text:style-name="Preformatted_20_Text"><text:span text:style-name="Source_20_Text"><text:s text:c="8"/>if 'NEEDS_WATER' in possible_recs:</text:span></text:p>
            <text:p text:style-name="Preformatted_20_Text"><text:span text:style-name="Source_20_Text"><text:s text:c="13"/>processed_recommendations.append({</text:span></text:p>
            <text:p text:style-name="Preformatted_20_Text"><text:span text:style-name="Source_20_Text"><text:s text:c="17"/>'type': 'ml_watering', # Bedakan dengan rule-based jika perlu</text:span></text:p>
            <text:p text:style-name="Preformatted_20_Text"><text:span text:style-name="Source_20_Text"><text:s text:c="17"/>'message': 'Model ML mendeteksi kondisi memerlukan penyiraman.',</text:span></text:p>
            <text:p text:style-name="Preformatted_20_Text"><text:span text:style-name="Source_20_Text"><text:s text:c="17"/>'priority': 'medium', # Tentukan prioritas berdasarkan output model</text:span></text:p>
            <text:p text:style-name="Preformatted_20_Text"><text:span text:style-name="Source_20_Text"><text:s text:c="17"/>'details': raw_output # Sertakan raw output jika perlu</text:span></text:p>
            <text:p text:style-name="Preformatted_20_Text"><text:span text:style-name="Source_20_Text"><text:s text:c="13"/>})</text:span></text:p>
            <text:p text:style-name="Preformatted_20_Text"><text:span text:style-name="Source_20_Text"><text:s text:c="8"/>if 'CHECK_PESTS' in possible_recs:</text:span></text:p>
            <text:p text:style-name="Preformatted_20_Text"><text:span text:style-name="Source_20_Text"><text:s text:c="13"/>processed_recommendations.append({</text:span></text:p>
            <text:p text:style-name="Preformatted_20_Text"><text:span text:style-name="Source_20_Text"><text:s text:c="17"/>'type': 'ml_pest_check',</text:span></text:p>
            <text:p text:style-name="Preformatted_20_Text"><text:span text:style-name="Source_20_Text"><text:s text:c="17"/>'message': 'Model ML menyarankan pemeriksaan potensi hama.',</text:span></text:p>
            <text:p text:style-name="Preformatted_20_Text"><text:soft-page-break/><text:span text:style-name="Source_20_Text"><text:s text:c="17"/>'priority': 'low',</text:span></text:p>
            <text:p text:style-name="Preformatted_20_Text"><text:span text:style-name="Source_20_Text"><text:s text:c="17"/>'details': raw_output</text:span></text:p>
            <text:p text:style-name="Preformatted_20_Text"><text:span text:style-name="Source_20_Text"><text:s text:c="13"/>})</text:span></text:p>
            <text:p text:style-name="Preformatted_20_Text"/>
            <text:p text:style-name="Preformatted_20_Text"><text:span text:style-name="Source_20_Text"><text:s text:c="4"/># Implementasi nyata akan bergantung pada jenis model (klasifikasi, deteksi anomali, dll.)</text:span></text:p>
            <text:p text:style-name="Preformatted_20_Text"><text:span text:style-name="Source_20_Text"><text:s text:c="4"/># dan bagaimana outputnya diinterpretasikan.</text:span></text:p>
            <text:p text:style-name="Preformatted_20_Text"/>
            <text:p text:style-name="Preformatted_20_Text"><text:span text:style-name="Source_20_Text"><text:s text:c="4"/>print("Postprocessing complete.")</text:span></text:p>
            <text:p text:style-name="Preformatted_20_Text"><text:span text:style-name="Source_20_Text"><text:s text:c="4"/>return processed_recommendations</text:span></text:p>
            <text:p text:style-name="P147"/>
            <text:p text:style-name="Text_20_body"><draw:frame draw:style-name="fr2" draw:name="Frame166" text:anchor-type="char" svg:x="0in" svg:width="0.0161in" draw:z-index="158"><draw:text-box fo:min-height="0.052in"><text:p text:style-name="Text_20_body"><draw:frame draw:style-name="fr1" draw:name="Frame167" text:anchor-type="char" svg:width="0.0161in" draw:z-index="159"><draw:text-box fo:min-height="0.0161in"><text:p text:style-name="Text_20_body"><draw:frame draw:style-name="fr1" draw:name="Frame168" text:anchor-type="char" svg:width="0.0161in" draw:z-index="160"><draw:text-box fo:min-height="0.0161in"><text:p text:style-name="Text_20_body"/></draw:text-box></draw:frame></text:p></draw:text-box></draw:frame></text:p></draw:text-box></draw:frame><draw:frame draw:style-name="fr2" draw:name="Frame158" text:anchor-type="char" svg:x="0in" svg:width="0.052in" draw:z-index="139"><draw:text-box fo:min-height="0.052in"><draw:frame draw:style-name="fr3" draw:name="Frame159" text:anchor-type="frame" svg:x="0in" svg:y="0in" svg:width="0.0161in" draw:z-index="149"><draw:text-box fo:min-height="0.0161in"><text:p text:style-name="Text_20_body"><draw:frame draw:style-name="fr1" draw:name="Frame160" text:anchor-type="char" svg:width="0.5in" draw:z-index="151"><draw:text-box fo:min-height="0.0161in"><text:p text:style-name="Text_20_body"/></draw:text-box></draw:frame><draw:frame draw:style-name="fr1" draw:name="Frame161" text:anchor-type="char" svg:width="0.5in" draw:z-index="150"><draw:text-box fo:min-height="0.3126in"><text:p text:style-name="Text_20_body"/></draw:text-box></draw:frame></text:p></draw:text-box></draw:frame><draw:frame draw:style-name="fr3" draw:name="Frame164" text:anchor-type="frame" svg:x="0in" svg:y="0in" svg:width="0.1457in" draw:z-index="147"><draw:text-box fo:min-height="0.2083in"><text:p text:style-name="Text_20_body"/></draw:text-box></draw:frame><text:p text:style-name="Text_20_body"><draw:frame draw:style-name="fr2" draw:name="Frame162" text:anchor-type="char" svg:x="0in" svg:width="0.0161in" draw:z-index="140"><draw:text-box fo:min-height="0.1252in"><draw:frame draw:style-name="fr3" draw:name="Frame163" text:anchor-type="frame" svg:x="0in" svg:y="0in" svg:width="0.2083in" draw:z-index="144"><draw:text-box fo:min-height="0.1252in"><text:p text:style-name="Text_20_body"/></draw:text-box></draw:frame><text:p text:style-name="Text_20_body"/></draw:text-box></draw:frame></text:p></draw:text-box></draw:frame><draw:frame draw:style-name="fr1" draw:name="Frame157" text:anchor-type="char" svg:width="0.0161in" draw:z-index="131"><draw:text-box fo:min-height="0.3126in"><text:p text:style-name="Text_20_body"/></draw:text-box></draw:frame><text:span text:style-name="Strong_20_Emphasis">Penjelasan:</text:span></text:p>
            <text:list xml:id="list2431101381048582847" text:style-name="L24">
              <text:list-item>
                <text:p text:style-name="P93"><text:span text:style-name="Strong_20_Emphasis">Import:</text:span> Mengimpor fungsi <text:span text:style-name="Source_20_Text">load_model</text:span> dan <text:span text:style-name="Source_20_Text">preprocess_input_for_recommendation</text:span> dari <text:span text:style-name="Source_20_Text">utils.py</text:span>. </text:p>
              </text:list-item>
              <text:list-item>
                <text:p text:style-name="P93"><text:span text:style-name="Strong_20_Emphasis"><text:span text:style-name="Source_20_Text">RECOMMENDATION_MODEL_NAME</text:span></text:span><text:span text:style-name="Strong_20_Emphasis">:</text:span> Konstanta untuk menyimpan nama file atau direktori model yang akan digunakan. Anda perlu mengganti nilainya dengan nama model Anda yang sebenarnya. </text:p>
              </text:list-item>
              <text:list-item>
                <text:p text:style-name="P93"><text:span text:style-name="Strong_20_Emphasis"><text:span text:style-name="Source_20_Text">get_ml_recommendation(latest_readings)</text:span></text:span><text:span text:style-name="Strong_20_Emphasis">:</text:span> </text:p>
                <text:list>
                  <text:list-item>
                    <text:p text:style-name="P93">Fungsi utama yang dipanggil (nantinya) oleh <text:span text:style-name="Source_20_Text">analysis_service</text:span>. </text:p>
                  </text:list-item>
                  <text:list-item>
                    <text:p text:style-name="P93"><text:span text:style-name="Strong_20_Emphasis">Langkah 1: Load Model:</text:span> Memanggil <text:span text:style-name="Source_20_Text">utils.load_model()</text:span> untuk mendapatkan objek model (menggunakan <text:span text:style-name="Emphasis">cache</text:span> jika sudah pernah dimuat). </text:p>
                  </text:list-item>
                  <text:list-item>
                    <text:p text:style-name="P93"><text:span text:style-name="Strong_20_Emphasis">Langkah 2: Preprocess Input:</text:span> Memanggil <text:span text:style-name="Source_20_Text">utils.preprocess_input_for_recommendation()</text:span> untuk menyiapkan data input sesuai format yang dibutuhkan model. </text:p>
                  </text:list-item>
                  <text:list-item>
                    <text:p text:style-name="P93"><text:span text:style-name="Strong_20_Emphasis">Langkah 3: Inferensi (Placeholder):</text:span> Mensimulasikan pemanggilan <text:span text:style-name="Source_20_Text">model.predict(processed_input)</text:span>. Implementasi nyata akan menggunakan metode prediksi dari library ML yang Anda pakai (misalnya TensorFlow, PyTorch, Scikit-learn). Hasilnya disimpan dalam <text:span text:style-name="Source_20_Text">raw_output</text:span>. </text:p>
                  </text:list-item>
                  <text:list-item>
                    <text:p text:style-name="P93"><text:span text:style-name="Strong_20_Emphasis">Langkah 4: Post-process Output:</text:span> Memanggil fungsi <text:span text:style-name="Source_20_Text">postprocess_recommendation_output()</text:span> untuk mengubah <text:span text:style-name="Source_20_Text">raw_output</text:span> (yang bisa berupa array angka, probabilitas, dll.) menjadi format <text:span text:style-name="Source_20_Text">List[Dict]</text:span> yang lebih mudah dipahami dan digunakan oleh bagian lain aplikasi. </text:p>
                  </text:list-item>
                  <text:list-item>
                    <text:p text:style-name="P93"><text:span text:style-name="Strong_20_Emphasis">Error Handling:</text:span> Menangkap <text:span text:style-name="Source_20_Text">FileNotFoundError</text:span> jika model tidak ada dan <text:span text:style-name="Source_20_Text">Exception</text:span> umum lainnya, mengembalikan list kosong jika terjadi error agar tidak menghentikan alur utama di <text:span text:style-name="Source_20_Text">analysis_service</text:span>. </text:p>
                  </text:list-item>
                </text:list>
              </text:list-item>
              <text:list-item>
                <text:p text:style-name="P93"><text:span text:style-name="Strong_20_Emphasis"><text:span text:style-name="Source_20_Text">postprocess_recommendation_output(raw_output, original_input)</text:span></text:span><text:span text:style-name="Strong_20_Emphasis">:</text:span> </text:p>
                <text:list>
                  <text:list-item>
                    <text:p text:style-name="P93">Fungsi placeholder untuk menerjemahkan output model. Implementasi nyata di sini <text:span text:style-name="Strong_20_Emphasis">sangat bergantung</text:span> pada jenis model dan apa yang dihasilkannya. Misalnya, jika model klasifikasi menghasilkan probabilitas untuk kelas 'perlu_air', 'perlu_pupuk', 'aman', fungsi ini akan menentukan rekomendasi berdasarkan probabilitas tertinggi atau yang melebihi ambang batas tertentu. </text:p>
                  </text:list-item>
                  <text:list-item>
                    <text:p text:style-name="P24">Saat ini hanya mengembalikan contoh rekomendasi statis jika <text:span text:style-name="Source_20_Text">raw_output</text:span> cocok dengan placeholder. </text:p>
                  </text:list-item>
                </text:list>
              </text:list-item>
            </text:list>
            <text:p text:style-name="Horizontal_20_Line"/>
            <text:p text:style-name="Text_20_body">Modul ini adalah jembatan antara data yang diproses dan model ML untuk menghasilkan rekomendasi. Apakah alur kerja dan peran masing-masing langkah (meskipun placeholder) sudah jelas? Jika ya, katakan "YOI" untuk lanjut ke <text:span text:style-name="Source_20_Text">app/ml/prediction.py</text:span>.</text:p>
          </text:section>
          <text:section text:style-name="Sect1" text:name="feedback-form-20">
            <text:p text:style-name="P69"/>
          </text:section>
        </text:section>
        <text:section text:style-name="Sect1" text:name="f7515ae7b9d13bdc">
          <text:p text:style-name="Text_20_body"/>
          <text:section text:style-name="Sect1" text:name="user-query-content-21">
            <text:p text:style-name="P145"><text:soft-page-break/>YOI </text:p>
          </text:section>
          <text:p text:style-name="P69">Tampilkan alur berpikir</text:p>
          <text:section text:style-name="Sect2" text:name="model-response-message-contentr_f7515ae7b9d13bdc">
            <text:p text:style-name="Text_20_body">Oke, kita buat kerangka untuk modul yang menangani prediksi hasil panen menggunakan Machine Learning.</text:p>
            <text:p text:style-name="Horizontal_20_Line"/>
            <text:p text:style-name="Text_20_body"><text:span text:style-name="Strong_20_Emphasis">File 18: </text:span><text:span text:style-name="Strong_20_Emphasis"><text:span text:style-name="Source_20_Text">smartfarm_server/app/ml/prediction.py</text:span></text:span></text:p>
            <text:p text:style-name="Text_20_body">Modul ini berisi fungsi yang akan menggunakan model ML prediksi yang sudah dilatih untuk memperkirakan hasil panen berdasarkan data historis dan informasi area. Seperti modul rekomendasi, ia akan bergantung pada utilitas di <text:span text:style-name="Source_20_Text">app/ml/utils.py</text:span>.</text:p>
            <text:p text:style-name="Text_20_body">Python</text:p>
            <text:p text:style-name="Preformatted_20_Text"><text:span text:style-name="Source_20_Text"># smartfarm_server/app/ml/prediction.py</text:span></text:p>
            <text:p text:style-name="Preformatted_20_Text"/>
            <text:p text:style-name="Preformatted_20_Text"><text:span text:style-name="Source_20_Text">from .utils import load_model, preprocess_input_for_prediction</text:span></text:p>
            <text:p text:style-name="Preformatted_20_Text"><text:span text:style-name="Source_20_Text"># import numpy as np # Jika diperlukan untuk manipulasi output</text:span></text:p>
            <text:p text:style-name="Preformatted_20_Text"><text:span text:style-name="Source_20_Text"># from datetime import date, timedelta # Jika model menghasilkan offset tanggal</text:span></text:p>
            <text:p text:style-name="Preformatted_20_Text"><text:span text:style-name="Source_20_Text">from typing import Dict, List, Any</text:span></text:p>
            <text:p text:style-name="Preformatted_20_Text"/>
            <text:p text:style-name="Preformatted_20_Text"><text:span text:style-name="Source_20_Text"># Nama file/direktori model prediksi yang disimpan di 'models_store'</text:span></text:p>
            <text:p text:style-name="Preformatted_20_Text"><text:span text:style-name="Source_20_Text"># Sesuaikan dengan nama model Anda yang sebenarnya</text:span></text:p>
            <text:p text:style-name="Preformatted_20_Text"><text:span text:style-name="Source_20_Text">PREDICTION_MODEL_NAME = 'yield_prediction_model_example.h5' # atau nama direktori SavedModel</text:span></text:p>
            <text:p text:style-name="Preformatted_20_Text"/>
            <text:p text:style-name="Preformatted_20_Text"><text:span text:style-name="Source_20_Text">def predict_yield(historical_data: List[Dict[str, Any]], area_info: Any) -&gt; Dict[str, Any]:</text:span></text:p>
            <text:p text:style-name="Preformatted_20_Text"><text:span text:style-name="Source_20_Text"><text:s text:c="4"/>"""</text:span></text:p>
            <text:p text:style-name="Preformatted_20_Text"><text:span text:style-name="Source_20_Text"><text:s text:c="4"/>Memprediksi hasil panen menggunakan model ML.</text:span></text:p>
            <text:p text:style-name="Preformatted_20_Text"/>
            <text:p text:style-name="Preformatted_20_Text"><text:span text:style-name="Source_20_Text"><text:s text:c="4"/>(Implementasi Placeholder)</text:span></text:p>
            <text:p text:style-name="Preformatted_20_Text"/>
            <text:p text:style-name="Preformatted_20_Text"><text:span text:style-name="Source_20_Text"><text:s text:c="4"/>Args:</text:span></text:p>
            <text:p text:style-name="Preformatted_20_Text"><text:span text:style-name="Source_20_Text"><text:s text:c="8"/>historical_data (List): Riwayat data sensor dari data_service.</text:span></text:p>
            <text:p text:style-name="Preformatted_20_Text"><text:span text:style-name="Source_20_Text"><text:s text:c="8"/>area_info (Any): Objek Area atau informasi relevan lainnya.</text:span></text:p>
            <text:p text:style-name="Preformatted_20_Text"/>
            <text:p text:style-name="Preformatted_20_Text"><text:span text:style-name="Source_20_Text"><text:s text:c="4"/>Returns:</text:span></text:p>
            <text:p text:style-name="Preformatted_20_Text"><text:span text:style-name="Source_20_Text"><text:s text:c="8"/>Dict[str, Any]: Dictionary berisi detail prediksi dari model ML, contoh:</text:span></text:p>
            <text:p text:style-name="Preformatted_20_Text"><text:span text:style-name="Source_20_Text"><text:s text:c="24"/>{</text:span></text:p>
            <text:p text:style-name="Preformatted_20_Text"><text:span text:style-name="Source_20_Text"><text:s text:c="28"/>'predicted_yield': 135.7,</text:span></text:p>
            <text:p text:style-name="Preformatted_20_Text"><text:span text:style-name="Source_20_Text"><text:s text:c="28"/>'yield_unit': 'kg', # Unit bisa ditentukan model/postprocessing</text:span></text:p>
            <text:p text:style-name="Preformatted_20_Text"><text:span text:style-name="Source_20_Text"><text:s text:c="28"/>'predicted_harvest_date': '2025-08-18', # Atau None jika model tidak prediksi tanggal</text:span></text:p>
            <text:p text:style-name="Preformatted_20_Text"><text:span text:style-name="Source_20_Text"><text:s text:c="28"/>'confidence': 0.85 # Skor kepercayaan jika model mendukung</text:span></text:p>
            <text:p text:style-name="Preformatted_20_Text"><text:span text:style-name="Source_20_Text"><text:s text:c="24"/>}</text:span></text:p>
            <text:p text:style-name="Preformatted_20_Text"><text:span text:style-name="Source_20_Text"><text:s text:c="24"/>Mengembalikan dict kosong jika prediksi gagal.</text:span></text:p>
            <text:p text:style-name="Preformatted_20_Text"><text:span text:style-name="Source_20_Text"><text:s text:c="4"/>"""</text:span></text:p>
            <text:p text:style-name="Preformatted_20_Text"><text:span text:style-name="Source_20_Text"><text:s text:c="4"/>print(f"Attempting to predict yield using model: {PREDICTION_MODEL_NAME}") # Log</text:span></text:p>
            <text:p text:style-name="Preformatted_20_Text"/>
            <text:p text:style-name="Preformatted_20_Text"><text:span text:style-name="Source_20_Text"><text:s text:c="4"/>try:</text:span></text:p>
            <text:p text:style-name="Preformatted_20_Text"><text:span text:style-name="Source_20_Text"><text:s text:c="8"/># 1. Muat model prediksi (menggunakan cache dari utils)</text:span></text:p>
            <text:p text:style-name="Preformatted_20_Text"><text:span text:style-name="Source_20_Text"><text:s text:c="8"/>model = load_model(PREDICTION_MODEL_NAME)</text:span></text:p>
            <text:p text:style-name="Preformatted_20_Text"><text:span text:style-name="Source_20_Text"><text:s text:c="8"/># Jika model gagal dimuat, load_model akan raise Exception</text:span></text:p>
            <text:p text:style-name="Preformatted_20_Text"/>
            <text:p text:style-name="Preformatted_20_Text"><text:span text:style-name="Source_20_Text"><text:s text:c="8"/># 2. Pra-pemrosesan input data</text:span></text:p>
            <text:p text:style-name="Preformatted_20_Text"><text:span text:style-name="Source_20_Text"><text:s text:c="8"/># Fungsi ini perlu diimplementasikan di utils.py sesuai kebutuhan model</text:span></text:p>
            <text:p text:style-name="Preformatted_20_Text"><text:span text:style-name="Source_20_Text"><text:s text:c="8"/>processed_input = preprocess_input_for_prediction(historical_data, area_info)</text:span></text:p>
            <text:p text:style-name="Preformatted_20_Text"><text:soft-page-break/><text:span text:style-name="Source_20_Text"><text:s text:c="8"/># Jika preprocessing gagal, fungsi tersebut sebaiknya raise Exception</text:span></text:p>
            <text:p text:style-name="Preformatted_20_Text"/>
            <text:p text:style-name="Preformatted_20_Text"><text:span text:style-name="Source_20_Text"><text:s text:c="8"/># 3. Lakukan inferensi (prediksi) dengan model</text:span></text:p>
            <text:p text:style-name="Preformatted_20_Text"><text:span text:style-name="Source_20_Text"><text:s text:c="8"/>print("Running model prediction for yield (placeholder)...")</text:span></text:p>
            <text:p text:style-name="Preformatted_20_Text"><text:span text:style-name="Source_20_Text"><text:s text:c="8"/># --- Placeholder untuk Inferensi Model ---</text:span></text:p>
            <text:p text:style-name="Preformatted_20_Text"><text:span text:style-name="Source_20_Text"><text:s text:c="8"/># Ganti dengan pemanggilan method 'predict' sesuai library ML Anda</text:span></text:p>
            <text:p text:style-name="Preformatted_20_Text"><text:span text:style-name="Source_20_Text"><text:s text:c="8"/># Contoh: raw_output = model.predict(processed_input)</text:span></text:p>
            <text:p text:style-name="Preformatted_20_Text"><text:span text:style-name="Source_20_Text"><text:s text:c="8"/># Tipe dan struktur 'raw_output' akan bergantung pada model Anda</text:span></text:p>
            <text:p text:style-name="Preformatted_20_Text"><text:span text:style-name="Source_20_Text"><text:s text:c="8"/># (Misal: array NumPy berisi [prediksi_yield, prediksi_offset_hari_panen])</text:span></text:p>
            <text:p text:style-name="Preformatted_20_Text"><text:span text:style-name="Source_20_Text"><text:s text:c="8"/>raw_output = [135.7] # Placeholder: hanya prediksi yield</text:span></text:p>
            <text:p text:style-name="Preformatted_20_Text"><text:span text:style-name="Source_20_Text"><text:s text:c="8"/># raw_output = [135.7, 130] # Placeholder: yield dan offset hari panen</text:span></text:p>
            <text:p text:style-name="Preformatted_20_Text"><text:span text:style-name="Source_20_Text"><text:s text:c="8"/>print(f"Raw model output (simulation): {raw_output}")</text:span></text:p>
            <text:p text:style-name="Preformatted_20_Text"><text:span text:style-name="Source_20_Text"><text:s text:c="8"/># --- Akhir Placeholder ---</text:span></text:p>
            <text:p text:style-name="Preformatted_20_Text"/>
            <text:p text:style-name="Preformatted_20_Text"><text:span text:style-name="Source_20_Text"><text:s text:c="8"/># 4. Pasca-pemrosesan output model</text:span></text:p>
            <text:p text:style-name="Preformatted_20_Text"><text:span text:style-name="Source_20_Text"><text:s text:c="8"/># Ubah 'raw_output' menjadi format prediksi yang diinginkan</text:span></text:p>
            <text:p text:style-name="Preformatted_20_Text"><text:span text:style-name="Source_20_Text"><text:s text:c="8"/>prediction_result = postprocess_prediction_output(raw_output, area_info)</text:span></text:p>
            <text:p text:style-name="Preformatted_20_Text"/>
            <text:p text:style-name="Preformatted_20_Text"><text:span text:style-name="Source_20_Text"><text:s text:c="8"/>print(f"Generated ML prediction: {prediction_result}")</text:span></text:p>
            <text:p text:style-name="Preformatted_20_Text"><text:span text:style-name="Source_20_Text"><text:s text:c="8"/>return prediction_result</text:span></text:p>
            <text:p text:style-name="Preformatted_20_Text"/>
            <text:p text:style-name="Preformatted_20_Text"><text:span text:style-name="Source_20_Text"><text:s text:c="4"/>except FileNotFoundError:</text:span></text:p>
            <text:p text:style-name="Preformatted_20_Text"><text:span text:style-name="Source_20_Text"><text:s text:c="8"/>print(f"Error: Model prediksi '{PREDICTION_MODEL_NAME}' tidak ditemukan.")</text:span></text:p>
            <text:p text:style-name="Preformatted_20_Text"><text:span text:style-name="Source_20_Text"><text:s text:c="8"/>return {} # Kembalikan dict kosong jika model tidak ada</text:span></text:p>
            <text:p text:style-name="Preformatted_20_Text"><text:span text:style-name="Source_20_Text"><text:s text:c="4"/>except Exception as e:</text:span></text:p>
            <text:p text:style-name="Preformatted_20_Text"><text:span text:style-name="Source_20_Text"><text:s text:c="8"/>print(f"Error during ML prediction generation: {e}")</text:span></text:p>
            <text:p text:style-name="Preformatted_20_Text"><text:span text:style-name="Source_20_Text"><text:s text:c="8"/># Pertimbangkan untuk log error secara detail</text:span></text:p>
            <text:p text:style-name="Preformatted_20_Text"><text:span text:style-name="Source_20_Text"><text:s text:c="8"/>return {} # Kembalikan dict kosong jika terjadi error lain</text:span></text:p>
            <text:p text:style-name="Preformatted_20_Text"/>
            <text:p text:style-name="Preformatted_20_Text"/>
            <text:p text:style-name="Preformatted_20_Text"><text:span text:style-name="Source_20_Text">def postprocess_prediction_output(raw_output: Any, area_info: Any) -&gt; Dict[str, Any]:</text:span></text:p>
            <text:p text:style-name="Preformatted_20_Text"><text:span text:style-name="Source_20_Text"><text:s text:c="4"/>"""</text:span></text:p>
            <text:p text:style-name="Preformatted_20_Text"><text:span text:style-name="Source_20_Text"><text:s text:c="4"/>Mengubah output mentah dari model ML prediksi menjadi format</text:span></text:p>
            <text:p text:style-name="Preformatted_20_Text"><text:span text:style-name="Source_20_Text"><text:s text:c="4"/>dictionary yang standar.</text:span></text:p>
            <text:p text:style-name="Preformatted_20_Text"/>
            <text:p text:style-name="Preformatted_20_Text"><text:span text:style-name="Source_20_Text"><text:s text:c="4"/>(Implementasi Placeholder)</text:span></text:p>
            <text:p text:style-name="Preformatted_20_Text"/>
            <text:p text:style-name="Preformatted_20_Text"><text:span text:style-name="Source_20_Text"><text:s text:c="4"/>Args:</text:span></text:p>
            <text:p text:style-name="Preformatted_20_Text"><text:span text:style-name="Source_20_Text"><text:s text:c="8"/>raw_output (Any): Output langsung dari method `predict` model ML.</text:span></text:p>
            <text:p text:style-name="Preformatted_20_Text"><text:span text:style-name="Source_20_Text"><text:s text:c="8"/>area_info (Any): Info area (mungkin berguna untuk unit atau tanggal dasar).</text:span></text:p>
            <text:p text:style-name="Preformatted_20_Text"/>
            <text:p text:style-name="Preformatted_20_Text"><text:span text:style-name="Source_20_Text"><text:s text:c="4"/>Returns:</text:span></text:p>
            <text:p text:style-name="Preformatted_20_Text"><text:span text:style-name="Source_20_Text"><text:s text:c="8"/>Dict[str, Any]: Dictionary hasil prediksi terformat.</text:span></text:p>
            <text:p text:style-name="Preformatted_20_Text"><text:span text:style-name="Source_20_Text"><text:s text:c="4"/>"""</text:span></text:p>
            <text:p text:style-name="Preformatted_20_Text"><text:span text:style-name="Source_20_Text"><text:s text:c="4"/>print(f"Postprocessing prediction output: {raw_output} (placeholder)...")</text:span></text:p>
            <text:p text:style-name="Preformatted_20_Text"><text:span text:style-name="Source_20_Text"><text:s text:c="4"/>prediction = {}</text:span></text:p>
            <text:p text:style-name="Preformatted_20_Text"/>
            <text:p text:style-name="Preformatted_20_Text"><text:span text:style-name="Source_20_Text"><text:s text:c="4"/># Logika placeholder: Anggap raw_output adalah list/array</text:span></text:p>
            <text:p text:style-name="Preformatted_20_Text"><text:span text:style-name="Source_20_Text"><text:s text:c="4"/>if isinstance(raw_output, list) and len(raw_output) &gt; 0:</text:span></text:p>
            <text:p text:style-name="Preformatted_20_Text"><text:span text:style-name="Source_20_Text"><text:s text:c="8"/># Ambil nilai pertama sebagai yield</text:span></text:p>
            <text:p text:style-name="Preformatted_20_Text"><text:span text:style-name="Source_20_Text"><text:s text:c="8"/>prediction['predicted_yield'] = float(raw_output[0])</text:span></text:p>
            <text:p text:style-name="Preformatted_20_Text"><text:span text:style-name="Source_20_Text"><text:s text:c="8"/>prediction['yield_unit'] = 'kg' # Unit default, bisa diambil dari area_info atau setting lain</text:span></text:p>
            <text:p text:style-name="Preformatted_20_Text"><text:span text:style-name="Source_20_Text"><text:s text:c="8"/>prediction['confidence'] = 0.75 # Contoh confidence (jika model tidak menyediakannya)</text:span></text:p>
            <text:p text:style-name="Preformatted_20_Text"/>
            <text:p text:style-name="Preformatted_20_Text"><text:span text:style-name="Source_20_Text"><text:s text:c="8"/># Jika model juga memprediksi waktu panen (misal: offset hari dari sekarang)</text:span></text:p>
            <text:p text:style-name="Preformatted_20_Text"><text:span text:style-name="Source_20_Text"><text:s text:c="8"/># if len(raw_output) &gt; 1:</text:span></text:p>
            <text:p text:style-name="Preformatted_20_Text"><text:span text:style-name="Source_20_Text"><text:s text:c="8"/># <text:s text:c="4"/>try:</text:span></text:p>
            <text:p text:style-name="Preformatted_20_Text"><text:soft-page-break/><text:span text:style-name="Source_20_Text"><text:s text:c="8"/># <text:s text:c="8"/>days_offset = int(raw_output[1])</text:span></text:p>
            <text:p text:style-name="Preformatted_20_Text"><text:span text:style-name="Source_20_Text"><text:s text:c="8"/># <text:s text:c="8"/>harvest_date = date.today() + timedelta(days=days_offset)</text:span></text:p>
            <text:p text:style-name="Preformatted_20_Text"><text:span text:style-name="Source_20_Text"><text:s text:c="8"/># <text:s text:c="8"/>prediction['predicted_harvest_date'] = harvest_date.isoformat()</text:span></text:p>
            <text:p text:style-name="Preformatted_20_Text"><text:span text:style-name="Source_20_Text"><text:s text:c="8"/># <text:s text:c="4"/>except (ValueError, TypeError):</text:span></text:p>
            <text:p text:style-name="Preformatted_20_Text"><text:span text:style-name="Source_20_Text"><text:s text:c="8"/># <text:s text:c="9"/>prediction['predicted_harvest_date'] = None # Gagal prediksi tanggal</text:span></text:p>
            <text:p text:style-name="Preformatted_20_Text"><text:span text:style-name="Source_20_Text"><text:s text:c="8"/># else:</text:span></text:p>
            <text:p text:style-name="Preformatted_20_Text"><text:span text:style-name="Source_20_Text"><text:s text:c="8"/># <text:s text:c="4"/>prediction['predicted_harvest_date'] = None</text:span></text:p>
            <text:p text:style-name="Preformatted_20_Text"/>
            <text:p text:style-name="Preformatted_20_Text"><text:span text:style-name="Source_20_Text"><text:s text:c="8"/># Untuk placeholder ini, kita tidak set tanggal panen</text:span></text:p>
            <text:p text:style-name="Preformatted_20_Text"><text:span text:style-name="Source_20_Text"><text:s text:c="8"/>prediction['predicted_harvest_date'] = None</text:span></text:p>
            <text:p text:style-name="Preformatted_20_Text"/>
            <text:p text:style-name="Preformatted_20_Text"/>
            <text:p text:style-name="Preformatted_20_Text"><text:span text:style-name="Source_20_Text"><text:s text:c="4"/># Implementasi nyata akan sangat bergantung pada output spesifik model Anda</text:span></text:p>
            <text:p text:style-name="Preformatted_20_Text"><text:span text:style-name="Source_20_Text"><text:s text:c="4"/># (misal: regresi langsung ke yield, atau klasifikasi rentang yield, dll.)</text:span></text:p>
            <text:p text:style-name="Preformatted_20_Text"/>
            <text:p text:style-name="Preformatted_20_Text"><text:span text:style-name="Source_20_Text"><text:s text:c="4"/>print("Postprocessing complete.")</text:span></text:p>
            <text:p text:style-name="Preformatted_20_Text"><text:span text:style-name="Source_20_Text"><text:s text:c="4"/>return prediction</text:span></text:p>
            <text:p text:style-name="P147"/>
            <text:p text:style-name="Text_20_body"><draw:frame draw:style-name="fr2" draw:name="Frame178" text:anchor-type="char" svg:x="0in" svg:width="0.0161in" draw:z-index="178"><draw:text-box fo:min-height="0.052in"><text:p text:style-name="Text_20_body"><draw:frame draw:style-name="fr1" draw:name="Frame179" text:anchor-type="char" svg:width="0.0161in" draw:z-index="179"><draw:text-box fo:min-height="0.0161in"><text:p text:style-name="Text_20_body"><draw:frame draw:style-name="fr1" draw:name="Frame180" text:anchor-type="char" svg:width="0.0161in" draw:z-index="183"><draw:text-box fo:min-height="0.0161in"><text:p text:style-name="Text_20_body"/></draw:text-box></draw:frame></text:p></draw:text-box></draw:frame></text:p></draw:text-box></draw:frame><draw:frame draw:style-name="fr2" draw:name="Frame170" text:anchor-type="char" svg:x="0in" svg:width="0.052in" draw:z-index="154"><draw:text-box fo:min-height="0.052in"><draw:frame draw:style-name="fr3" draw:name="Frame171" text:anchor-type="frame" svg:x="0in" svg:y="0in" svg:width="0.0161in" draw:z-index="167"><draw:text-box fo:min-height="0.0161in"><text:p text:style-name="Text_20_body"><draw:frame draw:style-name="fr1" draw:name="Frame172" text:anchor-type="char" svg:width="0.5in" draw:z-index="169"><draw:text-box fo:min-height="0.0161in"><text:p text:style-name="Text_20_body"/></draw:text-box></draw:frame><draw:frame draw:style-name="fr1" draw:name="Frame173" text:anchor-type="char" svg:width="0.5in" draw:z-index="168"><draw:text-box fo:min-height="0.3126in"><text:p text:style-name="Text_20_body"/></draw:text-box></draw:frame></text:p></draw:text-box></draw:frame><draw:frame draw:style-name="fr3" draw:name="Frame176" text:anchor-type="frame" svg:x="0in" svg:y="0in" svg:width="0.1457in" draw:z-index="161"><draw:text-box fo:min-height="0.2083in"><text:p text:style-name="Text_20_body"/></draw:text-box></draw:frame><text:p text:style-name="Text_20_body"><draw:frame draw:style-name="fr2" draw:name="Frame174" text:anchor-type="char" svg:x="0in" svg:width="0.0161in" draw:z-index="155"><draw:text-box fo:min-height="0.1252in"><draw:frame draw:style-name="fr3" draw:name="Frame175" text:anchor-type="frame" svg:x="0in" svg:y="0in" svg:width="0.2083in" draw:z-index="156"><draw:text-box fo:min-height="0.1252in"><text:p text:style-name="Text_20_body"/></draw:text-box></draw:frame><text:p text:style-name="Text_20_body"/></draw:text-box></draw:frame></text:p></draw:text-box></draw:frame><draw:frame draw:style-name="fr1" draw:name="Frame169" text:anchor-type="char" svg:width="0.0161in" draw:z-index="148"><draw:text-box fo:min-height="0.3126in"><text:p text:style-name="Text_20_body"/></draw:text-box></draw:frame><text:span text:style-name="Strong_20_Emphasis">Penjelasan:</text:span></text:p>
            <text:list xml:id="list5023335599012260047" text:style-name="L25">
              <text:list-item>
                <text:p text:style-name="P94"><text:span text:style-name="Strong_20_Emphasis">Import:</text:span> Mengimpor fungsi <text:span text:style-name="Source_20_Text">load_model</text:span> dan <text:span text:style-name="Source_20_Text">preprocess_input_for_prediction</text:span> dari <text:span text:style-name="Source_20_Text">utils.py</text:span>, serta <text:span text:style-name="Emphasis">type hints</text:span>. Komentar menunjukkan tempat import library lain jika diperlukan (NumPy, datetime). </text:p>
              </text:list-item>
              <text:list-item>
                <text:p text:style-name="P94"><text:span text:style-name="Strong_20_Emphasis"><text:span text:style-name="Source_20_Text">PREDICTION_MODEL_NAME</text:span></text:span><text:span text:style-name="Strong_20_Emphasis">:</text:span> Konstanta untuk nama file/direktori model prediksi. Ganti dengan nama model Anda. </text:p>
              </text:list-item>
              <text:list-item>
                <text:p text:style-name="P94"><text:span text:style-name="Strong_20_Emphasis"><text:span text:style-name="Source_20_Text">predict_yield(historical_data, area_info)</text:span></text:span><text:span text:style-name="Strong_20_Emphasis">:</text:span> </text:p>
                <text:list>
                  <text:list-item>
                    <text:p text:style-name="P94">Fungsi utama yang dipanggil (nantinya) oleh <text:span text:style-name="Source_20_Text">analysis_service</text:span>. Menerima data mentah (historis dan info area). </text:p>
                  </text:list-item>
                  <text:list-item>
                    <text:p text:style-name="P94"><text:span text:style-name="Strong_20_Emphasis">Langkah 1: Load Model:</text:span> Memuat model prediksi menggunakan <text:span text:style-name="Source_20_Text">utils.load_model()</text:span>. </text:p>
                  </text:list-item>
                  <text:list-item>
                    <text:p text:style-name="P94"><text:span text:style-name="Strong_20_Emphasis">Langkah 2: Preprocess Input:</text:span> Memanggil <text:span text:style-name="Source_20_Text">utils.preprocess_input_for_prediction()</text:span> untuk menyiapkan data input sesuai format yang dibutuhkan model prediksi. </text:p>
                  </text:list-item>
                  <text:list-item>
                    <text:p text:style-name="P94"><text:span text:style-name="Strong_20_Emphasis">Langkah 3: Inferensi (Placeholder):</text:span> Mensimulasikan pemanggilan <text:span text:style-name="Source_20_Text">model.predict()</text:span>. <text:span text:style-name="Source_20_Text">raw_output</text:span> berisi hasil mentah dari model (misalnya, array NumPy). </text:p>
                  </text:list-item>
                  <text:list-item>
                    <text:p text:style-name="P94"><text:span text:style-name="Strong_20_Emphasis">Langkah 4: Post-process Output:</text:span> Memanggil <text:span text:style-name="Source_20_Text">postprocess_prediction_output()</text:span> untuk mengubah <text:span text:style-name="Source_20_Text">raw_output</text:span> menjadi dictionary standar yang berisi <text:span text:style-name="Source_20_Text">predicted_yield</text:span>, <text:span text:style-name="Source_20_Text">yield_unit</text:span>, <text:span text:style-name="Source_20_Text">predicted_harvest_date</text:span>, dll. </text:p>
                  </text:list-item>
                  <text:list-item>
                    <text:p text:style-name="P94"><text:span text:style-name="Strong_20_Emphasis">Error Handling:</text:span> Mirip dengan modul rekomendasi, menangani error saat model tidak ditemukan atau error lainnya, mengembalikan dictionary kosong jika gagal. </text:p>
                  </text:list-item>
                </text:list>
              </text:list-item>
              <text:list-item>
                <text:p text:style-name="P94"><text:span text:style-name="Strong_20_Emphasis"><text:span text:style-name="Source_20_Text">postprocess_prediction_output(raw_output, area_info)</text:span></text:span><text:span text:style-name="Strong_20_Emphasis">:</text:span> </text:p>
                <text:list>
                  <text:list-item>
                    <text:p text:style-name="P94">Fungsi placeholder untuk menerjemahkan output mentah model prediksi. </text:p>
                  </text:list-item>
                  <text:list-item>
                    <text:p text:style-name="P94">Contoh ini mengasumsikan <text:span text:style-name="Source_20_Text">raw_output</text:span> adalah list atau array di mana elemen pertama adalah nilai yield. Ia mengonversi ini ke dictionary. </text:p>
                  </text:list-item>
                  <text:list-item>
                    <text:p text:style-name="P94">Komentar menunjukkan bagaimana menangani kasus jika model juga memprediksi waktu panen (misalnya sebagai offset hari). </text:p>
                  </text:list-item>
                  <text:list-item>
                    <text:p text:style-name="P25">Implementasi nyata akan bergantung sepenuhnya pada apa yang dihasilkan oleh model prediksi Anda. </text:p>
                  </text:list-item>
                </text:list>
              </text:list-item>
            </text:list>
            <text:p text:style-name="Horizontal_20_Line"/>
            <text:p text:style-name="Text_20_body"><text:soft-page-break/>Modul ini melengkapi kerangka untuk integrasi ML, khususnya untuk prediksi. Apakah peran dan alur kerjanya (meskipun placeholder) bisa dipahami? Jika ya, katakan "YOI" untuk lanjut ke direktori utilitas umum <text:span text:style-name="Source_20_Text">app/utils/</text:span>.</text:p>
          </text:section>
          <text:section text:style-name="Sect1" text:name="feedback-form-21">
            <text:p text:style-name="P69"/>
          </text:section>
        </text:section>
        <text:section text:style-name="Sect1" text:name="5b82ca13a10aed8c">
          <text:p text:style-name="Text_20_body"/>
          <text:section text:style-name="Sect1" text:name="user-query-content-22">
            <text:p text:style-name="P145">YOI </text:p>
          </text:section>
          <text:p text:style-name="P69">Tampilkan alur berpikir</text:p>
          <text:section text:style-name="Sect2" text:name="model-response-message-contentr_5b82ca13a10aed8c">
            <text:p text:style-name="Text_20_body">Sip, kita beranjak ke direktori utilitas umum.</text:p>
            <text:p text:style-name="Horizontal_20_Line"/>
            <text:p text:style-name="Text_20_body"><text:span text:style-name="Strong_20_Emphasis">File 19: </text:span><text:span text:style-name="Strong_20_Emphasis"><text:span text:style-name="Source_20_Text">smartfarm_server/app/utils/__init__.py</text:span></text:span></text:p>
            <text:p text:style-name="Text_20_body">Seperti <text:span text:style-name="Source_20_Text">__init__.py</text:span> di direktori lain (<text:span text:style-name="Source_20_Text">core</text:span>, <text:span text:style-name="Source_20_Text">ml</text:span>, <text:span text:style-name="Source_20_Text">api</text:span>), file ini cukup kosong dan berfungsi untuk menandai direktori <text:span text:style-name="Source_20_Text">utils</text:span> sebagai sebuah paket Python.</text:p>
            <text:p text:style-name="Text_20_body">Python</text:p>
            <text:p text:style-name="Preformatted_20_Text"><text:span text:style-name="Source_20_Text"># smartfarm_server/app/utils/__init__.py</text:span></text:p>
            <text:p text:style-name="Preformatted_20_Text"/>
            <text:p text:style-name="Preformatted_20_Text"><text:span text:style-name="Source_20_Text"># File ini bisa kosong.</text:span></text:p>
            <text:p text:style-name="P147"><text:span text:style-name="Source_20_Text"># Menandakan direktori 'utils' sebagai paket Python.</text:span></text:p>
            <text:p text:style-name="Text_20_body"><draw:frame draw:style-name="fr2" draw:name="Frame190" text:anchor-type="char" svg:x="0in" svg:width="0.0161in" draw:z-index="152"><draw:text-box fo:min-height="0.052in"><text:p text:style-name="Text_20_body"><draw:frame draw:style-name="fr1" draw:name="Frame191" text:anchor-type="char" svg:width="0.0161in" draw:z-index="153"><draw:text-box fo:min-height="0.0161in"><text:p text:style-name="Text_20_body"><draw:frame draw:style-name="fr1" draw:name="Frame192" text:anchor-type="char" svg:width="0.0161in" draw:z-index="157"><draw:text-box fo:min-height="0.0161in"><text:p text:style-name="Text_20_body"/></draw:text-box></draw:frame></text:p></draw:text-box></draw:frame></text:p></draw:text-box></draw:frame><draw:frame draw:style-name="fr2" draw:name="Frame182" text:anchor-type="char" svg:x="0in" svg:width="0.052in" draw:z-index="162"><draw:text-box fo:min-height="0.052in"><draw:frame draw:style-name="fr3" draw:name="Frame183" text:anchor-type="frame" svg:x="0in" svg:y="0in" svg:width="0.0161in" draw:z-index="163"><draw:text-box fo:min-height="0.0161in"><text:p text:style-name="Text_20_body"><draw:frame draw:style-name="fr1" draw:name="Frame184" text:anchor-type="char" svg:width="0.5in" draw:z-index="164"><draw:text-box fo:min-height="0.0161in"><text:p text:style-name="Text_20_body"/></draw:text-box></draw:frame><draw:frame draw:style-name="fr1" draw:name="Frame185" text:anchor-type="char" svg:width="0.5in" draw:z-index="165"><draw:text-box fo:min-height="0.3126in"><text:p text:style-name="Text_20_body"/></draw:text-box></draw:frame></text:p></draw:text-box></draw:frame><draw:frame draw:style-name="fr3" draw:name="Frame188" text:anchor-type="frame" svg:x="0in" svg:y="0in" svg:width="0.1457in" draw:z-index="166"><draw:text-box fo:min-height="0.2083in"><text:p text:style-name="Text_20_body"/></draw:text-box></draw:frame><text:p text:style-name="Text_20_body"><draw:frame draw:style-name="fr2" draw:name="Frame186" text:anchor-type="char" svg:x="0in" svg:width="0.0161in" draw:z-index="170"><draw:text-box fo:min-height="0.1252in"><draw:frame draw:style-name="fr3" draw:name="Frame187" text:anchor-type="frame" svg:x="0in" svg:y="0in" svg:width="0.2083in" draw:z-index="171"><draw:text-box fo:min-height="0.1252in"><text:p text:style-name="Text_20_body"/></draw:text-box></draw:frame><text:p text:style-name="Text_20_body"/></draw:text-box></draw:frame></text:p></draw:text-box></draw:frame><draw:frame draw:style-name="fr1" draw:name="Frame181" text:anchor-type="char" svg:width="0.0161in" draw:z-index="172"><draw:text-box fo:min-height="0.3126in"><text:p text:style-name="Text_20_body"/></draw:text-box></draw:frame><text:span text:style-name="Strong_20_Emphasis">Penjelasan:</text:span></text:p>
            <text:p text:style-name="Text_20_body">Memastikan direktori <text:span text:style-name="Source_20_Text">utils</text:span> dikenali sebagai paket agar modul di dalamnya (seperti <text:span text:style-name="Source_20_Text">helpers.py</text:span>) bisa diimpor.</text:p>
            <text:p text:style-name="Horizontal_20_Line"/>
            <text:p text:style-name="Text_20_body">Singkat lagi. Katakan "YOI" untuk membuat file <text:span text:style-name="Source_20_Text">helpers.py</text:span> di dalam <text:span text:style-name="Source_20_Text">app/utils/</text:span>.</text:p>
          </text:section>
          <text:section text:style-name="Sect1" text:name="feedback-form-22">
            <text:p text:style-name="P69"/>
          </text:section>
        </text:section>
        <text:section text:style-name="Sect1" text:name="84dab7a35168d371">
          <text:p text:style-name="Text_20_body"/>
          <text:section text:style-name="Sect1" text:name="user-query-content-23">
            <text:p text:style-name="P145">yoi </text:p>
          </text:section>
          <text:p text:style-name="P69">Tampilkan alur berpikir</text:p>
          <text:section text:style-name="Sect2" text:name="model-response-message-contentr_84dab7a35168d371">
            <text:p text:style-name="Text_20_body">Baik, mari kita buat file untuk helper umum.</text:p>
            <text:p text:style-name="Horizontal_20_Line"/>
            <text:p text:style-name="Text_20_body"><text:span text:style-name="Strong_20_Emphasis">File 20: </text:span><text:span text:style-name="Strong_20_Emphasis"><text:span text:style-name="Source_20_Text">smartfarm_server/app/utils/helpers.py</text:span></text:span></text:p>
            <text:p text:style-name="Text_20_body">File ini disediakan sebagai tempat untuk menampung fungsi-fungsi bantuan (helper functions) yang bersifat umum dan dapat digunakan di berbagai bagian aplikasi Anda. Fungsi-fungsi ini biasanya tidak terkait langsung dengan logika bisnis inti, interaksi database spesifik, rute API, atau ML, tetapi membantu tugas-tugas kecil lainnya.</text:p>
            <text:p text:style-name="Text_20_body">Untuk saat ini, kita belum mendefinisikan kebutuhan spesifik untuk helper umum, jadi file ini akan kita buat kosong dengan beberapa komentar penjelasan.</text:p>
            <text:p text:style-name="Text_20_body">Python</text:p>
            <text:p text:style-name="Preformatted_20_Text"><text:span text:style-name="Source_20_Text"># smartfarm_server/app/utils/helpers.py</text:span></text:p>
            <text:p text:style-name="Preformatted_20_Text"/>
            <text:p text:style-name="Preformatted_20_Text"><text:span text:style-name="Source_20_Text"># File ini untuk menyimpan fungsi-fungsi bantuan umum (utility functions)</text:span></text:p>
            <text:p text:style-name="Preformatted_20_Text"><text:span text:style-name="Source_20_Text"># yang mungkin digunakan di beberapa bagian aplikasi.</text:span></text:p>
            <text:p text:style-name="Preformatted_20_Text"/>
            <text:p text:style-name="Preformatted_20_Text"><text:span text:style-name="Source_20_Text"># Contoh fungsi yang mungkin diletakkan di sini:</text:span></text:p>
            <text:p text:style-name="Preformatted_20_Text"><text:span text:style-name="Source_20_Text"># - Fungsi validasi data yang kompleks dan digunakan di banyak tempat.</text:span></text:p>
            <text:p text:style-name="Preformatted_20_Text"><text:span text:style-name="Source_20_Text"># - Fungsi pemformatan string atau tanggal khusus.</text:span></text:p>
            <text:p text:style-name="Preformatted_20_Text"><text:soft-page-break/><text:span text:style-name="Source_20_Text"># - Fungsi helper untuk parsing konfigurasi yang rumit.</text:span></text:p>
            <text:p text:style-name="Preformatted_20_Text"><text:span text:style-name="Source_20_Text"># - Custom error handler classes atau functions (jika tidak diletakkan di __init__.py atau blueprint).</text:span></text:p>
            <text:p text:style-name="Preformatted_20_Text"/>
            <text:p text:style-name="Preformatted_20_Text"><text:span text:style-name="Source_20_Text"># Saat ini belum ada helper umum yang dibutuhkan, jadi file ini dibiarkan kosong.</text:span></text:p>
            <text:p text:style-name="Preformatted_20_Text"/>
            <text:p text:style-name="Preformatted_20_Text"><text:span text:style-name="Source_20_Text"># def contoh_helper_function(param1, param2):</text:span></text:p>
            <text:p text:style-name="Preformatted_20_Text"><text:span text:style-name="Source_20_Text"># <text:s text:c="4"/>"""Deskripsi fungsi helper."""</text:span></text:p>
            <text:p text:style-name="Preformatted_20_Text"><text:span text:style-name="Source_20_Text"># <text:s text:c="4"/># Lakukan sesuatu yang berguna</text:span></text:p>
            <text:p text:style-name="Preformatted_20_Text"><text:span text:style-name="Source_20_Text"># <text:s text:c="4"/>result = param1 + param2</text:span></text:p>
            <text:p text:style-name="Preformatted_20_Text"><text:span text:style-name="Source_20_Text"># <text:s text:c="4"/>return result</text:span></text:p>
            <text:p text:style-name="P147"/>
            <text:p text:style-name="Text_20_body"><draw:frame draw:style-name="fr2" draw:name="Frame202" text:anchor-type="char" svg:x="0in" svg:width="0.0161in" draw:z-index="181"><draw:text-box fo:min-height="0.052in"><text:p text:style-name="Text_20_body"><draw:frame draw:style-name="fr1" draw:name="Frame203" text:anchor-type="char" svg:width="0.0161in" draw:z-index="185"><draw:text-box fo:min-height="0.0161in"><text:p text:style-name="Text_20_body"><draw:frame draw:style-name="fr1" draw:name="Frame204" text:anchor-type="char" svg:width="0.0161in" draw:z-index="187"><draw:text-box fo:min-height="0.0161in"><text:p text:style-name="Text_20_body"/></draw:text-box></draw:frame></text:p></draw:text-box></draw:frame></text:p></draw:text-box></draw:frame><draw:frame draw:style-name="fr2" draw:name="Frame194" text:anchor-type="char" svg:x="0in" svg:width="0.052in" draw:z-index="174"><draw:text-box fo:min-height="0.052in"><draw:frame draw:style-name="fr3" draw:name="Frame195" text:anchor-type="frame" svg:x="0in" svg:y="0in" svg:width="0.0161in" draw:z-index="175"><draw:text-box fo:min-height="0.0161in"><text:p text:style-name="Text_20_body"><draw:frame draw:style-name="fr1" draw:name="Frame196" text:anchor-type="char" svg:width="0.5in" draw:z-index="184"><draw:text-box fo:min-height="0.0161in"><text:p text:style-name="Text_20_body"/></draw:text-box></draw:frame><draw:frame draw:style-name="fr1" draw:name="Frame197" text:anchor-type="char" svg:width="0.5in" draw:z-index="182"><draw:text-box fo:min-height="0.3126in"><text:p text:style-name="Text_20_body"/></draw:text-box></draw:frame></text:p></draw:text-box></draw:frame><draw:frame draw:style-name="fr3" draw:name="Frame200" text:anchor-type="frame" svg:x="0in" svg:y="0in" svg:width="0.1457in" draw:z-index="180"><draw:text-box fo:min-height="0.2083in"><text:p text:style-name="Text_20_body"/></draw:text-box></draw:frame><text:p text:style-name="Text_20_body"><draw:frame draw:style-name="fr2" draw:name="Frame198" text:anchor-type="char" svg:x="0in" svg:width="0.0161in" draw:z-index="176"><draw:text-box fo:min-height="0.1252in"><draw:frame draw:style-name="fr3" draw:name="Frame199" text:anchor-type="frame" svg:x="0in" svg:y="0in" svg:width="0.2083in" draw:z-index="177"><draw:text-box fo:min-height="0.1252in"><text:p text:style-name="Text_20_body"/></draw:text-box></draw:frame><text:p text:style-name="Text_20_body"/></draw:text-box></draw:frame></text:p></draw:text-box></draw:frame><draw:frame draw:style-name="fr1" draw:name="Frame193" text:anchor-type="char" svg:width="0.0161in" draw:z-index="173"><draw:text-box fo:min-height="0.3126in"><text:p text:style-name="Text_20_body"/></draw:text-box></draw:frame><text:span text:style-name="Strong_20_Emphasis">Penjelasan:</text:span></text:p>
            <text:list xml:id="list3486039566409078715" text:style-name="L26">
              <text:list-item>
                <text:p text:style-name="P95"><text:span text:style-name="Strong_20_Emphasis">Tujuan:</text:span> Menyediakan lokasi terpusat untuk fungsi utilitas umum agar tidak tersebar di seluruh kode atau mengotori modul-modul utama. </text:p>
              </text:list-item>
              <text:list-item>
                <text:p text:style-name="P95"><text:span text:style-name="Strong_20_Emphasis">Isi:</text:span> Saat ini kosong karena kita belum mengidentifikasi fungsi seperti itu selama perancangan. Komentar memberikan contoh jenis fungsi yang cocok ditempatkan di sini. </text:p>
              </text:list-item>
              <text:list-item>
                <text:p text:style-name="P26"><text:span text:style-name="Strong_20_Emphasis">Penggunaan:</text:span> Jika nanti Anda menemukan logika kecil yang sering Anda tulis ulang di beberapa tempat, pertimbangkan untuk mengekstraknya menjadi fungsi di file ini dan mengimpornya di mana pun dibutuhkan. </text:p>
              </text:list-item>
            </text:list>
            <text:p text:style-name="Horizontal_20_Line"/>
            <text:p text:style-name="Text_20_body">File ini siap menampung fungsi bantuan jika diperlukan nanti. Apakah Anda siap untuk lanjut ke file berikutnya di luar direktori <text:span text:style-name="Source_20_Text">app/</text:span>, yaitu <text:span text:style-name="Source_20_Text">wsgi.py</text:span>? Katakan "YOI".</text:p>
          </text:section>
          <text:section text:style-name="Sect1" text:name="feedback-form-23">
            <text:p text:style-name="P69"/>
          </text:section>
        </text:section>
        <text:section text:style-name="Sect1" text:name="eb93014445e790bd">
          <text:p text:style-name="Text_20_body"/>
          <text:section text:style-name="Sect1" text:name="user-query-content-24">
            <text:p text:style-name="P145">YOI </text:p>
          </text:section>
          <text:p text:style-name="P69">Tampilkan alur berpikir</text:p>
          <text:section text:style-name="Sect2" text:name="model-response-message-contentr_eb93014445e790bd">
            <text:p text:style-name="Text_20_body">Oke, kita keluar dari direktori <text:span text:style-name="Source_20_Text">app</text:span> dan membuat file <text:span text:style-name="Source_20_Text">wsgi.py</text:span>.</text:p>
            <text:p text:style-name="Horizontal_20_Line"/>
            <text:p text:style-name="Text_20_body"><text:span text:style-name="Strong_20_Emphasis">File 21: </text:span><text:span text:style-name="Strong_20_Emphasis"><text:span text:style-name="Source_20_Text">smartfarm_server/wsgi.py</text:span></text:span></text:p>
            <text:p text:style-name="Text_20_body">File ini adalah <text:span text:style-name="Emphasis">entry point</text:span> yang digunakan oleh server aplikasi WSGI (Web Server Gateway Interface) seperti Gunicorn atau uWSGI saat menjalankan aplikasi Anda di lingkungan produksi. Server WSGI akan mencari variabel bernama <text:span text:style-name="Source_20_Text">application</text:span> (atau nama lain yang dikonfigurasi) di dalam file ini. Variabel ini harus merupakan instance aplikasi Flask yang sudah dibuat.</text:p>
            <text:p text:style-name="Text_20_body">Python</text:p>
            <text:p text:style-name="Preformatted_20_Text"><text:span text:style-name="Source_20_Text"># smartfarm_server/wsgi.py</text:span></text:p>
            <text:p text:style-name="Preformatted_20_Text"/>
            <text:p text:style-name="Preformatted_20_Text"><text:span text:style-name="Source_20_Text">import os</text:span></text:p>
            <text:p text:style-name="Preformatted_20_Text"><text:span text:style-name="Source_20_Text">from app import create_app</text:span></text:p>
            <text:p text:style-name="Preformatted_20_Text"/>
            <text:p text:style-name="Preformatted_20_Text"><text:span text:style-name="Source_20_Text"># Ambil nama konfigurasi dari environment variable 'FLASK_CONFIG'</text:span></text:p>
            <text:p text:style-name="Preformatted_20_Text"><text:span text:style-name="Source_20_Text"># Di lingkungan produksi, Anda HARUS mengatur FLASK_CONFIG=production</text:span></text:p>
            <text:p text:style-name="Preformatted_20_Text"><text:span text:style-name="Source_20_Text">config_name = os.getenv('FLASK_CONFIG') or 'production' # Default ke production untuk WSGI</text:span></text:p>
            <text:p text:style-name="Preformatted_20_Text"/>
            <text:p text:style-name="Preformatted_20_Text"><text:span text:style-name="Source_20_Text"># Buat instance aplikasi menggunakan factory</text:span></text:p>
            <text:p text:style-name="Preformatted_20_Text"><text:span text:style-name="Source_20_Text"># Server WSGI seperti Gunicorn secara default mencari variabel bernama 'application'</text:span></text:p>
            <text:p text:style-name="Preformatted_20_Text"><text:span text:style-name="Source_20_Text">application = create_app(config_name)</text:span></text:p>
            <text:p text:style-name="Preformatted_20_Text"/>
            <text:p text:style-name="Preformatted_20_Text"><text:soft-page-break/><text:span text:style-name="Source_20_Text"># Blok if __name__ == '__main__' biasanya tidak diperlukan di sini,</text:span></text:p>
            <text:p text:style-name="Preformatted_20_Text"><text:span text:style-name="Source_20_Text"># karena file ini dimaksudkan untuk diimpor oleh server WSGI, bukan dijalankan langsung.</text:span></text:p>
            <text:p text:style-name="Preformatted_20_Text"><text:span text:style-name="Source_20_Text"># Namun, jika Anda ingin bisa menjalankannya langsung untuk tujuan tertentu (jarang),</text:span></text:p>
            <text:p text:style-name="Preformatted_20_Text"><text:span text:style-name="Source_20_Text"># Anda bisa menambahkannya:</text:span></text:p>
            <text:p text:style-name="Preformatted_20_Text"><text:span text:style-name="Source_20_Text"># if __name__ == "__main__":</text:span></text:p>
            <text:p text:style-name="Preformatted_20_Text"><text:span text:style-name="Source_20_Text"># <text:s text:c="4"/># Opsi: jalankan server development jika file ini dijalankan langsung</text:span></text:p>
            <text:p text:style-name="Preformatted_20_Text"><text:span text:style-name="Source_20_Text"># <text:s text:c="4"/># (Sebaiknya gunakan run.py untuk development)</text:span></text:p>
            <text:p text:style-name="Preformatted_20_Text"><text:span text:style-name="Source_20_Text"># <text:s text:c="4"/>print("Running development server via wsgi.py (use run.py instead for typical development)")</text:span></text:p>
            <text:p text:style-name="P147"><text:span text:style-name="Source_20_Text"># <text:s text:c="4"/>application.run(host='0.0.0.0', port=5000, debug=(config_name == 'development'))</text:span></text:p>
            <text:p text:style-name="Text_20_body"><draw:frame draw:style-name="fr2" draw:name="Frame214" text:anchor-type="char" svg:x="0in" svg:width="0.0161in" draw:z-index="203"><draw:text-box fo:min-height="0.052in"><text:p text:style-name="Text_20_body"><draw:frame draw:style-name="fr1" draw:name="Frame215" text:anchor-type="char" svg:width="0.0161in" draw:z-index="204"><draw:text-box fo:min-height="0.0161in"><text:p text:style-name="Text_20_body"><draw:frame draw:style-name="fr1" draw:name="Frame216" text:anchor-type="char" svg:width="0.0161in" draw:z-index="205"><draw:text-box fo:min-height="0.0161in"><text:p text:style-name="Text_20_body"/></draw:text-box></draw:frame></text:p></draw:text-box></draw:frame></text:p></draw:text-box></draw:frame><draw:frame draw:style-name="fr2" draw:name="Frame206" text:anchor-type="char" svg:x="0in" svg:width="0.052in" draw:z-index="188"><draw:text-box fo:min-height="0.052in"><draw:frame draw:style-name="fr3" draw:name="Frame207" text:anchor-type="frame" svg:x="0in" svg:y="0in" svg:width="0.0161in" draw:z-index="196"><draw:text-box fo:min-height="0.0161in"><text:p text:style-name="Text_20_body"><draw:frame draw:style-name="fr1" draw:name="Frame208" text:anchor-type="char" svg:width="0.5in" draw:z-index="198"><draw:text-box fo:min-height="0.0161in"><text:p text:style-name="Text_20_body"/></draw:text-box></draw:frame><draw:frame draw:style-name="fr1" draw:name="Frame209" text:anchor-type="char" svg:width="0.5in" draw:z-index="197"><draw:text-box fo:min-height="0.3126in"><text:p text:style-name="Text_20_body"/></draw:text-box></draw:frame></text:p></draw:text-box></draw:frame><draw:frame draw:style-name="fr3" draw:name="Frame212" text:anchor-type="frame" svg:x="0in" svg:y="0in" svg:width="0.1457in" draw:z-index="193"><draw:text-box fo:min-height="0.2083in"><text:p text:style-name="Text_20_body"/></draw:text-box></draw:frame><text:p text:style-name="Text_20_body"><draw:frame draw:style-name="fr2" draw:name="Frame210" text:anchor-type="char" svg:x="0in" svg:width="0.0161in" draw:z-index="189"><draw:text-box fo:min-height="0.1252in"><draw:frame draw:style-name="fr3" draw:name="Frame211" text:anchor-type="frame" svg:x="0in" svg:y="0in" svg:width="0.2083in" draw:z-index="190"><draw:text-box fo:min-height="0.1252in"><text:p text:style-name="Text_20_body"/></draw:text-box></draw:frame><text:p text:style-name="Text_20_body"/></draw:text-box></draw:frame></text:p></draw:text-box></draw:frame><draw:frame draw:style-name="fr1" draw:name="Frame205" text:anchor-type="char" svg:width="0.0161in" draw:z-index="186"><draw:text-box fo:min-height="0.3126in"><text:p text:style-name="Text_20_body"/></draw:text-box></draw:frame><text:span text:style-name="Strong_20_Emphasis">Penjelasan:</text:span></text:p>
            <text:list xml:id="list83682619941686392" text:style-name="L27">
              <text:list-item>
                <text:p text:style-name="P96"><text:span text:style-name="Strong_20_Emphasis">Import:</text:span> Mengimpor <text:span text:style-name="Source_20_Text">os</text:span> untuk mengakses environment variable dan <text:span text:style-name="Source_20_Text">create_app</text:span> dari paket <text:span text:style-name="Source_20_Text">app</text:span>. </text:p>
              </text:list-item>
              <text:list-item>
                <text:p text:style-name="P96"><text:span text:style-name="Strong_20_Emphasis"><text:span text:style-name="Source_20_Text">config_name</text:span></text:span><text:span text:style-name="Strong_20_Emphasis">:</text:span> Mengambil nama konfigurasi dari environment variable <text:span text:style-name="Source_20_Text">FLASK_CONFIG</text:span>. Berbeda dengan <text:span text:style-name="Source_20_Text">run.py</text:span> yang default ke 'development', di sini kita <text:span text:style-name="Strong_20_Emphasis">default ke 'production'</text:span>. Ini adalah praktik yang lebih aman, karena file <text:span text:style-name="Source_20_Text">wsgi.py</text:span> ditujukan untuk produksi. Anda <text:span text:style-name="Emphasis">harus</text:span> memastikan environment variable <text:span text:style-name="Source_20_Text">FLASK_CONFIG</text:span> diatur dengan benar (biasanya ke <text:span text:style-name="Source_20_Text">production</text:span>) di server produksi Anda. </text:p>
              </text:list-item>
              <text:list-item>
                <text:p text:style-name="P96"><text:span text:style-name="Strong_20_Emphasis"><text:span text:style-name="Source_20_Text">application = create_app(config_name)</text:span></text:span><text:span text:style-name="Strong_20_Emphasis">:</text:span> Memanggil <text:span text:style-name="Emphasis">application factory</text:span> untuk membuat instance aplikasi Flask dengan konfigurasi yang sesuai. Instance ini <text:span text:style-name="Strong_20_Emphasis">harus</text:span> diberi nama <text:span text:style-name="Source_20_Text">application</text:span> agar server WSGI seperti Gunicorn dapat menemukannya secara otomatis (konvensi). </text:p>
              </text:list-item>
              <text:list-item>
                <text:p text:style-name="P27"><text:span text:style-name="Strong_20_Emphasis">Komentar </text:span><text:span text:style-name="Strong_20_Emphasis"><text:span text:style-name="Source_20_Text">if __name__ == '__main__'</text:span></text:span><text:span text:style-name="Strong_20_Emphasis">:</text:span> Menjelaskan bahwa blok ini biasanya tidak diperlukan karena file ini tidak dimaksudkan untuk dijalankan langsung seperti <text:span text:style-name="Source_20_Text">run.py</text:span>. </text:p>
              </text:list-item>
            </text:list>
            <text:p text:style-name="Text_20_body"><text:span text:style-name="Strong_20_Emphasis">Cara Penggunaan (Contoh dengan Gunicorn):</text:span> Di terminal server produksi Anda (setelah menginstal Gunicorn: <text:span text:style-name="Source_20_Text">pip install gunicorn</text:span>), Anda akan menjalankan sesuatu seperti:</text:p>
            <text:p text:style-name="Text_20_body">Bash</text:p>
            <text:p text:style-name="Preformatted_20_Text"><text:span text:style-name="Source_20_Text">export FLASK_CONFIG=production # Pastikan variabel ini diatur</text:span></text:p>
            <text:p text:style-name="P147"><text:span text:style-name="Source_20_Text">gunicorn --bind 0.0.0.0:5000 wsgi:application</text:span></text:p>
            <text:p text:style-name="Text_20_body">Perintah ini memberitahu Gunicorn untuk:</text:p>
            <text:list xml:id="list1547078611110539845" text:style-name="L28">
              <text:list-item>
                <text:p text:style-name="P97">Mengikat (<text:span text:style-name="Source_20_Text">--bind</text:span>) ke semua interface (<text:span text:style-name="Source_20_Text">0.0.0.0</text:span>) di port <text:span text:style-name="Source_20_Text">5000</text:span>. </text:p>
              </text:list-item>
              <text:list-item>
                <text:p text:style-name="P97">Mencari file bernama <text:span text:style-name="Source_20_Text">wsgi.py</text:span> (<text:span text:style-name="Source_20_Text">wsgi</text:span>). </text:p>
              </text:list-item>
              <text:list-item>
                <text:p text:style-name="P28">Di dalam file itu, mencari variabel bernama <text:span text:style-name="Source_20_Text">application</text:span> (<text:span text:style-name="Source_20_Text">:application</text:span>). </text:p>
              </text:list-item>
            </text:list>
            <text:p text:style-name="Horizontal_20_Line"/>
            <text:p text:style-name="Text_20_body">File ini krusial untuk menjalankan aplikasi Anda di lingkungan produksi menggunakan server WSGI standar. Apakah fungsinya sudah jelas? Jika ya, katakan "YOI" untuk membuat file dokumentasi dasar, <text:span text:style-name="Source_20_Text">README.md</text:span>.</text:p>
          </text:section>
          <text:section text:style-name="Sect1" text:name="feedback-form-24">
            <text:p text:style-name="P69"/>
          </text:section>
        </text:section>
        <text:section text:style-name="Sect1" text:name="22f6b967171acfc4">
          <text:p text:style-name="Text_20_body"/>
          <text:section text:style-name="Sect1" text:name="user-query-content-25">
            <text:p text:style-name="P145">YOI </text:p>
          </text:section>
          <text:p text:style-name="P69">Tampilkan alur berpikir</text:p>
          <text:section text:style-name="Sect2" text:name="model-response-message-contentr_22f6b967171acfc4">
            <text:p text:style-name="Text_20_body">Baik, ini adalah file terakhir untuk struktur dasar proyek kita: file dokumentasi <text:span text:style-name="Source_20_Text">README.md</text:span>.</text:p>
            <text:p text:style-name="Horizontal_20_Line"/>
            <text:p text:style-name="Text_20_body"><text:soft-page-break/><text:span text:style-name="Strong_20_Emphasis">File 22: </text:span><text:span text:style-name="Strong_20_Emphasis"><text:span text:style-name="Source_20_Text">smartfarm_server/README.md</text:span></text:span></text:p>
            <text:p text:style-name="Text_20_body">File ini menggunakan format Markdown untuk memberikan informasi penting tentang proyek server SmartFarm Monitor. Ini adalah hal pertama yang biasanya dilihat orang saat mengunjungi <text:span text:style-name="Emphasis">repository</text:span> Anda, jadi penting untuk membuatnya jelas dan informatif.</text:p>
            <text:p text:style-name="Text_20_body">Markdown</text:p>
            <text:p text:style-name="Preformatted_20_Text"><text:span text:style-name="Source_20_Text"># SmartFarm Monitor Server</text:span></text:p>
            <text:p text:style-name="Preformatted_20_Text"/>
            <text:p text:style-name="Preformatted_20_Text"><text:span text:style-name="Source_20_Text">Aplikasi server backend untuk SmartFarm Monitor, sebuah sistem pemantauan pertanian cerdas berbasis AI dan IoT. Server ini bertanggung jawab untuk menerima data sensor, menyimpannya, menganalisisnya, dan menyediakan API untuk aplikasi klien (web/mobile).</text:span></text:p>
            <text:p text:style-name="Preformatted_20_Text"/>
            <text:p text:style-name="Preformatted_20_Text"><text:span text:style-name="Source_20_Text">## Fitur Utama (Termasuk yang Direncanakan)</text:span></text:p>
            <text:p text:style-name="Preformatted_20_Text"/>
            <text:p text:style-name="Preformatted_20_Text"><text:span text:style-name="Source_20_Text">* **Manajemen Area Tanam:** Membuat, melihat daftar, dan melihat detail area pertanian.</text:span></text:p>
            <text:p text:style-name="Preformatted_20_Text"><text:span text:style-name="Source_20_Text">* **Ingesti Data Sensor:** Menerima dan menyimpan data pembacaan dari berbagai sensor (suhu, kelembapan, nutrisi, dll.).</text:span></text:p>
            <text:p text:style-name="Preformatted_20_Text"><text:span text:style-name="Source_20_Text">* **Pemantauan Status Real-time:** Menyediakan data sensor terakhir untuk setiap area.</text:span></text:p>
            <text:p text:style-name="Preformatted_20_Text"><text:span text:style-name="Source_20_Text">* **Riwayat Data:** Mengambil data sensor historis dalam rentang waktu tertentu.</text:span></text:p>
            <text:p text:style-name="Preformatted_20_Text"><text:span text:style-name="Source_20_Text">* **Rekomendasi Perawatan:** Menghasilkan saran tindakan (penyiraman, pemupukan) berdasarkan data (saat ini rule-based/placeholder).</text:span></text:p>
            <text:p text:style-name="Preformatted_20_Text"><text:span text:style-name="Source_20_Text">* **Prediksi Panen:** Memperkirakan hasil dan waktu panen (saat ini placeholder).</text:span></text:p>
            <text:p text:style-name="Preformatted_20_Text"/>
            <text:p text:style-name="Preformatted_20_Text"><text:span text:style-name="Source_20_Text">## Teknologi Stack</text:span></text:p>
            <text:p text:style-name="Preformatted_20_Text"/>
            <text:p text:style-name="Preformatted_20_Text"><text:span text:style-name="Source_20_Text">* **Bahasa:** Python 3.x</text:span></text:p>
            <text:p text:style-name="Preformatted_20_Text"><text:span text:style-name="Source_20_Text">* **Framework:** Flask</text:span></text:p>
            <text:p text:style-name="Preformatted_20_Text"><text:span text:style-name="Source_20_Text">* **Database:** PostgreSQL</text:span></text:p>
            <text:p text:style-name="Preformatted_20_Text"><text:span text:style-name="Source_20_Text">* **ORM:** Flask-SQLAlchemy</text:span></text:p>
            <text:p text:style-name="Preformatted_20_Text"><text:span text:style-name="Source_20_Text">* **AI/ML:** TensorFlow/Keras (placeholder)</text:span></text:p>
            <text:p text:style-name="Preformatted_20_Text"><text:span text:style-name="Source_20_Text">* **Konfigurasi:** Python-dotenv</text:span></text:p>
            <text:p text:style-name="Preformatted_20_Text"/>
            <text:p text:style-name="Preformatted_20_Text"><text:span text:style-name="Source_20_Text">## Struktur Proyek</text:span></text:p>
            <text:p text:style-name="P147"/>
            <text:p text:style-name="Text_20_body">smartfarm_server/ ├── app/ # Paket utama aplikasi Flask │ ├── <text:span text:style-name="Strong_20_Emphasis">init</text:span>.py # Application Factory │ ├── api/ # Modul API (routes, schemas) │ ├── core/ # Modul logika bisnis (services) │ ├── models/ # Modul database (ORM models, koneksi) │ ├── ml/ # Modul AI/Machine Learning (utils, models) │ └── utils/ # Modul utilitas umum │ ├── migrations/ # (Opsional) Untuk Flask-Migrate/Alembic ├── tests/ # Unit &amp; Integration Tests ├── venv/ # Virtual Environment (diabaikan Git) ├── config.py # File konfigurasi Flask ├── wsgi.py # WSGI entry point (untuk Gunicorn/uWSGI) ├── run.py # Skrip untuk menjalankan server development ├── requirements.txt # Dependensi Python ├── .env_example # Contoh file environment variables ├── .gitignore # Konfigurasi Git ignore └── README.md # Dokumentasi ini</text:p>
            <text:p text:style-name="Preformatted_20_Text"/>
            <text:p text:style-name="Preformatted_20_Text"><text:span text:style-name="Source_20_Text">## Instruksi Setup</text:span></text:p>
            <text:p text:style-name="Preformatted_20_Text"/>
            <text:p text:style-name="Preformatted_20_Text"><text:span text:style-name="Source_20_Text">**Prasyarat:**</text:span></text:p>
            <text:p text:style-name="Preformatted_20_Text"/>
            <text:p text:style-name="Preformatted_20_Text"><text:span text:style-name="Source_20_Text">* Python 3.8 atau lebih baru.</text:span></text:p>
            <text:p text:style-name="Preformatted_20_Text"><text:span text:style-name="Source_20_Text">* Server PostgreSQL berjalan di mesin Anda atau dapat diakses.</text:span></text:p>
            <text:p text:style-name="Preformatted_20_Text"><text:span text:style-name="Source_20_Text">* `git` (untuk clone repository).</text:span></text:p>
            <text:p text:style-name="Preformatted_20_Text"><text:span text:style-name="Source_20_Text">* `pip` (Python package installer).</text:span></text:p>
            <text:p text:style-name="Preformatted_20_Text"/>
            <text:p text:style-name="Preformatted_20_Text"><text:span text:style-name="Source_20_Text">**Langkah-langkah:**</text:span></text:p>
            <text:p text:style-name="Preformatted_20_Text"><text:soft-page-break/></text:p>
            <text:p text:style-name="Preformatted_20_Text"><text:span text:style-name="Source_20_Text">1. <text:s/>**Clone Repository:**</text:span></text:p>
            <text:p text:style-name="Preformatted_20_Text"><text:span text:style-name="Source_20_Text"><text:s text:c="4"/>```bash</text:span></text:p>
            <text:p text:style-name="Preformatted_20_Text"><text:span text:style-name="Source_20_Text"><text:s text:c="4"/>git clone &lt;url_repository_anda&gt;</text:span></text:p>
            <text:p text:style-name="Preformatted_20_Text"><text:span text:style-name="Source_20_Text"><text:s text:c="4"/>cd smartfarm_server</text:span></text:p>
            <text:p text:style-name="Preformatted_20_Text"><text:span text:style-name="Source_20_Text"><text:s text:c="4"/>```</text:span></text:p>
            <text:p text:style-name="Preformatted_20_Text"/>
            <text:p text:style-name="Preformatted_20_Text"><text:span text:style-name="Source_20_Text">2. <text:s/>**Buat dan Aktifkan Virtual Environment:**</text:span></text:p>
            <text:p text:style-name="Preformatted_20_Text"><text:span text:style-name="Source_20_Text"><text:s text:c="4"/>```bash</text:span></text:p>
            <text:p text:style-name="Preformatted_20_Text"><text:span text:style-name="Source_20_Text"><text:s text:c="4"/>python -m venv venv</text:span></text:p>
            <text:p text:style-name="Preformatted_20_Text"><text:span text:style-name="Source_20_Text"><text:s text:c="4"/># Linux/macOS:</text:span></text:p>
            <text:p text:style-name="Preformatted_20_Text"><text:span text:style-name="Source_20_Text"><text:s text:c="4"/>source venv/bin/activate</text:span></text:p>
            <text:p text:style-name="Preformatted_20_Text"><text:span text:style-name="Source_20_Text"><text:s text:c="4"/># Windows:</text:span></text:p>
            <text:p text:style-name="Preformatted_20_Text"><text:span text:style-name="Source_20_Text"><text:s text:c="4"/># venv\Scripts\activate</text:span></text:p>
            <text:p text:style-name="Preformatted_20_Text"><text:span text:style-name="Source_20_Text"><text:s text:c="4"/>```</text:span></text:p>
            <text:p text:style-name="Preformatted_20_Text"/>
            <text:p text:style-name="Preformatted_20_Text"><text:span text:style-name="Source_20_Text">3. <text:s/>**Install Dependensi:**</text:span></text:p>
            <text:p text:style-name="Preformatted_20_Text"><text:span text:style-name="Source_20_Text"><text:s text:c="4"/>```bash</text:span></text:p>
            <text:p text:style-name="Preformatted_20_Text"><text:span text:style-name="Source_20_Text"><text:s text:c="4"/>pip install -r requirements.txt</text:span></text:p>
            <text:p text:style-name="Preformatted_20_Text"><text:span text:style-name="Source_20_Text"><text:s text:c="4"/>```</text:span></text:p>
            <text:p text:style-name="Preformatted_20_Text"/>
            <text:p text:style-name="Preformatted_20_Text"><text:span text:style-name="Source_20_Text">4. <text:s/>**Setup Database PostgreSQL:**</text:span></text:p>
            <text:p text:style-name="Preformatted_20_Text"><text:span text:style-name="Source_20_Text"><text:s text:c="4"/>* Pastikan server PostgreSQL Anda berjalan.</text:span></text:p>
            <text:p text:style-name="Preformatted_20_Text"><text:span text:style-name="Source_20_Text"><text:s text:c="4"/>* Buat database utama (dan database tes jika perlu) menggunakan `psql` atau tool admin DB Anda:</text:span></text:p>
            <text:p text:style-name="Preformatted_20_Text"><text:span text:style-name="Source_20_Text"><text:s text:c="8"/>```sql</text:span></text:p>
            <text:p text:style-name="Preformatted_20_Text"><text:span text:style-name="Source_20_Text"><text:s text:c="8"/>CREATE DATABASE smartfarm_db;</text:span></text:p>
            <text:p text:style-name="Preformatted_20_Text"><text:span text:style-name="Source_20_Text"><text:s text:c="8"/>CREATE DATABASE smartfarm_test_db; -- Opsional, untuk testing</text:span></text:p>
            <text:p text:style-name="Preformatted_20_Text"><text:span text:style-name="Source_20_Text"><text:s text:c="8"/>```</text:span></text:p>
            <text:p text:style-name="Preformatted_20_Text"><text:span text:style-name="Source_20_Text"><text:s text:c="4"/>* Salin file `.env_example` menjadi `.env`:</text:span></text:p>
            <text:p text:style-name="Preformatted_20_Text"><text:span text:style-name="Source_20_Text"><text:s text:c="8"/>```bash</text:span></text:p>
            <text:p text:style-name="Preformatted_20_Text"><text:span text:style-name="Source_20_Text"><text:s text:c="8"/>cp .env_example .env</text:span></text:p>
            <text:p text:style-name="Preformatted_20_Text"><text:span text:style-name="Source_20_Text"><text:s text:c="8"/>```</text:span></text:p>
            <text:p text:style-name="Preformatted_20_Text"><text:span text:style-name="Source_20_Text"><text:s text:c="4"/>* **Edit file `.env`**: Sesuaikan nilai `DATABASE_URL` (dan `TEST_DATABASE_URL` jika perlu) dengan username, password, host, port, dan nama database PostgreSQL Anda. Ganti juga `SECRET_KEY` dengan string acak yang aman.</text:span></text:p>
            <text:p text:style-name="Preformatted_20_Text"/>
            <text:p text:style-name="Preformatted_20_Text"><text:span text:style-name="Source_20_Text">5. <text:s/>**Buat Tabel Database:**</text:span></text:p>
            <text:p text:style-name="Preformatted_20_Text"><text:span text:style-name="Source_20_Text"><text:s text:c="4"/>* Buka Flask shell:</text:span></text:p>
            <text:p text:style-name="Preformatted_20_Text"><text:span text:style-name="Source_20_Text"><text:s text:c="8"/>```bash</text:span></text:p>
            <text:p text:style-name="Preformatted_20_Text"><text:span text:style-name="Source_20_Text"><text:s text:c="8"/>flask shell</text:span></text:p>
            <text:p text:style-name="Preformatted_20_Text"><text:span text:style-name="Source_20_Text"><text:s text:c="8"/>```</text:span></text:p>
            <text:p text:style-name="Preformatted_20_Text"><text:span text:style-name="Source_20_Text"><text:s text:c="4"/>* Di dalam shell, impor objek `db` dan jalankan `create_all()`:</text:span></text:p>
            <text:p text:style-name="Preformatted_20_Text"><text:span text:style-name="Source_20_Text"><text:s text:c="8"/>```python</text:span></text:p>
            <text:p text:style-name="Preformatted_20_Text"><text:span text:style-name="Source_20_Text"><text:s text:c="8"/>&gt;&gt;&gt; from app.models.database import db</text:span></text:p>
            <text:p text:style-name="Preformatted_20_Text"><text:span text:style-name="Source_20_Text"><text:s text:c="8"/>&gt;&gt;&gt; from app.models import models # Pastikan semua model terimpor</text:span></text:p>
            <text:p text:style-name="Preformatted_20_Text"><text:span text:style-name="Source_20_Text"><text:s text:c="8"/>&gt;&gt;&gt; db.create_all()</text:span></text:p>
            <text:p text:style-name="Preformatted_20_Text"><text:span text:style-name="Source_20_Text"><text:s text:c="8"/>&gt;&gt;&gt; exit()</text:span></text:p>
            <text:p text:style-name="Preformatted_20_Text"><text:span text:style-name="Source_20_Text"><text:s text:c="8"/>```</text:span></text:p>
            <text:p text:style-name="Preformatted_20_Text"><text:span text:style-name="Source_20_Text"><text:s text:c="4"/>* *(Catatan: Untuk pengelolaan skema database yang lebih baik di proyek nyata, disarankan menggunakan Flask-Migrate atau Alembic).*</text:span></text:p>
            <text:p text:style-name="Preformatted_20_Text"/>
            <text:p text:style-name="Preformatted_20_Text"><text:span text:style-name="Source_20_Text">## Menjalankan Aplikasi</text:span></text:p>
            <text:p text:style-name="Preformatted_20_Text"/>
            <text:p text:style-name="Preformatted_20_Text"><text:span text:style-name="Source_20_Text">**1. Server Development:**</text:span></text:p>
            <text:p text:style-name="Preformatted_20_Text"/>
            <text:p text:style-name="Preformatted_20_Text"><text:span text:style-name="Source_20_Text">* Jalankan perintah:</text:span></text:p>
            <text:p text:style-name="Preformatted_20_Text"><text:span text:style-name="Source_20_Text"><text:s text:c="4"/>```bash</text:span></text:p>
            <text:p text:style-name="Preformatted_20_Text"><text:span text:style-name="Source_20_Text"><text:s text:c="4"/>python run.py</text:span></text:p>
            <text:p text:style-name="Preformatted_20_Text"><text:span text:style-name="Source_20_Text"><text:s text:c="4"/>```</text:span></text:p>
            <text:p text:style-name="Preformatted_20_Text"><text:span text:style-name="Source_20_Text">* Server akan berjalan (biasanya di `http://127.0.0.1:5000/` atau `http://0.0.0.0:5000/`).</text:span></text:p>
            <text:p text:style-name="Preformatted_20_Text"><text:span text:style-name="Source_20_Text">* Anda bisa menguji endpoint health check di browser atau `curl`: `http://127.0.0.1:5000/health` (harus mengembalikan "OK").</text:span></text:p>
            <text:p text:style-name="Preformatted_20_Text"><text:soft-page-break/></text:p>
            <text:p text:style-name="Preformatted_20_Text"><text:span text:style-name="Source_20_Text">**2. Server Produksi (Contoh Gunicorn):**</text:span></text:p>
            <text:p text:style-name="Preformatted_20_Text"/>
            <text:p text:style-name="Preformatted_20_Text"><text:span text:style-name="Source_20_Text">* Pastikan `gunicorn` terinstal (`pip install gunicorn`).</text:span></text:p>
            <text:p text:style-name="Preformatted_20_Text"><text:span text:style-name="Source_20_Text">* Atur environment variable `FLASK_CONFIG`:</text:span></text:p>
            <text:p text:style-name="Preformatted_20_Text"><text:span text:style-name="Source_20_Text"><text:s text:c="4"/>```bash</text:span></text:p>
            <text:p text:style-name="Preformatted_20_Text"><text:span text:style-name="Source_20_Text"><text:s text:c="4"/>export FLASK_CONFIG=production</text:span></text:p>
            <text:p text:style-name="Preformatted_20_Text"><text:span text:style-name="Source_20_Text"><text:s text:c="4"/>```</text:span></text:p>
            <text:p text:style-name="Preformatted_20_Text"><text:span text:style-name="Source_20_Text">* Jalankan Gunicorn:</text:span></text:p>
            <text:p text:style-name="Preformatted_20_Text"><text:span text:style-name="Source_20_Text"><text:s text:c="4"/>```bash</text:span></text:p>
            <text:p text:style-name="Preformatted_20_Text"><text:span text:style-name="Source_20_Text"><text:s text:c="4"/>gunicorn --bind 0.0.0.0:5000 wsgi:application</text:span></text:p>
            <text:p text:style-name="Preformatted_20_Text"><text:span text:style-name="Source_20_Text"><text:s text:c="4"/>```</text:span></text:p>
            <text:p text:style-name="Preformatted_20_Text"><text:span text:style-name="Source_20_Text"><text:s text:c="4"/>*(Sesuaikan host/port dan jumlah worker sesuai kebutuhan)*</text:span></text:p>
            <text:p text:style-name="Preformatted_20_Text"/>
            <text:p text:style-name="Preformatted_20_Text"><text:span text:style-name="Source_20_Text">## API Endpoints Utama</text:span></text:p>
            <text:p text:style-name="Preformatted_20_Text"/>
            <text:p text:style-name="Preformatted_20_Text"><text:span text:style-name="Source_20_Text">* `GET /api/v1/health`: Memeriksa status server.</text:span></text:p>
            <text:p text:style-name="Preformatted_20_Text"><text:span text:style-name="Source_20_Text">* `POST /api/v1/areas`: Membuat area tanam baru.</text:span></text:p>
            <text:p text:style-name="Preformatted_20_Text"><text:span text:style-name="Source_20_Text">* `GET /api/v1/areas`: Mendapatkan daftar semua area.</text:span></text:p>
            <text:p text:style-name="Preformatted_20_Text"><text:span text:style-name="Source_20_Text">* `GET /api/v1/areas/&lt;int:area_id&gt;`: Mendapatkan detail satu area.</text:span></text:p>
            <text:p text:style-name="Preformatted_20_Text"><text:span text:style-name="Source_20_Text">* `POST /api/v1/ingest`: Mengirim data pembacaan sensor.</text:span></text:p>
            <text:p text:style-name="Preformatted_20_Text"><text:span text:style-name="Source_20_Text">* `GET /api/v1/areas/&lt;int:area_id&gt;/status`: Mendapatkan data sensor terakhir untuk area tersebut.</text:span></text:p>
            <text:p text:style-name="Preformatted_20_Text"><text:span text:style-name="Source_20_Text">* `GET /api/v1/areas/&lt;int:area_id&gt;/history`: Mendapatkan riwayat data sensor (parameter opsional: `sensor_type`, `start`, `end`).</text:span></text:p>
            <text:p text:style-name="Preformatted_20_Text"><text:span text:style-name="Source_20_Text">* `GET /api/v1/areas/&lt;int:area_id&gt;/recommendations`: Mendapatkan rekomendasi perawatan.</text:span></text:p>
            <text:p text:style-name="Preformatted_20_Text"><text:span text:style-name="Source_20_Text">* `GET /api/v1/areas/&lt;int:area_id&gt;/predictions`: Mendapatkan prediksi panen.</text:span></text:p>
            <text:p text:style-name="Preformatted_20_Text"/>
            <text:p text:style-name="Preformatted_20_Text"><text:span text:style-name="Source_20_Text">*(Lihat `app/api/routes.py` untuk detail implementasi)*</text:span></text:p>
            <text:p text:style-name="Preformatted_20_Text"/>
            <text:p text:style-name="Preformatted_20_Text"><text:span text:style-name="Source_20_Text">## Menjalankan Tests (TODO)</text:span></text:p>
            <text:p text:style-name="Preformatted_20_Text"/>
            <text:p text:style-name="Preformatted_20_Text"><text:span text:style-name="Source_20_Text">*(Instruksi untuk menjalankan tes akan ditambahkan di sini setelah tes dibuat, contoh:)*</text:span></text:p>
            <text:p text:style-name="Preformatted_20_Text"><text:span text:style-name="Source_20_Text">```bash</text:span></text:p>
            <text:p text:style-name="Preformatted_20_Text"><text:span text:style-name="Source_20_Text"># pip install pytest # Jika belum</text:span></text:p>
            <text:p text:style-name="P147"><text:span text:style-name="Source_20_Text"># python -m pytest tests/</text:span></text:p>
            <text:h text:style-name="Heading_20_2" text:outline-level="2">TODO / Pengembangan Selanjutnya</text:h>
            <text:list xml:id="list8595078368769269988" text:style-name="L29">
              <text:list-item>
                <text:p text:style-name="P98">Implementasi fungsionalitas Update dan Delete untuk Area/Sensor. </text:p>
              </text:list-item>
              <text:list-item>
                <text:p text:style-name="P98">Integrasi model Machine Learning aktual untuk rekomendasi &amp; prediksi. </text:p>
              </text:list-item>
              <text:list-item>
                <text:p text:style-name="P98">Implementasi Unit Tests dan Integration Tests. </text:p>
              </text:list-item>
              <text:list-item>
                <text:p text:style-name="P98">Tambahkan mekanisme Autentikasi &amp; Autorisasi API (misal: JWT). </text:p>
              </text:list-item>
              <text:list-item>
                <text:p text:style-name="P98">Gunakan Flask-Migrate/Alembic untuk migrasi skema database. </text:p>
              </text:list-item>
              <text:list-item>
                <text:p text:style-name="P98">Implementasi logging yang lebih baik. </text:p>
              </text:list-item>
              <text:list-item>
                <text:p text:style-name="P98">Setup CI/CD pipeline. </text:p>
              </text:list-item>
              <text:list-item>
                <text:p text:style-name="P29">Containerisasi dengan Docker. </text:p>
              </text:list-item>
            </text:list>
            <text:p text:style-name="Preformatted_20_Text"/>
            <text:p text:style-name="Preformatted_20_Text"><text:span text:style-name="Source_20_Text">**Penjelasan:**</text:span></text:p>
            <text:p text:style-name="Preformatted_20_Text"/>
            <text:p text:style-name="Preformatted_20_Text"><text:span text:style-name="Source_20_Text">1. <text:s/>**Format Markdown:** Menggunakan heading (`#`, `##`), list (`*`, `-`), dan blok kode (``` ```) agar mudah dibaca.</text:span></text:p>
            <text:p text:style-name="Preformatted_20_Text"><text:span text:style-name="Source_20_Text">2. <text:s/>**Informasi Esensial:** Mencakup deskripsi proyek, teknologi, struktur, cara setup, cara menjalankan, daftar API, dan rencana pengembangan.</text:span></text:p>
            <text:p text:style-name="Preformatted_20_Text"><text:span text:style-name="Source_20_Text">3. <text:s/>**Setup Database:** Menjelaskan langkah penting membuat database dan tabel (menggunakan metode `flask shell` karena belum ada migrasi).</text:span></text:p>
            <text:p text:style-name="Preformatted_20_Text"><text:span text:style-name="Source_20_Text">4. <text:s/>**Menjalankan Aplikasi:** Memberikan perintah untuk server development dan </text:span><text:soft-page-break/><text:span text:style-name="Source_20_Text">contoh untuk produksi dengan Gunicorn.</text:span></text:p>
            <text:p text:style-name="Preformatted_20_Text"><text:span text:style-name="Source_20_Text">5. <text:s/>**Placeholder:** Bagian *Testing* dan *TODO* menunjukkan bahwa ini adalah dokumentasi awal dan ada area yang perlu dikembangkan.</text:span></text:p>
            <text:p text:style-name="Preformatted_20_Text"/>
            <text:p text:style-name="Preformatted_20_Text"><text:span text:style-name="Source_20_Text">---</text:span></text:p>
            <text:p text:style-name="Preformatted_20_Text"/>
            <text:p text:style-name="Preformatted_20_Text"><text:span text:style-name="Source_20_Text">Ini melengkapi pembuatan kerangka dasar untuk semua file dalam struktur proyek server SmartFarm Monitor sesuai permintaan Tugas 4. Kode di setiap file saat ini berisi implementasi dasar atau placeholder, yang siap untuk dikembangkan lebih lanjut.</text:span></text:p>
            <text:p text:style-name="Preformatted_20_Text"/>
            <text:p text:style-name="P147"><text:span text:style-name="Source_20_Text">Saya siap untuk pertanyaan atau tugas berikutnya!</text:span></text:p>
          </text:section>
          <text:section text:style-name="Sect1" text:name="feedback-form-25">
            <text:p text:style-name="P69"/>
          </text:section>
        </text:section>
        <text:section text:style-name="Sect1" text:name="0b85f97de78361b7">
          <text:p text:style-name="Text_20_body"/>
          <text:section text:style-name="Sect1" text:name="user-query-content-26">
            <text:p text:style-name="P145">Tugas 5 : <text:s/>Menyusun Konsep Rancangan Aplikasi Client </text:p>
          </text:section>
          <text:p text:style-name="P69">Tampilkan alur berpikir</text:p>
          <text:section text:style-name="Sect2" text:name="model-response-message-contentr_0b85f97de78361b7">
            <text:p text:style-name="Text_20_body">Baik, mari kita susun konsep rancangan untuk Aplikasi Klien 'SmartFarm Monitor'. Mengingat target audiens dan kebutuhan untuk <text:span text:style-name="Emphasis">local deployment</text:span>, kita akan fokus pada <text:span text:style-name="Strong_20_Emphasis">Aplikasi Web</text:span> menggunakan <text:span text:style-name="Strong_20_Emphasis">React</text:span> sebagai pilihan utama.</text:p>
            <text:p text:style-name="Text_20_body"><text:span text:style-name="Strong_20_Emphasis">Pilihan Teknologi Klien (untuk Local Deployment):</text:span></text:p>
            <text:list xml:id="list3530889322476755296" text:style-name="L30">
              <text:list-item>
                <text:p text:style-name="P99"><text:span text:style-name="Strong_20_Emphasis">Framework/Library:</text:span> React.js </text:p>
              </text:list-item>
              <text:list-item>
                <text:p text:style-name="P99"><text:span text:style-name="Strong_20_Emphasis">Visualisasi Data:</text:span> Chart.js (via <text:span text:style-name="Source_20_Text">react-chartjs-2</text:span>) </text:p>
              </text:list-item>
              <text:list-item>
                <text:p text:style-name="P99"><text:span text:style-name="Strong_20_Emphasis">Routing:</text:span> React Router (<text:span text:style-name="Source_20_Text">react-router-dom</text:span>) </text:p>
              </text:list-item>
              <text:list-item>
                <text:p text:style-name="P99"><text:span text:style-name="Strong_20_Emphasis">API Calls:</text:span> Fetch API (bawaan browser) atau Axios </text:p>
              </text:list-item>
              <text:list-item>
                <text:p text:style-name="P30"><text:span text:style-name="Strong_20_Emphasis">Styling:</text:span> CSS biasa / CSS Modules (untuk kemudahan awal) </text:p>
              </text:list-item>
            </text:list>
            <text:p text:style-name="Horizontal_20_Line"/>
            <text:p text:style-name="Text_20_body"><text:span text:style-name="Strong_20_Emphasis">Konsep Rancangan Aplikasi Klien: SmartFarm Monitor (Web - React)</text:span></text:p>
            <text:p text:style-name="Text_20_body">Aplikasi klien adalah antarmuka pengguna (UI) yang memungkinkan pengguna (petani, manajer, developer) berinteraksi dengan data dan fungsionalitas yang disediakan oleh server SmartFarm Monitor. Tujuannya adalah menyajikan informasi kondisi lahan, rekomendasi, dan prediksi secara jelas dan mudah dipahami.</text:p>
            <text:p text:style-name="Text_20_body"><text:span text:style-name="Strong_20_Emphasis">1. Arsitektur Umum (Single Page Application - SPA)</text:span></text:p>
            <text:p text:style-name="Text_20_body">Kita akan membangun aplikasi web sebagai <text:span text:style-name="Emphasis">Single Page Application</text:span> (SPA) menggunakan React. Pendekatan ini memberikan pengalaman pengguna yang mulus seperti aplikasi desktop, di mana perpindahan antar halaman terjadi tanpa perlu <text:span text:style-name="Emphasis">reload</text:span> seluruh halaman dari server.</text:p>
            <text:list xml:id="list7678940384164779604" text:style-name="L31">
              <text:list-item>
                <text:p text:style-name="P100"><text:span text:style-name="Strong_20_Emphasis">Komponen:</text:span> UI akan dibangun dari komponen-komponen React yang independen dan dapat digunakan kembali (misalnya: <text:span text:style-name="Source_20_Text">AreaCard</text:span>, <text:span text:style-name="Source_20_Text">SensorChart</text:span>, <text:span text:style-name="Source_20_Text">RecommendationItem</text:span>). </text:p>
              </text:list-item>
              <text:list-item>
                <text:p text:style-name="P100"><text:span text:style-name="Strong_20_Emphasis">State Management:</text:span> Kondisi atau data aplikasi (seperti data sensor yang diambil dari API, pilihan pengguna) akan dikelola dalam <text:span text:style-name="Emphasis">state</text:span> komponen. Untuk state yang perlu dibagikan antar komponen, kita bisa mulai dengan React Context API. </text:p>
              </text:list-item>
              <text:list-item>
                <text:p text:style-name="P100"><text:span text:style-name="Strong_20_Emphasis">Routing:</text:span> Perpindahan antar halaman (misalnya dari Dashboard ke Detail Area) akan ditangani di sisi klien menggunakan React Router. </text:p>
              </text:list-item>
              <text:list-item>
                <text:p text:style-name="P31"><text:span text:style-name="Strong_20_Emphasis">API Interaction:</text:span> Klien akan berkomunikasi dengan API server (Flask) secara asinkron untuk mengambil data atau mengirim perintah (misalnya, membuat area baru). </text:p>
              </text:list-item>
            </text:list>
            <text:p text:style-name="Text_20_body"><text:span text:style-name="Strong_20_Emphasis">2. Rincian Komponen Utama / Halaman</text:span></text:p>
            <text:p text:style-name="Text_20_body">Struktur halaman dan komponen utama yang direncanakan:</text:p>
            <text:list xml:id="list4832557973778705747" text:style-name="L32">
              <text:list-item>
                <text:p text:style-name="P101"><text:soft-page-break/><text:span text:style-name="Strong_20_Emphasis"><text:span text:style-name="Source_20_Text">App.js</text:span></text:span><text:span text:style-name="Strong_20_Emphasis"> / Layout Utama:</text:span> Komponen induk yang mengatur struktur dasar halaman (misalnya, header/navbar, area konten utama) dan routing. </text:p>
              </text:list-item>
              <text:list-item>
                <text:p text:style-name="P101"><text:span text:style-name="Strong_20_Emphasis"><text:span text:style-name="Source_20_Text">/</text:span></text:span><text:span text:style-name="Strong_20_Emphasis"> atau </text:span><text:span text:style-name="Strong_20_Emphasis"><text:span text:style-name="Source_20_Text">/dashboard</text:span></text:span><text:span text:style-name="Strong_20_Emphasis"> (Dashboard Page):</text:span> </text:p>
                <text:list>
                  <text:list-item>
                    <text:p text:style-name="P101"><text:span text:style-name="Strong_20_Emphasis">Tujuan:</text:span> Menampilkan ringkasan semua area pertanian yang terdaftar. </text:p>
                  </text:list-item>
                  <text:list-item>
                    <text:p text:style-name="P101"><text:span text:style-name="Strong_20_Emphasis">Komponen:</text:span> <text:span text:style-name="Source_20_Text">DashboardPage.js</text:span>, <text:span text:style-name="Source_20_Text">AreaSummaryCard.js</text:span>. </text:p>
                  </text:list-item>
                  <text:list-item>
                    <text:p text:style-name="P101"><text:span text:style-name="Strong_20_Emphasis">Data:</text:span> Mengambil data dari <text:span text:style-name="Source_20_Text">GET /api/v1/areas</text:span>. Setiap <text:span text:style-name="Source_20_Text">AreaSummaryCard</text:span> menampilkan nama area, tipe tanaman, dan mungkin satu atau dua status kunci (misal: suhu terakhir). Kartu ini berfungsi sebagai link ke halaman detail area. </text:p>
                  </text:list-item>
                </text:list>
              </text:list-item>
              <text:list-item>
                <text:p text:style-name="P101"><text:span text:style-name="Strong_20_Emphasis"><text:span text:style-name="Source_20_Text">/areas/:areaId</text:span></text:span><text:span text:style-name="Strong_20_Emphasis"> (Area Detail Page):</text:span> </text:p>
                <text:list>
                  <text:list-item>
                    <text:p text:style-name="P101"><text:span text:style-name="Strong_20_Emphasis">Tujuan:</text:span> Menampilkan informasi lengkap untuk satu area spesifik. <text:span text:style-name="Source_20_Text">:areaId</text:span> adalah parameter dinamis dari URL. </text:p>
                  </text:list-item>
                  <text:list-item>
                    <text:p text:style-name="P101"><text:span text:style-name="Strong_20_Emphasis">Komponen:</text:span> <text:span text:style-name="Source_20_Text">AreaDetailPage.js</text:span>. Di dalamnya terdapat sub-komponen: </text:p>
                    <text:list>
                      <text:list-item>
                        <text:p text:style-name="P101"><text:span text:style-name="Strong_20_Emphasis"><text:span text:style-name="Source_20_Text">RealtimeStatus.js</text:span></text:span><text:span text:style-name="Strong_20_Emphasis">:</text:span> Menampilkan pembacaan sensor <text:span text:style-name="Emphasis">terbaru</text:span>. Mengambil data dari <text:span text:style-name="Source_20_Text">GET /api/v1/areas/{areaId}/status</text:span>. Bisa menggunakan <text:span text:style-name="Source_20_Text">SensorReadingCard.js</text:span> untuk tiap sensor (menampilkan tipe sensor, nilai, unit, waktu update) atau representasi visual sederhana (gauge - perlu library tambahan atau Chart.js custom). </text:p>
                      </text:list-item>
                      <text:list-item>
                        <text:p text:style-name="P101"><text:span text:style-name="Strong_20_Emphasis"><text:span text:style-name="Source_20_Text">HistoricalData.js</text:span></text:span><text:span text:style-name="Strong_20_Emphasis">:</text:span> Menampilkan grafik riwayat data sensor. Mengambil data dari <text:span text:style-name="Source_20_Text">GET /api/v1/areas/{areaId}/history</text:span>. </text:p>
                        <text:list>
                          <text:list-item>
                            <text:p text:style-name="P101">Memiliki kontrol untuk memilih tipe sensor (dropdown) dan rentang waktu (tombol 24jam, 7hari, custom date range picker). </text:p>
                          </text:list-item>
                          <text:list-item>
                            <text:p text:style-name="P101">Menggunakan komponen <text:span text:style-name="Source_20_Text">SensorHistoryChart.js</text:span> (wrapper untuk Chart.js) untuk menampilkan grafik garis (line chart) dari data historis yang dipilih. </text:p>
                          </text:list-item>
                        </text:list>
                      </text:list-item>
                      <text:list-item>
                        <text:p text:style-name="P101"><text:span text:style-name="Strong_20_Emphasis"><text:span text:style-name="Source_20_Text">RecommendationsDisplay.js</text:span></text:span><text:span text:style-name="Strong_20_Emphasis">:</text:span> Menampilkan daftar rekomendasi perawatan. Mengambil data dari <text:span text:style-name="Source_20_Text">GET /api/v1/areas/{areaId}/recommendations</text:span>. Menggunakan <text:span text:style-name="Source_20_Text">RecommendationItem.js</text:span>. </text:p>
                      </text:list-item>
                      <text:list-item>
                        <text:p text:style-name="P101"><text:span text:style-name="Strong_20_Emphasis"><text:span text:style-name="Source_20_Text">PredictionsDisplay.js</text:span></text:span><text:span text:style-name="Strong_20_Emphasis">:</text:span> Menampilkan prediksi hasil panen. Mengambil data dari <text:span text:style-name="Source_20_Text">GET /api/v1/areas/{areaId}/predictions</text:span>. </text:p>
                      </text:list-item>
                    </text:list>
                  </text:list-item>
                  <text:list-item>
                    <text:p text:style-name="P101"><text:span text:style-name="Strong_20_Emphasis">Data:</text:span> Halaman ini akan melakukan beberapa panggilan API saat dimuat untuk mendapatkan semua data yang relevan dengan <text:span text:style-name="Source_20_Text">areaId</text:span> tersebut. </text:p>
                  </text:list-item>
                </text:list>
              </text:list-item>
              <text:list-item>
                <text:p text:style-name="P101"><text:span text:style-name="Strong_20_Emphasis"><text:span text:style-name="Source_20_Text">/manage-areas</text:span></text:span><text:span text:style-name="Strong_20_Emphasis"> (Area Management Page):</text:span> </text:p>
                <text:list>
                  <text:list-item>
                    <text:p text:style-name="P101"><text:span text:style-name="Strong_20_Emphasis">Tujuan:</text:span> Antarmuka untuk menambah (dan nanti mungkin mengedit/menghapus) area pertanian. </text:p>
                  </text:list-item>
                  <text:list-item>
                    <text:p text:style-name="P101"><text:span text:style-name="Strong_20_Emphasis">Komponen:</text:span> <text:span text:style-name="Source_20_Text">ManageAreasPage.js</text:span>, <text:span text:style-name="Source_20_Text">AreaForm.js</text:span>. </text:p>
                  </text:list-item>
                  <text:list-item>
                    <text:p text:style-name="P32"><text:span text:style-name="Strong_20_Emphasis">Data:</text:span> Form akan mengirim data ke <text:span text:style-name="Source_20_Text">POST /api/v1/areas</text:span>. Bisa juga menampilkan daftar area yang sudah ada (mengambil dari <text:span text:style-name="Source_20_Text">GET /api/v1/areas</text:span>). </text:p>
                  </text:list-item>
                </text:list>
              </text:list-item>
            </text:list>
            <text:p text:style-name="Text_20_body"><text:span text:style-name="Strong_20_Emphasis">3. Alur Kerja Pengguna (Contoh)</text:span></text:p>
            <text:list xml:id="list3127634918571385073" text:style-name="L33">
              <text:list-item>
                <text:p text:style-name="P102">Pengguna membuka aplikasi web. </text:p>
              </text:list-item>
              <text:list-item>
                <text:p text:style-name="P102">Aplikasi menampilkan halaman Dashboard (<text:span text:style-name="Source_20_Text">/dashboard</text:span>). Komponen <text:span text:style-name="Source_20_Text">DashboardPage</text:span> melakukan fetch ke <text:span text:style-name="Source_20_Text">GET /api/v1/areas</text:span>. Data area ditampilkan sebagai kartu (<text:span text:style-name="Source_20_Text">AreaSummaryCard</text:span>). </text:p>
              </text:list-item>
              <text:list-item>
                <text:p text:style-name="P102">Pengguna mengklik salah satu kartu area. </text:p>
              </text:list-item>
              <text:list-item>
                <text:p text:style-name="P102">Aplikasi, menggunakan React Router, menavigasi ke halaman Detail Area (<text:span text:style-name="Source_20_Text">/areas/123</text:span> - contoh ID 123). </text:p>
              </text:list-item>
              <text:list-item>
                <text:p text:style-name="P102"><text:soft-page-break/>Komponen <text:span text:style-name="Source_20_Text">AreaDetailPage</text:span> dimuat. Ia mengambil <text:span text:style-name="Source_20_Text">areaId</text:span> (123) dari URL. </text:p>
              </text:list-item>
              <text:list-item>
                <text:p text:style-name="P102"><text:span text:style-name="Source_20_Text">AreaDetailPage</text:span> melakukan beberapa fetch API secara bersamaan: </text:p>
                <text:list>
                  <text:list-item>
                    <text:p text:style-name="P102"><text:span text:style-name="Source_20_Text">GET /api/v1/areas/123/status</text:span> -&gt; data ditampilkan di <text:span text:style-name="Source_20_Text">RealtimeStatus</text:span>. </text:p>
                  </text:list-item>
                  <text:list-item>
                    <text:p text:style-name="P102"><text:span text:style-name="Source_20_Text">GET /api/v1/areas/123/recommendations</text:span> -&gt; data ditampilkan di <text:span text:style-name="Source_20_Text">RecommendationsDisplay</text:span>. </text:p>
                  </text:list-item>
                  <text:list-item>
                    <text:p text:style-name="P102"><text:span text:style-name="Source_20_Text">GET /api/v1/areas/123/predictions</text:span> -&gt; data ditampilkan di <text:span text:style-name="Source_20_Text">PredictionsDisplay</text:span>. </text:p>
                  </text:list-item>
                  <text:list-item>
                    <text:p text:style-name="P102"><text:span text:style-name="Source_20_Text">GET /api/v1/areas/123/history?period=24h</text:span> (misal default 24 jam) -&gt; data ditampilkan di <text:span text:style-name="Source_20_Text">HistoricalData</text:span> menggunakan <text:span text:style-name="Source_20_Text">SensorHistoryChart</text:span>. </text:p>
                  </text:list-item>
                </text:list>
              </text:list-item>
              <text:list-item>
                <text:p text:style-name="P33">Pengguna memilih "7 hari" pada bagian riwayat. Komponen <text:span text:style-name="Source_20_Text">HistoricalData</text:span> melakukan fetch baru ke <text:span text:style-name="Source_20_Text">GET /api/v1/areas/123/history?period=7d</text:span> (atau dengan parameter <text:span text:style-name="Source_20_Text">start</text:span> &amp; <text:span text:style-name="Source_20_Text">end</text:span>). Chart diperbarui dengan data baru. </text:p>
              </text:list-item>
            </text:list>
            <text:p text:style-name="Text_20_body"><text:span text:style-name="Strong_20_Emphasis">4. Interaksi dengan Server API</text:span></text:p>
            <text:list xml:id="list15903159955639548" text:style-name="L34">
              <text:list-item>
                <text:p text:style-name="P103">Menggunakan <text:span text:style-name="Source_20_Text">Workspace</text:span> API bawaan browser atau library <text:span text:style-name="Source_20_Text">axios</text:span> untuk melakukan HTTP request ke server Flask (yang berjalan di <text:span text:style-name="Source_20_Text">localhost:5000</text:span> saat development). </text:p>
              </text:list-item>
              <text:list-item>
                <text:p text:style-name="P103">Perlu menetapkan <text:span text:style-name="Emphasis">base URL</text:span> API server di konfigurasi klien. </text:p>
              </text:list-item>
              <text:list-item>
                <text:p text:style-name="P103">Mengelola <text:span text:style-name="Emphasis">state</text:span> penanganan data: <text:span text:style-name="Emphasis">loading</text:span> (saat request sedang berjalan), <text:span text:style-name="Emphasis">success</text:span> (data diterima), <text:span text:style-name="Emphasis">error</text:span> (jika request gagal). Menampilkan indikator loading atau pesan error kepada pengguna. </text:p>
              </text:list-item>
              <text:list-item>
                <text:p text:style-name="P34"><text:span text:style-name="Strong_20_Emphasis">Penting (Local Development):</text:span> Server Flask perlu dikonfigurasi untuk menangani <text:span text:style-name="Emphasis">Cross-Origin Resource Sharing</text:span> (CORS) agar browser mengizinkan aplikasi React (yang berjalan di port berbeda, misal 3000) untuk meminta data dari server (port 5000). Ini biasanya dilakukan dengan ekstensi <text:span text:style-name="Source_20_Text">Flask-CORS</text:span> di sisi server. </text:p>
              </text:list-item>
            </text:list>
            <text:p text:style-name="Text_20_body"><text:span text:style-name="Strong_20_Emphasis">5. Deployment Lokal</text:span></text:p>
            <text:list xml:id="list8428936004011404397" text:style-name="L35">
              <text:list-item>
                <text:p text:style-name="P104">Menjalankan server development React (misalnya, <text:span text:style-name="Source_20_Text">npm start</text:span> jika menggunakan Create React App atau <text:span text:style-name="Source_20_Text">vite</text:span> jika menggunakan Vite). Ini biasanya akan membuka aplikasi di browser pada <text:span text:style-name="Source_20_Text">localhost:3000</text:span> (atau port lain). </text:p>
              </text:list-item>
              <text:list-item>
                <text:p text:style-name="P104">Memastikan server Flask juga berjalan (<text:span text:style-name="Source_20_Text">python run.py</text:span>). </text:p>
              </text:list-item>
              <text:list-item>
                <text:p text:style-name="P35">Memastikan konfigurasi CORS di server Flask sudah benar. </text:p>
              </text:list-item>
            </text:list>
            <text:p text:style-name="Text_20_body"><text:span text:style-name="Strong_20_Emphasis">6. Pertimbangan Masa Depan</text:span></text:p>
            <text:list xml:id="list8969775541219822439" text:style-name="L36">
              <text:list-item>
                <text:p text:style-name="P105"><text:span text:style-name="Strong_20_Emphasis">State Management Lanjutan:</text:span> Jika aplikasi semakin kompleks, pertimbangkan Redux, Zustand, atau Jotai. </text:p>
              </text:list-item>
              <text:list-item>
                <text:p text:style-name="P105"><text:span text:style-name="Strong_20_Emphasis">UI Library:</text:span> Menggunakan Material UI, Chakra UI, Ant Design, atau Tailwind CSS untuk mempercepat pengembangan UI dan mendapatkan tampilan yang konsisten. </text:p>
              </text:list-item>
              <text:list-item>
                <text:p text:style-name="P105"><text:span text:style-name="Strong_20_Emphasis">Real-time Updates:</text:span> Menggunakan WebSocket (membutuhkan dukungan server) agar data status/rekomendasi diperbarui secara otomatis tanpa perlu refresh manual. </text:p>
              </text:list-item>
              <text:list-item>
                <text:p text:style-name="P105"><text:span text:style-name="Strong_20_Emphasis">Mobile App:</text:span> Mengembangkan aplikasi mobile native (Android/iOS) atau cross-platform (React Native/Flutter) yang menggunakan API server yang sama. </text:p>
              </text:list-item>
              <text:list-item>
                <text:p text:style-name="P105"><text:span text:style-name="Strong_20_Emphasis">Autentikasi:</text:span> Menambahkan halaman login dan mengamankan API menggunakan token (misal: JWT). </text:p>
              </text:list-item>
              <text:list-item>
                <text:p text:style-name="P36"><text:span text:style-name="Strong_20_Emphasis">PWA (Progressive Web App):</text:span> Menambahkan fitur PWA agar aplikasi bisa diinstal dan bekerja offline (terbatas). </text:p>
              </text:list-item>
            </text:list>
            <text:p text:style-name="Horizontal_20_Line"/>
            <text:p text:style-name="Text_20_body">Konsep ini memberikan panduan untuk membangun antarmuka pengguna web yang fungsional untuk SmartFarm Monitor menggunakan React. Fokusnya adalah menyajikan data dari API server <text:soft-page-break/>secara efektif kepada pengguna. Siap untuk tugas berikutnya?</text:p>
          </text:section>
          <text:section text:style-name="Sect1" text:name="feedback-form-26">
            <text:p text:style-name="P69"/>
          </text:section>
        </text:section>
        <text:section text:style-name="Sect1" text:name="bfd308f630715105">
          <text:p text:style-name="Text_20_body"/>
          <text:section text:style-name="Sect1" text:name="user-query-content-27">
            <text:p text:style-name="P145">Tugas 6 : Membuat Struktur Proyek Aplikasi Client </text:p>
          </text:section>
          <text:p text:style-name="P69">Tampilkan alur berpikir</text:p>
          <text:section text:style-name="Sect2" text:name="model-response-message-contentr_bfd308f630715105">
            <text:p text:style-name="Text_20_body">Oke, mari kita susun struktur direktori (proyek) yang umum digunakan untuk aplikasi klien berbasis React. Struktur ini membantu mengorganisir kode berdasarkan fungsi dan memudahkan navigasi serta pemeliharaan. Struktur ini kompatibel dengan setup yang dihasilkan oleh tools seperti Create React App (CRA) atau Vite.</text:p>
            <text:p text:style-name="Preformatted_20_Text"><text:span text:style-name="Source_20_Text">smartfarm_client/ <text:s text:c="13"/>&lt;-- Direktori root proyek client</text:span></text:p>
            <text:p text:style-name="Preformatted_20_Text"><text:span text:style-name="Source_20_Text">│</text:span></text:p>
            <text:p text:style-name="Preformatted_20_Text"><text:span text:style-name="Source_20_Text">├── public/ <text:s text:c="19"/>&lt;-- Aset statis yang di-serve langsung</text:span></text:p>
            <text:p text:style-name="Preformatted_20_Text"><text:span text:style-name="Source_20_Text">│ <text:s text:c="2"/>├── index.html <text:s text:c="12"/># Template HTML utama</text:span></text:p>
            <text:p text:style-name="Preformatted_20_Text"><text:span text:style-name="Source_20_Text">│ <text:s text:c="2"/>├── favicon.ico <text:s text:c="11"/># Ikon tab browser</text:span></text:p>
            <text:p text:style-name="Preformatted_20_Text"><text:span text:style-name="Source_20_Text">│ <text:s text:c="2"/>├── logo192.png <text:s text:c="11"/># Logo untuk PWA/manifest</text:span></text:p>
            <text:p text:style-name="Preformatted_20_Text"><text:span text:style-name="Source_20_Text">│ <text:s text:c="2"/>├── logo512.png <text:s text:c="11"/># Logo untuk PWA/manifest</text:span></text:p>
            <text:p text:style-name="Preformatted_20_Text"><text:span text:style-name="Source_20_Text">│ <text:s text:c="2"/>└── manifest.json <text:s text:c="9"/># Metadata untuk PWA</text:span></text:p>
            <text:p text:style-name="Preformatted_20_Text"><text:span text:style-name="Source_20_Text">│ <text:s text:c="2"/>└── robots.txt <text:s text:c="12"/># Instruksi untuk web crawler</text:span></text:p>
            <text:p text:style-name="Preformatted_20_Text"><text:span text:style-name="Source_20_Text">│</text:span></text:p>
            <text:p text:style-name="Preformatted_20_Text"><text:span text:style-name="Source_20_Text">├── src/ <text:s text:c="22"/>&lt;-- Direktori utama source code React</text:span></text:p>
            <text:p text:style-name="Preformatted_20_Text"><text:span text:style-name="Source_20_Text">│ <text:s text:c="2"/>│</text:span></text:p>
            <text:p text:style-name="Preformatted_20_Text"><text:span text:style-name="Source_20_Text">│ <text:s text:c="2"/>├── App.js <text:s text:c="16"/># Komponen aplikasi utama (routing, layout)</text:span></text:p>
            <text:p text:style-name="Preformatted_20_Text"><text:span text:style-name="Source_20_Text">│ <text:s text:c="2"/>├── index.js <text:s text:c="14"/># Titik masuk aplikasi (render App ke DOM)</text:span></text:p>
            <text:p text:style-name="Preformatted_20_Text"><text:span text:style-name="Source_20_Text">│ <text:s text:c="2"/>├── index.css <text:s text:c="13"/># File CSS global utama</text:span></text:p>
            <text:p text:style-name="Preformatted_20_Text"><text:span text:style-name="Source_20_Text">│ <text:s text:c="2"/>├── reportWebVitals.js <text:s text:c="4"/># (Opsional - dari CRA) Untuk pengukuran performa</text:span></text:p>
            <text:p text:style-name="Preformatted_20_Text"><text:span text:style-name="Source_20_Text">│ <text:s text:c="2"/>├── setupTests.js <text:s text:c="9"/># (Opsional - dari CRA) Konfigurasi untuk testing</text:span></text:p>
            <text:p text:style-name="Preformatted_20_Text"><text:span text:style-name="Source_20_Text">│ <text:s text:c="2"/>│</text:span></text:p>
            <text:p text:style-name="Preformatted_20_Text"><text:span text:style-name="Source_20_Text">│ <text:s text:c="2"/>├── assets/ <text:s text:c="15"/># Aset yang diimpor ke komponen (gambar, font)</text:span></text:p>
            <text:p text:style-name="Preformatted_20_Text"><text:span text:style-name="Source_20_Text">│ <text:s text:c="2"/>│ <text:s text:c="2"/>└── images/</text:span></text:p>
            <text:p text:style-name="Preformatted_20_Text"><text:span text:style-name="Source_20_Text">│ <text:s text:c="2"/>│ <text:s text:c="6"/>└── farm-logo.png <text:s/># Contoh logo</text:span></text:p>
            <text:p text:style-name="Preformatted_20_Text"><text:span text:style-name="Source_20_Text">│ <text:s text:c="2"/>│</text:span></text:p>
            <text:p text:style-name="Preformatted_20_Text"><text:span text:style-name="Source_20_Text">│ <text:s text:c="2"/>├── components/ <text:s text:c="11"/># Komponen UI kecil &amp; dapat digunakan ulang (Reusable)</text:span></text:p>
            <text:p text:style-name="Preformatted_20_Text"><text:span text:style-name="Source_20_Text">│ <text:s text:c="2"/>│ <text:s text:c="2"/>├── UI/ <text:s text:c="15"/># Komponen UI sangat generik</text:span></text:p>
            <text:p text:style-name="Preformatted_20_Text"><text:span text:style-name="Source_20_Text">│ <text:s text:c="2"/>│ <text:s text:c="2"/>│ <text:s text:c="2"/>├── Button/ <text:s text:c="7"/># Contoh komponen Tombol</text:span></text:p>
            <text:p text:style-name="Preformatted_20_Text"><text:span text:style-name="Source_20_Text">│ <text:s text:c="2"/>│ <text:s text:c="2"/>│ <text:s text:c="2"/>│ <text:s text:c="2"/>├── Button.js</text:span></text:p>
            <text:p text:style-name="Preformatted_20_Text"><text:span text:style-name="Source_20_Text">│ <text:s text:c="2"/>│ <text:s text:c="2"/>│ <text:s text:c="2"/>│ <text:s text:c="2"/>└── Button.module.css</text:span></text:p>
            <text:p text:style-name="Preformatted_20_Text"><text:span text:style-name="Source_20_Text">│ <text:s text:c="2"/>│ <text:s text:c="2"/>│ <text:s text:c="2"/>├── LoadingSpinner/</text:span></text:p>
            <text:p text:style-name="Preformatted_20_Text"><text:span text:style-name="Source_20_Text">│ <text:s text:c="2"/>│ <text:s text:c="2"/>│ <text:s text:c="2"/>│ <text:s text:c="2"/>├── LoadingSpinner.js</text:span></text:p>
            <text:p text:style-name="Preformatted_20_Text"><text:span text:style-name="Source_20_Text">│ <text:s text:c="2"/>│ <text:s text:c="2"/>│ <text:s text:c="2"/>│ <text:s text:c="2"/>└── LoadingSpinner.module.css</text:span></text:p>
            <text:p text:style-name="Preformatted_20_Text"><text:span text:style-name="Source_20_Text">│ <text:s text:c="2"/>│ <text:s text:c="2"/>│ <text:s text:c="2"/>├── ErrorMessage/</text:span></text:p>
            <text:p text:style-name="Preformatted_20_Text"><text:span text:style-name="Source_20_Text">│ <text:s text:c="2"/>│ <text:s text:c="2"/>│ <text:s text:c="2"/>│ <text:s text:c="2"/>├── ErrorMessage.js</text:span></text:p>
            <text:p text:style-name="Preformatted_20_Text"><text:span text:style-name="Source_20_Text">│ <text:s text:c="2"/>│ <text:s text:c="2"/>│ <text:s text:c="2"/>│ <text:s text:c="2"/>└── ErrorMessage.module.css</text:span></text:p>
            <text:p text:style-name="Preformatted_20_Text"><text:span text:style-name="Source_20_Text">│ <text:s text:c="2"/>│ <text:s text:c="2"/>│ <text:s text:c="2"/>└── ...</text:span></text:p>
            <text:p text:style-name="Preformatted_20_Text"><text:span text:style-name="Source_20_Text">│ <text:s text:c="2"/>│ <text:s text:c="2"/>├── AreaCard/ <text:s text:c="9"/># Kartu ringkasan area</text:span></text:p>
            <text:p text:style-name="Preformatted_20_Text"><text:span text:style-name="Source_20_Text">│ <text:s text:c="2"/>│ <text:s text:c="2"/>│ <text:s text:c="2"/>├── AreaCard.js</text:span></text:p>
            <text:p text:style-name="Preformatted_20_Text"><text:span text:style-name="Source_20_Text">│ <text:s text:c="2"/>│ <text:s text:c="2"/>│ <text:s text:c="2"/>└── AreaCard.module.css</text:span></text:p>
            <text:p text:style-name="Preformatted_20_Text"><text:span text:style-name="Source_20_Text">│ <text:s text:c="2"/>│ <text:s text:c="2"/>├── SensorDisplay/ <text:s text:c="4"/># Tampilan data sensor tunggal</text:span></text:p>
            <text:p text:style-name="Preformatted_20_Text"><text:span text:style-name="Source_20_Text">│ <text:s text:c="2"/>│ <text:s text:c="2"/>│ <text:s text:c="2"/>├── SensorDisplay.js</text:span></text:p>
            <text:p text:style-name="Preformatted_20_Text"><text:span text:style-name="Source_20_Text">│ <text:s text:c="2"/>│ <text:s text:c="2"/>│ <text:s text:c="2"/>└── SensorDisplay.module.css</text:span></text:p>
            <text:p text:style-name="Preformatted_20_Text"><text:span text:style-name="Source_20_Text">│ <text:s text:c="2"/>│ <text:s text:c="2"/>├── Chart/ <text:s text:c="12"/># Komponen wrapper untuk Chart.js</text:span></text:p>
            <text:p text:style-name="Preformatted_20_Text"><text:span text:style-name="Source_20_Text">│ <text:s text:c="2"/>│ <text:s text:c="2"/>│ <text:s text:c="2"/>├── LineChart.js <text:s text:c="4"/># Contoh wrapper untuk line chart</text:span></text:p>
            <text:p text:style-name="Preformatted_20_Text"><text:span text:style-name="Source_20_Text">│ <text:s text:c="2"/>│ <text:s text:c="2"/>│ <text:s text:c="2"/>└── ChartConfig.js <text:s text:c="2"/># (Opsional) Konfigurasi default Chart.js</text:span></text:p>
            <text:p text:style-name="Preformatted_20_Text"><text:span text:style-name="Source_20_Text">│ <text:s text:c="2"/>│ <text:s text:c="2"/>└── ... <text:s text:c="15"/># Komponen lain (RecommendationItem, PredictionItem, dll)</text:span></text:p>
            <text:p text:style-name="Preformatted_20_Text"><text:span text:style-name="Source_20_Text">│ <text:s text:c="2"/>│</text:span></text:p>
            <text:p text:style-name="Preformatted_20_Text"><text:span text:style-name="Source_20_Text">│ <text:s text:c="2"/>├── pages/ <text:s text:c="16"/># Komponen yang merepresentasikan halaman/view</text:span></text:p>
            <text:p text:style-name="Preformatted_20_Text"><text:span text:style-name="Source_20_Text">│ <text:s text:c="2"/>│ <text:s text:c="2"/>├── DashboardPage/</text:span></text:p>
            <text:p text:style-name="Preformatted_20_Text"><text:span text:style-name="Source_20_Text">│ <text:s text:c="2"/>│ <text:s text:c="2"/>│ <text:s text:c="2"/>├── DashboardPage.js</text:span></text:p>
            <text:p text:style-name="Preformatted_20_Text"><text:span text:style-name="Source_20_Text">│ <text:s text:c="2"/>│ <text:s text:c="2"/>│ <text:s text:c="2"/>└── DashboardPage.module.css # Styling spesifik halaman</text:span></text:p>
            <text:p text:style-name="Preformatted_20_Text"><text:soft-page-break/><text:span text:style-name="Source_20_Text">│ <text:s text:c="2"/>│ <text:s text:c="2"/>├── AreaDetailPage/</text:span></text:p>
            <text:p text:style-name="Preformatted_20_Text"><text:span text:style-name="Source_20_Text">│ <text:s text:c="2"/>│ <text:s text:c="2"/>│ <text:s text:c="2"/>├── AreaDetailPage.js</text:span></text:p>
            <text:p text:style-name="Preformatted_20_Text"><text:span text:style-name="Source_20_Text">│ <text:s text:c="2"/>│ <text:s text:c="2"/>│ <text:s text:c="2"/>└── AreaDetailPage.module.css</text:span></text:p>
            <text:p text:style-name="Preformatted_20_Text"><text:span text:style-name="Source_20_Text">│ <text:s text:c="2"/>│ <text:s text:c="2"/>├── ManageAreasPage/</text:span></text:p>
            <text:p text:style-name="Preformatted_20_Text"><text:span text:style-name="Source_20_Text">│ <text:s text:c="2"/>│ <text:s text:c="2"/>│ <text:s text:c="2"/>├── ManageAreasPage.js</text:span></text:p>
            <text:p text:style-name="Preformatted_20_Text"><text:span text:style-name="Source_20_Text">│ <text:s text:c="2"/>│ <text:s text:c="2"/>│ <text:s text:c="2"/>└── ManageAreasPage.module.css</text:span></text:p>
            <text:p text:style-name="Preformatted_20_Text"><text:span text:style-name="Source_20_Text">│ <text:s text:c="2"/>│ <text:s text:c="2"/>├── LoginPage/ <text:s text:c="8"/># (Jika ada autentikasi nanti)</text:span></text:p>
            <text:p text:style-name="Preformatted_20_Text"><text:span text:style-name="Source_20_Text">│ <text:s text:c="2"/>│ <text:s text:c="2"/>│ <text:s text:c="2"/>└── LoginPage.js</text:span></text:p>
            <text:p text:style-name="Preformatted_20_Text"><text:span text:style-name="Source_20_Text">│ <text:s text:c="2"/>│ <text:s text:c="2"/>└── NotFoundPage.js <text:s text:c="3"/># Halaman untuk route tidak ditemukan (404)</text:span></text:p>
            <text:p text:style-name="Preformatted_20_Text"><text:span text:style-name="Source_20_Text">│ <text:s text:c="2"/>│</text:span></text:p>
            <text:p text:style-name="Preformatted_20_Text"><text:span text:style-name="Source_20_Text">│ <text:s text:c="2"/>├── services/ <text:s text:c="13"/># Logika untuk berinteraksi dengan API backend</text:span></text:p>
            <text:p text:style-name="Preformatted_20_Text"><text:span text:style-name="Source_20_Text">│ <text:s text:c="2"/>│ <text:s text:c="2"/>└── apiService.js <text:s text:c="5"/># Kumpulan fungsi fetch/axios ke endpoint server</text:span></text:p>
            <text:p text:style-name="Preformatted_20_Text"><text:span text:style-name="Source_20_Text">│ <text:s text:c="2"/>│</text:span></text:p>
            <text:p text:style-name="Preformatted_20_Text"><text:span text:style-name="Source_20_Text">│ <text:s text:c="2"/>├── contexts/ <text:s text:c="13"/># State Management dengan React Context API</text:span></text:p>
            <text:p text:style-name="Preformatted_20_Text"><text:span text:style-name="Source_20_Text">│ <text:s text:c="2"/>│ <text:s text:c="2"/>└── DataContext.js <text:s text:c="4"/># Contoh: Context untuk data sensor atau state global</text:span></text:p>
            <text:p text:style-name="Preformatted_20_Text"><text:span text:style-name="Source_20_Text">│ <text:s text:c="2"/>│</text:span></text:p>
            <text:p text:style-name="Preformatted_20_Text"><text:span text:style-name="Source_20_Text">│ <text:s text:c="2"/>├── hooks/ <text:s text:c="16"/># Custom React Hooks (jika diperlukan)</text:span></text:p>
            <text:p text:style-name="Preformatted_20_Text"><text:span text:style-name="Source_20_Text">│ <text:s text:c="2"/>│ <text:s text:c="2"/>└── useApi.js <text:s text:c="9"/># Contoh: Hook untuk data fetching (loading, error state)</text:span></text:p>
            <text:p text:style-name="Preformatted_20_Text"><text:span text:style-name="Source_20_Text">│ <text:s text:c="2"/>│</text:span></text:p>
            <text:p text:style-name="Preformatted_20_Text"><text:span text:style-name="Source_20_Text">│ <text:s text:c="2"/>├── routes/ <text:s text:c="15"/># Konfigurasi routing (opsional, bisa di App.js)</text:span></text:p>
            <text:p text:style-name="Preformatted_20_Text"><text:span text:style-name="Source_20_Text">│ <text:s text:c="2"/>│ <text:s text:c="2"/>└── index.js <text:s text:c="10"/># Mendefinisikan rute aplikasi</text:span></text:p>
            <text:p text:style-name="Preformatted_20_Text"><text:span text:style-name="Source_20_Text">│ <text:s text:c="2"/>│</text:span></text:p>
            <text:p text:style-name="Preformatted_20_Text"><text:span text:style-name="Source_20_Text">│ <text:s text:c="2"/>└── config/ <text:s text:c="15"/># Konfigurasi aplikasi klien</text:span></text:p>
            <text:p text:style-name="Preformatted_20_Text"><text:span text:style-name="Source_20_Text">│ <text:s text:c="6"/>└── apiConfig.js <text:s text:c="6"/># Menyimpan base URL API server</text:span></text:p>
            <text:p text:style-name="Preformatted_20_Text"><text:span text:style-name="Source_20_Text">│</text:span></text:p>
            <text:p text:style-name="Preformatted_20_Text"><text:span text:style-name="Source_20_Text">├── .env <text:s text:c="22"/># Variabel lingkungan lokal (TIDAK DI-COMMIT)</text:span></text:p>
            <text:p text:style-name="Preformatted_20_Text"><text:span text:style-name="Source_20_Text">├── .env.example <text:s text:c="14"/># Contoh variabel lingkungan</text:span></text:p>
            <text:p text:style-name="Preformatted_20_Text"><text:span text:style-name="Source_20_Text">├── .gitignore <text:s text:c="16"/># Mengabaikan file/folder dari Git (node_modules, build, .env)</text:span></text:p>
            <text:p text:style-name="Preformatted_20_Text"><text:span text:style-name="Source_20_Text">├── package.json <text:s text:c="14"/># Metadata proyek, skrip (start, build), dependensi</text:span></text:p>
            <text:p text:style-name="Preformatted_20_Text"><text:span text:style-name="Source_20_Text">├── package-lock.json <text:s text:c="9"/># (npm) Mengunci versi dependensi</text:span></text:p>
            <text:p text:style-name="Preformatted_20_Text"><text:span text:style-name="Source_20_Text">├── README.md <text:s text:c="17"/># Dokumentasi proyek klien</text:span></text:p>
            <text:p text:style-name="P147"><text:span text:style-name="Source_20_Text">└── yarn.lock <text:s text:c="17"/># (yarn) Alternatif package-lock.json</text:span></text:p>
            <text:p text:style-name="Text_20_body"><text:span text:style-name="Strong_20_Emphasis">Penjelasan Singkat Komponen:</text:span></text:p>
            <text:list xml:id="list2917122982593346020" text:style-name="L37">
              <text:list-item>
                <text:p text:style-name="P106"><text:span text:style-name="Strong_20_Emphasis"><text:span text:style-name="Source_20_Text">public/</text:span></text:span>: Berisi file statis seperti <text:span text:style-name="Source_20_Text">index.html</text:span>. React akan menyuntikkan aplikasi ke dalam <text:span text:style-name="Source_20_Text">index.html</text:span>. </text:p>
              </text:list-item>
              <text:list-item>
                <text:p text:style-name="P106"><text:span text:style-name="Strong_20_Emphasis"><text:span text:style-name="Source_20_Text">src/</text:span></text:span>: Folder utama kode sumber Anda. </text:p>
                <text:list>
                  <text:list-item>
                    <text:p text:style-name="P106"><text:span text:style-name="Source_20_Text">App.js</text:span>: Komponen akar, biasanya tempat routing utama dan layout dasar didefinisikan. </text:p>
                  </text:list-item>
                  <text:list-item>
                    <text:p text:style-name="P106"><text:span text:style-name="Source_20_Text">index.js</text:span>: File yang merender <text:span text:style-name="Source_20_Text">App.js</text:span> ke dalam elemen DOM di <text:span text:style-name="Source_20_Text">public/index.html</text:span>. </text:p>
                  </text:list-item>
                  <text:list-item>
                    <text:p text:style-name="P106"><text:span text:style-name="Source_20_Text">index.css</text:span>: Untuk gaya (styling) global. </text:p>
                  </text:list-item>
                  <text:list-item>
                    <text:p text:style-name="P106"><text:span text:style-name="Source_20_Text">assets/</text:span>: Menyimpan gambar, font, atau aset lain yang diimpor oleh komponen. </text:p>
                  </text:list-item>
                  <text:list-item>
                    <text:p text:style-name="P106"><text:span text:style-name="Source_20_Text">components/</text:span>: Direktori paling penting untuk komponen UI yang bisa dipakai ulang di banyak tempat (seperti Tombol, Kartu, Spinner). Idealnya komponen di sini bersifat <text:span text:style-name="Emphasis">presentational</text:span> (menerima data via props). </text:p>
                  </text:list-item>
                  <text:list-item>
                    <text:p text:style-name="P106"><text:span text:style-name="Source_20_Text">pages/</text:span>: Komponen yang mewakili satu halaman penuh dalam aplikasi (Dashboard, Detail Area). Komponen ini biasanya bersifat <text:span text:style-name="Emphasis">container</text:span> (mengelola state, fetch data, dan menggunakan komponen dari <text:span text:style-name="Source_20_Text">components/</text:span> untuk menampilkannya). </text:p>
                  </text:list-item>
                  <text:list-item>
                    <text:p text:style-name="P106"><text:span text:style-name="Source_20_Text">services/</text:span>: Tempat untuk mengisolasi logika pemanggilan API backend. Fungsi di sini (misal <text:span text:style-name="Source_20_Text">WorkspaceAreas()</text:span>, <text:span text:style-name="Source_20_Text">postSensorData()</text:span>) akan dipanggil dari komponen (biasanya dari <text:span text:style-name="Source_20_Text">pages/</text:span> atau <text:span text:style-name="Emphasis">custom hooks</text:span>). </text:p>
                  </text:list-item>
                  <text:list-item>
                    <text:p text:style-name="P106"><text:soft-page-break/><text:span text:style-name="Source_20_Text">contexts/</text:span>: Jika menggunakan React Context API untuk <text:span text:style-name="Emphasis">state management</text:span>, file-file context diletakkan di sini. </text:p>
                  </text:list-item>
                  <text:list-item>
                    <text:p text:style-name="P106"><text:span text:style-name="Source_20_Text">hooks/</text:span>: Tempat untuk <text:span text:style-name="Emphasis">custom hooks</text:span> Anda, yang memungkinkan ekstraksi logika stateful dari komponen (misal, hook <text:span text:style-name="Source_20_Text">useApi</text:span> untuk menangani fetch data, loading, dan error). </text:p>
                  </text:list-item>
                  <text:list-item>
                    <text:p text:style-name="P106"><text:span text:style-name="Source_20_Text">routes/</text:span> (Opsional): Jika routing menjadi kompleks, bisa dipisahkan ke direktori ini. Jika sederhana, bisa langsung di <text:span text:style-name="Source_20_Text">App.js</text:span>. </text:p>
                  </text:list-item>
                  <text:list-item>
                    <text:p text:style-name="P106"><text:span text:style-name="Source_20_Text">config/</text:span>: Untuk menyimpan konfigurasi sisi klien, terutama URL dasar API server. </text:p>
                  </text:list-item>
                </text:list>
              </text:list-item>
              <text:list-item>
                <text:p text:style-name="P106"><text:span text:style-name="Strong_20_Emphasis">File Root:</text:span> </text:p>
                <text:list>
                  <text:list-item>
                    <text:p text:style-name="P106"><text:span text:style-name="Source_20_Text">.env</text:span>, <text:span text:style-name="Source_20_Text">.env.example</text:span>: Untuk mengelola environment variable (misal <text:span text:style-name="Source_20_Text">REACT_APP_API_BASE_URL</text:span>). <text:span text:style-name="Source_20_Text">.env</text:span> harus ada di <text:span text:style-name="Source_20_Text">.gitignore</text:span>. </text:p>
                  </text:list-item>
                  <text:list-item>
                    <text:p text:style-name="P106"><text:span text:style-name="Source_20_Text">.gitignore</text:span>: Mengabaikan <text:span text:style-name="Source_20_Text">node_modules/</text:span>, <text:span text:style-name="Source_20_Text">build/</text:span>, <text:span text:style-name="Source_20_Text">.env</text:span>, dll. </text:p>
                  </text:list-item>
                  <text:list-item>
                    <text:p text:style-name="P106"><text:span text:style-name="Source_20_Text">package.json</text:span>: Mendefinisikan dependensi (React, React Router, Chart.js, Axios, dll.) dan skrip (<text:span text:style-name="Source_20_Text">npm start</text:span>, <text:span text:style-name="Source_20_Text">npm run build</text:span>). </text:p>
                  </text:list-item>
                  <text:list-item>
                    <text:p text:style-name="P106"><text:span text:style-name="Source_20_Text">package-lock.json</text:span> / <text:span text:style-name="Source_20_Text">yarn.lock</text:span>: Mengunci versi dependensi untuk memastikan instalasi yang konsisten. </text:p>
                  </text:list-item>
                  <text:list-item>
                    <text:p text:style-name="P37"><text:span text:style-name="Source_20_Text">README.md</text:span>: Dokumentasi spesifik untuk proyek klien ini. </text:p>
                  </text:list-item>
                </text:list>
              </text:list-item>
            </text:list>
            <text:p text:style-name="Text_20_body">Struktur ini memberikan pemisahan yang baik antara tampilan (components, pages), logika API (services), state management (contexts), dan konfigurasi, membuatnya lebih mudah dikelola seiring pertumbuhan aplikasi.</text:p>
            <text:p text:style-name="Horizontal_20_Line"/>
            <text:p text:style-name="Text_20_body">Struktur proyek klien React ini siap untuk diisi dengan kode. Apakah Anda siap untuk melanjutkan ke penulisan kode untuk file-file klien ini (mirip dengan proses untuk server)? Katakan "YOI" jika ya.</text:p>
          </text:section>
          <text:section text:style-name="Sect1" text:name="feedback-form-27">
            <text:p text:style-name="P69"/>
          </text:section>
        </text:section>
        <text:section text:style-name="Sect1" text:name="a75fe334e942b6af">
          <text:p text:style-name="Text_20_body"/>
          <text:section text:style-name="Sect1" text:name="user-query-content-28">
            <text:p text:style-name="P145">Tugas 7: <text:s/>Menulis Kode Program untuk masing-masing File pada Struktur Proyek Aplikasi Client, Tulis satu persatu secara bertahap dan jangan pindah file sebelum saya meminta “YOI” </text:p>
          </text:section>
          <text:p text:style-name="P69">Tampilkan alur berpikir</text:p>
          <text:section text:style-name="Sect2" text:name="model-response-message-contentr_a75fe334e942b6af">
            <text:p text:style-name="Text_20_body">Oke, kita mulai Tugas 7: menulis kode untuk aplikasi klien React, file per file.</text:p>
            <text:p text:style-name="Horizontal_20_Line"/>
            <text:p text:style-name="Text_20_body"><text:span text:style-name="Strong_20_Emphasis">File 1: </text:span><text:span text:style-name="Strong_20_Emphasis"><text:span text:style-name="Source_20_Text">smartfarm_client/package.json</text:span></text:span></text:p>
            <text:p text:style-name="Text_20_body">File ini adalah jantung dari proyek Node.js/React. Ia mendefinisikan metadata proyek, skrip untuk menjalankan, membangun, dan menguji aplikasi, serta daftar dependensi (library) yang dibutuhkan.</text:p>
            <text:p text:style-name="Text_20_body"><text:span text:style-name="Emphasis">Catatan:</text:span> Biasanya file ini dihasilkan oleh <text:span text:style-name="Emphasis">tool</text:span> seperti Create React App atau Vite. Contoh di bawah ini adalah versi minimal yang menunjukkan dependensi utama yang kita butuhkan berdasarkan konsep rancangan.</text:p>
            <text:p text:style-name="Text_20_body">JSON</text:p>
            <text:p text:style-name="Preformatted_20_Text"><text:span text:style-name="Source_20_Text">{</text:span></text:p>
            <text:p text:style-name="Preformatted_20_Text"><text:span text:style-name="Source_20_Text"><text:s text:c="2"/>"name": "smartfarm-client",</text:span></text:p>
            <text:p text:style-name="Preformatted_20_Text"><text:span text:style-name="Source_20_Text"><text:s text:c="2"/>"version": "0.1.0",</text:span></text:p>
            <text:p text:style-name="Preformatted_20_Text"><text:span text:style-name="Source_20_Text"><text:s text:c="2"/>"private": true,</text:span></text:p>
            <text:p text:style-name="Preformatted_20_Text"><text:span text:style-name="Source_20_Text"><text:s text:c="2"/>"dependencies": {</text:span></text:p>
            <text:p text:style-name="Preformatted_20_Text"><text:span text:style-name="Source_20_Text"><text:s text:c="4"/>"@testing-library/jest-dom": "^5.17.0", // Opsional: untuk testing</text:span></text:p>
            <text:p text:style-name="Preformatted_20_Text"><text:span text:style-name="Source_20_Text"><text:s text:c="4"/>"@testing-library/react": "^13.4.0", <text:s text:c="3"/>// Opsional: untuk testing</text:span></text:p>
            <text:p text:style-name="Preformatted_20_Text"><text:span text:style-name="Source_20_Text"><text:s text:c="4"/>"@testing-library/user-event": "^13.5.0",// Opsional: untuk testing</text:span></text:p>
            <text:p text:style-name="Preformatted_20_Text"><text:span text:style-name="Source_20_Text"><text:s text:c="4"/>"react": "^18.3.1", <text:s text:c="20"/>// Library React inti</text:span></text:p>
            <text:p text:style-name="Preformatted_20_Text"><text:soft-page-break/><text:span text:style-name="Source_20_Text"><text:s text:c="4"/>"react-dom": "^18.3.1", <text:s text:c="16"/>// Untuk render React ke DOM</text:span></text:p>
            <text:p text:style-name="Preformatted_20_Text"><text:span text:style-name="Source_20_Text"><text:s text:c="4"/>"react-router-dom": "^6.23.0", <text:s text:c="9"/>// Untuk routing sisi klien</text:span></text:p>
            <text:p text:style-name="Preformatted_20_Text"><text:span text:style-name="Source_20_Text"><text:s text:c="4"/>"react-scripts": "5.0.1", <text:s text:c="14"/>// Skrip build/run (dari Create React App - bisa diganti Vite)</text:span></text:p>
            <text:p text:style-name="Preformatted_20_Text"><text:span text:style-name="Source_20_Text"><text:s text:c="4"/>"chart.js": "^4.4.2", <text:s text:c="18"/>// Library chart</text:span></text:p>
            <text:p text:style-name="Preformatted_20_Text"><text:span text:style-name="Source_20_Text"><text:s text:c="4"/>"react-chartjs-2": "^5.2.0", <text:s text:c="11"/>// Wrapper Chart.js untuk React</text:span></text:p>
            <text:p text:style-name="Preformatted_20_Text"><text:span text:style-name="Source_20_Text"><text:s text:c="4"/>"axios": "^1.7.1", <text:s text:c="21"/>// Opsional: Alternatif Fetch API untuk HTTP requests</text:span></text:p>
            <text:p text:style-name="Preformatted_20_Text"><text:span text:style-name="Source_20_Text"><text:s text:c="4"/>"web-vitals": "^2.1.4" <text:s text:c="17"/>// Opsional: untuk pengukuran performa</text:span></text:p>
            <text:p text:style-name="Preformatted_20_Text"><text:span text:style-name="Source_20_Text"><text:s text:c="2"/>},</text:span></text:p>
            <text:p text:style-name="Preformatted_20_Text"><text:span text:style-name="Source_20_Text"><text:s text:c="2"/>"scripts": {</text:span></text:p>
            <text:p text:style-name="Preformatted_20_Text"><text:span text:style-name="Source_20_Text"><text:s text:c="4"/>"start": "react-scripts start", <text:s text:c="9"/>// Menjalankan server development</text:span></text:p>
            <text:p text:style-name="Preformatted_20_Text"><text:span text:style-name="Source_20_Text"><text:s text:c="4"/>"build": "react-scripts build", <text:s text:c="9"/>// Membuat build produksi</text:span></text:p>
            <text:p text:style-name="Preformatted_20_Text"><text:span text:style-name="Source_20_Text"><text:s text:c="4"/>"test": "react-scripts test", <text:s text:c="11"/>// Menjalankan tests</text:span></text:p>
            <text:p text:style-name="Preformatted_20_Text"><text:span text:style-name="Source_20_Text"><text:s text:c="4"/>"eject": "react-scripts eject" <text:s text:c="10"/>// (CRA specific - jarang digunakan)</text:span></text:p>
            <text:p text:style-name="Preformatted_20_Text"><text:span text:style-name="Source_20_Text"><text:s text:c="2"/>},</text:span></text:p>
            <text:p text:style-name="Preformatted_20_Text"><text:span text:style-name="Source_20_Text"><text:s text:c="2"/>"eslintConfig": {</text:span></text:p>
            <text:p text:style-name="Preformatted_20_Text"><text:span text:style-name="Source_20_Text"><text:s text:c="4"/>"extends": [</text:span></text:p>
            <text:p text:style-name="Preformatted_20_Text"><text:span text:style-name="Source_20_Text"><text:s text:c="6"/>"react-app",</text:span></text:p>
            <text:p text:style-name="Preformatted_20_Text"><text:span text:style-name="Source_20_Text"><text:s text:c="6"/>"react-app/jest"</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browserslist": {</text:span></text:p>
            <text:p text:style-name="Preformatted_20_Text"><text:span text:style-name="Source_20_Text"><text:s text:c="4"/>"production": [</text:span></text:p>
            <text:p text:style-name="Preformatted_20_Text"><text:span text:style-name="Source_20_Text"><text:s text:c="6"/>"&gt;0.2%",</text:span></text:p>
            <text:p text:style-name="Preformatted_20_Text"><text:span text:style-name="Source_20_Text"><text:s text:c="6"/>"not dead",</text:span></text:p>
            <text:p text:style-name="Preformatted_20_Text"><text:span text:style-name="Source_20_Text"><text:s text:c="6"/>"not op_mini all"</text:span></text:p>
            <text:p text:style-name="Preformatted_20_Text"><text:span text:style-name="Source_20_Text"><text:s text:c="4"/>],</text:span></text:p>
            <text:p text:style-name="Preformatted_20_Text"><text:span text:style-name="Source_20_Text"><text:s text:c="4"/>"development": [</text:span></text:p>
            <text:p text:style-name="Preformatted_20_Text"><text:span text:style-name="Source_20_Text"><text:s text:c="6"/>"last 1 chrome version",</text:span></text:p>
            <text:p text:style-name="Preformatted_20_Text"><text:span text:style-name="Source_20_Text"><text:s text:c="6"/>"last 1 firefox version",</text:span></text:p>
            <text:p text:style-name="Preformatted_20_Text"><text:span text:style-name="Source_20_Text"><text:s text:c="6"/>"last 1 safari version"</text:span></text:p>
            <text:p text:style-name="Preformatted_20_Text"><text:span text:style-name="Source_20_Text"><text:s text:c="4"/>]</text:span></text:p>
            <text:p text:style-name="Preformatted_20_Text"><text:span text:style-name="Source_20_Text"><text:s text:c="2"/>}</text:span></text:p>
            <text:p text:style-name="P147"><text:span text:style-name="Source_20_Text">}</text:span></text:p>
            <text:p text:style-name="Text_20_body"><text:span text:style-name="Strong_20_Emphasis">Penjelasan:</text:span> <text:s text:c="2"/></text:p>
            <text:list xml:id="list253843318233653385" text:style-name="L38">
              <text:list-item>
                <text:p text:style-name="P107"><text:span text:style-name="Strong_20_Emphasis"><text:span text:style-name="Source_20_Text">name</text:span></text:span><text:span text:style-name="Strong_20_Emphasis">, </text:span><text:span text:style-name="Strong_20_Emphasis"><text:span text:style-name="Source_20_Text">version</text:span></text:span><text:span text:style-name="Strong_20_Emphasis">, </text:span><text:span text:style-name="Strong_20_Emphasis"><text:span text:style-name="Source_20_Text">private</text:span></text:span><text:span text:style-name="Strong_20_Emphasis">:</text:span> Metadata dasar proyek. <text:span text:style-name="Source_20_Text">private: true</text:span> mencegah publikasi tidak sengaja ke npm. </text:p>
              </text:list-item>
              <text:list-item>
                <text:p text:style-name="P107"><text:span text:style-name="Strong_20_Emphasis"><text:span text:style-name="Source_20_Text">dependencies</text:span></text:span><text:span text:style-name="Strong_20_Emphasis">:</text:span> Daftar library yang dibutuhkan aplikasi untuk berjalan: </text:p>
                <text:list>
                  <text:list-item>
                    <text:p text:style-name="P107"><text:span text:style-name="Source_20_Text">@testing-library/...</text:span>: Library untuk pengujian komponen React (opsional tapi sangat direkomendasikan). </text:p>
                  </text:list-item>
                  <text:list-item>
                    <text:p text:style-name="P107"><text:span text:style-name="Source_20_Text">react</text:span>, <text:span text:style-name="Source_20_Text">react-dom</text:span>: Inti dari React. </text:p>
                  </text:list-item>
                  <text:list-item>
                    <text:p text:style-name="P107"><text:span text:style-name="Source_20_Text">react-router-dom</text:span>: Untuk menangani navigasi antar halaman di SPA. </text:p>
                  </text:list-item>
                  <text:list-item>
                    <text:p text:style-name="P107"><text:span text:style-name="Source_20_Text">react-scripts</text:span>: Kumpulan skrip dan konfigurasi yang disediakan oleh Create React App (CRA) untuk menjalankan (<text:span text:style-name="Source_20_Text">start</text:span>), membangun (<text:span text:style-name="Source_20_Text">build</text:span>), dan menguji (<text:span text:style-name="Source_20_Text">test</text:span>) aplikasi. Jika Anda menggunakan Vite, dependensi dan skripnya akan berbeda. </text:p>
                  </text:list-item>
                  <text:list-item>
                    <text:p text:style-name="P107"><text:span text:style-name="Source_20_Text">chart.js</text:span>: Library dasar untuk membuat grafik. </text:p>
                  </text:list-item>
                  <text:list-item>
                    <text:p text:style-name="P107"><text:span text:style-name="Source_20_Text">react-chartjs-2</text:span>: Komponen wrapper yang memudahkan penggunaan Chart.js di dalam React. </text:p>
                  </text:list-item>
                  <text:list-item>
                    <text:p text:style-name="P107"><text:span text:style-name="Source_20_Text">axios</text:span>: Library populer untuk melakukan HTTP request (alternatif dari <text:span text:style-name="Source_20_Text">Workspace</text:span> API bawaan). </text:p>
                  </text:list-item>
                  <text:list-item>
                    <text:p text:style-name="P107"><text:span text:style-name="Source_20_Text">web-vitals</text:span>: Untuk memantau metrik performa web. </text:p>
                  </text:list-item>
                </text:list>
              </text:list-item>
              <text:list-item>
                <text:p text:style-name="P107"><text:span text:style-name="Strong_20_Emphasis"><text:span text:style-name="Source_20_Text">scripts</text:span></text:span><text:span text:style-name="Strong_20_Emphasis">:</text:span> Perintah yang bisa Anda jalankan menggunakan <text:span text:style-name="Source_20_Text">npm run &lt;script_name&gt;</text:span> <text:soft-page-break/>(atau <text:span text:style-name="Source_20_Text">yarn &lt;script_name&gt;</text:span>). </text:p>
                <text:list>
                  <text:list-item>
                    <text:p text:style-name="P107"><text:span text:style-name="Source_20_Text">start</text:span>: Memulai server development lokal dengan <text:span text:style-name="Emphasis">hot-reloading</text:span>. </text:p>
                  </text:list-item>
                  <text:list-item>
                    <text:p text:style-name="P107"><text:span text:style-name="Source_20_Text">build</text:span>: Mengompilasi dan mengoptimalkan aplikasi untuk <text:span text:style-name="Emphasis">deployment</text:span> produksi (biasanya menghasilkan file statis di folder <text:span text:style-name="Source_20_Text">build/</text:span>). </text:p>
                  </text:list-item>
                  <text:list-item>
                    <text:p text:style-name="P107"><text:span text:style-name="Source_20_Text">test</text:span>: Menjalankan <text:span text:style-name="Emphasis">test runner</text:span>. </text:p>
                  </text:list-item>
                  <text:list-item>
                    <text:p text:style-name="P107"><text:span text:style-name="Source_20_Text">eject</text:span>: (Khusus CRA) Perintah untuk "membuka" konfigurasi tersembunyi CRA. Jarang diperlukan oleh pemula/menengah. </text:p>
                  </text:list-item>
                </text:list>
              </text:list-item>
              <text:list-item>
                <text:p text:style-name="P38"><text:span text:style-name="Strong_20_Emphasis"><text:span text:style-name="Source_20_Text">eslintConfig</text:span></text:span><text:span text:style-name="Strong_20_Emphasis">, </text:span><text:span text:style-name="Strong_20_Emphasis"><text:span text:style-name="Source_20_Text">browserslist</text:span></text:span><text:span text:style-name="Strong_20_Emphasis">:</text:span> Konfigurasi tambahan yang sering disertakan oleh CRA untuk <text:span text:style-name="Emphasis">linting</text:span> (analisis kode statis) dan target browser untuk kompatibilitas CSS/JavaScript. </text:p>
              </text:list-item>
            </text:list>
            <text:p text:style-name="Text_20_body"><text:span text:style-name="Strong_20_Emphasis">Cara Menggunakan:</text:span> Setelah file ini ada, Anda bisa menjalankan <text:span text:style-name="Source_20_Text">npm install</text:span> (atau <text:span text:style-name="Source_20_Text">yarn install</text:span>) di direktori <text:span text:style-name="Source_20_Text">smartfarm_client/</text:span> untuk mengunduh dan menginstal semua dependensi yang tercantum.</text:p>
            <text:p text:style-name="Horizontal_20_Line"/>
            <text:p text:style-name="Text_20_body">File <text:span text:style-name="Source_20_Text">package.json</text:span> ini mendefinisikan dasar-dasar proyek klien React kita. Sudah siap untuk lanjut? Katakan "YOI" untuk file <text:span text:style-name="Source_20_Text">.gitignore</text:span>.</text:p>
          </text:section>
          <text:section text:style-name="Sect1" text:name="feedback-form-28">
            <text:p text:style-name="P69"/>
          </text:section>
        </text:section>
        <text:section text:style-name="Sect1" text:name="ae34417175801ca6">
          <text:p text:style-name="Text_20_body"/>
          <text:section text:style-name="Sect1" text:name="user-query-content-29">
            <text:p text:style-name="P145">YOI </text:p>
          </text:section>
          <text:p text:style-name="P69">Tampilkan alur berpikir</text:p>
          <text:section text:style-name="Sect2" text:name="model-response-message-contentr_ae34417175801ca6">
            <text:p text:style-name="Text_20_body">Oke, sekarang kita buat file <text:span text:style-name="Source_20_Text">.gitignore</text:span> untuk proyek klien.</text:p>
            <text:p text:style-name="Horizontal_20_Line"/>
            <text:p text:style-name="Text_20_body"><text:span text:style-name="Strong_20_Emphasis">File 2: </text:span><text:span text:style-name="Strong_20_Emphasis"><text:span text:style-name="Source_20_Text">smartfarm_client/.gitignore</text:span></text:span></text:p>
            <text:p text:style-name="Text_20_body">File ini sangat penting untuk memastikan Anda tidak secara tidak sengaja memasukkan file atau direktori yang tidak perlu (atau sensitif) ke dalam repository Git Anda. Ini termasuk direktori dependensi (<text:span text:style-name="Source_20_Text">node_modules</text:span>), file environment lokal, dan hasil <text:span text:style-name="Emphasis">build</text:span>.</text:p>
            <text:p text:style-name="Text_20_body">Cuplikan kode</text:p>
            <text:p text:style-name="Preformatted_20_Text"><text:span text:style-name="Source_20_Text"># smartfarm_client/.gitignore</text:span></text:p>
            <text:p text:style-name="Preformatted_20_Text"/>
            <text:p text:style-name="Preformatted_20_Text"><text:span text:style-name="Source_20_Text"># See https://help.github.com/articles/ignoring-files/ for more about ignoring files.</text:span></text:p>
            <text:p text:style-name="Preformatted_20_Text"/>
            <text:p text:style-name="Preformatted_20_Text"><text:span text:style-name="Source_20_Text"># Dependencies</text:span></text:p>
            <text:p text:style-name="Preformatted_20_Text"><text:span text:style-name="Source_20_Text">/node_modules</text:span></text:p>
            <text:p text:style-name="Preformatted_20_Text"><text:span text:style-name="Source_20_Text">/.pnp</text:span></text:p>
            <text:p text:style-name="Preformatted_20_Text"><text:span text:style-name="Source_20_Text">.pnp.js</text:span></text:p>
            <text:p text:style-name="Preformatted_20_Text"/>
            <text:p text:style-name="Preformatted_20_Text"><text:span text:style-name="Source_20_Text"># Testing</text:span></text:p>
            <text:p text:style-name="Preformatted_20_Text"><text:span text:style-name="Source_20_Text">/coverage</text:span></text:p>
            <text:p text:style-name="Preformatted_20_Text"/>
            <text:p text:style-name="Preformatted_20_Text"><text:span text:style-name="Source_20_Text"># Production build artifacts</text:span></text:p>
            <text:p text:style-name="Preformatted_20_Text"><text:span text:style-name="Source_20_Text">/build</text:span></text:p>
            <text:p text:style-name="Preformatted_20_Text"><text:span text:style-name="Source_20_Text">/dist</text:span></text:p>
            <text:p text:style-name="Preformatted_20_Text"/>
            <text:p text:style-name="Preformatted_20_Text"><text:span text:style-name="Source_20_Text"># Misc</text:span></text:p>
            <text:p text:style-name="Preformatted_20_Text"><text:span text:style-name="Source_20_Text">.DS_Store</text:span></text:p>
            <text:p text:style-name="Preformatted_20_Text"><text:span text:style-name="Source_20_Text">.env.local</text:span></text:p>
            <text:p text:style-name="Preformatted_20_Text"><text:span text:style-name="Source_20_Text">.env.development.local</text:span></text:p>
            <text:p text:style-name="Preformatted_20_Text"><text:span text:style-name="Source_20_Text">.env.test.local</text:span></text:p>
            <text:p text:style-name="Preformatted_20_Text"><text:span text:style-name="Source_20_Text">.env.production.local</text:span></text:p>
            <text:p text:style-name="Preformatted_20_Text"><text:soft-page-break/><text:span text:style-name="Source_20_Text"># JANGAN abaikan .env.example, karena itu template</text:span></text:p>
            <text:p text:style-name="Preformatted_20_Text"><text:span text:style-name="Source_20_Text"># Abaikan file .env utama jika Anda memilih untuk menggunakannya secara langsung (tidak direkomendasikan untuk React App standar)</text:span></text:p>
            <text:p text:style-name="Preformatted_20_Text"><text:span text:style-name="Source_20_Text">.env</text:span></text:p>
            <text:p text:style-name="Preformatted_20_Text"/>
            <text:p text:style-name="Preformatted_20_Text"><text:span text:style-name="Source_20_Text">npm-debug.log*</text:span></text:p>
            <text:p text:style-name="Preformatted_20_Text"><text:span text:style-name="Source_20_Text">yarn-debug.log*</text:span></text:p>
            <text:p text:style-name="Preformatted_20_Text"><text:span text:style-name="Source_20_Text">yarn-error.log*</text:span></text:p>
            <text:p text:style-name="Preformatted_20_Text"><text:span text:style-name="Source_20_Text">*~</text:span></text:p>
            <text:p text:style-name="Preformatted_20_Text"><text:span text:style-name="Source_20_Text">*.swp</text:span></text:p>
            <text:p text:style-name="Preformatted_20_Text"/>
            <text:p text:style-name="Preformatted_20_Text"><text:span text:style-name="Source_20_Text"># Editor directories and files</text:span></text:p>
            <text:p text:style-name="Preformatted_20_Text"><text:span text:style-name="Source_20_Text">.idea</text:span></text:p>
            <text:p text:style-name="Preformatted_20_Text"><text:span text:style-name="Source_20_Text">.vscode/*</text:span></text:p>
            <text:p text:style-name="Preformatted_20_Text"><text:span text:style-name="Source_20_Text">!.vscode/settings.json</text:span></text:p>
            <text:p text:style-name="Preformatted_20_Text"><text:span text:style-name="Source_20_Text">!.vscode/tasks.json</text:span></text:p>
            <text:p text:style-name="Preformatted_20_Text"><text:span text:style-name="Source_20_Text">!.vscode/launch.json</text:span></text:p>
            <text:p text:style-name="Preformatted_20_Text"><text:span text:style-name="Source_20_Text">!.vscode/extensions.json</text:span></text:p>
            <text:p text:style-name="Preformatted_20_Text"><text:span text:style-name="Source_20_Text">*.sublime-workspace</text:span></text:p>
            <text:p text:style-name="Preformatted_20_Text"/>
            <text:p text:style-name="Preformatted_20_Text"><text:span text:style-name="Source_20_Text"># Log files</text:span></text:p>
            <text:p text:style-name="Preformatted_20_Text"><text:span text:style-name="Source_20_Text">*.log</text:span></text:p>
            <text:p text:style-name="P147"><text:span text:style-name="Source_20_Text">logs/</text:span></text:p>
            <text:p text:style-name="Text_20_body"><text:span text:style-name="Strong_20_Emphasis">Penjelasan:</text:span></text:p>
            <text:list xml:id="list2411335296837702868" text:style-name="L39">
              <text:list-item>
                <text:p text:style-name="P108"><text:span text:style-name="Strong_20_Emphasis"><text:span text:style-name="Source_20_Text">/node_modules</text:span></text:span>: Ini adalah baris <text:span text:style-name="Strong_20_Emphasis">paling penting</text:span>. Direktori <text:span text:style-name="Source_20_Text">node_modules</text:span> berisi semua kode library pihak ketiga yang diunduh oleh <text:span text:style-name="Source_20_Text">npm</text:span> atau <text:span text:style-name="Source_20_Text">yarn</text:span>. Ukurannya bisa sangat besar dan tidak seharusnya dimasukkan ke Git. Siapa pun yang meng-clone repository Anda bisa mendapatkannya kembali dengan menjalankan <text:span text:style-name="Source_20_Text">npm install</text:span>. </text:p>
              </text:list-item>
              <text:list-item>
                <text:p text:style-name="P108"><text:span text:style-name="Strong_20_Emphasis"><text:span text:style-name="Source_20_Text">/coverage</text:span></text:span>: Direktori output dari <text:span text:style-name="Emphasis">test coverage tools</text:span>. </text:p>
              </text:list-item>
              <text:list-item>
                <text:p text:style-name="P108"><text:span text:style-name="Strong_20_Emphasis"><text:span text:style-name="Source_20_Text">/build</text:span></text:span><text:span text:style-name="Strong_20_Emphasis">, </text:span><text:span text:style-name="Strong_20_Emphasis"><text:span text:style-name="Source_20_Text">/dist</text:span></text:span>: Direktori tempat hasil <text:span text:style-name="Emphasis">build</text:span> produksi disimpan (nama direktori bisa berbeda tergantung <text:span text:style-name="Emphasis">build tool</text:span>, <text:span text:style-name="Source_20_Text">build</text:span> umum untuk CRA, <text:span text:style-name="Source_20_Text">dist</text:span> umum untuk Vite). File-file ini dihasilkan dari kode sumber Anda dan tidak perlu disimpan di Git. </text:p>
              </text:list-item>
              <text:list-item>
                <text:p text:style-name="P108"><text:span text:style-name="Strong_20_Emphasis"><text:span text:style-name="Source_20_Text">.DS_Store</text:span></text:span>: File metadata macOS. </text:p>
              </text:list-item>
              <text:list-item>
                <text:p text:style-name="P108"><text:span text:style-name="Strong_20_Emphasis"><text:span text:style-name="Source_20_Text">.env*</text:span></text:span><text:span text:style-name="Strong_20_Emphasis"> files:</text:span> </text:p>
                <text:list>
                  <text:list-item>
                    <text:p text:style-name="P108"><text:span text:style-name="Source_20_Text">.env.local</text:span>, <text:span text:style-name="Source_20_Text">.env.development.local</text:span>, <text:span text:style-name="Source_20_Text">.env.test.local</text:span>, <text:span text:style-name="Source_20_Text">.env.production.local</text:span>: File environment spesifik yang didukung oleh Create React App (dan framework serupa) untuk menyimpan variabel sensitif atau konfigurasi lokal. Ini <text:span text:style-name="Strong_20_Emphasis">harus</text:span> diabaikan. </text:p>
                  </text:list-item>
                  <text:list-item>
                    <text:p text:style-name="P108"><text:span text:style-name="Source_20_Text">.env</text:span>: Mengabaikan file <text:span text:style-name="Source_20_Text">.env</text:span> generik juga merupakan praktik yang baik, meskipun CRA lebih mengutamakan file <text:span text:style-name="Source_20_Text">.env.*.local</text:span>. </text:p>
                  </text:list-item>
                  <text:list-item>
                    <text:p text:style-name="P108"><text:span text:style-name="Source_20_Text">.env.example</text:span> (Tidak ada di sini): Penting untuk <text:span text:style-name="Emphasis">tidak</text:span> mengabaikan file <text:span text:style-name="Source_20_Text">.env.example</text:span> karena itu adalah template yang aman untuk di-commit. </text:p>
                  </text:list-item>
                </text:list>
              </text:list-item>
              <text:list-item>
                <text:p text:style-name="P108"><text:span text:style-name="Strong_20_Emphasis">Log Files (</text:span><text:span text:style-name="Strong_20_Emphasis"><text:span text:style-name="Source_20_Text">npm-debug.log*</text:span></text:span><text:span text:style-name="Strong_20_Emphasis">, </text:span><text:span text:style-name="Strong_20_Emphasis"><text:span text:style-name="Source_20_Text">yarn-debug.log*</text:span></text:span><text:span text:style-name="Strong_20_Emphasis">, </text:span><text:span text:style-name="Strong_20_Emphasis"><text:span text:style-name="Source_20_Text">*.log</text:span></text:span><text:span text:style-name="Strong_20_Emphasis">, </text:span><text:span text:style-name="Strong_20_Emphasis"><text:span text:style-name="Source_20_Text">logs/</text:span></text:span><text:span text:style-name="Strong_20_Emphasis">)</text:span>: Mengabaikan file log yang mungkin dihasilkan selama development atau proses build. </text:p>
              </text:list-item>
              <text:list-item>
                <text:p text:style-name="P39"><text:span text:style-name="Strong_20_Emphasis">Editor Directories:</text:span> Mengabaikan file konfigurasi spesifik IDE/editor (dengan beberapa pengecualian untuk file konfigurasi VS Code yang mungkin ingin dibagikan tim). </text:p>
              </text:list-item>
            </text:list>
            <text:p text:style-name="Horizontal_20_Line"/>
            <text:p text:style-name="Text_20_body">File <text:span text:style-name="Source_20_Text">.gitignore</text:span> ini akan menjaga repository klien Anda tetap bersih dari file-file yang tidak perlu. Apakah isinya sudah jelas? Katakan "YOI" untuk lanjut ke <text:span text:style-name="Source_20_Text">.env.example</text:span>.</text:p>
          </text:section>
          <text:section text:style-name="Sect1" text:name="feedback-form-29">
            <text:p text:style-name="P69"/>
          </text:section>
        </text:section>
        <text:section text:style-name="Sect1" text:name="ace47ee6e9096391">
          <text:p text:style-name="Text_20_body"/>
          <text:section text:style-name="Sect1" text:name="user-query-content-30">
            <text:p text:style-name="P145">YOI </text:p>
          </text:section>
          <text:p text:style-name="P69"><text:soft-page-break/>Tampilkan alur berpikir</text:p>
          <text:section text:style-name="Sect2" text:name="model-response-message-contentr_ace47ee6e9096391">
            <text:p text:style-name="Text_20_body">Sip, kita lanjut ke file contoh environment variable untuk klien.</text:p>
            <text:p text:style-name="Horizontal_20_Line"/>
            <text:p text:style-name="Text_20_body"><text:span text:style-name="Strong_20_Emphasis">File 3: </text:span><text:span text:style-name="Strong_20_Emphasis"><text:span text:style-name="Source_20_Text">smartfarm_client/.env.example</text:span></text:span></text:p>
            <text:p text:style-name="Text_20_body">Sama seperti di sisi server, file ini adalah <text:span text:style-name="Emphasis">template</text:span> untuk file environment Anda di sisi klien. Ia menunjukkan variabel lingkungan apa yang perlu diatur agar aplikasi klien dapat berjalan dengan benar, terutama untuk mengetahui alamat API server backend.</text:p>
            <text:p text:style-name="Text_20_body">Cuplikan kode</text:p>
            <text:p text:style-name="Preformatted_20_Text"><text:span text:style-name="Source_20_Text"># smartfarm_client/.env.example</text:span></text:p>
            <text:p text:style-name="Preformatted_20_Text"/>
            <text:p text:style-name="Preformatted_20_Text"><text:span text:style-name="Source_20_Text"># Variabel lingkungan untuk aplikasi React HARUS dimulai dengan REACT_APP_</text:span></text:p>
            <text:p text:style-name="Preformatted_20_Text"><text:span text:style-name="Source_20_Text"># agar bisa diakses dalam kode melalui process.env.REACT_APP_...</text:span></text:p>
            <text:p text:style-name="Preformatted_20_Text"><text:span text:style-name="Source_20_Text"># Lihat dokumentasi Create React App / Vite untuk detailnya.</text:span></text:p>
            <text:p text:style-name="Preformatted_20_Text"/>
            <text:p text:style-name="Preformatted_20_Text"><text:span text:style-name="Source_20_Text"># URL dasar (base URL) untuk API server SmartFarm Monitor</text:span></text:p>
            <text:p text:style-name="Preformatted_20_Text"><text:span text:style-name="Source_20_Text"># Sesuaikan jika server Anda berjalan di host/port yang berbeda.</text:span></text:p>
            <text:p text:style-name="Preformatted_20_Text"><text:span text:style-name="Source_20_Text">REACT_APP_API_BASE_URL=http://localhost:5000/api/v1</text:span></text:p>
            <text:p text:style-name="Preformatted_20_Text"/>
            <text:p text:style-name="Preformatted_20_Text"><text:span text:style-name="Source_20_Text"># Tambahkan variabel lingkungan lain yang spesifik untuk klien di sini jika perlu</text:span></text:p>
            <text:p text:style-name="Preformatted_20_Text"><text:span text:style-name="Source_20_Text"># Contoh: Kunci API untuk layanan pihak ketiga (misal: peta)</text:span></text:p>
            <text:p text:style-name="P147"><text:span text:style-name="Source_20_Text"># REACT_APP_MAP_API_KEY=kunci_api_peta_anda</text:span></text:p>
            <text:p text:style-name="Text_20_body"><text:span text:style-name="Strong_20_Emphasis">Penjelasan:</text:span></text:p>
            <text:list xml:id="list8441574266924901476" text:style-name="L40">
              <text:list-item>
                <text:p text:style-name="P109"><text:span text:style-name="Strong_20_Emphasis">Tujuan:</text:span> File ini adalah contoh. Anda perlu menyalin file ini dan menamainya <text:span text:style-name="Source_20_Text">.env</text:span> atau <text:span text:style-name="Source_20_Text">.env.local</text:span> (disarankan <text:span text:style-name="Source_20_Text">.env.local</text:span> jika menggunakan CRA/Vite, karena file ini diutamakan dan sudah ada di <text:span text:style-name="Source_20_Text">.gitignore</text:span>), lalu mengedit nilainya jika perlu. </text:p>
              </text:list-item>
              <text:list-item>
                <text:p text:style-name="P109"><text:span text:style-name="Strong_20_Emphasis"><text:span text:style-name="Source_20_Text">REACT_APP_</text:span></text:span><text:span text:style-name="Strong_20_Emphasis"> Prefix:</text:span> Sangat penting dalam proyek yang dibuat dengan Create React App (dan diadopsi oleh framework lain seperti Vite dengan prefix <text:span text:style-name="Source_20_Text">VITE_</text:span>), variabel lingkungan yang ingin Anda akses dalam kode JavaScript Anda <text:span text:style-name="Strong_20_Emphasis">harus</text:span> diawali dengan <text:span text:style-name="Source_20_Text">REACT_APP_</text:span> (atau <text:span text:style-name="Source_20_Text">VITE_</text:span> untuk Vite). Ini adalah fitur keamanan untuk mencegah eksposur variabel sistem yang tidak disengaja ke browser. </text:p>
              </text:list-item>
              <text:list-item>
                <text:p text:style-name="P109"><text:span text:style-name="Strong_20_Emphasis"><text:span text:style-name="Source_20_Text">REACT_APP_API_BASE_URL</text:span></text:span><text:span text:style-name="Strong_20_Emphasis">:</text:span> Variabel utama yang kita butuhkan saat ini. Ini memberitahu aplikasi klien di mana server API backend berada. Nilai <text:span text:style-name="Source_20_Text">http://localhost:5000/api/v1</text:span> mengasumsikan server Flask Anda berjalan di <text:span text:style-name="Source_20_Text">localhost</text:span> pada port <text:span text:style-name="Source_20_Text">5000</text:span>, dan API-nya memiliki prefix <text:span text:style-name="Source_20_Text">/api/v1</text:span> (sesuai yang kita atur di server). Jika server Anda berjalan di alamat atau port yang berbeda, Anda perlu menyesuaikan nilai ini di file <text:span text:style-name="Source_20_Text">.env</text:span> atau <text:span text:style-name="Source_20_Text">.env.local</text:span> Anda. </text:p>
              </text:list-item>
              <text:list-item>
                <text:p text:style-name="P40"><text:span text:style-name="Strong_20_Emphasis">Contoh Lain:</text:span> Komentar menunjukkan contoh variabel lain (seperti kunci API eksternal) yang mungkin Anda perlukan nanti. </text:p>
              </text:list-item>
            </text:list>
            <text:p text:style-name="Text_20_body"><text:span text:style-name="Strong_20_Emphasis">Cara Menggunakan di Kode:</text:span> Setelah Anda membuat file <text:span text:style-name="Source_20_Text">.env</text:span> atau <text:span text:style-name="Source_20_Text">.env.local</text:span> dan me-restart server development React Anda, Anda bisa mengakses variabel ini dalam kode JavaScript Anda seperti ini:</text:p>
            <text:p text:style-name="Text_20_body">JavaScript</text:p>
            <text:p text:style-name="Preformatted_20_Text"><text:span text:style-name="Source_20_Text">const apiUrl = process.env.REACT_APP_API_BASE_URL;</text:span></text:p>
            <text:p text:style-name="P147"><text:span text:style-name="Source_20_Text">console.log(apiUrl); // Output: http://localhost:5000/api/v1</text:span></text:p>
            <text:p text:style-name="Horizontal_20_Line"/>
            <text:p text:style-name="Text_20_body">File ini penting untuk konfigurasi koneksi antara klien dan server. Apakah tujuannya sudah jelas? <text:soft-page-break/>Katakan "YOI" untuk lanjut ke file <text:span text:style-name="Source_20_Text">public/index.html</text:span>.</text:p>
          </text:section>
          <text:section text:style-name="Sect1" text:name="feedback-form-30">
            <text:p text:style-name="P69"/>
          </text:section>
        </text:section>
        <text:section text:style-name="Sect1" text:name="3e684a9de3c4bfb3">
          <text:p text:style-name="Text_20_body"/>
          <text:section text:style-name="Sect1" text:name="user-query-content-31">
            <text:p text:style-name="P145">YOI </text:p>
          </text:section>
          <text:p text:style-name="P69">Tampilkan alur berpikir</text:p>
          <text:section text:style-name="Sect2" text:name="model-response-message-contentr_3e684a9de3c4bfb3">
            <text:p text:style-name="Text_20_body">Oke, mari kita siapkan file HTML dasar tempat aplikasi React kita akan "hidup".</text:p>
            <text:p text:style-name="Horizontal_20_Line"/>
            <text:p text:style-name="Text_20_body"><text:span text:style-name="Strong_20_Emphasis">File 4: </text:span><text:span text:style-name="Strong_20_Emphasis"><text:span text:style-name="Source_20_Text">smartfarm_client/public/index.html</text:span></text:span></text:p>
            <text:p text:style-name="Text_20_body">File ini adalah kerangka HTML yang pertama kali dimuat oleh browser. Aplikasi React Anda akan dimasukkan secara dinamis ke dalam elemen <text:span text:style-name="Source_20_Text">&lt;div id="root"&gt;</text:span> oleh <text:span text:style-name="Source_20_Text">index.js</text:span>. File-file di dalam folder <text:span text:style-name="Source_20_Text">public/</text:span> tidak diproses oleh Webpack/Vite (kecuali variabel seperti <text:span text:style-name="Source_20_Text">%PUBLIC_URL%</text:span>), jadi Anda bisa menempatkan aset statis di sini.</text:p>
            <text:p text:style-name="Text_20_body">HTML</text:p>
            <text:p text:style-name="Preformatted_20_Text"><text:span text:style-name="Source_20_Text">&lt;!DOCTYPE html&gt;</text:span></text:p>
            <text:p text:style-name="Preformatted_20_Text"><text:span text:style-name="Source_20_Text">&lt;html lang="id"&gt;</text:span></text:p>
            <text:p text:style-name="Preformatted_20_Text"><text:span text:style-name="Source_20_Text"><text:s text:c="2"/>&lt;head&gt;</text:span></text:p>
            <text:p text:style-name="Preformatted_20_Text"><text:span text:style-name="Source_20_Text"><text:s text:c="4"/>&lt;meta charset="utf-8" /&gt;</text:span></text:p>
            <text:p text:style-name="Preformatted_20_Text"><text:span text:style-name="Source_20_Text"><text:s text:c="4"/>&lt;link rel="icon" href="%PUBLIC_URL%/favicon.ico" /&gt;</text:span></text:p>
            <text:p text:style-name="Preformatted_20_Text"><text:span text:style-name="Source_20_Text"><text:s text:c="4"/>&lt;meta name="viewport" content="width=device-width, initial-scale=1" /&gt;</text:span></text:p>
            <text:p text:style-name="Preformatted_20_Text"><text:span text:style-name="Source_20_Text"><text:s text:c="4"/>&lt;meta name="theme-color" content="#000000" /&gt;</text:span></text:p>
            <text:p text:style-name="Preformatted_20_Text"><text:span text:style-name="Source_20_Text"><text:s text:c="4"/>&lt;meta</text:span></text:p>
            <text:p text:style-name="Preformatted_20_Text"><text:span text:style-name="Source_20_Text"><text:s text:c="6"/>name="description"</text:span></text:p>
            <text:p text:style-name="Preformatted_20_Text"><text:span text:style-name="Source_20_Text"><text:s text:c="6"/>content="Aplikasi Web SmartFarm Monitor untuk pemantauan pertanian cerdas"</text:span></text:p>
            <text:p text:style-name="Preformatted_20_Text"><text:span text:style-name="Source_20_Text"><text:s text:c="4"/>/&gt;</text:span></text:p>
            <text:p text:style-name="Preformatted_20_Text"><text:span text:style-name="Source_20_Text"><text:s text:c="4"/>&lt;link rel="apple-touch-icon" href="%PUBLIC_URL%/logo192.png" /&gt;</text:span></text:p>
            <text:p text:style-name="Preformatted_20_Text"><text:span text:style-name="Source_20_Text"><text:s text:c="4"/>&lt;link rel="manifest" href="%PUBLIC_URL%/manifest.json" /&gt;</text:span></text:p>
            <text:p text:style-name="Preformatted_20_Text"><text:span text:style-name="Source_20_Text"><text:s text:c="4"/>&lt;title&gt;SmartFarm Monitor&lt;/title&gt;</text:span></text:p>
            <text:p text:style-name="Preformatted_20_Text"><text:span text:style-name="Source_20_Text"><text:s text:c="4"/>&lt;/head&gt;</text:span></text:p>
            <text:p text:style-name="Preformatted_20_Text"><text:span text:style-name="Source_20_Text"><text:s text:c="2"/>&lt;body&gt;</text:span></text:p>
            <text:p text:style-name="Preformatted_20_Text"><text:span text:style-name="Source_20_Text"><text:s text:c="4"/>&lt;noscript&gt;Anda perlu mengaktifkan JavaScript untuk menjalankan aplikasi ini.&lt;/noscript&gt;</text:span></text:p>
            <text:p text:style-name="Preformatted_20_Text"><text:span text:style-name="Source_20_Text"><text:s text:c="4"/>&lt;div id="root"&gt;&lt;/div&gt;</text:span></text:p>
            <text:p text:style-name="Preformatted_20_Text"><text:span text:style-name="Source_20_Text"><text:s text:c="4"/>&lt;/body&gt;</text:span></text:p>
            <text:p text:style-name="P147"><text:span text:style-name="Source_20_Text">&lt;/html&gt;</text:span></text:p>
            <text:p text:style-name="Text_20_body"><text:span text:style-name="Strong_20_Emphasis">Penjelasan:</text:span></text:p>
            <text:list xml:id="list2175598578127536393" text:style-name="L41">
              <text:list-item>
                <text:p text:style-name="P110"><text:span text:style-name="Strong_20_Emphasis"><text:span text:style-name="Source_20_Text">&lt;!DOCTYPE html&gt;</text:span></text:span><text:span text:style-name="Strong_20_Emphasis"> dan </text:span><text:span text:style-name="Strong_20_Emphasis"><text:span text:style-name="Source_20_Text">&lt;html&gt;</text:span></text:span><text:span text:style-name="Strong_20_Emphasis">:</text:span> Boilerplate standar HTML5. <text:span text:style-name="Source_20_Text">lang="id"</text:span> menunjukkan bahasa utama halaman adalah Bahasa Indonesia. </text:p>
              </text:list-item>
              <text:list-item>
                <text:p text:style-name="P110"><text:span text:style-name="Strong_20_Emphasis"><text:span text:style-name="Source_20_Text">&lt;head&gt;</text:span></text:span><text:span text:style-name="Strong_20_Emphasis">:</text:span> Berisi metadata tentang halaman. </text:p>
                <text:list>
                  <text:list-item>
                    <text:p text:style-name="P110"><text:span text:style-name="Strong_20_Emphasis"><text:span text:style-name="Source_20_Text">meta charset="utf-8"</text:span></text:span><text:span text:style-name="Strong_20_Emphasis">:</text:span> Menentukan encoding karakter. </text:p>
                  </text:list-item>
                  <text:list-item>
                    <text:p text:style-name="P110"><text:span text:style-name="Strong_20_Emphasis"><text:span text:style-name="Source_20_Text">link rel="icon"</text:span></text:span><text:span text:style-name="Strong_20_Emphasis">:</text:span> Menentukan ikon untuk tab browser (favicon). </text:p>
                  </text:list-item>
                  <text:list-item>
                    <text:p text:style-name="P110"><text:span text:style-name="Strong_20_Emphasis"><text:span text:style-name="Source_20_Text">meta name="viewport"</text:span></text:span><text:span text:style-name="Strong_20_Emphasis">:</text:span> Penting untuk desain web responsif agar skala halaman sesuai di berbagai ukuran layar perangkat. </text:p>
                  </text:list-item>
                  <text:list-item>
                    <text:p text:style-name="P110"><text:span text:style-name="Strong_20_Emphasis"><text:span text:style-name="Source_20_Text">meta name="description"</text:span></text:span><text:span text:style-name="Strong_20_Emphasis">:</text:span> Deskripsi singkat halaman (berguna untuk mesin pencari). </text:p>
                  </text:list-item>
                  <text:list-item>
                    <text:p text:style-name="P110"><text:span text:style-name="Strong_20_Emphasis"><text:span text:style-name="Source_20_Text">link rel="manifest"</text:span></text:span><text:span text:style-name="Strong_20_Emphasis">:</text:span> Menunjuk ke file <text:span text:style-name="Source_20_Text">manifest.json</text:span> yang berisi informasi PWA (Progressive Web App). </text:p>
                  </text:list-item>
                  <text:list-item>
                    <text:p text:style-name="P110"><text:span text:style-name="Strong_20_Emphasis"><text:span text:style-name="Source_20_Text">%PUBLIC_URL%</text:span></text:span><text:span text:style-name="Strong_20_Emphasis">:</text:span> Ini adalah variabel khusus yang akan diganti oleh <text:span text:style-name="Emphasis">build tool</text:span> (seperti yang digunakan oleh Create React App atau Vite) dengan path URL ke folder <text:span text:style-name="Source_20_Text">public</text:span>. Ini memastikan path ke aset seperti <text:span text:style-name="Source_20_Text">favicon.ico</text:span> dan <text:soft-page-break/><text:span text:style-name="Source_20_Text">manifest.json</text:span> selalu benar, tidak peduli di mana aplikasi Anda di-<text:span text:style-name="Emphasis">host</text:span>. </text:p>
                  </text:list-item>
                  <text:list-item>
                    <text:p text:style-name="P110"><text:span text:style-name="Strong_20_Emphasis"><text:span text:style-name="Source_20_Text">&lt;title&gt;</text:span></text:span><text:span text:style-name="Strong_20_Emphasis">:</text:span> Judul yang muncul di tab browser. Judul ini statis; jika Anda ingin judul berubah sesuai halaman yang dibuka di SPA Anda, Anda perlu menggunakan library tambahan seperti <text:span text:style-name="Source_20_Text">react-helmet-async</text:span>. </text:p>
                  </text:list-item>
                </text:list>
              </text:list-item>
              <text:list-item>
                <text:p text:style-name="P110"><text:span text:style-name="Strong_20_Emphasis"><text:span text:style-name="Source_20_Text">&lt;body&gt;</text:span></text:span><text:span text:style-name="Strong_20_Emphasis">:</text:span> Berisi konten utama halaman. </text:p>
                <text:list>
                  <text:list-item>
                    <text:p text:style-name="P110"><text:span text:style-name="Strong_20_Emphasis"><text:span text:style-name="Source_20_Text">&lt;noscript&gt;</text:span></text:span><text:span text:style-name="Strong_20_Emphasis">:</text:span> Pesan ini hanya akan ditampilkan jika pengguna menonaktifkan JavaScript di browser mereka. </text:p>
                  </text:list-item>
                  <text:list-item>
                    <text:p text:style-name="P110"><text:span text:style-name="Strong_20_Emphasis"><text:span text:style-name="Source_20_Text">&lt;div id="root"&gt;&lt;/div&gt;</text:span></text:span><text:span text:style-name="Strong_20_Emphasis">:</text:span> Ini adalah elemen <text:span text:style-name="Strong_20_Emphasis">paling penting</text:span> dalam konteks React. File <text:span text:style-name="Source_20_Text">src/index.js</text:span> akan mencari elemen dengan ID <text:span text:style-name="Source_20_Text">root</text:span> ini dan merender seluruh komponen aplikasi React Anda di dalamnya. </text:p>
                  </text:list-item>
                  <text:list-item>
                    <text:p text:style-name="P41"><text:span text:style-name="Strong_20_Emphasis">Komentar tentang Bundel JS:</text:span> Menjelaskan bahwa Anda tidak perlu menambahkan tag <text:span text:style-name="Source_20_Text">&lt;script&gt;</text:span> untuk file JavaScript React Anda secara manual; proses <text:span text:style-name="Emphasis">build</text:span> akan melakukannya secara otomatis. </text:p>
                  </text:list-item>
                </text:list>
              </text:list-item>
            </text:list>
            <text:p text:style-name="Horizontal_20_Line"/>
            <text:p text:style-name="Text_20_body">File HTML ini adalah "cangkang" tempat aplikasi React kita akan dimuat. Apakah strukturnya dan peran elemen-elemen kuncinya sudah jelas? Katakan "YOI" untuk mulai masuk ke direktori <text:span text:style-name="Source_20_Text">src/</text:span> dan membuat file konfigurasi API.</text:p>
          </text:section>
          <text:section text:style-name="Sect1" text:name="feedback-form-31">
            <text:p text:style-name="P69"/>
          </text:section>
        </text:section>
        <text:section text:style-name="Sect1" text:name="c27fd72fe11ac24b">
          <text:p text:style-name="Text_20_body"/>
          <text:section text:style-name="Sect1" text:name="user-query-content-32">
            <text:p text:style-name="P145">YOI </text:p>
          </text:section>
          <text:p text:style-name="P69">Tampilkan alur berpikir</text:p>
          <text:section text:style-name="Sect2" text:name="model-response-message-contentr_c27fd72fe11ac24b">
            <text:p text:style-name="Text_20_body">Oke, kita masuk ke direktori <text:span text:style-name="Source_20_Text">src/</text:span> dan mulai dengan file konfigurasi untuk API.</text:p>
            <text:p text:style-name="Horizontal_20_Line"/>
            <text:p text:style-name="Text_20_body"><text:span text:style-name="Strong_20_Emphasis">File 5: </text:span><text:span text:style-name="Strong_20_Emphasis"><text:span text:style-name="Source_20_Text">smartfarm_client/src/config/apiConfig.js</text:span></text:span></text:p>
            <text:p text:style-name="Text_20_body">File ini bertujuan untuk menyediakan konfigurasi dasar yang dibutuhkan oleh aplikasi klien, terutama URL dasar (base URL) dari server API backend. Ini memudahkan pengelolaan alamat server jika berubah antara lingkungan development dan production.</text:p>
            <text:p text:style-name="Text_20_body">JavaScript</text:p>
            <text:p text:style-name="Preformatted_20_Text"><text:span text:style-name="Source_20_Text">// smartfarm_client/src/config/apiConfig.js</text:span></text:p>
            <text:p text:style-name="Preformatted_20_Text"/>
            <text:p text:style-name="Preformatted_20_Text"><text:span text:style-name="Source_20_Text">/**</text:span></text:p>
            <text:p text:style-name="Preformatted_20_Text"><text:span text:style-name="Source_20_Text"><text:s/>* URL dasar untuk API server SmartFarm Monitor.</text:span></text:p>
            <text:p text:style-name="Preformatted_20_Text"><text:span text:style-name="Source_20_Text"><text:s/>* Mengambil nilai dari environment variable REACT_APP_API_BASE_URL jika ada,</text:span></text:p>
            <text:p text:style-name="Preformatted_20_Text"><text:span text:style-name="Source_20_Text"><text:s/>* jika tidak, gunakan nilai default untuk development lokal.</text:span></text:p>
            <text:p text:style-name="Preformatted_20_Text"><text:span text:style-name="Source_20_Text"><text:s/>*/</text:span></text:p>
            <text:p text:style-name="Preformatted_20_Text"><text:span text:style-name="Source_20_Text">const API_BASE_URL = process.env.REACT_APP_API_BASE_URL || 'http://localhost:5000/api/v1';</text:span></text:p>
            <text:p text:style-name="Preformatted_20_Text"/>
            <text:p text:style-name="Preformatted_20_Text"><text:span text:style-name="Source_20_Text">// Anda bisa menambahkan konfigurasi lain di sini jika perlu</text:span></text:p>
            <text:p text:style-name="Preformatted_20_Text"><text:span text:style-name="Source_20_Text">// const OTHER_CONFIG = process.env.REACT_APP_OTHER_CONFIG || 'default_value';</text:span></text:p>
            <text:p text:style-name="Preformatted_20_Text"/>
            <text:p text:style-name="Preformatted_20_Text"><text:span text:style-name="Source_20_Text">// Ekspor konfigurasi agar bisa diimpor di tempat lain (misal: apiService.js)</text:span></text:p>
            <text:p text:style-name="Preformatted_20_Text"><text:span text:style-name="Source_20_Text">export { API_BASE_URL };</text:span></text:p>
            <text:p text:style-name="Preformatted_20_Text"/>
            <text:p text:style-name="Preformatted_20_Text"><text:span text:style-name="Source_20_Text">// Jika ada banyak konfigurasi, Anda bisa ekspor sebagai objek:</text:span></text:p>
            <text:p text:style-name="Preformatted_20_Text"><text:span text:style-name="Source_20_Text">// export const config = {</text:span></text:p>
            <text:p text:style-name="Preformatted_20_Text"><text:span text:style-name="Source_20_Text">// <text:s text:c="2"/>API_BASE_URL: API_BASE_URL,</text:span></text:p>
            <text:p text:style-name="Preformatted_20_Text"><text:span text:style-name="Source_20_Text">// <text:s text:c="2"/>OTHER_CONFIG: OTHER_CONFIG</text:span></text:p>
            <text:p text:style-name="Preformatted_20_Text"><text:span text:style-name="Source_20_Text">// };</text:span></text:p>
            <text:p text:style-name="P147"/>
            <text:p text:style-name="Text_20_body"><text:soft-page-break/><text:span text:style-name="Strong_20_Emphasis">Penjelasan:</text:span></text:p>
            <text:list xml:id="list5850675308111481556" text:style-name="L42">
              <text:list-item>
                <text:p text:style-name="P111"><text:span text:style-name="Strong_20_Emphasis"><text:span text:style-name="Source_20_Text">API_BASE_URL</text:span></text:span><text:span text:style-name="Strong_20_Emphasis"> Constant:</text:span> Mendefinisikan sebuah konstanta <text:span text:style-name="Source_20_Text">API_BASE_URL</text:span>. </text:p>
              </text:list-item>
              <text:list-item>
                <text:p text:style-name="P111"><text:span text:style-name="Strong_20_Emphasis"><text:span text:style-name="Source_20_Text">process.env.REACT_APP_API_BASE_URL</text:span></text:span><text:span text:style-name="Strong_20_Emphasis">:</text:span> Mencoba membaca nilai dari variabel lingkungan <text:span text:style-name="Source_20_Text">REACT_APP_API_BASE_URL</text:span>. Seperti yang dibahas sebelumnya, variabel lingkungan di React (via CRA/Vite) harus diawali <text:span text:style-name="Source_20_Text">REACT_APP_</text:span> (atau <text:span text:style-name="Source_20_Text">VITE_</text:span>) agar bisa diakses melalui <text:span text:style-name="Source_20_Text">process.env</text:span>. Nilai ini akan diambil dari file <text:span text:style-name="Source_20_Text">.env</text:span>, <text:span text:style-name="Source_20_Text">.env.local</text:span>, atau variabel lingkungan sistem saat runtime. </text:p>
              </text:list-item>
              <text:list-item>
                <text:p text:style-name="P111"><text:span text:style-name="Strong_20_Emphasis"><text:span text:style-name="Source_20_Text">|| 'http://localhost:5000/api/v1'</text:span></text:span><text:span text:style-name="Strong_20_Emphasis">:</text:span> Jika <text:span text:style-name="Source_20_Text">process.env.REACT_APP_API_BASE_URL</text:span> tidak terdefinisi (misalnya, file <text:span text:style-name="Source_20_Text">.env</text:span> lupa dibuat atau variabel tidak di-set), ia akan menggunakan nilai <text:span text:style-name="Emphasis">default</text:span> <text:span text:style-name="Source_20_Text">'http://localhost:5000/api/v1'</text:span>. Ini berguna untuk development lokal agar aplikasi tetap bisa berjalan tanpa konfigurasi eksplisit, dengan asumsi server berjalan di alamat default tersebut. </text:p>
              </text:list-item>
              <text:list-item>
                <text:p text:style-name="P111"><text:span text:style-name="Strong_20_Emphasis">Komentar Konfigurasi Lain:</text:span> Menunjukkan tempat menambahkan variabel konfigurasi lain jika diperlukan. </text:p>
              </text:list-item>
              <text:list-item>
                <text:p text:style-name="P42"><text:span text:style-name="Strong_20_Emphasis"><text:span text:style-name="Source_20_Text">export { API_BASE_URL }</text:span></text:span><text:span text:style-name="Strong_20_Emphasis">:</text:span> Mengekspor konstanta <text:span text:style-name="Source_20_Text">API_BASE_URL</text:span> agar bisa diimpor dan digunakan oleh modul lain, terutama oleh service yang akan melakukan panggilan API (<text:span text:style-name="Source_20_Text">apiService.js</text:span>). Komentar menunjukkan cara alternatif mengekspor beberapa konfigurasi sebagai satu objek. </text:p>
              </text:list-item>
            </text:list>
            <text:p text:style-name="Horizontal_20_Line"/>
            <text:p text:style-name="Text_20_body">File konfigurasi ini memastikan aplikasi klien tahu ke mana harus mengirim permintaan API. Apakah cara kerjanya jelas? Katakan "YOI" untuk membuat kerangka service API (<text:span text:style-name="Source_20_Text">apiService.js</text:span>).</text:p>
          </text:section>
          <text:section text:style-name="Sect1" text:name="feedback-form-32">
            <text:p text:style-name="P69"/>
          </text:section>
        </text:section>
        <text:section text:style-name="Sect1" text:name="bf4fbb31aabcdb1e">
          <text:p text:style-name="Text_20_body"/>
          <text:section text:style-name="Sect1" text:name="user-query-content-33">
            <text:p text:style-name="P145">yoi </text:p>
          </text:section>
          <text:p text:style-name="P69">Tampilkan alur berpikir</text:p>
          <text:section text:style-name="Sect2" text:name="model-response-message-contentr_bf4fbb31aabcdb1e">
            <text:p text:style-name="Text_20_body">Oke, sekarang kita buat modul untuk menangani semua komunikasi dengan API server backend.</text:p>
            <text:p text:style-name="Horizontal_20_Line"/>
            <text:p text:style-name="Text_20_body"><text:span text:style-name="Strong_20_Emphasis">File 6: </text:span><text:span text:style-name="Strong_20_Emphasis"><text:span text:style-name="Source_20_Text">smartfarm_client/src/services/apiService.js</text:span></text:span></text:p>
            <text:p text:style-name="Text_20_body">Modul ini bertugas sebagai lapisan abstraksi untuk melakukan panggilan HTTP (API calls) ke server backend. Semua komponen React yang perlu berinteraksi dengan API akan memanggil fungsi-fungsi dari modul ini, bukan melakukan <text:span text:style-name="Source_20_Text">Workspace</text:span> secara langsung. Ini membuat kode komponen lebih bersih dan logika API terpusat.</text:p>
            <text:p text:style-name="Text_20_body">Kita akan menggunakan <text:span text:style-name="Source_20_Text">Workspace</text:span> API bawaan browser. Library seperti <text:span text:style-name="Source_20_Text">axios</text:span> bisa menjadi alternatif yang menawarkan fitur tambahan (seperti interceptor dan penanganan error yang sedikit berbeda), tetapi <text:span text:style-name="Source_20_Text">Workspace</text:span> sudah cukup mumpuni untuk memulai.</text:p>
            <text:p text:style-name="Text_20_body">JavaScript</text:p>
            <text:p text:style-name="Preformatted_20_Text"><text:span text:style-name="Source_20_Text">// smartfarm_client/src/services/apiService.js</text:span></text:p>
            <text:p text:style-name="Preformatted_20_Text"/>
            <text:p text:style-name="Preformatted_20_Text"><text:span text:style-name="Source_20_Text">import { API_BASE_URL } from '../config/apiConfig';</text:span></text:p>
            <text:p text:style-name="Preformatted_20_Text"/>
            <text:p text:style-name="Preformatted_20_Text"><text:span text:style-name="Source_20_Text">/**</text:span></text:p>
            <text:p text:style-name="Preformatted_20_Text"><text:span text:style-name="Source_20_Text"><text:s/>* Fungsi helper untuk menangani respons fetch API.</text:span></text:p>
            <text:p text:style-name="Preformatted_20_Text"><text:span text:style-name="Source_20_Text"><text:s/>* Memeriksa status OK dan parse JSON. Melempar error jika gagal.</text:span></text:p>
            <text:p text:style-name="Preformatted_20_Text"><text:span text:style-name="Source_20_Text"><text:s/>* @param {Response} response - Objek Response dari fetch</text:span></text:p>
            <text:p text:style-name="Preformatted_20_Text"><text:span text:style-name="Source_20_Text"><text:s/>* @returns {Promise&lt;any&gt;} - Promise yang resolve dengan data JSON</text:span></text:p>
            <text:p text:style-name="Preformatted_20_Text"><text:soft-page-break/><text:span text:style-name="Source_20_Text"><text:s/>* @throws {Error} - Jika respons tidak OK (status bukan 2xx)</text:span></text:p>
            <text:p text:style-name="Preformatted_20_Text"><text:span text:style-name="Source_20_Text"><text:s/>*/</text:span></text:p>
            <text:p text:style-name="Preformatted_20_Text"><text:span text:style-name="Source_20_Text">const handleResponse = async (response) =&gt; {</text:span></text:p>
            <text:p text:style-name="Preformatted_20_Text"><text:span text:style-name="Source_20_Text"><text:s text:c="2"/>if (!response.ok) {</text:span></text:p>
            <text:p text:style-name="Preformatted_20_Text"><text:span text:style-name="Source_20_Text"><text:s text:c="4"/>// Coba parse error message dari body jika ada</text:span></text:p>
            <text:p text:style-name="Preformatted_20_Text"><text:span text:style-name="Source_20_Text"><text:s text:c="4"/>let errorMessage = `HTTP error! status: ${response.status} ${response.statusText}`;</text:span></text:p>
            <text:p text:style-name="Preformatted_20_Text"><text:span text:style-name="Source_20_Text"><text:s text:c="4"/>try {</text:span></text:p>
            <text:p text:style-name="Preformatted_20_Text"><text:span text:style-name="Source_20_Text"><text:s text:c="6"/>const errorData = await response.json();</text:span></text:p>
            <text:p text:style-name="Preformatted_20_Text"><text:span text:style-name="Source_20_Text"><text:s text:c="6"/>// Asumsi server mengirim error dalam format { message: "..." } atau { description: "..." }</text:span></text:p>
            <text:p text:style-name="Preformatted_20_Text"><text:span text:style-name="Source_20_Text"><text:s text:c="6"/>errorMessage = errorData.description || errorData.message || errorMessage;</text:span></text:p>
            <text:p text:style-name="Preformatted_20_Text"><text:span text:style-name="Source_20_Text"><text:s text:c="4"/>} catch (e) {</text:span></text:p>
            <text:p text:style-name="Preformatted_20_Text"><text:span text:style-name="Source_20_Text"><text:s text:c="6"/>// Biarkan error message default jika body bukan JSON atau kosong</text:span></text:p>
            <text:p text:style-name="Preformatted_20_Text"><text:span text:style-name="Source_20_Text"><text:s text:c="4"/>}</text:span></text:p>
            <text:p text:style-name="Preformatted_20_Text"><text:span text:style-name="Source_20_Text"><text:s text:c="4"/>// console.error('API Error:', errorMessage); // Log error</text:span></text:p>
            <text:p text:style-name="Preformatted_20_Text"><text:span text:style-name="Source_20_Text"><text:s text:c="4"/>throw new Error(errorMessage); // Lempar error agar bisa ditangkap oleh pemanggil</text:span></text:p>
            <text:p text:style-name="Preformatted_20_Text"><text:span text:style-name="Source_20_Text"><text:s text:c="2"/>}</text:span></text:p>
            <text:p text:style-name="Preformatted_20_Text"><text:span text:style-name="Source_20_Text"><text:s text:c="2"/>// Jika status 204 No Content, tidak ada body untuk di-parse</text:span></text:p>
            <text:p text:style-name="Preformatted_20_Text"><text:span text:style-name="Source_20_Text"><text:s text:c="2"/>if (response.status === 204) {</text:span></text:p>
            <text:p text:style-name="Preformatted_20_Text"><text:span text:style-name="Source_20_Text"><text:s text:c="4"/>return null;</text:span></text:p>
            <text:p text:style-name="Preformatted_20_Text"><text:span text:style-name="Source_20_Text"><text:s text:c="2"/>}</text:span></text:p>
            <text:p text:style-name="Preformatted_20_Text"><text:span text:style-name="Source_20_Text"><text:s text:c="2"/>// Jika OK dan bukan 204, parse body sebagai JSON</text:span></text:p>
            <text:p text:style-name="Preformatted_20_Text"><text:span text:style-name="Source_20_Text"><text:s text:c="2"/>return response.json();</text:span></text:p>
            <text:p text:style-name="Preformatted_20_Text"><text:span text:style-name="Source_20_Text">};</text:span></text:p>
            <text:p text:style-name="Preformatted_20_Text"/>
            <text:p text:style-name="Preformatted_20_Text"><text:span text:style-name="Source_20_Text">// --- Fungsi untuk Endpoint Area ---</text:span></text:p>
            <text:p text:style-name="Preformatted_20_Text"/>
            <text:p text:style-name="Preformatted_20_Text"><text:span text:style-name="Source_20_Text">/** Mengambil daftar semua area */</text:span></text:p>
            <text:p text:style-name="Preformatted_20_Text"><text:span text:style-name="Source_20_Text">export const fetchAreas = async () =&gt; {</text:span></text:p>
            <text:p text:style-name="Preformatted_20_Text"><text:span text:style-name="Source_20_Text"><text:s text:c="2"/>const response = await fetch(`${API_BASE_URL}/areas`);</text:span></text:p>
            <text:p text:style-name="Preformatted_20_Text"><text:span text:style-name="Source_20_Text"><text:s text:c="2"/>return handleResponse(response);</text:span></text:p>
            <text:p text:style-name="Preformatted_20_Text"><text:span text:style-name="Source_20_Text">};</text:span></text:p>
            <text:p text:style-name="Preformatted_20_Text"/>
            <text:p text:style-name="Preformatted_20_Text"><text:span text:style-name="Source_20_Text">/** Membuat area baru */</text:span></text:p>
            <text:p text:style-name="Preformatted_20_Text"><text:span text:style-name="Source_20_Text">export const createArea = async (areaData) =&gt; {</text:span></text:p>
            <text:p text:style-name="Preformatted_20_Text"><text:span text:style-name="Source_20_Text"><text:s text:c="2"/>// areaData = { name: 'Area Baru', plant_type: 'Tomat', location_description: 'Sebelah gudang' }</text:span></text:p>
            <text:p text:style-name="Preformatted_20_Text"><text:span text:style-name="Source_20_Text"><text:s text:c="2"/>const response = await fetch(`${API_BASE_URL}/areas`, {</text:span></text:p>
            <text:p text:style-name="Preformatted_20_Text"><text:span text:style-name="Source_20_Text"><text:s text:c="4"/>method: 'POST',</text:span></text:p>
            <text:p text:style-name="Preformatted_20_Text"><text:span text:style-name="Source_20_Text"><text:s text:c="4"/>headers: {</text:span></text:p>
            <text:p text:style-name="Preformatted_20_Text"><text:span text:style-name="Source_20_Text"><text:s text:c="6"/>'Content-Type': 'application/json',</text:span></text:p>
            <text:p text:style-name="Preformatted_20_Text"><text:span text:style-name="Source_20_Text"><text:s text:c="4"/>},</text:span></text:p>
            <text:p text:style-name="Preformatted_20_Text"><text:span text:style-name="Source_20_Text"><text:s text:c="4"/>body: JSON.stringify(areaData),</text:span></text:p>
            <text:p text:style-name="Preformatted_20_Text"><text:span text:style-name="Source_20_Text"><text:s text:c="2"/>});</text:span></text:p>
            <text:p text:style-name="Preformatted_20_Text"><text:span text:style-name="Source_20_Text"><text:s text:c="2"/>// Server mengembalikan 201 Created dengan data area baru</text:span></text:p>
            <text:p text:style-name="Preformatted_20_Text"><text:span text:style-name="Source_20_Text"><text:s text:c="2"/>return handleResponse(response);</text:span></text:p>
            <text:p text:style-name="Preformatted_20_Text"><text:span text:style-name="Source_20_Text">};</text:span></text:p>
            <text:p text:style-name="Preformatted_20_Text"/>
            <text:p text:style-name="Preformatted_20_Text"><text:span text:style-name="Source_20_Text">// (Fungsi fetchAreaDetail(areaId) mungkin tidak perlu jika kita fetch per bagian)</text:span></text:p>
            <text:p text:style-name="Preformatted_20_Text"/>
            <text:p text:style-name="Preformatted_20_Text"><text:span text:style-name="Source_20_Text">// --- Fungsi untuk Endpoint Data &amp; Analisis per Area ---</text:span></text:p>
            <text:p text:style-name="Preformatted_20_Text"/>
            <text:p text:style-name="Preformatted_20_Text"><text:span text:style-name="Source_20_Text">/** Mengambil status sensor terakhir untuk suatu area */</text:span></text:p>
            <text:p text:style-name="Preformatted_20_Text"><text:span text:style-name="Source_20_Text">export const fetchAreaStatus = async (areaId) =&gt; {</text:span></text:p>
            <text:p text:style-name="Preformatted_20_Text"><text:span text:style-name="Source_20_Text"><text:s text:c="2"/>if (!areaId) throw new Error('Area ID diperlukan');</text:span></text:p>
            <text:p text:style-name="Preformatted_20_Text"><text:span text:style-name="Source_20_Text"><text:s text:c="2"/>const response = await fetch(`${API_BASE_URL}/areas/${areaId}/status`);</text:span></text:p>
            <text:p text:style-name="Preformatted_20_Text"><text:span text:style-name="Source_20_Text"><text:s text:c="2"/>return handleResponse(response);</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text:s/>* Mengambil riwayat data sensor untuk suatu area.</text:span></text:p>
            <text:p text:style-name="Preformatted_20_Text"><text:soft-page-break/><text:span text:style-name="Source_20_Text"><text:s/>* @param {number|string} areaId ID area</text:span></text:p>
            <text:p text:style-name="Preformatted_20_Text"><text:span text:style-name="Source_20_Text"><text:s/>* @param {object} params Parameter query opsional (sensor_type, start, end)</text:span></text:p>
            <text:p text:style-name="Preformatted_20_Text"><text:span text:style-name="Source_20_Text"><text:s/>* Contoh: { sensor_type: 'temperature', start: '2025-04-05T00:00:00Z' }</text:span></text:p>
            <text:p text:style-name="Preformatted_20_Text"><text:span text:style-name="Source_20_Text"><text:s/>*/</text:span></text:p>
            <text:p text:style-name="Preformatted_20_Text"><text:span text:style-name="Source_20_Text">export const fetchAreaHistory = async (areaId, params = {}) =&gt; {</text:span></text:p>
            <text:p text:style-name="Preformatted_20_Text"><text:span text:style-name="Source_20_Text"><text:s text:c="2"/>if (!areaId) throw new Error('Area ID diperlukan');</text:span></text:p>
            <text:p text:style-name="Preformatted_20_Text"><text:span text:style-name="Source_20_Text"><text:s text:c="2"/>// Bangun query string dari objek params</text:span></text:p>
            <text:p text:style-name="Preformatted_20_Text"><text:span text:style-name="Source_20_Text"><text:s text:c="2"/>const queryParams = new URLSearchParams(params).toString();</text:span></text:p>
            <text:p text:style-name="Preformatted_20_Text"><text:span text:style-name="Source_20_Text"><text:s text:c="2"/>const url = `${API_BASE_URL}/areas/${areaId}/history${queryParams ? `?${queryParams}` : ''}`;</text:span></text:p>
            <text:p text:style-name="Preformatted_20_Text"><text:span text:style-name="Source_20_Text"><text:s text:c="2"/>const response = await fetch(url);</text:span></text:p>
            <text:p text:style-name="Preformatted_20_Text"><text:span text:style-name="Source_20_Text"><text:s text:c="2"/>return handleResponse(response);</text:span></text:p>
            <text:p text:style-name="Preformatted_20_Text"><text:span text:style-name="Source_20_Text">};</text:span></text:p>
            <text:p text:style-name="Preformatted_20_Text"/>
            <text:p text:style-name="Preformatted_20_Text"><text:span text:style-name="Source_20_Text">/** Mengambil rekomendasi perawatan untuk suatu area */</text:span></text:p>
            <text:p text:style-name="Preformatted_20_Text"><text:span text:style-name="Source_20_Text">export const fetchRecommendations = async (areaId) =&gt; {</text:span></text:p>
            <text:p text:style-name="Preformatted_20_Text"><text:span text:style-name="Source_20_Text"><text:s text:c="2"/>if (!areaId) throw new Error('Area ID diperlukan');</text:span></text:p>
            <text:p text:style-name="Preformatted_20_Text"><text:span text:style-name="Source_20_Text"><text:s text:c="2"/>const response = await fetch(`${API_BASE_URL}/areas/${areaId}/recommendations`);</text:span></text:p>
            <text:p text:style-name="Preformatted_20_Text"><text:span text:style-name="Source_20_Text"><text:s text:c="2"/>return handleResponse(response);</text:span></text:p>
            <text:p text:style-name="Preformatted_20_Text"><text:span text:style-name="Source_20_Text">};</text:span></text:p>
            <text:p text:style-name="Preformatted_20_Text"/>
            <text:p text:style-name="Preformatted_20_Text"><text:span text:style-name="Source_20_Text">/** Mengambil prediksi panen untuk suatu area */</text:span></text:p>
            <text:p text:style-name="Preformatted_20_Text"><text:span text:style-name="Source_20_Text">export const fetchPredictions = async (areaId) =&gt; {</text:span></text:p>
            <text:p text:style-name="Preformatted_20_Text"><text:span text:style-name="Source_20_Text"><text:s text:c="2"/>if (!areaId) throw new Error('Area ID diperlukan');</text:span></text:p>
            <text:p text:style-name="Preformatted_20_Text"><text:span text:style-name="Source_20_Text"><text:s text:c="2"/>const response = await fetch(`${API_BASE_URL}/areas/${areaId}/predictions`);</text:span></text:p>
            <text:p text:style-name="Preformatted_20_Text"><text:span text:style-name="Source_20_Text"><text:s text:c="2"/>return handleResponse(response);</text:span></text:p>
            <text:p text:style-name="Preformatted_20_Text"><text:span text:style-name="Source_20_Text">};</text:span></text:p>
            <text:p text:style-name="Preformatted_20_Text"/>
            <text:p text:style-name="Preformatted_20_Text"><text:span text:style-name="Source_20_Text">// --- Fungsi untuk Endpoint Ingest (jika diperlukan klien) ---</text:span></text:p>
            <text:p text:style-name="Preformatted_20_Text"/>
            <text:p text:style-name="Preformatted_20_Text"><text:span text:style-name="Source_20_Text">/** Mengirim data sensor baru */</text:span></text:p>
            <text:p text:style-name="Preformatted_20_Text"><text:span text:style-name="Source_20_Text">export const ingestData = async (sensorData) =&gt; {</text:span></text:p>
            <text:p text:style-name="Preformatted_20_Text"><text:span text:style-name="Source_20_Text"><text:s text:c="2"/>// sensorData = { sensor_id: 'T001', value: 28.5, timestamp: '2025-04-06T12:19:00Z' }</text:span></text:p>
            <text:p text:style-name="Preformatted_20_Text"><text:span text:style-name="Source_20_Text"><text:s text:c="2"/>const response = await fetch(`${API_BASE_URL}/ingest`, {</text:span></text:p>
            <text:p text:style-name="Preformatted_20_Text"><text:span text:style-name="Source_20_Text"><text:s text:c="4"/>method: 'POST',</text:span></text:p>
            <text:p text:style-name="Preformatted_20_Text"><text:span text:style-name="Source_20_Text"><text:s text:c="4"/>headers: {</text:span></text:p>
            <text:p text:style-name="Preformatted_20_Text"><text:span text:style-name="Source_20_Text"><text:s text:c="6"/>'Content-Type': 'application/json',</text:span></text:p>
            <text:p text:style-name="Preformatted_20_Text"><text:span text:style-name="Source_20_Text"><text:s text:c="4"/>},</text:span></text:p>
            <text:p text:style-name="Preformatted_20_Text"><text:span text:style-name="Source_20_Text"><text:s text:c="4"/>body: JSON.stringify(sensorData),</text:span></text:p>
            <text:p text:style-name="Preformatted_20_Text"><text:span text:style-name="Source_20_Text"><text:s text:c="2"/>});</text:span></text:p>
            <text:p text:style-name="Preformatted_20_Text"><text:span text:style-name="Source_20_Text"><text:s text:c="2"/>// Server mengembalikan 201 Created dengan { message, reading_id }</text:span></text:p>
            <text:p text:style-name="Preformatted_20_Text"><text:span text:style-name="Source_20_Text"><text:s text:c="2"/>return handleResponse(response);</text:span></text:p>
            <text:p text:style-name="Preformatted_20_Text"><text:span text:style-name="Source_20_Text">};</text:span></text:p>
            <text:p text:style-name="Preformatted_20_Text"/>
            <text:p text:style-name="Preformatted_20_Text"><text:span text:style-name="Source_20_Text">// Jika menggunakan axios, kodenya akan sedikit berbeda:</text:span></text:p>
            <text:p text:style-name="Preformatted_20_Text"><text:span text:style-name="Source_20_Text">// import axios from 'axios';</text:span></text:p>
            <text:p text:style-name="Preformatted_20_Text"><text:span text:style-name="Source_20_Text">// export const fetchAreas = async () =&gt; {</text:span></text:p>
            <text:p text:style-name="Preformatted_20_Text"><text:span text:style-name="Source_20_Text">// <text:s text:c="2"/>try {</text:span></text:p>
            <text:p text:style-name="Preformatted_20_Text"><text:span text:style-name="Source_20_Text">// <text:s text:c="4"/>const response = await axios.get(`${API_BASE_URL}/areas`);</text:span></text:p>
            <text:p text:style-name="Preformatted_20_Text"><text:span text:style-name="Source_20_Text">// <text:s text:c="4"/>return response.data; // Axios otomatis parse JSON dan melempar error untuk status &gt;= 400</text:span></text:p>
            <text:p text:style-name="Preformatted_20_Text"><text:span text:style-name="Source_20_Text">// <text:s text:c="2"/>} catch (error) {</text:span></text:p>
            <text:p text:style-name="Preformatted_20_Text"><text:span text:style-name="Source_20_Text">// <text:s text:c="4"/>console.error("Error fetching areas:", error.response?.data || error.message);</text:span></text:p>
            <text:p text:style-name="Preformatted_20_Text"><text:span text:style-name="Source_20_Text">// <text:s text:c="4"/>throw error; // Re-throw agar komponen bisa menangani</text:span></text:p>
            <text:p text:style-name="Preformatted_20_Text"><text:span text:style-name="Source_20_Text">// <text:s text:c="2"/>}</text:span></text:p>
            <text:p text:style-name="P147"><text:span text:style-name="Source_20_Text">// };</text:span></text:p>
            <text:p text:style-name="Text_20_body"><text:span text:style-name="Strong_20_Emphasis">Penjelasan:</text:span></text:p>
            <text:list xml:id="list6988571547014572" text:style-name="L43">
              <text:list-item>
                <text:p text:style-name="P112"><text:span text:style-name="Strong_20_Emphasis">Import </text:span><text:span text:style-name="Strong_20_Emphasis"><text:span text:style-name="Source_20_Text">API_BASE_URL</text:span></text:span><text:span text:style-name="Strong_20_Emphasis">:</text:span> Mengambil URL dasar dari file konfigurasi. </text:p>
              </text:list-item>
              <text:list-item>
                <text:p text:style-name="P112"><text:soft-page-break/><text:span text:style-name="Strong_20_Emphasis"><text:span text:style-name="Source_20_Text">handleResponse</text:span></text:span><text:span text:style-name="Strong_20_Emphasis"> Helper:</text:span> Fungsi ini dibuat untuk mengurangi pengulangan kode. Ia menerima objek <text:span text:style-name="Source_20_Text">Response</text:span> dari <text:span text:style-name="Source_20_Text">Workspace</text:span>, memeriksa apakah <text:span text:style-name="Source_20_Text">response.ok</text:span> (status 2xx). Jika tidak, ia mencoba membaca pesan error dari body JSON (jika ada) dan melempar (<text:span text:style-name="Source_20_Text">throw</text:span>) sebuah <text:span text:style-name="Source_20_Text">Error</text:span>. Jika respons OK, ia mem-parsing body sebagai JSON menggunakan <text:span text:style-name="Source_20_Text">response.json()</text:span> (kecuali untuk status 204 No Content) dan mengembalikan hasilnya. Melempar error di sini penting agar komponen yang memanggil fungsi service ini tahu bahwa request gagal dan bisa menanganinya (misalnya, menampilkan pesan error ke pengguna). </text:p>
              </text:list-item>
              <text:list-item>
                <text:p text:style-name="P112"><text:span text:style-name="Strong_20_Emphasis">Fungsi Service (contoh: </text:span><text:span text:style-name="Strong_20_Emphasis"><text:span text:style-name="Source_20_Text">WorkspaceAreas</text:span></text:span><text:span text:style-name="Strong_20_Emphasis">, </text:span><text:span text:style-name="Strong_20_Emphasis"><text:span text:style-name="Source_20_Text">createArea</text:span></text:span><text:span text:style-name="Strong_20_Emphasis">, </text:span><text:span text:style-name="Strong_20_Emphasis"><text:span text:style-name="Source_20_Text">WorkspaceAreaStatus</text:span></text:span><text:span text:style-name="Strong_20_Emphasis">, dll.):</text:span> </text:p>
                <text:list>
                  <text:list-item>
                    <text:p text:style-name="P112">Setiap fungsi dirancang untuk berinteraksi dengan satu <text:span text:style-name="Emphasis">endpoint</text:span> API spesifik di server. </text:p>
                  </text:list-item>
                  <text:list-item>
                    <text:p text:style-name="P112">Fungsi-fungsi ini didefinisikan sebagai <text:span text:style-name="Source_20_Text">async</text:span> karena <text:span text:style-name="Source_20_Text">Workspace</text:span> mengembalikan <text:span text:style-name="Emphasis">Promise</text:span>. </text:p>
                  </text:list-item>
                  <text:list-item>
                    <text:p text:style-name="P112"><text:span text:style-name="Strong_20_Emphasis">URL Construction:</text:span> URL lengkap dibangun dengan menggabungkan <text:span text:style-name="Source_20_Text">API_BASE_URL</text:span> dan <text:span text:style-name="Emphasis">path</text:span> endpoint spesifik (termasuk <text:span text:style-name="Source_20_Text">areaId</text:span> jika perlu). </text:p>
                  </text:list-item>
                  <text:list-item>
                    <text:p text:style-name="P112"><text:span text:style-name="Strong_20_Emphasis"><text:span text:style-name="Source_20_Text">Workspace()</text:span></text:span><text:span text:style-name="Strong_20_Emphasis"> Call:</text:span> </text:p>
                    <text:list>
                      <text:list-item>
                        <text:p text:style-name="P112">Untuk <text:span text:style-name="Source_20_Text">GET</text:span> request, hanya URL yang diperlukan. </text:p>
                      </text:list-item>
                      <text:list-item>
                        <text:p text:style-name="P112">Untuk <text:span text:style-name="Source_20_Text">POST</text:span> request, objek <text:span text:style-name="Emphasis">options</text:span> ditambahkan sebagai argumen kedua <text:span text:style-name="Source_20_Text">Workspace</text:span>, berisi <text:span text:style-name="Source_20_Text">method: 'POST'</text:span>, <text:span text:style-name="Source_20_Text">headers: {'Content-Type': 'application/json'}</text:span> (memberitahu server bahwa body adalah JSON), dan <text:span text:style-name="Source_20_Text">body: JSON.stringify(data)</text:span> (mengonversi objek JavaScript menjadi string JSON). </text:p>
                      </text:list-item>
                    </text:list>
                  </text:list-item>
                  <text:list-item>
                    <text:p text:style-name="P112"><text:span text:style-name="Strong_20_Emphasis">Parameter Query:</text:span> Fungsi <text:span text:style-name="Source_20_Text">WorkspaceAreaHistory</text:span> menunjukkan cara membuat <text:span text:style-name="Emphasis">query string</text:span> (seperti <text:span text:style-name="Source_20_Text">?sensor_type=temperature&amp;start=...</text:span>) dari objek parameter menggunakan <text:span text:style-name="Source_20_Text">URLSearchParams</text:span>. </text:p>
                  </text:list-item>
                  <text:list-item>
                    <text:p text:style-name="P112"><text:span text:style-name="Strong_20_Emphasis">Return Value:</text:span> Setiap fungsi mengembalikan <text:span text:style-name="Emphasis">Promise</text:span> yang di-<text:span text:style-name="Emphasis">resolve</text:span> dengan data JSON dari server (hasil dari <text:span text:style-name="Source_20_Text">handleResponse</text:span>). Komponen yang memanggil perlu menggunakan <text:span text:style-name="Source_20_Text">.then()</text:span> atau <text:span text:style-name="Source_20_Text">await</text:span> untuk mendapatkan data ini. </text:p>
                  </text:list-item>
                </text:list>
              </text:list-item>
              <text:list-item>
                <text:p text:style-name="P112"><text:span text:style-name="Strong_20_Emphasis">Error Handling:</text:span> Fungsi <text:span text:style-name="Source_20_Text">handleResponse</text:span> secara terpusat menangani error HTTP. Komponen yang memanggil fungsi service (misalnya <text:span text:style-name="Source_20_Text">WorkspaceAreas()</text:span>) harus menggunakan <text:span text:style-name="Source_20_Text">try...catch</text:span> jika menggunakan <text:span text:style-name="Source_20_Text">async/await</text:span>, atau <text:span text:style-name="Source_20_Text">.catch()</text:span> jika menggunakan <text:span text:style-name="Source_20_Text">.then()</text:span>, untuk menangkap error yang dilempar oleh <text:span text:style-name="Source_20_Text">handleResponse</text:span>. </text:p>
              </text:list-item>
              <text:list-item>
                <text:p text:style-name="P43"><text:span text:style-name="Strong_20_Emphasis">Komentar Axios:</text:span> Menunjukkan bagaimana salah satu fungsi (contoh <text:span text:style-name="Source_20_Text">WorkspaceAreas</text:span>) bisa ditulis menggunakan <text:span text:style-name="Source_20_Text">axios</text:span>, yang seringkali membuat kodenya sedikit lebih ringkas. </text:p>
              </text:list-item>
            </text:list>
            <text:p text:style-name="Horizontal_20_Line"/>
            <text:p text:style-name="Text_20_body">Modul <text:span text:style-name="Source_20_Text">apiService.js</text:span> ini menyediakan antarmuka yang bersih dan terpusat untuk semua interaksi klien dengan API backend. Apakah peran dan implementasi fungsi-fungsi ini jelas? Jika ya, katakan "YOI" untuk lanjut ke file CSS global <text:span text:style-name="Source_20_Text">index.css</text:span>.</text:p>
          </text:section>
          <text:section text:style-name="Sect1" text:name="feedback-form-33">
            <text:p text:style-name="P69"/>
          </text:section>
        </text:section>
        <text:section text:style-name="Sect1" text:name="543583951a74e7c0">
          <text:p text:style-name="Text_20_body"/>
          <text:section text:style-name="Sect1" text:name="user-query-content-34">
            <text:p text:style-name="P145">YOI </text:p>
          </text:section>
          <text:p text:style-name="P69">Tampilkan alur berpikir</text:p>
          <text:section text:style-name="Sect2" text:name="model-response-message-contentr_543583951a74e7c0">
            <text:p text:style-name="Text_20_body">Baik, sekarang kita tambahkan beberapa gaya CSS dasar secara global.</text:p>
            <text:p text:style-name="Horizontal_20_Line"/>
            <text:p text:style-name="Text_20_body"><text:span text:style-name="Strong_20_Emphasis">File 7: </text:span><text:span text:style-name="Strong_20_Emphasis"><text:span text:style-name="Source_20_Text">smartfarm_client/src/index.css</text:span></text:span></text:p>
            <text:p text:style-name="Text_20_body"><text:soft-page-break/>File ini berisi aturan CSS yang akan diterapkan secara global ke seluruh aplikasi React Anda. Biasanya digunakan untuk mengatur ulang (reset) gaya default browser, mendefinisikan font dasar, warna latar belakang, atau gaya umum lainnya untuk elemen HTML standar.</text:p>
            <text:p text:style-name="Text_20_body">CSS</text:p>
            <text:p text:style-name="Preformatted_20_Text"><text:span text:style-name="Source_20_Text">/* smartfarm_client/src/index.css */</text:span></text:p>
            <text:p text:style-name="Preformatted_20_Text"/>
            <text:p text:style-name="Preformatted_20_Text"><text:span text:style-name="Source_20_Text">/* Reset dasar &amp; pengaturan box-sizing */</text:span></text:p>
            <text:p text:style-name="Preformatted_20_Text"><text:span text:style-name="Source_20_Text">*,</text:span></text:p>
            <text:p text:style-name="Preformatted_20_Text"><text:span text:style-name="Source_20_Text">*::before,</text:span></text:p>
            <text:p text:style-name="Preformatted_20_Text"><text:span text:style-name="Source_20_Text">*::after {</text:span></text:p>
            <text:p text:style-name="Preformatted_20_Text"><text:span text:style-name="Source_20_Text"><text:s text:c="2"/>box-sizing: border-box;</text:span></text:p>
            <text:p text:style-name="Preformatted_20_Text"><text:span text:style-name="Source_20_Text"><text:s text:c="2"/>margin: 0;</text:span></text:p>
            <text:p text:style-name="Preformatted_20_Text"><text:span text:style-name="Source_20_Text"><text:s text:c="2"/>padding: 0;</text:span></text:p>
            <text:p text:style-name="Preformatted_20_Text"><text:span text:style-name="Source_20_Text">}</text:span></text:p>
            <text:p text:style-name="Preformatted_20_Text"/>
            <text:p text:style-name="Preformatted_20_Text"><text:span text:style-name="Source_20_Text">body {</text:span></text:p>
            <text:p text:style-name="Preformatted_20_Text"><text:span text:style-name="Source_20_Text"><text:s text:c="2"/>/* Font dasar sans-serif yang umum */</text:span></text:p>
            <text:p text:style-name="Preformatted_20_Text"><text:span text:style-name="Source_20_Text"><text:s text:c="2"/>font-family: -apple-system, BlinkMacSystemFont, 'Segoe UI', 'Roboto', 'Oxygen',</text:span></text:p>
            <text:p text:style-name="Preformatted_20_Text"><text:span text:style-name="Source_20_Text"><text:s text:c="4"/>'Ubuntu', 'Cantarell', 'Fira Sans', 'Droid Sans', 'Helvetica Neue',</text:span></text:p>
            <text:p text:style-name="Preformatted_20_Text"><text:span text:style-name="Source_20_Text"><text:s text:c="4"/>sans-serif;</text:span></text:p>
            <text:p text:style-name="Preformatted_20_Text"><text:span text:style-name="Source_20_Text"><text:s text:c="2"/>-webkit-font-smoothing: antialiased; /* Rendering font lebih halus di Webkit */</text:span></text:p>
            <text:p text:style-name="Preformatted_20_Text"><text:span text:style-name="Source_20_Text"><text:s text:c="2"/>-moz-osx-font-smoothing: grayscale; /* Rendering font lebih halus di Firefox */</text:span></text:p>
            <text:p text:style-name="Preformatted_20_Text"/>
            <text:p text:style-name="Preformatted_20_Text"><text:span text:style-name="Source_20_Text"><text:s text:c="2"/>/* Warna latar belakang dasar (contoh: abu-abu muda) */</text:span></text:p>
            <text:p text:style-name="Preformatted_20_Text"><text:span text:style-name="Source_20_Text"><text:s text:c="2"/>background-color: #f4f7f6;</text:span></text:p>
            <text:p text:style-name="Preformatted_20_Text"/>
            <text:p text:style-name="Preformatted_20_Text"><text:span text:style-name="Source_20_Text"><text:s text:c="2"/>/* Warna teks dasar */</text:span></text:p>
            <text:p text:style-name="Preformatted_20_Text"><text:span text:style-name="Source_20_Text"><text:s text:c="2"/>color: #333;</text:span></text:p>
            <text:p text:style-name="Preformatted_20_Text"/>
            <text:p text:style-name="Preformatted_20_Text"><text:span text:style-name="Source_20_Text"><text:s text:c="2"/>/* Mencegah scroll horizontal yang tidak diinginkan jika ada elemen lebar */</text:span></text:p>
            <text:p text:style-name="Preformatted_20_Text"><text:span text:style-name="Source_20_Text"><text:s text:c="2"/>overflow-x: hidden;</text:span></text:p>
            <text:p text:style-name="Preformatted_20_Text"><text:span text:style-name="Source_20_Text">}</text:span></text:p>
            <text:p text:style-name="Preformatted_20_Text"/>
            <text:p text:style-name="Preformatted_20_Text"><text:span text:style-name="Source_20_Text">/* Memberikan gaya dasar pada link */</text:span></text:p>
            <text:p text:style-name="Preformatted_20_Text"><text:span text:style-name="Source_20_Text">a {</text:span></text:p>
            <text:p text:style-name="Preformatted_20_Text"><text:span text:style-name="Source_20_Text"><text:s text:c="2"/>color: #007bff; /* Warna link biru standar */</text:span></text:p>
            <text:p text:style-name="Preformatted_20_Text"><text:span text:style-name="Source_20_Text"><text:s text:c="2"/>text-decoration: none; /* Hapus garis bawah default */</text:span></text:p>
            <text:p text:style-name="Preformatted_20_Text"><text:span text:style-name="Source_20_Text">}</text:span></text:p>
            <text:p text:style-name="Preformatted_20_Text"/>
            <text:p text:style-name="Preformatted_20_Text"><text:span text:style-name="Source_20_Text">a:hover {</text:span></text:p>
            <text:p text:style-name="Preformatted_20_Text"><text:span text:style-name="Source_20_Text"><text:s text:c="2"/>text-decoration: underline; /* Tambahkan garis bawah saat hover */</text:span></text:p>
            <text:p text:style-name="Preformatted_20_Text"><text:span text:style-name="Source_20_Text">}</text:span></text:p>
            <text:p text:style-name="Preformatted_20_Text"/>
            <text:p text:style-name="Preformatted_20_Text"><text:span text:style-name="Source_20_Text">/* Kontainer utama aplikasi (opsional, bisa juga di App.js) */</text:span></text:p>
            <text:p text:style-name="Preformatted_20_Text"><text:span text:style-name="Source_20_Text">#root {</text:span></text:p>
            <text:p text:style-name="Preformatted_20_Text"><text:span text:style-name="Source_20_Text"><text:s text:c="2"/>display: flex;</text:span></text:p>
            <text:p text:style-name="Preformatted_20_Text"><text:span text:style-name="Source_20_Text"><text:s text:c="2"/>flex-direction: column;</text:span></text:p>
            <text:p text:style-name="Preformatted_20_Text"><text:span text:style-name="Source_20_Text"><text:s text:c="2"/>min-height: 100vh; /* Pastikan #root mengisi setidaknya tinggi viewport */</text:span></text:p>
            <text:p text:style-name="Preformatted_20_Text"><text:span text:style-name="Source_20_Text">}</text:span></text:p>
            <text:p text:style-name="Preformatted_20_Text"/>
            <text:p text:style-name="Preformatted_20_Text"><text:span text:style-name="Source_20_Text">/* Gaya dasar untuk list (opsional) */</text:span></text:p>
            <text:p text:style-name="Preformatted_20_Text"><text:span text:style-name="Source_20_Text">ul, ol {</text:span></text:p>
            <text:p text:style-name="Preformatted_20_Text"><text:span text:style-name="Source_20_Text"><text:s text:c="2"/>list-style: none; /* Hapus bullet/numbering default */</text:span></text:p>
            <text:p text:style-name="Preformatted_20_Text"><text:span text:style-name="Source_20_Text">}</text:span></text:p>
            <text:p text:style-name="Preformatted_20_Text"/>
            <text:p text:style-name="Preformatted_20_Text"><text:span text:style-name="Source_20_Text">/* Gaya dasar untuk tombol (opsional, lebih baik di komponen Button) */</text:span></text:p>
            <text:p text:style-name="Preformatted_20_Text"><text:span text:style-name="Source_20_Text">button {</text:span></text:p>
            <text:p text:style-name="Preformatted_20_Text"><text:span text:style-name="Source_20_Text"><text:s text:c="2"/>cursor: pointer;</text:span></text:p>
            <text:p text:style-name="Preformatted_20_Text"><text:span text:style-name="Source_20_Text"><text:s text:c="2"/>font-family: inherit; /* Gunakan font dari body */</text:span></text:p>
            <text:p text:style-name="Preformatted_20_Text"><text:soft-page-break/><text:span text:style-name="Source_20_Text"><text:s text:c="2"/>padding: 8px 16px;</text:span></text:p>
            <text:p text:style-name="Preformatted_20_Text"><text:span text:style-name="Source_20_Text"><text:s text:c="2"/>border: 1px solid #ccc;</text:span></text:p>
            <text:p text:style-name="Preformatted_20_Text"><text:span text:style-name="Source_20_Text"><text:s text:c="2"/>border-radius: 4px;</text:span></text:p>
            <text:p text:style-name="Preformatted_20_Text"><text:span text:style-name="Source_20_Text"><text:s text:c="2"/>background-color: #eee;</text:span></text:p>
            <text:p text:style-name="Preformatted_20_Text"><text:span text:style-name="Source_20_Text">}</text:span></text:p>
            <text:p text:style-name="Preformatted_20_Text"/>
            <text:p text:style-name="Preformatted_20_Text"><text:span text:style-name="Source_20_Text">button:hover {</text:span></text:p>
            <text:p text:style-name="Preformatted_20_Text"><text:span text:style-name="Source_20_Text"><text:s text:c="2"/>background-color: #ddd;</text:span></text:p>
            <text:p text:style-name="Preformatted_20_Text"><text:span text:style-name="Source_20_Text">}</text:span></text:p>
            <text:p text:style-name="Preformatted_20_Text"/>
            <text:p text:style-name="Preformatted_20_Text"><text:span text:style-name="Source_20_Text">/* Anda bisa menambahkan variabel warna CSS di sini jika mau */</text:span></text:p>
            <text:p text:style-name="Preformatted_20_Text"><text:span text:style-name="Source_20_Text">/* :root {</text:span></text:p>
            <text:p text:style-name="Preformatted_20_Text"><text:span text:style-name="Source_20_Text"><text:s text:c="2"/>--primary-color: #4CAF50;</text:span></text:p>
            <text:p text:style-name="Preformatted_20_Text"><text:span text:style-name="Source_20_Text"><text:s text:c="2"/>--secondary-color: #FFC107;</text:span></text:p>
            <text:p text:style-name="Preformatted_20_Text"><text:span text:style-name="Source_20_Text"><text:s text:c="2"/>--text-color: #333;</text:span></text:p>
            <text:p text:style-name="Preformatted_20_Text"><text:span text:style-name="Source_20_Text"><text:s text:c="2"/>--background-color: #f4f7f6;</text:span></text:p>
            <text:p text:style-name="Preformatted_20_Text"><text:span text:style-name="Source_20_Text">} */</text:span></text:p>
            <text:p text:style-name="Preformatted_20_Text"/>
            <text:p text:style-name="Preformatted_20_Text"><text:span text:style-name="Source_20_Text">/* Responsivitas dasar (contoh) */</text:span></text:p>
            <text:p text:style-name="Preformatted_20_Text"><text:span text:style-name="Source_20_Text">@media (max-width: 768px) {</text:span></text:p>
            <text:p text:style-name="Preformatted_20_Text"><text:span text:style-name="Source_20_Text"><text:s text:c="2"/>body {</text:span></text:p>
            <text:p text:style-name="Preformatted_20_Text"><text:span text:style-name="Source_20_Text"><text:s text:c="4"/>font-size: 14px; /* Ukuran font lebih kecil di layar kecil */</text:span></text:p>
            <text:p text:style-name="Preformatted_20_Text"><text:span text:style-name="Source_20_Text"><text:s text:c="2"/>}</text:span></text:p>
            <text:p text:style-name="Preformatted_20_Text"><text:span text:style-name="Source_20_Text">}</text:span></text:p>
            <text:p text:style-name="P147"/>
            <text:p text:style-name="Text_20_body"><text:span text:style-name="Strong_20_Emphasis">Penjelasan:</text:span></text:p>
            <text:list xml:id="list440717916520346423" text:style-name="L44">
              <text:list-item>
                <text:p text:style-name="P113"><text:span text:style-name="Strong_20_Emphasis">Reset CSS:</text:span> Bagian <text:span text:style-name="Source_20_Text">*, *::before, *::after</text:span> mengatur <text:span text:style-name="Source_20_Text">box-sizing: border-box</text:span> (membuat perhitungan lebar/tinggi elemen lebih intuitif) dan menghapus <text:span text:style-name="Source_20_Text">margin</text:span> serta <text:span text:style-name="Source_20_Text">padding</text:span> default yang mungkin diterapkan browser ke elemen yang berbeda. </text:p>
              </text:list-item>
              <text:list-item>
                <text:p text:style-name="P113"><text:span text:style-name="Strong_20_Emphasis"><text:span text:style-name="Source_20_Text">body</text:span></text:span><text:span text:style-name="Strong_20_Emphasis"> Styles:</text:span> </text:p>
                <text:list>
                  <text:list-item>
                    <text:p text:style-name="P113"><text:span text:style-name="Source_20_Text">font-family</text:span>: Mendefinisikan tumpukan font sans-serif yang umum dan aman digunakan di berbagai sistem operasi. </text:p>
                  </text:list-item>
                  <text:list-item>
                    <text:p text:style-name="P113"><text:span text:style-name="Source_20_Text">font-smoothing</text:span>: Meningkatkan keterbacaan font di beberapa browser. </text:p>
                  </text:list-item>
                  <text:list-item>
                    <text:p text:style-name="P113"><text:span text:style-name="Source_20_Text">background-color</text:span>, <text:span text:style-name="Source_20_Text">color</text:span>: Menetapkan warna latar dan teks default untuk seluruh aplikasi. </text:p>
                  </text:list-item>
                  <text:list-item>
                    <text:p text:style-name="P113"><text:span text:style-name="Source_20_Text">overflow-x: hidden</text:span>: Mencegah munculnya scrollbar horizontal jika ada konten yang sedikit melebar. </text:p>
                  </text:list-item>
                </text:list>
              </text:list-item>
              <text:list-item>
                <text:p text:style-name="P113"><text:span text:style-name="Strong_20_Emphasis"><text:span text:style-name="Source_20_Text">a</text:span></text:span><text:span text:style-name="Strong_20_Emphasis"> Styles:</text:span> Memberi gaya dasar untuk tautan (link), menghapus garis bawah default dan menambahkannya saat di-<text:span text:style-name="Emphasis">hover</text:span>. </text:p>
              </text:list-item>
              <text:list-item>
                <text:p text:style-name="P113"><text:span text:style-name="Strong_20_Emphasis"><text:span text:style-name="Source_20_Text">#root</text:span></text:span><text:span text:style-name="Strong_20_Emphasis"> Styles:</text:span> Memberikan gaya pada <text:span text:style-name="Source_20_Text">div</text:span> utama tempat aplikasi React dirender. <text:span text:style-name="Source_20_Text">display: flex</text:span>, <text:span text:style-name="Source_20_Text">flex-direction: column</text:span>, <text:span text:style-name="Source_20_Text">min-height: 100vh</text:span> adalah pola umum untuk membuat layout yang mengisi tinggi layar, berguna untuk footer yang menempel di bawah, dll. </text:p>
              </text:list-item>
              <text:list-item>
                <text:p text:style-name="P113"><text:span text:style-name="Strong_20_Emphasis">Komentar Variabel CSS:</text:span> Menunjukkan tempat Anda bisa mendefinisikan variabel warna global menggunakan <text:span text:style-name="Source_20_Text">:root</text:span> untuk konsistensi tema. </text:p>
              </text:list-item>
              <text:list-item>
                <text:p text:style-name="P44"><text:span text:style-name="Strong_20_Emphasis">Media Query:</text:span> Contoh sederhana bagaimana Anda bisa menambahkan aturan CSS yang hanya berlaku pada ukuran layar tertentu (desain responsif). </text:p>
              </text:list-item>
            </text:list>
            <text:p text:style-name="Text_20_body"><text:span text:style-name="Emphasis">Catatan Penting:</text:span> Sementara CSS global berguna untuk gaya dasar, untuk styling komponen spesifik, sangat disarankan menggunakan metode <text:span text:style-name="Emphasis">scoped styling</text:span> seperti <text:span text:style-name="Strong_20_Emphasis">CSS Modules</text:span> (seperti yang ditunjukkan pada nama file <text:span text:style-name="Source_20_Text">.module.css</text:span> dalam struktur proyek kita) atau <text:span text:style-name="Strong_20_Emphasis">Styled Components</text:span> untuk menghindari konflik nama kelas CSS dan menjaga gaya tetap terenkapsulasi dalam komponennya.</text:p>
            <text:p text:style-name="Horizontal_20_Line"/>
            <text:p text:style-name="Text_20_body"><text:soft-page-break/>File CSS ini memberikan tampilan dasar awal untuk aplikasi kita. Apakah perannya sudah jelas? Katakan "YOI" untuk lanjut ke titik masuk aplikasi React, <text:span text:style-name="Source_20_Text">src/index.js</text:span>.</text:p>
          </text:section>
          <text:section text:style-name="Sect1" text:name="feedback-form-34">
            <text:p text:style-name="P69"/>
          </text:section>
        </text:section>
        <text:section text:style-name="Sect1" text:name="22f8640614d59537">
          <text:p text:style-name="Text_20_body"/>
          <text:section text:style-name="Sect1" text:name="user-query-content-35">
            <text:p text:style-name="P145">YOI </text:p>
          </text:section>
          <text:p text:style-name="P69">Tampilkan alur berpikir</text:p>
          <text:section text:style-name="Sect2" text:name="model-response-message-contentr_22f8640614d59537">
            <text:p text:style-name="Text_20_body">Baik, mari kita buat file JavaScript yang menjadi titik masuk (entry point) untuk aplikasi React kita.</text:p>
            <text:p text:style-name="Horizontal_20_Line"/>
            <text:p text:style-name="Text_20_body"><text:span text:style-name="Strong_20_Emphasis">File 8: </text:span><text:span text:style-name="Strong_20_Emphasis"><text:span text:style-name="Source_20_Text">smartfarm_client/src/index.js</text:span></text:span></text:p>
            <text:p text:style-name="Text_20_body">File ini adalah file JavaScript pertama yang dijalankan saat aplikasi React Anda dimuat. Tugas utamanya adalah mengambil komponen aplikasi utama Anda (<text:span text:style-name="Source_20_Text">App.js</text:span>) dan memberitahu React untuk merendernya ke dalam elemen DOM tertentu (yaitu <text:span text:style-name="Source_20_Text">&lt;div id="root"&gt;</text:span> di <text:span text:style-name="Source_20_Text">public/index.html</text:span>).</text:p>
            <text:p text:style-name="Text_20_body">JavaScript</text:p>
            <text:p text:style-name="P138"><text:span text:style-name="Source_20_Text"><text:span text:style-name="T8">// smartfarm_client/src/index.js</text:span></text:span></text:p>
            <text:p text:style-name="P141"><text:span text:style-name="T9">import</text:span><text:span text:style-name="T1"> </text:span><text:span text:style-name="T1">React </text:span><text:span text:style-name="T9">from</text:span><text:span text:style-name="T1"> </text:span><text:span text:style-name="T12">'react'</text:span><text:span text:style-name="T1">;</text:span></text:p>
            <text:p text:style-name="P142">// Impor createRoot dari react-dom/client (API modern React 18+)</text:p>
            <text:p text:style-name="P141"><text:span text:style-name="T9">import</text:span><text:span text:style-name="T1"> </text:span><text:span text:style-name="T1">{ createRoot } </text:span><text:span text:style-name="T9">from</text:span><text:span text:style-name="T1"> </text:span><text:span text:style-name="T12">'react-dom/client'</text:span><text:span text:style-name="T1">;</text:span></text:p>
            <text:p text:style-name="P139">// Impor file CSS global agar gayanya diterapkan</text:p>
            <text:p text:style-name="P144"><text:span text:style-name="T9">import</text:span><text:span text:style-name="T1"> </text:span><text:span text:style-name="T12">'./index.css'</text:span><text:span text:style-name="T1">;</text:span></text:p>
            <text:p text:style-name="P142">// Impor komponen aplikasi utama</text:p>
            <text:p text:style-name="P141"><text:span text:style-name="T9">import</text:span><text:span text:style-name="T1"> </text:span><text:span text:style-name="T1">App </text:span><text:span text:style-name="T9">from</text:span><text:span text:style-name="T1"> </text:span><text:span text:style-name="T12">'./App'</text:span><text:span text:style-name="T1">;</text:span></text:p>
            <text:p text:style-name="P139">// Impor fungsi pelaporan performa web (opsional, bawaan CRA)</text:p>
            <text:p text:style-name="P144"><text:span text:style-name="T9">import</text:span><text:span text:style-name="T1"> </text:span><text:span text:style-name="T1">reportWebVitals </text:span><text:span text:style-name="T9">from</text:span><text:span text:style-name="T1"> </text:span><text:span text:style-name="T12">'./reportWebVitals'</text:span><text:span text:style-name="T1">;</text:span></text:p>
            <text:p text:style-name="P142">// Dapatkan elemen DOM container tempat aplikasi akan dirender</text:p>
            <text:p text:style-name="P141"><text:span text:style-name="T9">const</text:span><text:span text:style-name="T1"> </text:span><text:span text:style-name="T1">container = document.getElementById(</text:span><text:span text:style-name="T12">'root'</text:span><text:span text:style-name="T1">);</text:span></text:p>
            <text:p text:style-name="P139">// Buat root React menggunakan API baru (React 18+)</text:p>
            <text:p text:style-name="P144"><text:span text:style-name="T9">const</text:span><text:span text:style-name="T1"> </text:span><text:span text:style-name="T1">root = createRoot(container);</text:span></text:p>
            <text:p text:style-name="P142">// Render komponen App di dalam root</text:p>
            <text:p text:style-name="P139">// React.StrictMode adalah pembungkus yang membantu menemukan potensi masalah</text:p>
            <text:p text:style-name="P142">// dalam aplikasi selama development (tidak mempengaruhi build produksi).</text:p>
            <text:p text:style-name="P140">root.render(</text:p>
            <text:p text:style-name="P144"><text:span text:style-name="T1"><text:s text:c="2"/></text:span><text:span text:style-name="T9">&lt;React.StrictMode&gt;</text:span></text:p>
            <text:p text:style-name="P141"><text:span text:style-name="T1"><text:s text:c="4"/></text:span><text:span text:style-name="T9">&lt;App /&gt;</text:span></text:p>
            <text:p text:style-name="P144"><text:span text:style-name="T1"><text:s text:c="2"/></text:span><text:span text:style-name="T9">&lt;/React.StrictMode&gt;</text:span></text:p>
            <text:p text:style-name="P140">);</text:p>
            <text:p text:style-name="P139">// Jika Anda ingin mulai mengukur performa di aplikasi Anda, teruskan fungsi</text:p>
            <text:p text:style-name="P142">// untuk log hasilnya (contoh: reportWebVitals(console.log))</text:p>
            <text:p text:style-name="P139">// atau kirim ke endpoint analytics. Pelajari lebih lanjut: https://bit.ly/CRA-vitals</text:p>
            <text:p text:style-name="P143">reportWebVitals();</text:p>
            <text:p text:style-name="Text_20_body"><text:s/></text:p>
            <text:p text:style-name="Preformatted_20_Text"><text:span text:style-name="Source_20_Text"/></text:p>
            <text:p text:style-name="P147"/>
            <text:p text:style-name="Text_20_body"><text:span text:style-name="Strong_20_Emphasis">Penjelasan:</text:span></text:p>
            <text:list xml:id="list2605364517270843978" text:style-name="L45">
              <text:list-item>
                <text:p text:style-name="P114"><text:span text:style-name="Strong_20_Emphasis">Import:</text:span> </text:p>
                <text:list>
                  <text:list-item>
                    <text:p text:style-name="P114"><text:span text:style-name="Source_20_Text">React</text:span>: Library React inti. </text:p>
                  </text:list-item>
                  <text:list-item>
                    <text:p text:style-name="P114"><text:span text:style-name="Source_20_Text">{ createRoot } from 'react-dom/client'</text:span>: Mengimpor fungsi <text:span text:style-name="Source_20_Text">createRoot</text:span> yang merupakan cara standar untuk memulai rendering aplikasi di React 18 dan versi lebih baru. Ini menggantikan <text:span text:style-name="Source_20_Text">ReactDOM.render</text:span> yang lama. </text:p>
                  </text:list-item>
                  <text:list-item>
                    <text:p text:style-name="P114"><text:span text:style-name="Source_20_Text">'./index.css'</text:span>: Mengimpor file CSS global yang kita buat sebelumnya. <text:soft-page-break/>Webpack (atau build tool lainnya) akan menangani pemuatan file CSS ini. </text:p>
                  </text:list-item>
                  <text:list-item>
                    <text:p text:style-name="P114"><text:span text:style-name="Source_20_Text">App from './App'</text:span>: Mengimpor komponen React utama (<text:span text:style-name="Source_20_Text">App.js</text:span>) yang berisi struktur aplikasi kita (routing, layout). </text:p>
                  </text:list-item>
                  <text:list-item>
                    <text:p text:style-name="P114"><text:span text:style-name="Source_20_Text">reportWebVitals from './reportWebVitals'</text:span>: Fungsi utilitas (biasanya disertakan oleh Create React App) untuk mengumpulkan metrik performa Core Web Vitals. </text:p>
                  </text:list-item>
                </text:list>
              </text:list-item>
              <text:list-item>
                <text:p text:style-name="P114"><text:span text:style-name="Strong_20_Emphasis"><text:span text:style-name="Source_20_Text">container = document.getElementById('root')</text:span></text:span><text:span text:style-name="Strong_20_Emphasis">:</text:span> Mendapatkan referensi ke elemen <text:span text:style-name="Source_20_Text">div</text:span> dengan ID <text:span text:style-name="Source_20_Text">root</text:span> dari <text:span text:style-name="Source_20_Text">public/index.html</text:span>. </text:p>
              </text:list-item>
              <text:list-item>
                <text:p text:style-name="P114"><text:span text:style-name="Strong_20_Emphasis"><text:span text:style-name="Source_20_Text">root = createRoot(container)</text:span></text:span><text:span text:style-name="Strong_20_Emphasis">:</text:span> Membuat "root" React yang terikat pada elemen <text:span text:style-name="Source_20_Text">container</text:span> tadi. Semua rendering aplikasi akan dikelola melalui <text:span text:style-name="Source_20_Text">root</text:span> ini. </text:p>
              </text:list-item>
              <text:list-item>
                <text:p text:style-name="P114"><text:span text:style-name="Strong_20_Emphasis"><text:span text:style-name="Source_20_Text">root.render(...)</text:span></text:span><text:span text:style-name="Strong_20_Emphasis">:</text:span> Ini adalah perintah untuk merender komponen React ke dalam DOM. </text:p>
                <text:list>
                  <text:list-item>
                    <text:p text:style-name="P114"><text:span text:style-name="Strong_20_Emphasis"><text:span text:style-name="Source_20_Text">&lt;React.StrictMode&gt;</text:span></text:span><text:span text:style-name="Strong_20_Emphasis">:</text:span> Komponen pembungkus khusus dari React yang mengaktifkan pemeriksaan dan peringatan tambahan untuk potensi masalah dalam aplikasi <text:span text:style-name="Emphasis">hanya</text:span> selama mode development. Ini membantu mengidentifikasi praktik-praktik usang atau kode yang tidak aman. Ini tidak merender UI visual apa pun dan tidak aktif dalam build produksi. </text:p>
                  </text:list-item>
                  <text:list-item>
                    <text:p text:style-name="P114"><text:span text:style-name="Strong_20_Emphasis"><text:span text:style-name="Source_20_Text">&lt;App /&gt;</text:span></text:span><text:span text:style-name="Strong_20_Emphasis">:</text:span> Komponen aplikasi utama kita. React akan merender komponen ini beserta semua komponen turunannya. </text:p>
                  </text:list-item>
                </text:list>
              </text:list-item>
              <text:list-item>
                <text:p text:style-name="P45"><text:span text:style-name="Strong_20_Emphasis"><text:span text:style-name="Source_20_Text">reportWebVitals()</text:span></text:span><text:span text:style-name="Strong_20_Emphasis">:</text:span> Memanggil fungsi pelaporan performa (opsional). </text:p>
              </text:list-item>
            </text:list>
            <text:p text:style-name="Horizontal_20_Line"/>
            <text:p text:style-name="Text_20_body">File <text:span text:style-name="Source_20_Text">index.js</text:span> ini adalah "penyala" aplikasi React Anda. Apakah perannya dan kode di dalamnya sudah jelas? Katakan "YOI" untuk lanjut membuat komponen utama <text:span text:style-name="Source_20_Text">App.js</text:span>.</text:p>
          </text:section>
          <text:section text:style-name="Sect1" text:name="feedback-form-35">
            <text:p text:style-name="P69"/>
          </text:section>
        </text:section>
        <text:section text:style-name="Sect1" text:name="7788d011ece20fe1">
          <text:p text:style-name="Text_20_body"/>
          <text:section text:style-name="Sect1" text:name="user-query-content-36">
            <text:p text:style-name="P145">YOI </text:p>
          </text:section>
          <text:p text:style-name="P69">Tampilkan alur berpikir</text:p>
          <text:section text:style-name="Sect2" text:name="model-response-message-contentr_7788d011ece20fe1">
            <text:p text:style-name="Text_20_body">Oke, mari kita buat komponen utama aplikasi kita, <text:span text:style-name="Source_20_Text">App.js</text:span>, yang akan mengatur layout dasar dan routing.</text:p>
            <text:p text:style-name="Horizontal_20_Line"/>
            <text:p text:style-name="Text_20_body"><text:span text:style-name="Strong_20_Emphasis">File 9.1: </text:span><text:span text:style-name="Strong_20_Emphasis"><text:span text:style-name="Source_20_Text">smartfarm_client/src/App.css</text:span></text:span> (File CSS Pendukung)</text:p>
            <text:p text:style-name="Text_20_body">Kita buat dulu file CSS sederhana untuk memberikan sedikit struktur pada layout <text:span text:style-name="Source_20_Text">App.js</text:span>.</text:p>
            <text:p text:style-name="Text_20_body">CSS</text:p>
            <text:p text:style-name="Preformatted_20_Text"><text:span text:style-name="Source_20_Text">/* smartfarm_client/src/App.css */</text:span></text:p>
            <text:p text:style-name="Preformatted_20_Text"/>
            <text:p text:style-name="Preformatted_20_Text"><text:span text:style-name="Source_20_Text">.App {</text:span></text:p>
            <text:p text:style-name="Preformatted_20_Text"><text:span text:style-name="Source_20_Text"><text:s text:c="2"/>/* Biarkan App mengisi ruang yang tersedia di dalam #root */</text:span></text:p>
            <text:p text:style-name="Preformatted_20_Text"><text:span text:style-name="Source_20_Text"><text:s text:c="2"/>flex-grow: 1;</text:span></text:p>
            <text:p text:style-name="Preformatted_20_Text"><text:span text:style-name="Source_20_Text"><text:s text:c="2"/>display: flex;</text:span></text:p>
            <text:p text:style-name="Preformatted_20_Text"><text:span text:style-name="Source_20_Text"><text:s text:c="2"/>flex-direction: column;</text:span></text:p>
            <text:p text:style-name="Preformatted_20_Text"><text:span text:style-name="Source_20_Text">}</text:span></text:p>
            <text:p text:style-name="Preformatted_20_Text"/>
            <text:p text:style-name="Preformatted_20_Text"><text:span text:style-name="Source_20_Text">.App-header {</text:span></text:p>
            <text:p text:style-name="Preformatted_20_Text"><text:span text:style-name="Source_20_Text"><text:s text:c="2"/>background-color: #282c34; /* Warna gelap untuk header */</text:span></text:p>
            <text:p text:style-name="Preformatted_20_Text"><text:span text:style-name="Source_20_Text"><text:s text:c="2"/>padding: 15px 20px;</text:span></text:p>
            <text:p text:style-name="Preformatted_20_Text"><text:span text:style-name="Source_20_Text"><text:s text:c="2"/>color: white;</text:span></text:p>
            <text:p text:style-name="Preformatted_20_Text"><text:span text:style-name="Source_20_Text"><text:s text:c="2"/>display: flex;</text:span></text:p>
            <text:p text:style-name="Preformatted_20_Text"><text:span text:style-name="Source_20_Text"><text:s text:c="2"/>align-items: center;</text:span></text:p>
            <text:p text:style-name="Preformatted_20_Text"><text:span text:style-name="Source_20_Text"><text:s text:c="2"/>justify-content: space-between; /* Judul kiri, Navigasi kanan */</text:span></text:p>
            <text:p text:style-name="Preformatted_20_Text"><text:soft-page-break/><text:span text:style-name="Source_20_Text">}</text:span></text:p>
            <text:p text:style-name="Preformatted_20_Text"/>
            <text:p text:style-name="Preformatted_20_Text"><text:span text:style-name="Source_20_Text">.App-header h1 {</text:span></text:p>
            <text:p text:style-name="Preformatted_20_Text"><text:span text:style-name="Source_20_Text"><text:s text:c="2"/>margin: 0;</text:span></text:p>
            <text:p text:style-name="Preformatted_20_Text"><text:span text:style-name="Source_20_Text"><text:s text:c="2"/>font-size: 1.5rem;</text:span></text:p>
            <text:p text:style-name="Preformatted_20_Text"><text:span text:style-name="Source_20_Text">}</text:span></text:p>
            <text:p text:style-name="Preformatted_20_Text"/>
            <text:p text:style-name="Preformatted_20_Text"><text:span text:style-name="Source_20_Text">.App-nav ul {</text:span></text:p>
            <text:p text:style-name="Preformatted_20_Text"><text:span text:style-name="Source_20_Text"><text:s text:c="2"/>list-style: none;</text:span></text:p>
            <text:p text:style-name="Preformatted_20_Text"><text:span text:style-name="Source_20_Text"><text:s text:c="2"/>margin: 0;</text:span></text:p>
            <text:p text:style-name="Preformatted_20_Text"><text:span text:style-name="Source_20_Text"><text:s text:c="2"/>padding: 0;</text:span></text:p>
            <text:p text:style-name="Preformatted_20_Text"><text:span text:style-name="Source_20_Text"><text:s text:c="2"/>display: flex;</text:span></text:p>
            <text:p text:style-name="Preformatted_20_Text"><text:span text:style-name="Source_20_Text">}</text:span></text:p>
            <text:p text:style-name="Preformatted_20_Text"/>
            <text:p text:style-name="Preformatted_20_Text"><text:span text:style-name="Source_20_Text">.App-nav li {</text:span></text:p>
            <text:p text:style-name="Preformatted_20_Text"><text:span text:style-name="Source_20_Text"><text:s text:c="2"/>margin-left: 20px; /* Jarak antar item navigasi */</text:span></text:p>
            <text:p text:style-name="Preformatted_20_Text"><text:span text:style-name="Source_20_Text">}</text:span></text:p>
            <text:p text:style-name="Preformatted_20_Text"/>
            <text:p text:style-name="Preformatted_20_Text"><text:span text:style-name="Source_20_Text">.App-nav a {</text:span></text:p>
            <text:p text:style-name="Preformatted_20_Text"><text:span text:style-name="Source_20_Text"><text:s text:c="2"/>color: white;</text:span></text:p>
            <text:p text:style-name="Preformatted_20_Text"><text:span text:style-name="Source_20_Text"><text:s text:c="2"/>text-decoration: none;</text:span></text:p>
            <text:p text:style-name="Preformatted_20_Text"><text:span text:style-name="Source_20_Text"><text:s text:c="2"/>font-weight: bold;</text:span></text:p>
            <text:p text:style-name="Preformatted_20_Text"><text:span text:style-name="Source_20_Text">}</text:span></text:p>
            <text:p text:style-name="Preformatted_20_Text"/>
            <text:p text:style-name="Preformatted_20_Text"><text:span text:style-name="Source_20_Text">.App-nav a:hover,</text:span></text:p>
            <text:p text:style-name="Preformatted_20_Text"><text:span text:style-name="Source_20_Text">.App-nav a.active { /* Gaya untuk link aktif (jika menggunakan NavLink) */</text:span></text:p>
            <text:p text:style-name="Preformatted_20_Text"><text:span text:style-name="Source_20_Text"><text:s text:c="2"/>color: #61dafb; /* Warna aksen React */</text:span></text:p>
            <text:p text:style-name="Preformatted_20_Text"><text:span text:style-name="Source_20_Text">}</text:span></text:p>
            <text:p text:style-name="Preformatted_20_Text"/>
            <text:p text:style-name="Preformatted_20_Text"><text:span text:style-name="Source_20_Text">.App-content {</text:span></text:p>
            <text:p text:style-name="Preformatted_20_Text"><text:span text:style-name="Source_20_Text"><text:s text:c="2"/>padding: 20px;</text:span></text:p>
            <text:p text:style-name="Preformatted_20_Text"><text:span text:style-name="Source_20_Text"><text:s text:c="2"/>flex-grow: 1; /* Biarkan konten mengisi sisa ruang */</text:span></text:p>
            <text:p text:style-name="Preformatted_20_Text"><text:span text:style-name="Source_20_Text"><text:s text:c="2"/>background-color: #ffffff; /* Latar belakang putih untuk area konten */</text:span></text:p>
            <text:p text:style-name="Preformatted_20_Text"><text:span text:style-name="Source_20_Text"><text:s text:c="2"/>max-width: 1200px; /* Batasi lebar konten (opsional) */</text:span></text:p>
            <text:p text:style-name="Preformatted_20_Text"><text:span text:style-name="Source_20_Text"><text:s text:c="2"/>margin: 20px auto; /* Tengahkan konten dan beri margin atas/bawah */</text:span></text:p>
            <text:p text:style-name="Preformatted_20_Text"><text:span text:style-name="Source_20_Text"><text:s text:c="2"/>width: 95%; /* Lebar relatif */</text:span></text:p>
            <text:p text:style-name="Preformatted_20_Text"><text:span text:style-name="Source_20_Text"><text:s text:c="2"/>box-shadow: 0 2px 4px rgba(0,0,0,0.1); /* Efek bayangan halus (opsional) */</text:span></text:p>
            <text:p text:style-name="Preformatted_20_Text"><text:span text:style-name="Source_20_Text"><text:s text:c="2"/>border-radius: 8px; /* Sudut membulat (opsional) */</text:span></text:p>
            <text:p text:style-name="Preformatted_20_Text"><text:span text:style-name="Source_20_Text">}</text:span></text:p>
            <text:p text:style-name="P147"/>
            <text:p text:style-name="Horizontal_20_Line"/>
            <text:p text:style-name="Text_20_body"><text:span text:style-name="Strong_20_Emphasis">File 9.2: </text:span><text:span text:style-name="Strong_20_Emphasis"><text:span text:style-name="Source_20_Text">smartfarm_client/src/App.js</text:span></text:span></text:p>
            <text:p text:style-name="Text_20_body">File ini mendefinisikan komponen <text:span text:style-name="Source_20_Text">App</text:span> yang merupakan komponen level teratas setelah <text:span text:style-name="Source_20_Text">index.js</text:span>. Komponen ini bertanggung jawab untuk:</text:p>
            <text:list xml:id="list5519193212246930105" text:style-name="L46">
              <text:list-item>
                <text:p text:style-name="P115">Menyediakan struktur layout dasar (seperti header/navbar). </text:p>
              </text:list-item>
              <text:list-item>
                <text:p text:style-name="P46">Mengatur sistem routing menggunakan <text:span text:style-name="Source_20_Text">react-router-dom</text:span> untuk menentukan komponen halaman mana yang akan ditampilkan berdasarkan URL saat ini. </text:p>
              </text:list-item>
            </text:list>
            <text:p text:style-name="Text_20_body">JavaScript</text:p>
            <text:p text:style-name="Preformatted_20_Text"><text:span text:style-name="Source_20_Text">// smartfarm_client/src/App.js</text:span></text:p>
            <text:p text:style-name="Preformatted_20_Text"/>
            <text:p text:style-name="Preformatted_20_Text"><text:span text:style-name="Source_20_Text">import React from 'react';</text:span></text:p>
            <text:p text:style-name="Preformatted_20_Text"><text:span text:style-name="Source_20_Text">// Impor komponen routing dari react-router-dom v6+</text:span></text:p>
            <text:p text:style-name="Preformatted_20_Text"><text:span text:style-name="Source_20_Text">import { BrowserRouter as Router, Routes, Route, Link, NavLink } from 'react-router-dom';</text:span></text:p>
            <text:p text:style-name="Preformatted_20_Text"/>
            <text:p text:style-name="Preformatted_20_Text"><text:span text:style-name="Source_20_Text">// Impor komponen halaman</text:span></text:p>
            <text:p text:style-name="Preformatted_20_Text"><text:span text:style-name="Source_20_Text">import DashboardPage from './pages/DashboardPage/DashboardPage';</text:span></text:p>
            <text:p text:style-name="Preformatted_20_Text"><text:span text:style-name="Source_20_Text">import AreaDetailPage from './pages/AreaDetailPage/AreaDetailPage';</text:span></text:p>
            <text:p text:style-name="Preformatted_20_Text"><text:soft-page-break/><text:span text:style-name="Source_20_Text">import ManageAreasPage from './pages/ManageAreasPage/ManageAreasPage';</text:span></text:p>
            <text:p text:style-name="Preformatted_20_Text"><text:span text:style-name="Source_20_Text">import NotFoundPage from './pages/NotFoundPage'; // Halaman 404</text:span></text:p>
            <text:p text:style-name="Preformatted_20_Text"/>
            <text:p text:style-name="Preformatted_20_Text"><text:span text:style-name="Source_20_Text">// Impor CSS untuk komponen App</text:span></text:p>
            <text:p text:style-name="Preformatted_20_Text"><text:span text:style-name="Source_20_Text">import './App.css';</text:span></text:p>
            <text:p text:style-name="Preformatted_20_Text"><text:span text:style-name="Source_20_Text">// Impor aset (opsional, jika logo diletakkan di src/assets)</text:span></text:p>
            <text:p text:style-name="Preformatted_20_Text"><text:span text:style-name="Source_20_Text">// import logo from './assets/images/farm-logo.png';</text:span></text:p>
            <text:p text:style-name="Preformatted_20_Text"/>
            <text:p text:style-name="Preformatted_20_Text"><text:span text:style-name="Source_20_Text">function App() {</text:span></text:p>
            <text:p text:style-name="Preformatted_20_Text"><text:span text:style-name="Source_20_Text"><text:s text:c="2"/>return (</text:span></text:p>
            <text:p text:style-name="Preformatted_20_Text"><text:span text:style-name="Source_20_Text"><text:s text:c="4"/>// Router harus membungkus seluruh aplikasi yang menggunakan routing</text:span></text:p>
            <text:p text:style-name="Preformatted_20_Text"><text:span text:style-name="Source_20_Text"><text:s text:c="4"/>&lt;Router&gt;</text:span></text:p>
            <text:p text:style-name="Preformatted_20_Text"><text:span text:style-name="Source_20_Text"><text:s text:c="6"/>&lt;div className="App"&gt;</text:span></text:p>
            <text:p text:style-name="Preformatted_20_Text"><text:span text:style-name="Source_20_Text"><text:s text:c="8"/>{/* Header / Navigasi Aplikasi */}</text:span></text:p>
            <text:p text:style-name="Preformatted_20_Text"><text:span text:style-name="Source_20_Text"><text:s text:c="8"/>&lt;header className="App-header"&gt;</text:span></text:p>
            <text:p text:style-name="Preformatted_20_Text"><text:span text:style-name="Source_20_Text"><text:s text:c="10"/>{/* Judul/Logo Aplikasi */}</text:span></text:p>
            <text:p text:style-name="Preformatted_20_Text"><text:span text:style-name="Source_20_Text"><text:s text:c="10"/>&lt;h1&gt;</text:span></text:p>
            <text:p text:style-name="Preformatted_20_Text"><text:span text:style-name="Source_20_Text"><text:s text:c="12"/>{/* &lt;img src={logo} alt="Logo SmartFarm" style={{height: '30px', marginRight: '10px'}} /&gt; */}</text:span></text:p>
            <text:p text:style-name="Preformatted_20_Text"><text:span text:style-name="Source_20_Text"><text:s text:c="12"/>SmartFarm Monitor</text:span></text:p>
            <text:p text:style-name="Preformatted_20_Text"><text:span text:style-name="Source_20_Text"><text:s text:c="10"/>&lt;/h1&gt;</text:span></text:p>
            <text:p text:style-name="Preformatted_20_Text"/>
            <text:p text:style-name="Preformatted_20_Text"><text:span text:style-name="Source_20_Text"><text:s text:c="10"/>{/* Navigasi Utama */}</text:span></text:p>
            <text:p text:style-name="Preformatted_20_Text"><text:span text:style-name="Source_20_Text"><text:s text:c="10"/>&lt;nav className="App-nav"&gt;</text:span></text:p>
            <text:p text:style-name="Preformatted_20_Text"><text:span text:style-name="Source_20_Text"><text:s text:c="12"/>&lt;ul&gt;</text:span></text:p>
            <text:p text:style-name="Preformatted_20_Text"><text:span text:style-name="Source_20_Text"><text:s text:c="14"/>&lt;li&gt;</text:span></text:p>
            <text:p text:style-name="Preformatted_20_Text"><text:span text:style-name="Source_20_Text"><text:s text:c="16"/>{/* NavLink menambahkan class 'active' secara otomatis */}</text:span></text:p>
            <text:p text:style-name="Preformatted_20_Text"><text:span text:style-name="Source_20_Text"><text:s text:c="16"/>&lt;NavLink to="/dashboard" className={({isActive}) =&gt; isActive ? 'active' : ''}&gt;</text:span></text:p>
            <text:p text:style-name="Preformatted_20_Text"><text:span text:style-name="Source_20_Text"><text:s text:c="18"/>Dashboard</text:span></text:p>
            <text:p text:style-name="Preformatted_20_Text"><text:span text:style-name="Source_20_Text"><text:s text:c="16"/>&lt;/NavLink&gt;</text:span></text:p>
            <text:p text:style-name="Preformatted_20_Text"><text:span text:style-name="Source_20_Text"><text:s text:c="14"/>&lt;/li&gt;</text:span></text:p>
            <text:p text:style-name="Preformatted_20_Text"><text:span text:style-name="Source_20_Text"><text:s text:c="14"/>&lt;li&gt;</text:span></text:p>
            <text:p text:style-name="Preformatted_20_Text"><text:span text:style-name="Source_20_Text"><text:s text:c="16"/>&lt;NavLink to="/manage-areas" className={({isActive}) =&gt; isActive ? 'active' : ''}&gt;</text:span></text:p>
            <text:p text:style-name="Preformatted_20_Text"><text:span text:style-name="Source_20_Text"><text:s text:c="18"/>Kelola Area</text:span></text:p>
            <text:p text:style-name="Preformatted_20_Text"><text:span text:style-name="Source_20_Text"><text:s text:c="16"/>&lt;/NavLink&gt;</text:span></text:p>
            <text:p text:style-name="Preformatted_20_Text"><text:span text:style-name="Source_20_Text"><text:s text:c="14"/>&lt;/li&gt;</text:span></text:p>
            <text:p text:style-name="Preformatted_20_Text"><text:span text:style-name="Source_20_Text"><text:s text:c="14"/>{/* Tambahkan link lain jika perlu */}</text:span></text:p>
            <text:p text:style-name="Preformatted_20_Text"><text:span text:style-name="Source_20_Text"><text:s text:c="12"/>&lt;/ul&gt;</text:span></text:p>
            <text:p text:style-name="Preformatted_20_Text"><text:span text:style-name="Source_20_Text"><text:s text:c="10"/>&lt;/nav&gt;</text:span></text:p>
            <text:p text:style-name="Preformatted_20_Text"><text:span text:style-name="Source_20_Text"><text:s text:c="8"/>&lt;/header&gt;</text:span></text:p>
            <text:p text:style-name="Preformatted_20_Text"/>
            <text:p text:style-name="Preformatted_20_Text"><text:span text:style-name="Source_20_Text"><text:s text:c="8"/>{/* Konten Utama - Tempat halaman akan dirender oleh Router */}</text:span></text:p>
            <text:p text:style-name="Preformatted_20_Text"><text:span text:style-name="Source_20_Text"><text:s text:c="8"/>&lt;main className="App-content"&gt;</text:span></text:p>
            <text:p text:style-name="Preformatted_20_Text"><text:span text:style-name="Source_20_Text"><text:s text:c="10"/>{/* Routes mendefinisikan area di mana Route akan dicocokkan */}</text:span></text:p>
            <text:p text:style-name="Preformatted_20_Text"><text:span text:style-name="Source_20_Text"><text:s text:c="10"/>&lt;Routes&gt;</text:span></text:p>
            <text:p text:style-name="Preformatted_20_Text"><text:span text:style-name="Source_20_Text"><text:s text:c="12"/>{/* Route untuk halaman Dashboard (juga sebagai halaman default) */}</text:span></text:p>
            <text:p text:style-name="Preformatted_20_Text"><text:span text:style-name="Source_20_Text"><text:s text:c="12"/>&lt;Route path="/" element={&lt;DashboardPage /&gt;} /&gt;</text:span></text:p>
            <text:p text:style-name="Preformatted_20_Text"><text:span text:style-name="Source_20_Text"><text:s text:c="12"/>&lt;Route path="/dashboard" element={&lt;DashboardPage /&gt;} /&gt;</text:span></text:p>
            <text:p text:style-name="Preformatted_20_Text"/>
            <text:p text:style-name="Preformatted_20_Text"><text:span text:style-name="Source_20_Text"><text:s text:c="12"/>{/* Route untuk halaman Detail Area dengan parameter :areaId */}</text:span></text:p>
            <text:p text:style-name="Preformatted_20_Text"><text:span text:style-name="Source_20_Text"><text:s text:c="12"/>&lt;Route path="/areas/:areaId" element={&lt;AreaDetailPage /&gt;} /&gt;</text:span></text:p>
            <text:p text:style-name="Preformatted_20_Text"/>
            <text:p text:style-name="Preformatted_20_Text"><text:span text:style-name="Source_20_Text"><text:s text:c="12"/>{/* Route untuk halaman Kelola Area */}</text:span></text:p>
            <text:p text:style-name="Preformatted_20_Text"><text:span text:style-name="Source_20_Text"><text:s text:c="12"/>&lt;Route path="/manage-areas" element={&lt;ManageAreasPage /&gt;} /&gt;</text:span></text:p>
            <text:p text:style-name="Preformatted_20_Text"/>
            <text:p text:style-name="Preformatted_20_Text"><text:span text:style-name="Source_20_Text"><text:s text:c="12"/>{/* Route 'catch-all' untuk halaman yang tidak ditemukan (404) */}</text:span></text:p>
            <text:p text:style-name="Preformatted_20_Text"><text:span text:style-name="Source_20_Text"><text:s text:c="12"/>{/* Harus diletakkan paling akhir */}</text:span></text:p>
            <text:p text:style-name="Preformatted_20_Text"><text:span text:style-name="Source_20_Text"><text:s text:c="12"/>&lt;Route path="*" element={&lt;NotFoundPage /&gt;} /&gt;</text:span></text:p>
            <text:p text:style-name="Preformatted_20_Text"><text:span text:style-name="Source_20_Text"><text:s text:c="10"/>&lt;/Routes&gt;</text:span></text:p>
            <text:p text:style-name="Preformatted_20_Text"><text:span text:style-name="Source_20_Text"><text:s text:c="8"/>&lt;/main&gt;</text:span></text:p>
            <text:p text:style-name="Preformatted_20_Text"/>
            <text:p text:style-name="Preformatted_20_Text"><text:span text:style-name="Source_20_Text"><text:s text:c="8"/>{/* Footer (Opsional) */}</text:span></text:p>
            <text:p text:style-name="Preformatted_20_Text"><text:soft-page-break/><text:span text:style-name="Source_20_Text"><text:s text:c="8"/>{/* &lt;footer className="App-footer"&gt;</text:span></text:p>
            <text:p text:style-name="Preformatted_20_Text"><text:span text:style-name="Source_20_Text"><text:s text:c="10"/>&lt;p&gt;© {new Date().getFullYear()} SmartFarm Monitor&lt;/p&gt;</text:span></text:p>
            <text:p text:style-name="Preformatted_20_Text"><text:span text:style-name="Source_20_Text"><text:s text:c="8"/>&lt;/footer&gt; */}</text:span></text:p>
            <text:p text:style-name="Preformatted_20_Text"><text:span text:style-name="Source_20_Text"><text:s text:c="6"/>&lt;/div&gt;</text:span></text:p>
            <text:p text:style-name="Preformatted_20_Text"><text:span text:style-name="Source_20_Text"><text:s text:c="4"/>&lt;/Router&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default App;</text:span></text:p>
            <text:p text:style-name="P147"/>
            <text:p text:style-name="Text_20_body"><text:span text:style-name="Strong_20_Emphasis">Penjelasan:</text:span></text:p>
            <text:list xml:id="list3808341137884641190" text:style-name="L47">
              <text:list-item>
                <text:p text:style-name="P116"><text:span text:style-name="Strong_20_Emphasis">Import:</text:span> </text:p>
                <text:list>
                  <text:list-item>
                    <text:p text:style-name="P116"><text:span text:style-name="Source_20_Text">React</text:span>: Library React. </text:p>
                  </text:list-item>
                  <text:list-item>
                    <text:p text:style-name="P116"><text:span text:style-name="Source_20_Text">BrowserRouter as Router</text:span>, <text:span text:style-name="Source_20_Text">Routes</text:span>, <text:span text:style-name="Source_20_Text">Route</text:span>, <text:span text:style-name="Source_20_Text">Link</text:span>, <text:span text:style-name="Source_20_Text">NavLink</text:span>: Komponen dari <text:span text:style-name="Source_20_Text">react-router-dom</text:span> (v6). <text:span text:style-name="Source_20_Text">BrowserRouter</text:span> mengaktifkan routing berbasis URL browser. <text:span text:style-name="Source_20_Text">Routes</text:span> membungkus definisi rute. <text:span text:style-name="Source_20_Text">Route</text:span> mendefinisikan pemetaan antara path URL dan komponen yang akan dirender. <text:span text:style-name="Source_20_Text">Link</text:span> atau <text:span text:style-name="Source_20_Text">NavLink</text:span> digunakan untuk membuat tautan navigasi internal (mirip tag <text:span text:style-name="Source_20_Text">&lt;a&gt;</text:span> tapi untuk SPA). <text:span text:style-name="Source_20_Text">NavLink</text:span> bisa mendeteksi rute aktif. </text:p>
                  </text:list-item>
                  <text:list-item>
                    <text:p text:style-name="P116">Komponen Halaman (<text:span text:style-name="Source_20_Text">DashboardPage</text:span>, <text:span text:style-name="Source_20_Text">AreaDetailPage</text:span>, dll.): Komponen yang mewakili setiap halaman. </text:p>
                  </text:list-item>
                  <text:list-item>
                    <text:p text:style-name="P116"><text:span text:style-name="Source_20_Text">./App.css</text:span>: File CSS yang baru kita buat untuk styling komponen <text:span text:style-name="Source_20_Text">App</text:span>. </text:p>
                  </text:list-item>
                </text:list>
              </text:list-item>
              <text:list-item>
                <text:p text:style-name="P116"><text:span text:style-name="Strong_20_Emphasis">Komponen </text:span><text:span text:style-name="Strong_20_Emphasis"><text:span text:style-name="Source_20_Text">App</text:span></text:span><text:span text:style-name="Strong_20_Emphasis">:</text:span> </text:p>
                <text:list>
                  <text:list-item>
                    <text:p text:style-name="P116"><text:span text:style-name="Strong_20_Emphasis"><text:span text:style-name="Source_20_Text">&lt;Router&gt;</text:span></text:span><text:span text:style-name="Strong_20_Emphasis">:</text:span> Membungkus seluruh struktur komponen. Ini wajib agar <text:span text:style-name="Source_20_Text">Routes</text:span>, <text:span text:style-name="Source_20_Text">Route</text:span>, dan <text:span text:style-name="Source_20_Text">Link</text:span>/<text:span text:style-name="Source_20_Text">NavLink</text:span> bisa berfungsi. </text:p>
                  </text:list-item>
                  <text:list-item>
                    <text:p text:style-name="P116"><text:span text:style-name="Strong_20_Emphasis">Layout (</text:span><text:span text:style-name="Strong_20_Emphasis"><text:span text:style-name="Source_20_Text">&lt;div className="App"&gt;</text:span></text:span><text:span text:style-name="Strong_20_Emphasis">, </text:span><text:span text:style-name="Strong_20_Emphasis"><text:span text:style-name="Source_20_Text">&lt;header&gt;</text:span></text:span><text:span text:style-name="Strong_20_Emphasis">, </text:span><text:span text:style-name="Strong_20_Emphasis"><text:span text:style-name="Source_20_Text">&lt;main&gt;</text:span></text:span><text:span text:style-name="Strong_20_Emphasis">)</text:span>: Membuat struktur HTML dasar dengan kelas CSS untuk styling (header di atas, konten utama di bawah). </text:p>
                  </text:list-item>
                  <text:list-item>
                    <text:p text:style-name="P116"><text:span text:style-name="Strong_20_Emphasis">Header/Navigasi (</text:span><text:span text:style-name="Strong_20_Emphasis"><text:span text:style-name="Source_20_Text">&lt;header&gt;</text:span></text:span><text:span text:style-name="Strong_20_Emphasis">, </text:span><text:span text:style-name="Strong_20_Emphasis"><text:span text:style-name="Source_20_Text">&lt;nav&gt;</text:span></text:span><text:span text:style-name="Strong_20_Emphasis">)</text:span>: Menampilkan judul aplikasi dan tautan navigasi utama menggunakan komponen <text:span text:style-name="Source_20_Text">NavLink</text:span>. <text:span text:style-name="Source_20_Text">NavLink</text:span> memiliki prop <text:span text:style-name="Source_20_Text">className</text:span> yang bisa menerima fungsi untuk menambahkan kelas CSS (<text:span text:style-name="Source_20_Text">'active'</text:span>) secara kondisional jika tautan tersebut cocok dengan URL saat ini. </text:p>
                  </text:list-item>
                  <text:list-item>
                    <text:p text:style-name="P116"><text:span text:style-name="Strong_20_Emphasis">Konten Utama (</text:span><text:span text:style-name="Strong_20_Emphasis"><text:span text:style-name="Source_20_Text">&lt;main&gt;</text:span></text:span><text:span text:style-name="Strong_20_Emphasis">, </text:span><text:span text:style-name="Strong_20_Emphasis"><text:span text:style-name="Source_20_Text">&lt;Routes&gt;</text:span></text:span><text:span text:style-name="Strong_20_Emphasis">)</text:span>: </text:p>
                    <text:list>
                      <text:list-item>
                        <text:p text:style-name="P116"><text:span text:style-name="Source_20_Text">&lt;main className="App-content"&gt;</text:span>: Area tempat konten halaman dinamis akan ditampilkan. </text:p>
                      </text:list-item>
                      <text:list-item>
                        <text:p text:style-name="P116"><text:span text:style-name="Source_20_Text">&lt;Routes&gt;</text:span>: Komponen yang akan melihat URL saat ini dan merender <text:span text:style-name="Source_20_Text">element</text:span> dari <text:span text:style-name="Source_20_Text">Route</text:span> pertama yang cocok dengan <text:span text:style-name="Source_20_Text">path</text:span>-nya. </text:p>
                      </text:list-item>
                      <text:list-item>
                        <text:p text:style-name="P116"><text:span text:style-name="Source_20_Text">&lt;Route path="..." element={...} /&gt;</text:span>: Mendefinisikan setiap rute: </text:p>
                        <text:list>
                          <text:list-item>
                            <text:p text:style-name="P116"><text:span text:style-name="Source_20_Text">path="/"</text:span> dan <text:span text:style-name="Source_20_Text">path="/dashboard"</text:span>: Keduanya menunjuk ke <text:span text:style-name="Source_20_Text">DashboardPage</text:span>. </text:p>
                          </text:list-item>
                          <text:list-item>
                            <text:p text:style-name="P116"><text:span text:style-name="Source_20_Text">path="/areas/:areaId"</text:span>: Menunjuk ke <text:span text:style-name="Source_20_Text">AreaDetailPage</text:span>. Tanda titik dua (<text:span text:style-name="Source_20_Text">:</text:span>) menandakan <text:span text:style-name="Source_20_Text">areaId</text:span> adalah <text:span text:style-name="Emphasis">parameter URL dinamis</text:span>. Komponen <text:span text:style-name="Source_20_Text">AreaDetailPage</text:span> nantinya bisa mengakses nilai <text:span text:style-name="Source_20_Text">areaId</text:span> ini dari URL. </text:p>
                          </text:list-item>
                          <text:list-item>
                            <text:p text:style-name="P116"><text:span text:style-name="Source_20_Text">path="/manage-areas"</text:span>: Menunjuk ke <text:span text:style-name="Source_20_Text">ManageAreasPage</text:span>. </text:p>
                          </text:list-item>
                          <text:list-item>
                            <text:p text:style-name="P116"><text:span text:style-name="Source_20_Text">path="*"</text:span>: Ini adalah <text:span text:style-name="Emphasis">wildcard route</text:span> atau <text:span text:style-name="Emphasis">catch-all route</text:span>. Jika tidak ada path lain yang cocok dengan URL saat ini, rute ini akan dipilih, biasanya untuk menampilkan halaman "Not Found" (404). Rute ini <text:soft-page-break/><text:span text:style-name="Strong_20_Emphasis">harus</text:span> diletakkan paling akhir. </text:p>
                          </text:list-item>
                        </text:list>
                      </text:list-item>
                    </text:list>
                  </text:list-item>
                </text:list>
              </text:list-item>
              <text:list-item>
                <text:p text:style-name="P47"><text:span text:style-name="Strong_20_Emphasis"><text:span text:style-name="Source_20_Text">export default App</text:span></text:span>: Mengekspor komponen <text:span text:style-name="Source_20_Text">App</text:span> agar bisa digunakan oleh <text:span text:style-name="Source_20_Text">src/index.js</text:span>. </text:p>
              </text:list-item>
            </text:list>
            <text:p text:style-name="Horizontal_20_Line"/>
            <text:p text:style-name="Text_20_body">Komponen <text:span text:style-name="Source_20_Text">App.js</text:span> ini mengatur kerangka navigasi dan layout utama aplikasi klien kita. Apakah strukturnya, penggunaan komponen routing, dan definisi rute-rutenya sudah jelas? Katakan "YOI" untuk mulai membuat kerangka komponen halaman pertama, <text:span text:style-name="Source_20_Text">DashboardPage.js</text:span>.</text:p>
          </text:section>
          <text:section text:style-name="Sect1" text:name="feedback-form-36">
            <text:p text:style-name="P69"/>
          </text:section>
        </text:section>
        <text:section text:style-name="Sect1" text:name="afdf687df26ad2a0">
          <text:p text:style-name="Text_20_body"/>
          <text:section text:style-name="Sect1" text:name="user-query-content-37">
            <text:p text:style-name="P145">YOI </text:p>
          </text:section>
          <text:p text:style-name="P69">Tampilkan alur berpikir</text:p>
          <text:section text:style-name="Sect2" text:name="model-response-message-contentr_afdf687df26ad2a0">
            <text:p text:style-name="Text_20_body">Oke, kita buat komponen untuk halaman pertama yang dilihat pengguna, yaitu Dashboard.</text:p>
            <text:p text:style-name="Horizontal_20_Line"/>
            <text:p text:style-name="Text_20_body"><text:span text:style-name="Strong_20_Emphasis">File 10.1: </text:span><text:span text:style-name="Strong_20_Emphasis"><text:span text:style-name="Source_20_Text">smartfarm_client/src/pages/DashboardPage/DashboardPage.module.css</text:span></text:span> (File CSS Pendukung)</text:p>
            <text:p text:style-name="Text_20_body">File CSS module sederhana untuk <text:span text:style-name="Source_20_Text">DashboardPage</text:span>.</text:p>
            <text:p text:style-name="Text_20_body">CSS</text:p>
            <text:p text:style-name="Preformatted_20_Text"><text:span text:style-name="Source_20_Text">/* smartfarm_client/src/pages/DashboardPage/DashboardPage.module.css */</text:span></text:p>
            <text:p text:style-name="Preformatted_20_Text"/>
            <text:p text:style-name="Preformatted_20_Text"><text:span text:style-name="Source_20_Text">.pageTitle {</text:span></text:p>
            <text:p text:style-name="Preformatted_20_Text"><text:span text:style-name="Source_20_Text"><text:s text:c="2"/>margin-bottom: 20px;</text:span></text:p>
            <text:p text:style-name="Preformatted_20_Text"><text:span text:style-name="Source_20_Text"><text:s text:c="2"/>color: #333;</text:span></text:p>
            <text:p text:style-name="Preformatted_20_Text"><text:span text:style-name="Source_20_Text"><text:s text:c="2"/>border-bottom: 2px solid #eee;</text:span></text:p>
            <text:p text:style-name="Preformatted_20_Text"><text:span text:style-name="Source_20_Text"><text:s text:c="2"/>padding-bottom: 10px;</text:span></text:p>
            <text:p text:style-name="Preformatted_20_Text"><text:span text:style-name="Source_20_Text">}</text:span></text:p>
            <text:p text:style-name="Preformatted_20_Text"/>
            <text:p text:style-name="Preformatted_20_Text"><text:span text:style-name="Source_20_Text">.areaGrid {</text:span></text:p>
            <text:p text:style-name="Preformatted_20_Text"><text:span text:style-name="Source_20_Text"><text:s text:c="2"/>display: grid;</text:span></text:p>
            <text:p text:style-name="Preformatted_20_Text"><text:span text:style-name="Source_20_Text"><text:s text:c="2"/>grid-template-columns: repeat(auto-fill, minmax(280px, 1fr)); /* Kolom responsif */</text:span></text:p>
            <text:p text:style-name="Preformatted_20_Text"><text:span text:style-name="Source_20_Text"><text:s text:c="2"/>gap: 20px; /* Jarak antar kartu */</text:span></text:p>
            <text:p text:style-name="Preformatted_20_Text"><text:span text:style-name="Source_20_Text">}</text:span></text:p>
            <text:p text:style-name="Preformatted_20_Text"/>
            <text:p text:style-name="Preformatted_20_Text"><text:span text:style-name="Source_20_Text">.loadingContainer,</text:span></text:p>
            <text:p text:style-name="Preformatted_20_Text"><text:span text:style-name="Source_20_Text">.errorContainer {</text:span></text:p>
            <text:p text:style-name="Preformatted_20_Text"><text:span text:style-name="Source_20_Text"><text:s text:c="2"/>display: flex;</text:span></text:p>
            <text:p text:style-name="Preformatted_20_Text"><text:span text:style-name="Source_20_Text"><text:s text:c="2"/>justify-content: center;</text:span></text:p>
            <text:p text:style-name="Preformatted_20_Text"><text:span text:style-name="Source_20_Text"><text:s text:c="2"/>align-items: center;</text:span></text:p>
            <text:p text:style-name="Preformatted_20_Text"><text:span text:style-name="Source_20_Text"><text:s text:c="2"/>min-height: 200px; /* Beri sedikit tinggi agar tidak lompat */</text:span></text:p>
            <text:p text:style-name="Preformatted_20_Text"><text:span text:style-name="Source_20_Text"><text:s text:c="2"/>font-size: 1.2rem;</text:span></text:p>
            <text:p text:style-name="Preformatted_20_Text"><text:span text:style-name="Source_20_Text"><text:s text:c="2"/>color: #666;</text:span></text:p>
            <text:p text:style-name="Preformatted_20_Text"><text:span text:style-name="Source_20_Text">}</text:span></text:p>
            <text:p text:style-name="Preformatted_20_Text"/>
            <text:p text:style-name="Preformatted_20_Text"><text:span text:style-name="Source_20_Text">.errorContainer {</text:span></text:p>
            <text:p text:style-name="Preformatted_20_Text"><text:span text:style-name="Source_20_Text"><text:s text:c="2"/>color: #dc3545; /* Warna merah untuk error */</text:span></text:p>
            <text:p text:style-name="Preformatted_20_Text"><text:span text:style-name="Source_20_Text">}</text:span></text:p>
            <text:p text:style-name="P147"/>
            <text:p text:style-name="Horizontal_20_Line"/>
            <text:p text:style-name="Text_20_body"><text:span text:style-name="Strong_20_Emphasis">File 10.2: </text:span><text:span text:style-name="Strong_20_Emphasis"><text:span text:style-name="Source_20_Text">smartfarm_client/src/pages/DashboardPage/DashboardPage.js</text:span></text:span></text:p>
            <text:p text:style-name="Text_20_body"><text:soft-page-break/>Komponen ini bertanggung jawab untuk menampilkan ringkasan semua area pertanian yang terdaftar. Ia akan mengambil data dari API server saat komponen dimuat.</text:p>
            <text:p text:style-name="Text_20_body">JavaScript</text:p>
            <text:p text:style-name="Preformatted_20_Text"><text:span text:style-name="Source_20_Text">// smartfarm_client/src/pages/DashboardPage/DashboardPage.js</text:span></text:p>
            <text:p text:style-name="Preformatted_20_Text"/>
            <text:p text:style-name="Preformatted_20_Text"><text:span text:style-name="Source_20_Text">import React, { useState, useEffect } from 'react';</text:span></text:p>
            <text:p text:style-name="Preformatted_20_Text"><text:span text:style-name="Source_20_Text">import { Link } from 'react-router-dom'; // Untuk link ke halaman detail</text:span></text:p>
            <text:p text:style-name="Preformatted_20_Text"><text:span text:style-name="Source_20_Text">import { fetchAreas } from '../../services/apiService'; // Impor fungsi API</text:span></text:p>
            <text:p text:style-name="Preformatted_20_Text"/>
            <text:p text:style-name="Preformatted_20_Text"><text:span text:style-name="Source_20_Text">// Impor komponen UI (akan dibuat nanti)</text:span></text:p>
            <text:p text:style-name="Preformatted_20_Text"><text:span text:style-name="Source_20_Text">import AreaCard from '../../components/AreaCard/AreaCard';</text:span></text:p>
            <text:p text:style-name="Preformatted_20_Text"><text:span text:style-name="Source_20_Text">import LoadingSpinner from '../../components/UI/LoadingSpinner/LoadingSpinner';</text:span></text:p>
            <text:p text:style-name="Preformatted_20_Text"><text:span text:style-name="Source_20_Text">import ErrorMessage from '../../components/UI/ErrorMessage/ErrorMessage';</text:span></text:p>
            <text:p text:style-name="Preformatted_20_Text"/>
            <text:p text:style-name="Preformatted_20_Text"><text:span text:style-name="Source_20_Text">// Impor CSS Module</text:span></text:p>
            <text:p text:style-name="Preformatted_20_Text"><text:span text:style-name="Source_20_Text">import styles from './DashboardPage.module.css';</text:span></text:p>
            <text:p text:style-name="Preformatted_20_Text"/>
            <text:p text:style-name="Preformatted_20_Text"><text:span text:style-name="Source_20_Text">function DashboardPage() {</text:span></text:p>
            <text:p text:style-name="Preformatted_20_Text"><text:span text:style-name="Source_20_Text"><text:s text:c="2"/>// State untuk menyimpan daftar area</text:span></text:p>
            <text:p text:style-name="Preformatted_20_Text"><text:span text:style-name="Source_20_Text"><text:s text:c="2"/>const [areas, setAreas] = useState([]);</text:span></text:p>
            <text:p text:style-name="Preformatted_20_Text"><text:span text:style-name="Source_20_Text"><text:s text:c="2"/>// State untuk status loading</text:span></text:p>
            <text:p text:style-name="Preformatted_20_Text"><text:span text:style-name="Source_20_Text"><text:s text:c="2"/>const [isLoading, setIsLoading] = useState(true);</text:span></text:p>
            <text:p text:style-name="Preformatted_20_Text"><text:span text:style-name="Source_20_Text"><text:s text:c="2"/>// State untuk menyimpan pesan error jika fetch gagal</text:span></text:p>
            <text:p text:style-name="Preformatted_20_Text"><text:span text:style-name="Source_20_Text"><text:s text:c="2"/>const [error, setError] = useState(null);</text:span></text:p>
            <text:p text:style-name="Preformatted_20_Text"/>
            <text:p text:style-name="Preformatted_20_Text"><text:span text:style-name="Source_20_Text"><text:s text:c="2"/>// useEffect untuk fetch data saat komponen pertama kali di-mount</text:span></text:p>
            <text:p text:style-name="Preformatted_20_Text"><text:span text:style-name="Source_20_Text"><text:s text:c="2"/>useEffect(() =&gt; {</text:span></text:p>
            <text:p text:style-name="Preformatted_20_Text"><text:span text:style-name="Source_20_Text"><text:s text:c="4"/>// Definisikan fungsi async di dalam useEffect</text:span></text:p>
            <text:p text:style-name="Preformatted_20_Text"><text:span text:style-name="Source_20_Text"><text:s text:c="4"/>const loadAreas = async () =&gt; {</text:span></text:p>
            <text:p text:style-name="Preformatted_20_Text"><text:span text:style-name="Source_20_Text"><text:s text:c="6"/>try {</text:span></text:p>
            <text:p text:style-name="Preformatted_20_Text"><text:span text:style-name="Source_20_Text"><text:s text:c="8"/>setError(null); // Reset error sebelum fetch baru</text:span></text:p>
            <text:p text:style-name="Preformatted_20_Text"><text:span text:style-name="Source_20_Text"><text:s text:c="8"/>setIsLoading(true); // Set loading true</text:span></text:p>
            <text:p text:style-name="Preformatted_20_Text"><text:span text:style-name="Source_20_Text"><text:s text:c="8"/>const data = await fetchAreas(); // Panggil API service</text:span></text:p>
            <text:p text:style-name="Preformatted_20_Text"><text:span text:style-name="Source_20_Text"><text:s text:c="8"/>setAreas(data); // Simpan data ke state</text:span></text:p>
            <text:p text:style-name="Preformatted_20_Text"><text:span text:style-name="Source_20_Text"><text:s text:c="6"/>} catch (err) {</text:span></text:p>
            <text:p text:style-name="Preformatted_20_Text"><text:span text:style-name="Source_20_Text"><text:s text:c="8"/>// Tangkap error yang dilempar oleh apiService</text:span></text:p>
            <text:p text:style-name="Preformatted_20_Text"><text:span text:style-name="Source_20_Text"><text:s text:c="8"/>console.error("Gagal mengambil data area:", err);</text:span></text:p>
            <text:p text:style-name="Preformatted_20_Text"><text:span text:style-name="Source_20_Text"><text:s text:c="8"/>setError(err.message || 'Gagal memuat data area.'); // Simpan pesan error</text:span></text:p>
            <text:p text:style-name="Preformatted_20_Text"><text:span text:style-name="Source_20_Text"><text:s text:c="6"/>} finally {</text:span></text:p>
            <text:p text:style-name="Preformatted_20_Text"><text:span text:style-name="Source_20_Text"><text:s text:c="8"/>// Set loading false setelah selesai (baik sukses maupun gagal)</text:span></text:p>
            <text:p text:style-name="Preformatted_20_Text"><text:span text:style-name="Source_20_Text"><text:s text:c="8"/>setIsLoading(false);</text:span></text:p>
            <text:p text:style-name="Preformatted_20_Text"><text:span text:style-name="Source_20_Text"><text:s text:c="6"/>}</text:span></text:p>
            <text:p text:style-name="Preformatted_20_Text"><text:span text:style-name="Source_20_Text"><text:s text:c="4"/>};</text:span></text:p>
            <text:p text:style-name="Preformatted_20_Text"/>
            <text:p text:style-name="Preformatted_20_Text"><text:span text:style-name="Source_20_Text"><text:s text:c="4"/>loadAreas(); // Panggil fungsi async</text:span></text:p>
            <text:p text:style-name="Preformatted_20_Text"/>
            <text:p text:style-name="Preformatted_20_Text"><text:span text:style-name="Source_20_Text"><text:s text:c="4"/>// Dependency array kosong [] berarti efek ini hanya berjalan sekali</text:span></text:p>
            <text:p text:style-name="Preformatted_20_Text"><text:span text:style-name="Source_20_Text"><text:s text:c="4"/>// setelah komponen pertama kali dirender (componentDidMount)</text:span></text:p>
            <text:p text:style-name="Preformatted_20_Text"><text:span text:style-name="Source_20_Text"><text:s text:c="2"/>}, []); // Dependency array kosong</text:span></text:p>
            <text:p text:style-name="Preformatted_20_Text"/>
            <text:p text:style-name="Preformatted_20_Text"><text:span text:style-name="Source_20_Text"><text:s text:c="2"/>// Render logic</text:span></text:p>
            <text:p text:style-name="Preformatted_20_Text"><text:span text:style-name="Source_20_Text"><text:s text:c="2"/>const renderContent = () =&gt; {</text:span></text:p>
            <text:p text:style-name="Preformatted_20_Text"><text:span text:style-name="Source_20_Text"><text:s text:c="4"/>if (isLoading) {</text:span></text:p>
            <text:p text:style-name="Preformatted_20_Text"><text:span text:style-name="Source_20_Text"><text:s text:c="6"/>return (</text:span></text:p>
            <text:p text:style-name="Preformatted_20_Text"><text:span text:style-name="Source_20_Text"><text:s text:c="8"/>&lt;div className={styles.loadingContainer}&gt;</text:span></text:p>
            <text:p text:style-name="Preformatted_20_Text"><text:span text:style-name="Source_20_Text"><text:s text:c="10"/>&lt;LoadingSpinner /&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text:span></text:p>
            <text:p text:style-name="Preformatted_20_Text"/>
            <text:p text:style-name="Preformatted_20_Text"><text:span text:style-name="Source_20_Text"><text:s text:c="4"/>if (error) {</text:span></text:p>
            <text:p text:style-name="Preformatted_20_Text"><text:soft-page-break/><text:span text:style-name="Source_20_Text"><text:s text:c="6"/>return (</text:span></text:p>
            <text:p text:style-name="Preformatted_20_Text"><text:span text:style-name="Source_20_Text"><text:s text:c="8"/>&lt;div className={styles.errorContainer}&gt;</text:span></text:p>
            <text:p text:style-name="Preformatted_20_Text"><text:span text:style-name="Source_20_Text"><text:s text:c="10"/>&lt;ErrorMessage message={error} /&gt;</text:span></text:p>
            <text:p text:style-name="Preformatted_20_Text"><text:span text:style-name="Source_20_Text"><text:s text:c="10"/>{/* Mungkin tambahkan tombol retry? */}</text:span></text:p>
            <text:p text:style-name="Preformatted_20_Text"><text:span text:style-name="Source_20_Text"><text:s text:c="10"/>{/* &lt;button onClick={loadAreas}&gt;Coba Lagi&lt;/button&gt; */}</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text:span></text:p>
            <text:p text:style-name="Preformatted_20_Text"/>
            <text:p text:style-name="Preformatted_20_Text"><text:span text:style-name="Source_20_Text"><text:s text:c="4"/>if (areas.length === 0) {</text:span></text:p>
            <text:p text:style-name="Preformatted_20_Text"><text:span text:style-name="Source_20_Text"><text:s text:c="6"/>return &lt;p&gt;Belum ada area pertanian yang terdaftar.&lt;/p&gt;;</text:span></text:p>
            <text:p text:style-name="Preformatted_20_Text"><text:span text:style-name="Source_20_Text"><text:s text:c="6"/>// Mungkin tambahkan link ke halaman 'Kelola Area'</text:span></text:p>
            <text:p text:style-name="Preformatted_20_Text"><text:span text:style-name="Source_20_Text"><text:s text:c="4"/>}</text:span></text:p>
            <text:p text:style-name="Preformatted_20_Text"/>
            <text:p text:style-name="Preformatted_20_Text"><text:span text:style-name="Source_20_Text"><text:s text:c="4"/>// Jika berhasil dan ada data, tampilkan grid kartu area</text:span></text:p>
            <text:p text:style-name="Preformatted_20_Text"><text:span text:style-name="Source_20_Text"><text:s text:c="4"/>return (</text:span></text:p>
            <text:p text:style-name="Preformatted_20_Text"><text:span text:style-name="Source_20_Text"><text:s text:c="6"/>&lt;div className={styles.areaGrid}&gt;</text:span></text:p>
            <text:p text:style-name="Preformatted_20_Text"><text:span text:style-name="Source_20_Text"><text:s text:c="8"/>{areas.map((area) =&gt; (</text:span></text:p>
            <text:p text:style-name="Preformatted_20_Text"><text:span text:style-name="Source_20_Text"><text:s text:c="10"/>// Bungkus AreaCard dengan Link agar bisa diklik</text:span></text:p>
            <text:p text:style-name="Preformatted_20_Text"><text:span text:style-name="Source_20_Text"><text:s text:c="10"/>&lt;Link to={`/areas/${area.area_id}`} key={area.area_id} style={{ textDecoration: 'none', color: 'inherit' }}&gt;</text:span></text:p>
            <text:p text:style-name="Preformatted_20_Text"><text:span text:style-name="Source_20_Text"><text:s text:c="13"/>{/* Komponen AreaCard akan menerima data area sebagai props */}</text:span></text:p>
            <text:p text:style-name="Preformatted_20_Text"><text:span text:style-name="Source_20_Text"><text:s text:c="12"/>&lt;AreaCard</text:span></text:p>
            <text:p text:style-name="Preformatted_20_Text"><text:span text:style-name="Source_20_Text"><text:s text:c="14"/>name={area.name}</text:span></text:p>
            <text:p text:style-name="Preformatted_20_Text"><text:span text:style-name="Source_20_Text"><text:s text:c="14"/>plantType={area.plant_type}</text:span></text:p>
            <text:p text:style-name="Preformatted_20_Text"><text:span text:style-name="Source_20_Text"><text:s text:c="14"/>location={area.location_description}</text:span></text:p>
            <text:p text:style-name="Preformatted_20_Text"><text:span text:style-name="Source_20_Text"><text:s text:c="14"/>// Tambahkan props lain jika perlu</text:span></text:p>
            <text:p text:style-name="Preformatted_20_Text"><text:span text:style-name="Source_20_Text"><text:s text:c="12"/>/&gt;</text:span></text:p>
            <text:p text:style-name="Preformatted_20_Text"><text:span text:style-name="Source_20_Text"><text:s text:c="10"/>&lt;/Link&gt;</text:span></text:p>
            <text:p text:style-name="Preformatted_20_Text"><text:span text:style-name="Source_20_Text"><text:s text:c="8"/>))}</text:span></text:p>
            <text:p text:style-name="Preformatted_20_Text"><text:span text:style-name="Source_20_Text"><text:s text:c="6"/>&lt;/div&gt;</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 className={styles.pageTitle}&gt;Dashboard Area Pertanian&lt;/h2&gt;</text:span></text:p>
            <text:p text:style-name="Preformatted_20_Text"><text:span text:style-name="Source_20_Text"><text:s text:c="6"/>{/* Panggil fungsi render untuk menampilkan konten dinamis */}</text:span></text:p>
            <text:p text:style-name="Preformatted_20_Text"><text:span text:style-name="Source_20_Text"><text:s text:c="6"/>{renderConten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147"><text:span text:style-name="Source_20_Text">export default DashboardPage;</text:span></text:p>
            <text:p text:style-name="Text_20_body"><text:span text:style-name="Strong_20_Emphasis">Penjelasan:</text:span></text:p>
            <text:list xml:id="list4945508908291300461" text:style-name="L48">
              <text:list-item>
                <text:p text:style-name="P117"><text:span text:style-name="Strong_20_Emphasis">Import:</text:span> </text:p>
                <text:list>
                  <text:list-item>
                    <text:p text:style-name="P117"><text:span text:style-name="Source_20_Text">React</text:span>, <text:span text:style-name="Source_20_Text">useState</text:span>, <text:span text:style-name="Source_20_Text">useEffect</text:span>: Hook dasar React untuk state dan side effects. </text:p>
                  </text:list-item>
                  <text:list-item>
                    <text:p text:style-name="P117"><text:span text:style-name="Source_20_Text">Link</text:span>: Komponen dari <text:span text:style-name="Source_20_Text">react-router-dom</text:span> untuk membuat navigasi internal. </text:p>
                  </text:list-item>
                  <text:list-item>
                    <text:p text:style-name="P117"><text:span text:style-name="Source_20_Text">WorkspaceAreas</text:span>: Fungsi dari <text:span text:style-name="Source_20_Text">apiService</text:span> untuk mengambil data area. </text:p>
                  </text:list-item>
                  <text:list-item>
                    <text:p text:style-name="P117"><text:span text:style-name="Source_20_Text">AreaCard</text:span>, <text:span text:style-name="Source_20_Text">LoadingSpinner</text:span>, <text:span text:style-name="Source_20_Text">ErrorMessage</text:span>: Komponen UI yang dapat digunakan kembali (kita akan buat ini nanti). </text:p>
                  </text:list-item>
                  <text:list-item>
                    <text:p text:style-name="P117"><text:span text:style-name="Source_20_Text">styles</text:span>: Objek yang berisi nama kelas dari file CSS Module. </text:p>
                  </text:list-item>
                </text:list>
              </text:list-item>
              <text:list-item>
                <text:p text:style-name="P117"><text:span text:style-name="Strong_20_Emphasis">State Variables (</text:span><text:span text:style-name="Strong_20_Emphasis"><text:span text:style-name="Source_20_Text">useState</text:span></text:span><text:span text:style-name="Strong_20_Emphasis">):</text:span> </text:p>
                <text:list>
                  <text:list-item>
                    <text:p text:style-name="P117"><text:span text:style-name="Source_20_Text">areas</text:span>: Menyimpan array objek area yang diterima dari API. Defaultnya array kosong. </text:p>
                  </text:list-item>
                  <text:list-item>
                    <text:p text:style-name="P117"><text:span text:style-name="Source_20_Text">isLoading</text:span>: Boolean untuk menandakan apakah data sedang diambil. Defaultnya <text:span text:style-name="Source_20_Text">true</text:span> saat komponen pertama kali dimuat. </text:p>
                  </text:list-item>
                  <text:list-item>
                    <text:p text:style-name="P117"><text:soft-page-break/><text:span text:style-name="Source_20_Text">error</text:span>: Menyimpan string pesan error jika terjadi masalah saat mengambil data. Defaultnya <text:span text:style-name="Source_20_Text">null</text:span>. </text:p>
                  </text:list-item>
                </text:list>
              </text:list-item>
              <text:list-item>
                <text:p text:style-name="P117"><text:span text:style-name="Strong_20_Emphasis">Data Fetching (</text:span><text:span text:style-name="Strong_20_Emphasis"><text:span text:style-name="Source_20_Text">useEffect</text:span></text:span><text:span text:style-name="Strong_20_Emphasis">):</text:span> </text:p>
                <text:list>
                  <text:list-item>
                    <text:p text:style-name="P117">Hook <text:span text:style-name="Source_20_Text">useEffect</text:span> digunakan untuk menjalankan <text:span text:style-name="Emphasis">side effect</text:span>, yaitu mengambil data dari API. </text:p>
                  </text:list-item>
                  <text:list-item>
                    <text:p text:style-name="P117">Fungsi <text:span text:style-name="Source_20_Text">loadAreas</text:span> didefinisikan di dalam <text:span text:style-name="Source_20_Text">useEffect</text:span> dan bersifat <text:span text:style-name="Source_20_Text">async</text:span> untuk menggunakan <text:span text:style-name="Source_20_Text">await</text:span> saat memanggil <text:span text:style-name="Source_20_Text">WorkspaceAreas()</text:span>. </text:p>
                  </text:list-item>
                  <text:list-item>
                    <text:p text:style-name="P117"><text:span text:style-name="Strong_20_Emphasis">Error Handling:</text:span> Blok <text:span text:style-name="Source_20_Text">try...catch</text:span> digunakan untuk menangani kemungkinan error yang dilempar oleh <text:span text:style-name="Source_20_Text">WorkspaceAreas</text:span> (dari <text:span text:style-name="Source_20_Text">handleResponse</text:span> di <text:span text:style-name="Source_20_Text">apiService</text:span>). Jika error terjadi, pesan error disimpan di state <text:span text:style-name="Source_20_Text">error</text:span>. </text:p>
                  </text:list-item>
                  <text:list-item>
                    <text:p text:style-name="P117"><text:span text:style-name="Strong_20_Emphasis">Loading State:</text:span> State <text:span text:style-name="Source_20_Text">isLoading</text:span> diatur ke <text:span text:style-name="Source_20_Text">true</text:span> sebelum fetch dimulai dan ke <text:span text:style-name="Source_20_Text">false</text:span> di blok <text:span text:style-name="Source_20_Text">finally</text:span> (yang selalu berjalan setelah <text:span text:style-name="Source_20_Text">try</text:span> atau <text:span text:style-name="Source_20_Text">catch</text:span> selesai). </text:p>
                  </text:list-item>
                  <text:list-item>
                    <text:p text:style-name="P117"><text:span text:style-name="Strong_20_Emphasis">Dependency Array (</text:span><text:span text:style-name="Strong_20_Emphasis"><text:span text:style-name="Source_20_Text">[]</text:span></text:span><text:span text:style-name="Strong_20_Emphasis">):</text:span> Array kosong sebagai argumen kedua <text:span text:style-name="Source_20_Text">useEffect</text:span> memastikan bahwa efek ini hanya berjalan <text:span text:style-name="Emphasis">satu kali</text:span> setelah komponen pertama kali dirender (mirip <text:span text:style-name="Source_20_Text">componentDidMount</text:span> di class components). </text:p>
                  </text:list-item>
                </text:list>
              </text:list-item>
              <text:list-item>
                <text:p text:style-name="P117"><text:span text:style-name="Strong_20_Emphasis">Conditional Rendering (</text:span><text:span text:style-name="Strong_20_Emphasis"><text:span text:style-name="Source_20_Text">renderContent</text:span></text:span><text:span text:style-name="Strong_20_Emphasis">):</text:span> </text:p>
                <text:list>
                  <text:list-item>
                    <text:p text:style-name="P117">Fungsi <text:span text:style-name="Source_20_Text">renderContent</text:span> digunakan untuk menentukan apa yang harus ditampilkan berdasarkan state <text:span text:style-name="Source_20_Text">isLoading</text:span> dan <text:span text:style-name="Source_20_Text">error</text:span>. </text:p>
                  </text:list-item>
                  <text:list-item>
                    <text:p text:style-name="P117">Jika <text:span text:style-name="Source_20_Text">isLoading</text:span> true, tampilkan komponen <text:span text:style-name="Source_20_Text">LoadingSpinner</text:span>. </text:p>
                  </text:list-item>
                  <text:list-item>
                    <text:p text:style-name="P117">Jika <text:span text:style-name="Source_20_Text">error</text:span> ada (tidak null), tampilkan komponen <text:span text:style-name="Source_20_Text">ErrorMessage</text:span>. </text:p>
                  </text:list-item>
                  <text:list-item>
                    <text:p text:style-name="P117">Jika tidak loading dan tidak ada error, cek apakah <text:span text:style-name="Source_20_Text">areas</text:span> kosong. Jika ya, tampilkan pesan. </text:p>
                  </text:list-item>
                  <text:list-item>
                    <text:p text:style-name="P117">Jika ada data <text:span text:style-name="Source_20_Text">areas</text:span>, lakukan <text:span text:style-name="Source_20_Text">map</text:span> pada array <text:span text:style-name="Source_20_Text">areas</text:span>. Untuk setiap objek <text:span text:style-name="Source_20_Text">area</text:span>, render komponen <text:span text:style-name="Source_20_Text">AreaCard</text:span>. </text:p>
                  </text:list-item>
                  <text:list-item>
                    <text:p text:style-name="P117"><text:span text:style-name="Strong_20_Emphasis">Routing Link:</text:span> Setiap <text:span text:style-name="Source_20_Text">AreaCard</text:span> dibungkus dengan komponen <text:span text:style-name="Source_20_Text">Link</text:span> dari <text:span text:style-name="Source_20_Text">react-router-dom</text:span>. <text:span text:style-name="Source_20_Text">to</text:span> prop diatur ke <text:span text:style-name="Source_20_Text">/areas/{area.area_id}</text:span> (menggunakan <text:span text:style-name="Emphasis">template literal</text:span>) agar saat kartu diklik, pengguna akan diarahkan ke halaman detail area yang sesuai. <text:span text:style-name="Source_20_Text">key={area.area_id}</text:span> penting untuk performa React saat merender list. </text:p>
                  </text:list-item>
                </text:list>
              </text:list-item>
              <text:list-item>
                <text:p text:style-name="P48"><text:span text:style-name="Strong_20_Emphasis">Struktur Return Utama:</text:span> Merender judul halaman (<text:span text:style-name="Source_20_Text">&lt;h2&gt;</text:span>) dan memanggil <text:span text:style-name="Source_20_Text">renderContent()</text:span> untuk menampilkan bagian dinamis. </text:p>
              </text:list-item>
            </text:list>
            <text:p text:style-name="Horizontal_20_Line"/>
            <text:p text:style-name="Text_20_body">Komponen halaman <text:span text:style-name="Source_20_Text">DashboardPage</text:span> ini menunjukkan pola umum dalam React untuk mengambil data dari API dan menampilkannya secara kondisional. Apakah alur kerja state management (<text:span text:style-name="Source_20_Text">useState</text:span>), data fetching (<text:span text:style-name="Source_20_Text">useEffect</text:span>), dan conditional renderingnya jelas? Katakan "YOI" untuk lanjut ke komponen halaman <text:span text:style-name="Source_20_Text">AreaDetailPage.js</text:span>.</text:p>
          </text:section>
          <text:section text:style-name="Sect1" text:name="feedback-form-37">
            <text:p text:style-name="P69"/>
          </text:section>
        </text:section>
        <text:section text:style-name="Sect1" text:name="33e722bb3fc548b1">
          <text:p text:style-name="Text_20_body"/>
          <text:section text:style-name="Sect1" text:name="user-query-content-38">
            <text:p text:style-name="P145">YOI </text:p>
          </text:section>
          <text:p text:style-name="P69">Tampilkan alur berpikir</text:p>
          <text:section text:style-name="Sect2" text:name="model-response-message-contentr_33e722bb3fc548b1">
            <text:p text:style-name="Text_20_body">Oke, mari kita buat komponen untuk halaman detail area. Halaman ini akan menampilkan informasi rinci tentang satu area spesifik, termasuk status sensor terkini, riwayat data dalam bentuk grafik, rekomendasi, dan prediksi.</text:p>
            <text:p text:style-name="Text_20_body">Pertama, kita perlu sedikit memodifikasi <text:span text:style-name="Source_20_Text">apiService.js</text:span> untuk menambahkan fungsi pengambilan detail area (sesuai endpoint yang ada di server).</text:p>
            <text:p text:style-name="Horizontal_20_Line"/>
            <text:p text:style-name="Text_20_body"><text:soft-page-break/><text:span text:style-name="Strong_20_Emphasis">File Tambahan: Modifikasi </text:span><text:span text:style-name="Strong_20_Emphasis"><text:span text:style-name="Source_20_Text">smartfarm_client/src/services/apiService.js</text:span></text:span></text:p>
            <text:p text:style-name="Text_20_body">Tambahkan fungsi berikut ke dalam file <text:span text:style-name="Source_20_Text">apiService.js</text:span> yang sudah ada:</text:p>
            <text:p text:style-name="Text_20_body">JavaScript</text:p>
            <text:p text:style-name="Preformatted_20_Text"><text:span text:style-name="Source_20_Text">// smartfarm_client/src/services/apiService.js</text:span></text:p>
            <text:p text:style-name="Preformatted_20_Text"><text:span text:style-name="Source_20_Text">// ... (fungsi fetchAreas, createArea, handleResponse, dll sudah ada) ...</text:span></text:p>
            <text:p text:style-name="Preformatted_20_Text"/>
            <text:p text:style-name="Preformatted_20_Text"><text:span text:style-name="Source_20_Text">/** Mengambil detail satu area berdasarkan ID */</text:span></text:p>
            <text:p text:style-name="Preformatted_20_Text"><text:span text:style-name="Source_20_Text">export const fetchAreaById = async (areaId) =&gt; {</text:span></text:p>
            <text:p text:style-name="Preformatted_20_Text"><text:span text:style-name="Source_20_Text"><text:s text:c="2"/>if (!areaId) throw new Error('Area ID diperlukan');</text:span></text:p>
            <text:p text:style-name="Preformatted_20_Text"><text:span text:style-name="Source_20_Text"><text:s text:c="2"/>// Pastikan endpoint ini ada di server Anda (GET /api/v1/areas/{area_id})</text:span></text:p>
            <text:p text:style-name="Preformatted_20_Text"><text:span text:style-name="Source_20_Text"><text:s text:c="2"/>const response = await fetch(`${API_BASE_URL}/areas/${areaId}`);</text:span></text:p>
            <text:p text:style-name="Preformatted_20_Text"><text:span text:style-name="Source_20_Text"><text:s text:c="2"/>return handleResponse(response);</text:span></text:p>
            <text:p text:style-name="Preformatted_20_Text"><text:span text:style-name="Source_20_Text">};</text:span></text:p>
            <text:p text:style-name="Preformatted_20_Text"/>
            <text:p text:style-name="P147"><text:span text:style-name="Source_20_Text">// ... (fungsi fetchAreaStatus, fetchAreaHistory, dll sudah ada) ...</text:span></text:p>
            <text:p text:style-name="Text_20_body"><text:span text:style-name="Emphasis">(Anggap saja modifikasi ini sudah disimpan)</text:span></text:p>
            <text:p text:style-name="Horizontal_20_Line"/>
            <text:p text:style-name="Text_20_body">Sekarang, kita buat file CSS dan komponen untuk <text:span text:style-name="Source_20_Text">AreaDetailPage</text:span>.</text:p>
            <text:p text:style-name="Text_20_body"><text:span text:style-name="Strong_20_Emphasis">File 11.1: </text:span><text:span text:style-name="Strong_20_Emphasis"><text:span text:style-name="Source_20_Text">smartfarm_client/src/pages/AreaDetailPage/AreaDetailPage.module.css</text:span></text:span></text:p>
            <text:p text:style-name="Text_20_body">CSS</text:p>
            <text:p text:style-name="Preformatted_20_Text"><text:span text:style-name="Source_20_Text">/* smartfarm_client/src/pages/AreaDetailPage/AreaDetailPage.module.css */</text:span></text:p>
            <text:p text:style-name="Preformatted_20_Text"/>
            <text:p text:style-name="Preformatted_20_Text"><text:span text:style-name="Source_20_Text">.pageHeader {</text:span></text:p>
            <text:p text:style-name="Preformatted_20_Text"><text:span text:style-name="Source_20_Text"><text:s text:c="2"/>display: flex;</text:span></text:p>
            <text:p text:style-name="Preformatted_20_Text"><text:span text:style-name="Source_20_Text"><text:s text:c="2"/>justify-content: space-between;</text:span></text:p>
            <text:p text:style-name="Preformatted_20_Text"><text:span text:style-name="Source_20_Text"><text:s text:c="2"/>align-items: center;</text:span></text:p>
            <text:p text:style-name="Preformatted_20_Text"><text:span text:style-name="Source_20_Text"><text:s text:c="2"/>margin-bottom: 25px;</text:span></text:p>
            <text:p text:style-name="Preformatted_20_Text"><text:span text:style-name="Source_20_Text"><text:s text:c="2"/>padding-bottom: 15px;</text:span></text:p>
            <text:p text:style-name="Preformatted_20_Text"><text:span text:style-name="Source_20_Text"><text:s text:c="2"/>border-bottom: 2px solid #eee;</text:span></text:p>
            <text:p text:style-name="Preformatted_20_Text"><text:span text:style-name="Source_20_Text">}</text:span></text:p>
            <text:p text:style-name="Preformatted_20_Text"/>
            <text:p text:style-name="Preformatted_20_Text"><text:span text:style-name="Source_20_Text">.pageTitle {</text:span></text:p>
            <text:p text:style-name="Preformatted_20_Text"><text:span text:style-name="Source_20_Text"><text:s text:c="2"/>margin: 0;</text:span></text:p>
            <text:p text:style-name="Preformatted_20_Text"><text:span text:style-name="Source_20_Text"><text:s text:c="2"/>color: #333;</text:span></text:p>
            <text:p text:style-name="Preformatted_20_Text"><text:span text:style-name="Source_20_Text">}</text:span></text:p>
            <text:p text:style-name="Preformatted_20_Text"/>
            <text:p text:style-name="Preformatted_20_Text"><text:span text:style-name="Source_20_Text">.backLink {</text:span></text:p>
            <text:p text:style-name="Preformatted_20_Text"><text:span text:style-name="Source_20_Text"><text:s text:c="2"/>color: #007bff;</text:span></text:p>
            <text:p text:style-name="Preformatted_20_Text"><text:span text:style-name="Source_20_Text"><text:s text:c="2"/>text-decoration: none;</text:span></text:p>
            <text:p text:style-name="Preformatted_20_Text"><text:span text:style-name="Source_20_Text"><text:s text:c="2"/>font-weight: bold;</text:span></text:p>
            <text:p text:style-name="Preformatted_20_Text"><text:span text:style-name="Source_20_Text">}</text:span></text:p>
            <text:p text:style-name="Preformatted_20_Text"><text:span text:style-name="Source_20_Text">.backLink:hover {</text:span></text:p>
            <text:p text:style-name="Preformatted_20_Text"><text:span text:style-name="Source_20_Text"><text:s text:c="2"/>text-decoration: underline;</text:span></text:p>
            <text:p text:style-name="Preformatted_20_Text"><text:span text:style-name="Source_20_Text">}</text:span></text:p>
            <text:p text:style-name="Preformatted_20_Text"/>
            <text:p text:style-name="Preformatted_20_Text"><text:span text:style-name="Source_20_Text">.detailGrid {</text:span></text:p>
            <text:p text:style-name="Preformatted_20_Text"><text:span text:style-name="Source_20_Text"><text:s text:c="2"/>display: grid;</text:span></text:p>
            <text:p text:style-name="Preformatted_20_Text"><text:span text:style-name="Source_20_Text"><text:s text:c="2"/>grid-template-columns: repeat(auto-fit, minmax(300px, 1fr));</text:span></text:p>
            <text:p text:style-name="Preformatted_20_Text"><text:span text:style-name="Source_20_Text"><text:s text:c="2"/>gap: 30px; /* Jarak antar bagian */</text:span></text:p>
            <text:p text:style-name="Preformatted_20_Text"><text:span text:style-name="Source_20_Text"><text:s text:c="2"/>margin-bottom: 30px;</text:span></text:p>
            <text:p text:style-name="Preformatted_20_Text"><text:span text:style-name="Source_20_Text">}</text:span></text:p>
            <text:p text:style-name="Preformatted_20_Text"/>
            <text:p text:style-name="Preformatted_20_Text"><text:span text:style-name="Source_20_Text">.section {</text:span></text:p>
            <text:p text:style-name="Preformatted_20_Text"><text:span text:style-name="Source_20_Text"><text:s text:c="2"/>background-color: #fdfdfd;</text:span></text:p>
            <text:p text:style-name="Preformatted_20_Text"><text:soft-page-break/><text:span text:style-name="Source_20_Text"><text:s text:c="2"/>padding: 20px;</text:span></text:p>
            <text:p text:style-name="Preformatted_20_Text"><text:span text:style-name="Source_20_Text"><text:s text:c="2"/>border-radius: 8px;</text:span></text:p>
            <text:p text:style-name="Preformatted_20_Text"><text:span text:style-name="Source_20_Text"><text:s text:c="2"/>box-shadow: 0 1px 3px rgba(0,0,0,0.08);</text:span></text:p>
            <text:p text:style-name="Preformatted_20_Text"><text:span text:style-name="Source_20_Text">}</text:span></text:p>
            <text:p text:style-name="Preformatted_20_Text"/>
            <text:p text:style-name="Preformatted_20_Text"><text:span text:style-name="Source_20_Text">.sectionTitle {</text:span></text:p>
            <text:p text:style-name="Preformatted_20_Text"><text:span text:style-name="Source_20_Text"><text:s text:c="2"/>margin-top: 0;</text:span></text:p>
            <text:p text:style-name="Preformatted_20_Text"><text:span text:style-name="Source_20_Text"><text:s text:c="2"/>margin-bottom: 15px;</text:span></text:p>
            <text:p text:style-name="Preformatted_20_Text"><text:span text:style-name="Source_20_Text"><text:s text:c="2"/>font-size: 1.3rem;</text:span></text:p>
            <text:p text:style-name="Preformatted_20_Text"><text:span text:style-name="Source_20_Text"><text:s text:c="2"/>color: #444;</text:span></text:p>
            <text:p text:style-name="Preformatted_20_Text"><text:span text:style-name="Source_20_Text"><text:s text:c="2"/>border-bottom: 1px solid #eee;</text:span></text:p>
            <text:p text:style-name="Preformatted_20_Text"><text:span text:style-name="Source_20_Text"><text:s text:c="2"/>padding-bottom: 8px;</text:span></text:p>
            <text:p text:style-name="Preformatted_20_Text"><text:span text:style-name="Source_20_Text">}</text:span></text:p>
            <text:p text:style-name="Preformatted_20_Text"/>
            <text:p text:style-name="Preformatted_20_Text"><text:span text:style-name="Source_20_Text">.statusGrid {</text:span></text:p>
            <text:p text:style-name="Preformatted_20_Text"><text:span text:style-name="Source_20_Text"><text:s text:c="2"/>display: grid;</text:span></text:p>
            <text:p text:style-name="Preformatted_20_Text"><text:span text:style-name="Source_20_Text"><text:s text:c="2"/>grid-template-columns: repeat(auto-fill, minmax(150px, 1fr));</text:span></text:p>
            <text:p text:style-name="Preformatted_20_Text"><text:span text:style-name="Source_20_Text"><text:s text:c="2"/>gap: 15px;</text:span></text:p>
            <text:p text:style-name="Preformatted_20_Text"><text:span text:style-name="Source_20_Text">}</text:span></text:p>
            <text:p text:style-name="Preformatted_20_Text"/>
            <text:p text:style-name="Preformatted_20_Text"><text:span text:style-name="Source_20_Text">.historyControls {</text:span></text:p>
            <text:p text:style-name="Preformatted_20_Text"><text:span text:style-name="Source_20_Text"><text:s text:c="2"/>display: flex;</text:span></text:p>
            <text:p text:style-name="Preformatted_20_Text"><text:span text:style-name="Source_20_Text"><text:s text:c="2"/>flex-wrap: wrap; /* Agar kontrol turun jika tidak cukup lebar */</text:span></text:p>
            <text:p text:style-name="Preformatted_20_Text"><text:span text:style-name="Source_20_Text"><text:s text:c="2"/>gap: 15px;</text:span></text:p>
            <text:p text:style-name="Preformatted_20_Text"><text:span text:style-name="Source_20_Text"><text:s text:c="2"/>margin-bottom: 20px;</text:span></text:p>
            <text:p text:style-name="Preformatted_20_Text"><text:span text:style-name="Source_20_Text"><text:s text:c="2"/>align-items: center;</text:span></text:p>
            <text:p text:style-name="Preformatted_20_Text"><text:span text:style-name="Source_20_Text">}</text:span></text:p>
            <text:p text:style-name="Preformatted_20_Text"/>
            <text:p text:style-name="Preformatted_20_Text"><text:span text:style-name="Source_20_Text">.historyControls label {</text:span></text:p>
            <text:p text:style-name="Preformatted_20_Text"><text:span text:style-name="Source_20_Text"><text:s text:c="2"/>margin-right: 5px;</text:span></text:p>
            <text:p text:style-name="Preformatted_20_Text"><text:span text:style-name="Source_20_Text"><text:s text:c="2"/>font-weight: bold;</text:span></text:p>
            <text:p text:style-name="Preformatted_20_Text"><text:span text:style-name="Source_20_Text">}</text:span></text:p>
            <text:p text:style-name="Preformatted_20_Text"/>
            <text:p text:style-name="Preformatted_20_Text"><text:span text:style-name="Source_20_Text">.historyControls select,</text:span></text:p>
            <text:p text:style-name="Preformatted_20_Text"><text:span text:style-name="Source_20_Text">.historyControls input[type="datetime-local"],</text:span></text:p>
            <text:p text:style-name="Preformatted_20_Text"><text:span text:style-name="Source_20_Text">.historyControls button {</text:span></text:p>
            <text:p text:style-name="Preformatted_20_Text"><text:span text:style-name="Source_20_Text"><text:s text:c="2"/>padding: 8px 10px;</text:span></text:p>
            <text:p text:style-name="Preformatted_20_Text"><text:span text:style-name="Source_20_Text"><text:s text:c="2"/>border: 1px solid #ccc;</text:span></text:p>
            <text:p text:style-name="Preformatted_20_Text"><text:span text:style-name="Source_20_Text"><text:s text:c="2"/>border-radius: 4px;</text:span></text:p>
            <text:p text:style-name="Preformatted_20_Text"><text:span text:style-name="Source_20_Text"><text:s text:c="2"/>font-size: 0.9rem;</text:span></text:p>
            <text:p text:style-name="Preformatted_20_Text"><text:span text:style-name="Source_20_Text">}</text:span></text:p>
            <text:p text:style-name="Preformatted_20_Text"/>
            <text:p text:style-name="Preformatted_20_Text"><text:span text:style-name="Source_20_Text">.recommendationList, .predictionDetails {</text:span></text:p>
            <text:p text:style-name="Preformatted_20_Text"><text:span text:style-name="Source_20_Text"><text:s text:c="2"/>/* Tambahkan gaya jika perlu */</text:span></text:p>
            <text:p text:style-name="Preformatted_20_Text"><text:span text:style-name="Source_20_Text"><text:s text:c="2"/>line-height: 1.6;</text:span></text:p>
            <text:p text:style-name="Preformatted_20_Text"><text:span text:style-name="Source_20_Text">}</text:span></text:p>
            <text:p text:style-name="Preformatted_20_Text"/>
            <text:p text:style-name="Preformatted_20_Text"><text:span text:style-name="Source_20_Text">.recommendationItem, .predictionItem {</text:span></text:p>
            <text:p text:style-name="Preformatted_20_Text"><text:span text:style-name="Source_20_Text"><text:s text:c="3"/>margin-bottom: 10px;</text:span></text:p>
            <text:p text:style-name="Preformatted_20_Text"><text:span text:style-name="Source_20_Text"><text:s text:c="3"/>padding-bottom: 10px;</text:span></text:p>
            <text:p text:style-name="Preformatted_20_Text"><text:span text:style-name="Source_20_Text"><text:s text:c="3"/>border-bottom: 1px dashed #eee;</text:span></text:p>
            <text:p text:style-name="Preformatted_20_Text"><text:span text:style-name="Source_20_Text">}</text:span></text:p>
            <text:p text:style-name="Preformatted_20_Text"><text:span text:style-name="Source_20_Text">.recommendationItem:last-child, .predictionItem:last-child {</text:span></text:p>
            <text:p text:style-name="Preformatted_20_Text"><text:span text:style-name="Source_20_Text"><text:s text:c="3"/>border-bottom: none;</text:span></text:p>
            <text:p text:style-name="Preformatted_20_Text"><text:span text:style-name="Source_20_Text"><text:s text:c="3"/>margin-bottom: 0;</text:span></text:p>
            <text:p text:style-name="Preformatted_20_Text"><text:span text:style-name="Source_20_Text"><text:s text:c="3"/>padding-bottom: 0;</text:span></text:p>
            <text:p text:style-name="Preformatted_20_Text"><text:span text:style-name="Source_20_Text">}</text:span></text:p>
            <text:p text:style-name="Preformatted_20_Text"/>
            <text:p text:style-name="Preformatted_20_Text"><text:span text:style-name="Source_20_Text">.loadingContainer,</text:span></text:p>
            <text:p text:style-name="Preformatted_20_Text"><text:span text:style-name="Source_20_Text">.errorContainer {</text:span></text:p>
            <text:p text:style-name="Preformatted_20_Text"><text:span text:style-name="Source_20_Text"><text:s text:c="2"/>display: flex;</text:span></text:p>
            <text:p text:style-name="Preformatted_20_Text"><text:span text:style-name="Source_20_Text"><text:s text:c="2"/>justify-content: center;</text:span></text:p>
            <text:p text:style-name="Preformatted_20_Text"><text:span text:style-name="Source_20_Text"><text:s text:c="2"/>align-items: center;</text:span></text:p>
            <text:p text:style-name="Preformatted_20_Text"><text:span text:style-name="Source_20_Text"><text:s text:c="2"/>min-height: 300px;</text:span></text:p>
            <text:p text:style-name="Preformatted_20_Text"><text:soft-page-break/><text:span text:style-name="Source_20_Text"><text:s text:c="2"/>font-size: 1.2rem;</text:span></text:p>
            <text:p text:style-name="Preformatted_20_Text"><text:span text:style-name="Source_20_Text"><text:s text:c="2"/>color: #666;</text:span></text:p>
            <text:p text:style-name="Preformatted_20_Text"><text:span text:style-name="Source_20_Text">}</text:span></text:p>
            <text:p text:style-name="Preformatted_20_Text"/>
            <text:p text:style-name="Preformatted_20_Text"><text:span text:style-name="Source_20_Text">.errorContainer {</text:span></text:p>
            <text:p text:style-name="Preformatted_20_Text"><text:span text:style-name="Source_20_Text"><text:s text:c="2"/>color: #dc3545;</text:span></text:p>
            <text:p text:style-name="Preformatted_20_Text"><text:span text:style-name="Source_20_Text">}</text:span></text:p>
            <text:p text:style-name="P147"/>
            <text:p text:style-name="Horizontal_20_Line"/>
            <text:p text:style-name="Text_20_body"><text:span text:style-name="Strong_20_Emphasis">File 11.2: </text:span><text:span text:style-name="Strong_20_Emphasis"><text:span text:style-name="Source_20_Text">smartfarm_client/src/pages/AreaDetailPage/AreaDetailPage.js</text:span></text:span></text:p>
            <text:p text:style-name="Text_20_body">JavaScript</text:p>
            <text:p text:style-name="Preformatted_20_Text"><text:span text:style-name="Source_20_Text">// smartfarm_client/src/pages/AreaDetailPage/AreaDetailPage.js</text:span></text:p>
            <text:p text:style-name="Preformatted_20_Text"/>
            <text:p text:style-name="Preformatted_20_Text"><text:span text:style-name="Source_20_Text">import React, { useState, useEffect, useCallback } from 'react';</text:span></text:p>
            <text:p text:style-name="Preformatted_20_Text"><text:span text:style-name="Source_20_Text">import { useParams, Link } from 'react-router-dom'; // useParams untuk ambil :areaId</text:span></text:p>
            <text:p text:style-name="Preformatted_20_Text"/>
            <text:p text:style-name="Preformatted_20_Text"><text:span text:style-name="Source_20_Text">// Impor fungsi API service</text:span></text:p>
            <text:p text:style-name="Preformatted_20_Text"><text:span text:style-name="Source_20_Text">import {</text:span></text:p>
            <text:p text:style-name="Preformatted_20_Text"><text:span text:style-name="Source_20_Text"><text:s text:c="2"/>fetchAreaById,</text:span></text:p>
            <text:p text:style-name="Preformatted_20_Text"><text:span text:style-name="Source_20_Text"><text:s text:c="2"/>fetchAreaStatus,</text:span></text:p>
            <text:p text:style-name="Preformatted_20_Text"><text:span text:style-name="Source_20_Text"><text:s text:c="2"/>fetchAreaHistory,</text:span></text:p>
            <text:p text:style-name="Preformatted_20_Text"><text:span text:style-name="Source_20_Text"><text:s text:c="2"/>fetchRecommendations,</text:span></text:p>
            <text:p text:style-name="Preformatted_20_Text"><text:span text:style-name="Source_20_Text"><text:s text:c="2"/>fetchPredictions</text:span></text:p>
            <text:p text:style-name="Preformatted_20_Text"><text:span text:style-name="Source_20_Text">} from '../../services/apiService';</text:span></text:p>
            <text:p text:style-name="Preformatted_20_Text"/>
            <text:p text:style-name="Preformatted_20_Text"><text:span text:style-name="Source_20_Text">// Impor komponen UI (akan dibuat)</text:span></text:p>
            <text:p text:style-name="Preformatted_20_Text"><text:span text:style-name="Source_20_Text">import LoadingSpinner from '../../components/UI/LoadingSpinner/LoadingSpinner';</text:span></text:p>
            <text:p text:style-name="Preformatted_20_Text"><text:span text:style-name="Source_20_Text">import ErrorMessage from '../../components/UI/ErrorMessage/ErrorMessage';</text:span></text:p>
            <text:p text:style-name="Preformatted_20_Text"><text:span text:style-name="Source_20_Text">import SensorDisplay from '../../components/SensorDisplay/SensorDisplay'; // Ganti nama jika perlu</text:span></text:p>
            <text:p text:style-name="Preformatted_20_Text"><text:span text:style-name="Source_20_Text">import LineChart from '../../components/Chart/LineChart'; // Wrapper Chart.js</text:span></text:p>
            <text:p text:style-name="Preformatted_20_Text"><text:span text:style-name="Source_20_Text">// Komponen spesifik untuk rekomendasi dan prediksi (opsional, bisa langsung render)</text:span></text:p>
            <text:p text:style-name="Preformatted_20_Text"><text:span text:style-name="Source_20_Text">// import RecommendationsDisplay from '../../components/RecommendationsDisplay/RecommendationsDisplay';</text:span></text:p>
            <text:p text:style-name="Preformatted_20_Text"><text:span text:style-name="Source_20_Text">// import PredictionsDisplay from '../../components/PredictionsDisplay/PredictionsDisplay';</text:span></text:p>
            <text:p text:style-name="Preformatted_20_Text"/>
            <text:p text:style-name="Preformatted_20_Text"><text:span text:style-name="Source_20_Text">// Impor CSS Module</text:span></text:p>
            <text:p text:style-name="Preformatted_20_Text"><text:span text:style-name="Source_20_Text">import styles from './AreaDetailPage.module.css';</text:span></text:p>
            <text:p text:style-name="Preformatted_20_Text"/>
            <text:p text:style-name="Preformatted_20_Text"><text:span text:style-name="Source_20_Text">function AreaDetailPage() {</text:span></text:p>
            <text:p text:style-name="Preformatted_20_Text"><text:span text:style-name="Source_20_Text"><text:s text:c="2"/>// Dapatkan areaId dari parameter URL</text:span></text:p>
            <text:p text:style-name="Preformatted_20_Text"><text:span text:style-name="Source_20_Text"><text:s text:c="2"/>const { areaId } = useParams();</text:span></text:p>
            <text:p text:style-name="Preformatted_20_Text"/>
            <text:p text:style-name="Preformatted_20_Text"><text:span text:style-name="Source_20_Text"><text:s text:c="2"/>// State untuk menyimpan data dari API</text:span></text:p>
            <text:p text:style-name="Preformatted_20_Text"><text:span text:style-name="Source_20_Text"><text:s text:c="2"/>const [areaDetails, setAreaDetails] = useState(null);</text:span></text:p>
            <text:p text:style-name="Preformatted_20_Text"><text:span text:style-name="Source_20_Text"><text:s text:c="2"/>const [statusData, setStatusData] = useState({}); // Map sensor_id -&gt; reading</text:span></text:p>
            <text:p text:style-name="Preformatted_20_Text"><text:span text:style-name="Source_20_Text"><text:s text:c="2"/>const [historyData, setHistoryData] = useState([]); // Array of readings for chart</text:span></text:p>
            <text:p text:style-name="Preformatted_20_Text"><text:span text:style-name="Source_20_Text"><text:s text:c="2"/>const [recommendations, setRecommendations] = useState([]);</text:span></text:p>
            <text:p text:style-name="Preformatted_20_Text"><text:span text:style-name="Source_20_Text"><text:s text:c="2"/>const [predictions, setPredictions] = useState(null);</text:span></text:p>
            <text:p text:style-name="Preformatted_20_Text"/>
            <text:p text:style-name="Preformatted_20_Text"><text:span text:style-name="Source_20_Text"><text:s text:c="2"/>// State untuk loading dan error</text:span></text:p>
            <text:p text:style-name="Preformatted_20_Text"><text:span text:style-name="Source_20_Text"><text:s text:c="2"/>const [isLoading, setIsLoading] = useState(true);</text:span></text:p>
            <text:p text:style-name="Preformatted_20_Text"><text:span text:style-name="Source_20_Text"><text:s text:c="2"/>const [error, setError] = useState(null);</text:span></text:p>
            <text:p text:style-name="Preformatted_20_Text"/>
            <text:p text:style-name="Preformatted_20_Text"><text:span text:style-name="Source_20_Text"><text:s text:c="2"/>// State untuk parameter chart history</text:span></text:p>
            <text:p text:style-name="Preformatted_20_Text"><text:span text:style-name="Source_20_Text"><text:s text:c="2"/>const [historyParams, setHistoryParams] = useState({</text:span></text:p>
            <text:p text:style-name="Preformatted_20_Text"><text:soft-page-break/><text:span text:style-name="Source_20_Text"><text:s text:c="4"/>sensor_type: 'temperature_air', // Default sensor type untuk ditampilkan</text:span></text:p>
            <text:p text:style-name="Preformatted_20_Text"><text:span text:style-name="Source_20_Text"><text:s text:c="4"/>// Kita bisa pakai 'start'/'end' atau periode relatif</text:span></text:p>
            <text:p text:style-name="Preformatted_20_Text"><text:span text:style-name="Source_20_Text"><text:s text:c="4"/>// Mari gunakan periode relatif untuk contoh ini</text:span></text:p>
            <text:p text:style-name="Preformatted_20_Text"><text:span text:style-name="Source_20_Text"><text:s text:c="4"/>period: '24h' // Contoh: '1h', '24h', '7d'</text:span></text:p>
            <text:p text:style-name="Preformatted_20_Text"><text:span text:style-name="Source_20_Text"><text:s text:c="2"/>});</text:span></text:p>
            <text:p text:style-name="Preformatted_20_Text"><text:span text:style-name="Source_20_Text"><text:s text:c="2"/>const [isHistoryLoading, setIsHistoryLoading] = useState(false);</text:span></text:p>
            <text:p text:style-name="Preformatted_20_Text"><text:span text:style-name="Source_20_Text"><text:s text:c="2"/>const [historyError, setHistoryError] = useState(null);</text:span></text:p>
            <text:p text:style-name="Preformatted_20_Text"/>
            <text:p text:style-name="Preformatted_20_Text"><text:span text:style-name="Source_20_Text"><text:s text:c="2"/>// Fungsi untuk memuat data awal (detail, status, recs, preds)</text:span></text:p>
            <text:p text:style-name="Preformatted_20_Text"><text:span text:style-name="Source_20_Text"><text:s text:c="2"/>const loadInitialData = useCallback(async () =&gt; {</text:span></text:p>
            <text:p text:style-name="Preformatted_20_Text"><text:span text:style-name="Source_20_Text"><text:s text:c="4"/>setIsLoading(true);</text:span></text:p>
            <text:p text:style-name="Preformatted_20_Text"><text:span text:style-name="Source_20_Text"><text:s text:c="4"/>setError(null);</text:span></text:p>
            <text:p text:style-name="Preformatted_20_Text"><text:span text:style-name="Source_20_Text"><text:s text:c="4"/>try {</text:span></text:p>
            <text:p text:style-name="Preformatted_20_Text"><text:span text:style-name="Source_20_Text"><text:s text:c="6"/>// Gunakan Promise.all untuk fetch data secara paralel</text:span></text:p>
            <text:p text:style-name="Preformatted_20_Text"><text:span text:style-name="Source_20_Text"><text:s text:c="6"/>const [details, status, recs, preds] = await Promise.all([</text:span></text:p>
            <text:p text:style-name="Preformatted_20_Text"><text:span text:style-name="Source_20_Text"><text:s text:c="8"/>fetchAreaById(areaId),</text:span></text:p>
            <text:p text:style-name="Preformatted_20_Text"><text:span text:style-name="Source_20_Text"><text:s text:c="8"/>fetchAreaStatus(areaId),</text:span></text:p>
            <text:p text:style-name="Preformatted_20_Text"><text:span text:style-name="Source_20_Text"><text:s text:c="8"/>fetchRecommendations(areaId),</text:span></text:p>
            <text:p text:style-name="Preformatted_20_Text"><text:span text:style-name="Source_20_Text"><text:s text:c="8"/>fetchPredictions(areaId)</text:span></text:p>
            <text:p text:style-name="Preformatted_20_Text"><text:span text:style-name="Source_20_Text"><text:s text:c="6"/>]);</text:span></text:p>
            <text:p text:style-name="Preformatted_20_Text"><text:span text:style-name="Source_20_Text"><text:s text:c="6"/>setAreaDetails(details);</text:span></text:p>
            <text:p text:style-name="Preformatted_20_Text"><text:span text:style-name="Source_20_Text"><text:s text:c="6"/>setStatusData(status); // Asumsi status adalah map { sensor_id: { value, timestamp, ... } }</text:span></text:p>
            <text:p text:style-name="Preformatted_20_Text"><text:span text:style-name="Source_20_Text"><text:s text:c="6"/>setRecommendations(recs); // Asumsi recs adalah array</text:span></text:p>
            <text:p text:style-name="Preformatted_20_Text"><text:span text:style-name="Source_20_Text"><text:s text:c="6"/>setPredictions(preds); // Asumsi preds adalah objek</text:span></text:p>
            <text:p text:style-name="Preformatted_20_Text"><text:span text:style-name="Source_20_Text"><text:s text:c="4"/>} catch (err) {</text:span></text:p>
            <text:p text:style-name="Preformatted_20_Text"><text:span text:style-name="Source_20_Text"><text:s text:c="6"/>console.error("Gagal memuat data detail area:", err);</text:span></text:p>
            <text:p text:style-name="Preformatted_20_Text"><text:span text:style-name="Source_20_Text"><text:s text:c="6"/>setError(err.message || `Gagal memuat data untuk area ${areaId}.`);</text:span></text:p>
            <text:p text:style-name="Preformatted_20_Text"><text:span text:style-name="Source_20_Text"><text:s text:c="4"/>} finally {</text:span></text:p>
            <text:p text:style-name="Preformatted_20_Text"><text:span text:style-name="Source_20_Text"><text:s text:c="6"/>setIsLoading(false);</text:span></text:p>
            <text:p text:style-name="Preformatted_20_Text"><text:span text:style-name="Source_20_Text"><text:s text:c="4"/>}</text:span></text:p>
            <text:p text:style-name="Preformatted_20_Text"><text:span text:style-name="Source_20_Text"><text:s text:c="2"/>}, [areaId]); // Jalankan ulang jika areaId berubah</text:span></text:p>
            <text:p text:style-name="Preformatted_20_Text"/>
            <text:p text:style-name="Preformatted_20_Text"><text:span text:style-name="Source_20_Text"><text:s text:c="2"/>// Fungsi untuk memuat data history (dipanggil terpisah saat parameter berubah)</text:span></text:p>
            <text:p text:style-name="Preformatted_20_Text"><text:span text:style-name="Source_20_Text"><text:s text:c="2"/>const loadHistoryData = useCallback(async () =&gt; {</text:span></text:p>
            <text:p text:style-name="Preformatted_20_Text"><text:span text:style-name="Source_20_Text"><text:s text:c="4"/>setIsHistoryLoading(true);</text:span></text:p>
            <text:p text:style-name="Preformatted_20_Text"><text:span text:style-name="Source_20_Text"><text:s text:c="4"/>setHistoryError(null);</text:span></text:p>
            <text:p text:style-name="Preformatted_20_Text"><text:span text:style-name="Source_20_Text"><text:s text:c="4"/>try {</text:span></text:p>
            <text:p text:style-name="Preformatted_20_Text"><text:span text:style-name="Source_20_Text"><text:s text:c="6"/>// Bangun parameter API berdasarkan state historyParams</text:span></text:p>
            <text:p text:style-name="Preformatted_20_Text"><text:span text:style-name="Source_20_Text"><text:s text:c="6"/>const apiParams = {};</text:span></text:p>
            <text:p text:style-name="Preformatted_20_Text"><text:span text:style-name="Source_20_Text"><text:s text:c="6"/>if (historyParams.sensor_type) {</text:span></text:p>
            <text:p text:style-name="Preformatted_20_Text"><text:span text:style-name="Source_20_Text"><text:s text:c="8"/>apiParams.sensor_type = historyParams.sensor_type;</text:span></text:p>
            <text:p text:style-name="Preformatted_20_Text"><text:span text:style-name="Source_20_Text"><text:s text:c="6"/>}</text:span></text:p>
            <text:p text:style-name="Preformatted_20_Text"><text:span text:style-name="Source_20_Text"><text:s text:c="6"/>// Konversi periode ke start/end time jika API membutuhkannya</text:span></text:p>
            <text:p text:style-name="Preformatted_20_Text"><text:span text:style-name="Source_20_Text"><text:s text:c="6"/>// Atau kirim periode jika API mendukungnya (misal: ?period=24h)</text:span></text:p>
            <text:p text:style-name="Preformatted_20_Text"><text:span text:style-name="Source_20_Text"><text:s text:c="6"/>// Untuk contoh, kita asumsikan API bisa menerima 'period'</text:span></text:p>
            <text:p text:style-name="Preformatted_20_Text"><text:span text:style-name="Source_20_Text"><text:s text:c="6"/>// Jika tidak, hitung start time di sini:</text:span></text:p>
            <text:p text:style-name="Preformatted_20_Text"><text:span text:style-name="Source_20_Text"><text:s text:c="6"/>// const now = new Date();</text:span></text:p>
            <text:p text:style-name="Preformatted_20_Text"><text:span text:style-name="Source_20_Text"><text:s text:c="6"/>// let startTime;</text:span></text:p>
            <text:p text:style-name="Preformatted_20_Text"><text:span text:style-name="Source_20_Text"><text:s text:c="6"/>// if(historyParams.period === '24h') startTime = new Date(now.getTime() - 24 * 60 * 60 * 1000);</text:span></text:p>
            <text:p text:style-name="Preformatted_20_Text"><text:span text:style-name="Source_20_Text"><text:s text:c="6"/>// etc...</text:span></text:p>
            <text:p text:style-name="Preformatted_20_Text"><text:span text:style-name="Source_20_Text"><text:s text:c="6"/>// apiParams.start = startTime.toISOString();</text:span></text:p>
            <text:p text:style-name="Preformatted_20_Text"/>
            <text:p text:style-name="Preformatted_20_Text"><text:span text:style-name="Source_20_Text"><text:s text:c="6"/>// Untuk simple demo, kita asumsikan API hanya perlu sensor_type</text:span></text:p>
            <text:p text:style-name="Preformatted_20_Text"><text:span text:style-name="Source_20_Text"><text:s text:c="6"/>// dan periode akan dihandle API atau kita fetch semua lalu filter di client (tidak ideal)</text:span></text:p>
            <text:p text:style-name="Preformatted_20_Text"><text:span text:style-name="Source_20_Text"><text:s text:c="6"/>// Mari kita asumsikan kirim sensor_type saja untuk simple chart</text:span></text:p>
            <text:p text:style-name="Preformatted_20_Text"><text:span text:style-name="Source_20_Text"><text:s text:c="6"/>const data = await fetchAreaHistory(areaId, { sensor_type: historyParams.sensor_type });</text:span></text:p>
            <text:p text:style-name="Preformatted_20_Text"><text:span text:style-name="Source_20_Text"><text:s text:c="6"/>setHistoryData(data); // Asumsi data adalah array [{ timestamp, value, ... }]</text:span></text:p>
            <text:p text:style-name="Preformatted_20_Text"><text:span text:style-name="Source_20_Text"><text:s text:c="4"/>} catch (err) {</text:span></text:p>
            <text:p text:style-name="Preformatted_20_Text"><text:soft-page-break/><text:span text:style-name="Source_20_Text"><text:s text:c="6"/>console.error("Gagal memuat data riwayat:", err);</text:span></text:p>
            <text:p text:style-name="Preformatted_20_Text"><text:span text:style-name="Source_20_Text"><text:s text:c="6"/>setHistoryError(err.message || 'Gagal memuat riwayat sensor.');</text:span></text:p>
            <text:p text:style-name="Preformatted_20_Text"><text:span text:style-name="Source_20_Text"><text:s text:c="4"/>} finally {</text:span></text:p>
            <text:p text:style-name="Preformatted_20_Text"><text:span text:style-name="Source_20_Text"><text:s text:c="6"/>setIsHistoryLoading(false);</text:span></text:p>
            <text:p text:style-name="Preformatted_20_Text"><text:span text:style-name="Source_20_Text"><text:s text:c="4"/>}</text:span></text:p>
            <text:p text:style-name="Preformatted_20_Text"><text:span text:style-name="Source_20_Text"><text:s text:c="2"/>}, [areaId, historyParams]); // Jalankan ulang jika areaId atau historyParams berubah</text:span></text:p>
            <text:p text:style-name="Preformatted_20_Text"/>
            <text:p text:style-name="Preformatted_20_Text"><text:span text:style-name="Source_20_Text"><text:s text:c="2"/>// useEffect untuk memuat data awal saat komponen mount atau areaId berubah</text:span></text:p>
            <text:p text:style-name="Preformatted_20_Text"><text:span text:style-name="Source_20_Text"><text:s text:c="2"/>useEffect(() =&gt; {</text:span></text:p>
            <text:p text:style-name="Preformatted_20_Text"><text:span text:style-name="Source_20_Text"><text:s text:c="4"/>loadInitialData();</text:span></text:p>
            <text:p text:style-name="Preformatted_20_Text"><text:span text:style-name="Source_20_Text"><text:s text:c="2"/>}, [loadInitialData]); // Memanggil fungsi yang di-memoize oleh useCallback</text:span></text:p>
            <text:p text:style-name="Preformatted_20_Text"/>
            <text:p text:style-name="Preformatted_20_Text"><text:span text:style-name="Source_20_Text"><text:s text:c="2"/>// useEffect untuk memuat data history saat komponen mount atau historyParams berubah</text:span></text:p>
            <text:p text:style-name="Preformatted_20_Text"><text:span text:style-name="Source_20_Text"><text:s text:c="2"/>useEffect(() =&gt; {</text:span></text:p>
            <text:p text:style-name="Preformatted_20_Text"><text:span text:style-name="Source_20_Text"><text:s text:c="4"/>if (areaId) { // Pastikan areaId ada sebelum fetch history</text:span></text:p>
            <text:p text:style-name="Preformatted_20_Text"><text:span text:style-name="Source_20_Text"><text:s text:c="8"/>loadHistoryData();</text:span></text:p>
            <text:p text:style-name="Preformatted_20_Text"><text:span text:style-name="Source_20_Text"><text:s text:c="4"/>}</text:span></text:p>
            <text:p text:style-name="Preformatted_20_Text"><text:span text:style-name="Source_20_Text"><text:s text:c="2"/>}, [loadHistoryData]); // Memanggil fungsi yang di-memoize oleh useCallback</text:span></text:p>
            <text:p text:style-name="Preformatted_20_Text"/>
            <text:p text:style-name="Preformatted_20_Text"><text:span text:style-name="Source_20_Text"><text:s text:c="2"/>// Handler untuk mengubah tipe sensor di chart</text:span></text:p>
            <text:p text:style-name="Preformatted_20_Text"><text:span text:style-name="Source_20_Text"><text:s text:c="2"/>const handleSensorTypeChange = (event) =&gt; {</text:span></text:p>
            <text:p text:style-name="Preformatted_20_Text"><text:span text:style-name="Source_20_Text"><text:s text:c="4"/>setHistoryParams(prevParams =&gt; ({</text:span></text:p>
            <text:p text:style-name="Preformatted_20_Text"><text:span text:style-name="Source_20_Text"><text:s text:c="6"/>...prevParams,</text:span></text:p>
            <text:p text:style-name="Preformatted_20_Text"><text:span text:style-name="Source_20_Text"><text:s text:c="6"/>sensor_type: event.target.valu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Handler untuk mengubah periode waktu di chart (jika ada kontrolnya)</text:span></text:p>
            <text:p text:style-name="Preformatted_20_Text"><text:span text:style-name="Source_20_Text"><text:s text:c="2"/>const handlePeriodChange = (newPeriod) =&gt; {</text:span></text:p>
            <text:p text:style-name="Preformatted_20_Text"><text:span text:style-name="Source_20_Text"><text:s text:c="5"/>setHistoryParams(prevParams =&gt; ({</text:span></text:p>
            <text:p text:style-name="Preformatted_20_Text"><text:span text:style-name="Source_20_Text"><text:s text:c="6"/>...prevParams,</text:span></text:p>
            <text:p text:style-name="Preformatted_20_Text"><text:span text:style-name="Source_20_Text"><text:s text:c="6"/>period: newPeriod // Atau update start/end tim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
            <text:p text:style-name="Preformatted_20_Text"><text:span text:style-name="Source_20_Text"><text:s text:c="2"/>// --- Render Logic ---</text:span></text:p>
            <text:p text:style-name="Preformatted_20_Text"/>
            <text:p text:style-name="Preformatted_20_Text"><text:span text:style-name="Source_20_Text"><text:s text:c="2"/>if (isLoading) {</text:span></text:p>
            <text:p text:style-name="Preformatted_20_Text"><text:span text:style-name="Source_20_Text"><text:s text:c="4"/>return &lt;div className={styles.loadingContainer}&gt;&lt;LoadingSpinner /&gt;&lt;/div&gt;;</text:span></text:p>
            <text:p text:style-name="Preformatted_20_Text"><text:span text:style-name="Source_20_Text"><text:s text:c="2"/>}</text:span></text:p>
            <text:p text:style-name="Preformatted_20_Text"/>
            <text:p text:style-name="Preformatted_20_Text"><text:span text:style-name="Source_20_Text"><text:s text:c="2"/>if (error) {</text:span></text:p>
            <text:p text:style-name="Preformatted_20_Text"><text:span text:style-name="Source_20_Text"><text:s text:c="4"/>return &lt;div className={styles.errorContainer}&gt;&lt;ErrorMessage message={error} /&gt;&lt;/div&gt;;</text:span></text:p>
            <text:p text:style-name="Preformatted_20_Text"><text:span text:style-name="Source_20_Text"><text:s text:c="2"/>}</text:span></text:p>
            <text:p text:style-name="Preformatted_20_Text"/>
            <text:p text:style-name="Preformatted_20_Text"><text:span text:style-name="Source_20_Text"><text:s text:c="2"/>if (!areaDetails) {</text:span></text:p>
            <text:p text:style-name="Preformatted_20_Text"><text:span text:style-name="Source_20_Text"><text:s text:c="4"/>// Kasus ini seharusnya sudah ditangani oleh error, tapi sebagai fallback</text:span></text:p>
            <text:p text:style-name="Preformatted_20_Text"><text:span text:style-name="Source_20_Text"><text:s text:c="4"/>return &lt;div className={styles.errorContainer}&gt;&lt;ErrorMessage message={`Area dengan ID ${areaId} tidak ditemukan.`} /&gt;&lt;/div&gt;;</text:span></text:p>
            <text:p text:style-name="Preformatted_20_Text"><text:span text:style-name="Source_20_Text"><text:s text:c="2"/>}</text:span></text:p>
            <text:p text:style-name="Preformatted_20_Text"/>
            <text:p text:style-name="Preformatted_20_Text"><text:span text:style-name="Source_20_Text"><text:s text:c="2"/>// Mendapatkan daftar tipe sensor unik dari statusData untuk dropdown history</text:span></text:p>
            <text:p text:style-name="Preformatted_20_Text"><text:span text:style-name="Source_20_Text"><text:s text:c="2"/>const availableSensorTypes = [...new Set(Object.values(statusData).map(s =&gt; s.sensor_type))];</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div className={styles.pageHeader}&gt;</text:span></text:p>
            <text:p text:style-name="Preformatted_20_Text"><text:span text:style-name="Source_20_Text"><text:s text:c="8"/>&lt;h2 className={styles.pageTitle}&gt;Detail Area: {areaDetails.name}&lt;/h2&gt;</text:span></text:p>
            <text:p text:style-name="Preformatted_20_Text"><text:span text:style-name="Source_20_Text"><text:s text:c="8"/>&lt;Link to="/dashboard" className={styles.backLink}&gt;&amp;larr; Kembali ke </text:span><text:soft-page-break/><text:span text:style-name="Source_20_Text">Dashboard&lt;/Link&gt;</text:span></text:p>
            <text:p text:style-name="Preformatted_20_Text"><text:span text:style-name="Source_20_Text"><text:s text:c="6"/>&lt;/div&gt;</text:span></text:p>
            <text:p text:style-name="Preformatted_20_Text"/>
            <text:p text:style-name="Preformatted_20_Text"><text:span text:style-name="Source_20_Text"><text:s text:c="6"/>{/* Grid untuk menampilkan beberapa bagian */}</text:span></text:p>
            <text:p text:style-name="Preformatted_20_Text"><text:span text:style-name="Source_20_Text"><text:s text:c="6"/>&lt;div className={styles.detailGrid}&gt;</text:span></text:p>
            <text:p text:style-name="Preformatted_20_Text"/>
            <text:p text:style-name="Preformatted_20_Text"><text:span text:style-name="Source_20_Text"><text:s text:c="8"/>{/* Bagian Status Terkini */}</text:span></text:p>
            <text:p text:style-name="Preformatted_20_Text"><text:span text:style-name="Source_20_Text"><text:s text:c="8"/>&lt;section className={styles.section}&gt;</text:span></text:p>
            <text:p text:style-name="Preformatted_20_Text"><text:span text:style-name="Source_20_Text"><text:s text:c="10"/>&lt;h3 className={styles.sectionTitle}&gt;Status Sensor Terkini&lt;/h3&gt;</text:span></text:p>
            <text:p text:style-name="Preformatted_20_Text"><text:span text:style-name="Source_20_Text"><text:s text:c="10"/>{Object.keys(statusData).length &gt; 0 ? (</text:span></text:p>
            <text:p text:style-name="Preformatted_20_Text"><text:span text:style-name="Source_20_Text"><text:s text:c="12"/>&lt;div className={styles.statusGrid}&gt;</text:span></text:p>
            <text:p text:style-name="Preformatted_20_Text"><text:span text:style-name="Source_20_Text"><text:s text:c="14"/>{Object.entries(statusData).map(([sensorId, reading]) =&gt; (</text:span></text:p>
            <text:p text:style-name="Preformatted_20_Text"><text:span text:style-name="Source_20_Text"><text:s text:c="16"/>&lt;SensorDisplay</text:span></text:p>
            <text:p text:style-name="Preformatted_20_Text"><text:span text:style-name="Source_20_Text"><text:s text:c="18"/>key={sensorId}</text:span></text:p>
            <text:p text:style-name="Preformatted_20_Text"><text:span text:style-name="Source_20_Text"><text:s text:c="18"/>sensorId={sensorId}</text:span></text:p>
            <text:p text:style-name="Preformatted_20_Text"><text:span text:style-name="Source_20_Text"><text:s text:c="18"/>type={reading.sensor_type}</text:span></text:p>
            <text:p text:style-name="Preformatted_20_Text"><text:span text:style-name="Source_20_Text"><text:s text:c="18"/>value={reading.value}</text:span></text:p>
            <text:p text:style-name="Preformatted_20_Text"><text:span text:style-name="Source_20_Text"><text:s text:c="18"/>unit={reading.unit}</text:span></text:p>
            <text:p text:style-name="Preformatted_20_Text"><text:span text:style-name="Source_20_Text"><text:s text:c="18"/>timestamp={reading.timestamp}</text:span></text:p>
            <text:p text:style-name="Preformatted_20_Text"><text:span text:style-name="Source_20_Text"><text:s text:c="16"/>/&gt;</text:span></text:p>
            <text:p text:style-name="Preformatted_20_Text"><text:span text:style-name="Source_20_Text"><text:s text:c="14"/>))}</text:span></text:p>
            <text:p text:style-name="Preformatted_20_Text"><text:span text:style-name="Source_20_Text"><text:s text:c="12"/>&lt;/div&gt;</text:span></text:p>
            <text:p text:style-name="Preformatted_20_Text"><text:span text:style-name="Source_20_Text"><text:s text:c="10"/>) : (</text:span></text:p>
            <text:p text:style-name="Preformatted_20_Text"><text:span text:style-name="Source_20_Text"><text:s text:c="12"/>&lt;p&gt;Belum ada data status.&lt;/p&gt;</text:span></text:p>
            <text:p text:style-name="Preformatted_20_Text"><text:span text:style-name="Source_20_Text"><text:s text:c="10"/>)}</text:span></text:p>
            <text:p text:style-name="Preformatted_20_Text"><text:span text:style-name="Source_20_Text"><text:s text:c="8"/>&lt;/section&gt;</text:span></text:p>
            <text:p text:style-name="Preformatted_20_Text"/>
            <text:p text:style-name="Preformatted_20_Text"><text:span text:style-name="Source_20_Text"><text:s text:c="8"/>{/* Bagian Rekomendasi */}</text:span></text:p>
            <text:p text:style-name="Preformatted_20_Text"><text:span text:style-name="Source_20_Text"><text:s text:c="8"/>&lt;section className={styles.section}&gt;</text:span></text:p>
            <text:p text:style-name="Preformatted_20_Text"><text:span text:style-name="Source_20_Text"><text:s text:c="10"/>&lt;h3 className={styles.sectionTitle}&gt;Rekomendasi Perawatan&lt;/h3&gt;</text:span></text:p>
            <text:p text:style-name="Preformatted_20_Text"><text:span text:style-name="Source_20_Text"><text:s text:c="10"/>{recommendations.length &gt; 0 ? (</text:span></text:p>
            <text:p text:style-name="Preformatted_20_Text"><text:span text:style-name="Source_20_Text"><text:s text:c="12"/>&lt;ul className={styles.recommendationList}&gt;</text:span></text:p>
            <text:p text:style-name="Preformatted_20_Text"><text:span text:style-name="Source_20_Text"><text:s text:c="14"/>{recommendations.map((rec, index) =&gt; (</text:span></text:p>
            <text:p text:style-name="Preformatted_20_Text"><text:span text:style-name="Source_20_Text"><text:s text:c="16"/>&lt;li key={index} className={styles.recommendationItem}&gt;</text:span></text:p>
            <text:p text:style-name="Preformatted_20_Text"><text:span text:style-name="Source_20_Text"><text:s text:c="18"/>&lt;strong&gt;{rec.type}:&lt;/strong&gt; {rec.message} ({rec.priority})</text:span></text:p>
            <text:p text:style-name="Preformatted_20_Text"><text:span text:style-name="Source_20_Text"><text:s text:c="18"/>&lt;br/&gt;</text:span></text:p>
            <text:p text:style-name="Preformatted_20_Text"><text:span text:style-name="Source_20_Text"><text:s text:c="18"/>&lt;small&gt;Data Acuan: {new Date(rec.timestamp).toLocaleString('id-ID')}&lt;/small&gt;</text:span></text:p>
            <text:p text:style-name="Preformatted_20_Text"><text:span text:style-name="Source_20_Text"><text:s text:c="16"/>&lt;/li&gt;</text:span></text:p>
            <text:p text:style-name="Preformatted_20_Text"><text:span text:style-name="Source_20_Text"><text:s text:c="14"/>))}</text:span></text:p>
            <text:p text:style-name="Preformatted_20_Text"><text:span text:style-name="Source_20_Text"><text:s text:c="12"/>&lt;/ul&gt;</text:span></text:p>
            <text:p text:style-name="Preformatted_20_Text"><text:span text:style-name="Source_20_Text"><text:s text:c="10"/>) : (</text:span></text:p>
            <text:p text:style-name="Preformatted_20_Text"><text:span text:style-name="Source_20_Text"><text:s text:c="12"/>&lt;p&gt;Tidak ada rekomendasi saat ini.&lt;/p&gt;</text:span></text:p>
            <text:p text:style-name="Preformatted_20_Text"><text:span text:style-name="Source_20_Text"><text:s text:c="10"/>)}</text:span></text:p>
            <text:p text:style-name="Preformatted_20_Text"><text:span text:style-name="Source_20_Text"><text:s text:c="8"/>&lt;/section&gt;</text:span></text:p>
            <text:p text:style-name="Preformatted_20_Text"/>
            <text:p text:style-name="Preformatted_20_Text"><text:span text:style-name="Source_20_Text"><text:s text:c="8"/>{/* Bagian Prediksi */}</text:span></text:p>
            <text:p text:style-name="Preformatted_20_Text"><text:span text:style-name="Source_20_Text"><text:s text:c="8"/>{predictions &amp;&amp; (</text:span></text:p>
            <text:p text:style-name="Preformatted_20_Text"><text:span text:style-name="Source_20_Text"><text:s text:c="10"/>&lt;section className={styles.section}&gt;</text:span></text:p>
            <text:p text:style-name="Preformatted_20_Text"><text:span text:style-name="Source_20_Text"><text:s text:c="12"/>&lt;h3 className={styles.sectionTitle}&gt;Prediksi Panen&lt;/h3&gt;</text:span></text:p>
            <text:p text:style-name="Preformatted_20_Text"><text:span text:style-name="Source_20_Text"><text:s text:c="12"/>&lt;div className={styles.predictionDetails}&gt;</text:span></text:p>
            <text:p text:style-name="Preformatted_20_Text"><text:span text:style-name="Source_20_Text"><text:s text:c="15"/>&lt;p className={styles.predictionItem}&gt;</text:span></text:p>
            <text:p text:style-name="Preformatted_20_Text"><text:span text:style-name="Source_20_Text"><text:s text:c="17"/>&lt;strong&gt;Perkiraan Hasil:&lt;/strong&gt; {predictions.predicted_yield} {predictions.yield_unit || ''}</text:span></text:p>
            <text:p text:style-name="Preformatted_20_Text"><text:span text:style-name="Source_20_Text"><text:s text:c="15"/>&lt;/p&gt;</text:span></text:p>
            <text:p text:style-name="Preformatted_20_Text"><text:span text:style-name="Source_20_Text"><text:s text:c="15"/>&lt;p className={styles.predictionItem}&gt;</text:span></text:p>
            <text:p text:style-name="Preformatted_20_Text"><text:span text:style-name="Source_20_Text"><text:s text:c="17"/>&lt;strong&gt;Perkiraan Tanggal Panen:&lt;/strong&gt; {predictions.predicted_harvest_date ? new Date(predictions.predicted_harvest_date).toLocaleDateString('id-ID') : 'N/A'}</text:span></text:p>
            <text:p text:style-name="Preformatted_20_Text"><text:span text:style-name="Source_20_Text"><text:s text:c="15"/>&lt;/p&gt;</text:span></text:p>
            <text:p text:style-name="Preformatted_20_Text"><text:span text:style-name="Source_20_Text"><text:s text:c="16"/>&lt;p className={styles.predictionItem}&gt;</text:span></text:p>
            <text:p text:style-name="Preformatted_20_Text"><text:span text:style-name="Source_20_Text"><text:s text:c="17"/>&lt;strong&gt;Tingkat Keyakinan:&lt;/strong&gt; {predictions.confidence || 'N/A'}</text:span></text:p>
            <text:p text:style-name="Preformatted_20_Text"><text:span text:style-name="Source_20_Text"><text:s text:c="15"/>&lt;/p&gt;</text:span></text:p>
            <text:p text:style-name="Preformatted_20_Text"><text:soft-page-break/><text:span text:style-name="Source_20_Text"><text:s text:c="15"/>&lt;small&gt;Dihasilkan pada: {new Date(predictions.generated_at).toLocaleString('id-ID')}&lt;/small&gt;</text:span></text:p>
            <text:p text:style-name="Preformatted_20_Text"><text:span text:style-name="Source_20_Text"><text:s text:c="12"/>&lt;/div&gt;</text:span></text:p>
            <text:p text:style-name="Preformatted_20_Text"><text:span text:style-name="Source_20_Text"><text:s text:c="10"/>&lt;/section&gt;</text:span></text:p>
            <text:p text:style-name="Preformatted_20_Text"><text:span text:style-name="Source_20_Text"><text:s text:c="8"/>)}</text:span></text:p>
            <text:p text:style-name="Preformatted_20_Text"><text:span text:style-name="Source_20_Text"><text:s text:c="6"/>&lt;/div&gt;</text:span></text:p>
            <text:p text:style-name="Preformatted_20_Text"/>
            <text:p text:style-name="Preformatted_20_Text"><text:span text:style-name="Source_20_Text"><text:s text:c="6"/>{/* Bagian Riwayat Sensor (Chart) */}</text:span></text:p>
            <text:p text:style-name="Preformatted_20_Text"><text:span text:style-name="Source_20_Text"><text:s text:c="6"/>&lt;section className={styles.section}&gt;</text:span></text:p>
            <text:p text:style-name="Preformatted_20_Text"><text:span text:style-name="Source_20_Text"><text:s text:c="8"/>&lt;h3 className={styles.sectionTitle}&gt;Riwayat Sensor&lt;/h3&gt;</text:span></text:p>
            <text:p text:style-name="Preformatted_20_Text"><text:span text:style-name="Source_20_Text"><text:s text:c="8"/>&lt;div className={styles.historyControls}&gt;</text:span></text:p>
            <text:p text:style-name="Preformatted_20_Text"><text:span text:style-name="Source_20_Text"><text:s text:c="10"/>&lt;label htmlFor="sensorTypeSelect"&gt;Pilih Sensor:&lt;/label&gt;</text:span></text:p>
            <text:p text:style-name="Preformatted_20_Text"><text:span text:style-name="Source_20_Text"><text:s text:c="10"/>&lt;select</text:span></text:p>
            <text:p text:style-name="Preformatted_20_Text"><text:span text:style-name="Source_20_Text"><text:s text:c="12"/>id="sensorTypeSelect"</text:span></text:p>
            <text:p text:style-name="Preformatted_20_Text"><text:span text:style-name="Source_20_Text"><text:s text:c="12"/>value={historyParams.sensor_type}</text:span></text:p>
            <text:p text:style-name="Preformatted_20_Text"><text:span text:style-name="Source_20_Text"><text:s text:c="12"/>onChange={handleSensorTypeChange}</text:span></text:p>
            <text:p text:style-name="Preformatted_20_Text"><text:span text:style-name="Source_20_Text"><text:s text:c="10"/>&gt;</text:span></text:p>
            <text:p text:style-name="Preformatted_20_Text"><text:span text:style-name="Source_20_Text"><text:s text:c="12"/>{availableSensorTypes.map(type =&gt; (</text:span></text:p>
            <text:p text:style-name="Preformatted_20_Text"><text:span text:style-name="Source_20_Text"><text:s text:c="14"/>&lt;option key={type} value={type}&gt;{type.replace('_', ' ').toUpperCase()}&lt;/option&gt;</text:span></text:p>
            <text:p text:style-name="Preformatted_20_Text"><text:span text:style-name="Source_20_Text"><text:s text:c="12"/>))}</text:span></text:p>
            <text:p text:style-name="Preformatted_20_Text"><text:span text:style-name="Source_20_Text"><text:s text:c="13"/>{availableSensorTypes.length === 0 &amp;&amp; &lt;option disabled&gt;Tidak ada data sensor&lt;/option&gt;}</text:span></text:p>
            <text:p text:style-name="Preformatted_20_Text"><text:span text:style-name="Source_20_Text"><text:s text:c="10"/>&lt;/select&gt;</text:span></text:p>
            <text:p text:style-name="Preformatted_20_Text"><text:span text:style-name="Source_20_Text"><text:s text:c="10"/>{/* Tambahkan kontrol periode waktu di sini jika diinginkan */}</text:span></text:p>
            <text:p text:style-name="Preformatted_20_Text"><text:span text:style-name="Source_20_Text"><text:s text:c="10"/>{/* Contoh:</text:span></text:p>
            <text:p text:style-name="Preformatted_20_Text"><text:span text:style-name="Source_20_Text"><text:s text:c="10"/>&lt;button onClick={() =&gt; handlePeriodChange('1h')}&gt;1 Jam&lt;/button&gt;</text:span></text:p>
            <text:p text:style-name="Preformatted_20_Text"><text:span text:style-name="Source_20_Text"><text:s text:c="10"/>&lt;button onClick={() =&gt; handlePeriodChange('24h')}&gt;24 Jam&lt;/button&gt;</text:span></text:p>
            <text:p text:style-name="Preformatted_20_Text"><text:span text:style-name="Source_20_Text"><text:s text:c="10"/>&lt;button onClick={() =&gt; handlePeriodChange('7d')}&gt;7 Hari&lt;/button&gt;</text:span></text:p>
            <text:p text:style-name="Preformatted_20_Text"><text:span text:style-name="Source_20_Text"><text:s text:c="10"/>*/}</text:span></text:p>
            <text:p text:style-name="Preformatted_20_Text"><text:span text:style-name="Source_20_Text"><text:s text:c="8"/>&lt;/div&gt;</text:span></text:p>
            <text:p text:style-name="Preformatted_20_Text"><text:span text:style-name="Source_20_Text"><text:s text:c="8"/>{isHistoryLoading ? (</text:span></text:p>
            <text:p text:style-name="Preformatted_20_Text"><text:span text:style-name="Source_20_Text"><text:s text:c="10"/>&lt;div className={styles.loadingContainer} style={{minHeight: '150px'}}&gt;&lt;LoadingSpinner size="small"/&gt;&lt;/div&gt;</text:span></text:p>
            <text:p text:style-name="Preformatted_20_Text"><text:span text:style-name="Source_20_Text"><text:s text:c="8"/>) : historyError ? (</text:span></text:p>
            <text:p text:style-name="Preformatted_20_Text"><text:span text:style-name="Source_20_Text"><text:s text:c="11"/>&lt;div className={styles.errorContainer}&gt;&lt;ErrorMessage message={historyError} /&gt;&lt;/div&gt;</text:span></text:p>
            <text:p text:style-name="Preformatted_20_Text"><text:span text:style-name="Source_20_Text"><text:s text:c="8"/>) : historyData.length &gt; 0 ? (</text:span></text:p>
            <text:p text:style-name="Preformatted_20_Text"><text:span text:style-name="Source_20_Text"><text:s text:c="10"/>&lt;div style={{ height: '300px' }}&gt; {/* Beri tinggi eksplisit untuk chart container */}</text:span></text:p>
            <text:p text:style-name="Preformatted_20_Text"><text:span text:style-name="Source_20_Text"><text:s text:c="12"/>&lt;LineChart</text:span></text:p>
            <text:p text:style-name="Preformatted_20_Text"><text:span text:style-name="Source_20_Text"><text:s text:c="14"/>chartData={historyData}</text:span></text:p>
            <text:p text:style-name="Preformatted_20_Text"><text:span text:style-name="Source_20_Text"><text:s text:c="14"/>title={`Riwayat ${historyParams.sensor_type.replace('_', ' ').toUpperCase()}`}</text:span></text:p>
            <text:p text:style-name="Preformatted_20_Text"><text:span text:style-name="Source_20_Text"><text:s text:c="14"/>// Kirim props lain yg dibutuhkan LineChart (misal: unit)</text:span></text:p>
            <text:p text:style-name="Preformatted_20_Text"><text:span text:style-name="Source_20_Text"><text:s text:c="12"/>/&gt;</text:span></text:p>
            <text:p text:style-name="Preformatted_20_Text"><text:span text:style-name="Source_20_Text"><text:s text:c="10"/>&lt;/div&gt;</text:span></text:p>
            <text:p text:style-name="Preformatted_20_Text"><text:span text:style-name="Source_20_Text"><text:s text:c="8"/>) : (</text:span></text:p>
            <text:p text:style-name="Preformatted_20_Text"><text:span text:style-name="Source_20_Text"><text:s text:c="11"/>&lt;p&gt;Tidak ada data riwayat untuk sensor '{historyParams.sensor_type}'.&lt;/p&gt;</text:span></text:p>
            <text:p text:style-name="Preformatted_20_Text"><text:span text:style-name="Source_20_Text"><text:s text:c="8"/>)}</text:span></text:p>
            <text:p text:style-name="Preformatted_20_Text"><text:span text:style-name="Source_20_Text"><text:s text:c="6"/>&lt;/section&gt;</text:span></text:p>
            <text:p text:style-name="Preformatted_20_Text"/>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147"><text:span text:style-name="Source_20_Text">export default AreaDetailPage;</text:span></text:p>
            <text:p text:style-name="Text_20_body"><text:span text:style-name="Strong_20_Emphasis">Penjelasan:</text:span></text:p>
            <text:list xml:id="list1388202445503645394" text:style-name="L49">
              <text:list-item>
                <text:p text:style-name="P118"><text:span text:style-name="Strong_20_Emphasis">Import:</text:span> Mengimpor hooks React (<text:span text:style-name="Source_20_Text">useState</text:span>, <text:span text:style-name="Source_20_Text">useEffect</text:span>, <text:span text:style-name="Source_20_Text">useCallback</text:span>), <text:span text:style-name="Source_20_Text">useParams</text:span> &amp; <text:span text:style-name="Source_20_Text">Link</text:span> dari router, fungsi-fungsi API service yang relevan, dan komponen <text:soft-page-break/>UI. </text:p>
              </text:list-item>
              <text:list-item>
                <text:p text:style-name="P118"><text:span text:style-name="Strong_20_Emphasis"><text:span text:style-name="Source_20_Text">useParams</text:span></text:span><text:span text:style-name="Strong_20_Emphasis">:</text:span> Hook <text:span text:style-name="Source_20_Text">useParams</text:span> digunakan untuk mengekstrak parameter dinamis dari URL. Dalam kasus ini, <text:span text:style-name="Source_20_Text">{ areaId } = useParams()</text:span> akan mengambil nilai dari <text:span text:style-name="Source_20_Text">:areaId</text:span> di path <text:span text:style-name="Source_20_Text">/areas/:areaId</text:span>. </text:p>
              </text:list-item>
              <text:list-item>
                <text:p text:style-name="P118"><text:span text:style-name="Strong_20_Emphasis">Multiple States:</text:span> Beberapa state <text:span text:style-name="Source_20_Text">useState</text:span> digunakan untuk menyimpan data yang berbeda-beda (detail area, status, histori, rekomendasi, prediksi) dan juga state untuk loading/error (baik untuk loading awal maupun loading khusus histori). State <text:span text:style-name="Source_20_Text">historyParams</text:span> digunakan untuk mengontrol input chart (sensor apa dan rentang waktu mana yang ingin dilihat). </text:p>
              </text:list-item>
              <text:list-item>
                <text:p text:style-name="P118"><text:span text:style-name="Strong_20_Emphasis"><text:span text:style-name="Source_20_Text">useCallback</text:span></text:span><text:span text:style-name="Strong_20_Emphasis">:</text:span> Fungsi <text:span text:style-name="Source_20_Text">loadInitialData</text:span> dan <text:span text:style-name="Source_20_Text">loadHistoryData</text:span> dibungkus dengan <text:span text:style-name="Source_20_Text">useCallback</text:span>. Ini adalah optimasi yang me-memoize fungsi tersebut sehingga referensinya tidak berubah di setiap render kecuali dependensinya (misal <text:span text:style-name="Source_20_Text">areaId</text:span>) berubah. Ini penting agar <text:span text:style-name="Source_20_Text">useEffect</text:span> yang memanggilnya tidak berjalan ulang tanpa perlu. </text:p>
              </text:list-item>
              <text:list-item>
                <text:p text:style-name="P118"><text:span text:style-name="Strong_20_Emphasis"><text:span text:style-name="Source_20_Text">useEffect</text:span></text:span><text:span text:style-name="Strong_20_Emphasis"> untuk Data Awal:</text:span> </text:p>
                <text:list>
                  <text:list-item>
                    <text:p text:style-name="P118">Efek ini berjalan saat <text:span text:style-name="Source_20_Text">areaId</text:span> berubah (diambil dari dependensi <text:span text:style-name="Source_20_Text">loadInitialData</text:span>). </text:p>
                  </text:list-item>
                  <text:list-item>
                    <text:p text:style-name="P118">Menggunakan <text:span text:style-name="Source_20_Text">Promise.all</text:span> untuk menjalankan beberapa fetch API secara paralel (detail, status, recs, preds), yang lebih efisien daripada menjalankannya satu per satu secara sekuensial. </text:p>
                  </text:list-item>
                  <text:list-item>
                    <text:p text:style-name="P118">Memperbarui semua state data yang relevan setelah semua promise selesai. </text:p>
                  </text:list-item>
                </text:list>
              </text:list-item>
              <text:list-item>
                <text:p text:style-name="P118"><text:span text:style-name="Strong_20_Emphasis"><text:span text:style-name="Source_20_Text">useEffect</text:span></text:span><text:span text:style-name="Strong_20_Emphasis"> untuk Data History:</text:span> </text:p>
                <text:list>
                  <text:list-item>
                    <text:p text:style-name="P118">Efek ini berjalan saat <text:span text:style-name="Source_20_Text">areaId</text:span> atau <text:span text:style-name="Source_20_Text">historyParams</text:span> berubah (diambil dari dependensi <text:span text:style-name="Source_20_Text">loadHistoryData</text:span>). </text:p>
                  </text:list-item>
                  <text:list-item>
                    <text:p text:style-name="P118">Memanggil <text:span text:style-name="Source_20_Text">loadHistoryData</text:span> yang melakukan fetch ke API history dengan parameter yang sesuai dari state <text:span text:style-name="Source_20_Text">historyParams</text:span>. </text:p>
                  </text:list-item>
                  <text:list-item>
                    <text:p text:style-name="P118">Memperbarui state <text:span text:style-name="Source_20_Text">historyData</text:span> saja. Ini memungkinkan chart diperbarui tanpa perlu me-reload seluruh halaman atau data lainnya. </text:p>
                  </text:list-item>
                  <text:list-item>
                    <text:p text:style-name="P118">Menggunakan state loading/error terpisah (<text:span text:style-name="Source_20_Text">isHistoryLoading</text:span>, <text:span text:style-name="Source_20_Text">historyError</text:span>) khusus untuk bagian chart. </text:p>
                  </text:list-item>
                </text:list>
              </text:list-item>
              <text:list-item>
                <text:p text:style-name="P118"><text:span text:style-name="Strong_20_Emphasis">Event Handlers (</text:span><text:span text:style-name="Strong_20_Emphasis"><text:span text:style-name="Source_20_Text">handleSensorTypeChange</text:span></text:span><text:span text:style-name="Strong_20_Emphasis">, </text:span><text:span text:style-name="Strong_20_Emphasis"><text:span text:style-name="Source_20_Text">handlePeriodChange</text:span></text:span><text:span text:style-name="Strong_20_Emphasis">):</text:span> Fungsi-fungsi ini dipanggil ketika pengguna berinteraksi dengan kontrol UI (dropdown sensor, tombol periode waktu). Mereka memperbarui state <text:span text:style-name="Source_20_Text">historyParams</text:span>, yang kemudian akan memicu <text:span text:style-name="Source_20_Text">useEffect</text:span> untuk <text:span text:style-name="Source_20_Text">loadHistoryData</text:span> agar mengambil dan menampilkan data history yang baru. </text:p>
              </text:list-item>
              <text:list-item>
                <text:p text:style-name="P118"><text:span text:style-name="Strong_20_Emphasis">Rendering:</text:span> </text:p>
                <text:list>
                  <text:list-item>
                    <text:p text:style-name="P118">Menampilkan loading spinner atau pesan error global jika data awal belum siap. </text:p>
                  </text:list-item>
                  <text:list-item>
                    <text:p text:style-name="P118">Menampilkan nama area dari <text:span text:style-name="Source_20_Text">areaDetails</text:span>. </text:p>
                  </text:list-item>
                  <text:list-item>
                    <text:p text:style-name="P118">Membagi halaman menjadi beberapa bagian (<text:span text:style-name="Source_20_Text">section</text:span>) menggunakan grid CSS. </text:p>
                  </text:list-item>
                  <text:list-item>
                    <text:p text:style-name="P118"><text:span text:style-name="Strong_20_Emphasis">Status:</text:span> Melakukan map pada <text:span text:style-name="Source_20_Text">statusData</text:span> (yang diasumsikan objek/map) dan merender komponen <text:span text:style-name="Source_20_Text">SensorDisplay</text:span> untuk setiap entri. </text:p>
                  </text:list-item>
                  <text:list-item>
                    <text:p text:style-name="P118"><text:span text:style-name="Strong_20_Emphasis">History:</text:span> Menampilkan kontrol (dropdown <text:span text:style-name="Source_20_Text">select</text:span> untuk tipe sensor). Dropdown diisi dengan tipe sensor unik yang didapat dari <text:span text:style-name="Source_20_Text">statusData</text:span>. Kemudian, menampilkan chart <text:span text:style-name="Source_20_Text">LineChart</text:span> jika data ada, atau loading/error/pesan "tidak ada data" khusus untuk bagian history. <text:span text:style-name="Emphasis">Penting:</text:span> Container chart (<text:span text:style-name="Source_20_Text">div</text:span> pembungkus <text:span text:style-name="Source_20_Text">LineChart</text:span>) diberi tinggi eksplisit (<text:span text:style-name="Source_20_Text">300px</text:span>) agar Chart.js bisa merender dengan benar. </text:p>
                  </text:list-item>
                  <text:list-item>
                    <text:p text:style-name="P118"><text:span text:style-name="Strong_20_Emphasis">Recommendations &amp; Predictions:</text:span> Melakukan map pada <text:span text:style-name="Source_20_Text">recommendations</text:span> atau menampilkan data dari <text:span text:style-name="Source_20_Text">predictions</text:span> jika ada. </text:p>
                  </text:list-item>
                </text:list>
              </text:list-item>
              <text:list-item>
                <text:p text:style-name="P49"><text:span text:style-name="Strong_20_Emphasis">Available Sensor Types:</text:span> Kode mengekstrak daftar tipe sensor unik dari data status yang <text:soft-page-break/>diterima untuk mengisi pilihan dropdown pada bagian history. </text:p>
              </text:list-item>
            </text:list>
            <text:p text:style-name="Horizontal_20_Line"/>
            <text:p text:style-name="Text_20_body">Halaman detail area ini cukup kompleks karena mengambil dan menampilkan banyak jenis data. Apakah alur kerjanya, penggunaan <text:span text:style-name="Source_20_Text">useParams</text:span>, <text:span text:style-name="Source_20_Text">useEffect</text:span> ganda, <text:span text:style-name="Source_20_Text">Promise.all</text:span>, dan pembagian tampilan per bagian sudah jelas? Katakan "YOI" untuk lanjut ke halaman <text:span text:style-name="Source_20_Text">ManageAreasPage.js</text:span>.</text:p>
          </text:section>
          <text:section text:style-name="Sect1" text:name="feedback-form-38">
            <text:p text:style-name="P69"/>
          </text:section>
        </text:section>
        <text:section text:style-name="Sect1" text:name="77821210c9db702a">
          <text:p text:style-name="Text_20_body"/>
          <text:section text:style-name="Sect1" text:name="user-query-content-39">
            <text:p text:style-name="P145">YOI </text:p>
          </text:section>
          <text:p text:style-name="P69">Tampilkan alur berpikir</text:p>
          <text:section text:style-name="Sect2" text:name="model-response-message-contentr_77821210c9db702a">
            <text:p text:style-name="Text_20_body">Oke, selanjutnya kita buat komponen halaman untuk mengelola area pertanian, fokus utama pada penambahan area baru.</text:p>
            <text:p text:style-name="Horizontal_20_Line"/>
            <text:p text:style-name="Text_20_body"><text:span text:style-name="Strong_20_Emphasis">File 12.1: </text:span><text:span text:style-name="Strong_20_Emphasis"><text:span text:style-name="Source_20_Text">smartfarm_client/src/pages/ManageAreasPage/ManageAreasPage.module.css</text:span></text:span></text:p>
            <text:p text:style-name="Text_20_body">CSS</text:p>
            <text:p text:style-name="Preformatted_20_Text"><text:span text:style-name="Source_20_Text">/* smartfarm_client/src/pages/ManageAreasPage/ManageAreasPage.module.css */</text:span></text:p>
            <text:p text:style-name="Preformatted_20_Text"/>
            <text:p text:style-name="Preformatted_20_Text"><text:span text:style-name="Source_20_Text">.pageTitle {</text:span></text:p>
            <text:p text:style-name="Preformatted_20_Text"><text:span text:style-name="Source_20_Text"><text:s text:c="2"/>margin-bottom: 20px;</text:span></text:p>
            <text:p text:style-name="Preformatted_20_Text"><text:span text:style-name="Source_20_Text"><text:s text:c="2"/>color: #333;</text:span></text:p>
            <text:p text:style-name="Preformatted_20_Text"><text:span text:style-name="Source_20_Text"><text:s text:c="2"/>border-bottom: 2px solid #eee;</text:span></text:p>
            <text:p text:style-name="Preformatted_20_Text"><text:span text:style-name="Source_20_Text"><text:s text:c="2"/>padding-bottom: 10px;</text:span></text:p>
            <text:p text:style-name="Preformatted_20_Text"><text:span text:style-name="Source_20_Text">}</text:span></text:p>
            <text:p text:style-name="Preformatted_20_Text"/>
            <text:p text:style-name="Preformatted_20_Text"><text:span text:style-name="Source_20_Text">.section {</text:span></text:p>
            <text:p text:style-name="Preformatted_20_Text"><text:span text:style-name="Source_20_Text"><text:s text:c="2"/>background-color: #fdfdfd;</text:span></text:p>
            <text:p text:style-name="Preformatted_20_Text"><text:span text:style-name="Source_20_Text"><text:s text:c="2"/>padding: 25px;</text:span></text:p>
            <text:p text:style-name="Preformatted_20_Text"><text:span text:style-name="Source_20_Text"><text:s text:c="2"/>border-radius: 8px;</text:span></text:p>
            <text:p text:style-name="Preformatted_20_Text"><text:span text:style-name="Source_20_Text"><text:s text:c="2"/>box-shadow: 0 1px 3px rgba(0,0,0,0.08);</text:span></text:p>
            <text:p text:style-name="Preformatted_20_Text"><text:span text:style-name="Source_20_Text"><text:s text:c="2"/>margin-bottom: 30px;</text:span></text:p>
            <text:p text:style-name="Preformatted_20_Text"><text:span text:style-name="Source_20_Text">}</text:span></text:p>
            <text:p text:style-name="Preformatted_20_Text"/>
            <text:p text:style-name="Preformatted_20_Text"><text:span text:style-name="Source_20_Text">.sectionTitle {</text:span></text:p>
            <text:p text:style-name="Preformatted_20_Text"><text:span text:style-name="Source_20_Text"><text:s text:c="2"/>margin-top: 0;</text:span></text:p>
            <text:p text:style-name="Preformatted_20_Text"><text:span text:style-name="Source_20_Text"><text:s text:c="2"/>margin-bottom: 20px;</text:span></text:p>
            <text:p text:style-name="Preformatted_20_Text"><text:span text:style-name="Source_20_Text"><text:s text:c="2"/>font-size: 1.3rem;</text:span></text:p>
            <text:p text:style-name="Preformatted_20_Text"><text:span text:style-name="Source_20_Text"><text:s text:c="2"/>color: #444;</text:span></text:p>
            <text:p text:style-name="Preformatted_20_Text"><text:span text:style-name="Source_20_Text">}</text:span></text:p>
            <text:p text:style-name="Preformatted_20_Text"/>
            <text:p text:style-name="Preformatted_20_Text"><text:span text:style-name="Source_20_Text">.areaForm label {</text:span></text:p>
            <text:p text:style-name="Preformatted_20_Text"><text:span text:style-name="Source_20_Text"><text:s text:c="2"/>display: block;</text:span></text:p>
            <text:p text:style-name="Preformatted_20_Text"><text:span text:style-name="Source_20_Text"><text:s text:c="2"/>margin-bottom: 8px;</text:span></text:p>
            <text:p text:style-name="Preformatted_20_Text"><text:span text:style-name="Source_20_Text"><text:s text:c="2"/>font-weight: bold;</text:span></text:p>
            <text:p text:style-name="Preformatted_20_Text"><text:span text:style-name="Source_20_Text"><text:s text:c="2"/>color: #555;</text:span></text:p>
            <text:p text:style-name="Preformatted_20_Text"><text:span text:style-name="Source_20_Text">}</text:span></text:p>
            <text:p text:style-name="Preformatted_20_Text"/>
            <text:p text:style-name="Preformatted_20_Text"><text:span text:style-name="Source_20_Text">.areaForm input[type="text"],</text:span></text:p>
            <text:p text:style-name="Preformatted_20_Text"><text:span text:style-name="Source_20_Text">.areaForm textarea {</text:span></text:p>
            <text:p text:style-name="Preformatted_20_Text"><text:span text:style-name="Source_20_Text"><text:s text:c="2"/>width: 100%;</text:span></text:p>
            <text:p text:style-name="Preformatted_20_Text"><text:span text:style-name="Source_20_Text"><text:s text:c="2"/>padding: 10px;</text:span></text:p>
            <text:p text:style-name="Preformatted_20_Text"><text:span text:style-name="Source_20_Text"><text:s text:c="2"/>margin-bottom: 15px;</text:span></text:p>
            <text:p text:style-name="Preformatted_20_Text"><text:span text:style-name="Source_20_Text"><text:s text:c="2"/>border: 1px solid #ccc;</text:span></text:p>
            <text:p text:style-name="Preformatted_20_Text"><text:span text:style-name="Source_20_Text"><text:s text:c="2"/>border-radius: 4px;</text:span></text:p>
            <text:p text:style-name="Preformatted_20_Text"><text:soft-page-break/><text:span text:style-name="Source_20_Text"><text:s text:c="2"/>font-size: 1rem;</text:span></text:p>
            <text:p text:style-name="Preformatted_20_Text"><text:span text:style-name="Source_20_Text">}</text:span></text:p>
            <text:p text:style-name="Preformatted_20_Text"/>
            <text:p text:style-name="Preformatted_20_Text"><text:span text:style-name="Source_20_Text">.areaForm textarea {</text:span></text:p>
            <text:p text:style-name="Preformatted_20_Text"><text:span text:style-name="Source_20_Text"><text:s text:c="2"/>min-height: 80px;</text:span></text:p>
            <text:p text:style-name="Preformatted_20_Text"><text:span text:style-name="Source_20_Text"><text:s text:c="2"/>resize: vertical; /* Izinkan resize vertikal */</text:span></text:p>
            <text:p text:style-name="Preformatted_20_Text"><text:span text:style-name="Source_20_Text">}</text:span></text:p>
            <text:p text:style-name="Preformatted_20_Text"/>
            <text:p text:style-name="Preformatted_20_Text"><text:span text:style-name="Source_20_Text">.submitButton {</text:span></text:p>
            <text:p text:style-name="Preformatted_20_Text"><text:span text:style-name="Source_20_Text"><text:s text:c="2"/>background-color: #28a745; /* Warna hijau */</text:span></text:p>
            <text:p text:style-name="Preformatted_20_Text"><text:span text:style-name="Source_20_Text"><text:s text:c="2"/>color: white;</text:span></text:p>
            <text:p text:style-name="Preformatted_20_Text"><text:span text:style-name="Source_20_Text"><text:s text:c="2"/>padding: 10px 20px;</text:span></text:p>
            <text:p text:style-name="Preformatted_20_Text"><text:span text:style-name="Source_20_Text"><text:s text:c="2"/>border: none;</text:span></text:p>
            <text:p text:style-name="Preformatted_20_Text"><text:span text:style-name="Source_20_Text"><text:s text:c="2"/>border-radius: 4px;</text:span></text:p>
            <text:p text:style-name="Preformatted_20_Text"><text:span text:style-name="Source_20_Text"><text:s text:c="2"/>font-size: 1rem;</text:span></text:p>
            <text:p text:style-name="Preformatted_20_Text"><text:span text:style-name="Source_20_Text"><text:s text:c="2"/>cursor: pointer;</text:span></text:p>
            <text:p text:style-name="Preformatted_20_Text"><text:span text:style-name="Source_20_Text"><text:s text:c="2"/>transition: background-color 0.2s ease;</text:span></text:p>
            <text:p text:style-name="Preformatted_20_Text"><text:span text:style-name="Source_20_Text">}</text:span></text:p>
            <text:p text:style-name="Preformatted_20_Text"/>
            <text:p text:style-name="Preformatted_20_Text"><text:span text:style-name="Source_20_Text">.submitButton:hover:not(:disabled) {</text:span></text:p>
            <text:p text:style-name="Preformatted_20_Text"><text:span text:style-name="Source_20_Text"><text:s text:c="2"/>background-color: #218838; /* Hijau lebih gelap saat hover */</text:span></text:p>
            <text:p text:style-name="Preformatted_20_Text"><text:span text:style-name="Source_20_Text">}</text:span></text:p>
            <text:p text:style-name="Preformatted_20_Text"/>
            <text:p text:style-name="Preformatted_20_Text"><text:span text:style-name="Source_20_Text">.submitButton:disabled {</text:span></text:p>
            <text:p text:style-name="Preformatted_20_Text"><text:span text:style-name="Source_20_Text"><text:s text:c="2"/>background-color: #ccc;</text:span></text:p>
            <text:p text:style-name="Preformatted_20_Text"><text:span text:style-name="Source_20_Text"><text:s text:c="2"/>cursor: not-allowed;</text:span></text:p>
            <text:p text:style-name="Preformatted_20_Text"><text:span text:style-name="Source_20_Text">}</text:span></text:p>
            <text:p text:style-name="Preformatted_20_Text"/>
            <text:p text:style-name="Preformatted_20_Text"><text:span text:style-name="Source_20_Text">.formMessage {</text:span></text:p>
            <text:p text:style-name="Preformatted_20_Text"><text:span text:style-name="Source_20_Text"><text:s text:c="2"/>margin-top: 15px;</text:span></text:p>
            <text:p text:style-name="Preformatted_20_Text"><text:span text:style-name="Source_20_Text"><text:s text:c="2"/>padding: 10px;</text:span></text:p>
            <text:p text:style-name="Preformatted_20_Text"><text:span text:style-name="Source_20_Text"><text:s text:c="2"/>border-radius: 4px;</text:span></text:p>
            <text:p text:style-name="Preformatted_20_Text"><text:span text:style-name="Source_20_Text"><text:s text:c="2"/>text-align: center;</text:span></text:p>
            <text:p text:style-name="Preformatted_20_Text"><text:span text:style-name="Source_20_Text">}</text:span></text:p>
            <text:p text:style-name="Preformatted_20_Text"/>
            <text:p text:style-name="Preformatted_20_Text"><text:span text:style-name="Source_20_Text">.formMessage.success {</text:span></text:p>
            <text:p text:style-name="Preformatted_20_Text"><text:span text:style-name="Source_20_Text"><text:s text:c="2"/>background-color: #d4edda; /* Hijau muda */</text:span></text:p>
            <text:p text:style-name="Preformatted_20_Text"><text:span text:style-name="Source_20_Text"><text:s text:c="2"/>color: #155724; /* Hijau tua */</text:span></text:p>
            <text:p text:style-name="Preformatted_20_Text"><text:span text:style-name="Source_20_Text"><text:s text:c="2"/>border: 1px solid #c3e6cb;</text:span></text:p>
            <text:p text:style-name="Preformatted_20_Text"><text:span text:style-name="Source_20_Text">}</text:span></text:p>
            <text:p text:style-name="Preformatted_20_Text"/>
            <text:p text:style-name="Preformatted_20_Text"><text:span text:style-name="Source_20_Text">.formMessage.error {</text:span></text:p>
            <text:p text:style-name="Preformatted_20_Text"><text:span text:style-name="Source_20_Text"><text:s text:c="2"/>background-color: #f8d7da; /* Merah muda */</text:span></text:p>
            <text:p text:style-name="Preformatted_20_Text"><text:span text:style-name="Source_20_Text"><text:s text:c="2"/>color: #721c24; /* Merah tua */</text:span></text:p>
            <text:p text:style-name="Preformatted_20_Text"><text:span text:style-name="Source_20_Text"><text:s text:c="2"/>border: 1px solid #f5c6cb;</text:span></text:p>
            <text:p text:style-name="Preformatted_20_Text"><text:span text:style-name="Source_20_Text">}</text:span></text:p>
            <text:p text:style-name="Preformatted_20_Text"/>
            <text:p text:style-name="Preformatted_20_Text"><text:span text:style-name="Source_20_Text">.areaList {</text:span></text:p>
            <text:p text:style-name="Preformatted_20_Text"><text:span text:style-name="Source_20_Text"><text:s text:c="2"/>list-style: disc;</text:span></text:p>
            <text:p text:style-name="Preformatted_20_Text"><text:span text:style-name="Source_20_Text"><text:s text:c="2"/>margin-left: 20px;</text:span></text:p>
            <text:p text:style-name="Preformatted_20_Text"><text:span text:style-name="Source_20_Text">}</text:span></text:p>
            <text:p text:style-name="Preformatted_20_Text"/>
            <text:p text:style-name="Preformatted_20_Text"><text:span text:style-name="Source_20_Text">.areaList li {</text:span></text:p>
            <text:p text:style-name="Preformatted_20_Text"><text:span text:style-name="Source_20_Text"><text:s text:c="2"/>margin-bottom: 8px;</text:span></text:p>
            <text:p text:style-name="Preformatted_20_Text"><text:span text:style-name="Source_20_Text"><text:s text:c="2"/>padding-bottom: 8px;</text:span></text:p>
            <text:p text:style-name="Preformatted_20_Text"><text:span text:style-name="Source_20_Text"><text:s text:c="2"/>border-bottom: 1px dashed #eee;</text:span></text:p>
            <text:p text:style-name="Preformatted_20_Text"><text:span text:style-name="Source_20_Text">}</text:span></text:p>
            <text:p text:style-name="Preformatted_20_Text"><text:span text:style-name="Source_20_Text">.areaList li:last-child {</text:span></text:p>
            <text:p text:style-name="Preformatted_20_Text"><text:span text:style-name="Source_20_Text"><text:s text:c="3"/>border-bottom: none;</text:span></text:p>
            <text:p text:style-name="Preformatted_20_Text"><text:span text:style-name="Source_20_Text"><text:s text:c="3"/>margin-bottom: 0;</text:span></text:p>
            <text:p text:style-name="Preformatted_20_Text"><text:span text:style-name="Source_20_Text"><text:s text:c="3"/>padding-bottom: 0;</text:span></text:p>
            <text:p text:style-name="Preformatted_20_Text"><text:span text:style-name="Source_20_Text">}</text:span></text:p>
            <text:p text:style-name="Preformatted_20_Text"/>
            <text:p text:style-name="Preformatted_20_Text"><text:span text:style-name="Source_20_Text">.loadingContainer,</text:span></text:p>
            <text:p text:style-name="Preformatted_20_Text"><text:soft-page-break/><text:span text:style-name="Source_20_Text">.errorContainer {</text:span></text:p>
            <text:p text:style-name="Preformatted_20_Text"><text:span text:style-name="Source_20_Text"><text:s text:c="2"/>padding: 20px;</text:span></text:p>
            <text:p text:style-name="Preformatted_20_Text"><text:span text:style-name="Source_20_Text"><text:s text:c="2"/>text-align: center;</text:span></text:p>
            <text:p text:style-name="Preformatted_20_Text"><text:span text:style-name="Source_20_Text"><text:s text:c="2"/>color: #666;</text:span></text:p>
            <text:p text:style-name="Preformatted_20_Text"><text:span text:style-name="Source_20_Text">}</text:span></text:p>
            <text:p text:style-name="Preformatted_20_Text"/>
            <text:p text:style-name="Preformatted_20_Text"><text:span text:style-name="Source_20_Text">.errorContainer {</text:span></text:p>
            <text:p text:style-name="Preformatted_20_Text"><text:span text:style-name="Source_20_Text"><text:s text:c="2"/>color: #dc3545;</text:span></text:p>
            <text:p text:style-name="P147"><text:span text:style-name="Source_20_Text">}</text:span></text:p>
            <text:p text:style-name="Horizontal_20_Line"/>
            <text:p text:style-name="Text_20_body"><text:span text:style-name="Strong_20_Emphasis">File 12.2: </text:span><text:span text:style-name="Strong_20_Emphasis"><text:span text:style-name="Source_20_Text">smartfarm_client/src/pages/ManageAreasPage/ManageAreasPage.js</text:span></text:span></text:p>
            <text:p text:style-name="Text_20_body">JavaScript</text:p>
            <text:p text:style-name="Preformatted_20_Text"><text:span text:style-name="Source_20_Text">// smartfarm_client/src/pages/ManageAreasPage/ManageAreasPage.js</text:span></text:p>
            <text:p text:style-name="Preformatted_20_Text"/>
            <text:p text:style-name="Preformatted_20_Text"><text:span text:style-name="Source_20_Text">import React, { useState, useEffect, useCallback } from 'react';</text:span></text:p>
            <text:p text:style-name="Preformatted_20_Text"><text:span text:style-name="Source_20_Text">import { createArea, fetchAreas } from '../../services/apiService'; // Impor fungsi API</text:span></text:p>
            <text:p text:style-name="Preformatted_20_Text"><text:span text:style-name="Source_20_Text">import LoadingSpinner from '../../components/UI/LoadingSpinner/LoadingSpinner';</text:span></text:p>
            <text:p text:style-name="Preformatted_20_Text"><text:span text:style-name="Source_20_Text">import ErrorMessage from '../../components/UI/ErrorMessage/ErrorMessage';</text:span></text:p>
            <text:p text:style-name="Preformatted_20_Text"/>
            <text:p text:style-name="Preformatted_20_Text"><text:span text:style-name="Source_20_Text">import styles from './ManageAreasPage.module.css';</text:span></text:p>
            <text:p text:style-name="Preformatted_20_Text"/>
            <text:p text:style-name="Preformatted_20_Text"><text:span text:style-name="Source_20_Text">function ManageAreasPage() {</text:span></text:p>
            <text:p text:style-name="Preformatted_20_Text"><text:span text:style-name="Source_20_Text"><text:s text:c="2"/>// State untuk form input (controlled components)</text:span></text:p>
            <text:p text:style-name="Preformatted_20_Text"><text:span text:style-name="Source_20_Text"><text:s text:c="2"/>const [name, setName] = useState('');</text:span></text:p>
            <text:p text:style-name="Preformatted_20_Text"><text:span text:style-name="Source_20_Text"><text:s text:c="2"/>const [plantType, setPlantType] = useState('');</text:span></text:p>
            <text:p text:style-name="Preformatted_20_Text"><text:span text:style-name="Source_20_Text"><text:s text:c="2"/>const [locationDescription, setLocationDescription] = useState('');</text:span></text:p>
            <text:p text:style-name="Preformatted_20_Text"/>
            <text:p text:style-name="Preformatted_20_Text"><text:span text:style-name="Source_20_Text"><text:s text:c="2"/>// State untuk proses submit form</text:span></text:p>
            <text:p text:style-name="Preformatted_20_Text"><text:span text:style-name="Source_20_Text"><text:s text:c="2"/>const [isSubmitting, setIsSubmitting] = useState(false);</text:span></text:p>
            <text:p text:style-name="Preformatted_20_Text"><text:span text:style-name="Source_20_Text"><text:s text:c="2"/>const [formError, setFormError] = useState(null);</text:span></text:p>
            <text:p text:style-name="Preformatted_20_Text"><text:span text:style-name="Source_20_Text"><text:s text:c="2"/>const [successMessage, setSuccessMessage] = useState(null);</text:span></text:p>
            <text:p text:style-name="Preformatted_20_Text"/>
            <text:p text:style-name="Preformatted_20_Text"><text:span text:style-name="Source_20_Text"><text:s text:c="2"/>// State untuk daftar area (opsional, tapi bagus untuk konfirmasi)</text:span></text:p>
            <text:p text:style-name="Preformatted_20_Text"><text:span text:style-name="Source_20_Text"><text:s text:c="2"/>const [areas, setAreas] = useState([]);</text:span></text:p>
            <text:p text:style-name="Preformatted_20_Text"><text:span text:style-name="Source_20_Text"><text:s text:c="2"/>const [isLoadingList, setIsLoadingList] = useState(false);</text:span></text:p>
            <text:p text:style-name="Preformatted_20_Text"><text:span text:style-name="Source_20_Text"><text:s text:c="2"/>const [listError, setListError] = useState(null);</text:span></text:p>
            <text:p text:style-name="Preformatted_20_Text"/>
            <text:p text:style-name="Preformatted_20_Text"><text:span text:style-name="Source_20_Text"><text:s text:c="2"/>// Fungsi untuk memuat daftar area</text:span></text:p>
            <text:p text:style-name="Preformatted_20_Text"><text:span text:style-name="Source_20_Text"><text:s text:c="2"/>const loadAreas = useCallback(async () =&gt; {</text:span></text:p>
            <text:p text:style-name="Preformatted_20_Text"><text:span text:style-name="Source_20_Text"><text:s text:c="4"/>setIsLoadingList(true);</text:span></text:p>
            <text:p text:style-name="Preformatted_20_Text"><text:span text:style-name="Source_20_Text"><text:s text:c="4"/>setListError(null);</text:span></text:p>
            <text:p text:style-name="Preformatted_20_Text"><text:span text:style-name="Source_20_Text"><text:s text:c="4"/>try {</text:span></text:p>
            <text:p text:style-name="Preformatted_20_Text"><text:span text:style-name="Source_20_Text"><text:s text:c="6"/>const data = await fetchAreas();</text:span></text:p>
            <text:p text:style-name="Preformatted_20_Text"><text:span text:style-name="Source_20_Text"><text:s text:c="6"/>setAreas(data);</text:span></text:p>
            <text:p text:style-name="Preformatted_20_Text"><text:span text:style-name="Source_20_Text"><text:s text:c="4"/>} catch (err) {</text:span></text:p>
            <text:p text:style-name="Preformatted_20_Text"><text:span text:style-name="Source_20_Text"><text:s text:c="6"/>console.error("Gagal mengambil daftar area:", err);</text:span></text:p>
            <text:p text:style-name="Preformatted_20_Text"><text:span text:style-name="Source_20_Text"><text:s text:c="6"/>setListError(err.message || 'Gagal memuat daftar area.');</text:span></text:p>
            <text:p text:style-name="Preformatted_20_Text"><text:span text:style-name="Source_20_Text"><text:s text:c="4"/>} finally {</text:span></text:p>
            <text:p text:style-name="Preformatted_20_Text"><text:span text:style-name="Source_20_Text"><text:s text:c="6"/>setIsLoadingList(false);</text:span></text:p>
            <text:p text:style-name="Preformatted_20_Text"><text:span text:style-name="Source_20_Text"><text:s text:c="4"/>}</text:span></text:p>
            <text:p text:style-name="Preformatted_20_Text"><text:span text:style-name="Source_20_Text"><text:s text:c="2"/>}, []); // useCallback agar fungsi tidak dibuat ulang terus menerus</text:span></text:p>
            <text:p text:style-name="Preformatted_20_Text"/>
            <text:p text:style-name="Preformatted_20_Text"><text:span text:style-name="Source_20_Text"><text:s text:c="2"/>// Load daftar area saat komponen mount</text:span></text:p>
            <text:p text:style-name="Preformatted_20_Text"><text:span text:style-name="Source_20_Text"><text:s text:c="2"/>useEffect(() =&gt; {</text:span></text:p>
            <text:p text:style-name="Preformatted_20_Text"><text:span text:style-name="Source_20_Text"><text:s text:c="4"/>loadAreas();</text:span></text:p>
            <text:p text:style-name="Preformatted_20_Text"><text:span text:style-name="Source_20_Text"><text:s text:c="2"/>}, [loadAreas]); // Panggil loadAreas saat mount</text:span></text:p>
            <text:p text:style-name="Preformatted_20_Text"/>
            <text:p text:style-name="Preformatted_20_Text"><text:span text:style-name="Source_20_Text"><text:s text:c="2"/>// Handler untuk perubahan input form</text:span></text:p>
            <text:p text:style-name="Preformatted_20_Text"><text:soft-page-break/><text:span text:style-name="Source_20_Text"><text:s text:c="2"/>const handleInputChange = (event) =&gt; {</text:span></text:p>
            <text:p text:style-name="Preformatted_20_Text"><text:span text:style-name="Source_20_Text"><text:s text:c="4"/>const { name, value } = event.target;</text:span></text:p>
            <text:p text:style-name="Preformatted_20_Text"><text:span text:style-name="Source_20_Text"><text:s text:c="4"/>if (name === 'name') setName(value);</text:span></text:p>
            <text:p text:style-name="Preformatted_20_Text"><text:span text:style-name="Source_20_Text"><text:s text:c="4"/>else if (name === 'plantType') setPlantType(value);</text:span></text:p>
            <text:p text:style-name="Preformatted_20_Text"><text:span text:style-name="Source_20_Text"><text:s text:c="4"/>else if (name === 'locationDescription') setLocationDescription(value);</text:span></text:p>
            <text:p text:style-name="Preformatted_20_Text"><text:span text:style-name="Source_20_Text"><text:s text:c="2"/>};</text:span></text:p>
            <text:p text:style-name="Preformatted_20_Text"/>
            <text:p text:style-name="Preformatted_20_Text"><text:span text:style-name="Source_20_Text"><text:s text:c="2"/>// Handler untuk submit form</text:span></text:p>
            <text:p text:style-name="Preformatted_20_Text"><text:span text:style-name="Source_20_Text"><text:s text:c="2"/>const handleSubmit = async (event) =&gt; {</text:span></text:p>
            <text:p text:style-name="Preformatted_20_Text"><text:span text:style-name="Source_20_Text"><text:s text:c="4"/>event.preventDefault(); // Mencegah reload halaman standar form HTML</text:span></text:p>
            <text:p text:style-name="Preformatted_20_Text"/>
            <text:p text:style-name="Preformatted_20_Text"><text:span text:style-name="Source_20_Text"><text:s text:c="4"/>if (!name.trim()) {</text:span></text:p>
            <text:p text:style-name="Preformatted_20_Text"><text:span text:style-name="Source_20_Text"><text:s text:c="6"/>setFormError('Nama area tidak boleh kosong.');</text:span></text:p>
            <text:p text:style-name="Preformatted_20_Text"><text:span text:style-name="Source_20_Text"><text:s text:c="6"/>return; // Hentikan submit jika nama kosong</text:span></text:p>
            <text:p text:style-name="Preformatted_20_Text"><text:span text:style-name="Source_20_Text"><text:s text:c="4"/>}</text:span></text:p>
            <text:p text:style-name="Preformatted_20_Text"/>
            <text:p text:style-name="Preformatted_20_Text"><text:span text:style-name="Source_20_Text"><text:s text:c="4"/>setIsSubmitting(true);</text:span></text:p>
            <text:p text:style-name="Preformatted_20_Text"><text:span text:style-name="Source_20_Text"><text:s text:c="4"/>setFormError(null);</text:span></text:p>
            <text:p text:style-name="Preformatted_20_Text"><text:span text:style-name="Source_20_Text"><text:s text:c="4"/>setSuccessMessage(null);</text:span></text:p>
            <text:p text:style-name="Preformatted_20_Text"/>
            <text:p text:style-name="Preformatted_20_Text"><text:span text:style-name="Source_20_Text"><text:s text:c="4"/>const areaData = {</text:span></text:p>
            <text:p text:style-name="Preformatted_20_Text"><text:span text:style-name="Source_20_Text"><text:s text:c="6"/>name: name.trim(),</text:span></text:p>
            <text:p text:style-name="Preformatted_20_Text"><text:span text:style-name="Source_20_Text"><text:s text:c="6"/>plant_type: plantType.trim() || null, // Kirim null jika kosong</text:span></text:p>
            <text:p text:style-name="Preformatted_20_Text"><text:span text:style-name="Source_20_Text"><text:s text:c="6"/>location_description: locationDescription.trim() || null,</text:span></text:p>
            <text:p text:style-name="Preformatted_20_Text"><text:span text:style-name="Source_20_Text"><text:s text:c="4"/>};</text:span></text:p>
            <text:p text:style-name="Preformatted_20_Text"/>
            <text:p text:style-name="Preformatted_20_Text"><text:span text:style-name="Source_20_Text"><text:s text:c="4"/>try {</text:span></text:p>
            <text:p text:style-name="Preformatted_20_Text"><text:span text:style-name="Source_20_Text"><text:s text:c="6"/>const newArea = await createArea(areaData); // Panggil API</text:span></text:p>
            <text:p text:style-name="Preformatted_20_Text"><text:span text:style-name="Source_20_Text"><text:s text:c="6"/>setSuccessMessage(`Area "${newArea.name}" berhasil ditambahkan!`);</text:span></text:p>
            <text:p text:style-name="Preformatted_20_Text"><text:span text:style-name="Source_20_Text"><text:s text:c="6"/>// Kosongkan form setelah sukses</text:span></text:p>
            <text:p text:style-name="Preformatted_20_Text"><text:span text:style-name="Source_20_Text"><text:s text:c="6"/>setName('');</text:span></text:p>
            <text:p text:style-name="Preformatted_20_Text"><text:span text:style-name="Source_20_Text"><text:s text:c="6"/>setPlantType('');</text:span></text:p>
            <text:p text:style-name="Preformatted_20_Text"><text:span text:style-name="Source_20_Text"><text:s text:c="6"/>setLocationDescription('');</text:span></text:p>
            <text:p text:style-name="Preformatted_20_Text"><text:span text:style-name="Source_20_Text"><text:s text:c="6"/>// Muat ulang daftar area untuk menampilkan yang baru</text:span></text:p>
            <text:p text:style-name="Preformatted_20_Text"><text:span text:style-name="Source_20_Text"><text:s text:c="6"/>loadAreas();</text:span></text:p>
            <text:p text:style-name="Preformatted_20_Text"><text:span text:style-name="Source_20_Text"><text:s text:c="4"/>} catch (err) {</text:span></text:p>
            <text:p text:style-name="Preformatted_20_Text"><text:span text:style-name="Source_20_Text"><text:s text:c="6"/>console.error("Gagal menambahkan area:", err);</text:span></text:p>
            <text:p text:style-name="Preformatted_20_Text"><text:span text:style-name="Source_20_Text"><text:s text:c="6"/>setFormError(err.message || 'Gagal menambahkan area. Coba lagi.');</text:span></text:p>
            <text:p text:style-name="Preformatted_20_Text"><text:span text:style-name="Source_20_Text"><text:s text:c="4"/>} finally {</text:span></text:p>
            <text:p text:style-name="Preformatted_20_Text"><text:span text:style-name="Source_20_Text"><text:s text:c="6"/>setIsSubmitting(fals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 className={styles.pageTitle}&gt;Kelola Area Pertanian&lt;/h2&gt;</text:span></text:p>
            <text:p text:style-name="Preformatted_20_Text"/>
            <text:p text:style-name="Preformatted_20_Text"><text:span text:style-name="Source_20_Text"><text:s text:c="6"/>{/* Bagian Form Tambah Area */}</text:span></text:p>
            <text:p text:style-name="Preformatted_20_Text"><text:span text:style-name="Source_20_Text"><text:s text:c="6"/>&lt;section className={styles.section}&gt;</text:span></text:p>
            <text:p text:style-name="Preformatted_20_Text"><text:span text:style-name="Source_20_Text"><text:s text:c="8"/>&lt;h3 className={styles.sectionTitle}&gt;Tambah Area Baru&lt;/h3&gt;</text:span></text:p>
            <text:p text:style-name="Preformatted_20_Text"><text:span text:style-name="Source_20_Text"><text:s text:c="8"/>&lt;form onSubmit={handleSubmit} className={styles.areaForm}&gt;</text:span></text:p>
            <text:p text:style-name="Preformatted_20_Text"><text:span text:style-name="Source_20_Text"><text:s text:c="10"/>&lt;div&gt;</text:span></text:p>
            <text:p text:style-name="Preformatted_20_Text"><text:span text:style-name="Source_20_Text"><text:s text:c="12"/>&lt;label htmlFor="name"&gt;Nama Area:&lt;/label&gt;</text:span></text:p>
            <text:p text:style-name="Preformatted_20_Text"><text:span text:style-name="Source_20_Text"><text:s text:c="12"/>&lt;input</text:span></text:p>
            <text:p text:style-name="Preformatted_20_Text"><text:span text:style-name="Source_20_Text"><text:s text:c="14"/>type="text"</text:span></text:p>
            <text:p text:style-name="Preformatted_20_Text"><text:span text:style-name="Source_20_Text"><text:s text:c="14"/>id="name"</text:span></text:p>
            <text:p text:style-name="Preformatted_20_Text"><text:span text:style-name="Source_20_Text"><text:s text:c="14"/>name="name"</text:span></text:p>
            <text:p text:style-name="Preformatted_20_Text"><text:span text:style-name="Source_20_Text"><text:s text:c="14"/>value={name}</text:span></text:p>
            <text:p text:style-name="Preformatted_20_Text"><text:span text:style-name="Source_20_Text"><text:s text:c="14"/>onChange={handleInputChange}</text:span></text:p>
            <text:p text:style-name="Preformatted_20_Text"><text:span text:style-name="Source_20_Text"><text:s text:c="14"/>required // Validasi HTML5 sederhana</text:span></text:p>
            <text:p text:style-name="Preformatted_20_Text"><text:span text:style-name="Source_20_Text"><text:s text:c="14"/>placeholder="Contoh: Kebun Belakang Blok A"</text:span></text:p>
            <text:p text:style-name="Preformatted_20_Text"><text:span text:style-name="Source_20_Text"><text:s text:c="12"/>/&gt;</text:span></text:p>
            <text:p text:style-name="Preformatted_20_Text"><text:span text:style-name="Source_20_Text"><text:s text:c="10"/>&lt;/div&gt;</text:span></text:p>
            <text:p text:style-name="Preformatted_20_Text"><text:span text:style-name="Source_20_Text"><text:s text:c="10"/>&lt;div&gt;</text:span></text:p>
            <text:p text:style-name="Preformatted_20_Text"><text:soft-page-break/><text:span text:style-name="Source_20_Text"><text:s text:c="12"/>&lt;label htmlFor="plantType"&gt;Jenis Tanaman (Opsional):&lt;/label&gt;</text:span></text:p>
            <text:p text:style-name="Preformatted_20_Text"><text:span text:style-name="Source_20_Text"><text:s text:c="12"/>&lt;input</text:span></text:p>
            <text:p text:style-name="Preformatted_20_Text"><text:span text:style-name="Source_20_Text"><text:s text:c="14"/>type="text"</text:span></text:p>
            <text:p text:style-name="Preformatted_20_Text"><text:span text:style-name="Source_20_Text"><text:s text:c="14"/>id="plantType"</text:span></text:p>
            <text:p text:style-name="Preformatted_20_Text"><text:span text:style-name="Source_20_Text"><text:s text:c="14"/>name="plantType"</text:span></text:p>
            <text:p text:style-name="Preformatted_20_Text"><text:span text:style-name="Source_20_Text"><text:s text:c="14"/>value={plantType}</text:span></text:p>
            <text:p text:style-name="Preformatted_20_Text"><text:span text:style-name="Source_20_Text"><text:s text:c="14"/>onChange={handleInputChange}</text:span></text:p>
            <text:p text:style-name="Preformatted_20_Text"><text:span text:style-name="Source_20_Text"><text:s text:c="14"/>placeholder="Contoh: Cabai Rawit"</text:span></text:p>
            <text:p text:style-name="Preformatted_20_Text"><text:span text:style-name="Source_20_Text"><text:s text:c="12"/>/&gt;</text:span></text:p>
            <text:p text:style-name="Preformatted_20_Text"><text:span text:style-name="Source_20_Text"><text:s text:c="10"/>&lt;/div&gt;</text:span></text:p>
            <text:p text:style-name="Preformatted_20_Text"><text:span text:style-name="Source_20_Text"><text:s text:c="10"/>&lt;div&gt;</text:span></text:p>
            <text:p text:style-name="Preformatted_20_Text"><text:span text:style-name="Source_20_Text"><text:s text:c="12"/>&lt;label htmlFor="locationDescription"&gt;Deskripsi Lokasi (Opsional):&lt;/label&gt;</text:span></text:p>
            <text:p text:style-name="Preformatted_20_Text"><text:span text:style-name="Source_20_Text"><text:s text:c="12"/>&lt;textarea</text:span></text:p>
            <text:p text:style-name="Preformatted_20_Text"><text:span text:style-name="Source_20_Text"><text:s text:c="14"/>id="locationDescription"</text:span></text:p>
            <text:p text:style-name="Preformatted_20_Text"><text:span text:style-name="Source_20_Text"><text:s text:c="14"/>name="locationDescription"</text:span></text:p>
            <text:p text:style-name="Preformatted_20_Text"><text:span text:style-name="Source_20_Text"><text:s text:c="14"/>value={locationDescription}</text:span></text:p>
            <text:p text:style-name="Preformatted_20_Text"><text:span text:style-name="Source_20_Text"><text:s text:c="14"/>onChange={handleInputChange}</text:span></text:p>
            <text:p text:style-name="Preformatted_20_Text"><text:span text:style-name="Source_20_Text"><text:s text:c="14"/>placeholder="Contoh: Dekat sumber air, sinar matahari penuh"</text:span></text:p>
            <text:p text:style-name="Preformatted_20_Text"><text:span text:style-name="Source_20_Text"><text:s text:c="12"/>/&gt;</text:span></text:p>
            <text:p text:style-name="Preformatted_20_Text"><text:span text:style-name="Source_20_Text"><text:s text:c="10"/>&lt;/div&gt;</text:span></text:p>
            <text:p text:style-name="Preformatted_20_Text"/>
            <text:p text:style-name="Preformatted_20_Text"><text:span text:style-name="Source_20_Text"><text:s text:c="10"/>{/* Tombol Submit dengan status loading */}</text:span></text:p>
            <text:p text:style-name="Preformatted_20_Text"><text:span text:style-name="Source_20_Text"><text:s text:c="10"/>&lt;button</text:span></text:p>
            <text:p text:style-name="Preformatted_20_Text"><text:span text:style-name="Source_20_Text"><text:s text:c="12"/>type="submit"</text:span></text:p>
            <text:p text:style-name="Preformatted_20_Text"><text:span text:style-name="Source_20_Text"><text:s text:c="12"/>disabled={isSubmitting}</text:span></text:p>
            <text:p text:style-name="Preformatted_20_Text"><text:span text:style-name="Source_20_Text"><text:s text:c="12"/>className={styles.submitButton}</text:span></text:p>
            <text:p text:style-name="Preformatted_20_Text"><text:span text:style-name="Source_20_Text"><text:s text:c="10"/>&gt;</text:span></text:p>
            <text:p text:style-name="Preformatted_20_Text"><text:span text:style-name="Source_20_Text"><text:s text:c="12"/>{isSubmitting ? 'Menyimpan...' : 'Tambah Area'}</text:span></text:p>
            <text:p text:style-name="Preformatted_20_Text"><text:span text:style-name="Source_20_Text"><text:s text:c="10"/>&lt;/button&gt;</text:span></text:p>
            <text:p text:style-name="Preformatted_20_Text"/>
            <text:p text:style-name="Preformatted_20_Text"><text:span text:style-name="Source_20_Text"><text:s text:c="10"/>{/* Tampilkan pesan sukses atau error */}</text:span></text:p>
            <text:p text:style-name="Preformatted_20_Text"><text:span text:style-name="Source_20_Text"><text:s text:c="10"/>{successMessage &amp;&amp; (</text:span></text:p>
            <text:p text:style-name="Preformatted_20_Text"><text:span text:style-name="Source_20_Text"><text:s text:c="12"/>&lt;p className={`${styles.formMessage} ${styles.success}`}&gt;{successMessage}&lt;/p&gt;</text:span></text:p>
            <text:p text:style-name="Preformatted_20_Text"><text:span text:style-name="Source_20_Text"><text:s text:c="10"/>)}</text:span></text:p>
            <text:p text:style-name="Preformatted_20_Text"><text:span text:style-name="Source_20_Text"><text:s text:c="10"/>{formError &amp;&amp; (</text:span></text:p>
            <text:p text:style-name="Preformatted_20_Text"><text:span text:style-name="Source_20_Text"><text:s text:c="12"/>&lt;p className={`${styles.formMessage} ${styles.error}`}&gt;{formError}&lt;/p&gt;</text:span></text:p>
            <text:p text:style-name="Preformatted_20_Text"><text:span text:style-name="Source_20_Text"><text:s text:c="10"/>)}</text:span></text:p>
            <text:p text:style-name="Preformatted_20_Text"><text:span text:style-name="Source_20_Text"><text:s text:c="8"/>&lt;/form&gt;</text:span></text:p>
            <text:p text:style-name="Preformatted_20_Text"><text:span text:style-name="Source_20_Text"><text:s text:c="6"/>&lt;/section&gt;</text:span></text:p>
            <text:p text:style-name="Preformatted_20_Text"/>
            <text:p text:style-name="Preformatted_20_Text"><text:span text:style-name="Source_20_Text"><text:s text:c="6"/>{/* Bagian Daftar Area yang Sudah Ada */}</text:span></text:p>
            <text:p text:style-name="Preformatted_20_Text"><text:span text:style-name="Source_20_Text"><text:s text:c="6"/>&lt;section className={styles.section}&gt;</text:span></text:p>
            <text:p text:style-name="Preformatted_20_Text"><text:span text:style-name="Source_20_Text"><text:s text:c="8"/>&lt;h3 className={styles.sectionTitle}&gt;Daftar Area Terdaftar&lt;/h3&gt;</text:span></text:p>
            <text:p text:style-name="Preformatted_20_Text"><text:span text:style-name="Source_20_Text"><text:s text:c="8"/>{isLoadingList ? (</text:span></text:p>
            <text:p text:style-name="Preformatted_20_Text"><text:span text:style-name="Source_20_Text"><text:s text:c="10"/>&lt;div className={styles.loadingContainer}&gt;&lt;LoadingSpinner size="small"/&gt;&lt;/div&gt;</text:span></text:p>
            <text:p text:style-name="Preformatted_20_Text"><text:span text:style-name="Source_20_Text"><text:s text:c="8"/>) : listError ? (</text:span></text:p>
            <text:p text:style-name="Preformatted_20_Text"><text:span text:style-name="Source_20_Text"><text:s text:c="10"/>&lt;div className={styles.errorContainer}&gt;&lt;ErrorMessage message={listError} /&gt;&lt;/div&gt;</text:span></text:p>
            <text:p text:style-name="Preformatted_20_Text"><text:span text:style-name="Source_20_Text"><text:s text:c="8"/>) : areas.length &gt; 0 ? (</text:span></text:p>
            <text:p text:style-name="Preformatted_20_Text"><text:span text:style-name="Source_20_Text"><text:s text:c="10"/>&lt;ul className={styles.areaList}&gt;</text:span></text:p>
            <text:p text:style-name="Preformatted_20_Text"><text:span text:style-name="Source_20_Text"><text:s text:c="12"/>{areas.map(area =&gt; (</text:span></text:p>
            <text:p text:style-name="Preformatted_20_Text"><text:span text:style-name="Source_20_Text"><text:s text:c="14"/>&lt;li key={area.area_id}&gt;</text:span></text:p>
            <text:p text:style-name="Preformatted_20_Text"><text:span text:style-name="Source_20_Text"><text:s text:c="16"/>&lt;strong&gt;{area.name}&lt;/strong&gt;</text:span></text:p>
            <text:p text:style-name="Preformatted_20_Text"><text:span text:style-name="Source_20_Text"><text:s text:c="16"/>{area.plant_type &amp;&amp; ` - Tanaman: ${area.plant_type}`}</text:span></text:p>
            <text:p text:style-name="Preformatted_20_Text"><text:span text:style-name="Source_20_Text"><text:s text:c="16"/>{area.location_description &amp;&amp; &lt;&gt;&lt;br/&gt;&lt;small&gt;Lokasi: {area.location_description}&lt;/small&gt;&lt;/&gt;}</text:span></text:p>
            <text:p text:style-name="Preformatted_20_Text"><text:span text:style-name="Source_20_Text"><text:s text:c="14"/>&lt;/li&gt;</text:span></text:p>
            <text:p text:style-name="Preformatted_20_Text"><text:span text:style-name="Source_20_Text"><text:s text:c="12"/>))}</text:span></text:p>
            <text:p text:style-name="Preformatted_20_Text"><text:span text:style-name="Source_20_Text"><text:s text:c="10"/>&lt;/ul&gt;</text:span></text:p>
            <text:p text:style-name="Preformatted_20_Text"><text:span text:style-name="Source_20_Text"><text:s text:c="8"/>) : (</text:span></text:p>
            <text:p text:style-name="Preformatted_20_Text"><text:soft-page-break/><text:span text:style-name="Source_20_Text"><text:s text:c="10"/>&lt;p&gt;Belum ada area yang ditambahkan.&lt;/p&gt;</text:span></text:p>
            <text:p text:style-name="Preformatted_20_Text"><text:span text:style-name="Source_20_Text"><text:s text:c="8"/>)}</text:span></text:p>
            <text:p text:style-name="Preformatted_20_Text"><text:span text:style-name="Source_20_Text"><text:s text:c="6"/>&lt;/section&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147"><text:span text:style-name="Source_20_Text">export default ManageAreasPage;</text:span></text:p>
            <text:p text:style-name="Text_20_body"><text:span text:style-name="Strong_20_Emphasis">Penjelasan:</text:span></text:p>
            <text:list xml:id="list3393009821213758888" text:style-name="L50">
              <text:list-item>
                <text:p text:style-name="P119"><text:span text:style-name="Strong_20_Emphasis">Import:</text:span> Mengimpor <text:span text:style-name="Source_20_Text">React</text:span>, <text:span text:style-name="Source_20_Text">useState</text:span>, <text:span text:style-name="Source_20_Text">useEffect</text:span>, <text:span text:style-name="Source_20_Text">useCallback</text:span>, fungsi API (<text:span text:style-name="Source_20_Text">createArea</text:span>, <text:span text:style-name="Source_20_Text">WorkspaceAreas</text:span>), dan komponen UI. </text:p>
              </text:list-item>
              <text:list-item>
                <text:p text:style-name="P119"><text:span text:style-name="Strong_20_Emphasis">Form Input State:</text:span> State <text:span text:style-name="Source_20_Text">name</text:span>, <text:span text:style-name="Source_20_Text">plantType</text:span>, <text:span text:style-name="Source_20_Text">locationDescription</text:span> digunakan untuk menyimpan nilai dari input form. Ini adalah contoh <text:span text:style-name="Emphasis">controlled components</text:span>, di mana nilai input diikat ke state React. </text:p>
              </text:list-item>
              <text:list-item>
                <text:p text:style-name="P119"><text:span text:style-name="Strong_20_Emphasis">Form Submission State:</text:span> State <text:span text:style-name="Source_20_Text">isSubmitting</text:span>, <text:span text:style-name="Source_20_Text">formError</text:span>, <text:span text:style-name="Source_20_Text">successMessage</text:span> digunakan untuk mengelola status proses pengiriman form dan memberikan feedback kepada pengguna. </text:p>
              </text:list-item>
              <text:list-item>
                <text:p text:style-name="P119"><text:span text:style-name="Strong_20_Emphasis">Area List State:</text:span> State <text:span text:style-name="Source_20_Text">areas</text:span>, <text:span text:style-name="Source_20_Text">isLoadingList</text:span>, <text:span text:style-name="Source_20_Text">listError</text:span> digunakan untuk mengambil dan menampilkan daftar area yang sudah ada, memberikan konteks dan konfirmasi setelah area baru ditambahkan. </text:p>
              </text:list-item>
              <text:list-item>
                <text:p text:style-name="P119"><text:span text:style-name="Strong_20_Emphasis"><text:span text:style-name="Source_20_Text">loadAreas</text:span></text:span><text:span text:style-name="Strong_20_Emphasis">:</text:span> Fungsi (di-memoize dengan <text:span text:style-name="Source_20_Text">useCallback</text:span>) untuk mengambil daftar area, dipanggil saat komponen mount dan setelah area baru berhasil ditambahkan. </text:p>
              </text:list-item>
              <text:list-item>
                <text:p text:style-name="P119"><text:span text:style-name="Strong_20_Emphasis"><text:span text:style-name="Source_20_Text">handleInputChange</text:span></text:span><text:span text:style-name="Strong_20_Emphasis">:</text:span> Fungsi generik untuk memperbarui state input form yang sesuai ketika pengguna mengetik. </text:p>
              </text:list-item>
              <text:list-item>
                <text:p text:style-name="P119"><text:span text:style-name="Strong_20_Emphasis"><text:span text:style-name="Source_20_Text">handleSubmit</text:span></text:span><text:span text:style-name="Strong_20_Emphasis">:</text:span> </text:p>
                <text:list>
                  <text:list-item>
                    <text:p text:style-name="P119">Fungsi <text:span text:style-name="Source_20_Text">async</text:span> yang dipanggil saat form di-submit. </text:p>
                  </text:list-item>
                  <text:list-item>
                    <text:p text:style-name="P119"><text:span text:style-name="Source_20_Text">event.preventDefault()</text:span>: Mencegah perilaku default browser (reload halaman). </text:p>
                  </text:list-item>
                  <text:list-item>
                    <text:p text:style-name="P119">Validasi sederhana (memastikan nama tidak kosong). </text:p>
                  </text:list-item>
                  <text:list-item>
                    <text:p text:style-name="P119">Mengatur state <text:span text:style-name="Source_20_Text">isSubmitting</text:span>, membersihkan pesan error/sukses sebelumnya. </text:p>
                  </text:list-item>
                  <text:list-item>
                    <text:p text:style-name="P119">Membuat objek <text:span text:style-name="Source_20_Text">areaData</text:span> untuk dikirim ke API. Mengirim <text:span text:style-name="Source_20_Text">null</text:span> jika field opsional kosong. </text:p>
                  </text:list-item>
                  <text:list-item>
                    <text:p text:style-name="P119">Memanggil <text:span text:style-name="Source_20_Text">apiService.createArea()</text:span> dalam <text:span text:style-name="Source_20_Text">try...catch</text:span>. </text:p>
                  </text:list-item>
                  <text:list-item>
                    <text:p text:style-name="P119">Jika sukses: Menampilkan pesan sukses, mengosongkan form (reset state input), dan memuat ulang daftar area. </text:p>
                  </text:list-item>
                  <text:list-item>
                    <text:p text:style-name="P119">Jika gagal: Menampilkan pesan error. </text:p>
                  </text:list-item>
                  <text:list-item>
                    <text:p text:style-name="P119"><text:span text:style-name="Source_20_Text">finally</text:span>: Mengatur <text:span text:style-name="Source_20_Text">isSubmitting</text:span> kembali ke <text:span text:style-name="Source_20_Text">false</text:span>. </text:p>
                  </text:list-item>
                </text:list>
              </text:list-item>
              <text:list-item>
                <text:p text:style-name="P119"><text:span text:style-name="Strong_20_Emphasis">Rendering:</text:span> </text:p>
                <text:list>
                  <text:list-item>
                    <text:p text:style-name="P119">Merender judul halaman. </text:p>
                  </text:list-item>
                  <text:list-item>
                    <text:p text:style-name="P119"><text:span text:style-name="Strong_20_Emphasis">Form:</text:span> Menggunakan tag <text:span text:style-name="Source_20_Text">&lt;form&gt;</text:span> standar dengan <text:span text:style-name="Source_20_Text">onSubmit={handleSubmit}</text:span>. Input diikat ke state (<text:span text:style-name="Source_20_Text">value={name}</text:span>) dan menggunakan <text:span text:style-name="Source_20_Text">onChange={handleInputChange}</text:span>. Tombol submit dinonaktifkan (<text:span text:style-name="Source_20_Text">disabled={isSubmitting}</text:span>) saat proses pengiriman berjalan. Pesan error/sukses ditampilkan secara kondisional. </text:p>
                  </text:list-item>
                  <text:list-item>
                    <text:p text:style-name="P50"><text:span text:style-name="Strong_20_Emphasis">Daftar Area:</text:span> Menampilkan status loading/error atau daftar area yang ada menggunakan <text:span text:style-name="Source_20_Text">map</text:span>. </text:p>
                  </text:list-item>
                </text:list>
              </text:list-item>
            </text:list>
            <text:p text:style-name="Horizontal_20_Line"/>
            <text:p text:style-name="Text_20_body">Halaman ini menyediakan fungsionalitas untuk menambahkan data baru ke sistem melalui form React yang terkontrol dan berinteraksi dengan API POST. Apakah alur kerja form ini jelas? Katakan <text:soft-page-break/>"YOI" untuk lanjut ke halaman <text:span text:style-name="Source_20_Text">NotFoundPage.js</text:span>.</text:p>
          </text:section>
          <text:section text:style-name="Sect1" text:name="feedback-form-39">
            <text:p text:style-name="P69"/>
          </text:section>
        </text:section>
        <text:section text:style-name="Sect1" text:name="fa8d7da4c83238e9">
          <text:p text:style-name="Text_20_body"/>
          <text:section text:style-name="Sect1" text:name="user-query-content-40">
            <text:p text:style-name="P145">YOI </text:p>
          </text:section>
          <text:p text:style-name="P69">Tampilkan alur berpikir</text:p>
          <text:section text:style-name="Sect2" text:name="model-response-message-contentr_fa8d7da4c83238e9">
            <text:p text:style-name="Text_20_body">Oke, sekarang kita buat komponen sederhana untuk halaman "404 Not Found".</text:p>
            <text:p text:style-name="Horizontal_20_Line"/>
            <text:p text:style-name="Text_20_body"><text:span text:style-name="Strong_20_Emphasis">File 13: </text:span><text:span text:style-name="Strong_20_Emphasis"><text:span text:style-name="Source_20_Text">smartfarm_client/src/pages/NotFoundPage.js</text:span></text:span></text:p>
            <text:p text:style-name="Text_20_body">Komponen ini akan ditampilkan oleh React Router ketika pengguna mencoba mengakses URL yang tidak cocok dengan rute lain yang telah didefinisikan di <text:span text:style-name="Source_20_Text">App.js</text:span> (karena <text:span text:style-name="Source_20_Text">path="*"</text:span>). Tujuannya adalah memberitahu pengguna bahwa halaman yang dicari tidak ada dan memberikan cara untuk kembali ke bagian aplikasi yang valid.</text:p>
            <text:p text:style-name="Text_20_body">JavaScript</text:p>
            <text:p text:style-name="Preformatted_20_Text"><text:span text:style-name="Source_20_Text">// smartfarm_client/src/pages/NotFoundPage.js</text:span></text:p>
            <text:p text:style-name="Preformatted_20_Text"/>
            <text:p text:style-name="Preformatted_20_Text"><text:span text:style-name="Source_20_Text">import React from 'react';</text:span></text:p>
            <text:p text:style-name="Preformatted_20_Text"><text:span text:style-name="Source_20_Text">import { Link } from 'react-router-dom'; // Untuk link kembali</text:span></text:p>
            <text:p text:style-name="Preformatted_20_Text"/>
            <text:p text:style-name="Preformatted_20_Text"><text:span text:style-name="Source_20_Text">// Gaya bisa ditambahkan di sini secara inline atau via CSS terpisah jika perlu</text:span></text:p>
            <text:p text:style-name="Preformatted_20_Text"><text:span text:style-name="Source_20_Text">const pageStyle = {</text:span></text:p>
            <text:p text:style-name="Preformatted_20_Text"><text:span text:style-name="Source_20_Text"><text:s text:c="2"/>textAlign: 'center',</text:span></text:p>
            <text:p text:style-name="Preformatted_20_Text"><text:span text:style-name="Source_20_Text"><text:s text:c="2"/>padding: '40px 20px',</text:span></text:p>
            <text:p text:style-name="Preformatted_20_Text"><text:span text:style-name="Source_20_Text"><text:s text:c="2"/>minHeight: 'calc(100vh - 200px)', // Contoh perhitungan tinggi minimum</text:span></text:p>
            <text:p text:style-name="Preformatted_20_Text"><text:span text:style-name="Source_20_Text"><text:s text:c="2"/>display: 'flex',</text:span></text:p>
            <text:p text:style-name="Preformatted_20_Text"><text:span text:style-name="Source_20_Text"><text:s text:c="2"/>flexDirection: 'column',</text:span></text:p>
            <text:p text:style-name="Preformatted_20_Text"><text:span text:style-name="Source_20_Text"><text:s text:c="2"/>justifyContent: 'center',</text:span></text:p>
            <text:p text:style-name="Preformatted_20_Text"><text:span text:style-name="Source_20_Text"><text:s text:c="2"/>alignItems: 'center'</text:span></text:p>
            <text:p text:style-name="Preformatted_20_Text"><text:span text:style-name="Source_20_Text">};</text:span></text:p>
            <text:p text:style-name="Preformatted_20_Text"/>
            <text:p text:style-name="Preformatted_20_Text"><text:span text:style-name="Source_20_Text">const headingStyle = {</text:span></text:p>
            <text:p text:style-name="Preformatted_20_Text"><text:span text:style-name="Source_20_Text"><text:s text:c="2"/>fontSize: '3rem',</text:span></text:p>
            <text:p text:style-name="Preformatted_20_Text"><text:span text:style-name="Source_20_Text"><text:s text:c="2"/>color: '#dc3545', // Warna merah untuk penekanan error</text:span></text:p>
            <text:p text:style-name="Preformatted_20_Text"><text:span text:style-name="Source_20_Text"><text:s text:c="2"/>marginBottom: '10px'</text:span></text:p>
            <text:p text:style-name="Preformatted_20_Text"><text:span text:style-name="Source_20_Text">};</text:span></text:p>
            <text:p text:style-name="Preformatted_20_Text"/>
            <text:p text:style-name="Preformatted_20_Text"><text:span text:style-name="Source_20_Text">const messageStyle = {</text:span></text:p>
            <text:p text:style-name="Preformatted_20_Text"><text:span text:style-name="Source_20_Text"><text:s text:c="2"/>fontSize: '1.2rem',</text:span></text:p>
            <text:p text:style-name="Preformatted_20_Text"><text:span text:style-name="Source_20_Text"><text:s text:c="2"/>color: '#6c757d', // Warna abu-abu</text:span></text:p>
            <text:p text:style-name="Preformatted_20_Text"><text:span text:style-name="Source_20_Text"><text:s text:c="2"/>marginBottom: '25px'</text:span></text:p>
            <text:p text:style-name="Preformatted_20_Text"><text:span text:style-name="Source_20_Text">};</text:span></text:p>
            <text:p text:style-name="Preformatted_20_Text"/>
            <text:p text:style-name="Preformatted_20_Text"><text:span text:style-name="Source_20_Text">const linkStyle = {</text:span></text:p>
            <text:p text:style-name="Preformatted_20_Text"><text:span text:style-name="Source_20_Text"><text:s text:c="2"/>display: 'inline-block',</text:span></text:p>
            <text:p text:style-name="Preformatted_20_Text"><text:span text:style-name="Source_20_Text"><text:s text:c="2"/>padding: '10px 20px',</text:span></text:p>
            <text:p text:style-name="Preformatted_20_Text"><text:span text:style-name="Source_20_Text"><text:s text:c="2"/>backgroundColor: '#007bff', // Warna biru primer</text:span></text:p>
            <text:p text:style-name="Preformatted_20_Text"><text:span text:style-name="Source_20_Text"><text:s text:c="2"/>color: 'white',</text:span></text:p>
            <text:p text:style-name="Preformatted_20_Text"><text:span text:style-name="Source_20_Text"><text:s text:c="2"/>textDecoration: 'none',</text:span></text:p>
            <text:p text:style-name="Preformatted_20_Text"><text:span text:style-name="Source_20_Text"><text:s text:c="2"/>borderRadius: '5px',</text:span></text:p>
            <text:p text:style-name="Preformatted_20_Text"><text:span text:style-name="Source_20_Text"><text:s text:c="2"/>fontWeight: 'bold'</text:span></text:p>
            <text:p text:style-name="Preformatted_20_Text"><text:span text:style-name="Source_20_Text">};</text:span></text:p>
            <text:p text:style-name="Preformatted_20_Text"/>
            <text:p text:style-name="Preformatted_20_Text"><text:span text:style-name="Source_20_Text">function NotFoundPage() {</text:span></text:p>
            <text:p text:style-name="Preformatted_20_Text"><text:span text:style-name="Source_20_Text"><text:s text:c="2"/>return (</text:span></text:p>
            <text:p text:style-name="Preformatted_20_Text"><text:span text:style-name="Source_20_Text"><text:s text:c="4"/>&lt;div style={pageStyle}&gt;</text:span></text:p>
            <text:p text:style-name="Preformatted_20_Text"><text:span text:style-name="Source_20_Text"><text:s text:c="6"/>&lt;h1 style={headingStyle}&gt;404&lt;/h1&gt;</text:span></text:p>
            <text:p text:style-name="Preformatted_20_Text"><text:span text:style-name="Source_20_Text"><text:s text:c="6"/>&lt;p style={messageStyle}&gt;Oops! Halaman yang Anda cari tidak ditemukan.&lt;/p&gt;</text:span></text:p>
            <text:p text:style-name="Preformatted_20_Text"><text:soft-page-break/><text:span text:style-name="Source_20_Text"><text:s text:c="6"/>&lt;Link to="/dashboard" style={linkStyle}&gt;</text:span></text:p>
            <text:p text:style-name="Preformatted_20_Text"><text:span text:style-name="Source_20_Text"><text:s text:c="8"/>Kembali ke Dashboard</text:span></text:p>
            <text:p text:style-name="Preformatted_20_Text"><text:span text:style-name="Source_20_Text"><text:s text:c="6"/>&lt;/Link&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147"><text:span text:style-name="Source_20_Text">export default NotFoundPage;</text:span></text:p>
            <text:p text:style-name="Text_20_body"><text:span text:style-name="Strong_20_Emphasis">Penjelasan:</text:span></text:p>
            <text:list xml:id="list8708440786927567320" text:style-name="L51">
              <text:list-item>
                <text:p text:style-name="P120"><text:span text:style-name="Strong_20_Emphasis">Import:</text:span> Mengimpor <text:span text:style-name="Source_20_Text">React</text:span> dan <text:span text:style-name="Source_20_Text">Link</text:span> dari <text:span text:style-name="Source_20_Text">react-router-dom</text:span>. </text:p>
              </text:list-item>
              <text:list-item>
                <text:p text:style-name="P120"><text:span text:style-name="Strong_20_Emphasis">Styling (Inline):</text:span> Contoh ini menggunakan <text:span text:style-name="Emphasis">inline styles</text:span> (objek JavaScript yang mendefinisikan properti CSS) untuk kesederhanaan. Di aplikasi yang lebih besar, Anda mungkin lebih memilih menggunakan file CSS terpisah (CSS Modules atau global). Style ini bertujuan untuk menengahkan konten dan memberikan tampilan pesan error yang jelas. </text:p>
              </text:list-item>
              <text:list-item>
                <text:p text:style-name="P120"><text:span text:style-name="Strong_20_Emphasis">Komponen </text:span><text:span text:style-name="Strong_20_Emphasis"><text:span text:style-name="Source_20_Text">NotFoundPage</text:span></text:span><text:span text:style-name="Strong_20_Emphasis">:</text:span> </text:p>
                <text:list>
                  <text:list-item>
                    <text:p text:style-name="P120">Merender elemen-elemen HTML dasar (<text:span text:style-name="Source_20_Text">div</text:span>, <text:span text:style-name="Source_20_Text">h1</text:span>, <text:span text:style-name="Source_20_Text">p</text:span>). </text:p>
                  </text:list-item>
                  <text:list-item>
                    <text:p text:style-name="P120">Menampilkan kode error "404" dan pesan bahwa halaman tidak ditemukan. </text:p>
                  </text:list-item>
                  <text:list-item>
                    <text:p text:style-name="P51"><text:span text:style-name="Strong_20_Emphasis"><text:span text:style-name="Source_20_Text">&lt;Link to="/dashboard"&gt;</text:span></text:span><text:span text:style-name="Strong_20_Emphasis">:</text:span> Menyediakan tautan yang jelas bagi pengguna untuk kembali ke halaman Dashboard (atau halaman utama lainnya) aplikasi Anda. </text:p>
                  </text:list-item>
                </text:list>
              </text:list-item>
            </text:list>
            <text:p text:style-name="Horizontal_20_Line"/>
            <text:p text:style-name="Text_20_body">Ini adalah komponen halaman yang cukup standar untuk menangani rute yang tidak valid. Apakah fungsinya jelas? Katakan "YOI" untuk mulai membuat komponen UI yang dapat digunakan kembali, dimulai dengan <text:span text:style-name="Source_20_Text">LoadingSpinner.js</text:span>.</text:p>
          </text:section>
          <text:section text:style-name="Sect1" text:name="feedback-form-40">
            <text:p text:style-name="P69"/>
          </text:section>
        </text:section>
        <text:section text:style-name="Sect1" text:name="185e969d15161c34">
          <text:p text:style-name="Text_20_body"/>
          <text:section text:style-name="Sect1" text:name="user-query-content-41">
            <text:p text:style-name="P145">YOI </text:p>
          </text:section>
          <text:p text:style-name="P69">Tampilkan alur berpikir</text:p>
          <text:section text:style-name="Sect2" text:name="model-response-message-contentr_185e969d15161c34">
            <text:p text:style-name="Text_20_body">Oke, kita mulai membangun komponen UI yang dapat digunakan kembali, dimulai dengan indikator loading. Komponen seperti ini sebaiknya diletakkan di subdirektori <text:span text:style-name="Source_20_Text">UI</text:span> di dalam <text:span text:style-name="Source_20_Text">components</text:span> karena sifatnya yang sangat generik.</text:p>
            <text:p text:style-name="Horizontal_20_Line"/>
            <text:p text:style-name="Text_20_body"><text:span text:style-name="Strong_20_Emphasis">File 14.1: </text:span><text:span text:style-name="Strong_20_Emphasis"><text:span text:style-name="Source_20_Text">smartfarm_client/src/components/UI/LoadingSpinner/LoadingSpinner.module.css</text:span></text:span></text:p>
            <text:p text:style-name="Text_20_body">File CSS Module ini akan mendefinisikan tampilan dan animasi untuk spinner kita.</text:p>
            <text:p text:style-name="Text_20_body">CSS</text:p>
            <text:p text:style-name="Preformatted_20_Text"><text:span text:style-name="Source_20_Text">/* smartfarm_client/src/components/UI/LoadingSpinner/LoadingSpinner.module.css */</text:span></text:p>
            <text:p text:style-name="Preformatted_20_Text"/>
            <text:p text:style-name="Preformatted_20_Text"><text:span text:style-name="Source_20_Text">.spinner {</text:span></text:p>
            <text:p text:style-name="Preformatted_20_Text"><text:span text:style-name="Source_20_Text"><text:s text:c="2"/>display: inline-block; /* Agar bisa diletakkan sejajar dengan teks jika perlu */</text:span></text:p>
            <text:p text:style-name="Preformatted_20_Text"><text:span text:style-name="Source_20_Text"><text:s text:c="2"/>border-radius: 50%; /* Membuatnya bulat */</text:span></text:p>
            <text:p text:style-name="Preformatted_20_Text"><text:span text:style-name="Source_20_Text"><text:s text:c="2"/>border: 4px solid rgba(0, 0, 0, 0.1); /* Warna abu-abu terang untuk track */</text:span></text:p>
            <text:p text:style-name="Preformatted_20_Text"><text:span text:style-name="Source_20_Text"><text:s text:c="2"/>border-top-color: #007bff; /* Warna biru untuk bagian yang berputar */</text:span></text:p>
            <text:p text:style-name="Preformatted_20_Text"><text:span text:style-name="Source_20_Text"><text:s text:c="2"/>animation: spin 1s ease-infinite; /* Terapkan animasi */</text:span></text:p>
            <text:p text:style-name="Preformatted_20_Text"><text:span text:style-name="Source_20_Text">}</text:span></text:p>
            <text:p text:style-name="Preformatted_20_Text"/>
            <text:p text:style-name="Preformatted_20_Text"><text:span text:style-name="Source_20_Text">/* Ukuran default (medium) */</text:span></text:p>
            <text:p text:style-name="Preformatted_20_Text"><text:soft-page-break/><text:span text:style-name="Source_20_Text">.medium {</text:span></text:p>
            <text:p text:style-name="Preformatted_20_Text"><text:span text:style-name="Source_20_Text"><text:s text:c="2"/>width: 40px;</text:span></text:p>
            <text:p text:style-name="Preformatted_20_Text"><text:span text:style-name="Source_20_Text"><text:s text:c="2"/>height: 40px;</text:span></text:p>
            <text:p text:style-name="Preformatted_20_Text"><text:span text:style-name="Source_20_Text"><text:s text:c="2"/>border-width: 4px;</text:span></text:p>
            <text:p text:style-name="Preformatted_20_Text"><text:span text:style-name="Source_20_Text">}</text:span></text:p>
            <text:p text:style-name="Preformatted_20_Text"/>
            <text:p text:style-name="Preformatted_20_Text"><text:span text:style-name="Source_20_Text">/* Ukuran small */</text:span></text:p>
            <text:p text:style-name="Preformatted_20_Text"><text:span text:style-name="Source_20_Text">.small {</text:span></text:p>
            <text:p text:style-name="Preformatted_20_Text"><text:span text:style-name="Source_20_Text"><text:s text:c="2"/>width: 20px;</text:span></text:p>
            <text:p text:style-name="Preformatted_20_Text"><text:span text:style-name="Source_20_Text"><text:s text:c="2"/>height: 20px;</text:span></text:p>
            <text:p text:style-name="Preformatted_20_Text"><text:span text:style-name="Source_20_Text"><text:s text:c="2"/>border-width: 3px;</text:span></text:p>
            <text:p text:style-name="Preformatted_20_Text"><text:span text:style-name="Source_20_Text">}</text:span></text:p>
            <text:p text:style-name="Preformatted_20_Text"/>
            <text:p text:style-name="Preformatted_20_Text"><text:span text:style-name="Source_20_Text">/* Ukuran large */</text:span></text:p>
            <text:p text:style-name="Preformatted_20_Text"><text:span text:style-name="Source_20_Text">.large {</text:span></text:p>
            <text:p text:style-name="Preformatted_20_Text"><text:span text:style-name="Source_20_Text"><text:s text:c="2"/>width: 60px;</text:span></text:p>
            <text:p text:style-name="Preformatted_20_Text"><text:span text:style-name="Source_20_Text"><text:s text:c="2"/>height: 60px;</text:span></text:p>
            <text:p text:style-name="Preformatted_20_Text"><text:span text:style-name="Source_20_Text"><text:s text:c="2"/>border-width: 5px;</text:span></text:p>
            <text:p text:style-name="Preformatted_20_Text"><text:span text:style-name="Source_20_Text">}</text:span></text:p>
            <text:p text:style-name="Preformatted_20_Text"/>
            <text:p text:style-name="Preformatted_20_Text"/>
            <text:p text:style-name="Preformatted_20_Text"><text:span text:style-name="Source_20_Text">/* Animasi putaran */</text:span></text:p>
            <text:p text:style-name="Preformatted_20_Text"><text:span text:style-name="Source_20_Text">@keyframes spin {</text:span></text:p>
            <text:p text:style-name="Preformatted_20_Text"><text:span text:style-name="Source_20_Text"><text:s text:c="2"/>to {</text:span></text:p>
            <text:p text:style-name="Preformatted_20_Text"><text:span text:style-name="Source_20_Text"><text:s text:c="4"/>transform: rotate(360deg);</text:span></text:p>
            <text:p text:style-name="Preformatted_20_Text"><text:span text:style-name="Source_20_Text"><text:s text:c="2"/>}</text:span></text:p>
            <text:p text:style-name="Preformatted_20_Text"><text:span text:style-name="Source_20_Text">}</text:span></text:p>
            <text:p text:style-name="P147"/>
            <text:p text:style-name="Horizontal_20_Line"/>
            <text:p text:style-name="Text_20_body"><text:span text:style-name="Strong_20_Emphasis">File 14.2: </text:span><text:span text:style-name="Strong_20_Emphasis"><text:span text:style-name="Source_20_Text">smartfarm_client/src/components/UI/LoadingSpinner/LoadingSpinner.js</text:span></text:span></text:p>
            <text:p text:style-name="Text_20_body">Komponen React sederhana yang merender <text:span text:style-name="Source_20_Text">div</text:span> dengan gaya CSS dari file module untuk menciptakan efek spinner.</text:p>
            <text:p text:style-name="Text_20_body">JavaScript</text:p>
            <text:p text:style-name="Preformatted_20_Text"><text:span text:style-name="Source_20_Text">// smartfarm_client/src/components/UI/LoadingSpinner/LoadingSpinner.js</text:span></text:p>
            <text:p text:style-name="Preformatted_20_Text"/>
            <text:p text:style-name="Preformatted_20_Text"><text:span text:style-name="Source_20_Text">import React from 'react';</text:span></text:p>
            <text:p text:style-name="Preformatted_20_Text"><text:span text:style-name="Source_20_Text">import styles from './LoadingSpinner.module.css'; // Impor CSS Module</text:span></text:p>
            <text:p text:style-name="Preformatted_20_Text"/>
            <text:p text:style-name="Preformatted_20_Text"><text:span text:style-name="Source_20_Text">/**</text:span></text:p>
            <text:p text:style-name="Preformatted_20_Text"><text:span text:style-name="Source_20_Text"><text:s/>* Komponen untuk menampilkan indikator loading (spinner).</text:span></text:p>
            <text:p text:style-name="Preformatted_20_Text"><text:span text:style-name="Source_20_Text"><text:s/>* Menerima prop 'size' opsional ('small', 'medium', 'large').</text:span></text:p>
            <text:p text:style-name="Preformatted_20_Text"><text:span text:style-name="Source_20_Text"><text:s/>* Default size adalah 'medium'.</text:span></text:p>
            <text:p text:style-name="Preformatted_20_Text"><text:span text:style-name="Source_20_Text"><text:s/>*/</text:span></text:p>
            <text:p text:style-name="Preformatted_20_Text"><text:span text:style-name="Source_20_Text">function LoadingSpinner({ size = 'medium' }) {</text:span></text:p>
            <text:p text:style-name="Preformatted_20_Text"><text:span text:style-name="Source_20_Text"><text:s text:c="2"/>// Tentukan kelas CSS berdasarkan prop size</text:span></text:p>
            <text:p text:style-name="Preformatted_20_Text"><text:span text:style-name="Source_20_Text"><text:s text:c="2"/>const spinnerSizeClass = styles[size] || styles.medium; // Fallback ke medium jika size tidak valid</text:span></text:p>
            <text:p text:style-name="Preformatted_20_Text"/>
            <text:p text:style-name="Preformatted_20_Text"><text:span text:style-name="Source_20_Text"><text:s text:c="2"/>return (</text:span></text:p>
            <text:p text:style-name="Preformatted_20_Text"><text:span text:style-name="Source_20_Text"><text:s text:c="4"/>&lt;div</text:span></text:p>
            <text:p text:style-name="Preformatted_20_Text"><text:span text:style-name="Source_20_Text"><text:s text:c="6"/>className={`${styles.spinner} ${spinnerSizeClass}`}</text:span></text:p>
            <text:p text:style-name="Preformatted_20_Text"><text:span text:style-name="Source_20_Text"><text:s text:c="6"/>role="status" // Untuk aksesibilitas</text:span></text:p>
            <text:p text:style-name="Preformatted_20_Text"><text:span text:style-name="Source_20_Text"><text:s text:c="6"/>aria-live="polite" // Untuk aksesibilitas</text:span></text:p>
            <text:p text:style-name="Preformatted_20_Text"><text:span text:style-name="Source_20_Text"><text:s text:c="4"/>&gt;</text:span></text:p>
            <text:p text:style-name="Preformatted_20_Text"><text:span text:style-name="Source_20_Text"><text:s text:c="6"/>{/* Teks untuk pembaca layar */}</text:span></text:p>
            <text:p text:style-name="Preformatted_20_Text"><text:span text:style-name="Source_20_Text"><text:s text:c="6"/>&lt;span style={{</text:span></text:p>
            <text:p text:style-name="Preformatted_20_Text"><text:span text:style-name="Source_20_Text"><text:s text:c="10"/>position: 'absolute',</text:span></text:p>
            <text:p text:style-name="Preformatted_20_Text"><text:soft-page-break/><text:span text:style-name="Source_20_Text"><text:s text:c="10"/>width: '1px',</text:span></text:p>
            <text:p text:style-name="Preformatted_20_Text"><text:span text:style-name="Source_20_Text"><text:s text:c="10"/>height: '1px',</text:span></text:p>
            <text:p text:style-name="Preformatted_20_Text"><text:span text:style-name="Source_20_Text"><text:s text:c="10"/>padding: 0,</text:span></text:p>
            <text:p text:style-name="Preformatted_20_Text"><text:span text:style-name="Source_20_Text"><text:s text:c="10"/>margin: '-1px',</text:span></text:p>
            <text:p text:style-name="Preformatted_20_Text"><text:span text:style-name="Source_20_Text"><text:s text:c="10"/>overflow: 'hidden',</text:span></text:p>
            <text:p text:style-name="Preformatted_20_Text"><text:span text:style-name="Source_20_Text"><text:s text:c="10"/>clip: 'rect(0, 0, 0, 0)',</text:span></text:p>
            <text:p text:style-name="Preformatted_20_Text"><text:span text:style-name="Source_20_Text"><text:s text:c="10"/>whiteSpace: 'nowrap',</text:span></text:p>
            <text:p text:style-name="Preformatted_20_Text"><text:span text:style-name="Source_20_Text"><text:s text:c="10"/>borderWidth: 0</text:span></text:p>
            <text:p text:style-name="Preformatted_20_Text"><text:span text:style-name="Source_20_Text"><text:s text:c="9"/>}}&gt;</text:span></text:p>
            <text:p text:style-name="Preformatted_20_Text"><text:span text:style-name="Source_20_Text"><text:s text:c="8"/>Memuat...</text:span></text:p>
            <text:p text:style-name="Preformatted_20_Text"><text:span text:style-name="Source_20_Text"><text:s text:c="6"/>&lt;/span&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147"><text:span text:style-name="Source_20_Text">export default LoadingSpinner;</text:span></text:p>
            <text:p text:style-name="Text_20_body"><text:span text:style-name="Strong_20_Emphasis">Penjelasan:</text:span></text:p>
            <text:list xml:id="list7321528361057702803" text:style-name="L52">
              <text:list-item>
                <text:p text:style-name="P121"><text:span text:style-name="Strong_20_Emphasis"><text:span text:style-name="Source_20_Text">LoadingSpinner.module.css</text:span></text:span><text:span text:style-name="Strong_20_Emphasis">:</text:span> </text:p>
                <text:list>
                  <text:list-item>
                    <text:p text:style-name="P121"><text:span text:style-name="Source_20_Text">.spinner</text:span>: Mendefinisikan gaya dasar spinner: bentuk bulat (<text:span text:style-name="Source_20_Text">border-radius</text:span>), warna <text:span text:style-name="Source_20_Text">border</text:span> dasar (transparan atau warna track), dan warna <text:span text:style-name="Source_20_Text">border-top-color</text:span> yang berbeda untuk menciptakan efek "bagian yang bergerak". <text:span text:style-name="Source_20_Text">animation: spin...</text:span> menerapkan animasi putaran. </text:p>
                  </text:list-item>
                  <text:list-item>
                    <text:p text:style-name="P121"><text:span text:style-name="Source_20_Text">.medium</text:span>, <text:span text:style-name="Source_20_Text">.small</text:span>, <text:span text:style-name="Source_20_Text">.large</text:span>: Kelas CSS tambahan untuk mengatur ukuran (<text:span text:style-name="Source_20_Text">width</text:span>, <text:span text:style-name="Source_20_Text">height</text:span>, <text:span text:style-name="Source_20_Text">border-width</text:span>) spinner. </text:p>
                  </text:list-item>
                  <text:list-item>
                    <text:p text:style-name="P121"><text:span text:style-name="Source_20_Text">@keyframes spin</text:span>: Mendefinisikan animasi <text:span text:style-name="Source_20_Text">spin</text:span> yang melakukan rotasi 360 derajat. <text:span text:style-name="Source_20_Text">ease-infinite</text:span> membuatnya berputar terus menerus dengan kecepatan konstan. </text:p>
                  </text:list-item>
                </text:list>
              </text:list-item>
              <text:list-item>
                <text:p text:style-name="P121"><text:span text:style-name="Strong_20_Emphasis"><text:span text:style-name="Source_20_Text">LoadingSpinner.js</text:span></text:span><text:span text:style-name="Strong_20_Emphasis">:</text:span> </text:p>
                <text:list>
                  <text:list-item>
                    <text:p text:style-name="P121"><text:span text:style-name="Strong_20_Emphasis">Import:</text:span> Mengimpor <text:span text:style-name="Source_20_Text">React</text:span> dan objek <text:span text:style-name="Source_20_Text">styles</text:span> dari CSS Module. </text:p>
                  </text:list-item>
                  <text:list-item>
                    <text:p text:style-name="P121"><text:span text:style-name="Strong_20_Emphasis">Props (</text:span><text:span text:style-name="Strong_20_Emphasis"><text:span text:style-name="Source_20_Text">size</text:span></text:span><text:span text:style-name="Strong_20_Emphasis">)</text:span>: Komponen menerima prop <text:span text:style-name="Source_20_Text">size</text:span> (dengan nilai default <text:span text:style-name="Source_20_Text">'medium'</text:span>). Prop ini digunakan untuk menentukan kelas CSS ukuran mana yang akan diterapkan (<text:span text:style-name="Source_20_Text">styles.small</text:span>, <text:span text:style-name="Source_20_Text">styles.medium</text:span>, atau <text:span text:style-name="Source_20_Text">styles.large</text:span>). </text:p>
                  </text:list-item>
                  <text:list-item>
                    <text:p text:style-name="P121"><text:span text:style-name="Strong_20_Emphasis">CSS Class Selection:</text:span> <text:span text:style-name="Source_20_Text">const spinnerSizeClass = styles[size] || styles.medium;</text:span> memilih kelas ukuran yang sesuai dari objek <text:span text:style-name="Source_20_Text">styles</text:span> berdasarkan nilai prop <text:span text:style-name="Source_20_Text">size</text:span>. Jika <text:span text:style-name="Source_20_Text">size</text:span> tidak valid, ia akan kembali ke <text:span text:style-name="Source_20_Text">styles.medium</text:span>. </text:p>
                  </text:list-item>
                  <text:list-item>
                    <text:p text:style-name="P121"><text:span text:style-name="Strong_20_Emphasis">Rendering (</text:span><text:span text:style-name="Strong_20_Emphasis"><text:span text:style-name="Source_20_Text">div</text:span></text:span><text:span text:style-name="Strong_20_Emphasis">)</text:span>: Merender sebuah <text:span text:style-name="Source_20_Text">div</text:span>. <text:span text:style-name="Source_20_Text">className</text:span> diatur ke gabungan kelas <text:span text:style-name="Source_20_Text">.spinner</text:span> dasar dan kelas ukuran yang dipilih (<text:span text:style-name="Source_20_Text">spinnerSizeClass</text:span>). </text:p>
                  </text:list-item>
                  <text:list-item>
                    <text:p text:style-name="P52"><text:span text:style-name="Strong_20_Emphasis">Aksesibilitas (</text:span><text:span text:style-name="Strong_20_Emphasis"><text:span text:style-name="Source_20_Text">role</text:span></text:span><text:span text:style-name="Strong_20_Emphasis">, </text:span><text:span text:style-name="Strong_20_Emphasis"><text:span text:style-name="Source_20_Text">aria-live</text:span></text:span><text:span text:style-name="Strong_20_Emphasis">, </text:span><text:span text:style-name="Strong_20_Emphasis"><text:span text:style-name="Source_20_Text">span</text:span></text:span><text:span text:style-name="Strong_20_Emphasis"> tersembunyi):</text:span> Atribut <text:span text:style-name="Source_20_Text">role="status"</text:span> dan <text:span text:style-name="Source_20_Text">aria-live="polite"</text:span> serta <text:span text:style-name="Source_20_Text">&lt;span&gt;</text:span> dengan teks "Memuat..." yang disembunyikan secara visual (tapi bisa dibaca oleh <text:span text:style-name="Emphasis">screen reader</text:span>) ditambahkan untuk meningkatkan aksesibilitas, memberitahu pengguna teknologi asistif bahwa ada sesuatu yang sedang dimuat. </text:p>
                  </text:list-item>
                </text:list>
              </text:list-item>
            </text:list>
            <text:p text:style-name="Horizontal_20_Line"/>
            <text:p text:style-name="Text_20_body">Komponen <text:span text:style-name="Source_20_Text">LoadingSpinner</text:span> ini siap digunakan di halaman mana saja (seperti <text:span text:style-name="Source_20_Text">DashboardPage</text:span> dan <text:span text:style-name="Source_20_Text">AreaDetailPage</text:span>) untuk memberikan feedback visual saat data sedang diambil. Apakah implementasinya jelas? Katakan "YOI" untuk lanjut ke komponen <text:span text:style-name="Source_20_Text">ErrorMessage.js</text:span>.</text:p>
          </text:section>
          <text:section text:style-name="Sect1" text:name="feedback-form-41">
            <text:p text:style-name="P69"/>
          </text:section>
        </text:section>
        <text:section text:style-name="Sect1" text:name="ae6da48fa1f73a73">
          <text:p text:style-name="Text_20_body"/>
          <text:section text:style-name="Sect1" text:name="user-query-content-42">
            <text:p text:style-name="P145"><text:soft-page-break/>YOI </text:p>
          </text:section>
          <text:p text:style-name="P69">Tampilkan alur berpikir</text:p>
          <text:section text:style-name="Sect2" text:name="model-response-message-contentr_ae6da48fa1f73a73">
            <text:p text:style-name="Text_20_body">Oke, kita lanjutkan dengan komponen UI untuk menampilkan pesan error secara konsisten.</text:p>
            <text:p text:style-name="Horizontal_20_Line"/>
            <text:p text:style-name="Text_20_body"><text:span text:style-name="Strong_20_Emphasis">File 15.1: </text:span><text:span text:style-name="Strong_20_Emphasis"><text:span text:style-name="Source_20_Text">smartfarm_client/src/components/UI/ErrorMessage/ErrorMessage.module.css</text:span></text:span></text:p>
            <text:p text:style-name="Text_20_body">File CSS Module untuk memberikan gaya pada kotak pesan error.</text:p>
            <text:p text:style-name="Text_20_body">CSS</text:p>
            <text:p text:style-name="Preformatted_20_Text"><text:span text:style-name="Source_20_Text">/* smartfarm_client/src/components/UI/ErrorMessage/ErrorMessage.module.css */</text:span></text:p>
            <text:p text:style-name="Preformatted_20_Text"/>
            <text:p text:style-name="Preformatted_20_Text"><text:span text:style-name="Source_20_Text">.errorBox {</text:span></text:p>
            <text:p text:style-name="Preformatted_20_Text"><text:span text:style-name="Source_20_Text"><text:s text:c="2"/>border: 1px solid #f5c6cb; /* Merah muda pucat untuk border */</text:span></text:p>
            <text:p text:style-name="Preformatted_20_Text"><text:span text:style-name="Source_20_Text"><text:s text:c="2"/>background-color: #f8d7da; /* Merah muda pucat untuk latar */</text:span></text:p>
            <text:p text:style-name="Preformatted_20_Text"><text:span text:style-name="Source_20_Text"><text:s text:c="2"/>color: #721c24; /* Merah tua untuk teks */</text:span></text:p>
            <text:p text:style-name="Preformatted_20_Text"><text:span text:style-name="Source_20_Text"><text:s text:c="2"/>padding: 15px 20px;</text:span></text:p>
            <text:p text:style-name="Preformatted_20_Text"><text:span text:style-name="Source_20_Text"><text:s text:c="2"/>border-radius: 5px;</text:span></text:p>
            <text:p text:style-name="Preformatted_20_Text"><text:span text:style-name="Source_20_Text"><text:s text:c="2"/>margin: 10px 0; /* Beri sedikit jarak atas/bawah */</text:span></text:p>
            <text:p text:style-name="Preformatted_20_Text"><text:span text:style-name="Source_20_Text"><text:s text:c="2"/>text-align: left; /* Ratakan teks ke kiri */</text:span></text:p>
            <text:p text:style-name="Preformatted_20_Text"><text:span text:style-name="Source_20_Text"><text:s text:c="2"/>display: flex;</text:span></text:p>
            <text:p text:style-name="Preformatted_20_Text"><text:span text:style-name="Source_20_Text"><text:s text:c="2"/>justify-content: space-between; /* Posisikan tombol retry ke kanan jika ada */</text:span></text:p>
            <text:p text:style-name="Preformatted_20_Text"><text:span text:style-name="Source_20_Text"><text:s text:c="2"/>align-items: center; /* Tengahkan item secara vertikal */</text:span></text:p>
            <text:p text:style-name="Preformatted_20_Text"><text:span text:style-name="Source_20_Text">}</text:span></text:p>
            <text:p text:style-name="Preformatted_20_Text"/>
            <text:p text:style-name="Preformatted_20_Text"><text:span text:style-name="Source_20_Text">.errorMessage {</text:span></text:p>
            <text:p text:style-name="Preformatted_20_Text"><text:span text:style-name="Source_20_Text"><text:s text:c="2"/>margin: 0;</text:span></text:p>
            <text:p text:style-name="Preformatted_20_Text"><text:span text:style-name="Source_20_Text"><text:s text:c="2"/>flex-grow: 1; /* Biarkan teks error mengisi ruang */</text:span></text:p>
            <text:p text:style-name="Preformatted_20_Text"><text:span text:style-name="Source_20_Text"><text:s text:c="2"/>margin-right: 15px; /* Jarak antara teks dan tombol */</text:span></text:p>
            <text:p text:style-name="Preformatted_20_Text"><text:span text:style-name="Source_20_Text">}</text:span></text:p>
            <text:p text:style-name="Preformatted_20_Text"/>
            <text:p text:style-name="Preformatted_20_Text"><text:span text:style-name="Source_20_Text">.retryButton {</text:span></text:p>
            <text:p text:style-name="Preformatted_20_Text"><text:span text:style-name="Source_20_Text"><text:s text:c="2"/>padding: 5px 10px;</text:span></text:p>
            <text:p text:style-name="Preformatted_20_Text"><text:span text:style-name="Source_20_Text"><text:s text:c="2"/>font-size: 0.9rem;</text:span></text:p>
            <text:p text:style-name="Preformatted_20_Text"><text:span text:style-name="Source_20_Text"><text:s text:c="2"/>color: #721c24; /* Sesuaikan warna tombol */</text:span></text:p>
            <text:p text:style-name="Preformatted_20_Text"><text:span text:style-name="Source_20_Text"><text:s text:c="2"/>background-color: transparent;</text:span></text:p>
            <text:p text:style-name="Preformatted_20_Text"><text:span text:style-name="Source_20_Text"><text:s text:c="2"/>border: 1px solid #721c24;</text:span></text:p>
            <text:p text:style-name="Preformatted_20_Text"><text:span text:style-name="Source_20_Text"><text:s text:c="2"/>border-radius: 4px;</text:span></text:p>
            <text:p text:style-name="Preformatted_20_Text"><text:span text:style-name="Source_20_Text"><text:s text:c="2"/>cursor: pointer;</text:span></text:p>
            <text:p text:style-name="Preformatted_20_Text"><text:span text:style-name="Source_20_Text"><text:s text:c="2"/>white-space: nowrap; /* Agar teks tombol tidak wrap */</text:span></text:p>
            <text:p text:style-name="Preformatted_20_Text"><text:span text:style-name="Source_20_Text"><text:s text:c="2"/>transition: background-color 0.2s ease, color 0.2s ease;</text:span></text:p>
            <text:p text:style-name="Preformatted_20_Text"><text:span text:style-name="Source_20_Text">}</text:span></text:p>
            <text:p text:style-name="Preformatted_20_Text"/>
            <text:p text:style-name="Preformatted_20_Text"><text:span text:style-name="Source_20_Text">.retryButton:hover {</text:span></text:p>
            <text:p text:style-name="Preformatted_20_Text"><text:span text:style-name="Source_20_Text"><text:s text:c="2"/>background-color: #721c24;</text:span></text:p>
            <text:p text:style-name="Preformatted_20_Text"><text:span text:style-name="Source_20_Text"><text:s text:c="2"/>color: white;</text:span></text:p>
            <text:p text:style-name="P147"><text:span text:style-name="Source_20_Text">}</text:span></text:p>
            <text:p text:style-name="Horizontal_20_Line"/>
            <text:p text:style-name="Text_20_body"><text:span text:style-name="Strong_20_Emphasis">File 15.2: </text:span><text:span text:style-name="Strong_20_Emphasis"><text:span text:style-name="Source_20_Text">smartfarm_client/src/components/UI/ErrorMessage/ErrorMessage.js</text:span></text:span></text:p>
            <text:p text:style-name="Text_20_body">Komponen React yang menampilkan pesan error. Komponen ini menerima pesan error sebagai prop dan secara opsional dapat menampilkan tombol "Coba Lagi".</text:p>
            <text:p text:style-name="Text_20_body">JavaScript</text:p>
            <text:p text:style-name="Preformatted_20_Text"><text:span text:style-name="Source_20_Text">// smartfarm_client/src/components/UI/ErrorMessage/ErrorMessage.js</text:span></text:p>
            <text:p text:style-name="Preformatted_20_Text"/>
            <text:p text:style-name="Preformatted_20_Text"><text:soft-page-break/><text:span text:style-name="Source_20_Text">import React from 'react';</text:span></text:p>
            <text:p text:style-name="Preformatted_20_Text"><text:span text:style-name="Source_20_Text">import styles from './ErrorMessage.module.css'; // Impor CSS Module</text:span></text:p>
            <text:p text:style-name="Preformatted_20_Text"/>
            <text:p text:style-name="Preformatted_20_Text"><text:span text:style-name="Source_20_Text">/**</text:span></text:p>
            <text:p text:style-name="Preformatted_20_Text"><text:span text:style-name="Source_20_Text"><text:s/>* Komponen untuk menampilkan pesan error.</text:span></text:p>
            <text:p text:style-name="Preformatted_20_Text"><text:span text:style-name="Source_20_Text"><text:s/>* Menerima prop 'message' (string) untuk pesan yang ditampilkan.</text:span></text:p>
            <text:p text:style-name="Preformatted_20_Text"><text:span text:style-name="Source_20_Text"><text:s/>* Menerima prop 'onRetry' (function, opsional) untuk menampilkan tombol Coba Lagi.</text:span></text:p>
            <text:p text:style-name="Preformatted_20_Text"><text:span text:style-name="Source_20_Text"><text:s/>*/</text:span></text:p>
            <text:p text:style-name="Preformatted_20_Text"><text:span text:style-name="Source_20_Text">function ErrorMessage({ message, onRetry }) {</text:span></text:p>
            <text:p text:style-name="Preformatted_20_Text"><text:span text:style-name="Source_20_Text"><text:s text:c="2"/>// Jika tidak ada pesan, tampilkan pesan default atau tidak sama sekali</text:span></text:p>
            <text:p text:style-name="Preformatted_20_Text"><text:span text:style-name="Source_20_Text"><text:s text:c="2"/>if (!message) {</text:span></text:p>
            <text:p text:style-name="Preformatted_20_Text"><text:span text:style-name="Source_20_Text"><text:s text:c="4"/>// Atau return null jika tidak ingin menampilkan apa pun</text:span></text:p>
            <text:p text:style-name="Preformatted_20_Text"><text:span text:style-name="Source_20_Text"><text:s text:c="4"/>message = "Terjadi kesalahan yang tidak diketahui.";</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className={styles.errorBox} role="alert"&gt; {/* role="alert" untuk aksesibilitas */}</text:span></text:p>
            <text:p text:style-name="Preformatted_20_Text"><text:span text:style-name="Source_20_Text"><text:s text:c="6"/>&lt;p className={styles.errorMessage}&gt;{message}&lt;/p&gt;</text:span></text:p>
            <text:p text:style-name="Preformatted_20_Text"><text:span text:style-name="Source_20_Text"><text:s text:c="6"/>{/* Tampilkan tombol Coba Lagi hanya jika fungsi onRetry diberikan */}</text:span></text:p>
            <text:p text:style-name="Preformatted_20_Text"><text:span text:style-name="Source_20_Text"><text:s text:c="6"/>{onRetry &amp;&amp; typeof onRetry === 'function' &amp;&amp; (</text:span></text:p>
            <text:p text:style-name="Preformatted_20_Text"><text:span text:style-name="Source_20_Text"><text:s text:c="8"/>&lt;button onClick={onRetry} className={styles.retryButton}&gt;</text:span></text:p>
            <text:p text:style-name="Preformatted_20_Text"><text:span text:style-name="Source_20_Text"><text:s text:c="10"/>Coba Lagi</text:span></text:p>
            <text:p text:style-name="Preformatted_20_Text"><text:span text:style-name="Source_20_Text"><text:s text:c="8"/>&lt;/button&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147"><text:span text:style-name="Source_20_Text">export default ErrorMessage;</text:span></text:p>
            <text:p text:style-name="Text_20_body"><text:span text:style-name="Strong_20_Emphasis">Penjelasan:</text:span></text:p>
            <text:list xml:id="list1792433364082805319" text:style-name="L53">
              <text:list-item>
                <text:p text:style-name="P122"><text:span text:style-name="Strong_20_Emphasis"><text:span text:style-name="Source_20_Text">ErrorMessage.module.css</text:span></text:span><text:span text:style-name="Strong_20_Emphasis">:</text:span> </text:p>
                <text:list>
                  <text:list-item>
                    <text:p text:style-name="P122"><text:span text:style-name="Source_20_Text">.errorBox</text:span>: Memberikan gaya dasar pada container pesan error (border, background, warna teks, padding, radius). Menggunakan <text:span text:style-name="Source_20_Text">display: flex</text:span> untuk mengatur posisi tombol retry. </text:p>
                  </text:list-item>
                  <text:list-item>
                    <text:p text:style-name="P122"><text:span text:style-name="Source_20_Text">.errorMessage</text:span>: Memberi gaya pada teks pesan itu sendiri. <text:span text:style-name="Source_20_Text">flex-grow: 1</text:span> membuatnya mengambil ruang yang tersedia. </text:p>
                  </text:list-item>
                  <text:list-item>
                    <text:p text:style-name="P122"><text:span text:style-name="Source_20_Text">.retryButton</text:span>: Memberi gaya pada tombol "Coba Lagi" agar sesuai dengan tema error. </text:p>
                  </text:list-item>
                </text:list>
              </text:list-item>
              <text:list-item>
                <text:p text:style-name="P122"><text:span text:style-name="Strong_20_Emphasis"><text:span text:style-name="Source_20_Text">ErrorMessage.js</text:span></text:span><text:span text:style-name="Strong_20_Emphasis">:</text:span> </text:p>
                <text:list>
                  <text:list-item>
                    <text:p text:style-name="P122"><text:span text:style-name="Strong_20_Emphasis">Import:</text:span> Mengimpor <text:span text:style-name="Source_20_Text">React</text:span> dan <text:span text:style-name="Source_20_Text">styles</text:span> dari CSS Module. </text:p>
                  </text:list-item>
                  <text:list-item>
                    <text:p text:style-name="P122"><text:span text:style-name="Strong_20_Emphasis">Props (</text:span><text:span text:style-name="Strong_20_Emphasis"><text:span text:style-name="Source_20_Text">message</text:span></text:span><text:span text:style-name="Strong_20_Emphasis">, </text:span><text:span text:style-name="Strong_20_Emphasis"><text:span text:style-name="Source_20_Text">onRetry</text:span></text:span><text:span text:style-name="Strong_20_Emphasis">)</text:span>: Komponen menerima dua props: </text:p>
                    <text:list>
                      <text:list-item>
                        <text:p text:style-name="P122"><text:span text:style-name="Source_20_Text">message</text:span>: String yang berisi pesan error untuk ditampilkan. Ada penanganan jika <text:span text:style-name="Source_20_Text">message</text:span> tidak diberikan. </text:p>
                      </text:list-item>
                      <text:list-item>
                        <text:p text:style-name="P122"><text:span text:style-name="Source_20_Text">onRetry</text:span>: Fungsi yang akan dipanggil jika tombol "Coba Lagi" diklik. Prop ini bersifat opsional. </text:p>
                      </text:list-item>
                    </text:list>
                  </text:list-item>
                  <text:list-item>
                    <text:p text:style-name="P122"><text:span text:style-name="Strong_20_Emphasis">Rendering:</text:span> </text:p>
                    <text:list>
                      <text:list-item>
                        <text:p text:style-name="P122">Merender <text:span text:style-name="Source_20_Text">div</text:span> dengan <text:span text:style-name="Source_20_Text">className={styles.errorBox}</text:span> dan <text:span text:style-name="Source_20_Text">role="alert"</text:span> (penting untuk aksesibilitas, memberitahu screen reader bahwa ini adalah pesan penting). </text:p>
                      </text:list-item>
                      <text:list-item>
                        <text:p text:style-name="P122">Menampilkan <text:span text:style-name="Source_20_Text">message</text:span> di dalam elemen <text:span text:style-name="Source_20_Text">&lt;p&gt;</text:span>. </text:p>
                      </text:list-item>
                      <text:list-item>
                        <text:p text:style-name="P53"><text:span text:style-name="Strong_20_Emphasis">Conditional Rendering Tombol:</text:span> Menggunakan operator <text:span text:style-name="Source_20_Text">&amp;&amp;</text:span>, tombol "Coba Lagi" hanya akan dirender jika <text:span text:style-name="Source_20_Text">onRetry</text:span> ada <text:span text:style-name="Emphasis">dan</text:span> merupakan sebuah fungsi <text:soft-page-break/>(<text:span text:style-name="Source_20_Text">typeof onRetry === 'function'</text:span>). Tombol ini memiliki <text:span text:style-name="Source_20_Text">onClick={onRetry}</text:span> untuk memanggil fungsi tersebut saat diklik. </text:p>
                      </text:list-item>
                    </text:list>
                  </text:list-item>
                </text:list>
              </text:list-item>
            </text:list>
            <text:p text:style-name="Horizontal_20_Line"/>
            <text:p text:style-name="Text_20_body">Komponen <text:span text:style-name="Source_20_Text">ErrorMessage</text:span> ini siap digunakan di halaman mana saja yang perlu menampilkan pesan error kepada pengguna, seperti saat fetch API gagal di <text:span text:style-name="Source_20_Text">DashboardPage</text:span> atau <text:span text:style-name="Source_20_Text">AreaDetailPage</text:span>. Apakah implementasinya jelas? Katakan "YOI" untuk lanjut ke komponen <text:span text:style-name="Source_20_Text">AreaCard.js</text:span>.</text:p>
          </text:section>
          <text:section text:style-name="Sect1" text:name="feedback-form-42">
            <text:p text:style-name="P69"/>
          </text:section>
        </text:section>
        <text:section text:style-name="Sect1" text:name="9052e97acb7cdec7">
          <text:p text:style-name="Text_20_body"/>
          <text:section text:style-name="Sect1" text:name="user-query-content-43">
            <text:p text:style-name="P145">YOI </text:p>
          </text:section>
          <text:p text:style-name="P69">Tampilkan alur berpikir</text:p>
          <text:section text:style-name="Sect2" text:name="model-response-message-contentr_9052e97acb7cdec7">
            <text:p text:style-name="Text_20_body">Sip! Sekarang kita buat komponen kartu yang akan menampilkan ringkasan setiap area di Dashboard.</text:p>
            <text:p text:style-name="Horizontal_20_Line"/>
            <text:p text:style-name="Text_20_body"><text:span text:style-name="Strong_20_Emphasis">File 16.1: </text:span><text:span text:style-name="Strong_20_Emphasis"><text:span text:style-name="Source_20_Text">smartfarm_client/src/components/AreaCard/AreaCard.module.css</text:span></text:span></text:p>
            <text:p text:style-name="Text_20_body">CSS Module untuk styling kartu area.</text:p>
            <text:p text:style-name="Text_20_body">CSS</text:p>
            <text:p text:style-name="Preformatted_20_Text"><text:span text:style-name="Source_20_Text">/* smartfarm_client/src/components/AreaCard/AreaCard.module.css */</text:span></text:p>
            <text:p text:style-name="Preformatted_20_Text"/>
            <text:p text:style-name="Preformatted_20_Text"><text:span text:style-name="Source_20_Text">.card {</text:span></text:p>
            <text:p text:style-name="Preformatted_20_Text"><text:span text:style-name="Source_20_Text"><text:s text:c="2"/>border: 1px solid #e0e0e0; /* Border abu-abu halus */</text:span></text:p>
            <text:p text:style-name="Preformatted_20_Text"><text:span text:style-name="Source_20_Text"><text:s text:c="2"/>border-radius: 8px; /* Sudut membulat */</text:span></text:p>
            <text:p text:style-name="Preformatted_20_Text"><text:span text:style-name="Source_20_Text"><text:s text:c="2"/>padding: 20px;</text:span></text:p>
            <text:p text:style-name="Preformatted_20_Text"><text:span text:style-name="Source_20_Text"><text:s text:c="2"/>background-color: #ffffff; /* Latar putih */</text:span></text:p>
            <text:p text:style-name="Preformatted_20_Text"><text:span text:style-name="Source_20_Text"><text:s text:c="2"/>box-shadow: 0 2px 5px rgba(0, 0, 0, 0.05); /* Bayangan halus */</text:span></text:p>
            <text:p text:style-name="Preformatted_20_Text"><text:span text:style-name="Source_20_Text"><text:s text:c="2"/>transition: box-shadow 0.3s ease, transform 0.3s ease; /* Transisi untuk hover */</text:span></text:p>
            <text:p text:style-name="Preformatted_20_Text"><text:span text:style-name="Source_20_Text"><text:s text:c="2"/>height: 100%; /* Pastikan kartu mengisi tinggi grid item */</text:span></text:p>
            <text:p text:style-name="Preformatted_20_Text"><text:span text:style-name="Source_20_Text"><text:s text:c="2"/>display: flex;</text:span></text:p>
            <text:p text:style-name="Preformatted_20_Text"><text:span text:style-name="Source_20_Text"><text:s text:c="2"/>flex-direction: column; /* Susun konten secara vertikal */</text:span></text:p>
            <text:p text:style-name="Preformatted_20_Text"><text:span text:style-name="Source_20_Text">}</text:span></text:p>
            <text:p text:style-name="Preformatted_20_Text"/>
            <text:p text:style-name="Preformatted_20_Text"><text:span text:style-name="Source_20_Text">.card:hover {</text:span></text:p>
            <text:p text:style-name="Preformatted_20_Text"><text:span text:style-name="Source_20_Text"><text:s text:c="2"/>box-shadow: 0 4px 10px rgba(0, 0, 0, 0.1); /* Bayangan lebih jelas saat hover */</text:span></text:p>
            <text:p text:style-name="Preformatted_20_Text"><text:span text:style-name="Source_20_Text"><text:s text:c="2"/>transform: translateY(-3px); /* Sedikit terangkat saat hover */</text:span></text:p>
            <text:p text:style-name="Preformatted_20_Text"><text:span text:style-name="Source_20_Text">}</text:span></text:p>
            <text:p text:style-name="Preformatted_20_Text"/>
            <text:p text:style-name="Preformatted_20_Text"><text:span text:style-name="Source_20_Text">.cardTitle {</text:span></text:p>
            <text:p text:style-name="Preformatted_20_Text"><text:span text:style-name="Source_20_Text"><text:s text:c="2"/>font-size: 1.25rem; /* Ukuran font judul */</text:span></text:p>
            <text:p text:style-name="Preformatted_20_Text"><text:span text:style-name="Source_20_Text"><text:s text:c="2"/>color: #333;</text:span></text:p>
            <text:p text:style-name="Preformatted_20_Text"><text:span text:style-name="Source_20_Text"><text:s text:c="2"/>margin-top: 0;</text:span></text:p>
            <text:p text:style-name="Preformatted_20_Text"><text:span text:style-name="Source_20_Text"><text:s text:c="2"/>margin-bottom: 10px;</text:span></text:p>
            <text:p text:style-name="Preformatted_20_Text"><text:span text:style-name="Source_20_Text"><text:s text:c="2"/>border-bottom: 1px solid #eee; /* Garis pemisah tipis */</text:span></text:p>
            <text:p text:style-name="Preformatted_20_Text"><text:span text:style-name="Source_20_Text"><text:s text:c="2"/>padding-bottom: 8px;</text:span></text:p>
            <text:p text:style-name="Preformatted_20_Text"><text:span text:style-name="Source_20_Text">}</text:span></text:p>
            <text:p text:style-name="Preformatted_20_Text"/>
            <text:p text:style-name="Preformatted_20_Text"><text:span text:style-name="Source_20_Text">.cardInfo {</text:span></text:p>
            <text:p text:style-name="Preformatted_20_Text"><text:span text:style-name="Source_20_Text"><text:s text:c="2"/>font-size: 0.95rem; /* Ukuran font info */</text:span></text:p>
            <text:p text:style-name="Preformatted_20_Text"><text:span text:style-name="Source_20_Text"><text:s text:c="2"/>color: #555; /* Warna teks info */</text:span></text:p>
            <text:p text:style-name="Preformatted_20_Text"><text:span text:style-name="Source_20_Text"><text:s text:c="2"/>margin-bottom: 8px; /* Jarak antar baris info */</text:span></text:p>
            <text:p text:style-name="Preformatted_20_Text"><text:span text:style-name="Source_20_Text"><text:s text:c="2"/>flex-grow: 1; /* Biarkan bagian info mengisi ruang tersisa */</text:span></text:p>
            <text:p text:style-name="Preformatted_20_Text"><text:span text:style-name="Source_20_Text">}</text:span></text:p>
            <text:p text:style-name="Preformatted_20_Text"><text:soft-page-break/></text:p>
            <text:p text:style-name="Preformatted_20_Text"><text:span text:style-name="Source_20_Text">.cardInfo strong {</text:span></text:p>
            <text:p text:style-name="Preformatted_20_Text"><text:span text:style-name="Source_20_Text"><text:s text:c="2"/>color: #444; /* Warna teks label (misal: "Tanaman:") */</text:span></text:p>
            <text:p text:style-name="Preformatted_20_Text"><text:span text:style-name="Source_20_Text">}</text:span></text:p>
            <text:p text:style-name="Preformatted_20_Text"/>
            <text:p text:style-name="Preformatted_20_Text"><text:span text:style-name="Source_20_Text">.noInfo {</text:span></text:p>
            <text:p text:style-name="Preformatted_20_Text"><text:span text:style-name="Source_20_Text"><text:s text:c="2"/>font-style: italic; /* Miringkan teks jika info tidak ada */</text:span></text:p>
            <text:p text:style-name="Preformatted_20_Text"><text:span text:style-name="Source_20_Text"><text:s text:c="2"/>color: #888;</text:span></text:p>
            <text:p text:style-name="Preformatted_20_Text"><text:span text:style-name="Source_20_Text">}</text:span></text:p>
            <text:p text:style-name="P147"/>
            <text:p text:style-name="Horizontal_20_Line"/>
            <text:p text:style-name="Text_20_body"><text:span text:style-name="Strong_20_Emphasis">File 16.2: </text:span><text:span text:style-name="Strong_20_Emphasis"><text:span text:style-name="Source_20_Text">smartfarm_client/src/components/AreaCard/AreaCard.js</text:span></text:span></text:p>
            <text:p text:style-name="Text_20_body">Komponen React untuk menampilkan ringkasan satu area pertanian. Komponen ini menerima data area melalui props.</text:p>
            <text:p text:style-name="Text_20_body">JavaScript</text:p>
            <text:p text:style-name="Preformatted_20_Text"><text:span text:style-name="Source_20_Text">// smartfarm_client/src/components/AreaCard/AreaCard.js</text:span></text:p>
            <text:p text:style-name="Preformatted_20_Text"/>
            <text:p text:style-name="Preformatted_20_Text"><text:span text:style-name="Source_20_Text">import React from 'react';</text:span></text:p>
            <text:p text:style-name="Preformatted_20_Text"><text:span text:style-name="Source_20_Text">import PropTypes from 'prop-types'; // Impor PropTypes untuk validasi tipe prop</text:span></text:p>
            <text:p text:style-name="Preformatted_20_Text"><text:span text:style-name="Source_20_Text">import styles from './AreaCard.module.css'; // Impor CSS Module</text:span></text:p>
            <text:p text:style-name="Preformatted_20_Text"/>
            <text:p text:style-name="Preformatted_20_Text"><text:span text:style-name="Source_20_Text">/**</text:span></text:p>
            <text:p text:style-name="Preformatted_20_Text"><text:span text:style-name="Source_20_Text"><text:s/>* Komponen Card untuk menampilkan ringkasan satu area pertanian.</text:span></text:p>
            <text:p text:style-name="Preformatted_20_Text"><text:span text:style-name="Source_20_Text"><text:s/>* Menerima props: name, plantType, location.</text:span></text:p>
            <text:p text:style-name="Preformatted_20_Text"><text:span text:style-name="Source_20_Text"><text:s/>*/</text:span></text:p>
            <text:p text:style-name="Preformatted_20_Text"><text:span text:style-name="Source_20_Text">function AreaCard({ name, plantType, location }) {</text:span></text:p>
            <text:p text:style-name="Preformatted_20_Text"><text:span text:style-name="Source_20_Text"><text:s text:c="2"/>return (</text:span></text:p>
            <text:p text:style-name="Preformatted_20_Text"><text:span text:style-name="Source_20_Text"><text:s text:c="4"/>&lt;div className={styles.card}&gt;</text:span></text:p>
            <text:p text:style-name="Preformatted_20_Text"><text:span text:style-name="Source_20_Text"><text:s text:c="6"/>&lt;h3 className={styles.cardTitle}&gt;{name || 'Nama Area Tidak Diketahui'}&lt;/h3&gt;</text:span></text:p>
            <text:p text:style-name="Preformatted_20_Text"/>
            <text:p text:style-name="Preformatted_20_Text"><text:span text:style-name="Source_20_Text"><text:s text:c="6"/>&lt;div className={styles.cardInfo}&gt;</text:span></text:p>
            <text:p text:style-name="Preformatted_20_Text"><text:span text:style-name="Source_20_Text"><text:s text:c="8"/>&lt;p&gt;</text:span></text:p>
            <text:p text:style-name="Preformatted_20_Text"><text:span text:style-name="Source_20_Text"><text:s text:c="10"/>&lt;strong&gt;Tanaman:&lt;/strong&gt;{' '}</text:span></text:p>
            <text:p text:style-name="Preformatted_20_Text"><text:span text:style-name="Source_20_Text"><text:s text:c="10"/>{plantType ? plantType : &lt;span className={styles.noInfo}&gt;Belum ditentukan&lt;/span&gt;}</text:span></text:p>
            <text:p text:style-name="Preformatted_20_Text"><text:span text:style-name="Source_20_Text"><text:s text:c="8"/>&lt;/p&gt;</text:span></text:p>
            <text:p text:style-name="Preformatted_20_Text"><text:span text:style-name="Source_20_Text"><text:s text:c="8"/>&lt;p&gt;</text:span></text:p>
            <text:p text:style-name="Preformatted_20_Text"><text:span text:style-name="Source_20_Text"><text:s text:c="10"/>&lt;strong&gt;Lokasi/Deskripsi:&lt;/strong&gt;{' '}</text:span></text:p>
            <text:p text:style-name="Preformatted_20_Text"><text:span text:style-name="Source_20_Text"><text:s text:c="10"/>{location ? location : &lt;span className={styles.noInfo}&gt;Tidak ada deskripsi&lt;/span&gt;}</text:span></text:p>
            <text:p text:style-name="Preformatted_20_Text"><text:span text:style-name="Source_20_Text"><text:s text:c="8"/>&lt;/p&gt;</text:span></text:p>
            <text:p text:style-name="Preformatted_20_Text"><text:span text:style-name="Source_20_Text"><text:s text:c="8"/>{/* Tambahkan info ringkasan lain di sini jika perlu */}</text:span></text:p>
            <text:p text:style-name="Preformatted_20_Text"><text:span text:style-name="Source_20_Text"><text:s text:c="8"/>{/* Contoh: &lt;p&gt;&lt;strong&gt;Suhu Terkini:&lt;/strong&gt; 28°C&lt;/p&gt; */}</text:span></text:p>
            <text:p text:style-name="Preformatted_20_Text"><text:span text:style-name="Source_20_Text"><text:s text:c="6"/>&lt;/div&gt;</text:span></text:p>
            <text:p text:style-name="Preformatted_20_Text"/>
            <text:p text:style-name="Preformatted_20_Text"><text:span text:style-name="Source_20_Text"><text:s text:c="6"/>{/* Bisa tambahkan tombol aksi di sini jika perlu */}</text:span></text:p>
            <text:p text:style-name="Preformatted_20_Text"><text:span text:style-name="Source_20_Text"><text:s text:c="6"/>{/* &lt;div className={styles.cardActions}&gt;</text:span></text:p>
            <text:p text:style-name="Preformatted_20_Text"><text:span text:style-name="Source_20_Text"><text:s text:c="8"/>&lt;button&gt;Lihat Detail&lt;/button&gt;</text:span></text:p>
            <text:p text:style-name="Preformatted_20_Text"><text:span text:style-name="Source_20_Text"><text:s text:c="6"/>&lt;/div&gt; */}</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Definisi tipe properti (PropTypes) untuk validasi dan dokumentasi</text:span></text:p>
            <text:p text:style-name="Preformatted_20_Text"><text:span text:style-name="Source_20_Text">AreaCard.propTypes = {</text:span></text:p>
            <text:p text:style-name="Preformatted_20_Text"><text:span text:style-name="Source_20_Text"><text:s text:c="2"/>/** Nama area pertanian (wajib ada) */</text:span></text:p>
            <text:p text:style-name="Preformatted_20_Text"><text:span text:style-name="Source_20_Text"><text:s text:c="2"/>name: PropTypes.string.isRequired,</text:span></text:p>
            <text:p text:style-name="Preformatted_20_Text"><text:span text:style-name="Source_20_Text"><text:s text:c="2"/>/** Jenis tanaman di area tersebut (opsional) */</text:span></text:p>
            <text:p text:style-name="Preformatted_20_Text"><text:soft-page-break/><text:span text:style-name="Source_20_Text"><text:s text:c="2"/>plantType: PropTypes.string,</text:span></text:p>
            <text:p text:style-name="Preformatted_20_Text"><text:span text:style-name="Source_20_Text"><text:s text:c="2"/>/** Deskripsi lokasi area (opsional) */</text:span></text:p>
            <text:p text:style-name="Preformatted_20_Text"><text:span text:style-name="Source_20_Text"><text:s text:c="2"/>location: PropTypes.string,</text:span></text:p>
            <text:p text:style-name="Preformatted_20_Text"><text:span text:style-name="Source_20_Text">};</text:span></text:p>
            <text:p text:style-name="Preformatted_20_Text"/>
            <text:p text:style-name="Preformatted_20_Text"><text:span text:style-name="Source_20_Text">// Nilai default untuk props (jika tidak diberikan)</text:span></text:p>
            <text:p text:style-name="Preformatted_20_Text"><text:span text:style-name="Source_20_Text">AreaCard.defaultProps = {</text:span></text:p>
            <text:p text:style-name="Preformatted_20_Text"><text:span text:style-name="Source_20_Text"><text:s text:c="2"/>plantType: '',</text:span></text:p>
            <text:p text:style-name="Preformatted_20_Text"><text:span text:style-name="Source_20_Text"><text:s text:c="2"/>location: '',</text:span></text:p>
            <text:p text:style-name="Preformatted_20_Text"><text:span text:style-name="Source_20_Text">};</text:span></text:p>
            <text:p text:style-name="Preformatted_20_Text"/>
            <text:p text:style-name="Preformatted_20_Text"/>
            <text:p text:style-name="P147"><text:span text:style-name="Source_20_Text">export default AreaCard;</text:span></text:p>
            <text:p text:style-name="Text_20_body"><text:span text:style-name="Strong_20_Emphasis">Penjelasan:</text:span></text:p>
            <text:list xml:id="list48894917142613949" text:style-name="L54">
              <text:list-item>
                <text:p text:style-name="P123"><text:span text:style-name="Strong_20_Emphasis"><text:span text:style-name="Source_20_Text">AreaCard.module.css</text:span></text:span><text:span text:style-name="Strong_20_Emphasis">:</text:span> </text:p>
                <text:list>
                  <text:list-item>
                    <text:p text:style-name="P123"><text:span text:style-name="Source_20_Text">.card</text:span>: Mendefinisikan gaya dasar kartu (border, radius, padding, background, shadow, transisi). <text:span text:style-name="Source_20_Text">height: 100%</text:span> dan <text:span text:style-name="Source_20_Text">display: flex</text:span>, <text:span text:style-name="Source_20_Text">flex-direction: column</text:span> membantu kartu mengisi ruang grid dan menyusun kontennya secara vertikal. </text:p>
                  </text:list-item>
                  <text:list-item>
                    <text:p text:style-name="P123"><text:span text:style-name="Source_20_Text">.cardTitle</text:span>: Gaya untuk judul kartu. </text:p>
                  </text:list-item>
                  <text:list-item>
                    <text:p text:style-name="P123"><text:span text:style-name="Source_20_Text">.cardInfo</text:span>: Gaya untuk bagian informasi di bawah judul. <text:span text:style-name="Source_20_Text">flex-grow: 1</text:span> membuatnya mengisi ruang vertikal yang tersisa. </text:p>
                  </text:list-item>
                  <text:list-item>
                    <text:p text:style-name="P123"><text:span text:style-name="Source_20_Text">.noInfo</text:span>: Gaya khusus (teks miring abu-abu) jika informasi opsional (seperti <text:span text:style-name="Source_20_Text">plantType</text:span> atau <text:span text:style-name="Source_20_Text">location</text:span>) tidak ada. </text:p>
                  </text:list-item>
                </text:list>
              </text:list-item>
              <text:list-item>
                <text:p text:style-name="P123"><text:span text:style-name="Strong_20_Emphasis"><text:span text:style-name="Source_20_Text">AreaCard.js</text:span></text:span><text:span text:style-name="Strong_20_Emphasis">:</text:span> </text:p>
                <text:list>
                  <text:list-item>
                    <text:p text:style-name="P123"><text:span text:style-name="Strong_20_Emphasis">Import:</text:span> Mengimpor <text:span text:style-name="Source_20_Text">React</text:span>, <text:span text:style-name="Source_20_Text">PropTypes</text:span>, dan <text:span text:style-name="Source_20_Text">styles</text:span> dari CSS Module. </text:p>
                  </text:list-item>
                  <text:list-item>
                    <text:p text:style-name="P123"><text:span text:style-name="Strong_20_Emphasis">Props (</text:span><text:span text:style-name="Strong_20_Emphasis"><text:span text:style-name="Source_20_Text">name</text:span></text:span><text:span text:style-name="Strong_20_Emphasis">, </text:span><text:span text:style-name="Strong_20_Emphasis"><text:span text:style-name="Source_20_Text">plantType</text:span></text:span><text:span text:style-name="Strong_20_Emphasis">, </text:span><text:span text:style-name="Strong_20_Emphasis"><text:span text:style-name="Source_20_Text">location</text:span></text:span><text:span text:style-name="Strong_20_Emphasis">)</text:span>: Komponen ini didefinisikan untuk menerima tiga properti (props): <text:span text:style-name="Source_20_Text">name</text:span>, <text:span text:style-name="Source_20_Text">plantType</text:span>, dan <text:span text:style-name="Source_20_Text">location</text:span>. Ini adalah data yang dikirim dari komponen induk (<text:span text:style-name="Source_20_Text">DashboardPage</text:span>). </text:p>
                  </text:list-item>
                  <text:list-item>
                    <text:p text:style-name="P123"><text:span text:style-name="Strong_20_Emphasis">Rendering:</text:span> </text:p>
                    <text:list>
                      <text:list-item>
                        <text:p text:style-name="P123">Merender <text:span text:style-name="Source_20_Text">div</text:span> luar dengan <text:span text:style-name="Source_20_Text">className={styles.card}</text:span>. </text:p>
                      </text:list-item>
                      <text:list-item>
                        <text:p text:style-name="P123">Menampilkan <text:span text:style-name="Source_20_Text">name</text:span> dalam <text:span text:style-name="Source_20_Text">h3</text:span> dengan <text:span text:style-name="Source_20_Text">className={styles.cardTitle}</text:span>. Ada fallback jika <text:span text:style-name="Source_20_Text">name</text:span> tidak ada. </text:p>
                      </text:list-item>
                      <text:list-item>
                        <text:p text:style-name="P123">Menampilkan <text:span text:style-name="Source_20_Text">plantType</text:span> dan <text:span text:style-name="Source_20_Text">location</text:span>. Menggunakan <text:span text:style-name="Emphasis">ternary operator</text:span> (<text:span text:style-name="Source_20_Text">kondisi ? nilai_jika_true : nilai_jika_false</text:span>) untuk menampilkan nilai prop jika ada, atau menampilkan <text:span text:style-name="Source_20_Text">&lt;span&gt;</text:span> dengan gaya <text:span text:style-name="Source_20_Text">styles.noInfo</text:span> jika prop tersebut kosong atau tidak diberikan. </text:p>
                      </text:list-item>
                    </text:list>
                  </text:list-item>
                  <text:list-item>
                    <text:p text:style-name="P123"><text:span text:style-name="Strong_20_Emphasis">PropTypes:</text:span> Blok <text:span text:style-name="Source_20_Text">AreaCard.propTypes</text:span> digunakan untuk mendefinisikan tipe data yang diharapkan untuk setiap prop. </text:p>
                    <text:list>
                      <text:list-item>
                        <text:p text:style-name="P123"><text:span text:style-name="Source_20_Text">name: PropTypes.string.isRequired</text:span>: Menandakan bahwa prop <text:span text:style-name="Source_20_Text">name</text:span> harus berupa string dan wajib diberikan. React akan memberikan peringatan di console development jika prop ini tidak ada atau tipenya salah. </text:p>
                      </text:list-item>
                      <text:list-item>
                        <text:p text:style-name="P123"><text:span text:style-name="Source_20_Text">plantType: PropTypes.string</text:span>, <text:span text:style-name="Source_20_Text">location: PropTypes.string</text:span>: Menandakan prop ini harus berupa string tapi bersifat opsional. </text:p>
                      </text:list-item>
                      <text:list-item>
                        <text:p text:style-name="P123">Penggunaan PropTypes sangat disarankan untuk meningkatkan keandalan dan dokumentasi komponen. </text:p>
                      </text:list-item>
                    </text:list>
                  </text:list-item>
                  <text:list-item>
                    <text:p text:style-name="P54"><text:span text:style-name="Strong_20_Emphasis">DefaultProps:</text:span> Blok <text:span text:style-name="Source_20_Text">AreaCard.defaultProps</text:span> mendefinisikan nilai default untuk props opsional jika komponen induk tidak memberikannya. </text:p>
                  </text:list-item>
                </text:list>
              </text:list-item>
            </text:list>
            <text:p text:style-name="Horizontal_20_Line"/>
            <text:p text:style-name="Text_20_body"><text:soft-page-break/>Komponen <text:span text:style-name="Source_20_Text">AreaCard</text:span> ini siap digunakan oleh <text:span text:style-name="Source_20_Text">DashboardPage</text:span> untuk menampilkan setiap area dalam bentuk kartu yang informatif dan interaktif (karena dibungkus <text:span text:style-name="Source_20_Text">Link</text:span> di <text:span text:style-name="Source_20_Text">DashboardPage</text:span>). Apakah implementasinya jelas? Katakan "YOI" untuk lanjut ke komponen <text:span text:style-name="Source_20_Text">SensorDisplay.js</text:span>.</text:p>
          </text:section>
          <text:section text:style-name="Sect1" text:name="feedback-form-43">
            <text:p text:style-name="P69"/>
          </text:section>
        </text:section>
        <text:section text:style-name="Sect1" text:name="8fe323b8a9c4d792">
          <text:p text:style-name="Text_20_body"/>
          <text:section text:style-name="Sect1" text:name="user-query-content-44">
            <text:p text:style-name="P145">YOI </text:p>
          </text:section>
          <text:p text:style-name="P69">Tampilkan alur berpikir</text:p>
          <text:section text:style-name="Sect2" text:name="model-response-message-contentr_8fe323b8a9c4d792">
            <text:p text:style-name="Text_20_body">Oke, kita buat komponen untuk menampilkan data dari satu sensor individual, yang akan digunakan di halaman Detail Area.</text:p>
            <text:p text:style-name="Horizontal_20_Line"/>
            <text:p text:style-name="Text_20_body"><text:span text:style-name="Strong_20_Emphasis">File 17.1: </text:span><text:span text:style-name="Strong_20_Emphasis"><text:span text:style-name="Source_20_Text">smartfarm_client/src/components/SensorDisplay/SensorDisplay.module.css</text:span></text:span></text:p>
            <text:p text:style-name="Text_20_body">CSS Module untuk styling tampilan data sensor.</text:p>
            <text:p text:style-name="Text_20_body">CSS</text:p>
            <text:p text:style-name="Preformatted_20_Text"><text:span text:style-name="Source_20_Text">/* smartfarm_client/src/components/SensorDisplay/SensorDisplay.module.css */</text:span></text:p>
            <text:p text:style-name="Preformatted_20_Text"/>
            <text:p text:style-name="Preformatted_20_Text"><text:span text:style-name="Source_20_Text">.displayBox {</text:span></text:p>
            <text:p text:style-name="Preformatted_20_Text"><text:span text:style-name="Source_20_Text"><text:s text:c="2"/>border: 1px solid #e0e0e0;</text:span></text:p>
            <text:p text:style-name="Preformatted_20_Text"><text:span text:style-name="Source_20_Text"><text:s text:c="2"/>border-radius: 6px;</text:span></text:p>
            <text:p text:style-name="Preformatted_20_Text"><text:span text:style-name="Source_20_Text"><text:s text:c="2"/>padding: 15px;</text:span></text:p>
            <text:p text:style-name="Preformatted_20_Text"><text:span text:style-name="Source_20_Text"><text:s text:c="2"/>background-color: #f9f9f9; /* Latar sedikit berbeda dari section */</text:span></text:p>
            <text:p text:style-name="Preformatted_20_Text"><text:span text:style-name="Source_20_Text"><text:s text:c="2"/>text-align: center; /* Pusatkan teks */</text:span></text:p>
            <text:p text:style-name="Preformatted_20_Text"><text:span text:style-name="Source_20_Text"><text:s text:c="2"/>min-height: 130px; /* Beri tinggi minimum agar ukuran konsisten */</text:span></text:p>
            <text:p text:style-name="Preformatted_20_Text"><text:span text:style-name="Source_20_Text"><text:s text:c="2"/>display: flex;</text:span></text:p>
            <text:p text:style-name="Preformatted_20_Text"><text:span text:style-name="Source_20_Text"><text:s text:c="2"/>flex-direction: column;</text:span></text:p>
            <text:p text:style-name="Preformatted_20_Text"><text:span text:style-name="Source_20_Text"><text:s text:c="2"/>justify-content: space-between; /* Beri jarak antar elemen */</text:span></text:p>
            <text:p text:style-name="Preformatted_20_Text"><text:span text:style-name="Source_20_Text">}</text:span></text:p>
            <text:p text:style-name="Preformatted_20_Text"/>
            <text:p text:style-name="Preformatted_20_Text"><text:span text:style-name="Source_20_Text">.sensorType {</text:span></text:p>
            <text:p text:style-name="Preformatted_20_Text"><text:span text:style-name="Source_20_Text"><text:s text:c="2"/>font-size: 0.9rem;</text:span></text:p>
            <text:p text:style-name="Preformatted_20_Text"><text:span text:style-name="Source_20_Text"><text:s text:c="2"/>font-weight: bold;</text:span></text:p>
            <text:p text:style-name="Preformatted_20_Text"><text:span text:style-name="Source_20_Text"><text:s text:c="2"/>color: #555;</text:span></text:p>
            <text:p text:style-name="Preformatted_20_Text"><text:span text:style-name="Source_20_Text"><text:s text:c="2"/>margin-bottom: 8px;</text:span></text:p>
            <text:p text:style-name="Preformatted_20_Text"><text:span text:style-name="Source_20_Text"><text:s text:c="2"/>text-transform: capitalize; /* Ubah 'temperature_air' -&gt; 'Temperature Air' */</text:span></text:p>
            <text:p text:style-name="Preformatted_20_Text"><text:span text:style-name="Source_20_Text">}</text:span></text:p>
            <text:p text:style-name="Preformatted_20_Text"/>
            <text:p text:style-name="Preformatted_20_Text"><text:span text:style-name="Source_20_Text">.sensorValue {</text:span></text:p>
            <text:p text:style-name="Preformatted_20_Text"><text:span text:style-name="Source_20_Text"><text:s text:c="2"/>font-size: 1.8rem; /* Ukuran nilai sensor besar */</text:span></text:p>
            <text:p text:style-name="Preformatted_20_Text"><text:span text:style-name="Source_20_Text"><text:s text:c="2"/>font-weight: bold;</text:span></text:p>
            <text:p text:style-name="Preformatted_20_Text"><text:span text:style-name="Source_20_Text"><text:s text:c="2"/>color: #007bff; /* Warna biru untuk nilai */</text:span></text:p>
            <text:p text:style-name="Preformatted_20_Text"><text:span text:style-name="Source_20_Text"><text:s text:c="2"/>margin: 5px 0;</text:span></text:p>
            <text:p text:style-name="Preformatted_20_Text"><text:span text:style-name="Source_20_Text"><text:s text:c="2"/>line-height: 1.2; /* Jarak baris jika angka panjang */</text:span></text:p>
            <text:p text:style-name="Preformatted_20_Text"><text:span text:style-name="Source_20_Text">}</text:span></text:p>
            <text:p text:style-name="Preformatted_20_Text"/>
            <text:p text:style-name="Preformatted_20_Text"><text:span text:style-name="Source_20_Text">.sensorUnit {</text:span></text:p>
            <text:p text:style-name="Preformatted_20_Text"><text:span text:style-name="Source_20_Text"><text:s text:c="2"/>font-size: 1rem;</text:span></text:p>
            <text:p text:style-name="Preformatted_20_Text"><text:span text:style-name="Source_20_Text"><text:s text:c="2"/>color: #444;</text:span></text:p>
            <text:p text:style-name="Preformatted_20_Text"><text:span text:style-name="Source_20_Text"><text:s text:c="2"/>margin-left: 3px; /* Jarak kecil dari nilai */</text:span></text:p>
            <text:p text:style-name="Preformatted_20_Text"><text:span text:style-name="Source_20_Text">}</text:span></text:p>
            <text:p text:style-name="Preformatted_20_Text"/>
            <text:p text:style-name="Preformatted_20_Text"><text:span text:style-name="Source_20_Text">.timestamp {</text:span></text:p>
            <text:p text:style-name="Preformatted_20_Text"><text:span text:style-name="Source_20_Text"><text:s text:c="2"/>font-size: 0.8rem;</text:span></text:p>
            <text:p text:style-name="Preformatted_20_Text"><text:span text:style-name="Source_20_Text"><text:s text:c="2"/>color: #777;</text:span></text:p>
            <text:p text:style-name="Preformatted_20_Text"><text:span text:style-name="Source_20_Text"><text:s text:c="2"/>margin-top: 8px;</text:span></text:p>
            <text:p text:style-name="Preformatted_20_Text"><text:span text:style-name="Source_20_Text">}</text:span></text:p>
            <text:p text:style-name="Preformatted_20_Text"><text:soft-page-break/></text:p>
            <text:p text:style-name="Preformatted_20_Text"><text:span text:style-name="Source_20_Text">/* Contoh styling opsional berdasarkan tipe sensor */</text:span></text:p>
            <text:p text:style-name="Preformatted_20_Text"><text:span text:style-name="Source_20_Text">/* .displayBox.temperature { border-left: 5px solid #ff7f0e; } */</text:span></text:p>
            <text:p text:style-name="Preformatted_20_Text"><text:span text:style-name="Source_20_Text">/* .displayBox.humidity { border-left: 5px solid #1f77b4; } */</text:span></text:p>
            <text:p text:style-name="Preformatted_20_Text"><text:span text:style-name="Source_20_Text">/* .displayBox.ph { border-left: 5px solid #2ca02c; } */</text:span></text:p>
            <text:p text:style-name="P147"/>
            <text:p text:style-name="Horizontal_20_Line"/>
            <text:p text:style-name="Text_20_body"><text:span text:style-name="Strong_20_Emphasis">File 17.2: </text:span><text:span text:style-name="Strong_20_Emphasis"><text:span text:style-name="Source_20_Text">smartfarm_client/src/components/SensorDisplay/SensorDisplay.js</text:span></text:span></text:p>
            <text:p text:style-name="Text_20_body">Komponen React untuk menampilkan informasi dari satu pembacaan sensor.</text:p>
            <text:p text:style-name="Text_20_body">JavaScript</text:p>
            <text:p text:style-name="Preformatted_20_Text"><text:span text:style-name="Source_20_Text">// smartfarm_client/src/components/SensorDisplay/SensorDisplay.js</text:span></text:p>
            <text:p text:style-name="Preformatted_20_Text"/>
            <text:p text:style-name="Preformatted_20_Text"><text:span text:style-name="Source_20_Text">import React from 'react';</text:span></text:p>
            <text:p text:style-name="Preformatted_20_Text"><text:span text:style-name="Source_20_Text">import PropTypes from 'prop-types';</text:span></text:p>
            <text:p text:style-name="Preformatted_20_Text"><text:span text:style-name="Source_20_Text">import styles from './SensorDisplay.module.css';</text:span></text:p>
            <text:p text:style-name="Preformatted_20_Text"/>
            <text:p text:style-name="Preformatted_20_Text"><text:span text:style-name="Source_20_Text">/**</text:span></text:p>
            <text:p text:style-name="Preformatted_20_Text"><text:span text:style-name="Source_20_Text"><text:s/>* Komponen untuk menampilkan pembacaan satu sensor.</text:span></text:p>
            <text:p text:style-name="Preformatted_20_Text"><text:span text:style-name="Source_20_Text"><text:s/>* Menerima props: sensorId, type, value, unit, timestamp.</text:span></text:p>
            <text:p text:style-name="Preformatted_20_Text"><text:span text:style-name="Source_20_Text"><text:s/>*/</text:span></text:p>
            <text:p text:style-name="Preformatted_20_Text"><text:span text:style-name="Source_20_Text">function SensorDisplay({ sensorId, type, value, unit, timestamp }) {</text:span></text:p>
            <text:p text:style-name="Preformatted_20_Text"/>
            <text:p text:style-name="Preformatted_20_Text"><text:span text:style-name="Source_20_Text"><text:s text:c="2"/>// Fungsi helper untuk format tipe sensor (misal: 'temperature_air' -&gt; 'Temperature Air')</text:span></text:p>
            <text:p text:style-name="Preformatted_20_Text"><text:span text:style-name="Source_20_Text"><text:s text:c="2"/>const formatSensorType = (sensorType) =&gt; {</text:span></text:p>
            <text:p text:style-name="Preformatted_20_Text"><text:span text:style-name="Source_20_Text"><text:s text:c="4"/>if (!sensorType) return 'Unknown Sensor';</text:span></text:p>
            <text:p text:style-name="Preformatted_20_Text"><text:span text:style-name="Source_20_Text"><text:s text:c="4"/>return sensorType.replace(/_/g, ' ').replace(/\b\w/g, l =&gt; l.toUpperCase());</text:span></text:p>
            <text:p text:style-name="Preformatted_20_Text"><text:span text:style-name="Source_20_Text"><text:s text:c="2"/>};</text:span></text:p>
            <text:p text:style-name="Preformatted_20_Text"/>
            <text:p text:style-name="Preformatted_20_Text"><text:span text:style-name="Source_20_Text"><text:s text:c="2"/>// Fungsi helper untuk format timestamp</text:span></text:p>
            <text:p text:style-name="Preformatted_20_Text"><text:span text:style-name="Source_20_Text"><text:s text:c="2"/>const formatTimestamp = (ts) =&gt; {</text:span></text:p>
            <text:p text:style-name="Preformatted_20_Text"><text:span text:style-name="Source_20_Text"><text:s text:c="4"/>if (!ts) return 'N/A';</text:span></text:p>
            <text:p text:style-name="Preformatted_20_Text"><text:span text:style-name="Source_20_Text"><text:s text:c="4"/>try {</text:span></text:p>
            <text:p text:style-name="Preformatted_20_Text"><text:span text:style-name="Source_20_Text"><text:s text:c="6"/>// Menggunakan waktu lokal Indonesia (WIB - Asia/Jakarta)</text:span></text:p>
            <text:p text:style-name="Preformatted_20_Text"><text:span text:style-name="Source_20_Text"><text:s text:c="6"/>const options = {</text:span></text:p>
            <text:p text:style-name="Preformatted_20_Text"><text:span text:style-name="Source_20_Text"><text:s text:c="10"/>// dateStyle: 'short', // Uncomment jika ingin tanggal</text:span></text:p>
            <text:p text:style-name="Preformatted_20_Text"><text:span text:style-name="Source_20_Text"><text:s text:c="10"/>timeStyle: 'medium', // Format waktu HH:MM:SS</text:span></text:p>
            <text:p text:style-name="Preformatted_20_Text"><text:span text:style-name="Source_20_Text"><text:s text:c="10"/>hour12: false, // Gunakan format 24 jam</text:span></text:p>
            <text:p text:style-name="Preformatted_20_Text"><text:span text:style-name="Source_20_Text"><text:s text:c="10"/>timeZone: 'Asia/Jakarta' // Tetapkan timezone WIB</text:span></text:p>
            <text:p text:style-name="Preformatted_20_Text"><text:span text:style-name="Source_20_Text"><text:s text:c="6"/>};</text:span></text:p>
            <text:p text:style-name="Preformatted_20_Text"><text:span text:style-name="Source_20_Text"><text:s text:c="6"/>// Tanggal bisa didapat dari timestamp jika perlu: new Date(ts).toLocaleDateString('id-ID', options)</text:span></text:p>
            <text:p text:style-name="Preformatted_20_Text"><text:span text:style-name="Source_20_Text"><text:s text:c="6"/>return new Date(ts).toLocaleTimeString('id-ID', options) + " WIB";</text:span></text:p>
            <text:p text:style-name="Preformatted_20_Text"><text:span text:style-name="Source_20_Text"><text:s text:c="4"/>} catch (e) {</text:span></text:p>
            <text:p text:style-name="Preformatted_20_Text"><text:span text:style-name="Source_20_Text"><text:s text:c="6"/>console.error("Error formatting timestamp:", e);</text:span></text:p>
            <text:p text:style-name="Preformatted_20_Text"><text:span text:style-name="Source_20_Text"><text:s text:c="6"/>return ts; // Kembalikan timestamp asli jika format gagal</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Fungsi helper untuk membulatkan nilai jika perlu (opsional)</text:span></text:p>
            <text:p text:style-name="Preformatted_20_Text"><text:span text:style-name="Source_20_Text"><text:s text:c="2"/>const formatValue = (val) =&gt; {</text:span></text:p>
            <text:p text:style-name="Preformatted_20_Text"><text:span text:style-name="Source_20_Text"><text:s text:c="6"/>if (typeof val === 'number') {</text:span></text:p>
            <text:p text:style-name="Preformatted_20_Text"><text:span text:style-name="Source_20_Text"><text:s text:c="10"/>// Bulatkan ke 1 angka desimal, contoh</text:span></text:p>
            <text:p text:style-name="Preformatted_20_Text"><text:span text:style-name="Source_20_Text"><text:s text:c="10"/>return val.toFixed(1);</text:span></text:p>
            <text:p text:style-name="Preformatted_20_Text"><text:span text:style-name="Source_20_Text"><text:s text:c="6"/>}</text:span></text:p>
            <text:p text:style-name="Preformatted_20_Text"><text:span text:style-name="Source_20_Text"><text:s text:c="6"/>// Jika sudah string (dari Numeric di backend?), coba parse</text:span></text:p>
            <text:p text:style-name="Preformatted_20_Text"><text:span text:style-name="Source_20_Text"><text:s text:c="6"/>if (typeof val === 'string') {</text:span></text:p>
            <text:p text:style-name="Preformatted_20_Text"><text:span text:style-name="Source_20_Text"><text:s text:c="10"/>const parsed = parseFloat(val);</text:span></text:p>
            <text:p text:style-name="Preformatted_20_Text"><text:soft-page-break/><text:span text:style-name="Source_20_Text"><text:s text:c="10"/>return isNaN(parsed) ? val : parsed.toFixed(1);</text:span></text:p>
            <text:p text:style-name="Preformatted_20_Text"><text:span text:style-name="Source_20_Text"><text:s text:c="6"/>}</text:span></text:p>
            <text:p text:style-name="Preformatted_20_Text"><text:span text:style-name="Source_20_Text"><text:s text:c="6"/>return val; // Kembalikan asli jika bukan angka/string angka</text:span></text:p>
            <text:p text:style-name="Preformatted_20_Text"><text:span text:style-name="Source_20_Text"><text:s text:c="2"/>}</text:span></text:p>
            <text:p text:style-name="Preformatted_20_Text"/>
            <text:p text:style-name="Preformatted_20_Text"><text:span text:style-name="Source_20_Text"><text:s text:c="2"/>// Kelas CSS tambahan berdasarkan tipe sensor (opsional)</text:span></text:p>
            <text:p text:style-name="Preformatted_20_Text"><text:span text:style-name="Source_20_Text"><text:s text:c="2"/>// const typeClass = styles[type] || ''; // Misal: styles.temperature, styles.humidity</text:span></text:p>
            <text:p text:style-name="Preformatted_20_Text"/>
            <text:p text:style-name="Preformatted_20_Text"><text:span text:style-name="Source_20_Text"><text:s text:c="2"/>return (</text:span></text:p>
            <text:p text:style-name="Preformatted_20_Text"><text:span text:style-name="Source_20_Text"><text:s text:c="4"/>// &lt;div className={`${styles.displayBox} ${typeClass}`}&gt;</text:span></text:p>
            <text:p text:style-name="Preformatted_20_Text"><text:span text:style-name="Source_20_Text"><text:s text:c="4"/>&lt;div className={styles.displayBox}&gt;</text:span></text:p>
            <text:p text:style-name="Preformatted_20_Text"><text:span text:style-name="Source_20_Text"><text:s text:c="6"/>&lt;div className={styles.sensorType}&gt;</text:span></text:p>
            <text:p text:style-name="Preformatted_20_Text"><text:span text:style-name="Source_20_Text"><text:s text:c="8"/>{formatSensorType(type)}</text:span></text:p>
            <text:p text:style-name="Preformatted_20_Text"><text:span text:style-name="Source_20_Text"><text:s text:c="8"/>{/* ID bisa ditampilkan jika perlu: ({sensorId}) */}</text:span></text:p>
            <text:p text:style-name="Preformatted_20_Text"><text:span text:style-name="Source_20_Text"><text:s text:c="6"/>&lt;/div&gt;</text:span></text:p>
            <text:p text:style-name="Preformatted_20_Text"><text:span text:style-name="Source_20_Text"><text:s text:c="6"/>&lt;div&gt; {/* Div tambahan untuk mengelompokkan nilai dan unit */}</text:span></text:p>
            <text:p text:style-name="Preformatted_20_Text"><text:span text:style-name="Source_20_Text"><text:s text:c="8"/>&lt;span className={styles.sensorValue}&gt;</text:span></text:p>
            <text:p text:style-name="Preformatted_20_Text"><text:span text:style-name="Source_20_Text"><text:s text:c="10"/>{/* Format nilai sebelum ditampilkan */}</text:span></text:p>
            <text:p text:style-name="Preformatted_20_Text"><text:span text:style-name="Source_20_Text"><text:s text:c="10"/>{value !== null &amp;&amp; value !== undefined ? formatValue(value) : '--'}</text:span></text:p>
            <text:p text:style-name="Preformatted_20_Text"><text:span text:style-name="Source_20_Text"><text:s text:c="8"/>&lt;/span&gt;</text:span></text:p>
            <text:p text:style-name="Preformatted_20_Text"><text:span text:style-name="Source_20_Text"><text:s text:c="8"/>{unit &amp;&amp; &lt;span className={styles.sensorUnit}&gt;{unit}&lt;/span&gt;}</text:span></text:p>
            <text:p text:style-name="Preformatted_20_Text"><text:span text:style-name="Source_20_Text"><text:s text:c="6"/>&lt;/div&gt;</text:span></text:p>
            <text:p text:style-name="Preformatted_20_Text"><text:span text:style-name="Source_20_Text"><text:s text:c="6"/>&lt;div className={styles.timestamp}&gt;</text:span></text:p>
            <text:p text:style-name="Preformatted_20_Text"><text:span text:style-name="Source_20_Text"><text:s text:c="8"/>Terakhir Update: {formatTimestamp(timestamp)}</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SensorDisplay.propTypes = {</text:span></text:p>
            <text:p text:style-name="Preformatted_20_Text"><text:span text:style-name="Source_20_Text"><text:s text:c="2"/>/** ID unik sensor (opsional untuk ditampilkan) */</text:span></text:p>
            <text:p text:style-name="Preformatted_20_Text"><text:span text:style-name="Source_20_Text"><text:s text:c="2"/>sensorId: PropTypes.string,</text:span></text:p>
            <text:p text:style-name="Preformatted_20_Text"><text:span text:style-name="Source_20_Text"><text:s text:c="2"/>/** Tipe sensor (e.g., 'temperature_air') */</text:span></text:p>
            <text:p text:style-name="Preformatted_20_Text"><text:span text:style-name="Source_20_Text"><text:s text:c="2"/>type: PropTypes.string.isRequired,</text:span></text:p>
            <text:p text:style-name="Preformatted_20_Text"><text:span text:style-name="Source_20_Text"><text:s text:c="2"/>/** Nilai pembacaan sensor */</text:span></text:p>
            <text:p text:style-name="Preformatted_20_Text"><text:span text:style-name="Source_20_Text"><text:s text:c="2"/>value: PropTypes.oneOfType([PropTypes.string, PropTypes.number]).isRequired,</text:span></text:p>
            <text:p text:style-name="Preformatted_20_Text"><text:span text:style-name="Source_20_Text"><text:s text:c="2"/>/** Satuan pengukuran (e.g., '°C', '%') */</text:span></text:p>
            <text:p text:style-name="Preformatted_20_Text"><text:span text:style-name="Source_20_Text"><text:s text:c="2"/>unit: PropTypes.string,</text:span></text:p>
            <text:p text:style-name="Preformatted_20_Text"><text:span text:style-name="Source_20_Text"><text:s text:c="2"/>/** Timestamp pembacaan dalam format ISO string */</text:span></text:p>
            <text:p text:style-name="Preformatted_20_Text"><text:span text:style-name="Source_20_Text"><text:s text:c="2"/>timestamp: PropTypes.string.isRequired,</text:span></text:p>
            <text:p text:style-name="Preformatted_20_Text"><text:span text:style-name="Source_20_Text">};</text:span></text:p>
            <text:p text:style-name="Preformatted_20_Text"/>
            <text:p text:style-name="Preformatted_20_Text"><text:span text:style-name="Source_20_Text">SensorDisplay.defaultProps = {</text:span></text:p>
            <text:p text:style-name="Preformatted_20_Text"><text:span text:style-name="Source_20_Text"><text:s text:c="2"/>unit: '',</text:span></text:p>
            <text:p text:style-name="Preformatted_20_Text"><text:span text:style-name="Source_20_Text"><text:s text:c="2"/>sensorId: '',</text:span></text:p>
            <text:p text:style-name="Preformatted_20_Text"><text:span text:style-name="Source_20_Text">};</text:span></text:p>
            <text:p text:style-name="Preformatted_20_Text"/>
            <text:p text:style-name="Preformatted_20_Text"><text:span text:style-name="Source_20_Text">export default SensorDisplay;</text:span></text:p>
            <text:p text:style-name="P147"/>
            <text:p text:style-name="Text_20_body"><text:span text:style-name="Strong_20_Emphasis">Penjelasan:</text:span></text:p>
            <text:list xml:id="list5610788733430649615" text:style-name="L55">
              <text:list-item>
                <text:p text:style-name="P124"><text:span text:style-name="Strong_20_Emphasis"><text:span text:style-name="Source_20_Text">SensorDisplay.module.css</text:span></text:span><text:span text:style-name="Strong_20_Emphasis">:</text:span> </text:p>
                <text:list>
                  <text:list-item>
                    <text:p text:style-name="P124"><text:span text:style-name="Source_20_Text">.displayBox</text:span>: Memberikan gaya dasar pada kotak display (border, radius, padding, background, perataan teks, tinggi minimum). </text:p>
                  </text:list-item>
                  <text:list-item>
                    <text:p text:style-name="P124"><text:span text:style-name="Source_20_Text">.sensorType</text:span>, <text:span text:style-name="Source_20_Text">.sensorValue</text:span>, <text:span text:style-name="Source_20_Text">.sensorUnit</text:span>, <text:span text:style-name="Source_20_Text">.timestamp</text:span>: Memberi gaya pada elemen teks yang berbeda di dalam kotak (ukuran font, warna, berat). <text:span text:style-name="Source_20_Text">.sensorValue</text:span> dibuat menonjol. </text:p>
                  </text:list-item>
                  <text:list-item>
                    <text:p text:style-name="P124">Komentar <text:span text:style-name="Source_20_Text">/* .displayBox.temperature ... */</text:span>: Menunjukkan bagaimana Anda bisa menambahkan gaya spesifik (misalnya border berwarna) <text:soft-page-break/>berdasarkan tipe sensor jika Anda menambahkan logika kelas CSS dinamis di komponen JS. </text:p>
                  </text:list-item>
                </text:list>
              </text:list-item>
              <text:list-item>
                <text:p text:style-name="P124"><text:span text:style-name="Strong_20_Emphasis"><text:span text:style-name="Source_20_Text">SensorDisplay.js</text:span></text:span><text:span text:style-name="Strong_20_Emphasis">:</text:span> </text:p>
                <text:list>
                  <text:list-item>
                    <text:p text:style-name="P124"><text:span text:style-name="Strong_20_Emphasis">Import:</text:span> Mengimpor <text:span text:style-name="Source_20_Text">React</text:span>, <text:span text:style-name="Source_20_Text">PropTypes</text:span>, dan <text:span text:style-name="Source_20_Text">styles</text:span>. </text:p>
                  </text:list-item>
                  <text:list-item>
                    <text:p text:style-name="P124"><text:span text:style-name="Strong_20_Emphasis">Props:</text:span> Menerima <text:span text:style-name="Source_20_Text">sensorId</text:span>, <text:span text:style-name="Source_20_Text">type</text:span>, <text:span text:style-name="Source_20_Text">value</text:span>, <text:span text:style-name="Source_20_Text">unit</text:span>, dan <text:span text:style-name="Source_20_Text">timestamp</text:span> sebagai props. <text:span text:style-name="Source_20_Text">type</text:span>, <text:span text:style-name="Source_20_Text">value</text:span>, dan <text:span text:style-name="Source_20_Text">timestamp</text:span> ditandai sebagai <text:span text:style-name="Source_20_Text">isRequired</text:span> menggunakan PropTypes. <text:span text:style-name="Source_20_Text">value</text:span> bisa berupa <text:span text:style-name="Source_20_Text">string</text:span> (jika dari tipe <text:span text:style-name="Source_20_Text">Numeric</text:span> di backend) atau <text:span text:style-name="Source_20_Text">number</text:span>. </text:p>
                  </text:list-item>
                  <text:list-item>
                    <text:p text:style-name="P124"><text:span text:style-name="Strong_20_Emphasis">Helper Functions:</text:span> </text:p>
                    <text:list>
                      <text:list-item>
                        <text:p text:style-name="P124"><text:span text:style-name="Source_20_Text">formatSensorType</text:span>: Mengubah string tipe sensor (misal <text:span text:style-name="Source_20_Text">'humidity_soil'</text:span>) menjadi format yang lebih mudah dibaca (misal <text:span text:style-name="Source_20_Text">'Humidity Soil'</text:span>). </text:p>
                      </text:list-item>
                      <text:list-item>
                        <text:p text:style-name="P124"><text:span text:style-name="Source_20_Text">formatTimestamp</text:span>: Mengambil string timestamp ISO dan mengubahnya menjadi format waktu lokal yang lebih ramah pengguna (menggunakan <text:span text:style-name="Source_20_Text">toLocaleTimeString</text:span> dengan opsi <text:span text:style-name="Source_20_Text">timeZone: 'Asia/Jakarta'</text:span> untuk WIB). Ada penanganan error jika format timestamp tidak valid. </text:p>
                      </text:list-item>
                      <text:list-item>
                        <text:p text:style-name="P124"><text:span text:style-name="Source_20_Text">formatValue</text:span>: Membulatkan nilai angka ke satu desimal (contoh). Juga mencoba mem-parsing jika <text:span text:style-name="Source_20_Text">value</text:span> berupa string. Menampilkan <text:span text:style-name="Source_20_Text">--</text:span> jika nilai null atau undefined. </text:p>
                      </text:list-item>
                    </text:list>
                  </text:list-item>
                  <text:list-item>
                    <text:p text:style-name="P124"><text:span text:style-name="Strong_20_Emphasis">Rendering:</text:span> </text:p>
                    <text:list>
                      <text:list-item>
                        <text:p text:style-name="P124">Merender <text:span text:style-name="Source_20_Text">div</text:span> luar dengan <text:span text:style-name="Source_20_Text">className={styles.displayBox}</text:span>. </text:p>
                      </text:list-item>
                      <text:list-item>
                        <text:p text:style-name="P124">Menampilkan tipe sensor yang sudah diformat. </text:p>
                      </text:list-item>
                      <text:list-item>
                        <text:p text:style-name="P124">Menampilkan nilai sensor yang sudah diformat (<text:span text:style-name="Source_20_Text">formatValue(value)</text:span>), diikuti oleh <text:span text:style-name="Source_20_Text">unit</text:span> jika ada. </text:p>
                      </text:list-item>
                      <text:list-item>
                        <text:p text:style-name="P124">Menampilkan timestamp yang sudah diformat (<text:span text:style-name="Source_20_Text">formatTimestamp(timestamp)</text:span>). </text:p>
                      </text:list-item>
                    </text:list>
                  </text:list-item>
                  <text:list-item>
                    <text:p text:style-name="P55"><text:span text:style-name="Strong_20_Emphasis">PropTypes &amp; DefaultProps:</text:span> Mendefinisikan tipe prop yang diharapkan dan nilai defaultnya. </text:p>
                  </text:list-item>
                </text:list>
              </text:list-item>
            </text:list>
            <text:p text:style-name="Horizontal_20_Line"/>
            <text:p text:style-name="Text_20_body">Komponen <text:span text:style-name="Source_20_Text">SensorDisplay</text:span> ini siap digunakan di <text:span text:style-name="Source_20_Text">AreaDetailPage</text:span> untuk menampilkan setiap pembacaan sensor terakhir dalam format yang konsisten dan mudah dibaca. Apakah implementasinya jelas? Katakan "YOI" untuk lanjut ke komponen pembungkus grafik, <text:span text:style-name="Source_20_Text">LineChart.js</text:span>.</text:p>
          </text:section>
          <text:section text:style-name="Sect1" text:name="feedback-form-44">
            <text:p text:style-name="P69"/>
          </text:section>
        </text:section>
        <text:section text:style-name="Sect1" text:name="b7c23b01bba53518">
          <text:p text:style-name="Text_20_body"/>
          <text:section text:style-name="Sect1" text:name="user-query-content-45">
            <text:p text:style-name="P145">YOI </text:p>
          </text:section>
          <text:p text:style-name="P69">Tampilkan alur berpikir</text:p>
          <text:section text:style-name="Sect2" text:name="model-response-message-contentr_b7c23b01bba53518">
            <text:p text:style-name="Text_20_body">Oke, mari kita buat komponen pembungkus (wrapper) untuk menampilkan grafik garis (line chart) menggunakan library Chart.js.</text:p>
            <text:p text:style-name="Horizontal_20_Line"/>
            <text:p text:style-name="Text_20_body"><text:span text:style-name="Strong_20_Emphasis">File 18: </text:span><text:span text:style-name="Strong_20_Emphasis"><text:span text:style-name="Source_20_Text">smartfarm_client/src/components/Chart/LineChart.js</text:span></text:span></text:p>
            <text:p text:style-name="Text_20_body">Komponen ini akan mengambil data riwayat sensor dan beberapa opsi konfigurasi sebagai props, lalu menggunakan komponen <text:span text:style-name="Source_20_Text">Line</text:span> dari <text:span text:style-name="Source_20_Text">react-chartjs-2</text:span> untuk merender grafik garis.</text:p>
            <text:p text:style-name="Text_20_body">JavaScript</text:p>
            <text:p text:style-name="Preformatted_20_Text"><text:span text:style-name="Source_20_Text">// smartfarm_client/src/components/Chart/LineChart.js</text:span></text:p>
            <text:p text:style-name="Preformatted_20_Text"><text:soft-page-break/></text:p>
            <text:p text:style-name="Preformatted_20_Text"><text:span text:style-name="Source_20_Text">import React from 'react';</text:span></text:p>
            <text:p text:style-name="Preformatted_20_Text"><text:span text:style-name="Source_20_Text">import PropTypes from 'prop-types';</text:span></text:p>
            <text:p text:style-name="Preformatted_20_Text"><text:span text:style-name="Source_20_Text">import { Line } from 'react-chartjs-2';</text:span></text:p>
            <text:p text:style-name="Preformatted_20_Text"><text:span text:style-name="Source_20_Text">import {</text:span></text:p>
            <text:p text:style-name="Preformatted_20_Text"><text:span text:style-name="Source_20_Text"><text:s text:c="2"/>Chart as ChartJS,</text:span></text:p>
            <text:p text:style-name="Preformatted_20_Text"><text:span text:style-name="Source_20_Text"><text:s text:c="2"/>CategoryScale, // Untuk sumbu X (kategorikal/label)</text:span></text:p>
            <text:p text:style-name="Preformatted_20_Text"><text:span text:style-name="Source_20_Text"><text:s text:c="2"/>LinearScale, <text:s text:c="2"/>// Untuk sumbu Y (numerik)</text:span></text:p>
            <text:p text:style-name="Preformatted_20_Text"><text:span text:style-name="Source_20_Text"><text:s text:c="2"/>PointElement, <text:s/>// Untuk titik data pada garis</text:span></text:p>
            <text:p text:style-name="Preformatted_20_Text"><text:span text:style-name="Source_20_Text"><text:s text:c="2"/>LineElement, <text:s text:c="2"/>// Untuk garis itu sendiri</text:span></text:p>
            <text:p text:style-name="Preformatted_20_Text"><text:span text:style-name="Source_20_Text"><text:s text:c="2"/>Title, <text:s text:c="8"/>// Untuk judul chart</text:span></text:p>
            <text:p text:style-name="Preformatted_20_Text"><text:span text:style-name="Source_20_Text"><text:s text:c="2"/>Tooltip, <text:s text:c="6"/>// Untuk info saat hover</text:span></text:p>
            <text:p text:style-name="Preformatted_20_Text"><text:span text:style-name="Source_20_Text"><text:s text:c="2"/>Legend, <text:s text:c="7"/>// Untuk legenda dataset</text:span></text:p>
            <text:p text:style-name="Preformatted_20_Text"><text:span text:style-name="Source_20_Text"><text:s text:c="2"/>TimeScale, <text:s text:c="4"/>// Opsional: Untuk sumbu X berbasis waktu (perlu adapter)</text:span></text:p>
            <text:p text:style-name="Preformatted_20_Text"><text:span text:style-name="Source_20_Text">} from 'chart.js';</text:span></text:p>
            <text:p text:style-name="Preformatted_20_Text"><text:span text:style-name="Source_20_Text">// Opsional: Jika menggunakan TimeScale, perlu adapter tanggal</text:span></text:p>
            <text:p text:style-name="Preformatted_20_Text"><text:span text:style-name="Source_20_Text">// import 'chartjs-adapter-date-fns'; // Contoh: menggunakan date-fns</text:span></text:p>
            <text:p text:style-name="Preformatted_20_Text"><text:span text:style-name="Source_20_Text">// import { id } from 'date-fns/locale'; // Locale Indonesia untuk date-fns</text:span></text:p>
            <text:p text:style-name="Preformatted_20_Text"/>
            <text:p text:style-name="Preformatted_20_Text"><text:span text:style-name="Source_20_Text">// Daftarkan komponen Chart.js yang akan digunakan</text:span></text:p>
            <text:p text:style-name="Preformatted_20_Text"><text:span text:style-name="Source_20_Text">// Cukup dilakukan sekali di aplikasi Anda</text:span></text:p>
            <text:p text:style-name="Preformatted_20_Text"><text:span text:style-name="Source_20_Text">ChartJS.register(</text:span></text:p>
            <text:p text:style-name="Preformatted_20_Text"><text:span text:style-name="Source_20_Text"><text:s text:c="2"/>CategoryScale,</text:span></text:p>
            <text:p text:style-name="Preformatted_20_Text"><text:span text:style-name="Source_20_Text"><text:s text:c="2"/>LinearScale,</text:span></text:p>
            <text:p text:style-name="Preformatted_20_Text"><text:span text:style-name="Source_20_Text"><text:s text:c="2"/>PointElement,</text:span></text:p>
            <text:p text:style-name="Preformatted_20_Text"><text:span text:style-name="Source_20_Text"><text:s text:c="2"/>LineElement,</text:span></text:p>
            <text:p text:style-name="Preformatted_20_Text"><text:span text:style-name="Source_20_Text"><text:s text:c="2"/>Title,</text:span></text:p>
            <text:p text:style-name="Preformatted_20_Text"><text:span text:style-name="Source_20_Text"><text:s text:c="2"/>Tooltip,</text:span></text:p>
            <text:p text:style-name="Preformatted_20_Text"><text:span text:style-name="Source_20_Text"><text:s text:c="2"/>Legend</text:span></text:p>
            <text:p text:style-name="Preformatted_20_Text"><text:span text:style-name="Source_20_Text"><text:s text:c="2"/>// TimeScale // Daftarkan TimeScale jika Anda menggunakannya</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text:s/>* Komponen untuk menampilkan Line Chart menggunakan Chart.js.</text:span></text:p>
            <text:p text:style-name="Preformatted_20_Text"><text:span text:style-name="Source_20_Text"><text:s/>* Menerima props: chartData, title, label, yAxisLabel.</text:span></text:p>
            <text:p text:style-name="Preformatted_20_Text"><text:span text:style-name="Source_20_Text"><text:s/>*/</text:span></text:p>
            <text:p text:style-name="Preformatted_20_Text"><text:span text:style-name="Source_20_Text">function LineChart({ chartData = [], title = 'Chart Riwayat', label = 'Value', yAxisLabel = 'Nilai' }) {</text:span></text:p>
            <text:p text:style-name="Preformatted_20_Text"/>
            <text:p text:style-name="Preformatted_20_Text"><text:span text:style-name="Source_20_Text"><text:s text:c="2"/>// Format data dari API [{ timestamp, value }, ...] ke format Chart.js</text:span></text:p>
            <text:p text:style-name="Preformatted_20_Text"><text:span text:style-name="Source_20_Text"><text:s text:c="2"/>const labels = chartData.map(item =&gt; {</text:span></text:p>
            <text:p text:style-name="Preformatted_20_Text"><text:span text:style-name="Source_20_Text"><text:s text:c="4"/>try {</text:span></text:p>
            <text:p text:style-name="Preformatted_20_Text"><text:span text:style-name="Source_20_Text"><text:s text:c="8"/>// Format timestamp ke string waktu lokal yang lebih pendek untuk label sumbu X</text:span></text:p>
            <text:p text:style-name="Preformatted_20_Text"><text:span text:style-name="Source_20_Text"><text:s text:c="8"/>// Sesuaikan format sesuai kebutuhan</text:span></text:p>
            <text:p text:style-name="Preformatted_20_Text"><text:span text:style-name="Source_20_Text"><text:s text:c="8"/>const options = { hour: '2-digit', minute: '2-digit', hour12: false, timeZone: 'Asia/Jakarta' };</text:span></text:p>
            <text:p text:style-name="Preformatted_20_Text"><text:span text:style-name="Source_20_Text"><text:s text:c="8"/>return new Date(item.timestamp).toLocaleTimeString('id-ID', options);</text:span></text:p>
            <text:p text:style-name="Preformatted_20_Text"><text:span text:style-name="Source_20_Text"><text:s text:c="4"/>} catch {</text:span></text:p>
            <text:p text:style-name="Preformatted_20_Text"><text:span text:style-name="Source_20_Text"><text:s text:c="8"/>return item.timestamp; // Fallback jika format gagal</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const dataPoints = chartData.map(item =&gt; item.value);</text:span></text:p>
            <text:p text:style-name="Preformatted_20_Text"/>
            <text:p text:style-name="Preformatted_20_Text"><text:span text:style-name="Source_20_Text"><text:s text:c="2"/>// Opsi konfigurasi untuk Chart.js</text:span></text:p>
            <text:p text:style-name="Preformatted_20_Text"><text:span text:style-name="Source_20_Text"><text:s text:c="2"/>const options = {</text:span></text:p>
            <text:p text:style-name="Preformatted_20_Text"><text:span text:style-name="Source_20_Text"><text:s text:c="4"/>responsive: true, // Membuat chart responsif terhadap ukuran container</text:span></text:p>
            <text:p text:style-name="Preformatted_20_Text"><text:span text:style-name="Source_20_Text"><text:s text:c="4"/>maintainAspectRatio: false, // Penting jika container punya tinggi tetap</text:span></text:p>
            <text:p text:style-name="Preformatted_20_Text"><text:span text:style-name="Source_20_Text"><text:s text:c="4"/>plugins: {</text:span></text:p>
            <text:p text:style-name="Preformatted_20_Text"><text:span text:style-name="Source_20_Text"><text:s text:c="6"/>legend: {</text:span></text:p>
            <text:p text:style-name="Preformatted_20_Text"><text:span text:style-name="Source_20_Text"><text:s text:c="8"/>position: 'top', // Posisi legenda ('top', 'bottom', 'left', 'right')</text:span></text:p>
            <text:p text:style-name="Preformatted_20_Text"><text:span text:style-name="Source_20_Text"><text:s text:c="6"/>},</text:span></text:p>
            <text:p text:style-name="Preformatted_20_Text"><text:span text:style-name="Source_20_Text"><text:s text:c="6"/>title: {</text:span></text:p>
            <text:p text:style-name="Preformatted_20_Text"><text:span text:style-name="Source_20_Text"><text:s text:c="8"/>display: true, // Tampilkan judul</text:span></text:p>
            <text:p text:style-name="Preformatted_20_Text"><text:soft-page-break/><text:span text:style-name="Source_20_Text"><text:s text:c="8"/>text: title, <text:s text:c="2"/>// Judul chart dari props</text:span></text:p>
            <text:p text:style-name="Preformatted_20_Text"><text:span text:style-name="Source_20_Text"><text:s text:c="8"/>font: {</text:span></text:p>
            <text:p text:style-name="Preformatted_20_Text"><text:span text:style-name="Source_20_Text"><text:s text:c="12"/>size: 16</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6"/>tooltip: {</text:span></text:p>
            <text:p text:style-name="Preformatted_20_Text"><text:span text:style-name="Source_20_Text"><text:s text:c="8"/>mode: 'index', // Tampilkan tooltip untuk semua dataset di index yg sama</text:span></text:p>
            <text:p text:style-name="Preformatted_20_Text"><text:span text:style-name="Source_20_Text"><text:s text:c="8"/>intersect: false,</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scales: {</text:span></text:p>
            <text:p text:style-name="Preformatted_20_Text"><text:span text:style-name="Source_20_Text"><text:s text:c="6"/>x: {</text:span></text:p>
            <text:p text:style-name="Preformatted_20_Text"><text:span text:style-name="Source_20_Text"><text:s text:c="8"/>// Sumbu X: menggunakan label waktu yang sudah diformat</text:span></text:p>
            <text:p text:style-name="Preformatted_20_Text"><text:span text:style-name="Source_20_Text"><text:s text:c="8"/>title: {</text:span></text:p>
            <text:p text:style-name="Preformatted_20_Text"><text:span text:style-name="Source_20_Text"><text:s text:c="10"/>display: true,</text:span></text:p>
            <text:p text:style-name="Preformatted_20_Text"><text:span text:style-name="Source_20_Text"><text:s text:c="10"/>text: 'Waktu (WIB)', // Label sumbu X</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6"/>y: {</text:span></text:p>
            <text:p text:style-name="Preformatted_20_Text"><text:span text:style-name="Source_20_Text"><text:s text:c="8"/>// Sumbu Y: skala linear standar</text:span></text:p>
            <text:p text:style-name="Preformatted_20_Text"><text:span text:style-name="Source_20_Text"><text:s text:c="8"/>title: {</text:span></text:p>
            <text:p text:style-name="Preformatted_20_Text"><text:span text:style-name="Source_20_Text"><text:s text:c="10"/>display: true,</text:span></text:p>
            <text:p text:style-name="Preformatted_20_Text"><text:span text:style-name="Source_20_Text"><text:s text:c="10"/>text: yAxisLabel, // Label sumbu Y dari props</text:span></text:p>
            <text:p text:style-name="Preformatted_20_Text"><text:span text:style-name="Source_20_Text"><text:s text:c="8"/>},</text:span></text:p>
            <text:p text:style-name="Preformatted_20_Text"><text:span text:style-name="Source_20_Text"><text:s text:c="8"/>// Anda bisa menambahkan min/max jika perlu</text:span></text:p>
            <text:p text:style-name="Preformatted_20_Text"><text:span text:style-name="Source_20_Text"><text:s text:c="8"/>// suggestedMin: 0,</text:span></text:p>
            <text:p text:style-name="Preformatted_20_Text"><text:span text:style-name="Source_20_Text"><text:s text:c="8"/>// suggestedMax: 100,</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 Optimasi (opsional): nonaktifkan animasi jika data sangat banyak</text:span></text:p>
            <text:p text:style-name="Preformatted_20_Text"><text:span text:style-name="Source_20_Text"><text:s text:c="4"/>// animation: false,</text:span></text:p>
            <text:p text:style-name="Preformatted_20_Text"><text:span text:style-name="Source_20_Text"><text:s text:c="4"/>// parsing: false, // Jika data sudah dalam format {x, y}</text:span></text:p>
            <text:p text:style-name="Preformatted_20_Text"><text:span text:style-name="Source_20_Text"><text:s text:c="2"/>};</text:span></text:p>
            <text:p text:style-name="Preformatted_20_Text"/>
            <text:p text:style-name="Preformatted_20_Text"><text:span text:style-name="Source_20_Text"><text:s text:c="2"/>// Struktur data untuk Chart.js</text:span></text:p>
            <text:p text:style-name="Preformatted_20_Text"><text:span text:style-name="Source_20_Text"><text:s text:c="2"/>const data = {</text:span></text:p>
            <text:p text:style-name="Preformatted_20_Text"><text:span text:style-name="Source_20_Text"><text:s text:c="4"/>labels: labels, // Label untuk sumbu X</text:span></text:p>
            <text:p text:style-name="Preformatted_20_Text"><text:span text:style-name="Source_20_Text"><text:s text:c="4"/>datasets: [</text:span></text:p>
            <text:p text:style-name="Preformatted_20_Text"><text:span text:style-name="Source_20_Text"><text:s text:c="6"/>{</text:span></text:p>
            <text:p text:style-name="Preformatted_20_Text"><text:span text:style-name="Source_20_Text"><text:s text:c="8"/>label: label, // Nama dataset (muncul di legenda &amp; tooltip) dari props</text:span></text:p>
            <text:p text:style-name="Preformatted_20_Text"><text:span text:style-name="Source_20_Text"><text:s text:c="8"/>data: dataPoints, // Data nilai untuk sumbu Y</text:span></text:p>
            <text:p text:style-name="Preformatted_20_Text"><text:span text:style-name="Source_20_Text"><text:s text:c="8"/>borderColor: 'rgb(75, 192, 192)', // Warna garis (biru-hijau)</text:span></text:p>
            <text:p text:style-name="Preformatted_20_Text"><text:span text:style-name="Source_20_Text"><text:s text:c="8"/>backgroundColor: 'rgba(75, 192, 192, 0.5)', // Warna area di bawah garis (opsional)</text:span></text:p>
            <text:p text:style-name="Preformatted_20_Text"><text:span text:style-name="Source_20_Text"><text:s text:c="8"/>tension: 0.1 // Membuat garis sedikit melengkung (0 = lurus)</text:span></text:p>
            <text:p text:style-name="Preformatted_20_Text"><text:span text:style-name="Source_20_Text"><text:s text:c="6"/>},</text:span></text:p>
            <text:p text:style-name="Preformatted_20_Text"><text:span text:style-name="Source_20_Text"><text:s text:c="6"/>// Anda bisa menambahkan dataset lain di sini jika ingin plot beberapa garis</text:span></text:p>
            <text:p text:style-name="Preformatted_20_Text"><text:span text:style-name="Source_20_Text"><text:s text:c="6"/>// {</text:span></text:p>
            <text:p text:style-name="Preformatted_20_Text"><text:span text:style-name="Source_20_Text"><text:s text:c="6"/>// <text:s text:c="2"/>label: 'Dataset 2',</text:span></text:p>
            <text:p text:style-name="Preformatted_20_Text"><text:span text:style-name="Source_20_Text"><text:s text:c="6"/>// <text:s text:c="2"/>data: [ ... ],</text:span></text:p>
            <text:p text:style-name="Preformatted_20_Text"><text:span text:style-name="Source_20_Text"><text:s text:c="6"/>// <text:s text:c="2"/>borderColor: 'rgb(255, 99, 132)',</text:span></text:p>
            <text:p text:style-name="Preformatted_20_Text"><text:span text:style-name="Source_20_Text"><text:s text:c="6"/>// <text:s text:c="2"/>backgroundColor: 'rgba(255, 99, 132, 0.5)',</text:span></text:p>
            <text:p text:style-name="Preformatted_20_Text"><text:span text:style-name="Source_20_Text"><text:s text:c="6"/>// }</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Jangan render chart jika tidak ada data untuk mencegah error</text:span></text:p>
            <text:p text:style-name="Preformatted_20_Text"><text:span text:style-name="Source_20_Text"><text:s text:c="2"/>if (!chartData || chartData.length === 0) {</text:span></text:p>
            <text:p text:style-name="Preformatted_20_Text"><text:span text:style-name="Source_20_Text"><text:s text:c="4"/>return &lt;p&gt;Tidak ada data untuk ditampilkan pada grafik.&lt;/p&gt;;</text:span></text:p>
            <text:p text:style-name="Preformatted_20_Text"><text:span text:style-name="Source_20_Text"><text:s text:c="2"/>}</text:span></text:p>
            <text:p text:style-name="Preformatted_20_Text"/>
            <text:p text:style-name="Preformatted_20_Text"><text:span text:style-name="Source_20_Text"><text:s text:c="2"/>// Render komponen Line dari react-chartjs-2</text:span></text:p>
            <text:p text:style-name="Preformatted_20_Text"><text:span text:style-name="Source_20_Text"><text:s text:c="2"/>return &lt;Line options={options} data={data} /&gt;;</text:span></text:p>
            <text:p text:style-name="Preformatted_20_Text"><text:soft-page-break/><text:span text:style-name="Source_20_Text">}</text:span></text:p>
            <text:p text:style-name="Preformatted_20_Text"/>
            <text:p text:style-name="Preformatted_20_Text"><text:span text:style-name="Source_20_Text">LineChart.propTypes = {</text:span></text:p>
            <text:p text:style-name="Preformatted_20_Text"><text:span text:style-name="Source_20_Text"><text:s text:c="2"/>/** Array data, format: [{ timestamp: string (ISO), value: number/string }, ...] */</text:span></text:p>
            <text:p text:style-name="Preformatted_20_Text"><text:span text:style-name="Source_20_Text"><text:s text:c="2"/>chartData: PropTypes.arrayOf(</text:span></text:p>
            <text:p text:style-name="Preformatted_20_Text"><text:span text:style-name="Source_20_Text"><text:s text:c="4"/>PropTypes.shape({</text:span></text:p>
            <text:p text:style-name="Preformatted_20_Text"><text:span text:style-name="Source_20_Text"><text:s text:c="6"/>timestamp: PropTypes.string.isRequired,</text:span></text:p>
            <text:p text:style-name="Preformatted_20_Text"><text:span text:style-name="Source_20_Text"><text:s text:c="6"/>value: PropTypes.oneOfType([PropTypes.string, PropTypes.number]).isRequired,</text:span></text:p>
            <text:p text:style-name="Preformatted_20_Text"><text:span text:style-name="Source_20_Text"><text:s text:c="4"/>})</text:span></text:p>
            <text:p text:style-name="Preformatted_20_Text"><text:span text:style-name="Source_20_Text"><text:s text:c="2"/>).isRequired,</text:span></text:p>
            <text:p text:style-name="Preformatted_20_Text"><text:span text:style-name="Source_20_Text"><text:s text:c="2"/>/** Judul yang ditampilkan di atas chart */</text:span></text:p>
            <text:p text:style-name="Preformatted_20_Text"><text:span text:style-name="Source_20_Text"><text:s text:c="2"/>title: PropTypes.string,</text:span></text:p>
            <text:p text:style-name="Preformatted_20_Text"><text:span text:style-name="Source_20_Text"><text:s text:c="2"/>/** Label untuk dataset utama (muncul di legenda/tooltip) */</text:span></text:p>
            <text:p text:style-name="Preformatted_20_Text"><text:span text:style-name="Source_20_Text"><text:s text:c="2"/>label: PropTypes.string,</text:span></text:p>
            <text:p text:style-name="Preformatted_20_Text"><text:span text:style-name="Source_20_Text"><text:s text:c="2"/>/** Label untuk sumbu Y */</text:span></text:p>
            <text:p text:style-name="Preformatted_20_Text"><text:span text:style-name="Source_20_Text"><text:s text:c="2"/>yAxisLabel: PropTypes.string,</text:span></text:p>
            <text:p text:style-name="Preformatted_20_Text"><text:span text:style-name="Source_20_Text">};</text:span></text:p>
            <text:p text:style-name="Preformatted_20_Text"/>
            <text:p text:style-name="P147"><text:span text:style-name="Source_20_Text">export default LineChart;</text:span></text:p>
            <text:p text:style-name="Text_20_body"><text:span text:style-name="Strong_20_Emphasis">Penjelasan:</text:span></text:p>
            <text:list xml:id="list6658333566893564045" text:style-name="L56">
              <text:list-item>
                <text:p text:style-name="P125"><text:span text:style-name="Strong_20_Emphasis">Import:</text:span> </text:p>
                <text:list>
                  <text:list-item>
                    <text:p text:style-name="P125"><text:span text:style-name="Source_20_Text">React</text:span>, <text:span text:style-name="Source_20_Text">PropTypes</text:span>. </text:p>
                  </text:list-item>
                  <text:list-item>
                    <text:p text:style-name="P125"><text:span text:style-name="Source_20_Text">Line</text:span> dari <text:span text:style-name="Source_20_Text">react-chartjs-2</text:span>: Komponen React yang akan merender chart <text:span text:style-name="Source_20_Text">&lt;canvas&gt;</text:span>. </text:p>
                  </text:list-item>
                  <text:list-item>
                    <text:p text:style-name="P125">Komponen-komponen spesifik dari <text:span text:style-name="Source_20_Text">chart.js</text:span> (<text:span text:style-name="Source_20_Text">Chart</text:span>, <text:span text:style-name="Source_20_Text">CategoryScale</text:span>, <text:span text:style-name="Source_20_Text">LinearScale</text:span>, dll.). Ini diperlukan agar Chart.js tahu fitur apa saja yang kita gunakan (proses <text:span text:style-name="Emphasis">tree-shaking</text:span>). <text:span text:style-name="Source_20_Text">TimeScale</text:span> diimpor tapi dikomentari karena kita menggunakan <text:span text:style-name="Source_20_Text">CategoryScale</text:span> untuk contoh ini. </text:p>
                  </text:list-item>
                  <text:list-item>
                    <text:p text:style-name="P125">Komentar untuk <text:span text:style-name="Source_20_Text">chartjs-adapter-date-fns</text:span>: Jika Anda ingin menggunakan <text:span text:style-name="Source_20_Text">TimeScale</text:span> yang lebih canggih pada sumbu X, Anda perlu menginstal adapter tanggal (seperti <text:span text:style-name="Source_20_Text">chartjs-adapter-date-fns</text:span> atau <text:span text:style-name="Source_20_Text">chartjs-adapter-moment</text:span>) dan mendaftarkannya. </text:p>
                  </text:list-item>
                </text:list>
              </text:list-item>
              <text:list-item>
                <text:p text:style-name="P125"><text:span text:style-name="Strong_20_Emphasis"><text:span text:style-name="Source_20_Text">ChartJS.register(...)</text:span></text:span><text:span text:style-name="Strong_20_Emphasis">:</text:span> Fungsi ini wajib dipanggil sekali untuk mendaftarkan semua komponen skala, elemen, plugin (seperti Title, Tooltip, Legend) yang akan Anda gunakan dalam chart Anda. </text:p>
              </text:list-item>
              <text:list-item>
                <text:p text:style-name="P125"><text:span text:style-name="Strong_20_Emphasis">Props:</text:span> Komponen menerima <text:span text:style-name="Source_20_Text">chartData</text:span> (array data dari API), <text:span text:style-name="Source_20_Text">title</text:span>, <text:span text:style-name="Source_20_Text">label</text:span> (untuk dataset), dan <text:span text:style-name="Source_20_Text">yAxisLabel</text:span>. Prop <text:span text:style-name="Source_20_Text">chartData</text:span> diharapkan berisi array objek dengan properti <text:span text:style-name="Source_20_Text">timestamp</text:span> dan <text:span text:style-name="Source_20_Text">value</text:span>. </text:p>
              </text:list-item>
              <text:list-item>
                <text:p text:style-name="P125"><text:span text:style-name="Strong_20_Emphasis">Data Formatting:</text:span> Kode di dalam komponen mengambil <text:span text:style-name="Source_20_Text">chartData</text:span> dan mengubahnya menjadi dua array terpisah yang dibutuhkan oleh Chart.js: </text:p>
                <text:list>
                  <text:list-item>
                    <text:p text:style-name="P125"><text:span text:style-name="Source_20_Text">labels</text:span>: Array string untuk label sumbu X (diformat dari <text:span text:style-name="Source_20_Text">timestamp</text:span>). </text:p>
                  </text:list-item>
                  <text:list-item>
                    <text:p text:style-name="P125"><text:span text:style-name="Source_20_Text">dataPoints</text:span>: Array angka untuk nilai sumbu Y (diambil dari <text:span text:style-name="Source_20_Text">value</text:span>). </text:p>
                  </text:list-item>
                </text:list>
              </text:list-item>
              <text:list-item>
                <text:p text:style-name="P125"><text:span text:style-name="Strong_20_Emphasis"><text:span text:style-name="Source_20_Text">options</text:span></text:span><text:span text:style-name="Strong_20_Emphasis"> Object:</text:span> Objek ini berisi konfigurasi tampilan dan perilaku chart: </text:p>
                <text:list>
                  <text:list-item>
                    <text:p text:style-name="P125"><text:span text:style-name="Source_20_Text">responsive: true</text:span>, <text:span text:style-name="Source_20_Text">maintainAspectRatio: false</text:span>: Pengaturan penting untuk ukuran chart yang fleksibel. </text:p>
                  </text:list-item>
                  <text:list-item>
                    <text:p text:style-name="P125"><text:span text:style-name="Source_20_Text">plugins</text:span>: Mengonfigurasi plugin seperti <text:span text:style-name="Source_20_Text">legend</text:span> (posisi), <text:span text:style-name="Source_20_Text">title</text:span> (tampilkan, teks), <text:span text:style-name="Source_20_Text">tooltip</text:span>. </text:p>
                  </text:list-item>
                  <text:list-item>
                    <text:p text:style-name="P125"><text:span text:style-name="Source_20_Text">scales</text:span>: Mengonfigurasi sumbu X dan Y. Di sini kita menggunakan <text:span text:style-name="Source_20_Text">CategoryScale</text:span> untuk X (menggunakan array <text:span text:style-name="Source_20_Text">labels</text:span> yang kita buat) dan <text:span text:style-name="Source_20_Text">LinearScale</text:span> untuk Y. Judul sumbu juga diatur di sini. </text:p>
                  </text:list-item>
                </text:list>
              </text:list-item>
              <text:list-item>
                <text:p text:style-name="P125"><text:soft-page-break/><text:span text:style-name="Strong_20_Emphasis"><text:span text:style-name="Source_20_Text">data</text:span></text:span><text:span text:style-name="Strong_20_Emphasis"> Object:</text:span> Objek ini mendefinisikan data apa yang akan diplot: </text:p>
                <text:list>
                  <text:list-item>
                    <text:p text:style-name="P125"><text:span text:style-name="Source_20_Text">labels</text:span>: Menunjuk ke array <text:span text:style-name="Source_20_Text">labels</text:span> yang sudah kita format. </text:p>
                  </text:list-item>
                  <text:list-item>
                    <text:p text:style-name="P125"><text:span text:style-name="Source_20_Text">datasets</text:span>: Array yang berisi satu atau lebih objek dataset. Setiap objek dataset mendefinisikan: </text:p>
                    <text:list>
                      <text:list-item>
                        <text:p text:style-name="P125"><text:span text:style-name="Source_20_Text">label</text:span>: Nama dataset. </text:p>
                      </text:list-item>
                      <text:list-item>
                        <text:p text:style-name="P125"><text:span text:style-name="Source_20_Text">data</text:span>: Array nilai (<text:span text:style-name="Source_20_Text">dataPoints</text:span> yang kita buat). </text:p>
                      </text:list-item>
                      <text:list-item>
                        <text:p text:style-name="P125">Properti styling seperti <text:span text:style-name="Source_20_Text">borderColor</text:span>, <text:span text:style-name="Source_20_Text">backgroundColor</text:span>, <text:span text:style-name="Source_20_Text">tension</text:span>. </text:p>
                      </text:list-item>
                    </text:list>
                  </text:list-item>
                </text:list>
              </text:list-item>
              <text:list-item>
                <text:p text:style-name="P125"><text:span text:style-name="Strong_20_Emphasis">Conditional Rendering:</text:span> Memeriksa apakah <text:span text:style-name="Source_20_Text">chartData</text:span> ada dan tidak kosong sebelum merender komponen <text:span text:style-name="Source_20_Text">&lt;Line&gt;</text:span>. Ini mencegah error Chart.js jika tidak ada data. </text:p>
              </text:list-item>
              <text:list-item>
                <text:p text:style-name="P125"><text:span text:style-name="Strong_20_Emphasis"><text:span text:style-name="Source_20_Text">&lt;Line options={options} data={data} /&gt;</text:span></text:span><text:span text:style-name="Strong_20_Emphasis">:</text:span> Merender komponen <text:span text:style-name="Source_20_Text">Line</text:span> dari <text:span text:style-name="Source_20_Text">react-chartjs-2</text:span>, memberikan objek <text:span text:style-name="Source_20_Text">options</text:span> dan <text:span text:style-name="Source_20_Text">data</text:span> yang telah kita siapkan sebagai props. </text:p>
              </text:list-item>
              <text:list-item>
                <text:p text:style-name="P56"><text:span text:style-name="Strong_20_Emphasis">PropTypes:</text:span> Mendefinisikan tipe data yang diharapkan untuk props, terutama <text:span text:style-name="Source_20_Text">chartData</text:span>. </text:p>
              </text:list-item>
            </text:list>
            <text:p text:style-name="Horizontal_20_Line"/>
            <text:p text:style-name="Text_20_body">Komponen <text:span text:style-name="Source_20_Text">LineChart</text:span> ini siap digunakan di <text:span text:style-name="Source_20_Text">AreaDetailPage</text:span> untuk memvisualisasikan data riwayat sensor. Apakah struktur data, opsi konfigurasi Chart.js, dan penggunaannya dalam komponen React ini jelas? Katakan "YOI" untuk lanjut ke file <text:span text:style-name="Source_20_Text">README.md</text:span> klien.</text:p>
          </text:section>
          <text:section text:style-name="Sect1" text:name="feedback-form-45">
            <text:p text:style-name="P69"/>
          </text:section>
        </text:section>
        <text:section text:style-name="Sect1" text:name="00c5a02e1525ff06">
          <text:p text:style-name="Text_20_body"/>
          <text:section text:style-name="Sect1" text:name="user-query-content-46">
            <text:p text:style-name="P145">YOI </text:p>
          </text:section>
          <text:p text:style-name="P69">Tampilkan alur berpikir</text:p>
          <text:section text:style-name="Sect2" text:name="model-response-message-contentr_00c5a02e1525ff06">
            <text:p text:style-name="Text_20_body">Sip, ini adalah file terakhir untuk kerangka proyek klien kita: <text:span text:style-name="Source_20_Text">README.md</text:span>.</text:p>
            <text:p text:style-name="Horizontal_20_Line"/>
            <text:p text:style-name="Text_20_body"><text:span text:style-name="Strong_20_Emphasis">File 19: </text:span><text:span text:style-name="Strong_20_Emphasis"><text:span text:style-name="Source_20_Text">smartfarm_client/README.md</text:span></text:span></text:p>
            <text:p text:style-name="Text_20_body">File Markdown ini memberikan panduan untuk developer lain (atau Anda di masa depan) tentang cara menyiapkan dan menjalankan proyek aplikasi klien React SmartFarm Monitor.</text:p>
            <text:p text:style-name="Text_20_body">Markdown</text:p>
            <text:p text:style-name="Preformatted_20_Text"><text:span text:style-name="Source_20_Text"># SmartFarm Monitor Client (React)</text:span></text:p>
            <text:p text:style-name="Preformatted_20_Text"/>
            <text:p text:style-name="Preformatted_20_Text"><text:span text:style-name="Source_20_Text">Aplikasi antarmuka pengguna (UI) berbasis web untuk sistem SmartFarm Monitor. Dibangun menggunakan React, aplikasi ini berinteraksi dengan [SmartFarm Monitor Server](link_ke_repo_server_jika_ada) untuk menampilkan data pertanian dan memberikan kontrol kepada pengguna.</text:span></text:p>
            <text:p text:style-name="Preformatted_20_Text"/>
            <text:p text:style-name="Preformatted_20_Text"><text:span text:style-name="Source_20_Text">## Fitur Utama</text:span></text:p>
            <text:p text:style-name="Preformatted_20_Text"/>
            <text:p text:style-name="Preformatted_20_Text"><text:span text:style-name="Source_20_Text">* **Dashboard:** Menampilkan ringkasan semua area pertanian yang terdaftar.</text:span></text:p>
            <text:p text:style-name="Preformatted_20_Text"><text:span text:style-name="Source_20_Text">* **Halaman Detail Area:** Menampilkan informasi lengkap untuk satu area, termasuk:</text:span></text:p>
            <text:p text:style-name="Preformatted_20_Text"><text:span text:style-name="Source_20_Text"><text:s text:c="4"/>* Status sensor terkini.</text:span></text:p>
            <text:p text:style-name="Preformatted_20_Text"><text:span text:style-name="Source_20_Text"><text:s text:c="4"/>* Grafik data sensor historis dengan opsi pemilihan sensor dan waktu.</text:span></text:p>
            <text:p text:style-name="Preformatted_20_Text"><text:span text:style-name="Source_20_Text"><text:s text:c="4"/>* Rekomendasi perawatan tanaman.</text:span></text:p>
            <text:p text:style-name="Preformatted_20_Text"><text:span text:style-name="Source_20_Text"><text:s text:c="4"/>* Prediksi hasil panen.</text:span></text:p>
            <text:p text:style-name="Preformatted_20_Text"><text:span text:style-name="Source_20_Text">* **Manajemen Area:** Form untuk menambahkan area pertanian baru.</text:span></text:p>
            <text:p text:style-name="Preformatted_20_Text"><text:span text:style-name="Source_20_Text">* **Navigasi:** Routing sisi klien untuk pengalaman pengguna yang mulus.</text:span></text:p>
            <text:p text:style-name="Preformatted_20_Text"/>
            <text:p text:style-name="Preformatted_20_Text"><text:span text:style-name="Source_20_Text">## Teknologi Stack</text:span></text:p>
            <text:p text:style-name="Preformatted_20_Text"/>
            <text:p text:style-name="Preformatted_20_Text"><text:span text:style-name="Source_20_Text">* **Library/Framework:** React.js (v18+)</text:span></text:p>
            <text:p text:style-name="Preformatted_20_Text"><text:span text:style-name="Source_20_Text">* **Routing:** React Router DOM (v6+)</text:span></text:p>
            <text:p text:style-name="Preformatted_20_Text"><text:soft-page-break/><text:span text:style-name="Source_20_Text">* **Manajemen State:** React Hooks (useState, useEffect, useContext - jika digunakan)</text:span></text:p>
            <text:p text:style-name="Preformatted_20_Text"><text:span text:style-name="Source_20_Text">* **HTTP Client:** Fetch API (bawaan) / Axios (opsional)</text:span></text:p>
            <text:p text:style-name="Preformatted_20_Text"><text:span text:style-name="Source_20_Text">* **Visualisasi Data:** Chart.js dengan `react-chartjs-2`</text:span></text:p>
            <text:p text:style-name="Preformatted_20_Text"><text:span text:style-name="Source_20_Text">* **Styling:** CSS Modules / CSS Global</text:span></text:p>
            <text:p text:style-name="Preformatted_20_Text"><text:span text:style-name="Source_20_Text">* **Build Tool:** React Scripts (Create React App) / Vite (sesuaikan jika menggunakan Vite)</text:span></text:p>
            <text:p text:style-name="Preformatted_20_Text"/>
            <text:p text:style-name="Preformatted_20_Text"><text:span text:style-name="Source_20_Text">## Struktur Proyek</text:span></text:p>
            <text:p text:style-name="P147"/>
            <text:p text:style-name="Text_20_body">smartfarm_client/ ├── public/ # Aset statis &amp; index.html ├── src/ # Source code aplikasi React │ ├── assets/ # Gambar, font, dll. │ ├── components/ # Komponen UI reusable (Kartu, Tombol, Chart, ...) │ ├── pages/ # Komponen Halaman/View (Dashboard, Detail, ...) │ ├── services/ # Logika interaksi API backend │ ├── contexts/ # State management (React Context) │ ├── hooks/ # Custom React Hooks │ ├── routes/ # Konfigurasi routing (jika dipisah) │ └── config/ # Konfigurasi klien (misal: URL API) ├── .env.example # Contoh environment variables ├── .gitignore # File/folder yg diabaikan Git ├── package.json # Metadata &amp; dependensi proyek └── README.md # Dokumentasi ini</text:p>
            <text:p text:style-name="Preformatted_20_Text"/>
            <text:p text:style-name="Preformatted_20_Text"><text:span text:style-name="Source_20_Text">## Instruksi Setup</text:span></text:p>
            <text:p text:style-name="Preformatted_20_Text"/>
            <text:p text:style-name="Preformatted_20_Text"><text:span text:style-name="Source_20_Text">**Prasyarat:**</text:span></text:p>
            <text:p text:style-name="Preformatted_20_Text"/>
            <text:p text:style-name="Preformatted_20_Text"><text:span text:style-name="Source_20_Text">* Node.js (versi LTS direkomendasikan, misal v18 atau lebih baru).</text:span></text:p>
            <text:p text:style-name="Preformatted_20_Text"><text:span text:style-name="Source_20_Text">* npm (biasanya terinstal bersama Node.js) atau yarn.</text:span></text:p>
            <text:p text:style-name="Preformatted_20_Text"><text:span text:style-name="Source_20_Text">* Server backend SmartFarm Monitor harus sudah berjalan dan dapat diakses.</text:span></text:p>
            <text:p text:style-name="Preformatted_20_Text"/>
            <text:p text:style-name="Preformatted_20_Text"><text:span text:style-name="Source_20_Text">**Langkah-langkah:**</text:span></text:p>
            <text:p text:style-name="Preformatted_20_Text"/>
            <text:p text:style-name="Preformatted_20_Text"><text:span text:style-name="Source_20_Text">1. <text:s/>**Clone Repository:**</text:span></text:p>
            <text:p text:style-name="Preformatted_20_Text"><text:span text:style-name="Source_20_Text"><text:s text:c="4"/>```bash</text:span></text:p>
            <text:p text:style-name="Preformatted_20_Text"><text:span text:style-name="Source_20_Text"><text:s text:c="4"/>git clone &lt;url_repository_anda&gt;</text:span></text:p>
            <text:p text:style-name="Preformatted_20_Text"><text:span text:style-name="Source_20_Text"><text:s text:c="4"/>cd smartfarm_client</text:span></text:p>
            <text:p text:style-name="Preformatted_20_Text"><text:span text:style-name="Source_20_Text"><text:s text:c="4"/>```</text:span></text:p>
            <text:p text:style-name="Preformatted_20_Text"/>
            <text:p text:style-name="Preformatted_20_Text"><text:span text:style-name="Source_20_Text">2. <text:s/>**Install Dependensi:**</text:span></text:p>
            <text:p text:style-name="Preformatted_20_Text"><text:span text:style-name="Source_20_Text"><text:s text:c="4"/>```bash</text:span></text:p>
            <text:p text:style-name="Preformatted_20_Text"><text:span text:style-name="Source_20_Text"><text:s text:c="4"/>npm install</text:span></text:p>
            <text:p text:style-name="Preformatted_20_Text"><text:span text:style-name="Source_20_Text"><text:s text:c="4"/># atau jika menggunakan yarn:</text:span></text:p>
            <text:p text:style-name="Preformatted_20_Text"><text:span text:style-name="Source_20_Text"><text:s text:c="4"/># yarn install</text:span></text:p>
            <text:p text:style-name="Preformatted_20_Text"><text:span text:style-name="Source_20_Text"><text:s text:c="4"/>```</text:span></text:p>
            <text:p text:style-name="Preformatted_20_Text"/>
            <text:p text:style-name="Preformatted_20_Text"><text:span text:style-name="Source_20_Text">3. <text:s/>**Konfigurasi Environment Variable:**</text:span></text:p>
            <text:p text:style-name="Preformatted_20_Text"><text:span text:style-name="Source_20_Text"><text:s text:c="4"/>* Salin file `.env.example` menjadi `.env` atau `.env.local` (lebih direkomendasikan jika menggunakan CRA/Vite):</text:span></text:p>
            <text:p text:style-name="Preformatted_20_Text"><text:span text:style-name="Source_20_Text"><text:s text:c="8"/>```bash</text:span></text:p>
            <text:p text:style-name="Preformatted_20_Text"><text:span text:style-name="Source_20_Text"><text:s text:c="8"/>cp .env.example .env.local</text:span></text:p>
            <text:p text:style-name="Preformatted_20_Text"><text:span text:style-name="Source_20_Text"><text:s text:c="8"/>```</text:span></text:p>
            <text:p text:style-name="Preformatted_20_Text"><text:span text:style-name="Source_20_Text"><text:s text:c="4"/>* **Edit file `.env.local`**: Atur nilai `REACT_APP_API_BASE_URL` agar menunjuk ke alamat dan port tempat **server backend** Anda berjalan. Contoh jika server berjalan di `localhost:5000` dengan prefix API `/api/v1`:</text:span></text:p>
            <text:p text:style-name="Preformatted_20_Text"><text:span text:style-name="Source_20_Text"><text:s text:c="8"/>```dotenv</text:span></text:p>
            <text:p text:style-name="Preformatted_20_Text"><text:span text:style-name="Source_20_Text"><text:s text:c="8"/>REACT_APP_API_BASE_URL=http://localhost:5000/api/v1</text:span></text:p>
            <text:p text:style-name="Preformatted_20_Text"><text:span text:style-name="Source_20_Text"><text:s text:c="8"/>```</text:span></text:p>
            <text:p text:style-name="Preformatted_20_Text"/>
            <text:p text:style-name="Preformatted_20_Text"><text:span text:style-name="Source_20_Text">## Menjalankan Aplikasi</text:span></text:p>
            <text:p text:style-name="Preformatted_20_Text"/>
            <text:p text:style-name="Preformatted_20_Text"><text:span text:style-name="Source_20_Text">**PENTING:** Pastikan server backend SmartFarm Monitor **sudah berjalan** sebelum menjalankan klien!</text:span></text:p>
            <text:p text:style-name="Preformatted_20_Text"/>
            <text:p text:style-name="Preformatted_20_Text"><text:soft-page-break/><text:span text:style-name="Source_20_Text">**1. Server Development:**</text:span></text:p>
            <text:p text:style-name="Preformatted_20_Text"/>
            <text:p text:style-name="Preformatted_20_Text"><text:span text:style-name="Source_20_Text">* Jalankan perintah:</text:span></text:p>
            <text:p text:style-name="Preformatted_20_Text"><text:span text:style-name="Source_20_Text"><text:s text:c="4"/>```bash</text:span></text:p>
            <text:p text:style-name="Preformatted_20_Text"><text:span text:style-name="Source_20_Text"><text:s text:c="4"/>npm start</text:span></text:p>
            <text:p text:style-name="Preformatted_20_Text"><text:span text:style-name="Source_20_Text"><text:s text:c="4"/># atau jika menggunakan yarn:</text:span></text:p>
            <text:p text:style-name="Preformatted_20_Text"><text:span text:style-name="Source_20_Text"><text:s text:c="4"/># yarn start</text:span></text:p>
            <text:p text:style-name="Preformatted_20_Text"><text:span text:style-name="Source_20_Text"><text:s text:c="4"/>```</text:span></text:p>
            <text:p text:style-name="Preformatted_20_Text"><text:span text:style-name="Source_20_Text">* Perintah ini akan membuka aplikasi di browser Anda secara otomatis (biasanya di `http://localhost:3000`). Server development mendukung *hot-reloading*, perubahan kode akan langsung terlihat di browser.</text:span></text:p>
            <text:p text:style-name="Preformatted_20_Text"/>
            <text:p text:style-name="Preformatted_20_Text"><text:span text:style-name="Source_20_Text">**2. Membuat Build Produksi:**</text:span></text:p>
            <text:p text:style-name="Preformatted_20_Text"/>
            <text:p text:style-name="Preformatted_20_Text"><text:span text:style-name="Source_20_Text">* Jalankan perintah:</text:span></text:p>
            <text:p text:style-name="Preformatted_20_Text"><text:span text:style-name="Source_20_Text"><text:s text:c="4"/>```bash</text:span></text:p>
            <text:p text:style-name="Preformatted_20_Text"><text:span text:style-name="Source_20_Text"><text:s text:c="4"/>npm run build</text:span></text:p>
            <text:p text:style-name="Preformatted_20_Text"><text:span text:style-name="Source_20_Text"><text:s text:c="4"/># atau jika menggunakan yarn:</text:span></text:p>
            <text:p text:style-name="Preformatted_20_Text"><text:span text:style-name="Source_20_Text"><text:s text:c="4"/># yarn build</text:span></text:p>
            <text:p text:style-name="Preformatted_20_Text"><text:span text:style-name="Source_20_Text"><text:s text:c="4"/>```</text:span></text:p>
            <text:p text:style-name="Preformatted_20_Text"><text:span text:style-name="Source_20_Text">* Perintah ini akan membuat versi teroptimasi dari aplikasi Anda di dalam direktori `build/` (atau `dist/`). File-file statis di dalam direktori ini siap untuk di-deploy ke web server (seperti Nginx, Apache, Netlify, Vercel, dll.).</text:span></text:p>
            <text:p text:style-name="Preformatted_20_Text"/>
            <text:p text:style-name="Preformatted_20_Text"><text:span text:style-name="Source_20_Text">## Koneksi ke Server &amp; CORS</text:span></text:p>
            <text:p text:style-name="Preformatted_20_Text"/>
            <text:p text:style-name="Preformatted_20_Text"><text:span text:style-name="Source_20_Text">* Aplikasi klien ini perlu berkomunikasi dengan server backend pada URL yang ditentukan di `REACT_APP_API_BASE_URL`.</text:span></text:p>
            <text:p text:style-name="Preformatted_20_Text"><text:span text:style-name="Source_20_Text">* Saat menjalankan secara lokal (development), klien (misal: `localhost:3000`) dan server (misal: `localhost:5000`) berjalan di *origin* yang berbeda. Browser menerapkan kebijakan *Same-Origin Policy* yang akan memblokir request API kecuali server backend secara eksplisit mengizinkannya melalui header CORS (*Cross-Origin Resource Sharing*).</text:span></text:p>
            <text:p text:style-name="Preformatted_20_Text"><text:span text:style-name="Source_20_Text">* Pastikan server backend Flask Anda sudah dikonfigurasi untuk mengizinkan request dari origin klien Anda (misal: `http://localhost:3000`). Ini biasanya dilakukan menggunakan ekstensi **Flask-CORS**.</text:span></text:p>
            <text:p text:style-name="Preformatted_20_Text"/>
            <text:p text:style-name="Preformatted_20_Text"><text:span text:style-name="Source_20_Text">## Menjalankan Tests (TODO)</text:span></text:p>
            <text:p text:style-name="Preformatted_20_Text"/>
            <text:p text:style-name="Preformatted_20_Text"><text:span text:style-name="Source_20_Text">*(Instruksi untuk menjalankan tes akan ditambahkan di sini setelah tes dibuat.)*</text:span></text:p>
            <text:p text:style-name="Preformatted_20_Text"><text:span text:style-name="Source_20_Text">```bash</text:span></text:p>
            <text:p text:style-name="Preformatted_20_Text"><text:span text:style-name="Source_20_Text">npm test</text:span></text:p>
            <text:p text:style-name="Preformatted_20_Text"><text:span text:style-name="Source_20_Text"># atau</text:span></text:p>
            <text:p text:style-name="P147"><text:span text:style-name="Source_20_Text"># yarn test</text:span></text:p>
            <text:h text:style-name="Heading_20_2" text:outline-level="2">TODO / Pengembangan Selanjutnya</text:h>
            <text:list xml:id="list6587848837141573404" text:style-name="L57">
              <text:list-item>
                <text:p text:style-name="P126">Implementasi UI untuk Edit/Delete Area. </text:p>
              </text:list-item>
              <text:list-item>
                <text:p text:style-name="P126">Integrasi dengan fitur Autentikasi (halaman Login, penanganan token). </text:p>
              </text:list-item>
              <text:list-item>
                <text:p text:style-name="P126">Peningkatan UI/UX (loading state yang lebih halus, animasi). </text:p>
              </text:list-item>
              <text:list-item>
                <text:p text:style-name="P126">Gunakan UI Library (Material UI, Chakra UI, Ant Design) untuk konsistensi. </text:p>
              </text:list-item>
              <text:list-item>
                <text:p text:style-name="P126">Implementasi state management yang lebih canggih jika perlu (Redux Toolkit, Zustand). </text:p>
              </text:list-item>
              <text:list-item>
                <text:p text:style-name="P126">Fitur PWA (Progressive Web App) untuk instalasi dan offline caching. </text:p>
              </text:list-item>
              <text:list-item>
                <text:p text:style-name="P57">Tambahkan Unit dan Integration Tests yang komprehensif. </text:p>
              </text:list-item>
            </text:list>
            <text:p text:style-name="Preformatted_20_Text"/>
            <text:p text:style-name="Preformatted_20_Text"><text:span text:style-name="Source_20_Text">---</text:span></text:p>
            <text:p text:style-name="Preformatted_20_Text"/>
            <text:p text:style-name="Preformatted_20_Text"><text:span text:style-name="Source_20_Text">Ini melengkapi kerangka dasar untuk file-file proyek aplikasi klien React sesuai permintaan Tugas 7. Sama seperti server, kode di setiap file klien saat ini </text:span><text:soft-page-break/><text:span text:style-name="Source_20_Text">adalah implementasi dasar atau placeholder yang siap dikembangkan lebih lanjut.</text:span></text:p>
            <text:p text:style-name="Preformatted_20_Text"/>
            <text:p text:style-name="P147"><text:span text:style-name="Source_20_Text">Pembuatan kerangka server dan klien sekarang telah selesai. Saya siap untuk pertanyaan atau tugas Anda berikutnya!</text:span></text:p>
          </text:section>
          <text:section text:style-name="Sect1" text:name="feedback-form-46">
            <text:p text:style-name="P69"/>
          </text:section>
        </text:section>
        <text:section text:style-name="Sect1" text:name="f416bdf388858322">
          <text:p text:style-name="Text_20_body"/>
          <text:section text:style-name="Sect1" text:name="user-query-content-47">
            <text:p text:style-name="P145">jelaskan TODO / pengembangan selanjutnya secara bertahap satu persatu. jangan pindah tahaoan kecual saya meminta YOI </text:p>
          </text:section>
          <text:p text:style-name="P69">Tampilkan alur berpikir</text:p>
          <text:section text:style-name="Sect2" text:name="model-response-message-contentr_f416bdf388858322">
            <text:p text:style-name="Text_20_body">Oke, mari kita bahas rencana pengembangan selanjutnya untuk aplikasi klien, satu per satu.</text:p>
            <text:p text:style-name="Horizontal_20_Line"/>
            <text:p text:style-name="Text_20_body"><text:span text:style-name="Strong_20_Emphasis">Tahap 1: Implementasi UI untuk Edit/Delete Area</text:span></text:p>
            <text:p text:style-name="Text_20_body">Pengembangan ini bertujuan untuk melengkapi fungsionalitas pengelolaan area tanam, tidak hanya menambah tetapi juga mengubah (edit) dan menghapus area yang sudah ada. Ini melibatkan beberapa langkah:</text:p>
            <text:list xml:id="list4414720848180854538" text:style-name="L58">
              <text:list-item>
                <text:p text:style-name="P58"><text:span text:style-name="Strong_20_Emphasis">Modifikasi Server Backend:</text:span></text:p>
                <text:list>
                  <text:list-item>
                    <text:p text:style-name="P127"><text:span text:style-name="Strong_20_Emphasis">API Endpoints Baru:</text:span> Perlu menambahkan endpoint baru di server Flask: </text:p>
                    <text:list>
                      <text:list-item>
                        <text:p text:style-name="P127"><text:span text:style-name="Source_20_Text">PUT</text:span> atau <text:span text:style-name="Source_20_Text">PATCH /api/v1/areas/{area_id}</text:span>: Untuk menerima data yang diperbarui dan mengubah detail area yang sesuai di database. <text:span text:style-name="Source_20_Text">PUT</text:span> biasanya mengganti seluruh resource, sementara <text:span text:style-name="Source_20_Text">PATCH</text:span> hanya memperbarui field yang diberikan. </text:p>
                      </text:list-item>
                      <text:list-item>
                        <text:p text:style-name="P127"><text:span text:style-name="Source_20_Text">DELETE /api/v1/areas/{area_id}</text:span>: Untuk menghapus area berdasarkan ID-nya dari database. Perlu diperhatikan <text:span text:style-name="Emphasis">constraint</text:span> database (misalnya, apa yang terjadi pada sensor dan data pembacaan terkait jika area dihapus? Menggunakan <text:span text:style-name="Source_20_Text">ondelete='CASCADE'</text:span> di model SQLAlchemy akan menghapusnya otomatis, perlu dipastikan apakah ini perilaku yang diinginkan). </text:p>
                      </text:list-item>
                    </text:list>
                  </text:list-item>
                  <text:list-item>
                    <text:p text:style-name="P127"><text:span text:style-name="Strong_20_Emphasis">Logika Bisnis Server:</text:span> Mengimplementasikan logika di <text:span text:style-name="Emphasis">service layer</text:span> server untuk menangani operasi update dan delete ini pada database. </text:p>
                  </text:list-item>
                </text:list>
              </text:list-item>
              <text:list-item>
                <text:p text:style-name="P58"><text:span text:style-name="Strong_20_Emphasis">Modifikasi Klien React:</text:span></text:p>
                <text:list>
                  <text:list-item>
                    <text:p text:style-name="P127"><text:span text:style-name="Strong_20_Emphasis">UI Tombol Aksi:</text:span> Menambahkan tombol "Edit" dan "Hapus" di tempat yang sesuai. Ini bisa di halaman <text:span text:style-name="Source_20_Text">ManageAreasPage</text:span> (di samping setiap item dalam daftar area) atau mungkin di halaman <text:span text:style-name="Source_20_Text">AreaDetailPage</text:span>. </text:p>
                  </text:list-item>
                  <text:list-item>
                    <text:p text:style-name="P127"><text:span text:style-name="Strong_20_Emphasis">Fungsi API Service Baru:</text:span> Menambahkan fungsi baru di <text:span text:style-name="Source_20_Text">src/services/apiService.js</text:span>: </text:p>
                    <text:list>
                      <text:list-item>
                        <text:p text:style-name="P127"><text:span text:style-name="Source_20_Text">updateArea(areaId, areaData)</text:span>: Memanggil endpoint <text:span text:style-name="Source_20_Text">PUT</text:span> atau <text:span text:style-name="Source_20_Text">PATCH</text:span> server dengan data baru. </text:p>
                      </text:list-item>
                      <text:list-item>
                        <text:p text:style-name="P127"><text:span text:style-name="Source_20_Text">deleteArea(areaId)</text:span>: Memanggil endpoint <text:span text:style-name="Source_20_Text">DELETE</text:span> server. </text:p>
                      </text:list-item>
                    </text:list>
                  </text:list-item>
                  <text:list-item>
                    <text:p text:style-name="P127"><text:span text:style-name="Strong_20_Emphasis">UI Edit:</text:span> </text:p>
                    <text:list>
                      <text:list-item>
                        <text:p text:style-name="P127">Membuat UI untuk mengedit. Ini bisa berupa: </text:p>
                        <text:list>
                          <text:list-item>
                            <text:p text:style-name="P127">Halaman baru (<text:span text:style-name="Source_20_Text">EditAreaPage</text:span>) yang mirip dengan <text:span text:style-name="Source_20_Text">ManageAreasPage</text:span> tetapi form-nya diisi dengan data area yang ada saat ini (diambil dari API <text:span text:style-name="Source_20_Text">GET /api/v1/areas/{area_id}</text:span>). </text:p>
                          </text:list-item>
                          <text:list-item>
                            <text:p text:style-name="P127">Atau sebuah <text:span text:style-name="Emphasis">modal</text:span> (jendela pop-up) yang menampilkan form edit di halaman <text:span text:style-name="Source_20_Text">ManageAreasPage</text:span> atau <text:span text:style-name="Source_20_Text">AreaDetailPage</text:span>. </text:p>
                          </text:list-item>
                        </text:list>
                      </text:list-item>
                      <text:list-item>
                        <text:p text:style-name="P127">Menggunakan kembali atau memodifikasi komponen <text:span text:style-name="Source_20_Text">AreaForm</text:span> (jika dibuat <text:soft-page-break/>terpisah) untuk menangani proses update. </text:p>
                      </text:list-item>
                    </text:list>
                  </text:list-item>
                  <text:list-item>
                    <text:p text:style-name="P127"><text:span text:style-name="Strong_20_Emphasis">Logika Hapus:</text:span> </text:p>
                    <text:list>
                      <text:list-item>
                        <text:p text:style-name="P127">Saat tombol "Hapus" diklik, <text:span text:style-name="Strong_20_Emphasis">sangat penting</text:span> untuk menampilkan <text:span text:style-name="Emphasis">dialog konfirmasi</text:span> kepada pengguna ("Apakah Anda yakin ingin menghapus area ini?") untuk mencegah penghapusan tidak sengaja. </text:p>
                      </text:list-item>
                      <text:list-item>
                        <text:p text:style-name="P127">Jika dikonfirmasi, panggil fungsi <text:span text:style-name="Source_20_Text">deleteArea(areaId)</text:span> dari service API. </text:p>
                      </text:list-item>
                      <text:list-item>
                        <text:p text:style-name="P127">Setelah berhasil dihapus, perbarui daftar area di UI (misalnya dengan memuat ulang daftar dari server atau menghapus item dari state <text:span text:style-name="Source_20_Text">areas</text:span> secara lokal). </text:p>
                      </text:list-item>
                    </text:list>
                  </text:list-item>
                  <text:list-item>
                    <text:p text:style-name="P58"><text:span text:style-name="Strong_20_Emphasis">State Management:</text:span> Menangani state yang diperlukan untuk proses edit (misalnya, data area yang sedang diedit, status loading/error untuk update) dan proses hapus (status loading/error, status konfirmasi). </text:p>
                  </text:list-item>
                </text:list>
              </text:list-item>
            </text:list>
            <text:p text:style-name="Horizontal_20_Line"/>
            <text:p text:style-name="Text_20_body">Implementasi fitur Edit dan Delete ini akan membuat manajemen data area menjadi lebih lengkap. Apakah penjelasan untuk tahap pengembangan ini sudah jelas? Jika ya, katakan "YOI" untuk lanjut ke tahap berikutnya.</text:p>
          </text:section>
          <text:section text:style-name="Sect1" text:name="feedback-form-47">
            <text:p text:style-name="P69"/>
          </text:section>
        </text:section>
        <text:section text:style-name="Sect1" text:name="4397894fbcd01937">
          <text:p text:style-name="Text_20_body"/>
          <text:section text:style-name="Sect1" text:name="user-query-content-48">
            <text:p text:style-name="P145">YOI </text:p>
          </text:section>
          <text:p text:style-name="P69">Tampilkan alur berpikir</text:p>
          <text:section text:style-name="Sect2" text:name="model-response-message-contentr_4397894fbcd01937">
            <text:p text:style-name="Text_20_body">Oke, kita lanjut ke rencana pengembangan berikutnya.</text:p>
            <text:p text:style-name="Horizontal_20_Line"/>
            <text:p text:style-name="Text_20_body"><text:span text:style-name="Strong_20_Emphasis">Tahap 2: Integrasi dengan Fitur Autentikasi (Halaman Login, Penanganan Token)</text:span></text:p>
            <text:p text:style-name="Text_20_body">Tahap ini bertujuan untuk mengamankan aplikasi sehingga hanya pengguna terdaftar dan terautentikasi yang dapat mengakses data atau melakukan tindakan tertentu (seperti menambah/mengubah/menghapus area). Ini adalah penambahan fitur yang cukup signifikan dan melibatkan perubahan baik di sisi server maupun klien.</text:p>
            <text:list xml:id="list525611536254133840" text:style-name="L59">
              <text:list-item>
                <text:p text:style-name="P59"><text:span text:style-name="Strong_20_Emphasis">Perubahan Sisi Server (Backend):</text:span></text:p>
                <text:list>
                  <text:list-item>
                    <text:p text:style-name="P128"><text:span text:style-name="Strong_20_Emphasis">Model Pengguna (User):</text:span> Menambahkan model <text:span text:style-name="Source_20_Text">User</text:span> baru ke database server (misalnya tabel <text:span text:style-name="Source_20_Text">users</text:span>) yang menyimpan informasi seperti <text:span text:style-name="Source_20_Text">user_id</text:span>, <text:span text:style-name="Source_20_Text">username</text:span> (atau <text:span text:style-name="Source_20_Text">email</text:span>), dan <text:span text:style-name="Source_20_Text">password</text:span>. <text:span text:style-name="Strong_20_Emphasis">Sangat penting:</text:span> Password <text:span text:style-name="Emphasis">tidak boleh</text:span> disimpan sebagai teks biasa, melainkan sebagai <text:span text:style-name="Emphasis">hash</text:span> yang aman (misalnya menggunakan library seperti Werkzeug atau Passlib di Python). </text:p>
                  </text:list-item>
                  <text:list-item>
                    <text:p text:style-name="P128"><text:span text:style-name="Strong_20_Emphasis">Endpoint Autentikasi:</text:span> Membuat endpoint API baru di server Flask untuk menangani proses autentikasi: </text:p>
                    <text:list>
                      <text:list-item>
                        <text:p text:style-name="P128"><text:span text:style-name="Source_20_Text">POST /api/v1/auth/register</text:span>: Untuk mendaftarkan pengguna baru (menyimpan username dan hash password ke database). </text:p>
                      </text:list-item>
                      <text:list-item>
                        <text:p text:style-name="P128"><text:span text:style-name="Source_20_Text">POST /api/v1/auth/login</text:span>: Untuk memverifikasi kredensial pengguna (username/email dan password yang diberikan). Jika valid, server akan menghasilkan <text:span text:style-name="Emphasis">token autentikasi</text:span>. </text:p>
                      </text:list-item>
                    </text:list>
                  </text:list-item>
                  <text:list-item>
                    <text:p text:style-name="P128"><text:span text:style-name="Strong_20_Emphasis">Token (JWT):</text:span> Cara paling umum untuk menangani autentikasi di API modern adalah menggunakan JSON Web Token (JWT). Saat login berhasil, server membuat JWT yang berisi informasi pengguna (seperti user ID), ditandatangani secara digital oleh server, dan memiliki waktu kedaluwarsa. Token ini dikirim kembali ke klien. </text:p>
                  </text:list-item>
                  <text:list-item>
                    <text:p text:style-name="P128"><text:span text:style-name="Strong_20_Emphasis">Melindungi Endpoint Lain:</text:span> Memodifikasi endpoint API server yang sudah ada (misalnya semua endpoint di <text:span text:style-name="Source_20_Text">/api/v1/areas</text:span> kecuali mungkin <text:span text:style-name="Source_20_Text">GET</text:span> list, atau bahkan semua endpoint) agar <text:span text:style-name="Emphasis">memerlukan</text:span> token JWT yang valid di <text:span text:style-name="Emphasis">header</text:span> <text:soft-page-break/><text:span text:style-name="Source_20_Text">Authorization</text:span> setiap request (<text:span text:style-name="Source_20_Text">Authorization: Bearer &lt;token_jwt&gt;</text:span>). Server harus memvalidasi token ini (memeriksa tanda tangan dan waktu kedaluwarsa) sebelum memproses request. Ini sering dilakukan menggunakan decorator Flask. </text:p>
                  </text:list-item>
                </text:list>
              </text:list-item>
              <text:list-item>
                <text:p text:style-name="P59"><text:span text:style-name="Strong_20_Emphasis">Perubahan Sisi Klien (React):</text:span></text:p>
                <text:list>
                  <text:list-item>
                    <text:p text:style-name="P128"><text:span text:style-name="Strong_20_Emphasis">Halaman Login:</text:span> Membuat komponen halaman baru (<text:span text:style-name="Source_20_Text">src/pages/LoginPage/LoginPage.js</text:span>) yang berisi form untuk memasukkan username/email dan password. </text:p>
                  </text:list-item>
                  <text:list-item>
                    <text:p text:style-name="P128"><text:span text:style-name="Strong_20_Emphasis">Fungsi API Service Login/Register:</text:span> Menambahkan fungsi di <text:span text:style-name="Source_20_Text">src/services/apiService.js</text:span> untuk memanggil endpoint <text:span text:style-name="Source_20_Text">/auth/register</text:span> dan <text:span text:style-name="Source_20_Text">/auth/login</text:span> di server. </text:p>
                  </text:list-item>
                  <text:list-item>
                    <text:p text:style-name="P128"><text:span text:style-name="Strong_20_Emphasis">Penyimpanan Token:</text:span> Ketika pengguna berhasil login dan menerima JWT dari server, klien perlu menyimpan token ini agar bisa digunakan untuk request selanjutnya. Opsi penyimpanan umum: </text:p>
                    <text:list>
                      <text:list-item>
                        <text:p text:style-name="P128"><text:span text:style-name="Source_20_Text">localStorage</text:span>: Token tersimpan permanen di browser sampai dihapus manual (atau oleh kode). Tetap ada meskipun browser ditutup. </text:p>
                      </text:list-item>
                      <text:list-item>
                        <text:p text:style-name="P128"><text:span text:style-name="Source_20_Text">sessionStorage</text:span>: Token tersimpan hanya selama sesi browser (tab/window) aktif. Hilang saat ditutup. </text:p>
                      </text:list-item>
                      <text:list-item>
                        <text:p text:style-name="P128">(Pilihan lebih aman tapi kompleks: HttpOnly cookies yang diatur server). Untuk kemudahan awal, <text:span text:style-name="Source_20_Text">localStorage</text:span> sering digunakan, tetapi perlu waspada terhadap risiko <text:span text:style-name="Emphasis">Cross-Site Scripting (XSS)</text:span>. </text:p>
                      </text:list-item>
                    </text:list>
                  </text:list-item>
                  <text:list-item>
                    <text:p text:style-name="P128"><text:span text:style-name="Strong_20_Emphasis">Mengirim Token di Request:</text:span> Memodifikasi fungsi-fungsi di <text:span text:style-name="Source_20_Text">apiService.js</text:span> (atau menggunakan <text:span text:style-name="Emphasis">interceptor</text:span> jika memakai Axios) untuk secara otomatis mengambil token yang tersimpan (dari <text:span text:style-name="Source_20_Text">localStorage</text:span>) dan menambahkannya ke header <text:span text:style-name="Source_20_Text">Authorization</text:span> (<text:span text:style-name="Source_20_Text">Bearer &lt;token&gt;</text:span>) pada setiap request ke endpoint API yang dilindungi. </text:p>
                  </text:list-item>
                  <text:list-item>
                    <text:p text:style-name="P128"><text:span text:style-name="Strong_20_Emphasis">Manajemen State Autentikasi Global:</text:span> Perlu cara untuk mengetahui status login pengguna di seluruh aplikasi. Ini bisa dilakukan menggunakan React Context API atau library state management (Redux, Zustand). State ini akan menyimpan informasi seperti <text:span text:style-name="Source_20_Text">isLoggedIn</text:span> (boolean) dan mungkin data pengguna dasar (username). </text:p>
                  </text:list-item>
                  <text:list-item>
                    <text:p text:style-name="P128"><text:span text:style-name="Strong_20_Emphasis">Rute Terlindungi (Protected Routes):</text:span> Mengimplementasikan mekanisme di React Router untuk melindungi halaman-halaman tertentu (misal <text:span text:style-name="Source_20_Text">/manage-areas</text:span>, <text:span text:style-name="Source_20_Text">/areas/:areaId</text:span>). Jika pengguna yang belum login mencoba mengakses rute ini, mereka akan secara otomatis diarahkan ke halaman Login. Ini biasanya melibatkan pembuatan komponen <text:span text:style-name="Emphasis">wrapper</text:span> (misal <text:span text:style-name="Source_20_Text">&lt;ProtectedRoute&gt;</text:span>) yang memeriksa status login dari state global. </text:p>
                  </text:list-item>
                  <text:list-item>
                    <text:p text:style-name="P128"><text:span text:style-name="Strong_20_Emphasis">Fungsionalitas Logout:</text:span> Menambahkan tombol "Logout" (biasanya di header). Saat diklik, fungsi logout akan: </text:p>
                    <text:list>
                      <text:list-item>
                        <text:p text:style-name="P128">Menghapus token dari <text:span text:style-name="Source_20_Text">localStorage</text:span>. </text:p>
                      </text:list-item>
                      <text:list-item>
                        <text:p text:style-name="P128">Mengatur ulang state autentikasi global (<text:span text:style-name="Source_20_Text">isLoggedIn = false</text:span>). </text:p>
                      </text:list-item>
                      <text:list-item>
                        <text:p text:style-name="P128">Mengarahkan pengguna kembali ke halaman Login atau halaman publik lainnya. </text:p>
                      </text:list-item>
                    </text:list>
                  </text:list-item>
                  <text:list-item>
                    <text:p text:style-name="P59"><text:span text:style-name="Strong_20_Emphasis">Penyesuaian UI:</text:span> Menampilkan atau menyembunyikan elemen UI tertentu berdasarkan status login pengguna (misalnya, hanya tampilkan link "Kelola Area" dan tombol "Logout" jika pengguna sudah login; tampilkan link "Login" jika belum). </text:p>
                  </text:list-item>
                </text:list>
              </text:list-item>
            </text:list>
            <text:p text:style-name="Horizontal_20_Line"/>
            <text:p text:style-name="Text_20_body">Integrasi autentikasi adalah langkah krusial untuk aplikasi nyata, menambahkan lapisan keamanan dan personalisasi. Ini melibatkan koordinasi yang erat antara pengembangan backend dan frontend. <text:soft-page-break/>Apakah penjelasan untuk tahap pengembangan ini sudah jelas? Jika ya, katakan "YOI" untuk lanjut ke tahap berikutnya.</text:p>
          </text:section>
          <text:section text:style-name="Sect1" text:name="feedback-form-48">
            <text:p text:style-name="P69"/>
          </text:section>
        </text:section>
        <text:section text:style-name="Sect1" text:name="6bf2aabcff2362f4">
          <text:p text:style-name="Text_20_body"/>
          <text:section text:style-name="Sect1" text:name="user-query-content-49">
            <text:p text:style-name="P145">YOI </text:p>
          </text:section>
          <text:p text:style-name="P69">Tampilkan alur berpikir</text:p>
          <text:section text:style-name="Sect2" text:name="model-response-message-contentr_6bf2aabcff2362f4">
            <text:p text:style-name="Text_20_body">Oke, mari kita bahas peningkatan selanjutnya.</text:p>
            <text:p text:style-name="Horizontal_20_Line"/>
            <text:p text:style-name="Text_20_body"><text:span text:style-name="Strong_20_Emphasis">Tahap 3: Peningkatan UI/UX (Loading State yang Lebih Halus, Animasi)</text:span></text:p>
            <text:p text:style-name="Text_20_body">Setelah fungsionalitas inti berjalan, tahap ini fokus pada penyempurnaan pengalaman pengguna (User Experience - UX) dan antarmuka pengguna (User Interface - UI) agar aplikasi terasa lebih responsif, modern, dan menyenangkan digunakan. Ini melibatkan beberapa aspek:</text:p>
            <text:list xml:id="list8515357317266436661" text:style-name="L60">
              <text:list-item>
                <text:p text:style-name="P60"><text:span text:style-name="Strong_20_Emphasis">Penanganan Status Loading yang Lebih Baik:</text:span></text:p>
                <text:list>
                  <text:list-item>
                    <text:p text:style-name="P129"><text:span text:style-name="Strong_20_Emphasis">Skeleton Screens:</text:span> Daripada hanya menampilkan satu spinner besar saat seluruh halaman atau bagian besar sedang memuat data, gunakan <text:span text:style-name="Emphasis">skeleton screens</text:span>. Ini adalah placeholder visual (biasanya kotak abu-abu) yang meniru layout konten yang akan muncul (misalnya, bentuk kartu area, baris teks, kerangka grafik). Ini memberikan persepsi bahwa aplikasi memuat lebih cepat dan mengurangi pergeseran layout (layout shift) saat konten asli muncul. Library seperti <text:span text:style-name="Source_20_Text">react-loading-skeleton</text:span> dapat membantu implementasinya. </text:p>
                  </text:list-item>
                  <text:list-item>
                    <text:p text:style-name="P129"><text:span text:style-name="Strong_20_Emphasis">Loading Per Bagian (Granular Loading):</text:span> Tampilkan indikator loading hanya pada bagian spesifik yang datanya sedang diperbarui. Contohnya, saat pengguna mengubah parameter grafik riwayat, hanya area grafik yang menampilkan spinner kecil atau skeleton, sementara bagian status terkini atau rekomendasi tetap terlihat. Kita sudah mulai sedikit dengan <text:span text:style-name="Source_20_Text">isHistoryLoading</text:span> di <text:span text:style-name="Source_20_Text">AreaDetailPage</text:span>. </text:p>
                  </text:list-item>
                  <text:list-item>
                    <text:p text:style-name="P129"><text:span text:style-name="Strong_20_Emphasis">Indikator Loading pada Tombol:</text:span> Saat pengguna melakukan aksi yang memerlukan waktu (seperti menekan tombol "Tambah Area"), tampilkan indikator loading langsung di dalam tombol tersebut (misalnya, mengganti teks tombol dengan spinner kecil) dan nonaktifkan tombolnya. Ini memberikan feedback langsung bahwa aksi sedang diproses. </text:p>
                  </text:list-item>
                </text:list>
              </text:list-item>
              <text:list-item>
                <text:p text:style-name="P60"><text:span text:style-name="Strong_20_Emphasis">Transisi dan Animasi:</text:span></text:p>
                <text:list>
                  <text:list-item>
                    <text:p text:style-name="P129"><text:span text:style-name="Strong_20_Emphasis">Transisi Halaman:</text:span> Tambahkan efek transisi halus (seperti <text:span text:style-name="Emphasis">fade-in/fade-out</text:span> atau geser/slide) saat pengguna berpindah antar halaman (menggunakan React Router). Ini membuat navigasi terasa lebih mengalir dan tidak kaku. Library seperti <text:span text:style-name="Source_20_Text">Framer Motion</text:span> atau <text:span text:style-name="Source_20_Text">React Transition Group</text:span> bisa digunakan untuk ini. </text:p>
                  </text:list-item>
                  <text:list-item>
                    <text:p text:style-name="P129"><text:span text:style-name="Strong_20_Emphasis">Animasi Elemen:</text:span> Berikan animasi saat elemen muncul atau hilang, misalnya saat pesan error/sukses ditampilkan, atau saat item baru ditambahkan ke dalam daftar (misal, area baru muncul di daftar). </text:p>
                  </text:list-item>
                  <text:list-item>
                    <text:p text:style-name="P129"><text:span text:style-name="Strong_20_Emphasis">Animasi Mikrointeraksi:</text:span> Tambahkan detail kecil seperti animasi halus saat tombol ditekan, efek hover yang lebih menarik pada kartu atau link, atau animasi ikon. Ini bisa dicapai dengan transisi CSS atau library animasi. </text:p>
                  </text:list-item>
                  <text:list-item>
                    <text:p text:style-name="P129"><text:span text:style-name="Strong_20_Emphasis">Animasi Grafik:</text:span> Manfaatkan fitur animasi bawaan Chart.js saat data diperbarui atau grafik pertama kali dimuat agar perubahan terlihat lebih dinamis. </text:p>
                  </text:list-item>
                </text:list>
              </text:list-item>
              <text:list-item>
                <text:p text:style-name="P60"><text:span text:style-name="Strong_20_Emphasis">Feedback Pengguna yang Lebih Jelas:</text:span></text:p>
                <text:list>
                  <text:list-item>
                    <text:p text:style-name="P129"><text:span text:style-name="Strong_20_Emphasis">Notifikasi Toast:</text:span> Untuk pesan konfirmasi (seperti "Area berhasil ditambahkan") atau error yang tidak kritis, gunakan notifikasi <text:span text:style-name="Emphasis">toast</text:span> (pesan pop-up kecil yang muncul sementara di sudut layar). Ini seringkali lebih baik daripada pesan inline karena tidak <text:soft-page-break/>mengganggu alur utama pengguna. Library populer untuk ini adalah <text:span text:style-name="Source_20_Text">react-toastify</text:span> atau <text:span text:style-name="Source_20_Text">react-hot-toast</text:span>. </text:p>
                  </text:list-item>
                  <text:list-item>
                    <text:p text:style-name="P129"><text:span text:style-name="Strong_20_Emphasis">Pesan Error yang Lebih Informatif:</text:span> Usahakan memberikan pesan error yang lebih spesifik dan mudah dimengerti oleh pengguna, jika memungkinkan, sertakan saran perbaikan. </text:p>
                  </text:list-item>
                </text:list>
              </text:list-item>
              <text:list-item>
                <text:p text:style-name="P60"><text:span text:style-name="Strong_20_Emphasis">(Tingkat Lanjut) Optimistic UI Updates:</text:span> Untuk aksi yang biasanya cepat dan kemungkinan besar berhasil (seperti menambah item sederhana atau menghapus), UI bisa diperbarui <text:span text:style-name="Emphasis">seketika</text:span> seolah-olah aksi sudah berhasil, <text:span text:style-name="Emphasis">sebelum</text:span> mendapatkan konfirmasi dari server API. Jika ternyata API gagal, baru perubahan UI dibatalkan dan pesan error ditampilkan. Ini membuat aplikasi terasa sangat responsif, namun menambah kompleksitas penanganan state dan error.</text:p>
              </text:list-item>
            </text:list>
            <text:p text:style-name="Horizontal_20_Line"/>
            <text:p text:style-name="Text_20_body">Peningkatan UI/UX ini mungkin tidak menambah fungsionalitas baru secara langsung, tetapi sangat signifikan dalam meningkatkan kepuasan pengguna dan membuat aplikasi terasa lebih profesional dan modern. Apakah penjelasan untuk tahap ini jelas? Katakan "YOI" untuk lanjut ke tahap berikutnya.</text:p>
          </text:section>
          <text:section text:style-name="Sect1" text:name="feedback-form-49">
            <text:p text:style-name="P69"/>
          </text:section>
        </text:section>
        <text:section text:style-name="Sect1" text:name="90aa90afcb0039f5">
          <text:p text:style-name="Text_20_body"/>
          <text:section text:style-name="Sect1" text:name="user-query-content-50">
            <text:p text:style-name="P145">YOI </text:p>
          </text:section>
          <text:p text:style-name="P69">Tampilkan alur berpikir</text:p>
          <text:section text:style-name="Sect2" text:name="model-response-message-contentr_90aa90afcb0039f5">
            <text:p text:style-name="Text_20_body">Oke, kita bahas tahap pengembangan selanjutnya.</text:p>
            <text:p text:style-name="Horizontal_20_Line"/>
            <text:p text:style-name="Text_20_body"><text:span text:style-name="Strong_20_Emphasis">Tahap 4: Gunakan UI Library (Material UI, Chakra UI, Ant Design) untuk Konsistensi</text:span></text:p>
            <text:p text:style-name="Text_20_body">Tahap ini menyarankan untuk mengadopsi sebuah <text:span text:style-name="Emphasis">UI Library</text:span> atau <text:span text:style-name="Emphasis">Component Library</text:span> pihak ketiga. Ini adalah kumpulan komponen React siap pakai (seperti tombol, form, kartu, modal, ikon, grid layout, dll.) yang dirancang dengan gaya visual dan prinsip desain yang konsisten.</text:p>
            <text:list xml:id="list7011886186524336734" text:style-name="L61">
              <text:list-item>
                <text:p text:style-name="P61"><text:span text:style-name="Strong_20_Emphasis">Mengapa Menggunakan UI Library?</text:span></text:p>
                <text:list>
                  <text:list-item>
                    <text:p text:style-name="P130"><text:span text:style-name="Strong_20_Emphasis">Konsistensi Visual:</text:span> Manfaat terbesar adalah semua elemen UI di aplikasi Anda akan terlihat seragam dan profesional secara otomatis, mengikuti <text:span text:style-name="Emphasis">design system</text:span> tertentu (misalnya Material Design). Ini menghilangkan kebutuhan untuk mendesain dan men-style setiap komponen dasar dari nol. </text:p>
                  </text:list-item>
                  <text:list-item>
                    <text:p text:style-name="P130"><text:span text:style-name="Strong_20_Emphasis">Percepatan Pengembangan:</text:span> Developer dapat menggunakan komponen yang sudah jadi dan teruji, alih-alih membuat ulang roda. Ini menghemat banyak waktu development, terutama untuk komponen UI standar. Anda bisa lebih fokus pada logika bisnis aplikasi. </text:p>
                  </text:list-item>
                  <text:list-item>
                    <text:p text:style-name="P130"><text:span text:style-name="Strong_20_Emphasis">Aksesibilitas (Accessibility):</text:span> Library populer seperti Material UI (MUI), Chakra UI, dan Ant Design biasanya sudah dibangun dengan memperhatikan standar aksesibilitas web (WAI-ARIA), membuat aplikasi Anda lebih ramah bagi pengguna teknologi asistif. </text:p>
                  </text:list-item>
                  <text:list-item>
                    <text:p text:style-name="P130"><text:span text:style-name="Strong_20_Emphasis">Responsivitas Bawaan:</text:span> Banyak komponen, terutama komponen layout (seperti Grid), sudah dirancang agar tampil baik di berbagai ukuran layar (desktop, tablet, mobile). </text:p>
                  </text:list-item>
                  <text:list-item>
                    <text:p text:style-name="P130"><text:span text:style-name="Strong_20_Emphasis">Fitur Komponen Lengkap:</text:span> Library ini sering menyediakan komponen yang kompleks seperti <text:span text:style-name="Emphasis">Date Picker</text:span>, <text:span text:style-name="Emphasis">Autocomplete</text:span>, <text:span text:style-name="Emphasis">Data Table</text:span>, <text:span text:style-name="Emphasis">Modal Dialog</text:span> yang mungkin sulit atau memakan waktu jika dibuat sendiri. </text:p>
                  </text:list-item>
                  <text:list-item>
                    <text:p text:style-name="P130"><text:span text:style-name="Strong_20_Emphasis">Theming dan Kustomisasi:</text:span> Memungkinkan Anda mengubah tampilan global (skema warna, tipografi) agar sesuai dengan identitas merek atau preferensi Anda <text:soft-page-break/>melalui sistem tema yang terstruktur. </text:p>
                  </text:list-item>
                </text:list>
              </text:list-item>
              <text:list-item>
                <text:p text:style-name="P61"><text:span text:style-name="Strong_20_Emphasis">Contoh Library Populer:</text:span></text:p>
                <text:list>
                  <text:list-item>
                    <text:p text:style-name="P130"><text:span text:style-name="Strong_20_Emphasis">Material UI (MUI):</text:span> Implementasi Material Design dari Google. Sangat populer, dokumentasi lengkap, banyak komponen. </text:p>
                  </text:list-item>
                  <text:list-item>
                    <text:p text:style-name="P130"><text:span text:style-name="Strong_20_Emphasis">Chakra UI:</text:span> Dikenal karena kemudahan penggunaan, fokus pada aksesibilitas, dan pendekatan <text:span text:style-name="Emphasis">style props</text:span> yang memungkinkan styling cepat langsung di komponen. </text:p>
                  </text:list-item>
                  <text:list-item>
                    <text:p text:style-name="P130"><text:span text:style-name="Strong_20_Emphasis">Ant Design (AntD):</text:span> Sistem desain komprehensif dari Ant Financial, populer untuk aplikasi <text:span text:style-name="Emphasis">enterprise</text:span> dan dashboard data. </text:p>
                  </text:list-item>
                  <text:list-item>
                    <text:p text:style-name="P130"><text:span text:style-name="Strong_20_Emphasis">React Bootstrap / Reactstrap:</text:span> Membawa komponen framework CSS Bootstrap yang populer ke dalam ekosistem React. </text:p>
                  </text:list-item>
                  <text:list-item>
                    <text:p text:style-name="P130"><text:span text:style-name="Strong_20_Emphasis">Tailwind CSS (dengan Headless UI):</text:span> Pendekatan berbeda yang menggunakan <text:span text:style-name="Emphasis">utility-first CSS classes</text:span>. Sering dipasangkan dengan library seperti Headless UI yang menyediakan komponen fungsional tanpa gaya. </text:p>
                  </text:list-item>
                </text:list>
              </text:list-item>
              <text:list-item>
                <text:p text:style-name="P61"><text:span text:style-name="Strong_20_Emphasis">Langkah Implementasi:</text:span></text:p>
                <text:list>
                  <text:list-item>
                    <text:p text:style-name="P130"><text:span text:style-name="Strong_20_Emphasis">Pilih Library:</text:span> Tentukan library mana yang paling sesuai dengan kebutuhan proyek, preferensi gaya desain, dan tingkat kenyamanan tim developer. </text:p>
                  </text:list-item>
                  <text:list-item>
                    <text:p text:style-name="P130"><text:span text:style-name="Strong_20_Emphasis">Instalasi:</text:span> Tambahkan library sebagai dependensi proyek menggunakan <text:span text:style-name="Source_20_Text">npm</text:span> atau <text:span text:style-name="Source_20_Text">yarn</text:span> (misalnya <text:span text:style-name="Source_20_Text">npm install @mui/material @emotion/react @emotion/styled</text:span>). </text:p>
                  </text:list-item>
                  <text:list-item>
                    <text:p text:style-name="P130"><text:span text:style-name="Strong_20_Emphasis">Setup Provider:</text:span> Sebagian besar library memerlukan komponen <text:span text:style-name="Emphasis">Provider</text:span> (misalnya <text:span text:style-name="Source_20_Text">&lt;ThemeProvider&gt;</text:span>, <text:span text:style-name="Source_20_Text">&lt;ChakraProvider&gt;</text:span>) yang membungkus aplikasi Anda (biasanya di <text:span text:style-name="Source_20_Text">index.js</text:span> atau <text:span text:style-name="Source_20_Text">App.js</text:span>) untuk menyediakan tema dan konteks internal library. </text:p>
                  </text:list-item>
                  <text:list-item>
                    <text:p text:style-name="P130"><text:span text:style-name="Strong_20_Emphasis">Refactoring Komponen:</text:span> Ganti penggunaan elemen HTML dasar atau komponen UI kustom Anda (seperti <text:span text:style-name="Source_20_Text">Button</text:span>, <text:span text:style-name="Source_20_Text">LoadingSpinner</text:span>, <text:span text:style-name="Source_20_Text">AreaCard</text:span>) dengan komponen yang setara dari library yang dipilih. Contoh: ganti <text:span text:style-name="Source_20_Text">&lt;button className={styles.submitButton}&gt;</text:span> dengan <text:span text:style-name="Source_20_Text">&lt;Button variant="contained" color="primary"&gt;</text:span> dari MUI. </text:p>
                  </text:list-item>
                  <text:list-item>
                    <text:p text:style-name="P130"><text:span text:style-name="Strong_20_Emphasis">Refactoring Styling:</text:span> Hapus kode CSS (baik global maupun CSS Modules) yang menjadi tidak relevan karena styling dasar sudah ditangani oleh library. Gunakan sistem <text:span text:style-name="Emphasis">theming</text:span> atau prop styling yang disediakan library untuk kustomisasi lebih lanjut. </text:p>
                  </text:list-item>
                  <text:list-item>
                    <text:p text:style-name="P130"><text:span text:style-name="Strong_20_Emphasis">Layout:</text:span> Gunakan komponen layout dari library (misalnya <text:span text:style-name="Source_20_Text">&lt;Grid container spacing={2}&gt;</text:span>, <text:span text:style-name="Source_20_Text">&lt;Box&gt;</text:span>, <text:span text:style-name="Source_20_Text">&lt;Stack&gt;</text:span>) untuk menyusun struktur halaman dan komponen. </text:p>
                  </text:list-item>
                </text:list>
              </text:list-item>
              <text:list-item>
                <text:p text:style-name="P61"><text:span text:style-name="Strong_20_Emphasis">Pertimbangan:</text:span></text:p>
                <text:list>
                  <text:list-item>
                    <text:p text:style-name="P130"><text:span text:style-name="Strong_20_Emphasis">Ukuran Bundle:</text:span> Menambahkan UI library bisa meningkatkan ukuran total bundel JavaScript aplikasi Anda. </text:p>
                  </text:list-item>
                  <text:list-item>
                    <text:p text:style-name="P130"><text:span text:style-name="Strong_20_Emphasis">Kurva Belajar:</text:span> Perlu waktu untuk mempelajari API dan cara penggunaan komponen dari library yang dipilih. </text:p>
                  </text:list-item>
                  <text:list-item>
                    <text:p text:style-name="P61"><text:span text:style-name="Strong_20_Emphasis">Keterikatan Desain:</text:span> Anda mungkin menjadi lebih terikat pada sistem desain spesifik dari library tersebut, meskipun sebagian besar menawarkan kustomisasi yang luas. </text:p>
                  </text:list-item>
                </text:list>
              </text:list-item>
            </text:list>
            <text:p text:style-name="Horizontal_20_Line"/>
            <text:p text:style-name="Text_20_body">Menggunakan UI Library adalah langkah umum dalam pengembangan frontend modern untuk meningkatkan kualitas UI, konsistensi, dan kecepatan development. Apakah penjelasan mengenai penggunaan UI Library ini jelas? Jika ya, katakan "YOI" untuk lanjut ke tahap berikutnya.</text:p>
          </text:section>
          <text:section text:style-name="Sect1" text:name="feedback-form-50">
            <text:p text:style-name="P69"/>
          </text:section>
        </text:section>
        <text:section text:style-name="Sect1" text:name="006e814a33c677bb">
          <text:p text:style-name="Text_20_body"><text:soft-page-break/></text:p>
          <text:section text:style-name="Sect1" text:name="user-query-content-51">
            <text:p text:style-name="P145">YOI </text:p>
          </text:section>
          <text:p text:style-name="P69">Tampilkan alur berpikir</text:p>
          <text:section text:style-name="Sect2" text:name="model-response-message-contentr_006e814a33c677bb">
            <text:p text:style-name="Text_20_body">Oke, kita bahas tahap pengembangan potensial berikutnya.</text:p>
            <text:p text:style-name="Horizontal_20_Line"/>
            <text:p text:style-name="Text_20_body"><text:span text:style-name="Strong_20_Emphasis">Tahap 5: Implementasi State Management yang Lebih Canggih Jika Perlu (Redux Toolkit, Zustand)</text:span></text:p>
            <text:p text:style-name="Text_20_body">Tahap ini membahas tentang penggunaan library <text:span text:style-name="Emphasis">state management</text:span> eksternal jika pengelolaan state di aplikasi React Anda menjadi terlalu kompleks.</text:p>
            <text:list xml:id="list7703260686014163062" text:style-name="L62">
              <text:list-item>
                <text:p text:style-name="P62"><text:span text:style-name="Strong_20_Emphasis">Konteks Saat Ini:</text:span> Sejauh ini, kita mengandalkan:</text:p>
                <text:list>
                  <text:list-item>
                    <text:p text:style-name="P131"><text:span text:style-name="Strong_20_Emphasis">State Lokal Komponen:</text:span> Menggunakan hook <text:span text:style-name="Source_20_Text">useState</text:span> untuk state yang hanya relevan di dalam satu komponen atau beberapa komponen anak terdekat. </text:p>
                  </text:list-item>
                  <text:list-item>
                    <text:p text:style-name="P131"><text:span text:style-name="Strong_20_Emphasis">Prop Drilling:</text:span> Mengirim data dari komponen induk ke komponen anak melalui props. </text:p>
                  </text:list-item>
                  <text:list-item>
                    <text:p text:style-name="P131">(Potensi) <text:span text:style-name="Strong_20_Emphasis">React Context API:</text:span> Kita belum mengimplementasikannya secara eksplisit, tapi Context API adalah cara bawaan React untuk membagikan state ke banyak komponen tanpa <text:span text:style-name="Emphasis">prop drilling</text:span> yang berlebihan, cocok untuk state global sederhana seperti status autentikasi atau tema. </text:p>
                  </text:list-item>
                </text:list>
              </text:list-item>
              <text:list-item>
                <text:p text:style-name="P62"><text:span text:style-name="Strong_20_Emphasis">Masalah yang Mungkin Timbul di Aplikasi Besar:</text:span></text:p>
                <text:list>
                  <text:list-item>
                    <text:p text:style-name="P131"><text:span text:style-name="Strong_20_Emphasis">Prop Drilling Berlebihan:</text:span> Jika state perlu digunakan oleh komponen yang sangat jauh di dalam hierarki, mengirim props melalui banyak level perantara menjadi sangat merepotkan, sulit dilacak, dan membuat refactoring menjadi sulit. </text:p>
                  </text:list-item>
                  <text:list-item>
                    <text:p text:style-name="P131"><text:span text:style-name="Strong_20_Emphasis">Kompleksitas Context API:</text:span> Meskipun berguna, mengelola banyak Context yang saling terkait bisa menjadi rumit. Selain itu, semua komponen yang mengonsumsi sebuah Context akan di-render ulang setiap kali <text:span text:style-name="Emphasis">nilai</text:span> Context tersebut berubah, bahkan jika komponen tersebut hanya tertarik pada sebagian kecil dari data context, yang bisa menyebabkan masalah performa jika tidak dioptimalkan dengan benar. </text:p>
                  </text:list-item>
                  <text:list-item>
                    <text:p text:style-name="P131"><text:span text:style-name="Strong_20_Emphasis">Logika State Bercampur di UI:</text:span> Logika bisnis yang kompleks terkait pembaruan state bisa mulai memenuhi komponen UI, membuatnya sulit dibaca dan diuji. </text:p>
                  </text:list-item>
                </text:list>
              </text:list-item>
              <text:list-item>
                <text:p text:style-name="P62"><text:span text:style-name="Strong_20_Emphasis">Solusi: Library State Management Terdedikasi:</text:span></text:p>
                <text:list>
                  <text:list-item>
                    <text:p text:style-name="P131"><text:span text:style-name="Strong_20_Emphasis">Tujuan:</text:span> Library ini menyediakan <text:span text:style-name="Emphasis">store</text:span> terpusat untuk menyimpan state aplikasi global. Mereka mendefinisikan pola yang jelas dan terstruktur untuk membaca dan memperbarui state tersebut dari komponen mana pun, tanpa perlu prop drilling. Mereka juga membantu memisahkan logika pengelolaan state dari komponen UI. </text:p>
                  </text:list-item>
                  <text:list-item>
                    <text:p text:style-name="P131"><text:span text:style-name="Strong_20_Emphasis">Pilihan Populer:</text:span> </text:p>
                    <text:list>
                      <text:list-item>
                        <text:p text:style-name="P131"><text:span text:style-name="Strong_20_Emphasis">Redux (dengan Redux Toolkit):</text:span> Library paling mapan dan banyak digunakan. Mengikuti arsitektur Flux (Store tunggal, Actions, Reducers). Dulu dikenal <text:span text:style-name="Emphasis">verbose</text:span> (banyak kode boilerplate), tetapi <text:span text:style-name="Strong_20_Emphasis">Redux Toolkit (RTK)</text:span> sebagai cara modern standar penggunaan Redux sangat menyederhanakan penulisannya. Memberikan struktur yang ketat dan alat debugging yang sangat baik (Redux DevTools). </text:p>
                      </text:list-item>
                      <text:list-item>
                        <text:p text:style-name="P131"><text:span text:style-name="Strong_20_Emphasis">Zustand:</text:span> Alternatif yang lebih ringan dan sederhana, semakin populer. Menggunakan pendekatan berbasis hooks, lebih sedikit boilerplate dibandingkan Redux/RTK, dan sering dianggap lebih mudah dipelajari untuk pemula. Tetap mendukung fitur seperti <text:span text:style-name="Emphasis">middleware</text:span> dan integrasi DevTools. </text:p>
                      </text:list-item>
                      <text:list-item>
                        <text:p text:style-name="P131"><text:span text:style-name="Strong_20_Emphasis">Jotai / Recoil:</text:span> Library berbasis "atom". Menawarkan model mental yang berbeda, di mana state dipecah menjadi unit-unit kecil independen ("atom") <text:soft-page-break/>yang bisa dibaca atau ditulis oleh komponen. </text:p>
                      </text:list-item>
                    </text:list>
                  </text:list-item>
                  <text:list-item>
                    <text:p text:style-name="P131"><text:span text:style-name="Strong_20_Emphasis">Kapan Diperlukan?</text:span> Kata kunci di sini adalah "jika perlu". Tidak semua aplikasi React membutuhkan Redux atau Zustand. Pertimbangkan untuk menggunakannya jika: </text:p>
                    <text:list>
                      <text:list-item>
                        <text:p text:style-name="P131">Anda memiliki banyak state yang perlu dibagikan ke berbagai bagian aplikasi yang tidak berhubungan langsung. </text:p>
                      </text:list-item>
                      <text:list-item>
                        <text:p text:style-name="P131">Logika pembaruan state menjadi rumit dan Anda ingin memisahkannya dari UI. </text:p>
                      </text:list-item>
                      <text:list-item>
                        <text:p text:style-name="P131">Melacak bagaimana dan mengapa state berubah menjadi sulit (alat DevTools dari library ini sangat membantu). </text:p>
                      </text:list-item>
                      <text:list-item>
                        <text:p text:style-name="P131">Aplikasi dikerjakan oleh tim besar yang membutuhkan pola state management yang konsisten. </text:p>
                      </text:list-item>
                    </text:list>
                  </text:list-item>
                </text:list>
              </text:list-item>
              <text:list-item>
                <text:p text:style-name="P62"><text:span text:style-name="Strong_20_Emphasis">Langkah Implementasi (Konseptual):</text:span></text:p>
                <text:list>
                  <text:list-item>
                    <text:p text:style-name="P131"><text:span text:style-name="Strong_20_Emphasis">Pilih Library:</text:span> Tentukan library yang sesuai (misalnya Redux Toolkit atau Zustand). </text:p>
                  </text:list-item>
                  <text:list-item>
                    <text:p text:style-name="P131"><text:span text:style-name="Strong_20_Emphasis">Instalasi:</text:span> Tambahkan library ke proyek (<text:span text:style-name="Source_20_Text">npm install @reduxjs/toolkit react-redux</text:span> atau <text:span text:style-name="Source_20_Text">npm install zustand</text:span>). </text:p>
                  </text:list-item>
                  <text:list-item>
                    <text:p text:style-name="P131"><text:span text:style-name="Strong_20_Emphasis">Setup Store &amp; Provider:</text:span> Buat <text:span text:style-name="Emphasis">store</text:span> utama (tempat state disimpan) dan bungkus aplikasi Anda dengan komponen <text:span text:style-name="Emphasis">Provider</text:span> dari library tersebut (mirip dengan Context Provider). </text:p>
                  </text:list-item>
                  <text:list-item>
                    <text:p text:style-name="P131"><text:span text:style-name="Strong_20_Emphasis">Definisikan Struktur State:</text:span> Rancang bagaimana state global akan diorganisir (misalnya, menggunakan "slices" di Redux Toolkit untuk mengelompokkan state berdasarkan fitur seperti <text:span text:style-name="Source_20_Text">areaSlice</text:span>, <text:span text:style-name="Source_20_Text">authSlice</text:span>, <text:span text:style-name="Source_20_Text">uiSlice</text:span>). </text:p>
                  </text:list-item>
                  <text:list-item>
                    <text:p text:style-name="P131"><text:span text:style-name="Strong_20_Emphasis">Definisikan Aksi/Pembaruan:</text:span> Buat fungsi (misalnya <text:span text:style-name="Emphasis">reducers</text:span> di Redux, fungsi setter di Zustand) yang secara eksplisit mendefinisikan <text:span text:style-name="Emphasis">bagaimana</text:span> state dapat diubah. Perubahan state biasanya dibuat <text:span text:style-name="Emphasis">immutable</text:span>. </text:p>
                  </text:list-item>
                  <text:list-item>
                    <text:p text:style-name="P131"><text:span text:style-name="Strong_20_Emphasis">Hubungkan Komponen:</text:span> Gunakan <text:span text:style-name="Emphasis">hooks</text:span> yang disediakan oleh library (misalnya <text:span text:style-name="Source_20_Text">useSelector</text:span> untuk membaca state dan <text:span text:style-name="Source_20_Text">useDispatch</text:span> untuk mengirim aksi di Redux; atau hook <text:span text:style-name="Source_20_Text">useStore</text:span> di Zustand) agar komponen bisa mengakses state global dan memicu pembaruan. </text:p>
                  </text:list-item>
                  <text:list-item>
                    <text:p text:style-name="P62"><text:span text:style-name="Strong_20_Emphasis">Refactoring:</text:span> Pindahkan state dan logika terkait yang sebelumnya ada di <text:span text:style-name="Source_20_Text">useState</text:span> komponen (jika state tersebut perlu menjadi global) ke dalam store terpusat. </text:p>
                  </text:list-item>
                </text:list>
              </text:list-item>
            </text:list>
            <text:p text:style-name="Horizontal_20_Line"/>
            <text:p text:style-name="Text_20_body">Mengadopsi library state management canggih adalah keputusan arsitektural yang dapat sangat membantu dalam skala aplikasi yang lebih besar, meskipun menambah sedikit kompleksitas awal. Apakah penjelasan mengenai kapan dan bagaimana menggunakan library state management ini jelas? Jika ya, katakan "YOI" untuk lanjut ke tahap berikutnya.</text:p>
          </text:section>
          <text:section text:style-name="Sect1" text:name="feedback-form-51">
            <text:p text:style-name="P69"/>
          </text:section>
        </text:section>
        <text:section text:style-name="Sect1" text:name="f8dc3a83b2c250a2">
          <text:p text:style-name="Text_20_body"/>
          <text:section text:style-name="Sect1" text:name="user-query-content-52">
            <text:p text:style-name="P145">YOI </text:p>
          </text:section>
          <text:p text:style-name="P69">Tampilkan alur berpikir</text:p>
          <text:section text:style-name="Sect2" text:name="model-response-message-contentr_f8dc3a83b2c250a2">
            <text:p text:style-name="Text_20_body">Oke, kita lanjutkan ke rencana pengembangan fitur PWA.</text:p>
            <text:p text:style-name="Horizontal_20_Line"/>
            <text:p text:style-name="Text_20_body"><text:span text:style-name="Strong_20_Emphasis">Tahap 6: Fitur PWA (Progressive Web App) untuk Instalasi dan Offline Caching</text:span></text:p>
            <text:p text:style-name="Text_20_body">Tahap ini bertujuan untuk meningkatkan pengalaman pengguna dengan menambahkan kapabilitas <text:span text:style-name="Emphasis">Progressive Web App</text:span> (PWA) pada aplikasi klien React Anda. PWA memungkinkan aplikasi web Anda berperilaku lebih seperti aplikasi native (aplikasi yang diunduh dari app store).</text:p>
            <text:list xml:id="list6319053773951721156" text:style-name="L63">
              <text:list-item>
                <text:p text:style-name="P63"><text:soft-page-break/><text:span text:style-name="Strong_20_Emphasis">Apa itu PWA?</text:span> PWA adalah aplikasi web yang menggunakan teknologi web modern (seperti Service Worker dan Web App Manifest) untuk memberikan pengalaman pengguna yang andal, cepat, dan menarik, mirip dengan aplikasi native. Keuntungannya adalah pengguna bisa mengaksesnya melalui browser seperti web biasa, tetapi juga bisa "menginstalnya" dan mendapatkan fitur seperti akses offline.</text:p>
              </text:list-item>
              <text:list-item>
                <text:p text:style-name="P63"><text:span text:style-name="Strong_20_Emphasis">Fitur PWA Utama yang Relevan:</text:span></text:p>
                <text:list>
                  <text:list-item>
                    <text:p text:style-name="P132"><text:span text:style-name="Strong_20_Emphasis">Installability (Dapat Diinstal):</text:span> Memungkinkan pengguna menambahkan aplikasi web Anda ke layar utama (home screen) di perangkat mobile atau sebagai aplikasi di desktop. Ini memberikan ikon peluncur dan pengalaman yang lebih terintegrasi. Fitur ini bergantung pada <text:span text:style-name="Strong_20_Emphasis">Web App Manifest (</text:span><text:span text:style-name="Strong_20_Emphasis"><text:span text:style-name="Source_20_Text">manifest.json</text:span></text:span><text:span text:style-name="Strong_20_Emphasis">)</text:span>. </text:p>
                  </text:list-item>
                  <text:list-item>
                    <text:p text:style-name="P132"><text:span text:style-name="Strong_20_Emphasis">Offline Caching (Kemampuan Offline):</text:span> Membuat bagian dari aplikasi tetap berfungsi meskipun pengguna tidak memiliki koneksi internet atau koneksinya buruk. Ini dicapai menggunakan <text:span text:style-name="Strong_20_Emphasis">Service Workers</text:span>. </text:p>
                  </text:list-item>
                </text:list>
              </text:list-item>
              <text:list-item>
                <text:p text:style-name="P63"><text:span text:style-name="Strong_20_Emphasis">Langkah Implementasi:</text:span></text:p>
                <text:list>
                  <text:list-item>
                    <text:p text:style-name="P132"><text:span text:style-name="Strong_20_Emphasis">Web App Manifest (</text:span><text:span text:style-name="Strong_20_Emphasis"><text:span text:style-name="Source_20_Text">public/manifest.json</text:span></text:span><text:span text:style-name="Strong_20_Emphasis">):</text:span> </text:p>
                    <text:list>
                      <text:list-item>
                        <text:p text:style-name="P132"><text:span text:style-name="Strong_20_Emphasis">Pastikan Ada:</text:span> Tools seperti Create React App (CRA) atau Vite biasanya sudah menyertakan file <text:span text:style-name="Source_20_Text">manifest.json</text:span> dasar di folder <text:span text:style-name="Source_20_Text">public/</text:span>. </text:p>
                      </text:list-item>
                      <text:list-item>
                        <text:p text:style-name="P132"><text:span text:style-name="Strong_20_Emphasis">Kustomisasi:</text:span> Edit file <text:span text:style-name="Source_20_Text">manifest.json</text:span> ini untuk menyesuaikan detail aplikasi Anda: </text:p>
                        <text:list>
                          <text:list-item>
                            <text:p text:style-name="P132"><text:span text:style-name="Source_20_Text">name</text:span> &amp; <text:span text:style-name="Source_20_Text">short_name</text:span>: Nama lengkap dan nama pendek aplikasi (untuk ikon). </text:p>
                          </text:list-item>
                          <text:list-item>
                            <text:p text:style-name="P132"><text:span text:style-name="Source_20_Text">icons</text:span>: Array objek yang mendefinisikan ikon aplikasi dalam berbagai ukuran (digunakan untuk home screen, splash screen, dll.). Anda perlu membuat file ikon ini. </text:p>
                          </text:list-item>
                          <text:list-item>
                            <text:p text:style-name="P132"><text:span text:style-name="Source_20_Text">start_url</text:span>: URL yang akan dibuka saat aplikasi diluncurkan dari ikon (biasanya <text:span text:style-name="Source_20_Text">/</text:span> atau <text:span text:style-name="Source_20_Text">/dashboard</text:span>). </text:p>
                          </text:list-item>
                          <text:list-item>
                            <text:p text:style-name="P132"><text:span text:style-name="Source_20_Text">display</text:span>: Bagaimana aplikasi ditampilkan (misal, <text:span text:style-name="Source_20_Text">standalone</text:span> agar terlihat seperti aplikasi native tanpa UI browser). </text:p>
                          </text:list-item>
                          <text:list-item>
                            <text:p text:style-name="P132"><text:span text:style-name="Source_20_Text">background_color</text:span> &amp; <text:span text:style-name="Source_20_Text">theme_color</text:span>: Warna untuk splash screen dan bilah tema browser. </text:p>
                          </text:list-item>
                        </text:list>
                      </text:list-item>
                      <text:list-item>
                        <text:p text:style-name="P132"><text:span text:style-name="Strong_20_Emphasis">Link di HTML:</text:span> Pastikan <text:span text:style-name="Source_20_Text">manifest.json</text:span> sudah terhubung di <text:span text:style-name="Source_20_Text">public/index.html</text:span> melalui <text:span text:style-name="Source_20_Text">&lt;link rel="manifest" href="%PUBLIC_URL%/manifest.json" /&gt;</text:span>. </text:p>
                      </text:list-item>
                    </text:list>
                  </text:list-item>
                  <text:list-item>
                    <text:p text:style-name="P132"><text:span text:style-name="Strong_20_Emphasis">Service Worker:</text:span> </text:p>
                    <text:list>
                      <text:list-item>
                        <text:p text:style-name="P132"><text:span text:style-name="Strong_20_Emphasis">Apa itu?</text:span> Service worker adalah skrip JavaScript yang berjalan di <text:span text:style-name="Emphasis">background</text:span>, terpisah dari halaman web utama. Ia bertindak sebagai <text:span text:style-name="Emphasis">proxy</text:span> antara browser dan jaringan, memungkinkan intersepsi request, pengelolaan cache, dan fitur offline. </text:p>
                      </text:list-item>
                      <text:list-item>
                        <text:p text:style-name="P132"><text:span text:style-name="Strong_20_Emphasis">Registrasi:</text:span> Anda perlu menambahkan kode JavaScript (biasanya di <text:span text:style-name="Source_20_Text">src/index.js</text:span> atau file terpisah seperti <text:span text:style-name="Source_20_Text">src/serviceWorkerRegistration.js</text:span> yang kadang disediakan CRA) untuk memeriksa dukungan browser dan mendaftarkan file skrip service worker Anda (<text:span text:style-name="Source_20_Text">navigator.serviceWorker.register('/service-worker.js')</text:span>). CRA seringkali membuat proses ini mudah (hanya perlu mengubah satu baris dari <text:span text:style-name="Source_20_Text">unregister()</text:span> ke <text:span text:style-name="Source_20_Text">register()</text:span>). </text:p>
                      </text:list-item>
                      <text:list-item>
                        <text:p text:style-name="P132"><text:span text:style-name="Strong_20_Emphasis">Skrip Service Worker (</text:span><text:span text:style-name="Strong_20_Emphasis"><text:span text:style-name="Source_20_Text">service-worker.js</text:span></text:span><text:span text:style-name="Strong_20_Emphasis">):</text:span> File ini (bisa diletakkan di <text:span text:style-name="Source_20_Text">public/</text:span> atau lebih sering dihasilkan otomatis saat build) berisi logika <text:soft-page-break/>inti service worker: </text:p>
                        <text:list>
                          <text:list-item>
                            <text:p text:style-name="P132"><text:span text:style-name="Strong_20_Emphasis">Event </text:span><text:span text:style-name="Strong_20_Emphasis"><text:span text:style-name="Source_20_Text">install</text:span></text:span><text:span text:style-name="Strong_20_Emphasis">:</text:span> Saat service worker pertama kali diinstal, gunakan event ini untuk men-<text:span text:style-name="Emphasis">cache</text:span> aset-aset statis penting yang membentuk "App Shell" (kerangka dasar aplikasi seperti HTML, CSS, JS utama, ikon). Ini disebut <text:span text:style-name="Emphasis">pre-caching</text:span>. </text:p>
                          </text:list-item>
                          <text:list-item>
                            <text:p text:style-name="P132"><text:span text:style-name="Strong_20_Emphasis">Event </text:span><text:span text:style-name="Strong_20_Emphasis"><text:span text:style-name="Source_20_Text">Workspace</text:span></text:span><text:span text:style-name="Strong_20_Emphasis">:</text:span> Intersep semua permintaan jaringan yang dibuat oleh aplikasi Anda. Di sinilah Anda menerapkan <text:span text:style-name="Emphasis">strategi caching</text:span>: </text:p>
                            <text:list>
                              <text:list-item>
                                <text:p text:style-name="P132"><text:span text:style-name="Strong_20_Emphasis">Cache First:</text:span> Coba ambil dari cache dulu. Jika tidak ada, baru ambil dari jaringan (dan simpan ke cache). Cocok untuk App Shell dan aset statis. </text:p>
                              </text:list-item>
                              <text:list-item>
                                <text:p text:style-name="P132"><text:span text:style-name="Strong_20_Emphasis">Network First:</text:span> Coba ambil dari jaringan dulu. Jika gagal (offline), baru ambil dari cache. Cocok untuk data API yang sering berubah tapi butuh fallback offline. </text:p>
                              </text:list-item>
                              <text:list-item>
                                <text:p text:style-name="P132"><text:span text:style-name="Strong_20_Emphasis">Stale-While-Revalidate:</text:span> Sajikan dari cache (jika ada) untuk kecepatan, tapi tetap coba ambil versi baru dari jaringan di background untuk update cache. Kompromi bagus antara kecepatan dan kebaruan. </text:p>
                              </text:list-item>
                            </text:list>
                          </text:list-item>
                          <text:list-item>
                            <text:p text:style-name="P132"><text:span text:style-name="Strong_20_Emphasis">Event </text:span><text:span text:style-name="Strong_20_Emphasis"><text:span text:style-name="Source_20_Text">activate</text:span></text:span><text:span text:style-name="Strong_20_Emphasis">:</text:span> Digunakan untuk membersihkan cache lama saat service worker diperbarui. </text:p>
                          </text:list-item>
                        </text:list>
                      </text:list-item>
                      <text:list-item>
                        <text:p text:style-name="P132"><text:span text:style-name="Strong_20_Emphasis">Workbox:</text:span> Menulis service worker secara manual bisa rumit. <text:span text:style-name="Strong_20_Emphasis">Workbox</text:span> adalah library dari Google yang sangat menyederhanakan pembuatan service worker dan implementasi strategi caching umum. Tools seperti CRA sering mengintegrasikan Workbox, sehingga Anda mungkin tidak perlu menulis kode service worker secara manual, cukup mengonfigurasi bagaimana Workbox harus bekerja saat proses <text:span text:style-name="Emphasis">build</text:span>. </text:p>
                      </text:list-item>
                    </text:list>
                  </text:list-item>
                </text:list>
              </text:list-item>
              <text:list-item>
                <text:p text:style-name="P63"><text:span text:style-name="Strong_20_Emphasis">Manfaat untuk SmartFarm Monitor:</text:span></text:p>
                <text:list>
                  <text:list-item>
                    <text:p text:style-name="P132">Pengguna bisa menambahkan ikon SmartFarm Monitor ke home screen untuk akses cepat. </text:p>
                  </text:list-item>
                  <text:list-item>
                    <text:p text:style-name="P132">Kerangka dasar aplikasi (layout, CSS, JS utama) akan dimuat dengan sangat cepat, bahkan mungkin instan saat offline, setelah kunjungan pertama. </text:p>
                  </text:list-item>
                  <text:list-item>
                    <text:p text:style-name="P63">Bergantung pada strategi caching yang diterapkan untuk request API, pengguna mungkin bisa melihat data terakhir yang dimuat (seperti status sensor terakhir atau daftar area) saat mereka offline. Namun, aksi yang memerlukan koneksi (seperti menambah area atau mengambil data terbaru) tentu tidak akan berfungsi saat offline. </text:p>
                  </text:list-item>
                </text:list>
              </text:list-item>
            </text:list>
            <text:p text:style-name="Horizontal_20_Line"/>
            <text:p text:style-name="Text_20_body">Mengimplementasikan PWA dapat secara signifikan meningkatkan pengalaman pengguna aplikasi web Anda, membuatnya terasa lebih cepat, andal, dan terintegrasi. Namun, implementasi Service Worker dan strategi caching memerlukan perencanaan yang cermat. Apakah penjelasan mengenai PWA ini jelas? Jika ya, katakan "YOI" untuk lanjut ke tahap terakhir dari daftar TODO klien.</text:p>
          </text:section>
          <text:section text:style-name="Sect1" text:name="feedback-form-52">
            <text:p text:style-name="P69"/>
          </text:section>
        </text:section>
        <text:section text:style-name="Sect1" text:name="b7aaafc47b1f78b9">
          <text:p text:style-name="Text_20_body"/>
          <text:section text:style-name="Sect1" text:name="user-query-content-53">
            <text:p text:style-name="P145">YOI </text:p>
          </text:section>
          <text:p text:style-name="P69">Tampilkan alur berpikir</text:p>
          <text:section text:style-name="Sect2" text:name="model-response-message-contentr_b7aaafc47b1f78b9">
            <text:p text:style-name="Text_20_body">Oke, kita sampai pada item terakhir dalam daftar TODO / pengembangan selanjutnya untuk klien.</text:p>
            <text:p text:style-name="Horizontal_20_Line"/>
            <text:p text:style-name="Text_20_body"><text:span text:style-name="Strong_20_Emphasis">Tahap 7: Tambahkan Unit dan Integration Tests yang Komprehensif</text:span></text:p>
            <text:p text:style-name="Text_20_body">Tahap ini sangat penting untuk memastikan kualitas, keandalan, dan kemudahan pemeliharaan <text:soft-page-break/>(maintainability) aplikasi Anda dalam jangka panjang. Pengujian (testing) adalah proses verifikasi bahwa kode Anda bekerja sesuai harapan dalam berbagai skenario.</text:p>
            <text:list xml:id="list4197182325412513108" text:style-name="L64">
              <text:list-item>
                <text:p text:style-name="P64"><text:span text:style-name="Strong_20_Emphasis">Mengapa Pengujian Penting?</text:span></text:p>
                <text:list>
                  <text:list-item>
                    <text:p text:style-name="P133"><text:span text:style-name="Strong_20_Emphasis">Menemukan Bug Lebih Awal:</text:span> Menjalankan tes secara otomatis setelah membuat perubahan membantu menemukan bug atau regresi (fitur yang sebelumnya bekerja jadi rusak) sebelum kode mencapai pengguna. </text:p>
                  </text:list-item>
                  <text:list-item>
                    <text:p text:style-name="P133"><text:span text:style-name="Strong_20_Emphasis">Meningkatkan Kepercayaan Diri:</text:span> Dengan rangkaian tes yang baik, Anda bisa lebih percaya diri saat melakukan refactoring (merapikan kode) atau menambahkan fitur baru, karena tes akan memberitahu jika ada sesuatu yang rusak. </text:p>
                  </text:list-item>
                  <text:list-item>
                    <text:p text:style-name="P133"><text:span text:style-name="Strong_20_Emphasis">Dokumentasi Hidup:</text:span> Tes bisa berfungsi sebagai dokumentasi tentang bagaimana sebuah komponen atau fungsi seharusnya digunakan dan berperilaku. </text:p>
                  </text:list-item>
                  <text:list-item>
                    <text:p text:style-name="P133"><text:span text:style-name="Strong_20_Emphasis">Memfasilitasi Kolaborasi:</text:span> Tes memastikan bahwa perubahan yang dibuat oleh satu developer tidak secara tidak sengaja merusak bagian lain yang dikerjakan oleh developer lain. </text:p>
                  </text:list-item>
                </text:list>
              </text:list-item>
              <text:list-item>
                <text:p text:style-name="P64"><text:span text:style-name="Strong_20_Emphasis">Jenis Tes untuk Frontend React:</text:span></text:p>
                <text:list>
                  <text:list-item>
                    <text:p text:style-name="P133"><text:span text:style-name="Strong_20_Emphasis">Unit Tests:</text:span> </text:p>
                    <text:list>
                      <text:list-item>
                        <text:p text:style-name="P133"><text:span text:style-name="Strong_20_Emphasis">Fokus:</text:span> Menguji unit terkecil dari kode secara terisolasi, biasanya satu fungsi atau satu komponen React. Dependensi eksternal (seperti pemanggilan API atau komponen anak yang kompleks) biasanya di-<text:span text:style-name="Emphasis">mock</text:span> (diganti dengan versi palsu/tiruan). </text:p>
                      </text:list-item>
                      <text:list-item>
                        <text:p text:style-name="P133"><text:span text:style-name="Strong_20_Emphasis">Contoh:</text:span> </text:p>
                        <text:list>
                          <text:list-item>
                            <text:p text:style-name="P133">Menguji komponen <text:span text:style-name="Source_20_Text">ErrorMessage</text:span> untuk memastikan ia menampilkan pesan yang benar berdasarkan prop <text:span text:style-name="Source_20_Text">message</text:span>. </text:p>
                          </text:list-item>
                          <text:list-item>
                            <text:p text:style-name="P133">Menguji fungsi helper <text:span text:style-name="Source_20_Text">formatTimestamp</text:span> untuk memastikan ia menghasilkan format tanggal/waktu yang benar untuk berbagai input timestamp. </text:p>
                          </text:list-item>
                          <text:list-item>
                            <text:p text:style-name="P133">Menguji komponen <text:span text:style-name="Source_20_Text">AreaCard</text:span> untuk memastikan semua informasi (nama, tanaman, lokasi) dirender dengan benar sesuai props yang diberikan. </text:p>
                          </text:list-item>
                        </text:list>
                      </text:list-item>
                      <text:list-item>
                        <text:p text:style-name="P133"><text:span text:style-name="Strong_20_Emphasis">Tools:</text:span> Jest (sebagai <text:span text:style-name="Emphasis">test runner</text:span>, penyedia fungsi assertion seperti <text:span text:style-name="Source_20_Text">expect</text:span>, dan framework mocking), React Testing Library (RTL) (library untuk merender komponen, mencari elemen DOM dengan cara yang mirip pengguna, dan mensimulasikan interaksi pengguna seperti klik atau ketik). </text:p>
                      </text:list-item>
                    </text:list>
                  </text:list-item>
                  <text:list-item>
                    <text:p text:style-name="P133"><text:span text:style-name="Strong_20_Emphasis">Integration Tests:</text:span> </text:p>
                    <text:list>
                      <text:list-item>
                        <text:p text:style-name="P133"><text:span text:style-name="Strong_20_Emphasis">Fokus:</text:span> Menguji bagaimana beberapa unit (biasanya beberapa komponen) bekerja sama, atau bagaimana komponen berinteraksi dengan sistem lain (seperti pemanggilan API, meskipun API itu sendiri seringkali masih di-mock dalam jenis tes ini). </text:p>
                      </text:list-item>
                      <text:list-item>
                        <text:p text:style-name="P133"><text:span text:style-name="Strong_20_Emphasis">Contoh:</text:span> </text:p>
                        <text:list>
                          <text:list-item>
                            <text:p text:style-name="P133">Menguji halaman <text:span text:style-name="Source_20_Text">DashboardPage</text:span>: Merender halaman, mem-mock fungsi <text:span text:style-name="Source_20_Text">WorkspaceAreas</text:span> agar mengembalikan data area palsu, lalu memeriksa apakah komponen <text:span text:style-name="Source_20_Text">AreaCard</text:span> dirender dengan benar sejumlah data palsu tersebut. </text:p>
                          </text:list-item>
                          <text:list-item>
                            <text:p text:style-name="P133">Menguji form tambah area di <text:span text:style-name="Source_20_Text">ManageAreasPage</text:span>: Merender halaman, mensimulasikan pengguna mengisi form dan menekan tombol submit, lalu memeriksa apakah fungsi <text:span text:style-name="Source_20_Text">createArea</text:span> dari service API dipanggil dengan data yang benar (fungsi <text:span text:style-name="Source_20_Text">createArea</text:span> itu sendiri di-mock). </text:p>
                          </text:list-item>
                          <text:list-item>
                            <text:p text:style-name="P133">Menguji alur navigasi sederhana menggunakan React Router dan <text:soft-page-break/>RTL. </text:p>
                          </text:list-item>
                        </text:list>
                      </text:list-item>
                      <text:list-item>
                        <text:p text:style-name="P133"><text:span text:style-name="Strong_20_Emphasis">Tools:</text:span> Jest dan React Testing Library juga merupakan alat utama di sini. </text:p>
                      </text:list-item>
                    </text:list>
                  </text:list-item>
                  <text:list-item>
                    <text:p text:style-name="P133"><text:span text:style-name="Strong_20_Emphasis">End-to-End (E2E) Tests (Disebutkan Singkat):</text:span> </text:p>
                    <text:list>
                      <text:list-item>
                        <text:p text:style-name="P133"><text:span text:style-name="Strong_20_Emphasis">Fokus:</text:span> Menguji seluruh alur aplikasi dari awal hingga akhir, seperti yang akan dilakukan pengguna nyata. Tes ini berjalan di browser sungguhan, berinteraksi dengan UI secara otomatis, dan biasanya terhubung ke backend sungguhan (atau lingkungan backend tes). </text:p>
                      </text:list-item>
                      <text:list-item>
                        <text:p text:style-name="P133"><text:span text:style-name="Strong_20_Emphasis">Contoh:</text:span> Menjalankan skrip otomatis yang membuka browser, login, membuat area baru, memverifikasi area muncul di dashboard, lalu logout. </text:p>
                      </text:list-item>
                      <text:list-item>
                        <text:p text:style-name="P133"><text:span text:style-name="Strong_20_Emphasis">Tools:</text:span> Cypress, Playwright, Selenium. </text:p>
                      </text:list-item>
                      <text:list-item>
                        <text:p text:style-name="P133"><text:span text:style-name="Strong_20_Emphasis">Catatan:</text:span> Tes E2E sangat berharga tetapi lebih lambat dijalankan dan lebih rapuh (mudah gagal karena perubahan kecil di UI) dibandingkan unit/integration tests. Biasanya jumlahnya lebih sedikit (puncak piramida pengujian). </text:p>
                      </text:list-item>
                    </text:list>
                  </text:list-item>
                </text:list>
              </text:list-item>
              <text:list-item>
                <text:p text:style-name="P64"><text:span text:style-name="Strong_20_Emphasis">Langkah Implementasi (Konseptual):</text:span></text:p>
                <text:list>
                  <text:list-item>
                    <text:p text:style-name="P133"><text:span text:style-name="Strong_20_Emphasis">Setup:</text:span> Pastikan library pengujian terinstal (biasanya sudah ada jika menggunakan CRA). Konfigurasikan Jest (<text:span text:style-name="Source_20_Text">jest.config.js</text:span>) dan setup global (<text:span text:style-name="Source_20_Text">src/setupTests.js</text:span>) jika diperlukan (misalnya untuk mengimpor <text:span text:style-name="Source_20_Text">@testing-library/jest-dom</text:span> secara otomatis). </text:p>
                  </text:list-item>
                  <text:list-item>
                    <text:p text:style-name="P133"><text:span text:style-name="Strong_20_Emphasis">Penulisan Tes:</text:span> Buat file tes (biasanya dengan ekstensi <text:span text:style-name="Source_20_Text">.test.js</text:span> atau <text:span text:style-name="Source_20_Text">.spec.js</text:span>) di samping file komponen/fungsi yang diuji atau dalam direktori <text:span text:style-name="Source_20_Text">__tests__</text:span>. Gunakan fungsi dari Jest (<text:span text:style-name="Source_20_Text">describe</text:span>, <text:span text:style-name="Source_20_Text">it</text:span>/<text:span text:style-name="Source_20_Text">test</text:span>, <text:span text:style-name="Source_20_Text">expect</text:span>, <text:span text:style-name="Source_20_Text">jest.fn()</text:span> untuk mock) dan RTL (<text:span text:style-name="Source_20_Text">render</text:span>, <text:span text:style-name="Source_20_Text">screen</text:span>, <text:span text:style-name="Source_20_Text">fireEvent</text:span>, <text:span text:style-name="Source_20_Text">waitFor</text:span>) untuk menulis kasus uji. </text:p>
                  </text:list-item>
                  <text:list-item>
                    <text:p text:style-name="P133"><text:span text:style-name="Strong_20_Emphasis">Menjalankan Tes:</text:span> Gunakan skrip <text:span text:style-name="Source_20_Text">npm test</text:span> atau <text:span text:style-name="Source_20_Text">yarn test</text:span>. Jest biasanya menyediakan <text:span text:style-name="Emphasis">watch mode</text:span> yang otomatis menjalankan ulang tes saat file berubah. </text:p>
                  </text:list-item>
                  <text:list-item>
                    <text:p text:style-name="P64"><text:span text:style-name="Strong_20_Emphasis">Test Coverage:</text:span> Gunakan opsi <text:span text:style-name="Source_20_Text">--coverage</text:span> saat menjalankan tes untuk melihat persentase kode Anda yang dicakup oleh tes. Ini membantu mengidentifikasi bagian kode yang belum teruji. </text:p>
                  </text:list-item>
                </text:list>
              </text:list-item>
            </text:list>
            <text:p text:style-name="Horizontal_20_Line"/>
            <text:p text:style-name="Text_20_body">Menambahkan rangkaian tes yang komprehensif adalah investasi yang sangat berharga untuk kesehatan dan keberlanjutan proyek SmartFarm Monitor Anda. Ini memastikan aplikasi Anda lebih stabil dan lebih mudah dikembangkan di masa depan.</text:p>
            <text:p text:style-name="Text_20_body">Ini adalah item terakhir dari daftar TODO klien. Apakah penjelasannya jelas? Saya siap untuk pertanyaan atau tugas Anda selanjutnya!</text:p>
          </text:section>
          <text:section text:style-name="Sect1" text:name="feedback-form-53">
            <text:p text:style-name="P69"/>
          </text:section>
        </text:section>
        <text:section text:style-name="Sect1" text:name="c10e5262f0f9d10a">
          <text:p text:style-name="Text_20_body"/>
          <text:section text:style-name="Sect1" text:name="user-query-content-54">
            <text:p text:style-name="P145">buat penutup </text:p>
          </text:section>
          <text:p text:style-name="P69">Tampilkan alur berpikir</text:p>
          <text:section text:style-name="Sect2" text:name="model-response-message-contentr_c10e5262f0f9d10a">
            <text:p text:style-name="Text_20_body">Baik, sebagai penutup dari rangkaian tugas perancangan dan pembuatan kerangka kode untuk aplikasi <text:span text:style-name="Strong_20_Emphasis">SmartFarm Monitor</text:span> ini:</text:p>
            <text:p text:style-name="Text_20_body">Kita telah berhasil menyusun konsep dasar aplikasi, merancang arsitektur untuk sisi <text:span text:style-name="Strong_20_Emphasis">server</text:span> (menggunakan Python/Flask dan PostgreSQL) dan sisi <text:span text:style-name="Strong_20_Emphasis">klien</text:span> (menggunakan React), membuat struktur direktori yang terorganisir untuk keduanya, serta menulis kode awal atau kerangka (placeholder) untuk setiap file dalam struktur tersebut.</text:p>
            <text:p text:style-name="Text_20_body">Kerangka kode yang telah kita buat ini memberikan fondasi yang solid dan terstruktur. Meskipun implementasi detail, logika bisnis yang kompleks, integrasi model Machine Learning yang <text:soft-page-break/>sesungguhnya, penanganan error yang tangguh, dan pengujian yang komprehensif masih perlu ditambahkan, struktur yang ada diharapkan dapat memandu Anda atau developer lain (terutama tingkat pemula dan menengah) untuk memulai pengembangan lebih lanjut.</text:p>
            <text:p text:style-name="Text_20_body">Aplikasi seperti 'SmartFarm Monitor' memiliki potensi besar untuk membantu memodernisasi pertanian melalui pemanfaatan data dan AI, menuju praktik yang lebih presisi, efisien, dan berkelanjutan. Rencana pengembangan selanjutnya yang telah kita diskusikan (seperti autentikasi, peningkatan UI/UX, fitur PWA, dan pengujian) akan semakin menyempurnakan aplikasi ini.</text:p>
            <text:p text:style-name="Text_20_body">Semoga hasil perancangan dan kerangka kode ini bermanfaat sebagai titik awal yang baik untuk mewujudkan ide aplikasi 'SmartFarm Monitor' Anda. Jangan ragu jika ada pertanyaan lebih lanjut atau memerlukan bantuan dalam tahap pengembangan berikutnya.</text:p>
            <text:p text:style-name="Text_20_body">Selamat melanjutkan proyek Anda!</text:p>
          </text:section>
          <text:section text:style-name="Sect1" text:name="feedback-form-54">
            <text:p text:style-name="P69"/>
          </text:section>
        </text:section>
        <text:section text:style-name="Sect1" text:name="88109693a8cd684c">
          <text:p text:style-name="Text_20_body"/>
          <text:section text:style-name="Sect1" text:name="user-query-content-55">
            <text:p text:style-name="P145">buat glosarium </text:p>
          </text:section>
          <text:p text:style-name="P69">Tampilkan alur berpikir</text:p>
          <text:section text:style-name="Sect2" text:name="model-response-message-contentr_88109693a8cd684c">
            <text:p text:style-name="Text_20_body">Tentu, berikut adalah glosarium istilah-istilah kunci yang telah kita gunakan selama proses perancangan dan pembuatan kerangka aplikasi 'SmartFarm Monitor':</text:p>
            <text:p text:style-name="Horizontal_20_Line"/>
            <text:p text:style-name="Text_20_body"><text:span text:style-name="Strong_20_Emphasis">Glosarium Istilah SmartFarm Monitor</text:span></text:p>
            <text:list xml:id="list7958978453091442151" text:style-name="L65">
              <text:list-item>
                <text:p text:style-name="P134"><text:span text:style-name="Strong_20_Emphasis">AI (Artificial Intelligence / Kecerdasan Buatan):</text:span> Cabang ilmu komputer yang memungkinkan mesin (aplikasi server kita) untuk melakukan tugas yang biasanya membutuhkan kecerdasan manusia, seperti membuat prediksi panen atau rekomendasi perawatan berdasarkan data sensor. </text:p>
              </text:list-item>
              <text:list-item>
                <text:p text:style-name="P134"><text:span text:style-name="Strong_20_Emphasis">API (Application Programming Interface):</text:span> Sekumpulan aturan dan protokol yang memungkinkan satu bagian perangkat lunak (aplikasi klien React) berkomunikasi dengan bagian lain (aplikasi server Flask). Server kita menyediakan API agar klien bisa meminta data atau mengirim perintah. </text:p>
              </text:list-item>
              <text:list-item>
                <text:p text:style-name="P134"><text:span text:style-name="Strong_20_Emphasis">Arsitektur Client-Server:</text:span> Model arsitektur di mana satu program (klien, misal browser atau aplikasi mobile) meminta layanan atau data dari program lain (server). Klien menampilkan data, server mengelola data dan logika bisnis. </text:p>
              </text:list-item>
              <text:list-item>
                <text:p text:style-name="P134"><text:span text:style-name="Strong_20_Emphasis">Autentikasi:</text:span> Proses verifikasi identitas pengguna (misal, memeriksa username dan password saat login) untuk memastikan mereka adalah siapa yang mereka klaim. </text:p>
              </text:list-item>
              <text:list-item>
                <text:p text:style-name="P134"><text:span text:style-name="Strong_20_Emphasis">Axios / Fetch API:</text:span> Library (Axios) atau fitur bawaan browser (Fetch API) yang digunakan oleh aplikasi klien (React) untuk melakukan permintaan (request) HTTP ke server API. </text:p>
              </text:list-item>
              <text:list-item>
                <text:p text:style-name="P134"><text:span text:style-name="Strong_20_Emphasis">Backend (Sisi Server):</text:span> Bagian dari aplikasi yang berjalan di server, tidak terlihat langsung oleh pengguna akhir. Bertugas mengelola database, logika bisnis inti, pemrosesan data (termasuk AI/ML), dan menyediakan API. Dalam proyek ini, backend dibuat dengan Python/Flask. </text:p>
              </text:list-item>
              <text:list-item>
                <text:p text:style-name="P134"><text:span text:style-name="Strong_20_Emphasis">Blueprint (Flask):</text:span> Cara dalam Flask untuk mengorganisir aplikasi menjadi komponen-komponen yang lebih kecil dan dapat digunakan kembali. Kita menggunakan Blueprint untuk mengelompokkan rute-rute API (<text:span text:style-name="Source_20_Text">api_bp</text:span>). </text:p>
              </text:list-item>
              <text:list-item>
                <text:p text:style-name="P134"><text:span text:style-name="Strong_20_Emphasis">Build (Proses Build):</text:span> Proses mengompilasi dan mengoptimalkan kode sumber (misalnya React/JavaScript) menjadi file statis (HTML, CSS, JS) yang siap untuk di-deploy ke server produksi. Biasanya dijalankan dengan <text:span text:style-name="Source_20_Text">npm run build</text:span> atau <text:span text:style-name="Source_20_Text">yarn build</text:span>. </text:p>
              </text:list-item>
              <text:list-item>
                <text:p text:style-name="P134"><text:span text:style-name="Strong_20_Emphasis">Chart.js:</text:span> Library JavaScript populer untuk membuat berbagai jenis grafik (seperti grafik garis untuk riwayat sensor) di aplikasi web. Kita menggunakannya di klien React melalui wrapper <text:span text:style-name="Source_20_Text">react-chartjs-2</text:span>. </text:p>
              </text:list-item>
              <text:list-item>
                <text:p text:style-name="P134"><text:soft-page-break/><text:span text:style-name="Strong_20_Emphasis">Client (Sisi Klien):</text:span> Bagian dari aplikasi yang berinteraksi langsung dengan pengguna akhir, biasanya berjalan di browser pengguna (aplikasi web) atau perangkat mobile. Bertugas menampilkan data yang diterima dari server dan mengirim input pengguna ke server. Dalam proyek ini, klien dibuat dengan React. </text:p>
              </text:list-item>
              <text:list-item>
                <text:p text:style-name="P134"><text:span text:style-name="Strong_20_Emphasis">Component (React):</text:span> Unit bangunan dasar dalam React. Setiap bagian UI (tombol, form, kartu, halaman) dipecah menjadi komponen-komponen independen dan dapat digunakan kembali (reusable). </text:p>
              </text:list-item>
              <text:list-item>
                <text:p text:style-name="P134"><text:span text:style-name="Strong_20_Emphasis">Component Library (UI Library):</text:span> Kumpulan komponen React siap pakai (misal: Material UI, Chakra UI) yang menyediakan elemen UI konsisten (tombol, form, modal) dan mempercepat pengembangan frontend. </text:p>
              </text:list-item>
              <text:list-item>
                <text:p text:style-name="P134"><text:span text:style-name="Strong_20_Emphasis">CORS (Cross-Origin Resource Sharing):</text:span> Mekanisme keamanan browser yang membatasi halaman web untuk membuat permintaan ke domain yang berbeda dari domain halaman itu sendiri. Server backend perlu dikonfigurasi (misal dengan Flask-CORS) untuk mengizinkan permintaan dari origin aplikasi klien (misal <text:span text:style-name="Source_20_Text">localhost:3000</text:span> saat development). </text:p>
              </text:list-item>
              <text:list-item>
                <text:p text:style-name="P134"><text:span text:style-name="Strong_20_Emphasis">CRUD (Create, Read, Update, Delete):</text:span> Akronim untuk empat operasi dasar dalam pengelolaan data: Membuat data baru, Membaca data yang ada, Memperbarui data, dan Menghapus data. API kita dirancang untuk mendukung operasi ini pada entitas seperti 'Area'. </text:p>
              </text:list-item>
              <text:list-item>
                <text:p text:style-name="P134"><text:span text:style-name="Strong_20_Emphasis">CSS (Cascading Style Sheets):</text:span> Bahasa yang digunakan untuk mendeskripsikan tampilan dan format dokumen HTML (misal: warna, layout, font). </text:p>
              </text:list-item>
              <text:list-item>
                <text:p text:style-name="P134"><text:span text:style-name="Strong_20_Emphasis">CSS Modules:</text:span> Teknik styling di mana file CSS ditulis spesifik untuk satu komponen React, dan nama kelasnya di-scope secara lokal untuk mencegah konflik global. File biasanya dinamai <text:span text:style-name="Source_20_Text">ComponentName.module.css</text:span>. </text:p>
              </text:list-item>
              <text:list-item>
                <text:p text:style-name="P134"><text:span text:style-name="Strong_20_Emphasis">Database:</text:span> Kumpulan data terstruktur yang disimpan secara elektronik. Dalam proyek ini, kita menggunakan PostgreSQL untuk menyimpan data area, sensor, pembacaan, dll. </text:p>
              </text:list-item>
              <text:list-item>
                <text:p text:style-name="P134"><text:span text:style-name="Strong_20_Emphasis">Deployment:</text:span> Proses menempatkan aplikasi (baik server maupun klien) ke lingkungan di mana pengguna dapat mengaksesnya (misal: server cloud untuk produksi, atau mesin lokal untuk development). </text:p>
              </text:list-item>
              <text:list-item>
                <text:p text:style-name="P134"><text:span text:style-name="Strong_20_Emphasis">Endpoint (API Endpoint):</text:span> URL spesifik di server API tempat klien dapat mengirim permintaan untuk melakukan operasi tertentu atau mendapatkan data tertentu (misal: <text:span text:style-name="Source_20_Text">/api/v1/areas</text:span>, <text:span text:style-name="Source_20_Text">/api/v1/ingest</text:span>). </text:p>
              </text:list-item>
              <text:list-item>
                <text:p text:style-name="P134"><text:span text:style-name="Strong_20_Emphasis">Environment Variable:</text:span> Variabel konfigurasi yang nilainya diatur di luar kode aplikasi (misal: dalam file <text:span text:style-name="Source_20_Text">.env</text:span> atau di pengaturan sistem server). Digunakan untuk menyimpan nilai sensitif (kunci API, password DB) atau konfigurasi spesifik lingkungan (URL database, mode debug). </text:p>
              </text:list-item>
              <text:list-item>
                <text:p text:style-name="P134"><text:span text:style-name="Strong_20_Emphasis">Flask:</text:span> Microframework web untuk Python yang kita gunakan untuk membangun server backend API. Dikenal ringan dan fleksibel. </text:p>
              </text:list-item>
              <text:list-item>
                <text:p text:style-name="P134"><text:span text:style-name="Strong_20_Emphasis">Frontend (Sisi Klien):</text:span> Istilah lain untuk sisi klien aplikasi, bagian yang dilihat dan diinteraksikan oleh pengguna. </text:p>
              </text:list-item>
              <text:list-item>
                <text:p text:style-name="P134"><text:span text:style-name="Strong_20_Emphasis">Git:</text:span> Sistem kontrol versi terdistribusi yang digunakan untuk melacak perubahan kode, berkolaborasi dengan tim, dan mengelola riwayat proyek. <text:span text:style-name="Source_20_Text">.gitignore</text:span> adalah file konfigurasi Git. </text:p>
              </text:list-item>
              <text:list-item>
                <text:p text:style-name="P134"><text:span text:style-name="Strong_20_Emphasis">Hook (React Hooks):</text:span> Fungsi khusus di React (dimulai dengan <text:span text:style-name="Source_20_Text">use</text:span>, misal <text:span text:style-name="Source_20_Text">useState</text:span>, <text:span text:style-name="Source_20_Text">useEffect</text:span>, <text:span text:style-name="Source_20_Text">useContext</text:span>, <text:span text:style-name="Source_20_Text">useParams</text:span>) yang memungkinkan Anda menggunakan state dan fitur React lainnya di dalam functional components. </text:p>
              </text:list-item>
              <text:list-item>
                <text:p text:style-name="P134"><text:span text:style-name="Strong_20_Emphasis">HTML (HyperText Markup Language):</text:span> Bahasa markup standar untuk membuat struktur halaman web. </text:p>
              </text:list-item>
              <text:list-item>
                <text:p text:style-name="P134"><text:span text:style-name="Strong_20_Emphasis">HTTP (HyperText Transfer Protocol):</text:span> Protokol dasar yang digunakan untuk komunikasi data di World Wide Web, antara klien dan server. Termasuk metode seperti GET, POST, PUT, DELETE. </text:p>
              </text:list-item>
              <text:list-item>
                <text:p text:style-name="P134"><text:soft-page-break/><text:span text:style-name="Strong_20_Emphasis">JavaScript (JS):</text:span> Bahasa pemrograman utama yang digunakan untuk membuat interaktivitas di sisi klien (frontend) web. React adalah library JavaScript. </text:p>
              </text:list-item>
              <text:list-item>
                <text:p text:style-name="P134"><text:span text:style-name="Strong_20_Emphasis">JSON (JavaScript Object Notation):</text:span> Format pertukaran data yang ringan dan mudah dibaca manusia, umum digunakan dalam komunikasi API antara server dan klien. </text:p>
              </text:list-item>
              <text:list-item>
                <text:p text:style-name="P134"><text:span text:style-name="Strong_20_Emphasis">JWT (JSON Web Token):</text:span> Standar terbuka (RFC 7519) untuk membuat token akses berbasis JSON yang aman dan ringkas. Digunakan untuk autentikasi API; server membuat token saat login, klien mengirimkannya di setiap request ke endpoint terproteksi. </text:p>
              </text:list-item>
              <text:list-item>
                <text:p text:style-name="P134"><text:span text:style-name="Strong_20_Emphasis">Machine Learning (ML):</text:span> Sub-bidang AI yang fokus pada pengembangan sistem yang dapat belajar dari data untuk membuat prediksi atau keputusan tanpa diprogram secara eksplisit. Digunakan di server untuk prediksi panen dan rekomendasi. </text:p>
              </text:list-item>
              <text:list-item>
                <text:p text:style-name="P134"><text:span text:style-name="Strong_20_Emphasis">Middleware:</text:span> Perangkat lunak yang bertindak sebagai jembatan antara komponen lain. Dalam konteks web server (Flask), middleware dapat memproses request sebelum mencapai route handler atau memproses response sebelum dikirim ke klien. Dalam state management (Redux), middleware mencegat action sebelum mencapai reducer (misal untuk logging atau menangani async actions). </text:p>
              </text:list-item>
              <text:list-item>
                <text:p text:style-name="P134"><text:span text:style-name="Strong_20_Emphasis">Model (ORM):</text:span> Representasi sebuah tabel database dalam bentuk kelas Python (menggunakan SQLAlchemy). Memungkinkan interaksi dengan tabel database menggunakan objek dan method Python, bukan menulis SQL mentah. </text:p>
              </text:list-item>
              <text:list-item>
                <text:p text:style-name="P134"><text:span text:style-name="Strong_20_Emphasis">Node.js:</text:span> Lingkungan runtime JavaScript sisi server yang memungkinkan menjalankan JavaScript di luar browser. Diperlukan untuk menjalankan build tools dan server development untuk aplikasi React. </text:p>
              </text:list-item>
              <text:list-item>
                <text:p text:style-name="P134"><text:span text:style-name="Strong_20_Emphasis">npm / yarn:</text:span> Manajer paket (Package Manager) untuk ekosistem Node.js/JavaScript. Digunakan untuk menginstal, mengelola, dan memperbarui library (dependensi) proyek frontend (dan backend Node.js). <text:span text:style-name="Source_20_Text">package.json</text:span> menyimpan daftar dependensi. </text:p>
              </text:list-item>
              <text:list-item>
                <text:p text:style-name="P134"><text:span text:style-name="Strong_20_Emphasis">ORM (Object-Relational Mapper):</text:span> Teknik atau library (seperti SQLAlchemy) yang menjembatani antara model data berorientasi objek dalam kode aplikasi (kelas Python) dan sistem database relasional (tabel SQL). </text:p>
              </text:list-item>
              <text:list-item>
                <text:p text:style-name="P134"><text:span text:style-name="Strong_20_Emphasis">Package Manager:</text:span> Alat (seperti <text:span text:style-name="Source_20_Text">npm</text:span> atau <text:span text:style-name="Source_20_Text">yarn</text:span> untuk Node.js, <text:span text:style-name="Source_20_Text">pip</text:span> untuk Python) yang mengotomatiskan proses instalasi, pembaruan, konfigurasi, dan penghapusan library atau paket perangkat lunak. </text:p>
              </text:list-item>
              <text:list-item>
                <text:p text:style-name="P134"><text:span text:style-name="Strong_20_Emphasis">PostgreSQL:</text:span> Sistem manajemen database relasional (RDBMS) open-source yang kuat dan populer. Kita pilih sebagai database untuk server. </text:p>
              </text:list-item>
              <text:list-item>
                <text:p text:style-name="P134"><text:span text:style-name="Strong_20_Emphasis">Props (React Properties):</text:span> Cara komponen React menerima data dari komponen induknya. Data dikirim sebagai atribut pada elemen komponen. Bersifat <text:span text:style-name="Emphasis">read-only</text:span> di dalam komponen anak. </text:p>
              </text:list-item>
              <text:list-item>
                <text:p text:style-name="P134"><text:span text:style-name="Strong_20_Emphasis">PWA (Progressive Web App):</text:span> Aplikasi web yang menggunakan teknologi web modern (Service Worker, Manifest) untuk memberikan pengalaman mirip aplikasi native, termasuk kemampuan instalasi ke home screen dan fungsi offline. </text:p>
              </text:list-item>
              <text:list-item>
                <text:p text:style-name="P134"><text:span text:style-name="Strong_20_Emphasis">Python:</text:span> Bahasa pemrograman tingkat tinggi yang serbaguna, digunakan untuk membangun server backend kita. </text:p>
              </text:list-item>
              <text:list-item>
                <text:p text:style-name="P134"><text:span text:style-name="Strong_20_Emphasis">React.js:</text:span> Library JavaScript populer untuk membangun antarmuka pengguna (UI) interaktif, terutama untuk Single Page Applications (SPA). Fokus pada arsitektur berbasis komponen. </text:p>
              </text:list-item>
              <text:list-item>
                <text:p text:style-name="P134"><text:span text:style-name="Strong_20_Emphasis">React Router:</text:span> Library standar untuk menangani routing (navigasi antar halaman/view) di aplikasi React sisi klien. </text:p>
              </text:list-item>
              <text:list-item>
                <text:p text:style-name="P134"><text:span text:style-name="Strong_20_Emphasis">Real-time:</text:span> Mengacu pada sistem yang merespons input atau menampilkan data seketika atau dengan penundaan yang sangat minimal. Dalam konteks ini, memantau data sensor secara real-time. </text:p>
              </text:list-item>
              <text:list-item>
                <text:p text:style-name="P134"><text:span text:style-name="Strong_20_Emphasis">Redux / Zustand:</text:span> Library state management eksternal populer untuk React, digunakan untuk mengelola state aplikasi global yang kompleks secara terpusat dan terstruktur. </text:p>
              </text:list-item>
              <text:list-item>
                <text:p text:style-name="P134"><text:span text:style-name="Strong_20_Emphasis">Refactoring:</text:span> Proses merestrukturisasi kode yang ada tanpa mengubah fungsionalitas eksternalnya, bertujuan untuk meningkatkan keterbacaan, maintainability, atau performa. </text:p>
              </text:list-item>
              <text:list-item>
                <text:p text:style-name="P134"><text:soft-page-break/><text:span text:style-name="Strong_20_Emphasis">Request / Response (HTTP):</text:span> Siklus komunikasi dasar dalam HTTP. Klien mengirim <text:span text:style-name="Emphasis">Request</text:span> (permintaan) ke server, dan server mengirimkan <text:span text:style-name="Emphasis">Response</text:span> (jawaban) kembali ke klien. </text:p>
              </text:list-item>
              <text:list-item>
                <text:p text:style-name="P134"><text:span text:style-name="Strong_20_Emphasis">RESTful API:</text:span> Gaya arsitektur untuk merancang API jaringan berdasarkan prinsip REST (Representational State Transfer), menggunakan metode HTTP standar (GET, POST, PUT, DELETE) untuk berinteraksi dengan resource (data). API server kita dirancang mengikuti prinsip ini. </text:p>
              </text:list-item>
              <text:list-item>
                <text:p text:style-name="P134"><text:span text:style-name="Strong_20_Emphasis">Route / Routing:</text:span> Proses menentukan bagaimana aplikasi merespons permintaan ke URL atau path tertentu. Di server (Flask), route memetakan URL ke fungsi Python. Di klien (React Router), route memetakan URL ke komponen React yang akan ditampilkan. </text:p>
              </text:list-item>
              <text:list-item>
                <text:p text:style-name="P134"><text:span text:style-name="Strong_20_Emphasis">Scalability / Skalabilitas:</text:span> Kemampuan sistem untuk menangani peningkatan beban kerja (misalnya lebih banyak pengguna atau data) dengan tetap mempertahankan performa yang baik, biasanya dengan menambahkan sumber daya (scaling up/out). </text:p>
              </text:list-item>
              <text:list-item>
                <text:p text:style-name="P134"><text:span text:style-name="Strong_20_Emphasis">Schema (Database):</text:span> Struktur atau cetak biru logis dari database, mendefinisikan tabel, kolom, tipe data, relasi, dan constraint. Model ORM kita mendefinisikan skema ini dalam kode. </text:p>
              </text:list-item>
              <text:list-item>
                <text:p text:style-name="P134"><text:span text:style-name="Strong_20_Emphasis">Sensor:</text:span> Perangkat fisik yang mendeteksi dan mengukur kondisi lingkungan (suhu, kelembapan, cahaya, pH, dll.) dan mengubahnya menjadi sinyal data. </text:p>
              </text:list-item>
              <text:list-item>
                <text:p text:style-name="P134"><text:span text:style-name="Strong_20_Emphasis">Server (Sisi Server):</text:span> Komputer atau program yang menyediakan layanan, data, atau sumber daya untuk program lain (klien) melalui jaringan. Dalam konteks ini, server Flask kita. </text:p>
              </text:list-item>
              <text:list-item>
                <text:p text:style-name="P134"><text:span text:style-name="Strong_20_Emphasis">Service (Application Layer):</text:span> Lapisan dalam arsitektur aplikasi (di <text:span text:style-name="Source_20_Text">app/core/</text:span> pada server kita) yang berisi logika bisnis utama, bertindak sebagai perantara antara lapisan API (routes) dan lapisan data (models/DAL). </text:p>
              </text:list-item>
              <text:list-item>
                <text:p text:style-name="P134"><text:span text:style-name="Strong_20_Emphasis">Service Worker:</text:span> Skrip JavaScript yang berjalan di background browser, terpisah dari halaman web. Digunakan untuk fitur PWA seperti offline caching, push notification, dan sinkronisasi background. </text:p>
              </text:list-item>
              <text:list-item>
                <text:p text:style-name="P134"><text:span text:style-name="Strong_20_Emphasis">SessionStorage / LocalStorage:</text:span> Mekanisme penyimpanan data sederhana di browser sisi klien. <text:span text:style-name="Source_20_Text">localStorage</text:span> menyimpan data secara permanen (sampai dihapus), <text:span text:style-name="Source_20_Text">sessionStorage</text:span> menyimpan data hanya selama sesi browser aktif. Digunakan (misalnya) untuk menyimpan token autentikasi. </text:p>
              </text:list-item>
              <text:list-item>
                <text:p text:style-name="P134"><text:span text:style-name="Strong_20_Emphasis">Single Page Application (SPA):</text:span> Aplikasi web yang memuat satu halaman HTML awal, dan kemudian secara dinamis memperbarui konten halaman tersebut saat pengguna berinteraksi, tanpa perlu memuat ulang seluruh halaman dari server. Aplikasi React kita adalah SPA. </text:p>
              </text:list-item>
              <text:list-item>
                <text:p text:style-name="P134"><text:span text:style-name="Strong_20_Emphasis">SQLAlchemy:</text:span> Library ORM (Object-Relational Mapper) dan toolkit SQL populer untuk Python. Digunakan di server Flask kita untuk berinteraksi dengan database PostgreSQL. </text:p>
              </text:list-item>
              <text:list-item>
                <text:p text:style-name="P134"><text:span text:style-name="Strong_20_Emphasis">State (React):</text:span> Data internal yang dikelola oleh sebuah komponen React. Ketika state berubah, React akan secara otomatis me-render ulang komponen tersebut untuk mencerminkan perubahan di UI. Dikelola menggunakan hook <text:span text:style-name="Source_20_Text">useState</text:span> atau library state management. </text:p>
              </text:list-item>
              <text:list-item>
                <text:p text:style-name="P134"><text:span text:style-name="Strong_20_Emphasis">State Management:</text:span> Proses pengelolaan data (state) yang digunakan oleh aplikasi dan bagaimana data tersebut berubah seiring waktu dan interaksi pengguna. </text:p>
              </text:list-item>
              <text:list-item>
                <text:p text:style-name="P134"><text:span text:style-name="Strong_20_Emphasis">Styling (CSS):</text:span> Proses menerapkan gaya visual (warna, layout, font) ke elemen UI menggunakan CSS. Bisa dilakukan dengan CSS global, CSS Modules, Styled Components, atau UI Library. </text:p>
              </text:list-item>
              <text:list-item>
                <text:p text:style-name="P134"><text:span text:style-name="Strong_20_Emphasis">TensorFlow / PyTorch:</text:span> Library open-source populer untuk Machine Learning (ML) dan Deep Learning. Digunakan (atau direncanakan) di server untuk membangun dan menjalankan model AI/ML. </text:p>
              </text:list-item>
              <text:list-item>
                <text:p text:style-name="P134"><text:span text:style-name="Strong_20_Emphasis">Testing (Unit, Integration, E2E):</text:span> Proses verifikasi kode aplikasi. Unit test menguji bagian kecil terisolasi. Integration test menguji interaksi antar bagian. E2E test menguji alur aplikasi lengkap dari sudut pandang pengguna. </text:p>
              </text:list-item>
              <text:list-item>
                <text:p text:style-name="P134"><text:span text:style-name="Strong_20_Emphasis">Timestamp:</text:span> Catatan waktu kapan suatu peristiwa terjadi, biasanya disimpan dalam format <text:soft-page-break/>standar (seperti ISO 8601) di database untuk data sensor. </text:p>
              </text:list-item>
              <text:list-item>
                <text:p text:style-name="P134"><text:span text:style-name="Strong_20_Emphasis">Token (Authentication Token):</text:span> Sepotong data (seringkali JWT) yang dikeluarkan oleh server setelah login berhasil, digunakan oleh klien untuk membuktikan identitasnya pada permintaan API selanjutnya. </text:p>
              </text:list-item>
              <text:list-item>
                <text:p text:style-name="P134"><text:span text:style-name="Strong_20_Emphasis">UI (User Interface):</text:span> Bagian dari aplikasi yang dilihat dan diinteraksikan oleh pengguna (tampilan visual, tombol, form, grafik). </text:p>
              </text:list-item>
              <text:list-item>
                <text:p text:style-name="P134"><text:span text:style-name="Strong_20_Emphasis">UX (User Experience):</text:span> Keseluruhan pengalaman dan kepuasan pengguna saat berinteraksi dengan aplikasi. Meliputi kemudahan penggunaan, kecepatan, estetika, dll. </text:p>
              </text:list-item>
              <text:list-item>
                <text:p text:style-name="P134"><text:span text:style-name="Strong_20_Emphasis">Virtual Environment (Python):</text:span> Lingkungan terisolasi yang memungkinkan Anda menginstal dependensi Python spesifik untuk suatu proyek tanpa mengganggu instalasi Python global atau proyek lain. Dibuat menggunakan <text:span text:style-name="Source_20_Text">venv</text:span> atau <text:span text:style-name="Source_20_Text">conda</text:span>. </text:p>
              </text:list-item>
              <text:list-item>
                <text:p text:style-name="P134"><text:span text:style-name="Strong_20_Emphasis">Visualisasi Data:</text:span> Representasi data dalam bentuk grafis (seperti chart atau grafik) untuk memudahkan pemahaman dan analisis. Chart.js digunakan untuk ini di klien. </text:p>
              </text:list-item>
              <text:list-item>
                <text:p text:style-name="P134"><text:span text:style-name="Strong_20_Emphasis">Web App Manifest:</text:span> File JSON (<text:span text:style-name="Source_20_Text">manifest.json</text:span>) yang menyediakan informasi tentang PWA (nama, ikon, warna tema, dll.) kepada browser, memungkinkan fitur seperti instalasi ke home screen. </text:p>
              </text:list-item>
              <text:list-item>
                <text:p text:style-name="P65"><text:span text:style-name="Strong_20_Emphasis">WSGI (Web Server Gateway Interface):</text:span> Spesifikasi standar di Python yang mendefinisikan bagaimana server web (seperti Gunicorn, uWSGI) berkomunikasi dengan aplikasi web Python (seperti Flask). <text:span text:style-name="Source_20_Text">wsgi.py</text:span> adalah entry point untuk server WSGI. </text:p>
              </text:list-item>
            </text:list>
            <text:p text:style-name="Horizontal_20_Line"/>
            <text:p text:style-name="Text_20_body">Semoga glosarium ini membantu memperjelas istilah-istilah teknis yang kita gunakan!</text:p>
          </text:section>
          <text:section text:style-name="Sect1" text:name="feedback-form-55">
            <text:p text:style-name="P69"/>
          </text:section>
        </text:section>
        <text:section text:style-name="Sect1" text:name="5d11bfaa8e07e355">
          <text:p text:style-name="Text_20_body"/>
          <text:section text:style-name="Sect1" text:name="user-query-content-56">
            <text:p text:style-name="P145">buat daftar pustaka </text:p>
          </text:section>
          <text:p text:style-name="P69">Tampilkan alur berpikir</text:p>
          <text:section text:style-name="Sect2" text:name="model-response-message-contentr_5d11bfaa8e07e355">
            <text:p text:style-name="Text_20_body">Tentu, berikut adalah daftar pustaka atau lebih tepatnya daftar sumber referensi utama untuk teknologi dan konsep yang telah kita diskusikan dalam perancangan aplikasi "SmartFarm Monitor". Daftar ini merujuk ke dokumentasi resmi atau sumber daya developer terpercaya yang bisa sangat membantu untuk pembelajaran lebih lanjut atau implementasi.</text:p>
            <text:p text:style-name="Horizontal_20_Line"/>
            <text:p text:style-name="Text_20_body"><text:span text:style-name="Strong_20_Emphasis">Daftar Pustaka / Sumber Referensi</text:span></text:p>
            <text:p text:style-name="Text_20_body"><text:span text:style-name="Strong_20_Emphasis">Backend (Server - Python &amp; Terkait):</text:span></text:p>
            <text:list xml:id="list6052363311816811922" text:style-name="L66">
              <text:list-item>
                <text:p text:style-name="P135"><text:span text:style-name="Strong_20_Emphasis">Python:</text:span> </text:p>
                <text:list>
                  <text:list-item>
                    <text:p text:style-name="P135">Dokumentasi Resmi Python 3: <text:a xlink:type="simple" xlink:href="https://docs.python.org/3/" office:target-frame-name="_blank" xlink:show="new" text:style-name="Internet_20_link" text:visited-style-name="Visited_20_Internet_20_Link">https://docs.python.org/3/</text:a> </text:p>
                  </text:list-item>
                </text:list>
              </text:list-item>
              <text:list-item>
                <text:p text:style-name="P135"><text:span text:style-name="Strong_20_Emphasis">Flask:</text:span> </text:p>
                <text:list>
                  <text:list-item>
                    <text:p text:style-name="P135">Dokumentasi Resmi Flask: <text:a xlink:type="simple" xlink:href="https://flask.palletsprojects.com/" office:target-frame-name="_blank" xlink:show="new" text:style-name="Internet_20_link" text:visited-style-name="Visited_20_Internet_20_Link">https://flask.palletsprojects.com/</text:a> </text:p>
                  </text:list-item>
                </text:list>
              </text:list-item>
              <text:list-item>
                <text:p text:style-name="P135"><text:span text:style-name="Strong_20_Emphasis">SQLAlchemy:</text:span> </text:p>
                <text:list>
                  <text:list-item>
                    <text:p text:style-name="P135">Dokumentasi Resmi SQLAlchemy: <text:a xlink:type="simple" xlink:href="https://docs.sqlalchemy.org/" office:target-frame-name="_blank" xlink:show="new" text:style-name="Internet_20_link" text:visited-style-name="Visited_20_Internet_20_Link">https://docs.sqlalchemy.org/</text:a> </text:p>
                  </text:list-item>
                </text:list>
              </text:list-item>
              <text:list-item>
                <text:p text:style-name="P135"><text:span text:style-name="Strong_20_Emphasis">Flask-SQLAlchemy:</text:span> </text:p>
                <text:list>
                  <text:list-item>
                    <text:p text:style-name="P135">Dokumentasi Resmi Flask-SQLAlchemy: <text:a xlink:type="simple" xlink:href="https://flask-sqlalchemy.palletsprojects.com/" office:target-frame-name="_blank" xlink:show="new" text:style-name="Internet_20_link" text:visited-style-name="Visited_20_Internet_20_Link">https://flask-sqlalchemy.palletsprojects.com/</text:a> </text:p>
                  </text:list-item>
                </text:list>
              </text:list-item>
              <text:list-item>
                <text:p text:style-name="P135"><text:span text:style-name="Strong_20_Emphasis">PostgreSQL:</text:span> </text:p>
                <text:list>
                  <text:list-item>
                    <text:p text:style-name="P135">Dokumentasi Resmi PostgreSQL: <text:a xlink:type="simple" xlink:href="https://www.postgresql.org/docs/" office:target-frame-name="_blank" xlink:show="new" text:style-name="Internet_20_link" text:visited-style-name="Visited_20_Internet_20_Link">https://www.postgresql.org/docs/</text:a> </text:p>
                  </text:list-item>
                </text:list>
              </text:list-item>
              <text:list-item>
                <text:p text:style-name="P135"><text:span text:style-name="Strong_20_Emphasis">TensorFlow / Keras:</text:span> </text:p>
                <text:list>
                  <text:list-item>
                    <text:p text:style-name="P135">Dokumentasi Resmi TensorFlow: <text:a xlink:type="simple" xlink:href="https://www.tensorflow.org/" office:target-frame-name="_blank" xlink:show="new" text:style-name="Internet_20_link" text:visited-style-name="Visited_20_Internet_20_Link">https://www.tensorflow.org/</text:a> </text:p>
                  </text:list-item>
                  <text:list-item>
                    <text:p text:style-name="P135">Dokumentasi API Keras: <text:a xlink:type="simple" xlink:href="https://keras.io/api/" office:target-frame-name="_blank" xlink:show="new" text:style-name="Internet_20_link" text:visited-style-name="Visited_20_Internet_20_Link">https://keras.io/api/</text:a> </text:p>
                  </text:list-item>
                </text:list>
              </text:list-item>
              <text:list-item>
                <text:p text:style-name="P135"><text:span text:style-name="Strong_20_Emphasis">WSGI &amp; Server (Gunicorn):</text:span> </text:p>
                <text:list>
                  <text:list-item>
                    <text:p text:style-name="P135"><text:soft-page-break/>PEP 3333 (Spesifikasi WSGI): <text:a xlink:type="simple" xlink:href="https://peps.python.org/pep-3333/" office:target-frame-name="_blank" xlink:show="new" text:style-name="Internet_20_link" text:visited-style-name="Visited_20_Internet_20_Link">https://peps.python.org/pep-3333/</text:a> </text:p>
                  </text:list-item>
                  <text:list-item>
                    <text:p text:style-name="P135">Dokumentasi Gunicorn: <text:a xlink:type="simple" xlink:href="https://docs.gunicorn.org/" office:target-frame-name="_blank" xlink:show="new" text:style-name="Internet_20_link" text:visited-style-name="Visited_20_Internet_20_Link">https://docs.gunicorn.org/</text:a> </text:p>
                  </text:list-item>
                </text:list>
              </text:list-item>
              <text:list-item>
                <text:p text:style-name="P135"><text:span text:style-name="Strong_20_Emphasis">Virtual Environment (venv):</text:span> </text:p>
                <text:list>
                  <text:list-item>
                    <text:p text:style-name="P66">Dokumentasi <text:span text:style-name="Source_20_Text">venv</text:span> Python: <text:a xlink:type="simple" xlink:href="https://docs.python.org/3/library/venv.html" office:target-frame-name="_blank" xlink:show="new" text:style-name="Internet_20_link" text:visited-style-name="Visited_20_Internet_20_Link">https://docs.python.org/3/library/venv.html</text:a> </text:p>
                  </text:list-item>
                </text:list>
              </text:list-item>
            </text:list>
            <text:p text:style-name="Text_20_body"><text:span text:style-name="Strong_20_Emphasis">Frontend (Client - React &amp; Terkait):</text:span></text:p>
            <text:list xml:id="list5715955399310929817" text:style-name="L67">
              <text:list-item>
                <text:p text:style-name="P136"><text:span text:style-name="Strong_20_Emphasis">React.js:</text:span> </text:p>
                <text:list>
                  <text:list-item>
                    <text:p text:style-name="P136">Dokumentasi Resmi React: <text:a xlink:type="simple" xlink:href="https://react.dev/" office:target-frame-name="_blank" xlink:show="new" text:style-name="Internet_20_link" text:visited-style-name="Visited_20_Internet_20_Link">https://react.dev/</text:a> </text:p>
                  </text:list-item>
                </text:list>
              </text:list-item>
              <text:list-item>
                <text:p text:style-name="P136"><text:span text:style-name="Strong_20_Emphasis">Node.js:</text:span> </text:p>
                <text:list>
                  <text:list-item>
                    <text:p text:style-name="P136">Website Resmi Node.js: <text:a xlink:type="simple" xlink:href="https://nodejs.org/" office:target-frame-name="_blank" xlink:show="new" text:style-name="Internet_20_link" text:visited-style-name="Visited_20_Internet_20_Link">https://nodejs.org/</text:a> </text:p>
                  </text:list-item>
                </text:list>
              </text:list-item>
              <text:list-item>
                <text:p text:style-name="P136"><text:span text:style-name="Strong_20_Emphasis">npm:</text:span> </text:p>
                <text:list>
                  <text:list-item>
                    <text:p text:style-name="P136">Dokumentasi npm CLI: <text:a xlink:type="simple" xlink:href="https://www.google.com/search?q=https://docs.npmjs.com/cli/v10/&amp;authuser=2" office:target-frame-name="_blank" xlink:show="new" text:style-name="Internet_20_link" text:visited-style-name="Visited_20_Internet_20_Link">https://docs.npmjs.com/cli/v10/</text:a> </text:p>
                  </text:list-item>
                </text:list>
              </text:list-item>
              <text:list-item>
                <text:p text:style-name="P136"><text:span text:style-name="Strong_20_Emphasis">yarn:</text:span> </text:p>
                <text:list>
                  <text:list-item>
                    <text:p text:style-name="P136">Dokumentasi Yarn: <text:a xlink:type="simple" xlink:href="https://yarnpkg.com/getting-started" office:target-frame-name="_blank" xlink:show="new" text:style-name="Internet_20_link" text:visited-style-name="Visited_20_Internet_20_Link">https://yarnpkg.com/getting-started</text:a> </text:p>
                  </text:list-item>
                </text:list>
              </text:list-item>
              <text:list-item>
                <text:p text:style-name="P136"><text:span text:style-name="Strong_20_Emphasis">React Router:</text:span> </text:p>
                <text:list>
                  <text:list-item>
                    <text:p text:style-name="P136">Dokumentasi Resmi React Router: <text:a xlink:type="simple" xlink:href="https://reactrouter.com/" office:target-frame-name="_blank" xlink:show="new" text:style-name="Internet_20_link" text:visited-style-name="Visited_20_Internet_20_Link">https://reactrouter.com/</text:a> </text:p>
                  </text:list-item>
                </text:list>
              </text:list-item>
              <text:list-item>
                <text:p text:style-name="P136"><text:span text:style-name="Strong_20_Emphasis">Chart.js:</text:span> </text:p>
                <text:list>
                  <text:list-item>
                    <text:p text:style-name="P136">Dokumentasi Resmi Chart.js: <text:a xlink:type="simple" xlink:href="https://www.chartjs.org/docs/latest/" office:target-frame-name="_blank" xlink:show="new" text:style-name="Internet_20_link" text:visited-style-name="Visited_20_Internet_20_Link">https://www.chartjs.org/docs/latest/</text:a> </text:p>
                  </text:list-item>
                </text:list>
              </text:list-item>
              <text:list-item>
                <text:p text:style-name="P136"><text:span text:style-name="Strong_20_Emphasis">react-chartjs-2:</text:span> </text:p>
                <text:list>
                  <text:list-item>
                    <text:p text:style-name="P136">Dokumentasi &amp; Contoh: <text:a xlink:type="simple" xlink:href="https://react-chartjs-2.js.org/" office:target-frame-name="_blank" xlink:show="new" text:style-name="Internet_20_link" text:visited-style-name="Visited_20_Internet_20_Link">https://react-chartjs-2.js.org/</text:a> </text:p>
                  </text:list-item>
                </text:list>
              </text:list-item>
              <text:list-item>
                <text:p text:style-name="P136"><text:span text:style-name="Strong_20_Emphasis">Axios:</text:span> </text:p>
                <text:list>
                  <text:list-item>
                    <text:p text:style-name="P136">Repository &amp; Dokumentasi Axios: <text:a xlink:type="simple" xlink:href="https://axios-http.com/docs/intro" office:target-frame-name="_blank" xlink:show="new" text:style-name="Internet_20_link" text:visited-style-name="Visited_20_Internet_20_Link">https://axios-http.com/docs/intro</text:a> </text:p>
                  </text:list-item>
                </text:list>
              </text:list-item>
              <text:list-item>
                <text:p text:style-name="P136"><text:span text:style-name="Strong_20_Emphasis">CSS Modules:</text:span> </text:p>
                <text:list>
                  <text:list-item>
                    <text:p text:style-name="P136">Repositori GitHub (Penjelasan Konsep): <text:a xlink:type="simple" xlink:href="https://github.com/css-modules/css-modules" office:target-frame-name="_blank" xlink:show="new" text:style-name="Internet_20_link" text:visited-style-name="Visited_20_Internet_20_Link">https://github.com/css-modules/css-modules</text:a> </text:p>
                  </text:list-item>
                </text:list>
              </text:list-item>
              <text:list-item>
                <text:p text:style-name="P136"><text:span text:style-name="Strong_20_Emphasis">Progressive Web Apps (PWA):</text:span> </text:p>
                <text:list>
                  <text:list-item>
                    <text:p text:style-name="P136">Pengantar PWA oleh web.dev (Google): <text:a xlink:type="simple" xlink:href="https://web.dev/progressive-web-apps/" office:target-frame-name="_blank" xlink:show="new" text:style-name="Internet_20_link" text:visited-style-name="Visited_20_Internet_20_Link">https://web.dev/progressive-web-apps/</text:a> </text:p>
                  </text:list-item>
                  <text:list-item>
                    <text:p text:style-name="P136">MDN Web Docs - PWA: <text:a xlink:type="simple" xlink:href="https://developer.mozilla.org/en-US/docs/Web/Progressive_web_apps" office:target-frame-name="_blank" xlink:show="new" text:style-name="Internet_20_link" text:visited-style-name="Visited_20_Internet_20_Link">https://developer.mozilla.org/en-US/docs/Web/Progressive_web_apps</text:a> <text:s text:c="2"/></text:p>
                  </text:list-item>
                </text:list>
              </text:list-item>
              <text:list-item>
                <text:p text:style-name="P136"><text:span text:style-name="Strong_20_Emphasis">Service Workers:</text:span> </text:p>
                <text:list>
                  <text:list-item>
                    <text:p text:style-name="P136">MDN Web Docs - Service Worker API: <text:a xlink:type="simple" xlink:href="https://developer.mozilla.org/en-US/docs/Web/API/Service_Worker_API" office:target-frame-name="_blank" xlink:show="new" text:style-name="Internet_20_link" text:visited-style-name="Visited_20_Internet_20_Link">https://developer.mozilla.org/en-US/docs/Web/API/Service_Worker_API</text:a> <text:s text:c="2"/></text:p>
                  </text:list-item>
                </text:list>
              </text:list-item>
              <text:list-item>
                <text:p text:style-name="P136"><text:span text:style-name="Strong_20_Emphasis">Web App Manifest:</text:span> </text:p>
                <text:list>
                  <text:list-item>
                    <text:p text:style-name="P136">MDN Web Docs - Web App Manifest: <text:a xlink:type="simple" xlink:href="https://developer.mozilla.org/en-US/docs/Web/Manifest" office:target-frame-name="_blank" xlink:show="new" text:style-name="Internet_20_link" text:visited-style-name="Visited_20_Internet_20_Link">https://developer.mozilla.org/en-US/docs/Web/Manifest</text:a> </text:p>
                  </text:list-item>
                </text:list>
              </text:list-item>
              <text:list-item>
                <text:p text:style-name="P136"><text:span text:style-name="Strong_20_Emphasis">Redux Toolkit:</text:span> </text:p>
                <text:list>
                  <text:list-item>
                    <text:p text:style-name="P136">Dokumentasi Resmi Redux Toolkit: <text:a xlink:type="simple" xlink:href="https://redux-toolkit.js.org/" office:target-frame-name="_blank" xlink:show="new" text:style-name="Internet_20_link" text:visited-style-name="Visited_20_Internet_20_Link">https://redux-toolkit.js.org/</text:a> </text:p>
                  </text:list-item>
                </text:list>
              </text:list-item>
              <text:list-item>
                <text:p text:style-name="P136"><text:span text:style-name="Strong_20_Emphasis">Zustand:</text:span> </text:p>
                <text:list>
                  <text:list-item>
                    <text:p text:style-name="P136">Repository &amp; Dokumentasi Zustand: <text:a xlink:type="simple" xlink:href="https://github.com/pmndrs/zustand" office:target-frame-name="_blank" xlink:show="new" text:style-name="Internet_20_link" text:visited-style-name="Visited_20_Internet_20_Link">https://github.com/pmndrs/zustand</text:a> </text:p>
                  </text:list-item>
                </text:list>
              </text:list-item>
              <text:list-item>
                <text:p text:style-name="P136"><text:span text:style-name="Strong_20_Emphasis">UI Libraries (Contoh):</text:span> </text:p>
                <text:list>
                  <text:list-item>
                    <text:p text:style-name="P136">Material UI (MUI): <text:a xlink:type="simple" xlink:href="https://mui.com/" office:target-frame-name="_blank" xlink:show="new" text:style-name="Internet_20_link" text:visited-style-name="Visited_20_Internet_20_Link">https://mui.com/</text:a> </text:p>
                  </text:list-item>
                  <text:list-item>
                    <text:p text:style-name="P136">Chakra UI: <text:a xlink:type="simple" xlink:href="https://chakra-ui.com/" office:target-frame-name="_blank" xlink:show="new" text:style-name="Internet_20_link" text:visited-style-name="Visited_20_Internet_20_Link">https://chakra-ui.com/</text:a> </text:p>
                  </text:list-item>
                  <text:list-item>
                    <text:p text:style-name="P136">Ant Design: <text:a xlink:type="simple" xlink:href="https://ant.design/" office:target-frame-name="_blank" xlink:show="new" text:style-name="Internet_20_link" text:visited-style-name="Visited_20_Internet_20_Link">https://ant.design/</text:a> </text:p>
                  </text:list-item>
                </text:list>
              </text:list-item>
              <text:list-item>
                <text:p text:style-name="P136"><text:span text:style-name="Strong_20_Emphasis">Testing (Frontend):</text:span> </text:p>
                <text:list>
                  <text:list-item>
                    <text:p text:style-name="P136">Jest: https://jestjs.io/docs/en/getting-started </text:p>
                  </text:list-item>
                  <text:list-item>
                    <text:p text:style-name="P67">React Testing Library: <text:a xlink:type="simple" xlink:href="https://testing-library.com/docs/react-testing-library/intro/" office:target-frame-name="_blank" xlink:show="new" text:style-name="Internet_20_link" text:visited-style-name="Visited_20_Internet_20_Link">https://testing-library.com/docs/react-testing-library/intro/</text:a> <text:s text:c="2"/></text:p>
                  </text:list-item>
                </text:list>
              </text:list-item>
            </text:list>
            <text:p text:style-name="Text_20_body"><text:span text:style-name="Strong_20_Emphasis">Konsep Umum &amp; Web:</text:span></text:p>
            <text:list xml:id="list6187511189184779762" text:style-name="L68">
              <text:list-item>
                <text:p text:style-name="P137"><text:span text:style-name="Strong_20_Emphasis">HTML (HyperText Markup Language):</text:span> </text:p>
                <text:list>
                  <text:list-item>
                    <text:p text:style-name="P137">MDN Web Docs - HTML: <text:a xlink:type="simple" xlink:href="https://developer.mozilla.org/en-US/docs/Web/HTML" office:target-frame-name="_blank" xlink:show="new" text:style-name="Internet_20_link" text:visited-style-name="Visited_20_Internet_20_Link">https://developer.mozilla.org/en-US/docs/Web/HTML</text:a> </text:p>
                  </text:list-item>
                </text:list>
              </text:list-item>
              <text:list-item>
                <text:p text:style-name="P137"><text:span text:style-name="Strong_20_Emphasis">CSS (Cascading Style Sheets):</text:span> </text:p>
                <text:list>
                  <text:list-item>
                    <text:p text:style-name="P137"><text:soft-page-break/>MDN Web Docs - CSS: <text:a xlink:type="simple" xlink:href="https://developer.mozilla.org/en-US/docs/Web/CSS" office:target-frame-name="_blank" xlink:show="new" text:style-name="Internet_20_link" text:visited-style-name="Visited_20_Internet_20_Link">https://developer.mozilla.org/en-US/docs/Web/CSS</text:a> </text:p>
                  </text:list-item>
                </text:list>
              </text:list-item>
              <text:list-item>
                <text:p text:style-name="P137"><text:span text:style-name="Strong_20_Emphasis">JavaScript:</text:span> </text:p>
                <text:list>
                  <text:list-item>
                    <text:p text:style-name="P137">MDN Web Docs - JavaScript: <text:a xlink:type="simple" xlink:href="https://developer.mozilla.org/en-US/docs/Web/JavaScript" office:target-frame-name="_blank" xlink:show="new" text:style-name="Internet_20_link" text:visited-style-name="Visited_20_Internet_20_Link">https://developer.mozilla.org/en-US/docs/Web/JavaScript</text:a> </text:p>
                  </text:list-item>
                </text:list>
              </text:list-item>
              <text:list-item>
                <text:p text:style-name="P137"><text:span text:style-name="Strong_20_Emphasis">JSON (JavaScript Object Notation):</text:span> </text:p>
                <text:list>
                  <text:list-item>
                    <text:p text:style-name="P137">Pengenalan JSON: <text:a xlink:type="simple" xlink:href="https://www.json.org/json-en.html" office:target-frame-name="_blank" xlink:show="new" text:style-name="Internet_20_link" text:visited-style-name="Visited_20_Internet_20_Link">https://www.json.org/json-en.html</text:a> </text:p>
                  </text:list-item>
                </text:list>
              </text:list-item>
              <text:list-item>
                <text:p text:style-name="P137"><text:span text:style-name="Strong_20_Emphasis">RESTful APIs:</text:span> </text:p>
                <text:list>
                  <text:list-item>
                    <text:p text:style-name="P137">MDN Web Docs - REST: <text:a xlink:type="simple" xlink:href="https://developer.mozilla.org/en-US/docs/Glossary/REST" office:target-frame-name="_blank" xlink:show="new" text:style-name="Internet_20_link" text:visited-style-name="Visited_20_Internet_20_Link">https://developer.mozilla.org/en-US/docs/Glossary/REST</text:a> </text:p>
                  </text:list-item>
                </text:list>
              </text:list-item>
              <text:list-item>
                <text:p text:style-name="P137"><text:span text:style-name="Strong_20_Emphasis">HTTP (HyperText Transfer Protocol):</text:span> </text:p>
                <text:list>
                  <text:list-item>
                    <text:p text:style-name="P137">MDN Web Docs - HTTP: <text:a xlink:type="simple" xlink:href="https://developer.mozilla.org/en-US/docs/Web/HTTP" office:target-frame-name="_blank" xlink:show="new" text:style-name="Internet_20_link" text:visited-style-name="Visited_20_Internet_20_Link">https://developer.mozilla.org/en-US/docs/Web/HTTP</text:a> </text:p>
                  </text:list-item>
                </text:list>
              </text:list-item>
              <text:list-item>
                <text:p text:style-name="P137"><text:span text:style-name="Strong_20_Emphasis">CORS (Cross-Origin Resource Sharing):</text:span> </text:p>
                <text:list>
                  <text:list-item>
                    <text:p text:style-name="P137">MDN Web Docs - CORS: <text:a xlink:type="simple" xlink:href="https://developer.mozilla.org/en-US/docs/Web/HTTP/CORS" office:target-frame-name="_blank" xlink:show="new" text:style-name="Internet_20_link" text:visited-style-name="Visited_20_Internet_20_Link">https://developer.mozilla.org/en-US/docs/Web/HTTP/CORS</text:a> </text:p>
                  </text:list-item>
                </text:list>
              </text:list-item>
              <text:list-item>
                <text:p text:style-name="P137"><text:span text:style-name="Strong_20_Emphasis">JWT (JSON Web Token):</text:span> </text:p>
                <text:list>
                  <text:list-item>
                    <text:p text:style-name="P137">Website Pengantar JWT: <text:a xlink:type="simple" xlink:href="https://www.google.com/search?q=https://jwt.io/introduction/&amp;authuser=2" office:target-frame-name="_blank" xlink:show="new" text:style-name="Internet_20_link" text:visited-style-name="Visited_20_Internet_20_Link">https://jwt.io/introduction/</text:a> </text:p>
                  </text:list-item>
                </text:list>
              </text:list-item>
              <text:list-item>
                <text:p text:style-name="P137"><text:span text:style-name="Strong_20_Emphasis">Git:</text:span> </text:p>
                <text:list>
                  <text:list-item>
                    <text:p text:style-name="P68">Website Resmi Git &amp; Dokumentasi: <text:a xlink:type="simple" xlink:href="https://git-scm.com/doc" office:target-frame-name="_blank" xlink:show="new" text:style-name="Internet_20_link" text:visited-style-name="Visited_20_Internet_20_Link">https://git-scm.com/doc</text:a> </text:p>
                  </text:list-item>
                </text:list>
              </text:list-item>
            </text:list>
            <text:p text:style-name="Horizontal_20_Line"/>
            <text:p text:style-name="Text_20_body">Daftar ini mencakup sumber daya utama untuk teknologi dan konsep yang relevan dengan proyek SmartFarm Monitor. Anda dapat merujuk ke tautan-tautan ini untuk pemahaman yang lebih mendalam saat melakukan implementasi.</text:p>
          </text:section>
          <text:p text:style-name="P69">Sumber dan konten terkait</text:p>
          <text:p text:style-name="P69"><text:a xlink:type="simple" xlink:href="https://github.com/openwebdocs/project" office:target-frame-name="_blank" xlink:show="new" text:style-name="Internet_20_link" text:visited-style-name="Visited_20_Internet_20_Link">github.com </text:a></text:p>
          <text:p text:style-name="P69"><text:a xlink:type="simple" xlink:href="https://github.com/openwebdocs/project" office:target-frame-name="_blank" xlink:show="new" text:style-name="Internet_20_link" text:visited-style-name="Visited_20_Internet_20_Link">github.com</text:a></text:p>
          <text:p text:style-name="P69"><text:a xlink:type="simple" xlink:href="https://github.com/DownQuark-Work/downquark.templateClient.JS_SkeletonPWA" office:target-frame-name="_blank" xlink:show="new" text:style-name="Internet_20_link" text:visited-style-name="Visited_20_Internet_20_Link">github.com </text:a></text:p>
          <text:p text:style-name="P69"><text:a xlink:type="simple" xlink:href="https://github.com/DownQuark-Work/downquark.templateClient.JS_SkeletonPWA" office:target-frame-name="_blank" xlink:show="new" text:style-name="Internet_20_link" text:visited-style-name="Visited_20_Internet_20_Link">github.com</text:a></text:p>
          <text:p text:style-name="P69"><text:a xlink:type="simple" xlink:href="https://github.com/hulufei/monorepo-fundamental" office:target-frame-name="_blank" xlink:show="new" text:style-name="Internet_20_link" text:visited-style-name="Visited_20_Internet_20_Link">github.com </text:a></text:p>
          <text:p text:style-name="P69"><text:a xlink:type="simple" xlink:href="https://github.com/hulufei/monorepo-fundamental" office:target-frame-name="_blank" xlink:show="new" text:style-name="Internet_20_link" text:visited-style-name="Visited_20_Internet_20_Link">github.com</text:a></text:p>
          <text:p text:style-name="P69"><text:a xlink:type="simple" xlink:href="https://www.upwork.com/freelance-jobs/apply/Create-Campaign-Donors-Page-Home-Page-Operator-NextJS-and-MUI_~015250ba58e8ab7205/" office:target-frame-name="_blank" xlink:show="new" text:style-name="Internet_20_link" text:visited-style-name="Visited_20_Internet_20_Link">www.upwork.com </text:a></text:p>
          <text:p text:style-name="P69"><text:a xlink:type="simple" xlink:href="https://www.upwork.com/freelance-jobs/apply/Create-Campaign-Donors-Page-Home-Page-Operator-NextJS-and-MUI_~015250ba58e8ab7205/" office:target-frame-name="_blank" xlink:show="new" text:style-name="Internet_20_link" text:visited-style-name="Visited_20_Internet_20_Link">www.upwork.com</text:a></text:p>
          <text:section text:style-name="Sect1" text:name="feedback-form-56">
            <text:p text:style-name="P69"/>
          </text:section>
        </text:section>
        <text:section text:style-name="Sect1" text:name="2819bad483003bc7">
          <text:p text:style-name="Text_20_body"/>
          <text:section text:style-name="Sect1" text:name="user-query-content-57">
            <text:p text:style-name="P145">buat prompt pembuatan artikel ini </text:p>
          </text:section>
          <text:p text:style-name="P69">Tampilkan alur berpikir</text:p>
          <text:section text:style-name="Sect2" text:name="model-response-message-contentr_2819bad483003bc7">
            <text:p text:style-name="Text_20_body">Tentu, ini adalah contoh prompt yang bisa digunakan untuk memulai percakapan seperti yang telah kita lakukan, yang bertujuan menghasilkan rancangan dan kerangka kode untuk aplikasi "SmartFarm Monitor":</text:p>
            <text:p text:style-name="Text_20_body">Plaintext</text:p>
            <text:p text:style-name="Preformatted_20_Text"><text:span text:style-name="Source_20_Text">**Prompt untuk Gemini:**</text:span></text:p>
            <text:p text:style-name="Preformatted_20_Text"/>
            <text:p text:style-name="Preformatted_20_Text"><text:span text:style-name="Source_20_Text">Anda adalah Gemini, sebuah AI yang telah dilatih secara ekstensif dalam merancang arsitektur dan mengembangkan kerangka aplikasi AI berbasis Client-Server. Saya membutuhkan bantuan Anda untuk merancang dan membuat struktur kode awal untuk sebuah ide aplikasi.</text:span></text:p>
            <text:p text:style-name="Preformatted_20_Text"/>
            <text:p text:style-name="Preformatted_20_Text"><text:span text:style-name="Source_20_Text">**Ide Aplikasi:**</text:span></text:p>
            <text:p text:style-name="Preformatted_20_Text"/>
            <text:p text:style-name="Preformatted_20_Text"><text:span text:style-name="Source_20_Text">* **Nama:** 'SmartFarm Monitor'</text:span></text:p>
            <text:p text:style-name="Preformatted_20_Text"><text:span text:style-name="Source_20_Text">* **Manfaat Inti:**</text:span></text:p>
            <text:p text:style-name="Preformatted_20_Text"><text:span text:style-name="Source_20_Text"><text:s text:c="4"/>1. <text:s/>Memantau kondisi kunci tanaman/lahan (suhu, kelembapan tanah/udara, nutrisi) secara *real-time* menggunakan sensor IoT.</text:span></text:p>
            <text:p text:style-name="Preformatted_20_Text"><text:soft-page-break/><text:span text:style-name="Source_20_Text"><text:s text:c="4"/>2. <text:s/>Memberikan rekomendasi perawatan tanaman (jadwal &amp; jumlah penyiraman, pemupukan) yang dipersonalisasi berdasarkan data dan analisis AI.</text:span></text:p>
            <text:p text:style-name="Preformatted_20_Text"><text:span text:style-name="Source_20_Text"><text:s text:c="4"/>3. <text:s/>Memprediksi potensi hasil panen dan waktu panen optimal menggunakan model Machine Learning.</text:span></text:p>
            <text:p text:style-name="Preformatted_20_Text"/>
            <text:p text:style-name="Preformatted_20_Text"><text:span text:style-name="Source_20_Text">**Opsi Teknologi (Anda bisa memilih stack yang paling sesuai):**</text:span></text:p>
            <text:p text:style-name="Preformatted_20_Text"/>
            <text:p text:style-name="Preformatted_20_Text"><text:span text:style-name="Source_20_Text">* **Sisi Server (Backend):**</text:span></text:p>
            <text:p text:style-name="Preformatted_20_Text"><text:span text:style-name="Source_20_Text"><text:s text:c="4"/>* Bahasa/Framework: Python (Flask atau Django direkomendasikan).</text:span></text:p>
            <text:p text:style-name="Preformatted_20_Text"><text:span text:style-name="Source_20_Text"><text:s text:c="4"/>* AI/ML: TensorFlow atau PyTorch.</text:span></text:p>
            <text:p text:style-name="Preformatted_20_Text"><text:span text:style-name="Source_20_Text"><text:s text:c="4"/>* Database: PostgreSQL atau MySQL (pertimbangkan ekstensi time-series seperti TimescaleDB untuk data sensor).</text:span></text:p>
            <text:p text:style-name="Preformatted_20_Text"><text:span text:style-name="Source_20_Text"><text:s text:c="4"/>* Platform Cloud (Untuk nanti): AWS / GCP / Azure.</text:span></text:p>
            <text:p text:style-name="Preformatted_20_Text"><text:span text:style-name="Source_20_Text">* **Sisi Klien (Frontend):**</text:span></text:p>
            <text:p text:style-name="Preformatted_20_Text"><text:span text:style-name="Source_20_Text"><text:s text:c="4"/>* Web: React / Angular / Vue.js.</text:span></text:p>
            <text:p text:style-name="Preformatted_20_Text"><text:span text:style-name="Source_20_Text"><text:s text:c="4"/>* Visualisasi Data Web: Chart.js atau D3.js.</text:span></text:p>
            <text:p text:style-name="Preformatted_20_Text"><text:span text:style-name="Source_20_Text"><text:s text:c="4"/>* Mobile (Opsional): Native Android/iOS / Flutter / React Native.</text:span></text:p>
            <text:p text:style-name="Preformatted_20_Text"/>
            <text:p text:style-name="Preformatted_20_Text"><text:span text:style-name="Source_20_Text">**Target Audiens untuk Hasil Rancangan &amp; Kode:**</text:span></text:p>
            <text:p text:style-name="Preformatted_20_Text"><text:span text:style-name="Source_20_Text">Developer tingkat Pemula hingga Menengah. Fokus pada kejelasan, struktur yang baik, dan kemudahan untuk dipahami serta dikembangkan lebih lanjut untuk *local deployment* awal.</text:span></text:p>
            <text:p text:style-name="Preformatted_20_Text"/>
            <text:p text:style-name="Preformatted_20_Text"><text:span text:style-name="Source_20_Text">**Rangkaian Tugas yang Diinginkan:**</text:span></text:p>
            <text:p text:style-name="Preformatted_20_Text"/>
            <text:p text:style-name="Preformatted_20_Text"><text:span text:style-name="Source_20_Text">1. <text:s/>**Pemilihan Stack:** Pilih satu set teknologi spesifik (1 framework server, 1 database, 1 library/framework klien web, 1 library visualisasi) yang Anda anggap paling cocok untuk target audiens dan deployment lokal. Jelaskan secara singkat alasan pilihan Anda.</text:span></text:p>
            <text:p text:style-name="Preformatted_20_Text"><text:span text:style-name="Source_20_Text">2. <text:s/>**Artikel Konsep Dasar:** Susun sebuah artikel yang menjelaskan konsep dasar aplikasi 'SmartFarm Monitor', cara kerjanya secara umum, dan manfaat utamanya bagi pengguna.</text:span></text:p>
            <text:p text:style-name="Preformatted_20_Text"><text:span text:style-name="Source_20_Text">3. <text:s/>**Konsep Rancangan Server:** Buatlah deskripsi konsep rancangan untuk sisi server, mencakup arsitektur umum, komponen utama, struktur database (tabel &amp; relasi dasar), dan alur kerja utama berdasarkan stack yang dipilih.</text:span></text:p>
            <text:p text:style-name="Preformatted_20_Text"><text:span text:style-name="Source_20_Text">4. <text:s/>**Struktur Proyek Server:** Rancang struktur direktori yang logis dan modular untuk proyek server Flask (atau framework pilihan Anda).</text:span></text:p>
            <text:p text:style-name="Preformatted_20_Text"><text:span text:style-name="Source_20_Text">5. <text:s/>**Kode Kerangka Server (File per File):** Tuliskan kode dasar/kerangka untuk **setiap file** dalam struktur proyek server yang telah Anda buat. **Instruksi Penting:** Setelah menulis kode untuk satu file, berikan penjelasan singkat, lalu **tunggu konfirmasi "YOI" dari saya** sebelum Anda melanjutkan menulis kode untuk file berikutnya.</text:span></text:p>
            <text:p text:style-name="Preformatted_20_Text"><text:span text:style-name="Source_20_Text">6. <text:s/>**Konsep Rancangan Klien:** Buatlah deskripsi konsep rancangan untuk sisi klien (aplikasi web React, atau sesuai pilihan Anda), mencakup arsitektur (misal SPA), komponen/halaman utama, dan interaksi dengan API server.</text:span></text:p>
            <text:p text:style-name="Preformatted_20_Text"><text:span text:style-name="Source_20_Text">7. <text:s/>**Struktur Proyek Klien:** Rancang struktur direktori yang logis dan umum digunakan untuk proyek klien React (atau library/framework pilihan Anda).</text:span></text:p>
            <text:p text:style-name="Preformatted_20_Text"><text:span text:style-name="Source_20_Text">8. <text:s/>**Kode Kerangka Klien (File per File):** Tuliskan kode dasar/kerangka untuk **setiap file** dalam struktur proyek klien. **Instruksi Penting:** Sama seperti server, setelah menulis kode untuk satu file, berikan penjelasan singkat, lalu **tunggu konfirmasi "YOI" dari saya** sebelum Anda melanjutkan menulis kode untuk file berikutnya.</text:span></text:p>
            <text:p text:style-name="Preformatted_20_Text"><text:span text:style-name="Source_20_Text">9. <text:s/>**Kesiapan Lanjutan:** Setelah semua kerangka kode selesai, bersiaplah untuk diskusi atau tugas lanjutan seperti penjelasan rencana pengembangan (TODO), pembuatan glosarium, atau daftar pustaka.</text:span></text:p>
            <text:p text:style-name="Preformatted_20_Text"/>
            <text:p text:style-name="P147"><text:span text:style-name="Source_20_Text">Mohon mulai dengan mengonfirmasi kesiapan Anda dan melakukan pemilihan stack teknologi (poin 1).</text:span></text:p>
            <text:p text:style-name="Text_20_body"/>
          </text:section>
        </text:section>
      </text:section>
      <text:p text:style-name="P69"><draw:frame draw:style-name="fr5" draw:name="Object1" text:anchor-type="as-char" svg:width="0.4909in" svg:height="0.4909in" draw:z-index="191"><draw:floating-frame/></draw:frame><draw:frame draw:style-name="fr5" draw:name="Object2" text:anchor-type="as-char" svg:width="0.4909in" svg:height="0.4909in" draw:z-index="192"><draw:floating-frame xlink:href="https://accounts.google.com/RotateCookiesPage?og_pid=658&amp;rot=3&amp;origin=https%3A%2F%2Fgemini.google.com&amp;exp_id=0" xlink:type="simple" xlink:show="embed" xlink:actuate="onLoad"/></draw:frame></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ans-serif"/>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08T08:37:47.73</meta:creation-date>
    <dc:date>2025-04-08T08:43:13.56</dc:date>
    <dc:creator>OJie </dc:creator>
    <meta:editing-duration>PT5M25S</meta:editing-duration>
    <meta:editing-cycles>3</meta:editing-cycles>
    <meta:generator>OpenOffice/4.1.15$Win32 OpenOffice.org_project/4115m2$Build-9813</meta:generator>
    <meta:document-statistic meta:table-count="0" meta:image-count="0" meta:object-count="2" meta:page-count="139" meta:paragraph-count="4818" meta:word-count="37984" meta:character-count="308984"/>
  </office:meta>
</office:document-meta>
</file>